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31"/>
    <style:style style:name="ce2" style:family="table-cell" style:parent-style-name="Default" style:data-style-name="N111"/>
    <style:style style:name="ce3" style:family="table-cell" style:parent-style-name="Default" style:data-style-name="N130"/>
    <style:style style:name="ce8" style:family="table-cell" style:parent-style-name="Default" style:data-style-name="N132"/>
    <style:style style:name="ce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_data" table:style-name="ta1">
        <office:forms form:automatic-focus="false" form:apply-design-mode="false"/>
        <table:shapes>
          <draw:frame draw:z-index="0" draw:style-name="gr1" draw:text-style-name="P1" svg:width="214.56mm" svg:height="165.57mm" svg:x="599.42mm" svg:y="17.16mm">
            <draw:object draw:notify-on-update-of-ranges="predict_data.K2:predict_data.K386 predict_data.L2:predict_data.L386 predict_data.M2:predict_data.M386 predict_data.K2:predict_data.K3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6" table:default-cell-style-name="Default"/>
        <table:table-column table:style-name="co4" table:number-columns-repeated="3" table:default-cell-style-name="ce2"/>
        <table:table-column table:style-name="co4" table:default-cell-style-name="Default"/>
        <table:table-column table:style-name="co4" table:default-cell-style-name="ce5"/>
        <table:table-column table:style-name="co4" table:default-cell-style-name="ce2"/>
        <table:table-column table:style-name="co4" table:default-cell-style-name="ce8"/>
        <table:table-column table:style-name="co4" table:number-columns-repeated="2" table:default-cell-style-name="ce2"/>
        <table:table-column table:style-name="co4" table:default-cell-style-name="Default"/>
        <table:table-column table:style-name="co4" table:number-columns-repeated="3" table:default-cell-style-name="ce9"/>
        <table:table-column table:style-name="co4" table:default-cell-style-name="ce3"/>
        <table:table-row table:style-name="ro1">
          <table:table-cell table:style-name="Default"/>
          <table:table-cell table:style-name="Default" office:value-type="string" calcext:value-type="string">
            <text:p>6702_open</text:p>
          </table:table-cell>
          <table:table-cell table:style-name="Default" office:value-type="string" calcext:value-type="string">
            <text:p>6702_close</text:p>
          </table:table-cell>
          <table:table-cell table:style-name="Default" office:value-type="string" calcext:value-type="string">
            <text:p>6702_low</text:p>
          </table:table-cell>
          <table:table-cell/>
          <table:table-cell office:value-type="string" calcext:value-type="string">
            <text:p>6702_close</text:p>
          </table:table-cell>
          <table:table-cell office:value-type="string" calcext:value-type="string">
            <text:p>6702_high</text:p>
          </table:table-cell>
          <table:table-cell office:value-type="string" calcext:value-type="string">
            <text:p>6702_low</text:p>
          </table:table-cell>
          <table:table-cell office:value-type="string" calcext:value-type="string">
            <text:p>6702_open</text:p>
          </table:table-cell>
          <table:table-cell/>
          <table:table-cell table:style-name="Default" office:value-type="string" calcext:value-type="string">
            <text:p>誤差(open)</text:p>
          </table:table-cell>
          <table:table-cell table:style-name="Default" office:value-type="string" calcext:value-type="string">
            <text:p>誤差(close)</text:p>
          </table:table-cell>
          <table:table-cell table:style-name="Default" office:value-type="string" calcext:value-type="string">
            <text:p>誤差(low)</text:p>
          </table:table-cell>
          <table:table-cell/>
          <table:table-cell table:style-name="Default" office:value-type="string" calcext:value-type="string">
            <text:p>補正後close</text:p>
          </table:table-cell>
          <table:table-cell table:style-name="Default" office:value-type="string" calcext:value-type="string">
            <text:p>誤差(補正後close)</text:p>
          </table:table-cell>
          <table:table-cell table:style-name="Default" office:value-type="string" calcext:value-type="string">
            <text:p>補正後low</text:p>
          </table:table-cell>
          <table:table-cell table:style-name="Default" office:value-type="string" calcext:value-type="string">
            <text:p>誤差(補正後low)</text:p>
          </table:table-cell>
          <table:table-cell table:style-name="Default"/>
          <table:table-cell office:value-type="string" calcext:value-type="string">
            <text:p>買値</text:p>
          </table:table-cell>
          <table:table-cell table:style-name="Default" office:value-type="string" calcext:value-type="string">
            <text:p>買値</text:p>
          </table:table-cell>
          <table:table-cell table:style-name="Default" office:value-type="string" calcext:value-type="string">
            <text:p>売値</text:p>
          </table:table-cell>
          <table:table-cell table:style-name="Default" office:value-type="string" calcext:value-type="string">
            <text:p>利益</text:p>
          </table:table-cell>
          <table:table-cell table:style-name="Default" office:value-type="string" calcext:value-type="string">
            <text:p>利益率</text:p>
          </table:table-cell>
        </table:table-row>
        <table:table-row table:style-name="ro1">
          <table:table-cell office:value-type="string" calcext:value-type="string">
            <text:p>2016-06-10</text:p>
          </table:table-cell>
          <table:table-cell office:value-type="float" office:value="421.11145" calcext:value-type="float">
            <text:p>421.1</text:p>
          </table:table-cell>
          <table:table-cell office:value-type="float" office:value="420.6139" calcext:value-type="float">
            <text:p>420.6</text:p>
          </table:table-cell>
          <table:table-cell office:value-type="float" office:value="415.51627" calcext:value-type="float">
            <text:p>415.5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B2]/[.I2]-1" office:value-type="float" office:value="-0.0137905152224824" calcext:value-type="float">
            <text:p>-0.014</text:p>
          </table:table-cell>
          <table:table-cell table:formula="of:=[.C2]/[.F2]-1" office:value-type="float" office:value="-0.014955737704918" calcext:value-type="float">
            <text:p>-0.015</text:p>
          </table:table-cell>
          <table:table-cell table:formula="of:=[.D2]/[.H2]-1" office:value-type="float" office:value="-0.0176920330969267" calcext:value-type="float">
            <text:p>-0.018</text:p>
          </table:table-cell>
          <table:table-cell/>
          <table:table-cell table:formula="of:=[.C2]*(1-[.K2])" office:value-type="float" office:value="426.414382390738" calcext:value-type="float">
            <text:p>426.4</text:p>
          </table:table-cell>
          <table:table-cell table:formula="of:=[.O2]/[.F2]-1" office:value-type="float" office:value="-0.00137146981091862" calcext:value-type="float">
            <text:p>-0.001</text:p>
          </table:table-cell>
          <table:table-cell table:formula="of:=[.D2]*(1-[.K2])" office:value-type="float" office:value="421.246453446624" calcext:value-type="float">
            <text:p>421.2</text:p>
          </table:table-cell>
          <table:table-cell table:formula="of:=[.Q2]/[.H2]-1" office:value-type="float" office:value="-0.00414550012618409" calcext:value-type="float">
            <text:p>-0.004</text:p>
          </table:table-cell>
          <table:table-cell/>
          <table:table-cell table:formula="of:=INT([.Q2])+[$パラメータ.$B$2]" office:value-type="float" office:value="421" calcext:value-type="float">
            <text:p>421</text:p>
          </table:table-cell>
          <table:table-cell table:formula="of:=IF([.H2]&lt;[.T2]; [.T2]; &quot;&quot;)">
            <text:p/>
          </table:table-cell>
          <table:table-cell table:formula="of:=IF([.U2]&lt;&gt;&quot;&quot;; [.F2]; &quot;&quot;)">
            <text:p/>
          </table:table-cell>
          <table:table-cell table:formula="of:=IF([.V2]&lt;&gt;&quot;&quot;; [.V2]-[.U2]; &quot;&quot;)">
            <text:p/>
          </table:table-cell>
          <table:table-cell table:style-name="ce9" table:formula="of:=IF([.W2]&lt;&gt;&quot;&quot;; [.W2]/[.U2]; &quot;&quot;)">
            <text:p/>
          </table:table-cell>
        </table:table-row>
        <table:table-row table:style-name="ro1">
          <table:table-cell office:value-type="string" calcext:value-type="string">
            <text:p>2016-06-13</text:p>
          </table:table-cell>
          <table:table-cell office:value-type="float" office:value="413.1044" calcext:value-type="float">
            <text:p>413.1</text:p>
          </table:table-cell>
          <table:table-cell office:value-type="float" office:value="412.32892" calcext:value-type="float">
            <text:p>412.3</text:p>
          </table:table-cell>
          <table:table-cell office:value-type="float" office:value="407.01062" calcext:value-type="float">
            <text:p>407.0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B3]/[.I3]-1" office:value-type="float" office:value="-0.00456771084337349" calcext:value-type="float">
            <text:p>-0.005</text:p>
          </table:table-cell>
          <table:table-cell table:formula="of:=[.C3]/[.F3]-1" office:value-type="float" office:value="0.0130931695331695" calcext:value-type="float">
            <text:p>0.013</text:p>
          </table:table-cell>
          <table:table-cell table:formula="of:=[.D3]/[.H3]-1" office:value-type="float" office:value="0.0000260933660933826" calcext:value-type="float">
            <text:p>0.000</text:p>
          </table:table-cell>
          <table:table-cell/>
          <table:table-cell table:formula="of:=[.C3]*(1-[.K3])" office:value-type="float" office:value="414.212319278921" calcext:value-type="float">
            <text:p>414.2</text:p>
          </table:table-cell>
          <table:table-cell table:formula="of:=[.O3]/[.F3]-1" office:value-type="float" office:value="0.0177206861889938" calcext:value-type="float">
            <text:p>0.018</text:p>
          </table:table-cell>
          <table:table-cell table:formula="of:=[.D3]*(1-[.K3])" office:value-type="float" office:value="408.869726822342" calcext:value-type="float">
            <text:p>408.9</text:p>
          </table:table-cell>
          <table:table-cell table:formula="of:=[.Q3]/[.H3]-1" office:value-type="float" office:value="0.00459392339641807" calcext:value-type="float">
            <text:p>0.005</text:p>
          </table:table-cell>
          <table:table-cell/>
          <table:table-cell table:formula="of:=INT([.Q3])+[$パラメータ.$B$2]" office:value-type="float" office:value="408" calcext:value-type="float">
            <text:p>408</text:p>
          </table:table-cell>
          <table:table-cell table:formula="of:=IF([.H3]&lt;[.T3]; [.T3]; &quot;&quot;)" office:value-type="float" office:value="408" calcext:value-type="float">
            <text:p>408</text:p>
          </table:table-cell>
          <table:table-cell table:formula="of:=IF([.U3]&lt;&gt;&quot;&quot;; [.F3]; &quot;&quot;)" office:value-type="float" office:value="407" calcext:value-type="float">
            <text:p>407</text:p>
          </table:table-cell>
          <table:table-cell table:formula="of:=IF([.V3]&lt;&gt;&quot;&quot;; [.V3]-[.U3]; &quot;&quot;)" office:value-type="float" office:value="-1" calcext:value-type="float">
            <text:p>-1</text:p>
          </table:table-cell>
          <table:table-cell table:formula="of:=IF([.W3]&lt;&gt;&quot;&quot;; [.W3]/[.U3]; &quot;&quot;)" office:value-type="float" office:value="-0.00245098039215686" calcext:value-type="float">
            <text:p>-0.002</text:p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office:value-type="float" office:value="403.74188" calcext:value-type="float">
            <text:p>403.7</text:p>
          </table:table-cell>
          <table:table-cell office:value-type="float" office:value="403.0336" calcext:value-type="float">
            <text:p>403.0</text:p>
          </table:table-cell>
          <table:table-cell office:value-type="float" office:value="397.8411" calcext:value-type="float">
            <text:p>397.8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406" calcext:value-type="float">
            <text:p>406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4]/[.I4]-1" office:value-type="float" office:value="0.00935470000000005" calcext:value-type="float">
            <text:p>0.009</text:p>
          </table:table-cell>
          <table:table-cell table:formula="of:=[.C4]/[.F4]-1" office:value-type="float" office:value="0.0101092731829573" calcext:value-type="float">
            <text:p>0.010</text:p>
          </table:table-cell>
          <table:table-cell table:formula="of:=[.D4]/[.H4]-1" office:value-type="float" office:value="0.00974898477157349" calcext:value-type="float">
            <text:p>0.010</text:p>
          </table:table-cell>
          <table:table-cell/>
          <table:table-cell table:formula="of:=[.C4]*(1-[.K4])" office:value-type="float" office:value="399.26334158208" calcext:value-type="float">
            <text:p>399.3</text:p>
          </table:table-cell>
          <table:table-cell table:formula="of:=[.O4]/[.F4]-1" office:value-type="float" office:value="0.000660003965112566" calcext:value-type="float">
            <text:p>0.001</text:p>
          </table:table-cell>
          <table:table-cell table:formula="of:=[.D4]*(1-[.K4])" office:value-type="float" office:value="394.11941586183" calcext:value-type="float">
            <text:p>394.1</text:p>
          </table:table-cell>
          <table:table-cell table:formula="of:=[.Q4]/[.H4]-1" office:value-type="float" office:value="0.000303085943730963" calcext:value-type="float">
            <text:p>0.000</text:p>
          </table:table-cell>
          <table:table-cell/>
          <table:table-cell table:formula="of:=INT([.Q4])+[$パラメータ.$B$2]" office:value-type="float" office:value="394" calcext:value-type="float">
            <text:p>394</text:p>
          </table:table-cell>
          <table:table-cell table:formula="of:=IF([.H4]&lt;[.T4]; [.T4]; &quot;&quot;)">
            <text:p/>
          </table:table-cell>
          <table:table-cell table:formula="of:=IF([.U4]&lt;&gt;&quot;&quot;; [.F4]; &quot;&quot;)">
            <text:p/>
          </table:table-cell>
          <table:table-cell table:formula="of:=IF([.V4]&lt;&gt;&quot;&quot;; [.V4]-[.U4]; &quot;&quot;)">
            <text:p/>
          </table:table-cell>
          <table:table-cell table:formula="of:=IF([.W4]&lt;&gt;&quot;&quot;; [.W4]/[.U4]; &quot;&quot;)">
            <text:p/>
          </table:table-cell>
        </table:table-row>
        <table:table-row table:style-name="ro1">
          <table:table-cell office:value-type="string" calcext:value-type="string">
            <text:p>2016-06-15</text:p>
          </table:table-cell>
          <table:table-cell office:value-type="float" office:value="391.74" calcext:value-type="float">
            <text:p>391.7</text:p>
          </table:table-cell>
          <table:table-cell office:value-type="float" office:value="390.95026" calcext:value-type="float">
            <text:p>391.0</text:p>
          </table:table-cell>
          <table:table-cell office:value-type="float" office:value="386.0134" calcext:value-type="float">
            <text:p>386.0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B5]/[.I5]-1" office:value-type="float" office:value="-0.00573604060913702" calcext:value-type="float">
            <text:p>-0.006</text:p>
          </table:table-cell>
          <table:table-cell table:formula="of:=[.C5]/[.F5]-1" office:value-type="float" office:value="-0.0346907160493827" calcext:value-type="float">
            <text:p>-0.035</text:p>
          </table:table-cell>
          <table:table-cell table:formula="of:=[.D5]/[.H5]-1" office:value-type="float" office:value="-0.0177776081424936" calcext:value-type="float">
            <text:p>-0.018</text:p>
          </table:table-cell>
          <table:table-cell/>
          <table:table-cell table:formula="of:=[.C5]*(1-[.K5])" office:value-type="float" office:value="393.192766567513" calcext:value-type="float">
            <text:p>393.2</text:p>
          </table:table-cell>
          <table:table-cell table:formula="of:=[.O5]/[.F5]-1" office:value-type="float" office:value="-0.029153662796265" calcext:value-type="float">
            <text:p>-0.029</text:p>
          </table:table-cell>
          <table:table-cell table:formula="of:=[.D5]*(1-[.K5])" office:value-type="float" office:value="388.227588538071" calcext:value-type="float">
            <text:p>388.2</text:p>
          </table:table-cell>
          <table:table-cell table:formula="of:=[.Q5]/[.H5]-1" office:value-type="float" office:value="-0.0121435406155952" calcext:value-type="float">
            <text:p>-0.012</text:p>
          </table:table-cell>
          <table:table-cell/>
          <table:table-cell table:formula="of:=INT([.Q5])+[$パラメータ.$B$2]" office:value-type="float" office:value="388" calcext:value-type="float">
            <text:p>388</text:p>
          </table:table-cell>
          <table:table-cell table:formula="of:=IF([.H5]&lt;[.T5]; [.T5]; &quot;&quot;)">
            <text:p/>
          </table:table-cell>
          <table:table-cell table:formula="of:=IF([.U5]&lt;&gt;&quot;&quot;; [.F5]; &quot;&quot;)">
            <text:p/>
          </table:table-cell>
          <table:table-cell table:formula="of:=IF([.V5]&lt;&gt;&quot;&quot;; [.V5]-[.U5]; &quot;&quot;)">
            <text:p/>
          </table:table-cell>
          <table:table-cell table:formula="of:=IF([.W5]&lt;&gt;&quot;&quot;; [.W5]/[.U5]; &quot;&quot;)">
            <text:p/>
          </table:table-cell>
        </table:table-row>
        <table:table-row table:style-name="ro1">
          <table:table-cell office:value-type="string" calcext:value-type="string">
            <text:p>2016-06-16</text:p>
          </table:table-cell>
          <table:table-cell office:value-type="float" office:value="396.5747" calcext:value-type="float">
            <text:p>396.6</text:p>
          </table:table-cell>
          <table:table-cell office:value-type="float" office:value="395.70407" calcext:value-type="float">
            <text:p>395.7</text:p>
          </table:table-cell>
          <table:table-cell office:value-type="float" office:value="391.04053" calcext:value-type="float">
            <text:p>391.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409" calcext:value-type="float">
            <text:p>409</text:p>
          </table:table-cell>
          <table:table-cell office:value-type="float" office:value="388" calcext:value-type="float">
            <text:p>388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B6]/[.I6]-1" office:value-type="float" office:value="-0.0232150246305418" calcext:value-type="float">
            <text:p>-0.023</text:p>
          </table:table-cell>
          <table:table-cell table:formula="of:=[.C6]/[.F6]-1" office:value-type="float" office:value="0.0172341131105398" calcext:value-type="float">
            <text:p>0.017</text:p>
          </table:table-cell>
          <table:table-cell table:formula="of:=[.D6]/[.H6]-1" office:value-type="float" office:value="0.00783641752577324" calcext:value-type="float">
            <text:p>0.008</text:p>
          </table:table-cell>
          <table:table-cell/>
          <table:table-cell table:formula="of:=[.C6]*(1-[.K6])" office:value-type="float" office:value="404.890349731456" calcext:value-type="float">
            <text:p>404.9</text:p>
          </table:table-cell>
          <table:table-cell table:formula="of:=[.O6]/[.F6]-1" office:value-type="float" office:value="0.0408492281014286" calcext:value-type="float">
            <text:p>0.041</text:p>
          </table:table-cell>
          <table:table-cell table:formula="of:=[.D6]*(1-[.K6])" office:value-type="float" office:value="400.11854553549" calcext:value-type="float">
            <text:p>400.1</text:p>
          </table:table-cell>
          <table:table-cell table:formula="of:=[.Q6]/[.H6]-1" office:value-type="float" office:value="0.031233364782191" calcext:value-type="float">
            <text:p>0.031</text:p>
          </table:table-cell>
          <table:table-cell/>
          <table:table-cell table:formula="of:=INT([.Q6])+[$パラメータ.$B$2]" office:value-type="float" office:value="400" calcext:value-type="float">
            <text:p>400</text:p>
          </table:table-cell>
          <table:table-cell table:formula="of:=IF([.H6]&lt;[.T6]; [.T6]; &quot;&quot;)" office:value-type="float" office:value="400" calcext:value-type="float">
            <text:p>400</text:p>
          </table:table-cell>
          <table:table-cell table:formula="of:=IF([.U6]&lt;&gt;&quot;&quot;; [.F6]; &quot;&quot;)" office:value-type="float" office:value="389" calcext:value-type="float">
            <text:p>389</text:p>
          </table:table-cell>
          <table:table-cell table:formula="of:=IF([.V6]&lt;&gt;&quot;&quot;; [.V6]-[.U6]; &quot;&quot;)" office:value-type="float" office:value="-11" calcext:value-type="float">
            <text:p>-11</text:p>
          </table:table-cell>
          <table:table-cell table:formula="of:=IF([.W6]&lt;&gt;&quot;&quot;; [.W6]/[.U6]; &quot;&quot;)" office:value-type="float" office:value="-0.0275" calcext:value-type="float">
            <text:p>-0.028</text:p>
          </table:table-cell>
        </table:table-row>
        <table:table-row table:style-name="ro1">
          <table:table-cell office:value-type="string" calcext:value-type="string">
            <text:p>2016-06-17</text:p>
          </table:table-cell>
          <table:table-cell office:value-type="float" office:value="389.85315" calcext:value-type="float">
            <text:p>389.9</text:p>
          </table:table-cell>
          <table:table-cell office:value-type="float" office:value="388.96436" calcext:value-type="float">
            <text:p>389.0</text:p>
          </table:table-cell>
          <table:table-cell office:value-type="float" office:value="384.32852" calcext:value-type="float">
            <text:p>384.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394" calcext:value-type="float">
            <text:p>394</text:p>
          </table:table-cell>
          <table:table-cell/>
          <table:table-cell table:formula="of:=[.B7]/[.I7]-1" office:value-type="float" office:value="-0.0105249999999999" calcext:value-type="float">
            <text:p>-0.011</text:p>
          </table:table-cell>
          <table:table-cell table:formula="of:=[.C7]/[.F7]-1" office:value-type="float" office:value="-0.0275891" calcext:value-type="float">
            <text:p>-0.028</text:p>
          </table:table-cell>
          <table:table-cell table:formula="of:=[.D7]/[.H7]-1" office:value-type="float" office:value="-0.0245469035532995" calcext:value-type="float">
            <text:p>-0.025</text:p>
          </table:table-cell>
          <table:table-cell/>
          <table:table-cell table:formula="of:=[.C7]*(1-[.K7])" office:value-type="float" office:value="393.058209889" calcext:value-type="float">
            <text:p>393.1</text:p>
          </table:table-cell>
          <table:table-cell table:formula="of:=[.O7]/[.F7]-1" office:value-type="float" office:value="-0.0173544752775001" calcext:value-type="float">
            <text:p>-0.017</text:p>
          </table:table-cell>
          <table:table-cell table:formula="of:=[.D7]*(1-[.K7])" office:value-type="float" office:value="388.373577673" calcext:value-type="float">
            <text:p>388.4</text:p>
          </table:table-cell>
          <table:table-cell table:formula="of:=[.Q7]/[.H7]-1" office:value-type="float" office:value="-0.014280259713198" calcext:value-type="float">
            <text:p>-0.014</text:p>
          </table:table-cell>
          <table:table-cell/>
          <table:table-cell table:formula="of:=INT([.Q7])+[$パラメータ.$B$2]" office:value-type="float" office:value="388" calcext:value-type="float">
            <text:p>388</text:p>
          </table:table-cell>
          <table:table-cell table:formula="of:=IF([.H7]&lt;[.T7]; [.T7]; &quot;&quot;)">
            <text:p/>
          </table:table-cell>
          <table:table-cell table:formula="of:=IF([.U7]&lt;&gt;&quot;&quot;; [.F7]; &quot;&quot;)">
            <text:p/>
          </table:table-cell>
          <table:table-cell table:formula="of:=IF([.V7]&lt;&gt;&quot;&quot;; [.V7]-[.U7]; &quot;&quot;)">
            <text:p/>
          </table:table-cell>
          <table:table-cell table:formula="of:=IF([.W7]&lt;&gt;&quot;&quot;; [.W7]/[.U7]; &quot;&quot;)">
            <text:p/>
          </table:table-cell>
        </table:table-row>
        <table:table-row table:style-name="ro1">
          <table:table-cell office:value-type="string" calcext:value-type="string">
            <text:p>2016-06-20</text:p>
          </table:table-cell>
          <table:table-cell office:value-type="float" office:value="391.50775" calcext:value-type="float">
            <text:p>391.5</text:p>
          </table:table-cell>
          <table:table-cell office:value-type="float" office:value="390.3373" calcext:value-type="float">
            <text:p>390.3</text:p>
          </table:table-cell>
          <table:table-cell office:value-type="float" office:value="385.65942" calcext:value-type="float">
            <text:p>385.7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2" calcext:value-type="float">
            <text:p>412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B8]/[.I8]-1" office:value-type="float" office:value="-0.0588756009615385" calcext:value-type="float">
            <text:p>-0.059</text:p>
          </table:table-cell>
          <table:table-cell table:formula="of:=[.C8]/[.F8]-1" office:value-type="float" office:value="-0.0616891826923076" calcext:value-type="float">
            <text:p>-0.062</text:p>
          </table:table-cell>
          <table:table-cell table:formula="of:=[.D8]/[.H8]-1" office:value-type="float" office:value="-0.0639334466019417" calcext:value-type="float">
            <text:p>-0.064</text:p>
          </table:table-cell>
          <table:table-cell/>
          <table:table-cell table:formula="of:=[.C8]*(1-[.K8])" office:value-type="float" office:value="413.318643115204" calcext:value-type="float">
            <text:p>413.3</text:p>
          </table:table-cell>
          <table:table-cell table:formula="of:=[.O8]/[.F8]-1" office:value-type="float" office:value="-0.00644556943460484" calcext:value-type="float">
            <text:p>-0.006</text:p>
          </table:table-cell>
          <table:table-cell table:formula="of:=[.D8]*(1-[.K8])" office:value-type="float" office:value="408.365350118978" calcext:value-type="float">
            <text:p>408.4</text:p>
          </table:table-cell>
          <table:table-cell table:formula="of:=[.Q8]/[.H8]-1" office:value-type="float" office:value="-0.00882196573063487" calcext:value-type="float">
            <text:p>-0.009</text:p>
          </table:table-cell>
          <table:table-cell/>
          <table:table-cell table:formula="of:=INT([.Q8])+[$パラメータ.$B$2]" office:value-type="float" office:value="408" calcext:value-type="float">
            <text:p>408</text:p>
          </table:table-cell>
          <table:table-cell table:formula="of:=IF([.H8]&lt;[.T8]; [.T8]; &quot;&quot;)">
            <text:p/>
          </table:table-cell>
          <table:table-cell table:formula="of:=IF([.U8]&lt;&gt;&quot;&quot;; [.F8]; &quot;&quot;)">
            <text:p/>
          </table:table-cell>
          <table:table-cell table:formula="of:=IF([.V8]&lt;&gt;&quot;&quot;; [.V8]-[.U8]; &quot;&quot;)">
            <text:p/>
          </table:table-cell>
          <table:table-cell table:formula="of:=IF([.W8]&lt;&gt;&quot;&quot;; [.W8]/[.U8]; &quot;&quot;)">
            <text:p/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float" office:value="414.52853" calcext:value-type="float">
            <text:p>414.5</text:p>
          </table:table-cell>
          <table:table-cell office:value-type="float" office:value="412.2652" calcext:value-type="float">
            <text:p>412.3</text:p>
          </table:table-cell>
          <table:table-cell office:value-type="float" office:value="408.50623" calcext:value-type="float">
            <text:p>408.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B9]/[.I9]-1" office:value-type="float" office:value="0.0160012990196079" calcext:value-type="float">
            <text:p>0.016</text:p>
          </table:table-cell>
          <table:table-cell table:formula="of:=[.C9]/[.F9]-1" office:value-type="float" office:value="-0.00658987951807233" calcext:value-type="float">
            <text:p>-0.007</text:p>
          </table:table-cell>
          <table:table-cell table:formula="of:=[.D9]/[.H9]-1" office:value-type="float" office:value="0.0212655750000001" calcext:value-type="float">
            <text:p>0.021</text:p>
          </table:table-cell>
          <table:table-cell/>
          <table:table-cell table:formula="of:=[.C9]*(1-[.K9])" office:value-type="float" office:value="405.668421259422" calcext:value-type="float">
            <text:p>405.7</text:p>
          </table:table-cell>
          <table:table-cell table:formula="of:=[.O9]/[.F9]-1" office:value-type="float" office:value="-0.0224857319050082" calcext:value-type="float">
            <text:p>-0.022</text:p>
          </table:table-cell>
          <table:table-cell table:formula="of:=[.D9]*(1-[.K9])" office:value-type="float" office:value="401.969599662397" calcext:value-type="float">
            <text:p>402.0</text:p>
          </table:table-cell>
          <table:table-cell table:formula="of:=[.Q9]/[.H9]-1" office:value-type="float" office:value="0.00492399915599329" calcext:value-type="float">
            <text:p>0.005</text:p>
          </table:table-cell>
          <table:table-cell/>
          <table:table-cell table:formula="of:=INT([.Q9])+[$パラメータ.$B$2]" office:value-type="float" office:value="401" calcext:value-type="float">
            <text:p>401</text:p>
          </table:table-cell>
          <table:table-cell table:formula="of:=IF([.H9]&lt;[.T9]; [.T9]; &quot;&quot;)" office:value-type="float" office:value="401" calcext:value-type="float">
            <text:p>401</text:p>
          </table:table-cell>
          <table:table-cell table:formula="of:=IF([.U9]&lt;&gt;&quot;&quot;; [.F9]; &quot;&quot;)" office:value-type="float" office:value="415" calcext:value-type="float">
            <text:p>415</text:p>
          </table:table-cell>
          <table:table-cell table:formula="of:=IF([.V9]&lt;&gt;&quot;&quot;; [.V9]-[.U9]; &quot;&quot;)" office:value-type="float" office:value="14" calcext:value-type="float">
            <text:p>14</text:p>
          </table:table-cell>
          <table:table-cell table:formula="of:=IF([.W9]&lt;&gt;&quot;&quot;; [.W9]/[.U9]; &quot;&quot;)" office:value-type="float" office:value="0.0349127182044888" calcext:value-type="float">
            <text:p>0.035</text:p>
          </table:table-cell>
        </table:table-row>
        <table:table-row table:style-name="ro1">
          <table:table-cell office:value-type="string" calcext:value-type="string">
            <text:p>2016-06-22</text:p>
          </table:table-cell>
          <table:table-cell office:value-type="float" office:value="403.28464" calcext:value-type="float">
            <text:p>403.3</text:p>
          </table:table-cell>
          <table:table-cell office:value-type="float" office:value="402.18" calcext:value-type="float">
            <text:p>402.2</text:p>
          </table:table-cell>
          <table:table-cell office:value-type="float" office:value="397.66418" calcext:value-type="float">
            <text:p>397.7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float" office:value="403" calcext:value-type="float">
            <text:p>403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B10]/[.I10]-1" office:value-type="float" office:value="-0.0163789268292682" calcext:value-type="float">
            <text:p>-0.016</text:p>
          </table:table-cell>
          <table:table-cell table:formula="of:=[.C10]/[.F10]-1" office:value-type="float" office:value="-0.0332211538461539" calcext:value-type="float">
            <text:p>-0.033</text:p>
          </table:table-cell>
          <table:table-cell table:formula="of:=[.D10]/[.H10]-1" office:value-type="float" office:value="-0.0132402481389579" calcext:value-type="float">
            <text:p>-0.013</text:p>
          </table:table-cell>
          <table:table-cell/>
          <table:table-cell table:formula="of:=[.C10]*(1-[.K10])" office:value-type="float" office:value="408.767276792195" calcext:value-type="float">
            <text:p>408.8</text:p>
          </table:table-cell>
          <table:table-cell table:formula="of:=[.O10]/[.F10]-1" office:value-type="float" office:value="-0.0173863538649156" calcext:value-type="float">
            <text:p>-0.017</text:p>
          </table:table-cell>
          <table:table-cell table:formula="of:=[.D10]*(1-[.K10])" office:value-type="float" office:value="404.177492506841" calcext:value-type="float">
            <text:p>404.2</text:p>
          </table:table-cell>
          <table:table-cell table:formula="of:=[.Q10]/[.H10]-1" office:value-type="float" office:value="0.00292181763484112" calcext:value-type="float">
            <text:p>0.003</text:p>
          </table:table-cell>
          <table:table-cell/>
          <table:table-cell table:formula="of:=INT([.Q10])+[$パラメータ.$B$2]" office:value-type="float" office:value="404" calcext:value-type="float">
            <text:p>404</text:p>
          </table:table-cell>
          <table:table-cell table:formula="of:=IF([.H10]&lt;[.T10]; [.T10]; &quot;&quot;)" office:value-type="float" office:value="404" calcext:value-type="float">
            <text:p>404</text:p>
          </table:table-cell>
          <table:table-cell table:formula="of:=IF([.U10]&lt;&gt;&quot;&quot;; [.F10]; &quot;&quot;)" office:value-type="float" office:value="416" calcext:value-type="float">
            <text:p>416</text:p>
          </table:table-cell>
          <table:table-cell table:formula="of:=IF([.V10]&lt;&gt;&quot;&quot;; [.V10]-[.U10]; &quot;&quot;)" office:value-type="float" office:value="12" calcext:value-type="float">
            <text:p>12</text:p>
          </table:table-cell>
          <table:table-cell table:formula="of:=IF([.W10]&lt;&gt;&quot;&quot;; [.W10]/[.U10]; &quot;&quot;)" office:value-type="float" office:value="0.0297029702970297" calcext:value-type="float">
            <text:p>0.030</text:p>
          </table:table-cell>
        </table:table-row>
        <table:table-row table:style-name="ro1">
          <table:table-cell office:value-type="string" calcext:value-type="string">
            <text:p>2016-06-23</text:p>
          </table:table-cell>
          <table:table-cell office:value-type="float" office:value="403.4809" calcext:value-type="float">
            <text:p>403.5</text:p>
          </table:table-cell>
          <table:table-cell office:value-type="float" office:value="402.79553" calcext:value-type="float">
            <text:p>402.8</text:p>
          </table:table-cell>
          <table:table-cell office:value-type="float" office:value="398.0805" calcext:value-type="float">
            <text:p>398.1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11" calcext:value-type="float">
            <text:p>411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B11]/[.I11]-1" office:value-type="float" office:value="-0.0277568674698795" calcext:value-type="float">
            <text:p>-0.028</text:p>
          </table:table-cell>
          <table:table-cell table:formula="of:=[.C11]/[.F11]-1" office:value-type="float" office:value="-0.0522458117647059" calcext:value-type="float">
            <text:p>-0.052</text:p>
          </table:table-cell>
          <table:table-cell table:formula="of:=[.D11]/[.H11]-1" office:value-type="float" office:value="-0.0314343065693431" calcext:value-type="float">
            <text:p>-0.031</text:p>
          </table:table-cell>
          <table:table-cell/>
          <table:table-cell table:formula="of:=[.C11]*(1-[.K11])" office:value-type="float" office:value="413.97587214367" calcext:value-type="float">
            <text:p>414.0</text:p>
          </table:table-cell>
          <table:table-cell table:formula="of:=[.O11]/[.F11]-1" office:value-type="float" office:value="-0.0259391243678355" calcext:value-type="float">
            <text:p>-0.026</text:p>
          </table:table-cell>
          <table:table-cell table:formula="of:=[.D11]*(1-[.K11])" office:value-type="float" office:value="409.129967680843" calcext:value-type="float">
            <text:p>409.1</text:p>
          </table:table-cell>
          <table:table-cell table:formula="of:=[.Q11]/[.H11]-1" office:value-type="float" office:value="-0.00454995698091631" calcext:value-type="float">
            <text:p>-0.005</text:p>
          </table:table-cell>
          <table:table-cell/>
          <table:table-cell table:formula="of:=INT([.Q11])+[$パラメータ.$B$2]" office:value-type="float" office:value="409" calcext:value-type="float">
            <text:p>409</text:p>
          </table:table-cell>
          <table:table-cell table:formula="of:=IF([.H11]&lt;[.T11]; [.T11]; &quot;&quot;)">
            <text:p/>
          </table:table-cell>
          <table:table-cell table:formula="of:=IF([.U11]&lt;&gt;&quot;&quot;; [.F11]; &quot;&quot;)">
            <text:p/>
          </table:table-cell>
          <table:table-cell table:formula="of:=IF([.V11]&lt;&gt;&quot;&quot;; [.V11]-[.U11]; &quot;&quot;)">
            <text:p/>
          </table:table-cell>
          <table:table-cell table:formula="of:=IF([.W11]&lt;&gt;&quot;&quot;; [.W11]/[.U11]; &quot;&quot;)">
            <text:p/>
          </table:table-cell>
        </table:table-row>
        <table:table-row table:style-name="ro1">
          <table:table-cell office:value-type="string" calcext:value-type="string">
            <text:p>2016-06-24</text:p>
          </table:table-cell>
          <table:table-cell office:value-type="float" office:value="418.05023" calcext:value-type="float">
            <text:p>418.1</text:p>
          </table:table-cell>
          <table:table-cell office:value-type="float" office:value="417.60205" calcext:value-type="float">
            <text:p>417.6</text:p>
          </table:table-cell>
          <table:table-cell office:value-type="float" office:value="413.07138" calcext:value-type="float">
            <text:p>413.1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375" calcext:value-type="float">
            <text:p>375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B12]/[.I12]-1" office:value-type="float" office:value="-0.0232471261682243" calcext:value-type="float">
            <text:p>-0.023</text:p>
          </table:table-cell>
          <table:table-cell table:formula="of:=[.C12]/[.F12]-1" office:value-type="float" office:value="0.104767328042328" calcext:value-type="float">
            <text:p>0.105</text:p>
          </table:table-cell>
          <table:table-cell table:formula="of:=[.D12]/[.H12]-1" office:value-type="float" office:value="0.10152368" calcext:value-type="float">
            <text:p>0.102</text:p>
          </table:table-cell>
          <table:table-cell/>
          <table:table-cell table:formula="of:=[.C12]*(1-[.K12])" office:value-type="float" office:value="427.310097544459" calcext:value-type="float">
            <text:p>427.3</text:p>
          </table:table-cell>
          <table:table-cell table:formula="of:=[.O12]/[.F12]-1" office:value-type="float" office:value="0.13044999350386" calcext:value-type="float">
            <text:p>0.130</text:p>
          </table:table-cell>
          <table:table-cell table:formula="of:=[.D12]*(1-[.K12])" office:value-type="float" office:value="422.674102487343" calcext:value-type="float">
            <text:p>422.7</text:p>
          </table:table-cell>
          <table:table-cell table:formula="of:=[.Q12]/[.H12]-1" office:value-type="float" office:value="0.127130939966247" calcext:value-type="float">
            <text:p>0.127</text:p>
          </table:table-cell>
          <table:table-cell/>
          <table:table-cell table:formula="of:=INT([.Q12])+[$パラメータ.$B$2]" office:value-type="float" office:value="422" calcext:value-type="float">
            <text:p>422</text:p>
          </table:table-cell>
          <table:table-cell table:formula="of:=IF([.H12]&lt;[.T12]; [.T12]; &quot;&quot;)" office:value-type="float" office:value="422" calcext:value-type="float">
            <text:p>422</text:p>
          </table:table-cell>
          <table:table-cell table:formula="of:=IF([.U12]&lt;&gt;&quot;&quot;; [.F12]; &quot;&quot;)" office:value-type="float" office:value="378" calcext:value-type="float">
            <text:p>378</text:p>
          </table:table-cell>
          <table:table-cell table:formula="of:=IF([.V12]&lt;&gt;&quot;&quot;; [.V12]-[.U12]; &quot;&quot;)" office:value-type="float" office:value="-44" calcext:value-type="float">
            <text:p>-44</text:p>
          </table:table-cell>
          <table:table-cell table:formula="of:=IF([.W12]&lt;&gt;&quot;&quot;; [.W12]/[.U12]; &quot;&quot;)" office:value-type="float" office:value="-0.104265402843602" calcext:value-type="float">
            <text:p>-0.104</text:p>
          </table:table-cell>
        </table:table-row>
        <table:table-row table:style-name="ro1">
          <table:table-cell office:value-type="string" calcext:value-type="string">
            <text:p>2016-06-27</text:p>
          </table:table-cell>
          <table:table-cell office:value-type="float" office:value="384.58636" calcext:value-type="float">
            <text:p>384.6</text:p>
          </table:table-cell>
          <table:table-cell office:value-type="float" office:value="383.2981" calcext:value-type="float">
            <text:p>383.3</text:p>
          </table:table-cell>
          <table:table-cell office:value-type="float" office:value="378.3421" calcext:value-type="float">
            <text:p>378.3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87" calcext:value-type="float">
            <text:p>387</text:p>
          </table:table-cell>
          <table:table-cell office:value-type="float" office:value="355" calcext:value-type="float">
            <text:p>355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B13]/[.I13]-1" office:value-type="float" office:value="-0.00107438961038953" calcext:value-type="float">
            <text:p>-0.001</text:p>
          </table:table-cell>
          <table:table-cell table:formula="of:=[.C13]/[.F13]-1" office:value-type="float" office:value="0.0530167582417582" calcext:value-type="float">
            <text:p>0.053</text:p>
          </table:table-cell>
          <table:table-cell table:formula="of:=[.D13]/[.H13]-1" office:value-type="float" office:value="0.0657523943661973" calcext:value-type="float">
            <text:p>0.066</text:p>
          </table:table-cell>
          <table:table-cell/>
          <table:table-cell table:formula="of:=[.C13]*(1-[.K13])" office:value-type="float" office:value="383.709911496322" calcext:value-type="float">
            <text:p>383.7</text:p>
          </table:table-cell>
          <table:table-cell table:formula="of:=[.O13]/[.F13]-1" office:value-type="float" office:value="0.0541481085063793" calcext:value-type="float">
            <text:p>0.054</text:p>
          </table:table-cell>
          <table:table-cell table:formula="of:=[.D13]*(1-[.K13])" office:value-type="float" office:value="378.748586821413" calcext:value-type="float">
            <text:p>378.7</text:p>
          </table:table-cell>
          <table:table-cell table:formula="of:=[.Q13]/[.H13]-1" office:value-type="float" office:value="0.066897427665952" calcext:value-type="float">
            <text:p>0.067</text:p>
          </table:table-cell>
          <table:table-cell/>
          <table:table-cell table:formula="of:=INT([.Q13])+[$パラメータ.$B$2]" office:value-type="float" office:value="378" calcext:value-type="float">
            <text:p>378</text:p>
          </table:table-cell>
          <table:table-cell table:formula="of:=IF([.H13]&lt;[.T13]; [.T13]; &quot;&quot;)" office:value-type="float" office:value="378" calcext:value-type="float">
            <text:p>378</text:p>
          </table:table-cell>
          <table:table-cell table:formula="of:=IF([.U13]&lt;&gt;&quot;&quot;; [.F13]; &quot;&quot;)" office:value-type="float" office:value="364" calcext:value-type="float">
            <text:p>364</text:p>
          </table:table-cell>
          <table:table-cell table:formula="of:=IF([.V13]&lt;&gt;&quot;&quot;; [.V13]-[.U13]; &quot;&quot;)" office:value-type="float" office:value="-14" calcext:value-type="float">
            <text:p>-14</text:p>
          </table:table-cell>
          <table:table-cell table:formula="of:=IF([.W13]&lt;&gt;&quot;&quot;; [.W13]/[.U13]; &quot;&quot;)" office:value-type="float" office:value="-0.037037037037037" calcext:value-type="float">
            <text:p>-0.037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office:value-type="float" office:value="366.98807" calcext:value-type="float">
            <text:p>367.0</text:p>
          </table:table-cell>
          <table:table-cell office:value-type="float" office:value="365.2602" calcext:value-type="float">
            <text:p>365.3</text:p>
          </table:table-cell>
          <table:table-cell office:value-type="float" office:value="360.9926" calcext:value-type="float">
            <text:p>361.0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B14]/[.I14]-1" office:value-type="float" office:value="0.0337692112676056" calcext:value-type="float">
            <text:p>0.034</text:p>
          </table:table-cell>
          <table:table-cell table:formula="of:=[.C14]/[.F14]-1" office:value-type="float" office:value="0.028901971830986" calcext:value-type="float">
            <text:p>0.029</text:p>
          </table:table-cell>
          <table:table-cell table:formula="of:=[.D14]/[.H14]-1" office:value-type="float" office:value="0.0433312138728323" calcext:value-type="float">
            <text:p>0.043</text:p>
          </table:table-cell>
          <table:table-cell/>
          <table:table-cell table:formula="of:=[.C14]*(1-[.K14])" office:value-type="float" office:value="352.925651138552" calcext:value-type="float">
            <text:p>352.9</text:p>
          </table:table-cell>
          <table:table-cell table:formula="of:=[.O14]/[.F14]-1" office:value-type="float" office:value="-0.0058432362294305" calcext:value-type="float">
            <text:p>-0.006</text:p>
          </table:table-cell>
          <table:table-cell table:formula="of:=[.D14]*(1-[.K14])" office:value-type="float" office:value="348.802164624558" calcext:value-type="float">
            <text:p>348.8</text:p>
          </table:table-cell>
          <table:table-cell table:formula="of:=[.Q14]/[.H14]-1" office:value-type="float" office:value="0.00809874168947333" calcext:value-type="float">
            <text:p>0.008</text:p>
          </table:table-cell>
          <table:table-cell/>
          <table:table-cell table:formula="of:=INT([.Q14])+[$パラメータ.$B$2]" office:value-type="float" office:value="348" calcext:value-type="float">
            <text:p>348</text:p>
          </table:table-cell>
          <table:table-cell table:formula="of:=IF([.H14]&lt;[.T14]; [.T14]; &quot;&quot;)" office:value-type="float" office:value="348" calcext:value-type="float">
            <text:p>348</text:p>
          </table:table-cell>
          <table:table-cell table:formula="of:=IF([.U14]&lt;&gt;&quot;&quot;; [.F14]; &quot;&quot;)" office:value-type="float" office:value="355" calcext:value-type="float">
            <text:p>355</text:p>
          </table:table-cell>
          <table:table-cell table:formula="of:=IF([.V14]&lt;&gt;&quot;&quot;; [.V14]-[.U14]; &quot;&quot;)" office:value-type="float" office:value="7" calcext:value-type="float">
            <text:p>7</text:p>
          </table:table-cell>
          <table:table-cell table:formula="of:=IF([.W14]&lt;&gt;&quot;&quot;; [.W14]/[.U14]; &quot;&quot;)" office:value-type="float" office:value="0.0201149425287356" calcext:value-type="float">
            <text:p>0.020</text:p>
          </table:table-cell>
        </table:table-row>
        <table:table-row table:style-name="ro1">
          <table:table-cell office:value-type="string" calcext:value-type="string">
            <text:p>2016-06-29</text:p>
          </table:table-cell>
          <table:table-cell office:value-type="float" office:value="357.54407" calcext:value-type="float">
            <text:p>357.5</text:p>
          </table:table-cell>
          <table:table-cell office:value-type="float" office:value="356.41943" calcext:value-type="float">
            <text:p>356.4</text:p>
          </table:table-cell>
          <table:table-cell office:value-type="float" office:value="351.7644" calcext:value-type="float">
            <text:p>351.8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57" calcext:value-type="float">
            <text:p>357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B15]/[.I15]-1" office:value-type="float" office:value="-0.0123091988950277" calcext:value-type="float">
            <text:p>-0.012</text:p>
          </table:table-cell>
          <table:table-cell table:formula="of:=[.C15]/[.F15]-1" office:value-type="float" office:value="-0.0261764207650274" calcext:value-type="float">
            <text:p>-0.026</text:p>
          </table:table-cell>
          <table:table-cell table:formula="of:=[.D15]/[.H15]-1" office:value-type="float" office:value="-0.0146655462184874" calcext:value-type="float">
            <text:p>-0.015</text:p>
          </table:table-cell>
          <table:table-cell/>
          <table:table-cell table:formula="of:=[.C15]*(1-[.K15])" office:value-type="float" office:value="360.806667653922" calcext:value-type="float">
            <text:p>360.8</text:p>
          </table:table-cell>
          <table:table-cell table:formula="of:=[.O15]/[.F15]-1" office:value-type="float" office:value="-0.0141894326395563" calcext:value-type="float">
            <text:p>-0.014</text:p>
          </table:table-cell>
          <table:table-cell table:formula="of:=[.D15]*(1-[.K15])" office:value-type="float" office:value="356.09433796379" calcext:value-type="float">
            <text:p>356.1</text:p>
          </table:table-cell>
          <table:table-cell table:formula="of:=[.Q15]/[.H15]-1" office:value-type="float" office:value="-0.00253686844876722" calcext:value-type="float">
            <text:p>-0.003</text:p>
          </table:table-cell>
          <table:table-cell/>
          <table:table-cell table:formula="of:=INT([.Q15])+[$パラメータ.$B$2]" office:value-type="float" office:value="356" calcext:value-type="float">
            <text:p>356</text:p>
          </table:table-cell>
          <table:table-cell table:formula="of:=IF([.H15]&lt;[.T15]; [.T15]; &quot;&quot;)">
            <text:p/>
          </table:table-cell>
          <table:table-cell table:formula="of:=IF([.U15]&lt;&gt;&quot;&quot;; [.F15]; &quot;&quot;)">
            <text:p/>
          </table:table-cell>
          <table:table-cell table:formula="of:=IF([.V15]&lt;&gt;&quot;&quot;; [.V15]-[.U15]; &quot;&quot;)">
            <text:p/>
          </table:table-cell>
          <table:table-cell table:formula="of:=IF([.W15]&lt;&gt;&quot;&quot;; [.W15]/[.U15]; &quot;&quot;)">
            <text:p/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371.29654" calcext:value-type="float">
            <text:p>371.3</text:p>
          </table:table-cell>
          <table:table-cell office:value-type="float" office:value="370.6652" calcext:value-type="float">
            <text:p>370.7</text:p>
          </table:table-cell>
          <table:table-cell office:value-type="float" office:value="366.31415" calcext:value-type="float">
            <text:p>366.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B16]/[.I16]-1" office:value-type="float" office:value="-0.00722850267379682" calcext:value-type="float">
            <text:p>-0.007</text:p>
          </table:table-cell>
          <table:table-cell table:formula="of:=[.C16]/[.F16]-1" office:value-type="float" office:value="-0.00891657754010688" calcext:value-type="float">
            <text:p>-0.009</text:p>
          </table:table-cell>
          <table:table-cell table:formula="of:=[.D16]/[.H16]-1" office:value-type="float" office:value="-0.00727872628726289" calcext:value-type="float">
            <text:p>-0.007</text:p>
          </table:table-cell>
          <table:table-cell/>
          <table:table-cell table:formula="of:=[.C16]*(1-[.K16])" office:value-type="float" office:value="373.344554389283" calcext:value-type="float">
            <text:p>373.3</text:p>
          </table:table-cell>
          <table:table-cell table:formula="of:=[.O16]/[.F16]-1" office:value-type="float" office:value="-0.00175252837089979" calcext:value-type="float">
            <text:p>-0.002</text:p>
          </table:table-cell>
          <table:table-cell table:formula="of:=[.D16]*(1-[.K16])" office:value-type="float" office:value="368.962052812725" calcext:value-type="float">
            <text:p>369.0</text:p>
          </table:table-cell>
          <table:table-cell table:formula="of:=[.Q16]/[.H16]-1" office:value-type="float" office:value="-0.000102837905895381" calcext:value-type="float">
            <text:p>0.000</text:p>
          </table:table-cell>
          <table:table-cell/>
          <table:table-cell table:formula="of:=INT([.Q16])+[$パラメータ.$B$2]" office:value-type="float" office:value="368" calcext:value-type="float">
            <text:p>368</text:p>
          </table:table-cell>
          <table:table-cell table:formula="of:=IF([.H16]&lt;[.T16]; [.T16]; &quot;&quot;)">
            <text:p/>
          </table:table-cell>
          <table:table-cell table:formula="of:=IF([.U16]&lt;&gt;&quot;&quot;; [.F16]; &quot;&quot;)">
            <text:p/>
          </table:table-cell>
          <table:table-cell table:formula="of:=IF([.V16]&lt;&gt;&quot;&quot;; [.V16]-[.U16]; &quot;&quot;)">
            <text:p/>
          </table:table-cell>
          <table:table-cell table:formula="of:=IF([.W16]&lt;&gt;&quot;&quot;; [.W16]/[.U16]; &quot;&quot;)">
            <text:p/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373.3672" calcext:value-type="float">
            <text:p>373.4</text:p>
          </table:table-cell>
          <table:table-cell office:value-type="float" office:value="372.4286" calcext:value-type="float">
            <text:p>372.4</text:p>
          </table:table-cell>
          <table:table-cell office:value-type="float" office:value="368.00238" calcext:value-type="float">
            <text:p>368.0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B17]/[.I17]-1" office:value-type="float" office:value="-0.00169197860962556" calcext:value-type="float">
            <text:p>-0.002</text:p>
          </table:table-cell>
          <table:table-cell table:formula="of:=[.C17]/[.F17]-1" office:value-type="float" office:value="0.00385067385444748" calcext:value-type="float">
            <text:p>0.004</text:p>
          </table:table-cell>
          <table:table-cell table:formula="of:=[.D17]/[.H17]-1" office:value-type="float" office:value="-0.00539897297297298" calcext:value-type="float">
            <text:p>-0.005</text:p>
          </table:table-cell>
          <table:table-cell/>
          <table:table-cell table:formula="of:=[.C17]*(1-[.K17])" office:value-type="float" office:value="373.058741224813" calcext:value-type="float">
            <text:p>373.1</text:p>
          </table:table-cell>
          <table:table-cell table:formula="of:=[.O17]/[.F17]-1" office:value-type="float" office:value="0.00554916772186731" calcext:value-type="float">
            <text:p>0.006</text:p>
          </table:table-cell>
          <table:table-cell table:formula="of:=[.D17]*(1-[.K17])" office:value-type="float" office:value="368.625032155251" calcext:value-type="float">
            <text:p>368.6</text:p>
          </table:table-cell>
          <table:table-cell table:formula="of:=[.Q17]/[.H17]-1" office:value-type="float" office:value="-0.00371612931013165" calcext:value-type="float">
            <text:p>-0.004</text:p>
          </table:table-cell>
          <table:table-cell/>
          <table:table-cell table:formula="of:=INT([.Q17])+[$パラメータ.$B$2]" office:value-type="float" office:value="368" calcext:value-type="float">
            <text:p>368</text:p>
          </table:table-cell>
          <table:table-cell table:formula="of:=IF([.H17]&lt;[.T17]; [.T17]; &quot;&quot;)">
            <text:p/>
          </table:table-cell>
          <table:table-cell table:formula="of:=IF([.U17]&lt;&gt;&quot;&quot;; [.F17]; &quot;&quot;)">
            <text:p/>
          </table:table-cell>
          <table:table-cell table:formula="of:=IF([.V17]&lt;&gt;&quot;&quot;; [.V17]-[.U17]; &quot;&quot;)">
            <text:p/>
          </table:table-cell>
          <table:table-cell table:formula="of:=IF([.W17]&lt;&gt;&quot;&quot;; [.W17]/[.U17]; &quot;&quot;)">
            <text:p/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office:value-type="float" office:value="377.35373" calcext:value-type="float">
            <text:p>377.4</text:p>
          </table:table-cell>
          <table:table-cell office:value-type="float" office:value="376.7204" calcext:value-type="float">
            <text:p>376.7</text:p>
          </table:table-cell>
          <table:table-cell office:value-type="float" office:value="372.4397" calcext:value-type="float">
            <text:p>372.4</text:p>
          </table:table-cell>
          <table:table-cell/>
          <table:table-cell table:number-columns-repeated="2" office:value-type="float" office:value="380" calcext:value-type="float">
            <text:p>380</text:p>
          </table:table-cell>
          <table:table-cell office:value-type="float" office:value="366" calcext:value-type="float">
            <text:p>366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B18]/[.I18]-1" office:value-type="float" office:value="0.019874945945946" calcext:value-type="float">
            <text:p>0.020</text:p>
          </table:table-cell>
          <table:table-cell table:formula="of:=[.C18]/[.F18]-1" office:value-type="float" office:value="-0.00863052631578953" calcext:value-type="float">
            <text:p>-0.009</text:p>
          </table:table-cell>
          <table:table-cell table:formula="of:=[.D18]/[.H18]-1" office:value-type="float" office:value="0.0175948087431694" calcext:value-type="float">
            <text:p>0.018</text:p>
          </table:table-cell>
          <table:table-cell/>
          <table:table-cell table:formula="of:=[.C18]*(1-[.K18])" office:value-type="float" office:value="369.233102413265" calcext:value-type="float">
            <text:p>369.2</text:p>
          </table:table-cell>
          <table:table-cell table:formula="of:=[.O18]/[.F18]-1" office:value-type="float" office:value="-0.0283339410177241" calcext:value-type="float">
            <text:p>-0.028</text:p>
          </table:table-cell>
          <table:table-cell table:formula="of:=[.D18]*(1-[.K18])" office:value-type="float" office:value="365.037481094376" calcext:value-type="float">
            <text:p>365.0</text:p>
          </table:table-cell>
          <table:table-cell table:formula="of:=[.Q18]/[.H18]-1" office:value-type="float" office:value="-0.00262983307547637" calcext:value-type="float">
            <text:p>-0.003</text:p>
          </table:table-cell>
          <table:table-cell/>
          <table:table-cell table:formula="of:=INT([.Q18])+[$パラメータ.$B$2]" office:value-type="float" office:value="365" calcext:value-type="float">
            <text:p>365</text:p>
          </table:table-cell>
          <table:table-cell table:formula="of:=IF([.H18]&lt;[.T18]; [.T18]; &quot;&quot;)">
            <text:p/>
          </table:table-cell>
          <table:table-cell table:formula="of:=IF([.U18]&lt;&gt;&quot;&quot;; [.F18]; &quot;&quot;)">
            <text:p/>
          </table:table-cell>
          <table:table-cell table:formula="of:=IF([.V18]&lt;&gt;&quot;&quot;; [.V18]-[.U18]; &quot;&quot;)">
            <text:p/>
          </table:table-cell>
          <table:table-cell table:formula="of:=IF([.W18]&lt;&gt;&quot;&quot;; [.W18]/[.U18]; &quot;&quot;)">
            <text:p/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office:value-type="float" office:value="375.20642" calcext:value-type="float">
            <text:p>375.2</text:p>
          </table:table-cell>
          <table:table-cell office:value-type="float" office:value="374.8396" calcext:value-type="float">
            <text:p>374.8</text:p>
          </table:table-cell>
          <table:table-cell office:value-type="float" office:value="370.49994" calcext:value-type="float">
            <text:p>370.5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81" calcext:value-type="float">
            <text:p>381</text:p>
          </table:table-cell>
          <table:table-cell office:value-type="float" office:value="374" calcext:value-type="float">
            <text:p>37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B19]/[.I19]-1" office:value-type="float" office:value="-0.0126146842105264" calcext:value-type="float">
            <text:p>-0.013</text:p>
          </table:table-cell>
          <table:table-cell table:formula="of:=[.C19]/[.F19]-1" office:value-type="float" office:value="-0.00308617021276592" calcext:value-type="float">
            <text:p>-0.003</text:p>
          </table:table-cell>
          <table:table-cell table:formula="of:=[.D19]/[.H19]-1" office:value-type="float" office:value="-0.009358449197861" calcext:value-type="float">
            <text:p>-0.009</text:p>
          </table:table-cell>
          <table:table-cell/>
          <table:table-cell table:formula="of:=[.C19]*(1-[.K19])" office:value-type="float" office:value="379.5680831836" calcext:value-type="float">
            <text:p>379.6</text:p>
          </table:table-cell>
          <table:table-cell table:formula="of:=[.O19]/[.F19]-1" office:value-type="float" office:value="0.00948958293510649" calcext:value-type="float">
            <text:p>0.009</text:p>
          </table:table-cell>
          <table:table-cell table:formula="of:=[.D19]*(1-[.K19])" office:value-type="float" office:value="375.173679743119" calcext:value-type="float">
            <text:p>375.2</text:p>
          </table:table-cell>
          <table:table-cell table:formula="of:=[.Q19]/[.H19]-1" office:value-type="float" office:value="0.00313818113133402" calcext:value-type="float">
            <text:p>0.003</text:p>
          </table:table-cell>
          <table:table-cell/>
          <table:table-cell table:formula="of:=INT([.Q19])+[$パラメータ.$B$2]" office:value-type="float" office:value="375" calcext:value-type="float">
            <text:p>375</text:p>
          </table:table-cell>
          <table:table-cell table:formula="of:=IF([.H19]&lt;[.T19]; [.T19]; &quot;&quot;)" office:value-type="float" office:value="375" calcext:value-type="float">
            <text:p>375</text:p>
          </table:table-cell>
          <table:table-cell table:formula="of:=IF([.U19]&lt;&gt;&quot;&quot;; [.F19]; &quot;&quot;)" office:value-type="float" office:value="376" calcext:value-type="float">
            <text:p>376</text:p>
          </table:table-cell>
          <table:table-cell table:formula="of:=IF([.V19]&lt;&gt;&quot;&quot;; [.V19]-[.U19]; &quot;&quot;)" office:value-type="float" office:value="1" calcext:value-type="float">
            <text:p>1</text:p>
          </table:table-cell>
          <table:table-cell table:formula="of:=IF([.W19]&lt;&gt;&quot;&quot;; [.W19]/[.U19]; &quot;&quot;)" office:value-type="float" office:value="0.00266666666666667" calcext:value-type="float">
            <text:p>0.003</text:p>
          </table:table-cell>
        </table:table-row>
        <table:table-row table:style-name="ro1">
          <table:table-cell office:value-type="string" calcext:value-type="string">
            <text:p>2016-07-06</text:p>
          </table:table-cell>
          <table:table-cell office:value-type="float" office:value="376.49933" calcext:value-type="float">
            <text:p>376.5</text:p>
          </table:table-cell>
          <table:table-cell office:value-type="float" office:value="375.99597" calcext:value-type="float">
            <text:p>376.0</text:p>
          </table:table-cell>
          <table:table-cell office:value-type="float" office:value="371.68182" calcext:value-type="float">
            <text:p>371.7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B20]/[.I20]-1" office:value-type="float" office:value="0.0458314722222222" calcext:value-type="float">
            <text:p>0.046</text:p>
          </table:table-cell>
          <table:table-cell table:formula="of:=[.C20]/[.F20]-1" office:value-type="float" office:value="0.0591435774647888" calcext:value-type="float">
            <text:p>0.059</text:p>
          </table:table-cell>
          <table:table-cell table:formula="of:=[.D20]/[.H20]-1" office:value-type="float" office:value="0.0649908882521491" calcext:value-type="float">
            <text:p>0.065</text:p>
          </table:table-cell>
          <table:table-cell/>
          <table:table-cell table:formula="of:=[.C20]*(1-[.K20])" office:value-type="float" office:value="358.763521145278" calcext:value-type="float">
            <text:p>358.8</text:p>
          </table:table-cell>
          <table:table-cell table:formula="of:=[.O20]/[.F20]-1" office:value-type="float" office:value="0.0106014680148663" calcext:value-type="float">
            <text:p>0.011</text:p>
          </table:table-cell>
          <table:table-cell table:formula="of:=[.D20]*(1-[.K20])" office:value-type="float" office:value="354.647094991165" calcext:value-type="float">
            <text:p>354.6</text:p>
          </table:table-cell>
          <table:table-cell table:formula="of:=[.Q20]/[.H20]-1" office:value-type="float" office:value="0.0161807879403009" calcext:value-type="float">
            <text:p>0.016</text:p>
          </table:table-cell>
          <table:table-cell/>
          <table:table-cell table:formula="of:=INT([.Q20])+[$パラメータ.$B$2]" office:value-type="float" office:value="354" calcext:value-type="float">
            <text:p>354</text:p>
          </table:table-cell>
          <table:table-cell table:formula="of:=IF([.H20]&lt;[.T20]; [.T20]; &quot;&quot;)" office:value-type="float" office:value="354" calcext:value-type="float">
            <text:p>354</text:p>
          </table:table-cell>
          <table:table-cell table:formula="of:=IF([.U20]&lt;&gt;&quot;&quot;; [.F20]; &quot;&quot;)" office:value-type="float" office:value="355" calcext:value-type="float">
            <text:p>355</text:p>
          </table:table-cell>
          <table:table-cell table:formula="of:=IF([.V20]&lt;&gt;&quot;&quot;; [.V20]-[.U20]; &quot;&quot;)" office:value-type="float" office:value="1" calcext:value-type="float">
            <text:p>1</text:p>
          </table:table-cell>
          <table:table-cell table:formula="of:=IF([.W20]&lt;&gt;&quot;&quot;; [.W20]/[.U20]; &quot;&quot;)" office:value-type="float" office:value="0.00282485875706215" calcext:value-type="float">
            <text:p>0.003</text:p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office:value-type="float" office:value="348.5708" calcext:value-type="float">
            <text:p>348.6</text:p>
          </table:table-cell>
          <table:table-cell office:value-type="float" office:value="347.5432" calcext:value-type="float">
            <text:p>347.5</text:p>
          </table:table-cell>
          <table:table-cell office:value-type="float" office:value="343.11472" calcext:value-type="float">
            <text:p>343.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56" calcext:value-type="float">
            <text:p>356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B21]/[.I21]-1" office:value-type="float" office:value="-0.00408342857142852" calcext:value-type="float">
            <text:p>-0.004</text:p>
          </table:table-cell>
          <table:table-cell table:formula="of:=[.C21]/[.F21]-1" office:value-type="float" office:value="-0.00131264367816086" calcext:value-type="float">
            <text:p>-0.001</text:p>
          </table:table-cell>
          <table:table-cell table:formula="of:=[.D21]/[.H21]-1" office:value-type="float" office:value="-0.0111967723342941" calcext:value-type="float">
            <text:p>-0.011</text:p>
          </table:table-cell>
          <table:table-cell/>
          <table:table-cell table:formula="of:=[.C21]*(1-[.K21])" office:value-type="float" office:value="348.962367832686" calcext:value-type="float">
            <text:p>349.0</text:p>
          </table:table-cell>
          <table:table-cell table:formula="of:=[.O21]/[.F21]-1" office:value-type="float" office:value="0.00276542480656827" calcext:value-type="float">
            <text:p>0.003</text:p>
          </table:table-cell>
          <table:table-cell table:formula="of:=[.D21]*(1-[.K21])" office:value-type="float" office:value="344.515804450926" calcext:value-type="float">
            <text:p>344.5</text:p>
          </table:table-cell>
          <table:table-cell table:formula="of:=[.Q21]/[.H21]-1" office:value-type="float" office:value="-0.00715906498292307" calcext:value-type="float">
            <text:p>-0.007</text:p>
          </table:table-cell>
          <table:table-cell/>
          <table:table-cell table:formula="of:=INT([.Q21])+[$パラメータ.$B$2]" office:value-type="float" office:value="344" calcext:value-type="float">
            <text:p>344</text:p>
          </table:table-cell>
          <table:table-cell table:formula="of:=IF([.H21]&lt;[.T21]; [.T21]; &quot;&quot;)">
            <text:p/>
          </table:table-cell>
          <table:table-cell table:formula="of:=IF([.U21]&lt;&gt;&quot;&quot;; [.F21]; &quot;&quot;)">
            <text:p/>
          </table:table-cell>
          <table:table-cell table:formula="of:=IF([.V21]&lt;&gt;&quot;&quot;; [.V21]-[.U21]; &quot;&quot;)">
            <text:p/>
          </table:table-cell>
          <table:table-cell table:formula="of:=IF([.W21]&lt;&gt;&quot;&quot;; [.W21]/[.U21]; &quot;&quot;)">
            <text:p/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float" office:value="356.6936" calcext:value-type="float">
            <text:p>356.7</text:p>
          </table:table-cell>
          <table:table-cell office:value-type="float" office:value="356.21616" calcext:value-type="float">
            <text:p>356.2</text:p>
          </table:table-cell>
          <table:table-cell office:value-type="float" office:value="352.1157" calcext:value-type="float">
            <text:p>352.1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54" calcext:value-type="float">
            <text:p>354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B22]/[.I22]-1" office:value-type="float" office:value="0.0249816091954023" calcext:value-type="float">
            <text:p>0.025</text:p>
          </table:table-cell>
          <table:table-cell table:formula="of:=[.C22]/[.F22]-1" office:value-type="float" office:value="0.0385310787172011" calcext:value-type="float">
            <text:p>0.039</text:p>
          </table:table-cell>
          <table:table-cell table:formula="of:=[.D22]/[.H22]-1" office:value-type="float" office:value="0.0265763848396501" calcext:value-type="float">
            <text:p>0.027</text:p>
          </table:table-cell>
          <table:table-cell/>
          <table:table-cell table:formula="of:=[.C22]*(1-[.K22])" office:value-type="float" office:value="347.317307101793" calcext:value-type="float">
            <text:p>347.3</text:p>
          </table:table-cell>
          <table:table-cell table:formula="of:=[.O22]/[.F22]-1" office:value-type="float" office:value="0.0125869011714086" calcext:value-type="float">
            <text:p>0.013</text:p>
          </table:table-cell>
          <table:table-cell table:formula="of:=[.D22]*(1-[.K22])" office:value-type="float" office:value="343.319283191034" calcext:value-type="float">
            <text:p>343.3</text:p>
          </table:table-cell>
          <table:table-cell table:formula="of:=[.Q22]/[.H22]-1" office:value-type="float" office:value="0.000930854784357171" calcext:value-type="float">
            <text:p>0.001</text:p>
          </table:table-cell>
          <table:table-cell/>
          <table:table-cell table:formula="of:=INT([.Q22])+[$パラメータ.$B$2]" office:value-type="float" office:value="343" calcext:value-type="float">
            <text:p>343</text:p>
          </table:table-cell>
          <table:table-cell table:formula="of:=IF([.H22]&lt;[.T22]; [.T22]; &quot;&quot;)">
            <text:p/>
          </table:table-cell>
          <table:table-cell table:formula="of:=IF([.U22]&lt;&gt;&quot;&quot;; [.F22]; &quot;&quot;)">
            <text:p/>
          </table:table-cell>
          <table:table-cell table:formula="of:=IF([.V22]&lt;&gt;&quot;&quot;; [.V22]-[.U22]; &quot;&quot;)">
            <text:p/>
          </table:table-cell>
          <table:table-cell table:formula="of:=IF([.W22]&lt;&gt;&quot;&quot;; [.W22]/[.U22]; &quot;&quot;)">
            <text:p/>
          </table:table-cell>
        </table:table-row>
        <table:table-row table:style-name="ro1">
          <table:table-cell office:value-type="string" calcext:value-type="string">
            <text:p>2016-07-11</text:p>
          </table:table-cell>
          <table:table-cell office:value-type="float" office:value="351.5932" calcext:value-type="float">
            <text:p>351.6</text:p>
          </table:table-cell>
          <table:table-cell office:value-type="float" office:value="351.1164" calcext:value-type="float">
            <text:p>351.1</text:p>
          </table:table-cell>
          <table:table-cell office:value-type="float" office:value="347.08478" calcext:value-type="float">
            <text:p>347.1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B23]/[.I23]-1" office:value-type="float" office:value="0.00169002849002853" calcext:value-type="float">
            <text:p>0.002</text:p>
          </table:table-cell>
          <table:table-cell table:formula="of:=[.C23]/[.F23]-1" office:value-type="float" office:value="-0.0273783933518006" calcext:value-type="float">
            <text:p>-0.027</text:p>
          </table:table-cell>
          <table:table-cell table:formula="of:=[.D23]/[.H23]-1" office:value-type="float" office:value="-0.00548773638968469" calcext:value-type="float">
            <text:p>-0.005</text:p>
          </table:table-cell>
          <table:table-cell/>
          <table:table-cell table:formula="of:=[.C23]*(1-[.K23])" office:value-type="float" office:value="350.523003280684" calcext:value-type="float">
            <text:p>350.5</text:p>
          </table:table-cell>
          <table:table-cell table:formula="of:=[.O23]/[.F23]-1" office:value-type="float" office:value="-0.0290221515770533" calcext:value-type="float">
            <text:p>-0.029</text:p>
          </table:table-cell>
          <table:table-cell table:formula="of:=[.D23]*(1-[.K23])" office:value-type="float" office:value="346.498196833345" calcext:value-type="float">
            <text:p>346.5</text:p>
          </table:table-cell>
          <table:table-cell table:formula="of:=[.Q23]/[.H23]-1" office:value-type="float" office:value="-0.00716849044886891" calcext:value-type="float">
            <text:p>-0.007</text:p>
          </table:table-cell>
          <table:table-cell/>
          <table:table-cell table:formula="of:=INT([.Q23])+[$パラメータ.$B$2]" office:value-type="float" office:value="346" calcext:value-type="float">
            <text:p>346</text:p>
          </table:table-cell>
          <table:table-cell table:formula="of:=IF([.H23]&lt;[.T23]; [.T23]; &quot;&quot;)">
            <text:p/>
          </table:table-cell>
          <table:table-cell table:formula="of:=IF([.U23]&lt;&gt;&quot;&quot;; [.F23]; &quot;&quot;)">
            <text:p/>
          </table:table-cell>
          <table:table-cell table:formula="of:=IF([.V23]&lt;&gt;&quot;&quot;; [.V23]-[.U23]; &quot;&quot;)">
            <text:p/>
          </table:table-cell>
          <table:table-cell table:formula="of:=IF([.W23]&lt;&gt;&quot;&quot;; [.W23]/[.U23]; &quot;&quot;)">
            <text:p/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office:value-type="float" office:value="363.96167" calcext:value-type="float">
            <text:p>364.0</text:p>
          </table:table-cell>
          <table:table-cell office:value-type="float" office:value="363.4486" calcext:value-type="float">
            <text:p>363.4</text:p>
          </table:table-cell>
          <table:table-cell office:value-type="float" office:value="359.88635" calcext:value-type="float">
            <text:p>359.9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B24]/[.I24]-1" office:value-type="float" office:value="-0.0345844297082227" calcext:value-type="float">
            <text:p>-0.035</text:p>
          </table:table-cell>
          <table:table-cell table:formula="of:=[.C24]/[.F24]-1" office:value-type="float" office:value="-0.0485638743455498" calcext:value-type="float">
            <text:p>-0.049</text:p>
          </table:table-cell>
          <table:table-cell table:formula="of:=[.D24]/[.H24]-1" office:value-type="float" office:value="-0.0428554521276596" calcext:value-type="float">
            <text:p>-0.043</text:p>
          </table:table-cell>
          <table:table-cell/>
          <table:table-cell table:formula="of:=[.C24]*(1-[.K24])" office:value-type="float" office:value="376.018262559252" calcext:value-type="float">
            <text:p>376.0</text:p>
          </table:table-cell>
          <table:table-cell table:formula="of:=[.O24]/[.F24]-1" office:value-type="float" office:value="-0.0156589985359896" calcext:value-type="float">
            <text:p>-0.016</text:p>
          </table:table-cell>
          <table:table-cell table:formula="of:=[.D24]*(1-[.K24])" office:value-type="float" office:value="372.332814174524" calcext:value-type="float">
            <text:p>372.3</text:p>
          </table:table-cell>
          <table:table-cell table:formula="of:=[.Q24]/[.H24]-1" office:value-type="float" office:value="-0.00975315379116004" calcext:value-type="float">
            <text:p>-0.010</text:p>
          </table:table-cell>
          <table:table-cell/>
          <table:table-cell table:formula="of:=INT([.Q24])+[$パラメータ.$B$2]" office:value-type="float" office:value="372" calcext:value-type="float">
            <text:p>372</text:p>
          </table:table-cell>
          <table:table-cell table:formula="of:=IF([.H24]&lt;[.T24]; [.T24]; &quot;&quot;)">
            <text:p/>
          </table:table-cell>
          <table:table-cell table:formula="of:=IF([.U24]&lt;&gt;&quot;&quot;; [.F24]; &quot;&quot;)">
            <text:p/>
          </table:table-cell>
          <table:table-cell table:formula="of:=IF([.V24]&lt;&gt;&quot;&quot;; [.V24]-[.U24]; &quot;&quot;)">
            <text:p/>
          </table:table-cell>
          <table:table-cell table:formula="of:=IF([.W24]&lt;&gt;&quot;&quot;; [.W24]/[.U24]; &quot;&quot;)">
            <text:p/>
          </table:table-cell>
        </table:table-row>
        <table:table-row table:style-name="ro1">
          <table:table-cell office:value-type="string" calcext:value-type="string">
            <text:p>2016-07-13</text:p>
          </table:table-cell>
          <table:table-cell office:value-type="float" office:value="381.8671" calcext:value-type="float">
            <text:p>381.9</text:p>
          </table:table-cell>
          <table:table-cell office:value-type="float" office:value="380.88812" calcext:value-type="float">
            <text:p>380.9</text:p>
          </table:table-cell>
          <table:table-cell office:value-type="float" office:value="377.13837" calcext:value-type="float">
            <text:p>377.1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02" calcext:value-type="float">
            <text:p>402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25]/[.I25]-1" office:value-type="float" office:value="-0.04533225" calcext:value-type="float">
            <text:p>-0.045</text:p>
          </table:table-cell>
          <table:table-cell table:formula="of:=[.C25]/[.F25]-1" office:value-type="float" office:value="-0.0233637948717949" calcext:value-type="float">
            <text:p>-0.023</text:p>
          </table:table-cell>
          <table:table-cell table:formula="of:=[.D25]/[.H25]-1" office:value-type="float" office:value="-0.0304926221079691" calcext:value-type="float">
            <text:p>-0.030</text:p>
          </table:table-cell>
          <table:table-cell/>
          <table:table-cell table:formula="of:=[.C25]*(1-[.K25])" office:value-type="float" office:value="398.15463547787" calcext:value-type="float">
            <text:p>398.2</text:p>
          </table:table-cell>
          <table:table-cell table:formula="of:=[.O25]/[.F25]-1" office:value-type="float" office:value="0.0209093217381282" calcext:value-type="float">
            <text:p>0.021</text:p>
          </table:table-cell>
          <table:table-cell table:formula="of:=[.D25]*(1-[.K25])" office:value-type="float" office:value="394.234900873432" calcext:value-type="float">
            <text:p>394.2</text:p>
          </table:table-cell>
          <table:table-cell table:formula="of:=[.Q25]/[.H25]-1" office:value-type="float" office:value="0.0134573287234767" calcext:value-type="float">
            <text:p>0.013</text:p>
          </table:table-cell>
          <table:table-cell/>
          <table:table-cell table:formula="of:=INT([.Q25])+[$パラメータ.$B$2]" office:value-type="float" office:value="394" calcext:value-type="float">
            <text:p>394</text:p>
          </table:table-cell>
          <table:table-cell table:formula="of:=IF([.H25]&lt;[.T25]; [.T25]; &quot;&quot;)" office:value-type="float" office:value="394" calcext:value-type="float">
            <text:p>394</text:p>
          </table:table-cell>
          <table:table-cell table:formula="of:=IF([.U25]&lt;&gt;&quot;&quot;; [.F25]; &quot;&quot;)" office:value-type="float" office:value="390" calcext:value-type="float">
            <text:p>390</text:p>
          </table:table-cell>
          <table:table-cell table:formula="of:=IF([.V25]&lt;&gt;&quot;&quot;; [.V25]-[.U25]; &quot;&quot;)" office:value-type="float" office:value="-4" calcext:value-type="float">
            <text:p>-4</text:p>
          </table:table-cell>
          <table:table-cell table:formula="of:=IF([.W25]&lt;&gt;&quot;&quot;; [.W25]/[.U25]; &quot;&quot;)" office:value-type="float" office:value="-0.0101522842639594" calcext:value-type="float">
            <text:p>-0.010</text:p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office:value-type="float" office:value="390.41174" calcext:value-type="float">
            <text:p>390.4</text:p>
          </table:table-cell>
          <table:table-cell office:value-type="float" office:value="389.29184" calcext:value-type="float">
            <text:p>389.3</text:p>
          </table:table-cell>
          <table:table-cell office:value-type="float" office:value="385.46368" calcext:value-type="float">
            <text:p>385.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B26]/[.I26]-1" office:value-type="float" office:value="0.00105574358974359" calcext:value-type="float">
            <text:p>0.001</text:p>
          </table:table-cell>
          <table:table-cell table:formula="of:=[.C26]/[.F26]-1" office:value-type="float" office:value="-0.00181579487179495" calcext:value-type="float">
            <text:p>-0.002</text:p>
          </table:table-cell>
          <table:table-cell table:formula="of:=[.D26]/[.H26]-1" office:value-type="float" office:value="0.00381166666666677" calcext:value-type="float">
            <text:p>0.004</text:p>
          </table:table-cell>
          <table:table-cell/>
          <table:table-cell table:formula="of:=[.C26]*(1-[.K26])" office:value-type="float" office:value="388.880847635381" calcext:value-type="float">
            <text:p>388.9</text:p>
          </table:table-cell>
          <table:table-cell table:formula="of:=[.O26]/[.F26]-1" office:value-type="float" office:value="-0.00286962144774228" calcext:value-type="float">
            <text:p>-0.003</text:p>
          </table:table-cell>
          <table:table-cell table:formula="of:=[.D26]*(1-[.K26])" office:value-type="float" office:value="385.056729190761" calcext:value-type="float">
            <text:p>385.1</text:p>
          </table:table-cell>
          <table:table-cell table:formula="of:=[.Q26]/[.H26]-1" office:value-type="float" office:value="0.00275189893427341" calcext:value-type="float">
            <text:p>0.003</text:p>
          </table:table-cell>
          <table:table-cell/>
          <table:table-cell table:formula="of:=INT([.Q26])+[$パラメータ.$B$2]" office:value-type="float" office:value="385" calcext:value-type="float">
            <text:p>385</text:p>
          </table:table-cell>
          <table:table-cell table:formula="of:=IF([.H26]&lt;[.T26]; [.T26]; &quot;&quot;)" office:value-type="float" office:value="385" calcext:value-type="float">
            <text:p>385</text:p>
          </table:table-cell>
          <table:table-cell table:formula="of:=IF([.U26]&lt;&gt;&quot;&quot;; [.F26]; &quot;&quot;)" office:value-type="float" office:value="390" calcext:value-type="float">
            <text:p>390</text:p>
          </table:table-cell>
          <table:table-cell table:formula="of:=IF([.V26]&lt;&gt;&quot;&quot;; [.V26]-[.U26]; &quot;&quot;)" office:value-type="float" office:value="5" calcext:value-type="float">
            <text:p>5</text:p>
          </table:table-cell>
          <table:table-cell table:formula="of:=IF([.W26]&lt;&gt;&quot;&quot;; [.W26]/[.U26]; &quot;&quot;)" office:value-type="float" office:value="0.012987012987013" calcext:value-type="float">
            <text:p>0.013</text:p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office:value-type="float" office:value="386.61462" calcext:value-type="float">
            <text:p>386.6</text:p>
          </table:table-cell>
          <table:table-cell office:value-type="float" office:value="386.03406" calcext:value-type="float">
            <text:p>386.0</text:p>
          </table:table-cell>
          <table:table-cell office:value-type="float" office:value="382.10156" calcext:value-type="float">
            <text:p>382.1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[.B27]/[.I27]-1" office:value-type="float" office:value="-0.0162477862595419" calcext:value-type="float">
            <text:p>-0.016</text:p>
          </table:table-cell>
          <table:table-cell table:formula="of:=[.C27]/[.F27]-1" office:value-type="float" office:value="-0.0251665151515151" calcext:value-type="float">
            <text:p>-0.025</text:p>
          </table:table-cell>
          <table:table-cell table:formula="of:=[.D27]/[.H27]-1" office:value-type="float" office:value="-0.0202524102564102" calcext:value-type="float">
            <text:p>-0.020</text:p>
          </table:table-cell>
          <table:table-cell/>
          <table:table-cell table:formula="of:=[.C27]*(1-[.K27])" office:value-type="float" office:value="392.306258895783" calcext:value-type="float">
            <text:p>392.3</text:p>
          </table:table-cell>
          <table:table-cell table:formula="of:=[.O27]/[.F27]-1" office:value-type="float" office:value="-0.00932762905105255" calcext:value-type="float">
            <text:p>-0.009</text:p>
          </table:table-cell>
          <table:table-cell table:formula="of:=[.D27]*(1-[.K27])" office:value-type="float" office:value="388.309864476317" calcext:value-type="float">
            <text:p>388.3</text:p>
          </table:table-cell>
          <table:table-cell table:formula="of:=[.Q27]/[.H27]-1" office:value-type="float" office:value="-0.00433368082995511" calcext:value-type="float">
            <text:p>-0.004</text:p>
          </table:table-cell>
          <table:table-cell/>
          <table:table-cell table:formula="of:=INT([.Q27])+[$パラメータ.$B$2]" office:value-type="float" office:value="388" calcext:value-type="float">
            <text:p>388</text:p>
          </table:table-cell>
          <table:table-cell table:formula="of:=IF([.H27]&lt;[.T27]; [.T27]; &quot;&quot;)">
            <text:p/>
          </table:table-cell>
          <table:table-cell table:formula="of:=IF([.U27]&lt;&gt;&quot;&quot;; [.F27]; &quot;&quot;)">
            <text:p/>
          </table:table-cell>
          <table:table-cell table:formula="of:=IF([.V27]&lt;&gt;&quot;&quot;; [.V27]-[.U27]; &quot;&quot;)">
            <text:p/>
          </table:table-cell>
          <table:table-cell table:formula="of:=IF([.W27]&lt;&gt;&quot;&quot;; [.W27]/[.U27]; &quot;&quot;)">
            <text:p/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office:value-type="float" office:value="391.8523" calcext:value-type="float">
            <text:p>391.9</text:p>
          </table:table-cell>
          <table:table-cell office:value-type="float" office:value="390.95883" calcext:value-type="float">
            <text:p>391.0</text:p>
          </table:table-cell>
          <table:table-cell office:value-type="float" office:value="386.87772" calcext:value-type="float">
            <text:p>386.9</text:p>
          </table:table-cell>
          <table:table-cell/>
          <table:table-cell table:number-columns-repeated="2" office:value-type="float" office:value="405" calcext:value-type="float">
            <text:p>405</text:p>
          </table:table-cell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B28]/[.I28]-1" office:value-type="float" office:value="-0.0300685643564356" calcext:value-type="float">
            <text:p>-0.030</text:p>
          </table:table-cell>
          <table:table-cell table:formula="of:=[.C28]/[.F28]-1" office:value-type="float" office:value="-0.0346695555555556" calcext:value-type="float">
            <text:p>-0.035</text:p>
          </table:table-cell>
          <table:table-cell table:formula="of:=[.D28]/[.H28]-1" office:value-type="float" office:value="-0.0180768527918781" calcext:value-type="float">
            <text:p>-0.018</text:p>
          </table:table-cell>
          <table:table-cell/>
          <table:table-cell table:formula="of:=[.C28]*(1-[.K28])" office:value-type="float" office:value="402.714400740572" calcext:value-type="float">
            <text:p>402.7</text:p>
          </table:table-cell>
          <table:table-cell table:formula="of:=[.O28]/[.F28]-1" office:value-type="float" office:value="-0.00564345496155139" calcext:value-type="float">
            <text:p>-0.006</text:p>
          </table:table-cell>
          <table:table-cell table:formula="of:=[.D28]*(1-[.K28])" office:value-type="float" office:value="398.510577621891" calcext:value-type="float">
            <text:p>398.5</text:p>
          </table:table-cell>
          <table:table-cell table:formula="of:=[.Q28]/[.H28]-1" office:value-type="float" office:value="0.0114481665530231" calcext:value-type="float">
            <text:p>0.011</text:p>
          </table:table-cell>
          <table:table-cell/>
          <table:table-cell table:formula="of:=INT([.Q28])+[$パラメータ.$B$2]" office:value-type="float" office:value="398" calcext:value-type="float">
            <text:p>398</text:p>
          </table:table-cell>
          <table:table-cell table:formula="of:=IF([.H28]&lt;[.T28]; [.T28]; &quot;&quot;)" office:value-type="float" office:value="398" calcext:value-type="float">
            <text:p>398</text:p>
          </table:table-cell>
          <table:table-cell table:formula="of:=IF([.U28]&lt;&gt;&quot;&quot;; [.F28]; &quot;&quot;)" office:value-type="float" office:value="405" calcext:value-type="float">
            <text:p>405</text:p>
          </table:table-cell>
          <table:table-cell table:formula="of:=IF([.V28]&lt;&gt;&quot;&quot;; [.V28]-[.U28]; &quot;&quot;)" office:value-type="float" office:value="7" calcext:value-type="float">
            <text:p>7</text:p>
          </table:table-cell>
          <table:table-cell table:formula="of:=IF([.W28]&lt;&gt;&quot;&quot;; [.W28]/[.U28]; &quot;&quot;)" office:value-type="float" office:value="0.0175879396984925" calcext:value-type="float">
            <text:p>0.018</text:p>
          </table:table-cell>
        </table:table-row>
        <table:table-row table:style-name="ro1">
          <table:table-cell office:value-type="string" calcext:value-type="string">
            <text:p>2016-07-20</text:p>
          </table:table-cell>
          <table:table-cell office:value-type="float" office:value="398.60242" calcext:value-type="float">
            <text:p>398.6</text:p>
          </table:table-cell>
          <table:table-cell office:value-type="float" office:value="397.8414" calcext:value-type="float">
            <text:p>397.8</text:p>
          </table:table-cell>
          <table:table-cell office:value-type="float" office:value="393.86548" calcext:value-type="float">
            <text:p>393.9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29]/[.I29]-1" office:value-type="float" office:value="-0.00349394999999997" calcext:value-type="float">
            <text:p>-0.003</text:p>
          </table:table-cell>
          <table:table-cell table:formula="of:=[.C29]/[.F29]-1" office:value-type="float" office:value="-0.00787680798004986" calcext:value-type="float">
            <text:p>-0.008</text:p>
          </table:table-cell>
          <table:table-cell table:formula="of:=[.D29]/[.H29]-1" office:value-type="float" office:value="-0.00789551637279595" calcext:value-type="float">
            <text:p>-0.008</text:p>
          </table:table-cell>
          <table:table-cell/>
          <table:table-cell table:formula="of:=[.C29]*(1-[.K29])" office:value-type="float" office:value="399.23143795953" calcext:value-type="float">
            <text:p>399.2</text:p>
          </table:table-cell>
          <table:table-cell table:formula="of:=[.O29]/[.F29]-1" office:value-type="float" office:value="-0.00441037915329179" calcext:value-type="float">
            <text:p>-0.004</text:p>
          </table:table-cell>
          <table:table-cell table:formula="of:=[.D29]*(1-[.K29])" office:value-type="float" office:value="395.241626293846" calcext:value-type="float">
            <text:p>395.2</text:p>
          </table:table-cell>
          <table:table-cell table:formula="of:=[.Q29]/[.H29]-1" office:value-type="float" office:value="-0.00442915291222679" calcext:value-type="float">
            <text:p>-0.004</text:p>
          </table:table-cell>
          <table:table-cell/>
          <table:table-cell table:formula="of:=INT([.Q29])+[$パラメータ.$B$2]" office:value-type="float" office:value="395" calcext:value-type="float">
            <text:p>395</text:p>
          </table:table-cell>
          <table:table-cell table:formula="of:=IF([.H29]&lt;[.T29]; [.T29]; &quot;&quot;)">
            <text:p/>
          </table:table-cell>
          <table:table-cell table:formula="of:=IF([.U29]&lt;&gt;&quot;&quot;; [.F29]; &quot;&quot;)">
            <text:p/>
          </table:table-cell>
          <table:table-cell table:formula="of:=IF([.V29]&lt;&gt;&quot;&quot;; [.V29]-[.U29]; &quot;&quot;)">
            <text:p/>
          </table:table-cell>
          <table:table-cell table:formula="of:=IF([.W29]&lt;&gt;&quot;&quot;; [.W29]/[.U29]; &quot;&quot;)">
            <text:p/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office:value-type="float" office:value="396.69553" calcext:value-type="float">
            <text:p>396.7</text:p>
          </table:table-cell>
          <table:table-cell office:value-type="float" office:value="396.18066" calcext:value-type="float">
            <text:p>396.2</text:p>
          </table:table-cell>
          <table:table-cell office:value-type="float" office:value="392.22058" calcext:value-type="float">
            <text:p>392.2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B30]/[.I30]-1" office:value-type="float" office:value="-0.0253181081081081" calcext:value-type="float">
            <text:p>-0.025</text:p>
          </table:table-cell>
          <table:table-cell table:formula="of:=[.C30]/[.F30]-1" office:value-type="float" office:value="-0.0217761481481482" calcext:value-type="float">
            <text:p>-0.022</text:p>
          </table:table-cell>
          <table:table-cell table:formula="of:=[.D30]/[.H30]-1" office:value-type="float" office:value="-0.0243269154228856" calcext:value-type="float">
            <text:p>-0.024</text:p>
          </table:table-cell>
          <table:table-cell/>
          <table:table-cell table:formula="of:=[.C30]*(1-[.K30])" office:value-type="float" office:value="406.211204780222" calcext:value-type="float">
            <text:p>406.2</text:p>
          </table:table-cell>
          <table:table-cell table:formula="of:=[.O30]/[.F30]-1" office:value-type="float" office:value="0.00299062908696701" calcext:value-type="float">
            <text:p>0.003</text:p>
          </table:table-cell>
          <table:table-cell table:formula="of:=[.D30]*(1-[.K30])" office:value-type="float" office:value="402.150863046665" calcext:value-type="float">
            <text:p>402.2</text:p>
          </table:table-cell>
          <table:table-cell table:formula="of:=[.Q30]/[.H30]-1" office:value-type="float" office:value="0.000375281210609257" calcext:value-type="float">
            <text:p>0.000</text:p>
          </table:table-cell>
          <table:table-cell/>
          <table:table-cell table:formula="of:=INT([.Q30])+[$パラメータ.$B$2]" office:value-type="float" office:value="402" calcext:value-type="float">
            <text:p>402</text:p>
          </table:table-cell>
          <table:table-cell table:formula="of:=IF([.H30]&lt;[.T30]; [.T30]; &quot;&quot;)">
            <text:p/>
          </table:table-cell>
          <table:table-cell table:formula="of:=IF([.U30]&lt;&gt;&quot;&quot;; [.F30]; &quot;&quot;)">
            <text:p/>
          </table:table-cell>
          <table:table-cell table:formula="of:=IF([.V30]&lt;&gt;&quot;&quot;; [.V30]-[.U30]; &quot;&quot;)">
            <text:p/>
          </table:table-cell>
          <table:table-cell table:formula="of:=IF([.W30]&lt;&gt;&quot;&quot;; [.W30]/[.U30]; &quot;&quot;)">
            <text:p/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office:value-type="float" office:value="401.90576" calcext:value-type="float">
            <text:p>401.9</text:p>
          </table:table-cell>
          <table:table-cell office:value-type="float" office:value="400.95575" calcext:value-type="float">
            <text:p>401.0</text:p>
          </table:table-cell>
          <table:table-cell office:value-type="float" office:value="396.95416" calcext:value-type="float">
            <text:p>397.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B31]/[.I31]-1" office:value-type="float" office:value="0.0123570780856423" calcext:value-type="float">
            <text:p>0.012</text:p>
          </table:table-cell>
          <table:table-cell table:formula="of:=[.C31]/[.F31]-1" office:value-type="float" office:value="0.0150778481012659" calcext:value-type="float">
            <text:p>0.015</text:p>
          </table:table-cell>
          <table:table-cell table:formula="of:=[.D31]/[.H31]-1" office:value-type="float" office:value="0.0126381632653061" calcext:value-type="float">
            <text:p>0.013</text:p>
          </table:table-cell>
          <table:table-cell/>
          <table:table-cell table:formula="of:=[.C31]*(1-[.K31])" office:value-type="float" office:value="396.001108488363" calcext:value-type="float">
            <text:p>396.0</text:p>
          </table:table-cell>
          <table:table-cell table:formula="of:=[.O31]/[.F31]-1" office:value-type="float" office:value="0.0025344518692727" calcext:value-type="float">
            <text:p>0.003</text:p>
          </table:table-cell>
          <table:table-cell table:formula="of:=[.D31]*(1-[.K31])" office:value-type="float" office:value="392.048966448459" calcext:value-type="float">
            <text:p>392.0</text:p>
          </table:table-cell>
          <table:table-cell table:formula="of:=[.Q31]/[.H31]-1" office:value-type="float" office:value="0.000124914409335375" calcext:value-type="float">
            <text:p>0.000</text:p>
          </table:table-cell>
          <table:table-cell/>
          <table:table-cell table:formula="of:=INT([.Q31])+[$パラメータ.$B$2]" office:value-type="float" office:value="392" calcext:value-type="float">
            <text:p>392</text:p>
          </table:table-cell>
          <table:table-cell table:formula="of:=IF([.H31]&lt;[.T31]; [.T31]; &quot;&quot;)">
            <text:p/>
          </table:table-cell>
          <table:table-cell table:formula="of:=IF([.U31]&lt;&gt;&quot;&quot;; [.F31]; &quot;&quot;)">
            <text:p/>
          </table:table-cell>
          <table:table-cell table:formula="of:=IF([.V31]&lt;&gt;&quot;&quot;; [.V31]-[.U31]; &quot;&quot;)">
            <text:p/>
          </table:table-cell>
          <table:table-cell table:formula="of:=IF([.W31]&lt;&gt;&quot;&quot;; [.W31]/[.U31]; &quot;&quot;)">
            <text:p/>
          </table:table-cell>
        </table:table-row>
        <table:table-row table:style-name="ro1">
          <table:table-cell office:value-type="string" calcext:value-type="string">
            <text:p>2016-07-25</text:p>
          </table:table-cell>
          <table:table-cell office:value-type="float" office:value="390.41614" calcext:value-type="float">
            <text:p>390.4</text:p>
          </table:table-cell>
          <table:table-cell office:value-type="float" office:value="389.86444" calcext:value-type="float">
            <text:p>389.9</text:p>
          </table:table-cell>
          <table:table-cell office:value-type="float" office:value="385.53412" calcext:value-type="float">
            <text:p>385.5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B32]/[.I32]-1" office:value-type="float" office:value="-0.0165840302267003" calcext:value-type="float">
            <text:p>-0.017</text:p>
          </table:table-cell>
          <table:table-cell table:formula="of:=[.C32]/[.F32]-1" office:value-type="float" office:value="-0.013001417721519" calcext:value-type="float">
            <text:p>-0.013</text:p>
          </table:table-cell>
          <table:table-cell table:formula="of:=[.D32]/[.H32]-1" office:value-type="float" office:value="-0.0214870050761422" calcext:value-type="float">
            <text:p>-0.021</text:p>
          </table:table-cell>
          <table:table-cell/>
          <table:table-cell table:formula="of:=[.C32]*(1-[.K32])" office:value-type="float" office:value="396.329963657275" calcext:value-type="float">
            <text:p>396.3</text:p>
          </table:table-cell>
          <table:table-cell table:formula="of:=[.O32]/[.F32]-1" office:value-type="float" office:value="0.0033669966006975" calcext:value-type="float">
            <text:p>0.003</text:p>
          </table:table-cell>
          <table:table-cell table:formula="of:=[.D32]*(1-[.K32])" office:value-type="float" office:value="391.927829499504" calcext:value-type="float">
            <text:p>391.9</text:p>
          </table:table-cell>
          <table:table-cell table:formula="of:=[.Q32]/[.H32]-1" office:value-type="float" office:value="-0.00525931599110596" calcext:value-type="float">
            <text:p>-0.005</text:p>
          </table:table-cell>
          <table:table-cell/>
          <table:table-cell table:formula="of:=INT([.Q32])+[$パラメータ.$B$2]" office:value-type="float" office:value="391" calcext:value-type="float">
            <text:p>391</text:p>
          </table:table-cell>
          <table:table-cell table:formula="of:=IF([.H32]&lt;[.T32]; [.T32]; &quot;&quot;)">
            <text:p/>
          </table:table-cell>
          <table:table-cell table:formula="of:=IF([.U32]&lt;&gt;&quot;&quot;; [.F32]; &quot;&quot;)">
            <text:p/>
          </table:table-cell>
          <table:table-cell table:formula="of:=IF([.V32]&lt;&gt;&quot;&quot;; [.V32]-[.U32]; &quot;&quot;)">
            <text:p/>
          </table:table-cell>
          <table:table-cell table:formula="of:=IF([.W32]&lt;&gt;&quot;&quot;; [.W32]/[.U32]; &quot;&quot;)">
            <text:p/>
          </table:table-cell>
        </table:table-row>
        <table:table-row table:style-name="ro1">
          <table:table-cell office:value-type="string" calcext:value-type="string">
            <text:p>2016-07-26</text:p>
          </table:table-cell>
          <table:table-cell office:value-type="float" office:value="396.90274" calcext:value-type="float">
            <text:p>396.9</text:p>
          </table:table-cell>
          <table:table-cell office:value-type="float" office:value="396.63583" calcext:value-type="float">
            <text:p>396.6</text:p>
          </table:table-cell>
          <table:table-cell office:value-type="float" office:value="392.35056" calcext:value-type="float">
            <text:p>392.4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B33]/[.I33]-1" office:value-type="float" office:value="0.0125069897959182" calcext:value-type="float">
            <text:p>0.013</text:p>
          </table:table-cell>
          <table:table-cell table:formula="of:=[.C33]/[.F33]-1" office:value-type="float" office:value="0.0144138874680306" calcext:value-type="float">
            <text:p>0.014</text:p>
          </table:table-cell>
          <table:table-cell table:formula="of:=[.D33]/[.H33]-1" office:value-type="float" office:value="0.0138257364341086" calcext:value-type="float">
            <text:p>0.014</text:p>
          </table:table-cell>
          <table:table-cell/>
          <table:table-cell table:formula="of:=[.C33]*(1-[.K33])" office:value-type="float" office:value="391.675109721494" calcext:value-type="float">
            <text:p>391.7</text:p>
          </table:table-cell>
          <table:table-cell table:formula="of:=[.O33]/[.F33]-1" office:value-type="float" office:value="0.00172662332863038" calcext:value-type="float">
            <text:p>0.002</text:p>
          </table:table-cell>
          <table:table-cell table:formula="of:=[.D33]*(1-[.K33])" office:value-type="float" office:value="387.443435549657" calcext:value-type="float">
            <text:p>387.4</text:p>
          </table:table-cell>
          <table:table-cell table:formula="of:=[.Q33]/[.H33]-1" office:value-type="float" office:value="0.00114582829368781" calcext:value-type="float">
            <text:p>0.001</text:p>
          </table:table-cell>
          <table:table-cell/>
          <table:table-cell table:formula="of:=INT([.Q33])+[$パラメータ.$B$2]" office:value-type="float" office:value="387" calcext:value-type="float">
            <text:p>387</text:p>
          </table:table-cell>
          <table:table-cell table:formula="of:=IF([.H33]&lt;[.T33]; [.T33]; &quot;&quot;)">
            <text:p/>
          </table:table-cell>
          <table:table-cell table:formula="of:=IF([.U33]&lt;&gt;&quot;&quot;; [.F33]; &quot;&quot;)">
            <text:p/>
          </table:table-cell>
          <table:table-cell table:formula="of:=IF([.V33]&lt;&gt;&quot;&quot;; [.V33]-[.U33]; &quot;&quot;)">
            <text:p/>
          </table:table-cell>
          <table:table-cell table:formula="of:=IF([.W33]&lt;&gt;&quot;&quot;; [.W33]/[.U33]; &quot;&quot;)">
            <text:p/>
          </table:table-cell>
        </table:table-row>
        <table:table-row table:style-name="ro1">
          <table:table-cell office:value-type="string" calcext:value-type="string">
            <text:p>2016-07-27</text:p>
          </table:table-cell>
          <table:table-cell office:value-type="float" office:value="389.1021" calcext:value-type="float">
            <text:p>389.1</text:p>
          </table:table-cell>
          <table:table-cell office:value-type="float" office:value="388.95715" calcext:value-type="float">
            <text:p>389.0</text:p>
          </table:table-cell>
          <table:table-cell office:value-type="float" office:value="384.54684" calcext:value-type="float">
            <text:p>384.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B34]/[.I34]-1" office:value-type="float" office:value="-0.0368759900990099" calcext:value-type="float">
            <text:p>-0.037</text:p>
          </table:table-cell>
          <table:table-cell table:formula="of:=[.C34]/[.F34]-1" office:value-type="float" office:value="-0.0324449004975124" calcext:value-type="float">
            <text:p>-0.032</text:p>
          </table:table-cell>
          <table:table-cell table:formula="of:=[.D34]/[.H34]-1" office:value-type="float" office:value="-0.0289221212121212" calcext:value-type="float">
            <text:p>-0.029</text:p>
          </table:table-cell>
          <table:table-cell/>
          <table:table-cell table:formula="of:=[.C34]*(1-[.K34])" office:value-type="float" office:value="403.300330012339" calcext:value-type="float">
            <text:p>403.3</text:p>
          </table:table-cell>
          <table:table-cell table:formula="of:=[.O34]/[.F34]-1" office:value-type="float" office:value="0.00323465177198767" calcext:value-type="float">
            <text:p>0.003</text:p>
          </table:table-cell>
          <table:table-cell table:formula="of:=[.D34]*(1-[.K34])" office:value-type="float" office:value="398.727385464445" calcext:value-type="float">
            <text:p>398.7</text:p>
          </table:table-cell>
          <table:table-cell table:formula="of:=[.Q34]/[.H34]-1" office:value-type="float" office:value="0.00688733703142797" calcext:value-type="float">
            <text:p>0.007</text:p>
          </table:table-cell>
          <table:table-cell/>
          <table:table-cell table:formula="of:=INT([.Q34])+[$パラメータ.$B$2]" office:value-type="float" office:value="398" calcext:value-type="float">
            <text:p>398</text:p>
          </table:table-cell>
          <table:table-cell table:formula="of:=IF([.H34]&lt;[.T34]; [.T34]; &quot;&quot;)" office:value-type="float" office:value="398" calcext:value-type="float">
            <text:p>398</text:p>
          </table:table-cell>
          <table:table-cell table:formula="of:=IF([.U34]&lt;&gt;&quot;&quot;; [.F34]; &quot;&quot;)" office:value-type="float" office:value="402" calcext:value-type="float">
            <text:p>402</text:p>
          </table:table-cell>
          <table:table-cell table:formula="of:=IF([.V34]&lt;&gt;&quot;&quot;; [.V34]-[.U34]; &quot;&quot;)" office:value-type="float" office:value="4" calcext:value-type="float">
            <text:p>4</text:p>
          </table:table-cell>
          <table:table-cell table:formula="of:=IF([.W34]&lt;&gt;&quot;&quot;; [.W34]/[.U34]; &quot;&quot;)" office:value-type="float" office:value="0.0100502512562814" calcext:value-type="float">
            <text:p>0.010</text:p>
          </table:table-cell>
        </table:table-row>
        <table:table-row table:style-name="ro1">
          <table:table-cell office:value-type="string" calcext:value-type="string">
            <text:p>2016-07-28</text:p>
          </table:table-cell>
          <table:table-cell office:value-type="float" office:value="400.94366" calcext:value-type="float">
            <text:p>400.9</text:p>
          </table:table-cell>
          <table:table-cell office:value-type="float" office:value="400.3674" calcext:value-type="float">
            <text:p>400.4</text:p>
          </table:table-cell>
          <table:table-cell office:value-type="float" office:value="396.33917" calcext:value-type="float">
            <text:p>396.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B35]/[.I35]-1" office:value-type="float" office:value="0.00487132832080217" calcext:value-type="float">
            <text:p>0.005</text:p>
          </table:table-cell>
          <table:table-cell table:formula="of:=[.C35]/[.F35]-1" office:value-type="float" office:value="0.000918500000000044" calcext:value-type="float">
            <text:p>0.001</text:p>
          </table:table-cell>
          <table:table-cell table:formula="of:=[.D35]/[.H35]-1" office:value-type="float" office:value="0.00849661577608152" calcext:value-type="float">
            <text:p>0.008</text:p>
          </table:table-cell>
          <table:table-cell/>
          <table:table-cell table:formula="of:=[.C35]*(1-[.K35])" office:value-type="float" office:value="398.417078945654" calcext:value-type="float">
            <text:p>398.4</text:p>
          </table:table-cell>
          <table:table-cell table:formula="of:=[.O35]/[.F35]-1" office:value-type="float" office:value="-0.00395730263586491" calcext:value-type="float">
            <text:p>-0.004</text:p>
          </table:table-cell>
          <table:table-cell table:formula="of:=[.D35]*(1-[.K35])" office:value-type="float" office:value="394.408471776536" calcext:value-type="float">
            <text:p>394.4</text:p>
          </table:table-cell>
          <table:table-cell table:formula="of:=[.Q35]/[.H35]-1" office:value-type="float" office:value="0.00358389765021827" calcext:value-type="float">
            <text:p>0.004</text:p>
          </table:table-cell>
          <table:table-cell/>
          <table:table-cell table:formula="of:=INT([.Q35])+[$パラメータ.$B$2]" office:value-type="float" office:value="394" calcext:value-type="float">
            <text:p>394</text:p>
          </table:table-cell>
          <table:table-cell table:formula="of:=IF([.H35]&lt;[.T35]; [.T35]; &quot;&quot;)" office:value-type="float" office:value="394" calcext:value-type="float">
            <text:p>394</text:p>
          </table:table-cell>
          <table:table-cell table:formula="of:=IF([.U35]&lt;&gt;&quot;&quot;; [.F35]; &quot;&quot;)" office:value-type="float" office:value="400" calcext:value-type="float">
            <text:p>400</text:p>
          </table:table-cell>
          <table:table-cell table:formula="of:=IF([.V35]&lt;&gt;&quot;&quot;; [.V35]-[.U35]; &quot;&quot;)" office:value-type="float" office:value="6" calcext:value-type="float">
            <text:p>6</text:p>
          </table:table-cell>
          <table:table-cell table:formula="of:=IF([.W35]&lt;&gt;&quot;&quot;; [.W35]/[.U35]; &quot;&quot;)" office:value-type="float" office:value="0.0152284263959391" calcext:value-type="float">
            <text:p>0.015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office:value-type="float" office:value="394.26282" calcext:value-type="float">
            <text:p>394.3</text:p>
          </table:table-cell>
          <table:table-cell office:value-type="float" office:value="393.78265" calcext:value-type="float">
            <text:p>393.8</text:p>
          </table:table-cell>
          <table:table-cell office:value-type="float" office:value="389.73175" calcext:value-type="float">
            <text:p>389.7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06" calcext:value-type="float">
            <text:p>406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B36]/[.I36]-1" office:value-type="float" office:value="-0.0612790000000001" calcext:value-type="float">
            <text:p>-0.061</text:p>
          </table:table-cell>
          <table:table-cell table:formula="of:=[.C36]/[.F36]-1" office:value-type="float" office:value="-0.090571247113164" calcext:value-type="float">
            <text:p>-0.091</text:p>
          </table:table-cell>
          <table:table-cell table:formula="of:=[.D36]/[.H36]-1" office:value-type="float" office:value="-0.0400695812807882" calcext:value-type="float">
            <text:p>-0.040</text:p>
          </table:table-cell>
          <table:table-cell/>
          <table:table-cell table:formula="of:=[.C36]*(1-[.K36])" office:value-type="float" office:value="417.91325700935" calcext:value-type="float">
            <text:p>417.9</text:p>
          </table:table-cell>
          <table:table-cell table:formula="of:=[.O36]/[.F36]-1" office:value-type="float" office:value="-0.0348423625650114" calcext:value-type="float">
            <text:p>-0.035</text:p>
          </table:table-cell>
          <table:table-cell table:formula="of:=[.D36]*(1-[.K36])" office:value-type="float" office:value="413.61412190825" calcext:value-type="float">
            <text:p>413.6</text:p>
          </table:table-cell>
          <table:table-cell table:formula="of:=[.Q36]/[.H36]-1" office:value-type="float" office:value="0.0187539948479065" calcext:value-type="float">
            <text:p>0.019</text:p>
          </table:table-cell>
          <table:table-cell/>
          <table:table-cell table:formula="of:=INT([.Q36])+[$パラメータ.$B$2]" office:value-type="float" office:value="413" calcext:value-type="float">
            <text:p>413</text:p>
          </table:table-cell>
          <table:table-cell table:formula="of:=IF([.H36]&lt;[.T36]; [.T36]; &quot;&quot;)" office:value-type="float" office:value="413" calcext:value-type="float">
            <text:p>413</text:p>
          </table:table-cell>
          <table:table-cell table:formula="of:=IF([.U36]&lt;&gt;&quot;&quot;; [.F36]; &quot;&quot;)" office:value-type="float" office:value="433" calcext:value-type="float">
            <text:p>433</text:p>
          </table:table-cell>
          <table:table-cell table:formula="of:=IF([.V36]&lt;&gt;&quot;&quot;; [.V36]-[.U36]; &quot;&quot;)" office:value-type="float" office:value="20" calcext:value-type="float">
            <text:p>20</text:p>
          </table:table-cell>
          <table:table-cell table:formula="of:=IF([.W36]&lt;&gt;&quot;&quot;; [.W36]/[.U36]; &quot;&quot;)" office:value-type="float" office:value="0.0484261501210654" calcext:value-type="float">
            <text:p>0.048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416.96042" calcext:value-type="float">
            <text:p>417.0</text:p>
          </table:table-cell>
          <table:table-cell office:value-type="float" office:value="415.58624" calcext:value-type="float">
            <text:p>415.6</text:p>
          </table:table-cell>
          <table:table-cell office:value-type="float" office:value="411.56165" calcext:value-type="float">
            <text:p>411.6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B37]/[.I37]-1" office:value-type="float" office:value="-0.0189166588235294" calcext:value-type="float">
            <text:p>-0.019</text:p>
          </table:table-cell>
          <table:table-cell table:formula="of:=[.C37]/[.F37]-1" office:value-type="float" office:value="-0.0402165357967668" calcext:value-type="float">
            <text:p>-0.040</text:p>
          </table:table-cell>
          <table:table-cell table:formula="of:=[.D37]/[.H37]-1" office:value-type="float" office:value="-0.0247354265402844" calcext:value-type="float">
            <text:p>-0.025</text:p>
          </table:table-cell>
          <table:table-cell/>
          <table:table-cell table:formula="of:=[.C37]*(1-[.K37])" office:value-type="float" office:value="423.447743113833" calcext:value-type="float">
            <text:p>423.4</text:p>
          </table:table-cell>
          <table:table-cell table:formula="of:=[.O37]/[.F37]-1" office:value-type="float" office:value="-0.0220606394599691" calcext:value-type="float">
            <text:p>-0.022</text:p>
          </table:table-cell>
          <table:table-cell table:formula="of:=[.D37]*(1-[.K37])" office:value-type="float" office:value="419.347021317899" calcext:value-type="float">
            <text:p>419.3</text:p>
          </table:table-cell>
          <table:table-cell table:formula="of:=[.Q37]/[.H37]-1" office:value-type="float" office:value="-0.00628667934147209" calcext:value-type="float">
            <text:p>-0.006</text:p>
          </table:table-cell>
          <table:table-cell/>
          <table:table-cell table:formula="of:=INT([.Q37])+[$パラメータ.$B$2]" office:value-type="float" office:value="419" calcext:value-type="float">
            <text:p>419</text:p>
          </table:table-cell>
          <table:table-cell table:formula="of:=IF([.H37]&lt;[.T37]; [.T37]; &quot;&quot;)">
            <text:p/>
          </table:table-cell>
          <table:table-cell table:formula="of:=IF([.U37]&lt;&gt;&quot;&quot;; [.F37]; &quot;&quot;)">
            <text:p/>
          </table:table-cell>
          <table:table-cell table:formula="of:=IF([.V37]&lt;&gt;&quot;&quot;; [.V37]-[.U37]; &quot;&quot;)">
            <text:p/>
          </table:table-cell>
          <table:table-cell table:formula="of:=IF([.W37]&lt;&gt;&quot;&quot;; [.W37]/[.U37]; &quot;&quot;)">
            <text:p/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office:value-type="float" office:value="422.5899" calcext:value-type="float">
            <text:p>422.6</text:p>
          </table:table-cell>
          <table:table-cell office:value-type="float" office:value="421.50146" calcext:value-type="float">
            <text:p>421.5</text:p>
          </table:table-cell>
          <table:table-cell office:value-type="float" office:value="417.1994" calcext:value-type="float">
            <text:p>417.2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B38]/[.I38]-1" office:value-type="float" office:value="-0.0172327906976745" calcext:value-type="float">
            <text:p>-0.017</text:p>
          </table:table-cell>
          <table:table-cell table:formula="of:=[.C38]/[.F38]-1" office:value-type="float" office:value="0.00119111638954861" calcext:value-type="float">
            <text:p>0.001</text:p>
          </table:table-cell>
          <table:table-cell table:formula="of:=[.D38]/[.H38]-1" office:value-type="float" office:value="-0.00902755344418049" calcext:value-type="float">
            <text:p>-0.009</text:p>
          </table:table-cell>
          <table:table-cell/>
          <table:table-cell table:formula="of:=[.C38]*(1-[.K38])" office:value-type="float" office:value="428.765106438944" calcext:value-type="float">
            <text:p>428.8</text:p>
          </table:table-cell>
          <table:table-cell table:formula="of:=[.O38]/[.F38]-1" office:value-type="float" office:value="0.0184444333466607" calcext:value-type="float">
            <text:p>0.018</text:p>
          </table:table-cell>
          <table:table-cell table:formula="of:=[.D38]*(1-[.K38])" office:value-type="float" office:value="424.388909939395" calcext:value-type="float">
            <text:p>424.4</text:p>
          </table:table-cell>
          <table:table-cell table:formula="of:=[.Q38]/[.H38]-1" office:value-type="float" office:value="0.00804966731447832" calcext:value-type="float">
            <text:p>0.008</text:p>
          </table:table-cell>
          <table:table-cell/>
          <table:table-cell table:formula="of:=INT([.Q38])+[$パラメータ.$B$2]" office:value-type="float" office:value="424" calcext:value-type="float">
            <text:p>424</text:p>
          </table:table-cell>
          <table:table-cell table:formula="of:=IF([.H38]&lt;[.T38]; [.T38]; &quot;&quot;)" office:value-type="float" office:value="424" calcext:value-type="float">
            <text:p>424</text:p>
          </table:table-cell>
          <table:table-cell table:formula="of:=IF([.U38]&lt;&gt;&quot;&quot;; [.F38]; &quot;&quot;)" office:value-type="float" office:value="421" calcext:value-type="float">
            <text:p>421</text:p>
          </table:table-cell>
          <table:table-cell table:formula="of:=IF([.V38]&lt;&gt;&quot;&quot;; [.V38]-[.U38]; &quot;&quot;)" office:value-type="float" office:value="-3" calcext:value-type="float">
            <text:p>-3</text:p>
          </table:table-cell>
          <table:table-cell table:formula="of:=IF([.W38]&lt;&gt;&quot;&quot;; [.W38]/[.U38]; &quot;&quot;)" office:value-type="float" office:value="-0.00707547169811321" calcext:value-type="float">
            <text:p>-0.007</text:p>
          </table:table-cell>
        </table:table-row>
        <table:table-row table:style-name="ro1">
          <table:table-cell office:value-type="string" calcext:value-type="string">
            <text:p>2016-08-03</text:p>
          </table:table-cell>
          <table:table-cell office:value-type="float" office:value="417.62503" calcext:value-type="float">
            <text:p>417.6</text:p>
          </table:table-cell>
          <table:table-cell office:value-type="float" office:value="417.08386" calcext:value-type="float">
            <text:p>417.1</text:p>
          </table:table-cell>
          <table:table-cell office:value-type="float" office:value="412.62857" calcext:value-type="float">
            <text:p>412.6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B39]/[.I39]-1" office:value-type="float" office:value="0.0261057248157248" calcext:value-type="float">
            <text:p>0.026</text:p>
          </table:table-cell>
          <table:table-cell table:formula="of:=[.C39]/[.F39]-1" office:value-type="float" office:value="0.0197649388753056" calcext:value-type="float">
            <text:p>0.020</text:p>
          </table:table-cell>
          <table:table-cell table:formula="of:=[.D39]/[.H39]-1" office:value-type="float" office:value="0.0163265270935962" calcext:value-type="float">
            <text:p>0.016</text:p>
          </table:table-cell>
          <table:table-cell/>
          <table:table-cell table:formula="of:=[.C39]*(1-[.K39])" office:value-type="float" office:value="406.19558352576" calcext:value-type="float">
            <text:p>406.2</text:p>
          </table:table-cell>
          <table:table-cell table:formula="of:=[.O39]/[.F39]-1" office:value-type="float" office:value="-0.00685676399569746" calcext:value-type="float">
            <text:p>-0.007</text:p>
          </table:table-cell>
          <table:table-cell table:formula="of:=[.D39]*(1-[.K39])" office:value-type="float" office:value="401.856602100474" calcext:value-type="float">
            <text:p>401.9</text:p>
          </table:table-cell>
          <table:table-cell table:formula="of:=[.Q39]/[.H39]-1" office:value-type="float" office:value="-0.0102054135456305" calcext:value-type="float">
            <text:p>-0.010</text:p>
          </table:table-cell>
          <table:table-cell/>
          <table:table-cell table:formula="of:=INT([.Q39])+[$パラメータ.$B$2]" office:value-type="float" office:value="401" calcext:value-type="float">
            <text:p>401</text:p>
          </table:table-cell>
          <table:table-cell table:formula="of:=IF([.H39]&lt;[.T39]; [.T39]; &quot;&quot;)">
            <text:p/>
          </table:table-cell>
          <table:table-cell table:formula="of:=IF([.U39]&lt;&gt;&quot;&quot;; [.F39]; &quot;&quot;)">
            <text:p/>
          </table:table-cell>
          <table:table-cell table:formula="of:=IF([.V39]&lt;&gt;&quot;&quot;; [.V39]-[.U39]; &quot;&quot;)">
            <text:p/>
          </table:table-cell>
          <table:table-cell table:formula="of:=IF([.W39]&lt;&gt;&quot;&quot;; [.W39]/[.U39]; &quot;&quot;)">
            <text:p/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office:value-type="float" office:value="398.34387" calcext:value-type="float">
            <text:p>398.3</text:p>
          </table:table-cell>
          <table:table-cell office:value-type="float" office:value="397.52792" calcext:value-type="float">
            <text:p>397.5</text:p>
          </table:table-cell>
          <table:table-cell office:value-type="float" office:value="392.8908" calcext:value-type="float">
            <text:p>392.9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05" calcext:value-type="float">
            <text:p>405</text:p>
          </table:table-cell>
          <table:table-cell/>
          <table:table-cell table:formula="of:=[.B40]/[.I40]-1" office:value-type="float" office:value="-0.0164348888888889" calcext:value-type="float">
            <text:p>-0.016</text:p>
          </table:table-cell>
          <table:table-cell table:formula="of:=[.C40]/[.F40]-1" office:value-type="float" office:value="-0.0711964485981309" calcext:value-type="float">
            <text:p>-0.071</text:p>
          </table:table-cell>
          <table:table-cell table:formula="of:=[.D40]/[.H40]-1" office:value-type="float" office:value="-0.0298992592592592" calcext:value-type="float">
            <text:p>-0.030</text:p>
          </table:table-cell>
          <table:table-cell/>
          <table:table-cell table:formula="of:=[.C40]*(1-[.K40])" office:value-type="float" office:value="404.061247195431" calcext:value-type="float">
            <text:p>404.1</text:p>
          </table:table-cell>
          <table:table-cell table:formula="of:=[.O40]/[.F40]-1" office:value-type="float" office:value="-0.0559316654312357" calcext:value-type="float">
            <text:p>-0.056</text:p>
          </table:table-cell>
          <table:table-cell table:formula="of:=[.D40]*(1-[.K40])" office:value-type="float" office:value="399.347916643467" calcext:value-type="float">
            <text:p>399.3</text:p>
          </table:table-cell>
          <table:table-cell table:formula="of:=[.Q40]/[.H40]-1" office:value-type="float" office:value="-0.0139557613741563" calcext:value-type="float">
            <text:p>-0.014</text:p>
          </table:table-cell>
          <table:table-cell/>
          <table:table-cell table:formula="of:=INT([.Q40])+[$パラメータ.$B$2]" office:value-type="float" office:value="399" calcext:value-type="float">
            <text:p>399</text:p>
          </table:table-cell>
          <table:table-cell table:formula="of:=IF([.H40]&lt;[.T40]; [.T40]; &quot;&quot;)">
            <text:p/>
          </table:table-cell>
          <table:table-cell table:formula="of:=IF([.U40]&lt;&gt;&quot;&quot;; [.F40]; &quot;&quot;)">
            <text:p/>
          </table:table-cell>
          <table:table-cell table:formula="of:=IF([.V40]&lt;&gt;&quot;&quot;; [.V40]-[.U40]; &quot;&quot;)">
            <text:p/>
          </table:table-cell>
          <table:table-cell table:formula="of:=IF([.W40]&lt;&gt;&quot;&quot;; [.W40]/[.U40]; &quot;&quot;)">
            <text:p/>
          </table:table-cell>
        </table:table-row>
        <table:table-row table:style-name="ro1">
          <table:table-cell office:value-type="string" calcext:value-type="string">
            <text:p>2016-08-05</text:p>
          </table:table-cell>
          <table:table-cell office:value-type="float" office:value="413.0221" calcext:value-type="float">
            <text:p>413.0</text:p>
          </table:table-cell>
          <table:table-cell office:value-type="float" office:value="412.20425" calcext:value-type="float">
            <text:p>412.2</text:p>
          </table:table-cell>
          <table:table-cell office:value-type="float" office:value="408.11945" calcext:value-type="float">
            <text:p>408.1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B41]/[.I41]-1" office:value-type="float" office:value="-0.0349950934579438" calcext:value-type="float">
            <text:p>-0.035</text:p>
          </table:table-cell>
          <table:table-cell table:formula="of:=[.C41]/[.F41]-1" office:value-type="float" office:value="-0.0346504683840749" calcext:value-type="float">
            <text:p>-0.035</text:p>
          </table:table-cell>
          <table:table-cell table:formula="of:=[.D41]/[.H41]-1" office:value-type="float" office:value="-0.0397189411764707" calcext:value-type="float">
            <text:p>-0.040</text:p>
          </table:table-cell>
          <table:table-cell/>
          <table:table-cell table:formula="of:=[.C41]*(1-[.K41])" office:value-type="float" office:value="426.629376252512" calcext:value-type="float">
            <text:p>426.6</text:p>
          </table:table-cell>
          <table:table-cell table:formula="of:=[.O41]/[.F41]-1" office:value-type="float" office:value="-0.00086797130559324" calcext:value-type="float">
            <text:p>-0.001</text:p>
          </table:table-cell>
          <table:table-cell table:formula="of:=[.D41]*(1-[.K41])" office:value-type="float" office:value="422.401628294755" calcext:value-type="float">
            <text:p>422.4</text:p>
          </table:table-cell>
          <table:table-cell table:formula="of:=[.Q41]/[.H41]-1" office:value-type="float" office:value="-0.00611381577704795" calcext:value-type="float">
            <text:p>-0.006</text:p>
          </table:table-cell>
          <table:table-cell/>
          <table:table-cell table:formula="of:=INT([.Q41])+[$パラメータ.$B$2]" office:value-type="float" office:value="422" calcext:value-type="float">
            <text:p>422</text:p>
          </table:table-cell>
          <table:table-cell table:formula="of:=IF([.H41]&lt;[.T41]; [.T41]; &quot;&quot;)">
            <text:p/>
          </table:table-cell>
          <table:table-cell table:formula="of:=IF([.U41]&lt;&gt;&quot;&quot;; [.F41]; &quot;&quot;)">
            <text:p/>
          </table:table-cell>
          <table:table-cell table:formula="of:=IF([.V41]&lt;&gt;&quot;&quot;; [.V41]-[.U41]; &quot;&quot;)">
            <text:p/>
          </table:table-cell>
          <table:table-cell table:formula="of:=IF([.W41]&lt;&gt;&quot;&quot;; [.W41]/[.U41]; &quot;&quot;)">
            <text:p/>
          </table:table-cell>
        </table:table-row>
        <table:table-row table:style-name="ro1">
          <table:table-cell office:value-type="string" calcext:value-type="string">
            <text:p>2016-08-08</text:p>
          </table:table-cell>
          <table:table-cell office:value-type="float" office:value="421.2682" calcext:value-type="float">
            <text:p>421.3</text:p>
          </table:table-cell>
          <table:table-cell office:value-type="float" office:value="420.64825" calcext:value-type="float">
            <text:p>420.6</text:p>
          </table:table-cell>
          <table:table-cell office:value-type="float" office:value="416.60217" calcext:value-type="float">
            <text:p>416.6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35" calcext:value-type="float">
            <text:p>435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B42]/[.I42]-1" office:value-type="float" office:value="-0.0469045248868779" calcext:value-type="float">
            <text:p>-0.047</text:p>
          </table:table-cell>
          <table:table-cell table:formula="of:=[.C42]/[.F42]-1" office:value-type="float" office:value="-0.0418035307517084" calcext:value-type="float">
            <text:p>-0.042</text:p>
          </table:table-cell>
          <table:table-cell table:formula="of:=[.D42]/[.H42]-1" office:value-type="float" office:value="-0.0422938620689655" calcext:value-type="float">
            <text:p>-0.042</text:p>
          </table:table-cell>
          <table:table-cell/>
          <table:table-cell table:formula="of:=[.C42]*(1-[.K42])" office:value-type="float" office:value="440.378556310747" calcext:value-type="float">
            <text:p>440.4</text:p>
          </table:table-cell>
          <table:table-cell table:formula="of:=[.O42]/[.F42]-1" office:value-type="float" office:value="0.00314021938666675" calcext:value-type="float">
            <text:p>0.003</text:p>
          </table:table-cell>
          <table:table-cell table:formula="of:=[.D42]*(1-[.K42])" office:value-type="float" office:value="436.142696850692" calcext:value-type="float">
            <text:p>436.1</text:p>
          </table:table-cell>
          <table:table-cell table:formula="of:=[.Q42]/[.H42]-1" office:value-type="float" office:value="0.00262688931193655" calcext:value-type="float">
            <text:p>0.003</text:p>
          </table:table-cell>
          <table:table-cell/>
          <table:table-cell table:formula="of:=INT([.Q42])+[$パラメータ.$B$2]" office:value-type="float" office:value="436" calcext:value-type="float">
            <text:p>436</text:p>
          </table:table-cell>
          <table:table-cell table:formula="of:=IF([.H42]&lt;[.T42]; [.T42]; &quot;&quot;)" office:value-type="float" office:value="436" calcext:value-type="float">
            <text:p>436</text:p>
          </table:table-cell>
          <table:table-cell table:formula="of:=IF([.U42]&lt;&gt;&quot;&quot;; [.F42]; &quot;&quot;)" office:value-type="float" office:value="439" calcext:value-type="float">
            <text:p>439</text:p>
          </table:table-cell>
          <table:table-cell table:formula="of:=IF([.V42]&lt;&gt;&quot;&quot;; [.V42]-[.U42]; &quot;&quot;)" office:value-type="float" office:value="3" calcext:value-type="float">
            <text:p>3</text:p>
          </table:table-cell>
          <table:table-cell table:formula="of:=IF([.W42]&lt;&gt;&quot;&quot;; [.W42]/[.U42]; &quot;&quot;)" office:value-type="float" office:value="0.00688073394495413" calcext:value-type="float">
            <text:p>0.007</text:p>
          </table:table-cell>
        </table:table-row>
        <table:table-row table:style-name="ro1">
          <table:table-cell office:value-type="string" calcext:value-type="string">
            <text:p>2016-08-09</text:p>
          </table:table-cell>
          <table:table-cell office:value-type="float" office:value="433.5644" calcext:value-type="float">
            <text:p>433.6</text:p>
          </table:table-cell>
          <table:table-cell office:value-type="float" office:value="432.92383" calcext:value-type="float">
            <text:p>432.9</text:p>
          </table:table-cell>
          <table:table-cell office:value-type="float" office:value="429.04803" calcext:value-type="float">
            <text:p>429.0</text:p>
          </table:table-cell>
          <table:table-cell/>
          <table:table-cell table:number-columns-repeated="2" office:value-type="float" office:value="448" calcext:value-type="float">
            <text:p>448</text:p>
          </table:table-cell>
          <table:table-cell office:value-type="float" office:value="433" calcext:value-type="float">
            <text:p>433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B43]/[.I43]-1" office:value-type="float" office:value="-0.0190850678733032" calcext:value-type="float">
            <text:p>-0.019</text:p>
          </table:table-cell>
          <table:table-cell table:formula="of:=[.C43]/[.F43]-1" office:value-type="float" office:value="-0.0336521651785714" calcext:value-type="float">
            <text:p>-0.034</text:p>
          </table:table-cell>
          <table:table-cell table:formula="of:=[.D43]/[.H43]-1" office:value-type="float" office:value="-0.00912695150115472" calcext:value-type="float">
            <text:p>-0.009</text:p>
          </table:table-cell>
          <table:table-cell/>
          <table:table-cell table:formula="of:=[.C43]*(1-[.K43])" office:value-type="float" office:value="441.18621067952" calcext:value-type="float">
            <text:p>441.2</text:p>
          </table:table-cell>
          <table:table-cell table:formula="of:=[.O43]/[.F43]-1" office:value-type="float" office:value="-0.0152093511617848" calcext:value-type="float">
            <text:p>-0.015</text:p>
          </table:table-cell>
          <table:table-cell table:formula="of:=[.D43]*(1-[.K43])" office:value-type="float" office:value="437.236440773457" calcext:value-type="float">
            <text:p>437.2</text:p>
          </table:table-cell>
          <table:table-cell table:formula="of:=[.Q43]/[.H43]-1" office:value-type="float" office:value="0.00978392788327254" calcext:value-type="float">
            <text:p>0.010</text:p>
          </table:table-cell>
          <table:table-cell/>
          <table:table-cell table:formula="of:=INT([.Q43])+[$パラメータ.$B$2]" office:value-type="float" office:value="437" calcext:value-type="float">
            <text:p>437</text:p>
          </table:table-cell>
          <table:table-cell table:formula="of:=IF([.H43]&lt;[.T43]; [.T43]; &quot;&quot;)" office:value-type="float" office:value="437" calcext:value-type="float">
            <text:p>437</text:p>
          </table:table-cell>
          <table:table-cell table:formula="of:=IF([.U43]&lt;&gt;&quot;&quot;; [.F43]; &quot;&quot;)" office:value-type="float" office:value="448" calcext:value-type="float">
            <text:p>448</text:p>
          </table:table-cell>
          <table:table-cell table:formula="of:=IF([.V43]&lt;&gt;&quot;&quot;; [.V43]-[.U43]; &quot;&quot;)" office:value-type="float" office:value="11" calcext:value-type="float">
            <text:p>11</text:p>
          </table:table-cell>
          <table:table-cell table:formula="of:=IF([.W43]&lt;&gt;&quot;&quot;; [.W43]/[.U43]; &quot;&quot;)" office:value-type="float" office:value="0.0251716247139588" calcext:value-type="float">
            <text:p>0.025</text:p>
          </table:table-cell>
        </table:table-row>
        <table:table-row table:style-name="ro1">
          <table:table-cell office:value-type="string" calcext:value-type="string">
            <text:p>2016-08-10</text:p>
          </table:table-cell>
          <table:table-cell office:value-type="float" office:value="431.95605" calcext:value-type="float">
            <text:p>432.0</text:p>
          </table:table-cell>
          <table:table-cell office:value-type="float" office:value="431.24527" calcext:value-type="float">
            <text:p>431.2</text:p>
          </table:table-cell>
          <table:table-cell office:value-type="float" office:value="427.064" calcext:value-type="float">
            <text:p>427.1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443" calcext:value-type="float">
            <text:p>443</text:p>
          </table:table-cell>
          <table:table-cell office:value-type="float" office:value="434" calcext:value-type="float">
            <text:p>43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B44]/[.I44]-1" office:value-type="float" office:value="-0.0182817045454545" calcext:value-type="float">
            <text:p>-0.018</text:p>
          </table:table-cell>
          <table:table-cell table:formula="of:=[.C44]/[.F44]-1" office:value-type="float" office:value="-0.0176645330296128" calcext:value-type="float">
            <text:p>-0.018</text:p>
          </table:table-cell>
          <table:table-cell table:formula="of:=[.D44]/[.H44]-1" office:value-type="float" office:value="-0.0159815668202764" calcext:value-type="float">
            <text:p>-0.016</text:p>
          </table:table-cell>
          <table:table-cell/>
          <table:table-cell table:formula="of:=[.C44]*(1-[.K44])" office:value-type="float" office:value="439.129168612765" calcext:value-type="float">
            <text:p>439.1</text:p>
          </table:table-cell>
          <table:table-cell table:formula="of:=[.O44]/[.F44]-1" office:value-type="float" office:value="0.000294233742060834" calcext:value-type="float">
            <text:p>0.000</text:p>
          </table:table-cell>
          <table:table-cell table:formula="of:=[.D44]*(1-[.K44])" office:value-type="float" office:value="434.87145787" calcext:value-type="float">
            <text:p>434.9</text:p>
          </table:table-cell>
          <table:table-cell table:formula="of:=[.Q44]/[.H44]-1" office:value-type="float" office:value="0.00200796744239629" calcext:value-type="float">
            <text:p>0.002</text:p>
          </table:table-cell>
          <table:table-cell/>
          <table:table-cell table:formula="of:=INT([.Q44])+[$パラメータ.$B$2]" office:value-type="float" office:value="434" calcext:value-type="float">
            <text:p>434</text:p>
          </table:table-cell>
          <table:table-cell table:formula="of:=IF([.H44]&lt;[.T44]; [.T44]; &quot;&quot;)">
            <text:p/>
          </table:table-cell>
          <table:table-cell table:formula="of:=IF([.U44]&lt;&gt;&quot;&quot;; [.F44]; &quot;&quot;)">
            <text:p/>
          </table:table-cell>
          <table:table-cell table:formula="of:=IF([.V44]&lt;&gt;&quot;&quot;; [.V44]-[.U44]; &quot;&quot;)">
            <text:p/>
          </table:table-cell>
          <table:table-cell table:formula="of:=IF([.W44]&lt;&gt;&quot;&quot;; [.W44]/[.U44]; &quot;&quot;)">
            <text:p/>
          </table:table-cell>
        </table:table-row>
        <table:table-row table:style-name="ro1">
          <table:table-cell office:value-type="string" calcext:value-type="string">
            <text:p>2016-08-12</text:p>
          </table:table-cell>
          <table:table-cell office:value-type="float" office:value="427.52768" calcext:value-type="float">
            <text:p>427.5</text:p>
          </table:table-cell>
          <table:table-cell office:value-type="float" office:value="427.05734" calcext:value-type="float">
            <text:p>427.1</text:p>
          </table:table-cell>
          <table:table-cell office:value-type="float" office:value="422.8527" calcext:value-type="float">
            <text:p>422.9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B45]/[.I45]-1" office:value-type="float" office:value="-0.0414177578475337" calcext:value-type="float">
            <text:p>-0.041</text:p>
          </table:table-cell>
          <table:table-cell table:formula="of:=[.C45]/[.F45]-1" office:value-type="float" office:value="-0.0467470089285714" calcext:value-type="float">
            <text:p>-0.047</text:p>
          </table:table-cell>
          <table:table-cell table:formula="of:=[.D45]/[.H45]-1" office:value-type="float" office:value="-0.047629054054054" calcext:value-type="float">
            <text:p>-0.048</text:p>
          </table:table-cell>
          <table:table-cell/>
          <table:table-cell table:formula="of:=[.C45]*(1-[.K45])" office:value-type="float" office:value="444.745097495132" calcext:value-type="float">
            <text:p>444.7</text:p>
          </table:table-cell>
          <table:table-cell table:formula="of:=[.O45]/[.F45]-1" office:value-type="float" office:value="-0.00726540737693782" calcext:value-type="float">
            <text:p>-0.007</text:p>
          </table:table-cell>
          <table:table-cell table:formula="of:=[.D45]*(1-[.K45])" office:value-type="float" office:value="440.366310733776" calcext:value-type="float">
            <text:p>440.4</text:p>
          </table:table-cell>
          <table:table-cell table:formula="of:=[.Q45]/[.H45]-1" office:value-type="float" office:value="-0.0081839848338382" calcext:value-type="float">
            <text:p>-0.008</text:p>
          </table:table-cell>
          <table:table-cell/>
          <table:table-cell table:formula="of:=INT([.Q45])+[$パラメータ.$B$2]" office:value-type="float" office:value="440" calcext:value-type="float">
            <text:p>440</text:p>
          </table:table-cell>
          <table:table-cell table:formula="of:=IF([.H45]&lt;[.T45]; [.T45]; &quot;&quot;)">
            <text:p/>
          </table:table-cell>
          <table:table-cell table:formula="of:=IF([.U45]&lt;&gt;&quot;&quot;; [.F45]; &quot;&quot;)">
            <text:p/>
          </table:table-cell>
          <table:table-cell table:formula="of:=IF([.V45]&lt;&gt;&quot;&quot;; [.V45]-[.U45]; &quot;&quot;)">
            <text:p/>
          </table:table-cell>
          <table:table-cell table:formula="of:=IF([.W45]&lt;&gt;&quot;&quot;; [.W45]/[.U45]; &quot;&quot;)">
            <text:p/>
          </table:table-cell>
        </table:table-row>
        <table:table-row table:style-name="ro1">
          <table:table-cell office:value-type="string" calcext:value-type="string">
            <text:p>2016-08-15</text:p>
          </table:table-cell>
          <table:table-cell office:value-type="float" office:value="439.2974" calcext:value-type="float">
            <text:p>439.3</text:p>
          </table:table-cell>
          <table:table-cell office:value-type="float" office:value="438.78577" calcext:value-type="float">
            <text:p>438.8</text:p>
          </table:table-cell>
          <table:table-cell office:value-type="float" office:value="434.82294" calcext:value-type="float">
            <text:p>434.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B46]/[.I46]-1" office:value-type="float" office:value="-0.00835801354401811" calcext:value-type="float">
            <text:p>-0.008</text:p>
          </table:table-cell>
          <table:table-cell table:formula="of:=[.C46]/[.F46]-1" office:value-type="float" office:value="-0.0205674776785714" calcext:value-type="float">
            <text:p>-0.021</text:p>
          </table:table-cell>
          <table:table-cell table:formula="of:=[.D46]/[.H46]-1" office:value-type="float" office:value="-0.0162376923076922" calcext:value-type="float">
            <text:p>-0.016</text:p>
          </table:table-cell>
          <table:table-cell/>
          <table:table-cell table:formula="of:=[.C46]*(1-[.K46])" office:value-type="float" office:value="442.453147408583" calcext:value-type="float">
            <text:p>442.5</text:p>
          </table:table-cell>
          <table:table-cell table:formula="of:=[.O46]/[.F46]-1" office:value-type="float" office:value="-0.0123813673915569" calcext:value-type="float">
            <text:p>-0.012</text:p>
          </table:table-cell>
          <table:table-cell table:formula="of:=[.D46]*(1-[.K46])" office:value-type="float" office:value="438.45719602177" calcext:value-type="float">
            <text:p>438.5</text:p>
          </table:table-cell>
          <table:table-cell table:formula="of:=[.Q46]/[.H46]-1" office:value-type="float" office:value="-0.00801539361590531" calcext:value-type="float">
            <text:p>-0.008</text:p>
          </table:table-cell>
          <table:table-cell/>
          <table:table-cell table:formula="of:=INT([.Q46])+[$パラメータ.$B$2]" office:value-type="float" office:value="438" calcext:value-type="float">
            <text:p>438</text:p>
          </table:table-cell>
          <table:table-cell table:formula="of:=IF([.H46]&lt;[.T46]; [.T46]; &quot;&quot;)">
            <text:p/>
          </table:table-cell>
          <table:table-cell table:formula="of:=IF([.U46]&lt;&gt;&quot;&quot;; [.F46]; &quot;&quot;)">
            <text:p/>
          </table:table-cell>
          <table:table-cell table:formula="of:=IF([.V46]&lt;&gt;&quot;&quot;; [.V46]-[.U46]; &quot;&quot;)">
            <text:p/>
          </table:table-cell>
          <table:table-cell table:formula="of:=IF([.W46]&lt;&gt;&quot;&quot;; [.W46]/[.U46]; &quot;&quot;)">
            <text:p/>
          </table:table-cell>
        </table:table-row>
        <table:table-row table:style-name="ro1">
          <table:table-cell office:value-type="string" calcext:value-type="string">
            <text:p>2016-08-16</text:p>
          </table:table-cell>
          <table:table-cell office:value-type="float" office:value="436.50476" calcext:value-type="float">
            <text:p>436.5</text:p>
          </table:table-cell>
          <table:table-cell office:value-type="float" office:value="436.3786" calcext:value-type="float">
            <text:p>436.4</text:p>
          </table:table-cell>
          <table:table-cell office:value-type="float" office:value="432.2116" calcext:value-type="float">
            <text:p>432.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[.B47]/[.I47]-1" office:value-type="float" office:value="-0.03214022172949" calcext:value-type="float">
            <text:p>-0.032</text:p>
          </table:table-cell>
          <table:table-cell table:formula="of:=[.C47]/[.F47]-1" office:value-type="float" office:value="-0.0534086767895878" calcext:value-type="float">
            <text:p>-0.053</text:p>
          </table:table-cell>
          <table:table-cell table:formula="of:=[.D47]/[.H47]-1" office:value-type="float" office:value="-0.0395297777777779" calcext:value-type="float">
            <text:p>-0.040</text:p>
          </table:table-cell>
          <table:table-cell/>
          <table:table-cell table:formula="of:=[.C47]*(1-[.K47])" office:value-type="float" office:value="450.403904962004" calcext:value-type="float">
            <text:p>450.4</text:p>
          </table:table-cell>
          <table:table-cell table:formula="of:=[.O47]/[.F47]-1" office:value-type="float" office:value="-0.022985021774394" calcext:value-type="float">
            <text:p>-0.023</text:p>
          </table:table-cell>
          <table:table-cell table:formula="of:=[.D47]*(1-[.K47])" office:value-type="float" office:value="446.102976658058" calcext:value-type="float">
            <text:p>446.1</text:p>
          </table:table-cell>
          <table:table-cell table:formula="of:=[.Q47]/[.H47]-1" office:value-type="float" office:value="-0.00866005187098318" calcext:value-type="float">
            <text:p>-0.009</text:p>
          </table:table-cell>
          <table:table-cell/>
          <table:table-cell table:formula="of:=INT([.Q47])+[$パラメータ.$B$2]" office:value-type="float" office:value="446" calcext:value-type="float">
            <text:p>446</text:p>
          </table:table-cell>
          <table:table-cell table:formula="of:=IF([.H47]&lt;[.T47]; [.T47]; &quot;&quot;)">
            <text:p/>
          </table:table-cell>
          <table:table-cell table:formula="of:=IF([.U47]&lt;&gt;&quot;&quot;; [.F47]; &quot;&quot;)">
            <text:p/>
          </table:table-cell>
          <table:table-cell table:formula="of:=IF([.V47]&lt;&gt;&quot;&quot;; [.V47]-[.U47]; &quot;&quot;)">
            <text:p/>
          </table:table-cell>
          <table:table-cell table:formula="of:=IF([.W47]&lt;&gt;&quot;&quot;; [.W47]/[.U47]; &quot;&quot;)">
            <text:p/>
          </table:table-cell>
        </table:table-row>
        <table:table-row table:style-name="ro1">
          <table:table-cell office:value-type="string" calcext:value-type="string">
            <text:p>2016-08-17</text:p>
          </table:table-cell>
          <table:table-cell office:value-type="float" office:value="444.6654" calcext:value-type="float">
            <text:p>444.7</text:p>
          </table:table-cell>
          <table:table-cell office:value-type="float" office:value="444.07593" calcext:value-type="float">
            <text:p>444.1</text:p>
          </table:table-cell>
          <table:table-cell office:value-type="float" office:value="439.60803" calcext:value-type="float">
            <text:p>439.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58" calcext:value-type="float">
            <text:p>458</text:p>
          </table:table-cell>
          <table:table-cell/>
          <table:table-cell table:formula="of:=[.B48]/[.I48]-1" office:value-type="float" office:value="-0.0291148471615721" calcext:value-type="float">
            <text:p>-0.029</text:p>
          </table:table-cell>
          <table:table-cell table:formula="of:=[.C48]/[.F48]-1" office:value-type="float" office:value="-0.0571636305732484" calcext:value-type="float">
            <text:p>-0.057</text:p>
          </table:table-cell>
          <table:table-cell table:formula="of:=[.D48]/[.H48]-1" office:value-type="float" office:value="-0.0401571397379913" calcext:value-type="float">
            <text:p>-0.040</text:p>
          </table:table-cell>
          <table:table-cell/>
          <table:table-cell table:formula="of:=[.C48]*(1-[.K48])" office:value-type="float" office:value="457.005132830083" calcext:value-type="float">
            <text:p>457.0</text:p>
          </table:table-cell>
          <table:table-cell table:formula="of:=[.O48]/[.F48]-1" office:value-type="float" office:value="-0.0297130937790169" calcext:value-type="float">
            <text:p>-0.030</text:p>
          </table:table-cell>
          <table:table-cell table:formula="of:=[.D48]*(1-[.K48])" office:value-type="float" office:value="452.40715060445" calcext:value-type="float">
            <text:p>452.4</text:p>
          </table:table-cell>
          <table:table-cell table:formula="of:=[.Q48]/[.H48]-1" office:value-type="float" office:value="-0.0122114615623368" calcext:value-type="float">
            <text:p>-0.012</text:p>
          </table:table-cell>
          <table:table-cell/>
          <table:table-cell table:formula="of:=INT([.Q48])+[$パラメータ.$B$2]" office:value-type="float" office:value="452" calcext:value-type="float">
            <text:p>452</text:p>
          </table:table-cell>
          <table:table-cell table:formula="of:=IF([.H48]&lt;[.T48]; [.T48]; &quot;&quot;)">
            <text:p/>
          </table:table-cell>
          <table:table-cell table:formula="of:=IF([.U48]&lt;&gt;&quot;&quot;; [.F48]; &quot;&quot;)">
            <text:p/>
          </table:table-cell>
          <table:table-cell table:formula="of:=IF([.V48]&lt;&gt;&quot;&quot;; [.V48]-[.U48]; &quot;&quot;)">
            <text:p/>
          </table:table-cell>
          <table:table-cell table:formula="of:=IF([.W48]&lt;&gt;&quot;&quot;; [.W48]/[.U48]; &quot;&quot;)">
            <text:p/>
          </table:table-cell>
        </table:table-row>
        <table:table-row table:style-name="ro1">
          <table:table-cell office:value-type="string" calcext:value-type="string">
            <text:p>2016-08-18</text:p>
          </table:table-cell>
          <table:table-cell office:value-type="float" office:value="456.05325" calcext:value-type="float">
            <text:p>456.1</text:p>
          </table:table-cell>
          <table:table-cell office:value-type="float" office:value="455.58765" calcext:value-type="float">
            <text:p>455.6</text:p>
          </table:table-cell>
          <table:table-cell office:value-type="float" office:value="450.951" calcext:value-type="float">
            <text:p>451.0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B49]/[.I49]-1" office:value-type="float" office:value="-0.0276050106609809" calcext:value-type="float">
            <text:p>-0.028</text:p>
          </table:table-cell>
          <table:table-cell table:formula="of:=[.C49]/[.F49]-1" office:value-type="float" office:value="-0.0265221153846154" calcext:value-type="float">
            <text:p>-0.027</text:p>
          </table:table-cell>
          <table:table-cell table:formula="of:=[.D49]/[.H49]-1" office:value-type="float" office:value="-0.0281228448275862" calcext:value-type="float">
            <text:p>-0.028</text:p>
          </table:table-cell>
          <table:table-cell/>
          <table:table-cell table:formula="of:=[.C49]*(1-[.K49])" office:value-type="float" office:value="468.164151935261" calcext:value-type="float">
            <text:p>468.2</text:p>
          </table:table-cell>
          <table:table-cell table:formula="of:=[.O49]/[.F49]-1" office:value-type="float" office:value="0.000350751998421384" calcext:value-type="float">
            <text:p>0.000</text:p>
          </table:table-cell>
          <table:table-cell table:formula="of:=[.D49]*(1-[.K49])" office:value-type="float" office:value="463.39950716258" calcext:value-type="float">
            <text:p>463.4</text:p>
          </table:table-cell>
          <table:table-cell table:formula="of:=[.Q49]/[.H49]-1" office:value-type="float" office:value="-0.00129416559788798" calcext:value-type="float">
            <text:p>-0.001</text:p>
          </table:table-cell>
          <table:table-cell/>
          <table:table-cell table:formula="of:=INT([.Q49])+[$パラメータ.$B$2]" office:value-type="float" office:value="463" calcext:value-type="float">
            <text:p>463</text:p>
          </table:table-cell>
          <table:table-cell table:formula="of:=IF([.H49]&lt;[.T49]; [.T49]; &quot;&quot;)">
            <text:p/>
          </table:table-cell>
          <table:table-cell table:formula="of:=IF([.U49]&lt;&gt;&quot;&quot;; [.F49]; &quot;&quot;)">
            <text:p/>
          </table:table-cell>
          <table:table-cell table:formula="of:=IF([.V49]&lt;&gt;&quot;&quot;; [.V49]-[.U49]; &quot;&quot;)">
            <text:p/>
          </table:table-cell>
          <table:table-cell table:formula="of:=IF([.W49]&lt;&gt;&quot;&quot;; [.W49]/[.U49]; &quot;&quot;)">
            <text:p/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office:value-type="float" office:value="457.88977" calcext:value-type="float">
            <text:p>457.9</text:p>
          </table:table-cell>
          <table:table-cell office:value-type="float" office:value="457.47995" calcext:value-type="float">
            <text:p>457.5</text:p>
          </table:table-cell>
          <table:table-cell office:value-type="float" office:value="452.56735" calcext:value-type="float">
            <text:p>452.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B50]/[.I50]-1" office:value-type="float" office:value="-0.0749701616161617" calcext:value-type="float">
            <text:p>-0.075</text:p>
          </table:table-cell>
          <table:table-cell table:formula="of:=[.C50]/[.F50]-1" office:value-type="float" office:value="-0.10648447265625" calcext:value-type="float">
            <text:p>-0.106</text:p>
          </table:table-cell>
          <table:table-cell table:formula="of:=[.D50]/[.H50]-1" office:value-type="float" office:value="-0.0820134888438134" calcext:value-type="float">
            <text:p>-0.082</text:p>
          </table:table-cell>
          <table:table-cell/>
          <table:table-cell table:formula="of:=[.C50]*(1-[.K50])" office:value-type="float" office:value="491.777295787654" calcext:value-type="float">
            <text:p>491.8</text:p>
          </table:table-cell>
          <table:table-cell table:formula="of:=[.O50]/[.F50]-1" office:value-type="float" office:value="-0.0394974691647391" calcext:value-type="float">
            <text:p>-0.039</text:p>
          </table:table-cell>
          <table:table-cell table:formula="of:=[.D50]*(1-[.K50])" office:value-type="float" office:value="486.496397371698" calcext:value-type="float">
            <text:p>486.5</text:p>
          </table:table-cell>
          <table:table-cell table:formula="of:=[.Q50]/[.H50]-1" office:value-type="float" office:value="-0.0131918917409776" calcext:value-type="float">
            <text:p>-0.013</text:p>
          </table:table-cell>
          <table:table-cell/>
          <table:table-cell table:formula="of:=INT([.Q50])+[$パラメータ.$B$2]" office:value-type="float" office:value="486" calcext:value-type="float">
            <text:p>486</text:p>
          </table:table-cell>
          <table:table-cell table:formula="of:=IF([.H50]&lt;[.T50]; [.T50]; &quot;&quot;)">
            <text:p/>
          </table:table-cell>
          <table:table-cell table:formula="of:=IF([.U50]&lt;&gt;&quot;&quot;; [.F50]; &quot;&quot;)">
            <text:p/>
          </table:table-cell>
          <table:table-cell table:formula="of:=IF([.V50]&lt;&gt;&quot;&quot;; [.V50]-[.U50]; &quot;&quot;)">
            <text:p/>
          </table:table-cell>
          <table:table-cell table:formula="of:=IF([.W50]&lt;&gt;&quot;&quot;; [.W50]/[.U50]; &quot;&quot;)">
            <text:p/>
          </table:table-cell>
        </table:table-row>
        <table:table-row table:style-name="ro1">
          <table:table-cell office:value-type="string" calcext:value-type="string">
            <text:p>2016-08-22</text:p>
          </table:table-cell>
          <table:table-cell office:value-type="float" office:value="497.27066" calcext:value-type="float">
            <text:p>497.3</text:p>
          </table:table-cell>
          <table:table-cell office:value-type="float" office:value="495.9509" calcext:value-type="float">
            <text:p>496.0</text:p>
          </table:table-cell>
          <table:table-cell office:value-type="float" office:value="491.53644" calcext:value-type="float">
            <text:p>491.5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B51]/[.I51]-1" office:value-type="float" office:value="-0.0249594901960783" calcext:value-type="float">
            <text:p>-0.025</text:p>
          </table:table-cell>
          <table:table-cell table:formula="of:=[.C51]/[.F51]-1" office:value-type="float" office:value="-0.0407139264990329" calcext:value-type="float">
            <text:p>-0.041</text:p>
          </table:table-cell>
          <table:table-cell table:formula="of:=[.D51]/[.H51]-1" office:value-type="float" office:value="-0.0285841106719367" calcext:value-type="float">
            <text:p>-0.029</text:p>
          </table:table-cell>
          <table:table-cell/>
          <table:table-cell table:formula="of:=[.C51]*(1-[.K51])" office:value-type="float" office:value="508.329581626286" calcext:value-type="float">
            <text:p>508.3</text:p>
          </table:table-cell>
          <table:table-cell table:formula="of:=[.O51]/[.F51]-1" office:value-type="float" office:value="-0.0167706351522511" calcext:value-type="float">
            <text:p>-0.017</text:p>
          </table:table-cell>
          <table:table-cell table:formula="of:=[.D51]*(1-[.K51])" office:value-type="float" office:value="503.804938955195" calcext:value-type="float">
            <text:p>503.8</text:p>
          </table:table-cell>
          <table:table-cell table:formula="of:=[.Q51]/[.H51]-1" office:value-type="float" office:value="-0.00433806530593817" calcext:value-type="float">
            <text:p>-0.004</text:p>
          </table:table-cell>
          <table:table-cell/>
          <table:table-cell table:formula="of:=INT([.Q51])+[$パラメータ.$B$2]" office:value-type="float" office:value="503" calcext:value-type="float">
            <text:p>503</text:p>
          </table:table-cell>
          <table:table-cell table:formula="of:=IF([.H51]&lt;[.T51]; [.T51]; &quot;&quot;)">
            <text:p/>
          </table:table-cell>
          <table:table-cell table:formula="of:=IF([.U51]&lt;&gt;&quot;&quot;; [.F51]; &quot;&quot;)">
            <text:p/>
          </table:table-cell>
          <table:table-cell table:formula="of:=IF([.V51]&lt;&gt;&quot;&quot;; [.V51]-[.U51]; &quot;&quot;)">
            <text:p/>
          </table:table-cell>
          <table:table-cell table:formula="of:=IF([.W51]&lt;&gt;&quot;&quot;; [.W51]/[.U51]; &quot;&quot;)">
            <text:p/>
          </table:table-cell>
        </table:table-row>
        <table:table-row table:style-name="ro1">
          <table:table-cell office:value-type="string" calcext:value-type="string">
            <text:p>2016-08-23</text:p>
          </table:table-cell>
          <table:table-cell office:value-type="float" office:value="510.128" calcext:value-type="float">
            <text:p>510.1</text:p>
          </table:table-cell>
          <table:table-cell office:value-type="float" office:value="509.8366" calcext:value-type="float">
            <text:p>509.8</text:p>
          </table:table-cell>
          <table:table-cell office:value-type="float" office:value="504.52707" calcext:value-type="float">
            <text:p>504.5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B52]/[.I52]-1" office:value-type="float" office:value="0.00418897637795279" calcext:value-type="float">
            <text:p>0.004</text:p>
          </table:table-cell>
          <table:table-cell table:formula="of:=[.C52]/[.F52]-1" office:value-type="float" office:value="0.00559487179487173" calcext:value-type="float">
            <text:p>0.006</text:p>
          </table:table-cell>
          <table:table-cell table:formula="of:=[.D52]/[.H52]-1" office:value-type="float" office:value="0.00303592445328027" calcext:value-type="float">
            <text:p>0.003</text:p>
          </table:table-cell>
          <table:table-cell/>
          <table:table-cell table:formula="of:=[.C52]*(1-[.K52])" office:value-type="float" office:value="507.700906525984" calcext:value-type="float">
            <text:p>507.7</text:p>
          </table:table-cell>
          <table:table-cell table:formula="of:=[.O52]/[.F52]-1" office:value-type="float" office:value="0.00138245863113262" calcext:value-type="float">
            <text:p>0.001</text:p>
          </table:table-cell>
          <table:table-cell table:formula="of:=[.D52]*(1-[.K52])" office:value-type="float" office:value="502.413618021732" calcext:value-type="float">
            <text:p>502.4</text:p>
          </table:table-cell>
          <table:table-cell table:formula="of:=[.Q52]/[.H52]-1" office:value-type="float" office:value="-0.00116576934049251" calcext:value-type="float">
            <text:p>-0.001</text:p>
          </table:table-cell>
          <table:table-cell/>
          <table:table-cell table:formula="of:=INT([.Q52])+[$パラメータ.$B$2]" office:value-type="float" office:value="502" calcext:value-type="float">
            <text:p>502</text:p>
          </table:table-cell>
          <table:table-cell table:formula="of:=IF([.H52]&lt;[.T52]; [.T52]; &quot;&quot;)">
            <text:p/>
          </table:table-cell>
          <table:table-cell table:formula="of:=IF([.U52]&lt;&gt;&quot;&quot;; [.F52]; &quot;&quot;)">
            <text:p/>
          </table:table-cell>
          <table:table-cell table:formula="of:=IF([.V52]&lt;&gt;&quot;&quot;; [.V52]-[.U52]; &quot;&quot;)">
            <text:p/>
          </table:table-cell>
          <table:table-cell table:formula="of:=IF([.W52]&lt;&gt;&quot;&quot;; [.W52]/[.U52]; &quot;&quot;)">
            <text:p/>
          </table:table-cell>
        </table:table-row>
        <table:table-row table:style-name="ro1">
          <table:table-cell office:value-type="string" calcext:value-type="string">
            <text:p>2016-08-24</text:p>
          </table:table-cell>
          <table:table-cell office:value-type="float" office:value="498.85724" calcext:value-type="float">
            <text:p>498.9</text:p>
          </table:table-cell>
          <table:table-cell office:value-type="float" office:value="498.97693" calcext:value-type="float">
            <text:p>499.0</text:p>
          </table:table-cell>
          <table:table-cell office:value-type="float" office:value="493.1758" calcext:value-type="float">
            <text:p>493.2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20" calcext:value-type="float">
            <text:p>520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B53]/[.I53]-1" office:value-type="float" office:value="-0.0218485490196079" calcext:value-type="float">
            <text:p>-0.022</text:p>
          </table:table-cell>
          <table:table-cell table:formula="of:=[.C53]/[.F53]-1" office:value-type="float" office:value="-0.0158245956607496" calcext:value-type="float">
            <text:p>-0.016</text:p>
          </table:table-cell>
          <table:table-cell table:formula="of:=[.D53]/[.H53]-1" office:value-type="float" office:value="-0.0253442687747036" calcext:value-type="float">
            <text:p>-0.025</text:p>
          </table:table-cell>
          <table:table-cell/>
          <table:table-cell table:formula="of:=[.C53]*(1-[.K53])" office:value-type="float" office:value="509.878851914758" calcext:value-type="float">
            <text:p>509.9</text:p>
          </table:table-cell>
          <table:table-cell table:formula="of:=[.O53]/[.F53]-1" office:value-type="float" office:value="0.00567820890484883" calcext:value-type="float">
            <text:p>0.006</text:p>
          </table:table-cell>
          <table:table-cell table:formula="of:=[.D53]*(1-[.K53])" office:value-type="float" office:value="503.950975641584" calcext:value-type="float">
            <text:p>504.0</text:p>
          </table:table-cell>
          <table:table-cell table:formula="of:=[.Q53]/[.H53]-1" office:value-type="float" office:value="-0.00404945525378597" calcext:value-type="float">
            <text:p>-0.004</text:p>
          </table:table-cell>
          <table:table-cell/>
          <table:table-cell table:formula="of:=INT([.Q53])+[$パラメータ.$B$2]" office:value-type="float" office:value="503" calcext:value-type="float">
            <text:p>503</text:p>
          </table:table-cell>
          <table:table-cell table:formula="of:=IF([.H53]&lt;[.T53]; [.T53]; &quot;&quot;)">
            <text:p/>
          </table:table-cell>
          <table:table-cell table:formula="of:=IF([.U53]&lt;&gt;&quot;&quot;; [.F53]; &quot;&quot;)">
            <text:p/>
          </table:table-cell>
          <table:table-cell table:formula="of:=IF([.V53]&lt;&gt;&quot;&quot;; [.V53]-[.U53]; &quot;&quot;)">
            <text:p/>
          </table:table-cell>
          <table:table-cell table:formula="of:=IF([.W53]&lt;&gt;&quot;&quot;; [.W53]/[.U53]; &quot;&quot;)">
            <text:p/>
          </table:table-cell>
        </table:table-row>
        <table:table-row table:style-name="ro1">
          <table:table-cell office:value-type="string" calcext:value-type="string">
            <text:p>2016-08-25</text:p>
          </table:table-cell>
          <table:table-cell office:value-type="float" office:value="505.00427" calcext:value-type="float">
            <text:p>505.0</text:p>
          </table:table-cell>
          <table:table-cell office:value-type="float" office:value="505.00516" calcext:value-type="float">
            <text:p>505.0</text:p>
          </table:table-cell>
          <table:table-cell office:value-type="float" office:value="499.4497" calcext:value-type="float">
            <text:p>499.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[.B54]/[.I54]-1" office:value-type="float" office:value="-0.0078501571709233" calcext:value-type="float">
            <text:p>-0.008</text:p>
          </table:table-cell>
          <table:table-cell table:formula="of:=[.C54]/[.F54]-1" office:value-type="float" office:value="-0.00196608695652178" calcext:value-type="float">
            <text:p>-0.002</text:p>
          </table:table-cell>
          <table:table-cell table:formula="of:=[.D54]/[.H54]-1" office:value-type="float" office:value="-0.009028373015873" calcext:value-type="float">
            <text:p>-0.009</text:p>
          </table:table-cell>
          <table:table-cell/>
          <table:table-cell table:formula="of:=[.C54]*(1-[.K54])" office:value-type="float" office:value="508.969529878127" calcext:value-type="float">
            <text:p>509.0</text:p>
          </table:table-cell>
          <table:table-cell table:formula="of:=[.O54]/[.F54]-1" office:value-type="float" office:value="0.0058686361227811" calcext:value-type="float">
            <text:p>0.006</text:p>
          </table:table-cell>
          <table:table-cell table:formula="of:=[.D54]*(1-[.K54])" office:value-type="float" office:value="503.370458643971" calcext:value-type="float">
            <text:p>503.4</text:p>
          </table:table-cell>
          <table:table-cell table:formula="of:=[.Q54]/[.H54]-1" office:value-type="float" office:value="-0.00124908999212203" calcext:value-type="float">
            <text:p>-0.001</text:p>
          </table:table-cell>
          <table:table-cell/>
          <table:table-cell table:formula="of:=INT([.Q54])+[$パラメータ.$B$2]" office:value-type="float" office:value="503" calcext:value-type="float">
            <text:p>503</text:p>
          </table:table-cell>
          <table:table-cell table:formula="of:=IF([.H54]&lt;[.T54]; [.T54]; &quot;&quot;)">
            <text:p/>
          </table:table-cell>
          <table:table-cell table:formula="of:=IF([.U54]&lt;&gt;&quot;&quot;; [.F54]; &quot;&quot;)">
            <text:p/>
          </table:table-cell>
          <table:table-cell table:formula="of:=IF([.V54]&lt;&gt;&quot;&quot;; [.V54]-[.U54]; &quot;&quot;)">
            <text:p/>
          </table:table-cell>
          <table:table-cell table:formula="of:=IF([.W54]&lt;&gt;&quot;&quot;; [.W54]/[.U54]; &quot;&quot;)">
            <text:p/>
          </table:table-cell>
        </table:table-row>
        <table:table-row table:style-name="ro1">
          <table:table-cell office:value-type="string" calcext:value-type="string">
            <text:p>2016-08-26</text:p>
          </table:table-cell>
          <table:table-cell office:value-type="float" office:value="500.23605" calcext:value-type="float">
            <text:p>500.2</text:p>
          </table:table-cell>
          <table:table-cell office:value-type="float" office:value="500.21646" calcext:value-type="float">
            <text:p>500.2</text:p>
          </table:table-cell>
          <table:table-cell office:value-type="float" office:value="494.6054" calcext:value-type="float">
            <text:p>494.6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B55]/[.I55]-1" office:value-type="float" office:value="-0.00746815476190477" calcext:value-type="float">
            <text:p>-0.007</text:p>
          </table:table-cell>
          <table:table-cell table:formula="of:=[.C55]/[.F55]-1" office:value-type="float" office:value="-0.00355286852589642" calcext:value-type="float">
            <text:p>-0.004</text:p>
          </table:table-cell>
          <table:table-cell table:formula="of:=[.D55]/[.H55]-1" office:value-type="float" office:value="-0.0127636726546907" calcext:value-type="float">
            <text:p>-0.013</text:p>
          </table:table-cell>
          <table:table-cell/>
          <table:table-cell table:formula="of:=[.C55]*(1-[.K55])" office:value-type="float" office:value="503.952153937732" calcext:value-type="float">
            <text:p>504.0</text:p>
          </table:table-cell>
          <table:table-cell table:formula="of:=[.O55]/[.F55]-1" office:value-type="float" office:value="0.00388875286400836" calcext:value-type="float">
            <text:p>0.004</text:p>
          </table:table-cell>
          <table:table-cell table:formula="of:=[.D55]*(1-[.K55])" office:value-type="float" office:value="498.299189673274" calcext:value-type="float">
            <text:p>498.3</text:p>
          </table:table-cell>
          <table:table-cell table:formula="of:=[.Q55]/[.H55]-1" office:value-type="float" office:value="-0.00539083897550141" calcext:value-type="float">
            <text:p>-0.005</text:p>
          </table:table-cell>
          <table:table-cell/>
          <table:table-cell table:formula="of:=INT([.Q55])+[$パラメータ.$B$2]" office:value-type="float" office:value="498" calcext:value-type="float">
            <text:p>498</text:p>
          </table:table-cell>
          <table:table-cell table:formula="of:=IF([.H55]&lt;[.T55]; [.T55]; &quot;&quot;)">
            <text:p/>
          </table:table-cell>
          <table:table-cell table:formula="of:=IF([.U55]&lt;&gt;&quot;&quot;; [.F55]; &quot;&quot;)">
            <text:p/>
          </table:table-cell>
          <table:table-cell table:formula="of:=IF([.V55]&lt;&gt;&quot;&quot;; [.V55]-[.U55]; &quot;&quot;)">
            <text:p/>
          </table:table-cell>
          <table:table-cell table:formula="of:=IF([.W55]&lt;&gt;&quot;&quot;; [.W55]/[.U55]; &quot;&quot;)">
            <text:p/>
          </table:table-cell>
        </table:table-row>
        <table:table-row table:style-name="ro1">
          <table:table-cell office:value-type="string" calcext:value-type="string">
            <text:p>2016-08-29</text:p>
          </table:table-cell>
          <table:table-cell office:value-type="float" office:value="496.40256" calcext:value-type="float">
            <text:p>496.4</text:p>
          </table:table-cell>
          <table:table-cell office:value-type="float" office:value="496.22894" calcext:value-type="float">
            <text:p>496.2</text:p>
          </table:table-cell>
          <table:table-cell office:value-type="float" office:value="490.70203" calcext:value-type="float">
            <text:p>490.7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16" calcext:value-type="float">
            <text:p>516</text:p>
          </table:table-cell>
          <table:table-cell office:value-type="float" office:value="501" calcext:value-type="float">
            <text:p>501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B56]/[.I56]-1" office:value-type="float" office:value="-0.0361115339805825" calcext:value-type="float">
            <text:p>-0.036</text:p>
          </table:table-cell>
          <table:table-cell table:formula="of:=[.C56]/[.F56]-1" office:value-type="float" office:value="-0.0212446942800788" calcext:value-type="float">
            <text:p>-0.021</text:p>
          </table:table-cell>
          <table:table-cell table:formula="of:=[.D56]/[.H56]-1" office:value-type="float" office:value="-0.0205548303393214" calcext:value-type="float">
            <text:p>-0.021</text:p>
          </table:table-cell>
          <table:table-cell/>
          <table:table-cell table:formula="of:=[.C56]*(1-[.K56])" office:value-type="float" office:value="514.148528228958" calcext:value-type="float">
            <text:p>514.1</text:p>
          </table:table-cell>
          <table:table-cell table:formula="of:=[.O56]/[.F56]-1" office:value-type="float" office:value="0.0140996612011015" calcext:value-type="float">
            <text:p>0.014</text:p>
          </table:table-cell>
          <table:table-cell table:formula="of:=[.D56]*(1-[.K56])" office:value-type="float" office:value="508.422033030686" calcext:value-type="float">
            <text:p>508.4</text:p>
          </table:table-cell>
          <table:table-cell table:formula="of:=[.Q56]/[.H56]-1" office:value-type="float" office:value="0.0148144371869976" calcext:value-type="float">
            <text:p>0.015</text:p>
          </table:table-cell>
          <table:table-cell/>
          <table:table-cell table:formula="of:=INT([.Q56])+[$パラメータ.$B$2]" office:value-type="float" office:value="508" calcext:value-type="float">
            <text:p>508</text:p>
          </table:table-cell>
          <table:table-cell table:formula="of:=IF([.H56]&lt;[.T56]; [.T56]; &quot;&quot;)" office:value-type="float" office:value="508" calcext:value-type="float">
            <text:p>508</text:p>
          </table:table-cell>
          <table:table-cell table:formula="of:=IF([.U56]&lt;&gt;&quot;&quot;; [.F56]; &quot;&quot;)" office:value-type="float" office:value="507" calcext:value-type="float">
            <text:p>507</text:p>
          </table:table-cell>
          <table:table-cell table:formula="of:=IF([.V56]&lt;&gt;&quot;&quot;; [.V56]-[.U56]; &quot;&quot;)" office:value-type="float" office:value="-1" calcext:value-type="float">
            <text:p>-1</text:p>
          </table:table-cell>
          <table:table-cell table:formula="of:=IF([.W56]&lt;&gt;&quot;&quot;; [.W56]/[.U56]; &quot;&quot;)" office:value-type="float" office:value="-0.00196850393700787" calcext:value-type="float">
            <text:p>-0.002</text:p>
          </table:table-cell>
        </table:table-row>
        <table:table-row table:style-name="ro1">
          <table:table-cell office:value-type="string" calcext:value-type="string">
            <text:p>2016-08-30</text:p>
          </table:table-cell>
          <table:table-cell office:value-type="float" office:value="500.39758" calcext:value-type="float">
            <text:p>500.4</text:p>
          </table:table-cell>
          <table:table-cell office:value-type="float" office:value="499.71228" calcext:value-type="float">
            <text:p>499.7</text:p>
          </table:table-cell>
          <table:table-cell office:value-type="float" office:value="494.41876" calcext:value-type="float">
            <text:p>494.4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502" calcext:value-type="float">
            <text:p>502</text:p>
          </table:table-cell>
          <table:table-cell/>
          <table:table-cell table:formula="of:=[.B57]/[.I57]-1" office:value-type="float" office:value="-0.00319207171314739" calcext:value-type="float">
            <text:p>-0.003</text:p>
          </table:table-cell>
          <table:table-cell table:formula="of:=[.C57]/[.F57]-1" office:value-type="float" office:value="-0.0296848932038835" calcext:value-type="float">
            <text:p>-0.030</text:p>
          </table:table-cell>
          <table:table-cell table:formula="of:=[.D57]/[.H57]-1" office:value-type="float" office:value="-0.0151020717131474" calcext:value-type="float">
            <text:p>-0.015</text:p>
          </table:table-cell>
          <table:table-cell/>
          <table:table-cell table:formula="of:=[.C57]*(1-[.K57])" office:value-type="float" office:value="501.3073974337" calcext:value-type="float">
            <text:p>501.3</text:p>
          </table:table-cell>
          <table:table-cell table:formula="of:=[.O57]/[.F57]-1" office:value-type="float" office:value="-0.0265875777986401" calcext:value-type="float">
            <text:p>-0.027</text:p>
          </table:table-cell>
          <table:table-cell table:formula="of:=[.D57]*(1-[.K57])" office:value-type="float" office:value="495.996980138245" calcext:value-type="float">
            <text:p>496.0</text:p>
          </table:table-cell>
          <table:table-cell table:formula="of:=[.Q57]/[.H57]-1" office:value-type="float" office:value="-0.0119582068959255" calcext:value-type="float">
            <text:p>-0.012</text:p>
          </table:table-cell>
          <table:table-cell/>
          <table:table-cell table:formula="of:=INT([.Q57])+[$パラメータ.$B$2]" office:value-type="float" office:value="495" calcext:value-type="float">
            <text:p>495</text:p>
          </table:table-cell>
          <table:table-cell table:formula="of:=IF([.H57]&lt;[.T57]; [.T57]; &quot;&quot;)">
            <text:p/>
          </table:table-cell>
          <table:table-cell table:formula="of:=IF([.U57]&lt;&gt;&quot;&quot;; [.F57]; &quot;&quot;)">
            <text:p/>
          </table:table-cell>
          <table:table-cell table:formula="of:=IF([.V57]&lt;&gt;&quot;&quot;; [.V57]-[.U57]; &quot;&quot;)">
            <text:p/>
          </table:table-cell>
          <table:table-cell table:formula="of:=IF([.W57]&lt;&gt;&quot;&quot;; [.W57]/[.U57]; &quot;&quot;)">
            <text:p/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507.05298" calcext:value-type="float">
            <text:p>507.1</text:p>
          </table:table-cell>
          <table:table-cell office:value-type="float" office:value="506.7996" calcext:value-type="float">
            <text:p>506.8</text:p>
          </table:table-cell>
          <table:table-cell office:value-type="float" office:value="501.36722" calcext:value-type="float">
            <text:p>501.4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17" calcext:value-type="float">
            <text:p>51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B58]/[.I58]-1" office:value-type="float" office:value="-0.0248981153846154" calcext:value-type="float">
            <text:p>-0.025</text:p>
          </table:table-cell>
          <table:table-cell table:formula="of:=[.C58]/[.F58]-1" office:value-type="float" office:value="-0.0346674285714286" calcext:value-type="float">
            <text:p>-0.035</text:p>
          </table:table-cell>
          <table:table-cell table:formula="of:=[.D58]/[.H58]-1" office:value-type="float" office:value="-0.0302374854932302" calcext:value-type="float">
            <text:p>-0.030</text:p>
          </table:table-cell>
          <table:table-cell/>
          <table:table-cell table:formula="of:=[.C58]*(1-[.K58])" office:value-type="float" office:value="519.417954917677" calcext:value-type="float">
            <text:p>519.4</text:p>
          </table:table-cell>
          <table:table-cell table:formula="of:=[.O58]/[.F58]-1" office:value-type="float" office:value="-0.0106324668234724" calcext:value-type="float">
            <text:p>-0.011</text:p>
          </table:table-cell>
          <table:table-cell table:formula="of:=[.D58]*(1-[.K58])" office:value-type="float" office:value="513.850318893624" calcext:value-type="float">
            <text:p>513.9</text:p>
          </table:table-cell>
          <table:table-cell table:formula="of:=[.Q58]/[.H58]-1" office:value-type="float" office:value="-0.00609222651136576" calcext:value-type="float">
            <text:p>-0.006</text:p>
          </table:table-cell>
          <table:table-cell/>
          <table:table-cell table:formula="of:=INT([.Q58])+[$パラメータ.$B$2]" office:value-type="float" office:value="513" calcext:value-type="float">
            <text:p>513</text:p>
          </table:table-cell>
          <table:table-cell table:formula="of:=IF([.H58]&lt;[.T58]; [.T58]; &quot;&quot;)">
            <text:p/>
          </table:table-cell>
          <table:table-cell table:formula="of:=IF([.U58]&lt;&gt;&quot;&quot;; [.F58]; &quot;&quot;)">
            <text:p/>
          </table:table-cell>
          <table:table-cell table:formula="of:=IF([.V58]&lt;&gt;&quot;&quot;; [.V58]-[.U58]; &quot;&quot;)">
            <text:p/>
          </table:table-cell>
          <table:table-cell table:formula="of:=IF([.W58]&lt;&gt;&quot;&quot;; [.W58]/[.U58]; &quot;&quot;)">
            <text:p/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517.4105" calcext:value-type="float">
            <text:p>517.4</text:p>
          </table:table-cell>
          <table:table-cell office:value-type="float" office:value="516.8352" calcext:value-type="float">
            <text:p>516.8</text:p>
          </table:table-cell>
          <table:table-cell office:value-type="float" office:value="511.45764" calcext:value-type="float">
            <text:p>511.5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float" office:value="522" calcext:value-type="float">
            <text:p>522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B59]/[.I59]-1" office:value-type="float" office:value="-0.0200558712121213" calcext:value-type="float">
            <text:p>-0.020</text:p>
          </table:table-cell>
          <table:table-cell table:formula="of:=[.C59]/[.F59]-1" office:value-type="float" office:value="-0.019288045540797" calcext:value-type="float">
            <text:p>-0.019</text:p>
          </table:table-cell>
          <table:table-cell table:formula="of:=[.D59]/[.H59]-1" office:value-type="float" office:value="-0.0201960919540229" calcext:value-type="float">
            <text:p>-0.020</text:p>
          </table:table-cell>
          <table:table-cell/>
          <table:table-cell table:formula="of:=[.C59]*(1-[.K59])" office:value-type="float" office:value="527.200780209091" calcext:value-type="float">
            <text:p>527.2</text:p>
          </table:table-cell>
          <table:table-cell table:formula="of:=[.O59]/[.F59]-1" office:value-type="float" office:value="0.000380987114024567" calcext:value-type="float">
            <text:p>0.000</text:p>
          </table:table-cell>
          <table:table-cell table:formula="of:=[.D59]*(1-[.K59])" office:value-type="float" office:value="521.715368558295" calcext:value-type="float">
            <text:p>521.7</text:p>
          </table:table-cell>
          <table:table-cell table:formula="of:=[.Q59]/[.H59]-1" office:value-type="float" office:value="-0.000545270961119781" calcext:value-type="float">
            <text:p>-0.001</text:p>
          </table:table-cell>
          <table:table-cell/>
          <table:table-cell table:formula="of:=INT([.Q59])+[$パラメータ.$B$2]" office:value-type="float" office:value="521" calcext:value-type="float">
            <text:p>521</text:p>
          </table:table-cell>
          <table:table-cell table:formula="of:=IF([.H59]&lt;[.T59]; [.T59]; &quot;&quot;)">
            <text:p/>
          </table:table-cell>
          <table:table-cell table:formula="of:=IF([.U59]&lt;&gt;&quot;&quot;; [.F59]; &quot;&quot;)">
            <text:p/>
          </table:table-cell>
          <table:table-cell table:formula="of:=IF([.V59]&lt;&gt;&quot;&quot;; [.V59]-[.U59]; &quot;&quot;)">
            <text:p/>
          </table:table-cell>
          <table:table-cell table:formula="of:=IF([.W59]&lt;&gt;&quot;&quot;; [.W59]/[.U59]; &quot;&quot;)">
            <text:p/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office:value-type="float" office:value="520.70667" calcext:value-type="float">
            <text:p>520.7</text:p>
          </table:table-cell>
          <table:table-cell office:value-type="float" office:value="519.88824" calcext:value-type="float">
            <text:p>519.9</text:p>
          </table:table-cell>
          <table:table-cell office:value-type="float" office:value="514.4144" calcext:value-type="float">
            <text:p>514.4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18" calcext:value-type="float">
            <text:p>518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B60]/[.I60]-1" office:value-type="float" office:value="-0.000563013435700532" calcext:value-type="float">
            <text:p>-0.001</text:p>
          </table:table-cell>
          <table:table-cell table:formula="of:=[.C60]/[.F60]-1" office:value-type="float" office:value="-0.0153631818181819" calcext:value-type="float">
            <text:p>-0.015</text:p>
          </table:table-cell>
          <table:table-cell table:formula="of:=[.D60]/[.H60]-1" office:value-type="float" office:value="-0.00692200772200768" calcext:value-type="float">
            <text:p>-0.007</text:p>
          </table:table-cell>
          <table:table-cell/>
          <table:table-cell table:formula="of:=[.C60]*(1-[.K60])" office:value-type="float" office:value="520.180944064183" calcext:value-type="float">
            <text:p>520.2</text:p>
          </table:table-cell>
          <table:table-cell table:formula="of:=[.O60]/[.F60]-1" office:value-type="float" office:value="-0.0148088180602599" calcext:value-type="float">
            <text:p>-0.015</text:p>
          </table:table-cell>
          <table:table-cell table:formula="of:=[.D60]*(1-[.K60])" office:value-type="float" office:value="514.704022218718" calcext:value-type="float">
            <text:p>514.7</text:p>
          </table:table-cell>
          <table:table-cell table:formula="of:=[.Q60]/[.H60]-1" office:value-type="float" office:value="-0.00636289146965652" calcext:value-type="float">
            <text:p>-0.006</text:p>
          </table:table-cell>
          <table:table-cell/>
          <table:table-cell table:formula="of:=INT([.Q60])+[$パラメータ.$B$2]" office:value-type="float" office:value="514" calcext:value-type="float">
            <text:p>514</text:p>
          </table:table-cell>
          <table:table-cell table:formula="of:=IF([.H60]&lt;[.T60]; [.T60]; &quot;&quot;)">
            <text:p/>
          </table:table-cell>
          <table:table-cell table:formula="of:=IF([.U60]&lt;&gt;&quot;&quot;; [.F60]; &quot;&quot;)">
            <text:p/>
          </table:table-cell>
          <table:table-cell table:formula="of:=IF([.V60]&lt;&gt;&quot;&quot;; [.V60]-[.U60]; &quot;&quot;)">
            <text:p/>
          </table:table-cell>
          <table:table-cell table:formula="of:=IF([.W60]&lt;&gt;&quot;&quot;; [.W60]/[.U60]; &quot;&quot;)">
            <text:p/>
          </table:table-cell>
        </table:table-row>
        <table:table-row table:style-name="ro1">
          <table:table-cell office:value-type="string" calcext:value-type="string">
            <text:p>2016-09-05</text:p>
          </table:table-cell>
          <table:table-cell office:value-type="float" office:value="521.38666" calcext:value-type="float">
            <text:p>521.4</text:p>
          </table:table-cell>
          <table:table-cell office:value-type="float" office:value="520.98645" calcext:value-type="float">
            <text:p>521.0</text:p>
          </table:table-cell>
          <table:table-cell office:value-type="float" office:value="515.3164" calcext:value-type="float">
            <text:p>515.3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61]/[.I61]-1" office:value-type="float" office:value="-0.0254454953271028" calcext:value-type="float">
            <text:p>-0.025</text:p>
          </table:table-cell>
          <table:table-cell table:formula="of:=[.C61]/[.F61]-1" office:value-type="float" office:value="-0.0261935514018692" calcext:value-type="float">
            <text:p>-0.026</text:p>
          </table:table-cell>
          <table:table-cell table:formula="of:=[.D61]/[.H61]-1" office:value-type="float" office:value="-0.0313601503759398" calcext:value-type="float">
            <text:p>-0.031</text:p>
          </table:table-cell>
          <table:table-cell/>
          <table:table-cell table:formula="of:=[.C61]*(1-[.K61])" office:value-type="float" office:value="534.243208278959" calcext:value-type="float">
            <text:p>534.2</text:p>
          </table:table-cell>
          <table:table-cell table:formula="of:=[.O61]/[.F61]-1" office:value-type="float" office:value="-0.00141456396456296" calcext:value-type="float">
            <text:p>-0.001</text:p>
          </table:table-cell>
          <table:table-cell table:formula="of:=[.D61]*(1-[.K61])" office:value-type="float" office:value="528.428881048179" calcext:value-type="float">
            <text:p>528.4</text:p>
          </table:table-cell>
          <table:table-cell table:formula="of:=[.Q61]/[.H61]-1" office:value-type="float" office:value="-0.00671262960868513" calcext:value-type="float">
            <text:p>-0.007</text:p>
          </table:table-cell>
          <table:table-cell/>
          <table:table-cell table:formula="of:=INT([.Q61])+[$パラメータ.$B$2]" office:value-type="float" office:value="528" calcext:value-type="float">
            <text:p>528</text:p>
          </table:table-cell>
          <table:table-cell table:formula="of:=IF([.H61]&lt;[.T61]; [.T61]; &quot;&quot;)">
            <text:p/>
          </table:table-cell>
          <table:table-cell table:formula="of:=IF([.U61]&lt;&gt;&quot;&quot;; [.F61]; &quot;&quot;)">
            <text:p/>
          </table:table-cell>
          <table:table-cell table:formula="of:=IF([.V61]&lt;&gt;&quot;&quot;; [.V61]-[.U61]; &quot;&quot;)">
            <text:p/>
          </table:table-cell>
          <table:table-cell table:formula="of:=IF([.W61]&lt;&gt;&quot;&quot;; [.W61]/[.U61]; &quot;&quot;)">
            <text:p/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float" office:value="534.65454" calcext:value-type="float">
            <text:p>534.7</text:p>
          </table:table-cell>
          <table:table-cell office:value-type="float" office:value="533.83765" calcext:value-type="float">
            <text:p>533.8</text:p>
          </table:table-cell>
          <table:table-cell office:value-type="float" office:value="528.35114" calcext:value-type="float">
            <text:p>528.4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548" calcext:value-type="float">
            <text:p>548</text:p>
          </table:table-cell>
          <table:table-cell office:value-type="float" office:value="534" calcext:value-type="float">
            <text:p>534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B62]/[.I62]-1" office:value-type="float" office:value="-0.00436770949720666" calcext:value-type="float">
            <text:p>-0.004</text:p>
          </table:table-cell>
          <table:table-cell table:formula="of:=[.C62]/[.F62]-1" office:value-type="float" office:value="-0.00403423507462675" calcext:value-type="float">
            <text:p>-0.004</text:p>
          </table:table-cell>
          <table:table-cell table:formula="of:=[.D62]/[.H62]-1" office:value-type="float" office:value="-0.0105783895131086" calcext:value-type="float">
            <text:p>-0.011</text:p>
          </table:table-cell>
          <table:table-cell/>
          <table:table-cell table:formula="of:=[.C62]*(1-[.K62])" office:value-type="float" office:value="536.169297773871" calcext:value-type="float">
            <text:p>536.2</text:p>
          </table:table-cell>
          <table:table-cell table:formula="of:=[.O62]/[.F62]-1" office:value-type="float" office:value="0.000315854055730425" calcext:value-type="float">
            <text:p>0.000</text:p>
          </table:table-cell>
          <table:table-cell table:formula="of:=[.D62]*(1-[.K62])" office:value-type="float" office:value="530.658824292038" calcext:value-type="float">
            <text:p>530.7</text:p>
          </table:table-cell>
          <table:table-cell table:formula="of:=[.Q62]/[.H62]-1" office:value-type="float" office:value="-0.00625688334824359" calcext:value-type="float">
            <text:p>-0.006</text:p>
          </table:table-cell>
          <table:table-cell/>
          <table:table-cell table:formula="of:=INT([.Q62])+[$パラメータ.$B$2]" office:value-type="float" office:value="530" calcext:value-type="float">
            <text:p>530</text:p>
          </table:table-cell>
          <table:table-cell table:formula="of:=IF([.H62]&lt;[.T62]; [.T62]; &quot;&quot;)">
            <text:p/>
          </table:table-cell>
          <table:table-cell table:formula="of:=IF([.U62]&lt;&gt;&quot;&quot;; [.F62]; &quot;&quot;)">
            <text:p/>
          </table:table-cell>
          <table:table-cell table:formula="of:=IF([.V62]&lt;&gt;&quot;&quot;; [.V62]-[.U62]; &quot;&quot;)">
            <text:p/>
          </table:table-cell>
          <table:table-cell table:formula="of:=IF([.W62]&lt;&gt;&quot;&quot;; [.W62]/[.U62]; &quot;&quot;)">
            <text:p/>
          </table:table-cell>
        </table:table-row>
        <table:table-row table:style-name="ro1">
          <table:table-cell office:value-type="string" calcext:value-type="string">
            <text:p>2016-09-07</text:p>
          </table:table-cell>
          <table:table-cell office:value-type="float" office:value="532.1818" calcext:value-type="float">
            <text:p>532.2</text:p>
          </table:table-cell>
          <table:table-cell office:value-type="float" office:value="531.3154" calcext:value-type="float">
            <text:p>531.3</text:p>
          </table:table-cell>
          <table:table-cell office:value-type="float" office:value="525.41327" calcext:value-type="float">
            <text:p>525.4</text:p>
          </table:table-cell>
          <table:table-cell/>
          <table:table-cell table:number-columns-repeated="2" office:value-type="float" office:value="532" calcext:value-type="float">
            <text:p>532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B63]/[.I63]-1" office:value-type="float" office:value="0.0234265384615384" calcext:value-type="float">
            <text:p>0.023</text:p>
          </table:table-cell>
          <table:table-cell table:formula="of:=[.C63]/[.F63]-1" office:value-type="float" office:value="-0.0012868421052632" calcext:value-type="float">
            <text:p>-0.001</text:p>
          </table:table-cell>
          <table:table-cell table:formula="of:=[.D63]/[.H63]-1" office:value-type="float" office:value="0.0202199417475728" calcext:value-type="float">
            <text:p>0.020</text:p>
          </table:table-cell>
          <table:table-cell/>
          <table:table-cell table:formula="of:=[.C63]*(1-[.K63])" office:value-type="float" office:value="518.868519346692" calcext:value-type="float">
            <text:p>518.9</text:p>
          </table:table-cell>
          <table:table-cell table:formula="of:=[.O63]/[.F63]-1" office:value-type="float" office:value="-0.0246832343107287" calcext:value-type="float">
            <text:p>-0.025</text:p>
          </table:table-cell>
          <table:table-cell table:formula="of:=[.D63]*(1-[.K63])" office:value-type="float" office:value="513.104655822142" calcext:value-type="float">
            <text:p>513.1</text:p>
          </table:table-cell>
          <table:table-cell table:formula="of:=[.Q63]/[.H63]-1" office:value-type="float" office:value="-0.00368027995700504" calcext:value-type="float">
            <text:p>-0.004</text:p>
          </table:table-cell>
          <table:table-cell/>
          <table:table-cell table:formula="of:=INT([.Q63])+[$パラメータ.$B$2]" office:value-type="float" office:value="513" calcext:value-type="float">
            <text:p>513</text:p>
          </table:table-cell>
          <table:table-cell table:formula="of:=IF([.H63]&lt;[.T63]; [.T63]; &quot;&quot;)">
            <text:p/>
          </table:table-cell>
          <table:table-cell table:formula="of:=IF([.U63]&lt;&gt;&quot;&quot;; [.F63]; &quot;&quot;)">
            <text:p/>
          </table:table-cell>
          <table:table-cell table:formula="of:=IF([.V63]&lt;&gt;&quot;&quot;; [.V63]-[.U63]; &quot;&quot;)">
            <text:p/>
          </table:table-cell>
          <table:table-cell table:formula="of:=IF([.W63]&lt;&gt;&quot;&quot;; [.W63]/[.U63]; &quot;&quot;)">
            <text:p/>
          </table:table-cell>
        </table:table-row>
        <table:table-row table:style-name="ro1">
          <table:table-cell office:value-type="string" calcext:value-type="string">
            <text:p>2016-09-08</text:p>
          </table:table-cell>
          <table:table-cell office:value-type="float" office:value="516.8155" calcext:value-type="float">
            <text:p>516.8</text:p>
          </table:table-cell>
          <table:table-cell office:value-type="float" office:value="516.02264" calcext:value-type="float">
            <text:p>516.0</text:p>
          </table:table-cell>
          <table:table-cell office:value-type="float" office:value="509.95056" calcext:value-type="float">
            <text:p>510.0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 office:value-type="float" office:value="520" calcext:value-type="float">
            <text:p>520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[.B64]/[.I64]-1" office:value-type="float" office:value="-0.0321807116104869" calcext:value-type="float">
            <text:p>-0.032</text:p>
          </table:table-cell>
          <table:table-cell table:formula="of:=[.C64]/[.F64]-1" office:value-type="float" office:value="-0.0245318714555766" calcext:value-type="float">
            <text:p>-0.025</text:p>
          </table:table-cell>
          <table:table-cell table:formula="of:=[.D64]/[.H64]-1" office:value-type="float" office:value="-0.0193258461538461" calcext:value-type="float">
            <text:p>-0.019</text:p>
          </table:table-cell>
          <table:table-cell/>
          <table:table-cell table:formula="of:=[.C64]*(1-[.K64])" office:value-type="float" office:value="532.628615762322" calcext:value-type="float">
            <text:p>532.6</text:p>
          </table:table-cell>
          <table:table-cell table:formula="of:=[.O64]/[.F64]-1" office:value-type="float" office:value="0.00685938707433276" calcext:value-type="float">
            <text:p>0.007</text:p>
          </table:table-cell>
          <table:table-cell table:formula="of:=[.D64]*(1-[.K64])" office:value-type="float" office:value="526.361131906966" calcext:value-type="float">
            <text:p>526.4</text:p>
          </table:table-cell>
          <table:table-cell table:formula="of:=[.Q64]/[.H64]-1" office:value-type="float" office:value="0.0122329459749353" calcext:value-type="float">
            <text:p>0.012</text:p>
          </table:table-cell>
          <table:table-cell/>
          <table:table-cell table:formula="of:=INT([.Q64])+[$パラメータ.$B$2]" office:value-type="float" office:value="526" calcext:value-type="float">
            <text:p>526</text:p>
          </table:table-cell>
          <table:table-cell table:formula="of:=IF([.H64]&lt;[.T64]; [.T64]; &quot;&quot;)" office:value-type="float" office:value="526" calcext:value-type="float">
            <text:p>526</text:p>
          </table:table-cell>
          <table:table-cell table:formula="of:=IF([.U64]&lt;&gt;&quot;&quot;; [.F64]; &quot;&quot;)" office:value-type="float" office:value="529" calcext:value-type="float">
            <text:p>529</text:p>
          </table:table-cell>
          <table:table-cell table:formula="of:=IF([.V64]&lt;&gt;&quot;&quot;; [.V64]-[.U64]; &quot;&quot;)" office:value-type="float" office:value="3" calcext:value-type="float">
            <text:p>3</text:p>
          </table:table-cell>
          <table:table-cell table:formula="of:=IF([.W64]&lt;&gt;&quot;&quot;; [.W64]/[.U64]; &quot;&quot;)" office:value-type="float" office:value="0.00570342205323194" calcext:value-type="float">
            <text:p>0.006</text:p>
          </table:table-cell>
        </table:table-row>
        <table:table-row table:style-name="ro1">
          <table:table-cell office:value-type="string" calcext:value-type="string">
            <text:p>2016-09-09</text:p>
          </table:table-cell>
          <table:table-cell office:value-type="float" office:value="525.18463" calcext:value-type="float">
            <text:p>525.2</text:p>
          </table:table-cell>
          <table:table-cell office:value-type="float" office:value="524.50684" calcext:value-type="float">
            <text:p>524.5</text:p>
          </table:table-cell>
          <table:table-cell office:value-type="float" office:value="518.5391" calcext:value-type="float">
            <text:p>518.5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537" calcext:value-type="float">
            <text:p>537</text:p>
          </table:table-cell>
          <table:table-cell office:value-type="float" office:value="526" calcext:value-type="float">
            <text:p>526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B65]/[.I65]-1" office:value-type="float" office:value="-0.0072124196597354" calcext:value-type="float">
            <text:p>-0.007</text:p>
          </table:table-cell>
          <table:table-cell table:formula="of:=[.C65]/[.F65]-1" office:value-type="float" office:value="-0.0159346341463414" calcext:value-type="float">
            <text:p>-0.016</text:p>
          </table:table-cell>
          <table:table-cell table:formula="of:=[.D65]/[.H65]-1" office:value-type="float" office:value="-0.0141842205323195" calcext:value-type="float">
            <text:p>-0.014</text:p>
          </table:table-cell>
          <table:table-cell/>
          <table:table-cell table:formula="of:=[.C65]*(1-[.K65])" office:value-type="float" office:value="528.289803444482" calcext:value-type="float">
            <text:p>528.3</text:p>
          </table:table-cell>
          <table:table-cell table:formula="of:=[.O65]/[.F65]-1" office:value-type="float" office:value="-0.0088371417551939" calcext:value-type="float">
            <text:p>-0.009</text:p>
          </table:table-cell>
          <table:table-cell table:formula="of:=[.D65]*(1-[.K65])" office:value-type="float" office:value="522.279021599181" calcext:value-type="float">
            <text:p>522.3</text:p>
          </table:table-cell>
          <table:table-cell table:formula="of:=[.Q65]/[.H65]-1" office:value-type="float" office:value="-0.00707410342360948" calcext:value-type="float">
            <text:p>-0.007</text:p>
          </table:table-cell>
          <table:table-cell/>
          <table:table-cell table:formula="of:=INT([.Q65])+[$パラメータ.$B$2]" office:value-type="float" office:value="522" calcext:value-type="float">
            <text:p>522</text:p>
          </table:table-cell>
          <table:table-cell table:formula="of:=IF([.H65]&lt;[.T65]; [.T65]; &quot;&quot;)">
            <text:p/>
          </table:table-cell>
          <table:table-cell table:formula="of:=IF([.U65]&lt;&gt;&quot;&quot;; [.F65]; &quot;&quot;)">
            <text:p/>
          </table:table-cell>
          <table:table-cell table:formula="of:=IF([.V65]&lt;&gt;&quot;&quot;; [.V65]-[.U65]; &quot;&quot;)">
            <text:p/>
          </table:table-cell>
          <table:table-cell table:formula="of:=IF([.W65]&lt;&gt;&quot;&quot;; [.W65]/[.U65]; &quot;&quot;)">
            <text:p/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float" office:value="527.7462" calcext:value-type="float">
            <text:p>527.7</text:p>
          </table:table-cell>
          <table:table-cell office:value-type="float" office:value="527.0511" calcext:value-type="float">
            <text:p>527.1</text:p>
          </table:table-cell>
          <table:table-cell office:value-type="float" office:value="521.0082" calcext:value-type="float">
            <text:p>521.0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41" calcext:value-type="float">
            <text:p>541</text:p>
          </table:table-cell>
          <table:table-cell office:value-type="float" office:value="524" calcext:value-type="float">
            <text:p>524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66]/[.I66]-1" office:value-type="float" office:value="-0.0135585046728971" calcext:value-type="float">
            <text:p>-0.014</text:p>
          </table:table-cell>
          <table:table-cell table:formula="of:=[.C66]/[.F66]-1" office:value-type="float" office:value="-0.00179715909090905" calcext:value-type="float">
            <text:p>-0.002</text:p>
          </table:table-cell>
          <table:table-cell table:formula="of:=[.D66]/[.H66]-1" office:value-type="float" office:value="-0.00570954198473284" calcext:value-type="float">
            <text:p>-0.006</text:p>
          </table:table-cell>
          <table:table-cell/>
          <table:table-cell table:formula="of:=[.C66]*(1-[.K66])" office:value-type="float" office:value="534.197124802206" calcext:value-type="float">
            <text:p>534.2</text:p>
          </table:table-cell>
          <table:table-cell table:formula="of:=[.O66]/[.F66]-1" office:value-type="float" office:value="0.0117369787920558" calcext:value-type="float">
            <text:p>0.012</text:p>
          </table:table-cell>
          <table:table-cell table:formula="of:=[.D66]*(1-[.K66])" office:value-type="float" office:value="528.072292114318" calcext:value-type="float">
            <text:p>528.1</text:p>
          </table:table-cell>
          <table:table-cell table:formula="of:=[.Q66]/[.H66]-1" office:value-type="float" office:value="0.00777154983648409" calcext:value-type="float">
            <text:p>0.008</text:p>
          </table:table-cell>
          <table:table-cell/>
          <table:table-cell table:formula="of:=INT([.Q66])+[$パラメータ.$B$2]" office:value-type="float" office:value="528" calcext:value-type="float">
            <text:p>528</text:p>
          </table:table-cell>
          <table:table-cell table:formula="of:=IF([.H66]&lt;[.T66]; [.T66]; &quot;&quot;)" office:value-type="float" office:value="528" calcext:value-type="float">
            <text:p>528</text:p>
          </table:table-cell>
          <table:table-cell table:formula="of:=IF([.U66]&lt;&gt;&quot;&quot;; [.F66]; &quot;&quot;)" office:value-type="float" office:value="528" calcext:value-type="float">
            <text:p>528</text:p>
          </table:table-cell>
          <table:table-cell table:formula="of:=IF([.V66]&lt;&gt;&quot;&quot;; [.V66]-[.U66]; &quot;&quot;)" office:value-type="float" office:value="0" calcext:value-type="float">
            <text:p>0</text:p>
          </table:table-cell>
          <table:table-cell table:formula="of:=IF([.W66]&lt;&gt;&quot;&quot;; [.W66]/[.U66]; &quot;&quot;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2016-09-13</text:p>
          </table:table-cell>
          <table:table-cell office:value-type="float" office:value="525.52374" calcext:value-type="float">
            <text:p>525.5</text:p>
          </table:table-cell>
          <table:table-cell office:value-type="float" office:value="524.6371" calcext:value-type="float">
            <text:p>524.6</text:p>
          </table:table-cell>
          <table:table-cell office:value-type="float" office:value="518.63855" calcext:value-type="float">
            <text:p>518.6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office:value-type="float" office:value="527" calcext:value-type="float">
            <text:p>527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B67]/[.I67]-1" office:value-type="float" office:value="-0.0103131073446329" calcext:value-type="float">
            <text:p>-0.010</text:p>
          </table:table-cell>
          <table:table-cell table:formula="of:=[.C67]/[.F67]-1" office:value-type="float" office:value="-0.00636912878787876" calcext:value-type="float">
            <text:p>-0.006</text:p>
          </table:table-cell>
          <table:table-cell table:formula="of:=[.D67]/[.H67]-1" office:value-type="float" office:value="-0.015866129032258" calcext:value-type="float">
            <text:p>-0.016</text:p>
          </table:table-cell>
          <table:table-cell/>
          <table:table-cell table:formula="of:=[.C67]*(1-[.K67])" office:value-type="float" office:value="530.047738729277" calcext:value-type="float">
            <text:p>530.0</text:p>
          </table:table-cell>
          <table:table-cell table:formula="of:=[.O67]/[.F67]-1" office:value-type="float" office:value="0.00387829304787268" calcext:value-type="float">
            <text:p>0.004</text:p>
          </table:table-cell>
          <table:table-cell table:formula="of:=[.D67]*(1-[.K67])" office:value-type="float" office:value="523.987325039215" calcext:value-type="float">
            <text:p>524.0</text:p>
          </table:table-cell>
          <table:table-cell table:formula="of:=[.Q67]/[.H67]-1" office:value-type="float" office:value="-0.00571665077947869" calcext:value-type="float">
            <text:p>-0.006</text:p>
          </table:table-cell>
          <table:table-cell/>
          <table:table-cell table:formula="of:=INT([.Q67])+[$パラメータ.$B$2]" office:value-type="float" office:value="523" calcext:value-type="float">
            <text:p>523</text:p>
          </table:table-cell>
          <table:table-cell table:formula="of:=IF([.H67]&lt;[.T67]; [.T67]; &quot;&quot;)">
            <text:p/>
          </table:table-cell>
          <table:table-cell table:formula="of:=IF([.U67]&lt;&gt;&quot;&quot;; [.F67]; &quot;&quot;)">
            <text:p/>
          </table:table-cell>
          <table:table-cell table:formula="of:=IF([.V67]&lt;&gt;&quot;&quot;; [.V67]-[.U67]; &quot;&quot;)">
            <text:p/>
          </table:table-cell>
          <table:table-cell table:formula="of:=IF([.W67]&lt;&gt;&quot;&quot;; [.W67]/[.U67]; &quot;&quot;)">
            <text:p/>
          </table:table-cell>
        </table:table-row>
        <table:table-row table:style-name="ro1">
          <table:table-cell office:value-type="string" calcext:value-type="string">
            <text:p>2016-09-14</text:p>
          </table:table-cell>
          <table:table-cell office:value-type="float" office:value="527.03815" calcext:value-type="float">
            <text:p>527.0</text:p>
          </table:table-cell>
          <table:table-cell office:value-type="float" office:value="526.3273" calcext:value-type="float">
            <text:p>526.3</text:p>
          </table:table-cell>
          <table:table-cell office:value-type="float" office:value="520.4526" calcext:value-type="float">
            <text:p>520.5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20" calcext:value-type="float">
            <text:p>520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68]/[.I68]-1" office:value-type="float" office:value="0.00579799618320598" calcext:value-type="float">
            <text:p>0.006</text:p>
          </table:table-cell>
          <table:table-cell table:formula="of:=[.C68]/[.F68]-1" office:value-type="float" office:value="0.00828984674329503" calcext:value-type="float">
            <text:p>0.008</text:p>
          </table:table-cell>
          <table:table-cell table:formula="of:=[.D68]/[.H68]-1" office:value-type="float" office:value="0.000870384615384578" calcext:value-type="float">
            <text:p>0.001</text:p>
          </table:table-cell>
          <table:table-cell/>
          <table:table-cell table:formula="of:=[.C68]*(1-[.K68])" office:value-type="float" office:value="523.275656323483" calcext:value-type="float">
            <text:p>523.3</text:p>
          </table:table-cell>
          <table:table-cell table:formula="of:=[.O68]/[.F68]-1" office:value-type="float" office:value="0.00244378606031215" calcext:value-type="float">
            <text:p>0.002</text:p>
          </table:table-cell>
          <table:table-cell table:formula="of:=[.D68]*(1-[.K68])" office:value-type="float" office:value="517.43501781166" calcext:value-type="float">
            <text:p>517.4</text:p>
          </table:table-cell>
          <table:table-cell table:formula="of:=[.Q68]/[.H68]-1" office:value-type="float" office:value="-0.00493265805449927" calcext:value-type="float">
            <text:p>-0.005</text:p>
          </table:table-cell>
          <table:table-cell/>
          <table:table-cell table:formula="of:=INT([.Q68])+[$パラメータ.$B$2]" office:value-type="float" office:value="517" calcext:value-type="float">
            <text:p>517</text:p>
          </table:table-cell>
          <table:table-cell table:formula="of:=IF([.H68]&lt;[.T68]; [.T68]; &quot;&quot;)">
            <text:p/>
          </table:table-cell>
          <table:table-cell table:formula="of:=IF([.U68]&lt;&gt;&quot;&quot;; [.F68]; &quot;&quot;)">
            <text:p/>
          </table:table-cell>
          <table:table-cell table:formula="of:=IF([.V68]&lt;&gt;&quot;&quot;; [.V68]-[.U68]; &quot;&quot;)">
            <text:p/>
          </table:table-cell>
          <table:table-cell table:formula="of:=IF([.W68]&lt;&gt;&quot;&quot;; [.W68]/[.U68]; &quot;&quot;)">
            <text:p/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office:value-type="float" office:value="512.99207" calcext:value-type="float">
            <text:p>513.0</text:p>
          </table:table-cell>
          <table:table-cell office:value-type="float" office:value="511.858" calcext:value-type="float">
            <text:p>511.9</text:p>
          </table:table-cell>
          <table:table-cell office:value-type="float" office:value="506.06683" calcext:value-type="float">
            <text:p>506.1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18" calcext:value-type="float">
            <text:p>518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B69]/[.I69]-1" office:value-type="float" office:value="-0.0134767884615384" calcext:value-type="float">
            <text:p>-0.013</text:p>
          </table:table-cell>
          <table:table-cell table:formula="of:=[.C69]/[.F69]-1" office:value-type="float" office:value="-0.0268859315589354" calcext:value-type="float">
            <text:p>-0.027</text:p>
          </table:table-cell>
          <table:table-cell table:formula="of:=[.D69]/[.H69]-1" office:value-type="float" office:value="-0.0230370077220078" calcext:value-type="float">
            <text:p>-0.023</text:p>
          </table:table-cell>
          <table:table-cell/>
          <table:table-cell table:formula="of:=[.C69]*(1-[.K69])" office:value-type="float" office:value="518.756201988346" calcext:value-type="float">
            <text:p>518.8</text:p>
          </table:table-cell>
          <table:table-cell table:formula="of:=[.O69]/[.F69]-1" office:value-type="float" office:value="-0.013771479109608" calcext:value-type="float">
            <text:p>-0.014</text:p>
          </table:table-cell>
          <table:table-cell table:formula="of:=[.D69]*(1-[.K69])" office:value-type="float" office:value="512.886985615311" calcext:value-type="float">
            <text:p>512.9</text:p>
          </table:table-cell>
          <table:table-cell table:formula="of:=[.Q69]/[.H69]-1" office:value-type="float" office:value="-0.00987068414032555" calcext:value-type="float">
            <text:p>-0.010</text:p>
          </table:table-cell>
          <table:table-cell/>
          <table:table-cell table:formula="of:=INT([.Q69])+[$パラメータ.$B$2]" office:value-type="float" office:value="512" calcext:value-type="float">
            <text:p>512</text:p>
          </table:table-cell>
          <table:table-cell table:formula="of:=IF([.H69]&lt;[.T69]; [.T69]; &quot;&quot;)">
            <text:p/>
          </table:table-cell>
          <table:table-cell table:formula="of:=IF([.U69]&lt;&gt;&quot;&quot;; [.F69]; &quot;&quot;)">
            <text:p/>
          </table:table-cell>
          <table:table-cell table:formula="of:=IF([.V69]&lt;&gt;&quot;&quot;; [.V69]-[.U69]; &quot;&quot;)">
            <text:p/>
          </table:table-cell>
          <table:table-cell table:formula="of:=IF([.W69]&lt;&gt;&quot;&quot;; [.W69]/[.U69]; &quot;&quot;)">
            <text:p/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office:value-type="float" office:value="515.10065" calcext:value-type="float">
            <text:p>515.1</text:p>
          </table:table-cell>
          <table:table-cell office:value-type="float" office:value="513.95905" calcext:value-type="float">
            <text:p>514.0</text:p>
          </table:table-cell>
          <table:table-cell office:value-type="float" office:value="508.5008" calcext:value-type="float">
            <text:p>508.5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20" calcext:value-type="float">
            <text:p>520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B70]/[.I70]-1" office:value-type="float" office:value="-0.0244305871212122" calcext:value-type="float">
            <text:p>-0.024</text:p>
          </table:table-cell>
          <table:table-cell table:formula="of:=[.C70]/[.F70]-1" office:value-type="float" office:value="-0.0191621183206105" calcext:value-type="float">
            <text:p>-0.019</text:p>
          </table:table-cell>
          <table:table-cell table:formula="of:=[.D70]/[.H70]-1" office:value-type="float" office:value="-0.0221138461538461" calcext:value-type="float">
            <text:p>-0.022</text:p>
          </table:table-cell>
          <table:table-cell/>
          <table:table-cell table:formula="of:=[.C70]*(1-[.K70])" office:value-type="float" office:value="526.515371347761" calcext:value-type="float">
            <text:p>526.5</text:p>
          </table:table-cell>
          <table:table-cell table:formula="of:=[.O70]/[.F70]-1" office:value-type="float" office:value="0.00480032699954291" calcext:value-type="float">
            <text:p>0.005</text:p>
          </table:table-cell>
          <table:table-cell table:formula="of:=[.D70]*(1-[.K70])" office:value-type="float" office:value="520.923773095606" calcext:value-type="float">
            <text:p>520.9</text:p>
          </table:table-cell>
          <table:table-cell table:formula="of:=[.Q70]/[.H70]-1" office:value-type="float" office:value="0.00177648672231956" calcext:value-type="float">
            <text:p>0.002</text:p>
          </table:table-cell>
          <table:table-cell/>
          <table:table-cell table:formula="of:=INT([.Q70])+[$パラメータ.$B$2]" office:value-type="float" office:value="520" calcext:value-type="float">
            <text:p>520</text:p>
          </table:table-cell>
          <table:table-cell table:formula="of:=IF([.H70]&lt;[.T70]; [.T70]; &quot;&quot;)">
            <text:p/>
          </table:table-cell>
          <table:table-cell table:formula="of:=IF([.U70]&lt;&gt;&quot;&quot;; [.F70]; &quot;&quot;)">
            <text:p/>
          </table:table-cell>
          <table:table-cell table:formula="of:=IF([.V70]&lt;&gt;&quot;&quot;; [.V70]-[.U70]; &quot;&quot;)">
            <text:p/>
          </table:table-cell>
          <table:table-cell table:formula="of:=IF([.W70]&lt;&gt;&quot;&quot;; [.W70]/[.U70]; &quot;&quot;)">
            <text:p/>
          </table:table-cell>
        </table:table-row>
        <table:table-row table:style-name="ro1">
          <table:table-cell office:value-type="string" calcext:value-type="string">
            <text:p>2016-09-20</text:p>
          </table:table-cell>
          <table:table-cell office:value-type="float" office:value="519.2739" calcext:value-type="float">
            <text:p>519.3</text:p>
          </table:table-cell>
          <table:table-cell office:value-type="float" office:value="518.4863" calcext:value-type="float">
            <text:p>518.5</text:p>
          </table:table-cell>
          <table:table-cell office:value-type="float" office:value="512.94666" calcext:value-type="float">
            <text:p>512.9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B71]/[.I71]-1" office:value-type="float" office:value="-0.0013963461538461" calcext:value-type="float">
            <text:p>-0.001</text:p>
          </table:table-cell>
          <table:table-cell table:formula="of:=[.C71]/[.F71]-1" office:value-type="float" office:value="-0.0326748134328357" calcext:value-type="float">
            <text:p>-0.033</text:p>
          </table:table-cell>
          <table:table-cell table:formula="of:=[.D71]/[.H71]-1" office:value-type="float" office:value="-0.0116634682080926" calcext:value-type="float">
            <text:p>-0.012</text:p>
          </table:table-cell>
          <table:table-cell/>
          <table:table-cell table:formula="of:=[.C71]*(1-[.K71])" office:value-type="float" office:value="519.210286350827" calcext:value-type="float">
            <text:p>519.2</text:p>
          </table:table-cell>
          <table:table-cell table:formula="of:=[.O71]/[.F71]-1" office:value-type="float" office:value="-0.0313240926290541" calcext:value-type="float">
            <text:p>-0.031</text:p>
          </table:table-cell>
          <table:table-cell table:formula="of:=[.D71]*(1-[.K71])" office:value-type="float" office:value="513.662911095819" calcext:value-type="float">
            <text:p>513.7</text:p>
          </table:table-cell>
          <table:table-cell table:formula="of:=[.Q71]/[.H71]-1" office:value-type="float" office:value="-0.0102834082932192" calcext:value-type="float">
            <text:p>-0.010</text:p>
          </table:table-cell>
          <table:table-cell/>
          <table:table-cell table:formula="of:=INT([.Q71])+[$パラメータ.$B$2]" office:value-type="float" office:value="513" calcext:value-type="float">
            <text:p>513</text:p>
          </table:table-cell>
          <table:table-cell table:formula="of:=IF([.H71]&lt;[.T71]; [.T71]; &quot;&quot;)">
            <text:p/>
          </table:table-cell>
          <table:table-cell table:formula="of:=IF([.U71]&lt;&gt;&quot;&quot;; [.F71]; &quot;&quot;)">
            <text:p/>
          </table:table-cell>
          <table:table-cell table:formula="of:=IF([.V71]&lt;&gt;&quot;&quot;; [.V71]-[.U71]; &quot;&quot;)">
            <text:p/>
          </table:table-cell>
          <table:table-cell table:formula="of:=IF([.W71]&lt;&gt;&quot;&quot;; [.W71]/[.U71]; &quot;&quot;)">
            <text:p/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office:value-type="float" office:value="521.81726" calcext:value-type="float">
            <text:p>521.8</text:p>
          </table:table-cell>
          <table:table-cell office:value-type="float" office:value="521.10925" calcext:value-type="float">
            <text:p>521.1</text:p>
          </table:table-cell>
          <table:table-cell office:value-type="float" office:value="515.4039" calcext:value-type="float">
            <text:p>515.4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B72]/[.I72]-1" office:value-type="float" office:value="-0.0264603358208955" calcext:value-type="float">
            <text:p>-0.026</text:p>
          </table:table-cell>
          <table:table-cell table:formula="of:=[.C72]/[.F72]-1" office:value-type="float" office:value="-0.0473322669104205" calcext:value-type="float">
            <text:p>-0.047</text:p>
          </table:table-cell>
          <table:table-cell table:formula="of:=[.D72]/[.H72]-1" office:value-type="float" office:value="-0.0293711864406779" calcext:value-type="float">
            <text:p>-0.029</text:p>
          </table:table-cell>
          <table:table-cell/>
          <table:table-cell table:formula="of:=[.C72]*(1-[.K72])" office:value-type="float" office:value="534.897975754375" calcext:value-type="float">
            <text:p>534.9</text:p>
          </table:table-cell>
          <table:table-cell table:formula="of:=[.O72]/[.F72]-1" office:value-type="float" office:value="-0.0221243587671391" calcext:value-type="float">
            <text:p>-0.022</text:p>
          </table:table-cell>
          <table:table-cell table:formula="of:=[.D72]*(1-[.K72])" office:value-type="float" office:value="529.041660277399" calcext:value-type="float">
            <text:p>529.0</text:p>
          </table:table-cell>
          <table:table-cell table:formula="of:=[.Q72]/[.H72]-1" office:value-type="float" office:value="-0.00368802207646091" calcext:value-type="float">
            <text:p>-0.004</text:p>
          </table:table-cell>
          <table:table-cell/>
          <table:table-cell table:formula="of:=INT([.Q72])+[$パラメータ.$B$2]" office:value-type="float" office:value="529" calcext:value-type="float">
            <text:p>529</text:p>
          </table:table-cell>
          <table:table-cell table:formula="of:=IF([.H72]&lt;[.T72]; [.T72]; &quot;&quot;)">
            <text:p/>
          </table:table-cell>
          <table:table-cell table:formula="of:=IF([.U72]&lt;&gt;&quot;&quot;; [.F72]; &quot;&quot;)">
            <text:p/>
          </table:table-cell>
          <table:table-cell table:formula="of:=IF([.V72]&lt;&gt;&quot;&quot;; [.V72]-[.U72]; &quot;&quot;)">
            <text:p/>
          </table:table-cell>
          <table:table-cell table:formula="of:=IF([.W72]&lt;&gt;&quot;&quot;; [.W72]/[.U72]; &quot;&quot;)">
            <text:p/>
          </table:table-cell>
        </table:table-row>
        <table:table-row table:style-name="ro1">
          <table:table-cell office:value-type="string" calcext:value-type="string">
            <text:p>2016-09-23</text:p>
          </table:table-cell>
          <table:table-cell office:value-type="float" office:value="540.88824" calcext:value-type="float">
            <text:p>540.9</text:p>
          </table:table-cell>
          <table:table-cell office:value-type="float" office:value="540.1564" calcext:value-type="float">
            <text:p>540.2</text:p>
          </table:table-cell>
          <table:table-cell office:value-type="float" office:value="534.39355" calcext:value-type="float">
            <text:p>534.4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B73]/[.I73]-1" office:value-type="float" office:value="-0.00388906077348072" calcext:value-type="float">
            <text:p>-0.004</text:p>
          </table:table-cell>
          <table:table-cell table:formula="of:=[.C73]/[.F73]-1" office:value-type="float" office:value="0.00214545454545445" calcext:value-type="float">
            <text:p>0.002</text:p>
          </table:table-cell>
          <table:table-cell table:formula="of:=[.D73]/[.H73]-1" office:value-type="float" office:value="0.00261454033771114" calcext:value-type="float">
            <text:p>0.003</text:p>
          </table:table-cell>
          <table:table-cell/>
          <table:table-cell table:formula="of:=[.C73]*(1-[.K73])" office:value-type="float" office:value="542.257101066785" calcext:value-type="float">
            <text:p>542.3</text:p>
          </table:table-cell>
          <table:table-cell table:formula="of:=[.O73]/[.F73]-1" office:value-type="float" office:value="0.00604285912204938" calcext:value-type="float">
            <text:p>0.006</text:p>
          </table:table-cell>
          <table:table-cell table:formula="of:=[.D73]*(1-[.K73])" office:value-type="float" office:value="536.471838992906" calcext:value-type="float">
            <text:p>536.5</text:p>
          </table:table-cell>
          <table:table-cell table:formula="of:=[.Q73]/[.H73]-1" office:value-type="float" office:value="0.00651376921745994" calcext:value-type="float">
            <text:p>0.007</text:p>
          </table:table-cell>
          <table:table-cell/>
          <table:table-cell table:formula="of:=INT([.Q73])+[$パラメータ.$B$2]" office:value-type="float" office:value="536" calcext:value-type="float">
            <text:p>536</text:p>
          </table:table-cell>
          <table:table-cell table:formula="of:=IF([.H73]&lt;[.T73]; [.T73]; &quot;&quot;)" office:value-type="float" office:value="536" calcext:value-type="float">
            <text:p>536</text:p>
          </table:table-cell>
          <table:table-cell table:formula="of:=IF([.U73]&lt;&gt;&quot;&quot;; [.F73]; &quot;&quot;)" office:value-type="float" office:value="539" calcext:value-type="float">
            <text:p>539</text:p>
          </table:table-cell>
          <table:table-cell table:formula="of:=IF([.V73]&lt;&gt;&quot;&quot;; [.V73]-[.U73]; &quot;&quot;)" office:value-type="float" office:value="3" calcext:value-type="float">
            <text:p>3</text:p>
          </table:table-cell>
          <table:table-cell table:formula="of:=IF([.W73]&lt;&gt;&quot;&quot;; [.W73]/[.U73]; &quot;&quot;)" office:value-type="float" office:value="0.00559701492537313" calcext:value-type="float">
            <text:p>0.006</text:p>
          </table:table-cell>
        </table:table-row>
        <table:table-row table:style-name="ro1">
          <table:table-cell office:value-type="string" calcext:value-type="string">
            <text:p>2016-09-26</text:p>
          </table:table-cell>
          <table:table-cell office:value-type="float" office:value="538.8757" calcext:value-type="float">
            <text:p>538.9</text:p>
          </table:table-cell>
          <table:table-cell office:value-type="float" office:value="538.7955" calcext:value-type="float">
            <text:p>538.8</text:p>
          </table:table-cell>
          <table:table-cell office:value-type="float" office:value="532.39545" calcext:value-type="float">
            <text:p>532.4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543" calcext:value-type="float">
            <text:p>543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B74]/[.I74]-1" office:value-type="float" office:value="0.00536511194029865" calcext:value-type="float">
            <text:p>0.005</text:p>
          </table:table-cell>
          <table:table-cell table:formula="of:=[.C74]/[.F74]-1" office:value-type="float" office:value="-0.000379406307977836" calcext:value-type="float">
            <text:p>0.000</text:p>
          </table:table-cell>
          <table:table-cell table:formula="of:=[.D74]/[.H74]-1" office:value-type="float" office:value="-0.00486831775700936" calcext:value-type="float">
            <text:p>-0.005</text:p>
          </table:table-cell>
          <table:table-cell/>
          <table:table-cell table:formula="of:=[.C74]*(1-[.K74])" office:value-type="float" office:value="535.904801829571" calcext:value-type="float">
            <text:p>535.9</text:p>
          </table:table-cell>
          <table:table-cell table:formula="of:=[.O74]/[.F74]-1" office:value-type="float" office:value="-0.00574248269096345" calcext:value-type="float">
            <text:p>-0.006</text:p>
          </table:table-cell>
          <table:table-cell table:formula="of:=[.D74]*(1-[.K74])" office:value-type="float" office:value="529.539088814244" calcext:value-type="float">
            <text:p>529.5</text:p>
          </table:table-cell>
          <table:table-cell table:formula="of:=[.Q74]/[.H74]-1" office:value-type="float" office:value="-0.0102073106275806" calcext:value-type="float">
            <text:p>-0.010</text:p>
          </table:table-cell>
          <table:table-cell/>
          <table:table-cell table:formula="of:=INT([.Q74])+[$パラメータ.$B$2]" office:value-type="float" office:value="529" calcext:value-type="float">
            <text:p>529</text:p>
          </table:table-cell>
          <table:table-cell table:formula="of:=IF([.H74]&lt;[.T74]; [.T74]; &quot;&quot;)">
            <text:p/>
          </table:table-cell>
          <table:table-cell table:formula="of:=IF([.U74]&lt;&gt;&quot;&quot;; [.F74]; &quot;&quot;)">
            <text:p/>
          </table:table-cell>
          <table:table-cell table:formula="of:=IF([.V74]&lt;&gt;&quot;&quot;; [.V74]-[.U74]; &quot;&quot;)">
            <text:p/>
          </table:table-cell>
          <table:table-cell table:formula="of:=IF([.W74]&lt;&gt;&quot;&quot;; [.W74]/[.U74]; &quot;&quot;)">
            <text:p/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float" office:value="537.6881" calcext:value-type="float">
            <text:p>537.7</text:p>
          </table:table-cell>
          <table:table-cell office:value-type="float" office:value="537.8123" calcext:value-type="float">
            <text:p>537.8</text:p>
          </table:table-cell>
          <table:table-cell office:value-type="float" office:value="531.43823" calcext:value-type="float">
            <text:p>531.4</text:p>
          </table:table-cell>
          <table:table-cell/>
          <table:table-cell table:number-columns-repeated="2"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B75]/[.I75]-1" office:value-type="float" office:value="0.0145058490566037" calcext:value-type="float">
            <text:p>0.015</text:p>
          </table:table-cell>
          <table:table-cell table:formula="of:=[.C75]/[.F75]-1" office:value-type="float" office:value="-0.00405129629629619" calcext:value-type="float">
            <text:p>-0.004</text:p>
          </table:table-cell>
          <table:table-cell table:formula="of:=[.D75]/[.H75]-1" office:value-type="float" office:value="0.0141950954198473" calcext:value-type="float">
            <text:p>0.014</text:p>
          </table:table-cell>
          <table:table-cell/>
          <table:table-cell table:formula="of:=[.C75]*(1-[.K75])" office:value-type="float" office:value="530.010875955415" calcext:value-type="float">
            <text:p>530.0</text:p>
          </table:table-cell>
          <table:table-cell table:formula="of:=[.O75]/[.F75]-1" office:value-type="float" office:value="-0.0184983778603424" calcext:value-type="float">
            <text:p>-0.018</text:p>
          </table:table-cell>
          <table:table-cell table:formula="of:=[.D75]*(1-[.K75])" office:value-type="float" office:value="523.729267252711" calcext:value-type="float">
            <text:p>523.7</text:p>
          </table:table-cell>
          <table:table-cell table:formula="of:=[.Q75]/[.H75]-1" office:value-type="float" office:value="-0.000516665548260797" calcext:value-type="float">
            <text:p>-0.001</text:p>
          </table:table-cell>
          <table:table-cell/>
          <table:table-cell table:formula="of:=INT([.Q75])+[$パラメータ.$B$2]" office:value-type="float" office:value="523" calcext:value-type="float">
            <text:p>523</text:p>
          </table:table-cell>
          <table:table-cell table:formula="of:=IF([.H75]&lt;[.T75]; [.T75]; &quot;&quot;)">
            <text:p/>
          </table:table-cell>
          <table:table-cell table:formula="of:=IF([.U75]&lt;&gt;&quot;&quot;; [.F75]; &quot;&quot;)">
            <text:p/>
          </table:table-cell>
          <table:table-cell table:formula="of:=IF([.V75]&lt;&gt;&quot;&quot;; [.V75]-[.U75]; &quot;&quot;)">
            <text:p/>
          </table:table-cell>
          <table:table-cell table:formula="of:=IF([.W75]&lt;&gt;&quot;&quot;; [.W75]/[.U75]; &quot;&quot;)">
            <text:p/>
          </table:table-cell>
        </table:table-row>
        <table:table-row table:style-name="ro1">
          <table:table-cell office:value-type="string" calcext:value-type="string">
            <text:p>2016-09-28</text:p>
          </table:table-cell>
          <table:table-cell office:value-type="float" office:value="528.4753" calcext:value-type="float">
            <text:p>528.5</text:p>
          </table:table-cell>
          <table:table-cell office:value-type="float" office:value="528.1169" calcext:value-type="float">
            <text:p>528.1</text:p>
          </table:table-cell>
          <table:table-cell office:value-type="float" office:value="521.89154" calcext:value-type="float">
            <text:p>521.9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76]/[.I76]-1" office:value-type="float" office:value="-0.0121957009345796" calcext:value-type="float">
            <text:p>-0.012</text:p>
          </table:table-cell>
          <table:table-cell table:formula="of:=[.C76]/[.F76]-1" office:value-type="float" office:value="-0.0165420856610801" calcext:value-type="float">
            <text:p>-0.017</text:p>
          </table:table-cell>
          <table:table-cell table:formula="of:=[.D76]/[.H76]-1" office:value-type="float" office:value="-0.0134375425330814" calcext:value-type="float">
            <text:p>-0.013</text:p>
          </table:table-cell>
          <table:table-cell/>
          <table:table-cell table:formula="of:=[.C76]*(1-[.K76])" office:value-type="float" office:value="534.557655770897" calcext:value-type="float">
            <text:p>534.6</text:p>
          </table:table-cell>
          <table:table-cell table:formula="of:=[.O76]/[.F76]-1" office:value-type="float" office:value="-0.00454812705605734" calcext:value-type="float">
            <text:p>-0.005</text:p>
          </table:table-cell>
          <table:table-cell table:formula="of:=[.D76]*(1-[.K76])" office:value-type="float" office:value="528.256373142127" calcext:value-type="float">
            <text:p>528.3</text:p>
          </table:table-cell>
          <table:table-cell table:formula="of:=[.Q76]/[.H76]-1" office:value-type="float" office:value="-0.00140572184853116" calcext:value-type="float">
            <text:p>-0.001</text:p>
          </table:table-cell>
          <table:table-cell/>
          <table:table-cell table:formula="of:=INT([.Q76])+[$パラメータ.$B$2]" office:value-type="float" office:value="528" calcext:value-type="float">
            <text:p>528</text:p>
          </table:table-cell>
          <table:table-cell table:formula="of:=IF([.H76]&lt;[.T76]; [.T76]; &quot;&quot;)">
            <text:p/>
          </table:table-cell>
          <table:table-cell table:formula="of:=IF([.U76]&lt;&gt;&quot;&quot;; [.F76]; &quot;&quot;)">
            <text:p/>
          </table:table-cell>
          <table:table-cell table:formula="of:=IF([.V76]&lt;&gt;&quot;&quot;; [.V76]-[.U76]; &quot;&quot;)">
            <text:p/>
          </table:table-cell>
          <table:table-cell table:formula="of:=IF([.W76]&lt;&gt;&quot;&quot;; [.W76]/[.U76]; &quot;&quot;)">
            <text:p/>
          </table:table-cell>
        </table:table-row>
        <table:table-row table:style-name="ro1">
          <table:table-cell office:value-type="string" calcext:value-type="string">
            <text:p>2016-09-29</text:p>
          </table:table-cell>
          <table:table-cell office:value-type="float" office:value="531.9899" calcext:value-type="float">
            <text:p>532.0</text:p>
          </table:table-cell>
          <table:table-cell office:value-type="float" office:value="531.71075" calcext:value-type="float">
            <text:p>531.7</text:p>
          </table:table-cell>
          <table:table-cell office:value-type="float" office:value="525.83966" calcext:value-type="float">
            <text:p>525.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[.B77]/[.I77]-1" office:value-type="float" office:value="-0.0184688191881918" calcext:value-type="float">
            <text:p>-0.018</text:p>
          </table:table-cell>
          <table:table-cell table:formula="of:=[.C77]/[.F77]-1" office:value-type="float" office:value="-0.0332531818181819" calcext:value-type="float">
            <text:p>-0.033</text:p>
          </table:table-cell>
          <table:table-cell table:formula="of:=[.D77]/[.H77]-1" office:value-type="float" office:value="-0.02802280961183" calcext:value-type="float">
            <text:p>-0.028</text:p>
          </table:table-cell>
          <table:table-cell/>
          <table:table-cell table:formula="of:=[.C77]*(1-[.K77])" office:value-type="float" office:value="541.530819702168" calcext:value-type="float">
            <text:p>541.5</text:p>
          </table:table-cell>
          <table:table-cell table:formula="of:=[.O77]/[.F77]-1" office:value-type="float" office:value="-0.0153985096324222" calcext:value-type="float">
            <text:p>-0.015</text:p>
          </table:table-cell>
          <table:table-cell table:formula="of:=[.D77]*(1-[.K77])" office:value-type="float" office:value="535.55129760252" calcext:value-type="float">
            <text:p>535.6</text:p>
          </table:table-cell>
          <table:table-cell table:formula="of:=[.Q77]/[.H77]-1" office:value-type="float" office:value="-0.010071538627504" calcext:value-type="float">
            <text:p>-0.010</text:p>
          </table:table-cell>
          <table:table-cell/>
          <table:table-cell table:formula="of:=INT([.Q77])+[$パラメータ.$B$2]" office:value-type="float" office:value="535" calcext:value-type="float">
            <text:p>535</text:p>
          </table:table-cell>
          <table:table-cell table:formula="of:=IF([.H77]&lt;[.T77]; [.T77]; &quot;&quot;)">
            <text:p/>
          </table:table-cell>
          <table:table-cell table:formula="of:=IF([.U77]&lt;&gt;&quot;&quot;; [.F77]; &quot;&quot;)">
            <text:p/>
          </table:table-cell>
          <table:table-cell table:formula="of:=IF([.V77]&lt;&gt;&quot;&quot;; [.V77]-[.U77]; &quot;&quot;)">
            <text:p/>
          </table:table-cell>
          <table:table-cell table:formula="of:=IF([.W77]&lt;&gt;&quot;&quot;; [.W77]/[.U77]; &quot;&quot;)">
            <text:p/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545.3995" calcext:value-type="float">
            <text:p>545.4</text:p>
          </table:table-cell>
          <table:table-cell office:value-type="float" office:value="544.7776" calcext:value-type="float">
            <text:p>544.8</text:p>
          </table:table-cell>
          <table:table-cell office:value-type="float" office:value="539.0785" calcext:value-type="float">
            <text:p>539.1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  <table:table-cell office:value-type="float" office:value="535" calcext:value-type="float">
            <text:p>535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B78]/[.I78]-1" office:value-type="float" office:value="0.0044189686924494" calcext:value-type="float">
            <text:p>0.004</text:p>
          </table:table-cell>
          <table:table-cell table:formula="of:=[.C78]/[.F78]-1" office:value-type="float" office:value="0.00884740740740742" calcext:value-type="float">
            <text:p>0.009</text:p>
          </table:table-cell>
          <table:table-cell table:formula="of:=[.D78]/[.H78]-1" office:value-type="float" office:value="0.00762336448598133" calcext:value-type="float">
            <text:p>0.008</text:p>
          </table:table-cell>
          <table:table-cell/>
          <table:table-cell table:formula="of:=[.C78]*(1-[.K78])" office:value-type="float" office:value="542.370244841252" calcext:value-type="float">
            <text:p>542.4</text:p>
          </table:table-cell>
          <table:table-cell table:formula="of:=[.O78]/[.F78]-1" office:value-type="float" office:value="0.00438934229861543" calcext:value-type="float">
            <text:p>0.004</text:p>
          </table:table-cell>
          <table:table-cell table:formula="of:=[.D78]*(1-[.K78])" office:value-type="float" office:value="536.696328985727" calcext:value-type="float">
            <text:p>536.7</text:p>
          </table:table-cell>
          <table:table-cell table:formula="of:=[.Q78]/[.H78]-1" office:value-type="float" office:value="0.00317070838453715" calcext:value-type="float">
            <text:p>0.003</text:p>
          </table:table-cell>
          <table:table-cell/>
          <table:table-cell table:formula="of:=INT([.Q78])+[$パラメータ.$B$2]" office:value-type="float" office:value="536" calcext:value-type="float">
            <text:p>536</text:p>
          </table:table-cell>
          <table:table-cell table:formula="of:=IF([.H78]&lt;[.T78]; [.T78]; &quot;&quot;)" office:value-type="float" office:value="536" calcext:value-type="float">
            <text:p>536</text:p>
          </table:table-cell>
          <table:table-cell table:formula="of:=IF([.U78]&lt;&gt;&quot;&quot;; [.F78]; &quot;&quot;)" office:value-type="float" office:value="540" calcext:value-type="float">
            <text:p>540</text:p>
          </table:table-cell>
          <table:table-cell table:formula="of:=IF([.V78]&lt;&gt;&quot;&quot;; [.V78]-[.U78]; &quot;&quot;)" office:value-type="float" office:value="4" calcext:value-type="float">
            <text:p>4</text:p>
          </table:table-cell>
          <table:table-cell table:formula="of:=IF([.W78]&lt;&gt;&quot;&quot;; [.W78]/[.U78]; &quot;&quot;)" office:value-type="float" office:value="0.00746268656716418" calcext:value-type="float">
            <text:p>0.007</text:p>
          </table:table-cell>
        </table:table-row>
        <table:table-row table:style-name="ro1">
          <table:table-cell office:value-type="string" calcext:value-type="string">
            <text:p>2016-10-03</text:p>
          </table:table-cell>
          <table:table-cell office:value-type="float" office:value="531.74774" calcext:value-type="float">
            <text:p>531.7</text:p>
          </table:table-cell>
          <table:table-cell office:value-type="float" office:value="530.90216" calcext:value-type="float">
            <text:p>530.9</text:p>
          </table:table-cell>
          <table:table-cell office:value-type="float" office:value="524.9528" calcext:value-type="float">
            <text:p>525.0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555" calcext:value-type="float">
            <text:p>555</text:p>
          </table:table-cell>
          <table:table-cell office:value-type="float" office:value="541" calcext:value-type="float">
            <text:p>541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B79]/[.I79]-1" office:value-type="float" office:value="-0.0278834734917732" calcext:value-type="float">
            <text:p>-0.028</text:p>
          </table:table-cell>
          <table:table-cell table:formula="of:=[.C79]/[.F79]-1" office:value-type="float" office:value="-0.0186651386321627" calcext:value-type="float">
            <text:p>-0.019</text:p>
          </table:table-cell>
          <table:table-cell table:formula="of:=[.D79]/[.H79]-1" office:value-type="float" office:value="-0.0296621072088724" calcext:value-type="float">
            <text:p>-0.030</text:p>
          </table:table-cell>
          <table:table-cell/>
          <table:table-cell table:formula="of:=[.C79]*(1-[.K79])" office:value-type="float" office:value="545.705556305085" calcext:value-type="float">
            <text:p>545.7</text:p>
          </table:table-cell>
          <table:table-cell table:formula="of:=[.O79]/[.F79]-1" office:value-type="float" office:value="0.00869788596134025" calcext:value-type="float">
            <text:p>0.009</text:p>
          </table:table-cell>
          <table:table-cell table:formula="of:=[.D79]*(1-[.K79])" office:value-type="float" office:value="539.590307483232" calcext:value-type="float">
            <text:p>539.6</text:p>
          </table:table-cell>
          <table:table-cell table:formula="of:=[.Q79]/[.H79]-1" office:value-type="float" office:value="-0.00260571629716777" calcext:value-type="float">
            <text:p>-0.003</text:p>
          </table:table-cell>
          <table:table-cell/>
          <table:table-cell table:formula="of:=INT([.Q79])+[$パラメータ.$B$2]" office:value-type="float" office:value="539" calcext:value-type="float">
            <text:p>539</text:p>
          </table:table-cell>
          <table:table-cell table:formula="of:=IF([.H79]&lt;[.T79]; [.T79]; &quot;&quot;)">
            <text:p/>
          </table:table-cell>
          <table:table-cell table:formula="of:=IF([.U79]&lt;&gt;&quot;&quot;; [.F79]; &quot;&quot;)">
            <text:p/>
          </table:table-cell>
          <table:table-cell table:formula="of:=IF([.V79]&lt;&gt;&quot;&quot;; [.V79]-[.U79]; &quot;&quot;)">
            <text:p/>
          </table:table-cell>
          <table:table-cell table:formula="of:=IF([.W79]&lt;&gt;&quot;&quot;; [.W79]/[.U79]; &quot;&quot;)">
            <text:p/>
          </table:table-cell>
        </table:table-row>
        <table:table-row table:style-name="ro1">
          <table:table-cell office:value-type="string" calcext:value-type="string">
            <text:p>2016-10-04</text:p>
          </table:table-cell>
          <table:table-cell office:value-type="float" office:value="543.90796" calcext:value-type="float">
            <text:p>543.9</text:p>
          </table:table-cell>
          <table:table-cell office:value-type="float" office:value="543.03546" calcext:value-type="float">
            <text:p>543.0</text:p>
          </table:table-cell>
          <table:table-cell office:value-type="float" office:value="537.6069" calcext:value-type="float">
            <text:p>537.6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B80]/[.I80]-1" office:value-type="float" office:value="-0.0020037431192661" calcext:value-type="float">
            <text:p>-0.002</text:p>
          </table:table-cell>
          <table:table-cell table:formula="of:=[.C80]/[.F80]-1" office:value-type="float" office:value="-0.00177305147058837" calcext:value-type="float">
            <text:p>-0.002</text:p>
          </table:table-cell>
          <table:table-cell table:formula="of:=[.D80]/[.H80]-1" office:value-type="float" office:value="-0.00810535055350559" calcext:value-type="float">
            <text:p>-0.008</text:p>
          </table:table-cell>
          <table:table-cell/>
          <table:table-cell table:formula="of:=[.C80]*(1-[.K80])" office:value-type="float" office:value="544.123563566492" calcext:value-type="float">
            <text:p>544.1</text:p>
          </table:table-cell>
          <table:table-cell table:formula="of:=[.O80]/[.F80]-1" office:value-type="float" office:value="0.000227138908993396" calcext:value-type="float">
            <text:p>0.000</text:p>
          </table:table-cell>
          <table:table-cell table:formula="of:=[.D80]*(1-[.K80])" office:value-type="float" office:value="538.684126126745" calcext:value-type="float">
            <text:p>538.7</text:p>
          </table:table-cell>
          <table:table-cell table:formula="of:=[.Q80]/[.H80]-1" office:value-type="float" office:value="-0.00611784847464014" calcext:value-type="float">
            <text:p>-0.006</text:p>
          </table:table-cell>
          <table:table-cell/>
          <table:table-cell table:formula="of:=INT([.Q80])+[$パラメータ.$B$2]" office:value-type="float" office:value="538" calcext:value-type="float">
            <text:p>538</text:p>
          </table:table-cell>
          <table:table-cell table:formula="of:=IF([.H80]&lt;[.T80]; [.T80]; &quot;&quot;)">
            <text:p/>
          </table:table-cell>
          <table:table-cell table:formula="of:=IF([.U80]&lt;&gt;&quot;&quot;; [.F80]; &quot;&quot;)">
            <text:p/>
          </table:table-cell>
          <table:table-cell table:formula="of:=IF([.V80]&lt;&gt;&quot;&quot;; [.V80]-[.U80]; &quot;&quot;)">
            <text:p/>
          </table:table-cell>
          <table:table-cell table:formula="of:=IF([.W80]&lt;&gt;&quot;&quot;; [.W80]/[.U80]; &quot;&quot;)">
            <text:p/>
          </table:table-cell>
        </table:table-row>
        <table:table-row table:style-name="ro1">
          <table:table-cell office:value-type="string" calcext:value-type="string">
            <text:p>2016-10-05</text:p>
          </table:table-cell>
          <table:table-cell office:value-type="float" office:value="545.2076" calcext:value-type="float">
            <text:p>545.2</text:p>
          </table:table-cell>
          <table:table-cell office:value-type="float" office:value="544.7108" calcext:value-type="float">
            <text:p>544.7</text:p>
          </table:table-cell>
          <table:table-cell office:value-type="float" office:value="538.9909" calcext:value-type="float">
            <text:p>539.0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545" calcext:value-type="float">
            <text:p>545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B81]/[.I81]-1" office:value-type="float" office:value="0.000380917431192618" calcext:value-type="float">
            <text:p>0.000</text:p>
          </table:table-cell>
          <table:table-cell table:formula="of:=[.C81]/[.F81]-1" office:value-type="float" office:value="0.0124736059479553" calcext:value-type="float">
            <text:p>0.012</text:p>
          </table:table-cell>
          <table:table-cell table:formula="of:=[.D81]/[.H81]-1" office:value-type="float" office:value="0.00745962616822427" calcext:value-type="float">
            <text:p>0.007</text:p>
          </table:table-cell>
          <table:table-cell/>
          <table:table-cell table:formula="of:=[.C81]*(1-[.K81])" office:value-type="float" office:value="544.503310161321" calcext:value-type="float">
            <text:p>544.5</text:p>
          </table:table-cell>
          <table:table-cell table:formula="of:=[.O81]/[.F81]-1" office:value-type="float" office:value="0.0120879371028273" calcext:value-type="float">
            <text:p>0.012</text:p>
          </table:table-cell>
          <table:table-cell table:formula="of:=[.D81]*(1-[.K81])" office:value-type="float" office:value="538.785588970936" calcext:value-type="float">
            <text:p>538.8</text:p>
          </table:table-cell>
          <table:table-cell table:formula="of:=[.Q81]/[.H81]-1" office:value-type="float" office:value="0.00707586723539411" calcext:value-type="float">
            <text:p>0.007</text:p>
          </table:table-cell>
          <table:table-cell/>
          <table:table-cell table:formula="of:=INT([.Q81])+[$パラメータ.$B$2]" office:value-type="float" office:value="538" calcext:value-type="float">
            <text:p>538</text:p>
          </table:table-cell>
          <table:table-cell table:formula="of:=IF([.H81]&lt;[.T81]; [.T81]; &quot;&quot;)" office:value-type="float" office:value="538" calcext:value-type="float">
            <text:p>538</text:p>
          </table:table-cell>
          <table:table-cell table:formula="of:=IF([.U81]&lt;&gt;&quot;&quot;; [.F81]; &quot;&quot;)" office:value-type="float" office:value="538" calcext:value-type="float">
            <text:p>538</text:p>
          </table:table-cell>
          <table:table-cell table:formula="of:=IF([.V81]&lt;&gt;&quot;&quot;; [.V81]-[.U81]; &quot;&quot;)" office:value-type="float" office:value="0" calcext:value-type="float">
            <text:p>0</text:p>
          </table:table-cell>
          <table:table-cell table:formula="of:=IF([.W81]&lt;&gt;&quot;&quot;; [.W81]/[.U81]; &quot;&quot;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2016-10-06</text:p>
          </table:table-cell>
          <table:table-cell office:value-type="float" office:value="535.3696" calcext:value-type="float">
            <text:p>535.4</text:p>
          </table:table-cell>
          <table:table-cell office:value-type="float" office:value="534.69653" calcext:value-type="float">
            <text:p>534.7</text:p>
          </table:table-cell>
          <table:table-cell office:value-type="float" office:value="528.8893" calcext:value-type="float">
            <text:p>528.9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566" calcext:value-type="float">
            <text:p>566</text:p>
          </table:table-cell>
          <table:table-cell/>
          <table:table-cell table:formula="of:=[.B82]/[.I82]-1" office:value-type="float" office:value="-0.0541173144876326" calcext:value-type="float">
            <text:p>-0.054</text:p>
          </table:table-cell>
          <table:table-cell table:formula="of:=[.C82]/[.F82]-1" office:value-type="float" office:value="-0.0586328697183097" calcext:value-type="float">
            <text:p>-0.059</text:p>
          </table:table-cell>
          <table:table-cell table:formula="of:=[.D82]/[.H82]-1" office:value-type="float" office:value="-0.0655666077738515" calcext:value-type="float">
            <text:p>-0.066</text:p>
          </table:table-cell>
          <table:table-cell/>
          <table:table-cell table:formula="of:=[.C82]*(1-[.K82])" office:value-type="float" office:value="563.632870269456" calcext:value-type="float">
            <text:p>563.6</text:p>
          </table:table-cell>
          <table:table-cell table:formula="of:=[.O82]/[.F82]-1" office:value-type="float" office:value="-0.00768860868053534" calcext:value-type="float">
            <text:p>-0.008</text:p>
          </table:table-cell>
          <table:table-cell table:formula="of:=[.D82]*(1-[.K82])" office:value-type="float" office:value="557.511368577244" calcext:value-type="float">
            <text:p>557.5</text:p>
          </table:table-cell>
          <table:table-cell table:formula="of:=[.Q82]/[.H82]-1" office:value-type="float" office:value="-0.0149975820190036" calcext:value-type="float">
            <text:p>-0.015</text:p>
          </table:table-cell>
          <table:table-cell/>
          <table:table-cell table:formula="of:=INT([.Q82])+[$パラメータ.$B$2]" office:value-type="float" office:value="557" calcext:value-type="float">
            <text:p>557</text:p>
          </table:table-cell>
          <table:table-cell table:formula="of:=IF([.H82]&lt;[.T82]; [.T82]; &quot;&quot;)">
            <text:p/>
          </table:table-cell>
          <table:table-cell table:formula="of:=IF([.U82]&lt;&gt;&quot;&quot;; [.F82]; &quot;&quot;)">
            <text:p/>
          </table:table-cell>
          <table:table-cell table:formula="of:=IF([.V82]&lt;&gt;&quot;&quot;; [.V82]-[.U82]; &quot;&quot;)">
            <text:p/>
          </table:table-cell>
          <table:table-cell table:formula="of:=IF([.W82]&lt;&gt;&quot;&quot;; [.W82]/[.U82]; &quot;&quot;)">
            <text:p/>
          </table:table-cell>
        </table:table-row>
        <table:table-row table:style-name="ro1">
          <table:table-cell office:value-type="string" calcext:value-type="string">
            <text:p>2016-10-07</text:p>
          </table:table-cell>
          <table:table-cell office:value-type="float" office:value="569.5559" calcext:value-type="float">
            <text:p>569.6</text:p>
          </table:table-cell>
          <table:table-cell office:value-type="float" office:value="568.02325" calcext:value-type="float">
            <text:p>568.0</text:p>
          </table:table-cell>
          <table:table-cell office:value-type="float" office:value="562.333" calcext:value-type="float">
            <text:p>562.3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54" calcext:value-type="float">
            <text:p>554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[.B83]/[.I83]-1" office:value-type="float" office:value="0.00628250883392223" calcext:value-type="float">
            <text:p>0.006</text:p>
          </table:table-cell>
          <table:table-cell table:formula="of:=[.C83]/[.F83]-1" office:value-type="float" office:value="-0.00346798245614044" calcext:value-type="float">
            <text:p>-0.003</text:p>
          </table:table-cell>
          <table:table-cell table:formula="of:=[.D83]/[.H83]-1" office:value-type="float" office:value="0.0150415162454873" calcext:value-type="float">
            <text:p>0.015</text:p>
          </table:table-cell>
          <table:table-cell/>
          <table:table-cell table:formula="of:=[.C83]*(1-[.K83])" office:value-type="float" office:value="564.454638914002" calcext:value-type="float">
            <text:p>564.5</text:p>
          </table:table-cell>
          <table:table-cell table:formula="of:=[.O83]/[.F83]-1" office:value-type="float" office:value="-0.00972870365964607" calcext:value-type="float">
            <text:p>-0.010</text:p>
          </table:table-cell>
          <table:table-cell table:formula="of:=[.D83]*(1-[.K83])" office:value-type="float" office:value="558.800137959894" calcext:value-type="float">
            <text:p>558.8</text:p>
          </table:table-cell>
          <table:table-cell table:formula="of:=[.Q83]/[.H83]-1" office:value-type="float" office:value="0.00866450895287718" calcext:value-type="float">
            <text:p>0.009</text:p>
          </table:table-cell>
          <table:table-cell/>
          <table:table-cell table:formula="of:=INT([.Q83])+[$パラメータ.$B$2]" office:value-type="float" office:value="558" calcext:value-type="float">
            <text:p>558</text:p>
          </table:table-cell>
          <table:table-cell table:formula="of:=IF([.H83]&lt;[.T83]; [.T83]; &quot;&quot;)" office:value-type="float" office:value="558" calcext:value-type="float">
            <text:p>558</text:p>
          </table:table-cell>
          <table:table-cell table:formula="of:=IF([.U83]&lt;&gt;&quot;&quot;; [.F83]; &quot;&quot;)" office:value-type="float" office:value="570" calcext:value-type="float">
            <text:p>570</text:p>
          </table:table-cell>
          <table:table-cell table:formula="of:=IF([.V83]&lt;&gt;&quot;&quot;; [.V83]-[.U83]; &quot;&quot;)" office:value-type="float" office:value="12" calcext:value-type="float">
            <text:p>12</text:p>
          </table:table-cell>
          <table:table-cell table:formula="of:=IF([.W83]&lt;&gt;&quot;&quot;; [.W83]/[.U83]; &quot;&quot;)" office:value-type="float" office:value="0.021505376344086" calcext:value-type="float">
            <text:p>0.022</text:p>
          </table:table-cell>
        </table:table-row>
        <table:table-row table:style-name="ro1">
          <table:table-cell office:value-type="string" calcext:value-type="string">
            <text:p>2016-10-11</text:p>
          </table:table-cell>
          <table:table-cell office:value-type="float" office:value="567.3933" calcext:value-type="float">
            <text:p>567.4</text:p>
          </table:table-cell>
          <table:table-cell office:value-type="float" office:value="567.20135" calcext:value-type="float">
            <text:p>567.2</text:p>
          </table:table-cell>
          <table:table-cell office:value-type="float" office:value="560.40393" calcext:value-type="float">
            <text:p>560.4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  <table:table-cell office:value-type="float" office:value="557" calcext:value-type="float">
            <text:p>557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B84]/[.I84]-1" office:value-type="float" office:value="0.0132023214285713" calcext:value-type="float">
            <text:p>0.013</text:p>
          </table:table-cell>
          <table:table-cell table:formula="of:=[.C84]/[.F84]-1" office:value-type="float" office:value="0.0164898745519715" calcext:value-type="float">
            <text:p>0.016</text:p>
          </table:table-cell>
          <table:table-cell table:formula="of:=[.D84]/[.H84]-1" office:value-type="float" office:value="0.00611118491920992" calcext:value-type="float">
            <text:p>0.006</text:p>
          </table:table-cell>
          <table:table-cell/>
          <table:table-cell table:formula="of:=[.C84]*(1-[.K84])" office:value-type="float" office:value="559.712975462581" calcext:value-type="float">
            <text:p>559.7</text:p>
          </table:table-cell>
          <table:table-cell table:formula="of:=[.O84]/[.F84]-1" office:value-type="float" office:value="0.00306984849924818" calcext:value-type="float">
            <text:p>0.003</text:p>
          </table:table-cell>
          <table:table-cell table:formula="of:=[.D84]*(1-[.K84])" office:value-type="float" office:value="553.005297186305" calcext:value-type="float">
            <text:p>553.0</text:p>
          </table:table-cell>
          <table:table-cell table:formula="of:=[.Q84]/[.H84]-1" office:value-type="float" office:value="-0.00717181833697422" calcext:value-type="float">
            <text:p>-0.007</text:p>
          </table:table-cell>
          <table:table-cell/>
          <table:table-cell table:formula="of:=INT([.Q84])+[$パラメータ.$B$2]" office:value-type="float" office:value="553" calcext:value-type="float">
            <text:p>553</text:p>
          </table:table-cell>
          <table:table-cell table:formula="of:=IF([.H84]&lt;[.T84]; [.T84]; &quot;&quot;)">
            <text:p/>
          </table:table-cell>
          <table:table-cell table:formula="of:=IF([.U84]&lt;&gt;&quot;&quot;; [.F84]; &quot;&quot;)">
            <text:p/>
          </table:table-cell>
          <table:table-cell table:formula="of:=IF([.V84]&lt;&gt;&quot;&quot;; [.V84]-[.U84]; &quot;&quot;)">
            <text:p/>
          </table:table-cell>
          <table:table-cell table:formula="of:=IF([.W84]&lt;&gt;&quot;&quot;; [.W84]/[.U84]; &quot;&quot;)">
            <text:p/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float" office:value="565.0628" calcext:value-type="float">
            <text:p>565.1</text:p>
          </table:table-cell>
          <table:table-cell office:value-type="float" office:value="565.1481" calcext:value-type="float">
            <text:p>565.1</text:p>
          </table:table-cell>
          <table:table-cell office:value-type="float" office:value="558.18225" calcext:value-type="float">
            <text:p>558.2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555" calcext:value-type="float">
            <text:p>555</text:p>
          </table:table-cell>
          <table:table-cell office:value-type="float" office:value="546" calcext:value-type="float">
            <text:p>546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B85]/[.I85]-1" office:value-type="float" office:value="0.0311364963503651" calcext:value-type="float">
            <text:p>0.031</text:p>
          </table:table-cell>
          <table:table-cell table:formula="of:=[.C85]/[.F85]-1" office:value-type="float" office:value="0.0219676311030741" calcext:value-type="float">
            <text:p>0.022</text:p>
          </table:table-cell>
          <table:table-cell table:formula="of:=[.D85]/[.H85]-1" office:value-type="float" office:value="0.0223118131868132" calcext:value-type="float">
            <text:p>0.022</text:p>
          </table:table-cell>
          <table:table-cell/>
          <table:table-cell table:formula="of:=[.C85]*(1-[.K85])" office:value-type="float" office:value="547.551368246934" calcext:value-type="float">
            <text:p>547.6</text:p>
          </table:table-cell>
          <table:table-cell table:formula="of:=[.O85]/[.F85]-1" office:value-type="float" office:value="-0.00985286031295807" calcext:value-type="float">
            <text:p>-0.010</text:p>
          </table:table-cell>
          <table:table-cell table:formula="of:=[.D85]*(1-[.K85])" office:value-type="float" office:value="540.802410410036" calcext:value-type="float">
            <text:p>540.8</text:p>
          </table:table-cell>
          <table:table-cell table:formula="of:=[.Q85]/[.H85]-1" office:value-type="float" office:value="-0.00951939485341324" calcext:value-type="float">
            <text:p>-0.010</text:p>
          </table:table-cell>
          <table:table-cell/>
          <table:table-cell table:formula="of:=INT([.Q85])+[$パラメータ.$B$2]" office:value-type="float" office:value="540" calcext:value-type="float">
            <text:p>540</text:p>
          </table:table-cell>
          <table:table-cell table:formula="of:=IF([.H85]&lt;[.T85]; [.T85]; &quot;&quot;)">
            <text:p/>
          </table:table-cell>
          <table:table-cell table:formula="of:=IF([.U85]&lt;&gt;&quot;&quot;; [.F85]; &quot;&quot;)">
            <text:p/>
          </table:table-cell>
          <table:table-cell table:formula="of:=IF([.V85]&lt;&gt;&quot;&quot;; [.V85]-[.U85]; &quot;&quot;)">
            <text:p/>
          </table:table-cell>
          <table:table-cell table:formula="of:=IF([.W85]&lt;&gt;&quot;&quot;; [.W85]/[.U85]; &quot;&quot;)">
            <text:p/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float" office:value="548.5632" calcext:value-type="float">
            <text:p>548.6</text:p>
          </table:table-cell>
          <table:table-cell office:value-type="float" office:value="548.1997" calcext:value-type="float">
            <text:p>548.2</text:p>
          </table:table-cell>
          <table:table-cell office:value-type="float" office:value="541.4419" calcext:value-type="float">
            <text:p>541.4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559" calcext:value-type="float">
            <text:p>559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B86]/[.I86]-1" office:value-type="float" office:value="-0.00442250453720494" calcext:value-type="float">
            <text:p>-0.004</text:p>
          </table:table-cell>
          <table:table-cell table:formula="of:=[.C86]/[.F86]-1" office:value-type="float" office:value="-0.00508221415607979" calcext:value-type="float">
            <text:p>-0.005</text:p>
          </table:table-cell>
          <table:table-cell table:formula="of:=[.D86]/[.H86]-1" office:value-type="float" office:value="-0.00834816849816844" calcext:value-type="float">
            <text:p>-0.008</text:p>
          </table:table-cell>
          <table:table-cell/>
          <table:table-cell table:formula="of:=[.C86]*(1-[.K86])" office:value-type="float" office:value="550.624115660544" calcext:value-type="float">
            <text:p>550.6</text:p>
          </table:table-cell>
          <table:table-cell table:formula="of:=[.O86]/[.F86]-1" office:value-type="float" office:value="-0.00068218573403922" calcext:value-type="float">
            <text:p>-0.001</text:p>
          </table:table-cell>
          <table:table-cell table:formula="of:=[.D86]*(1-[.K86])" office:value-type="float" office:value="543.836429259383" calcext:value-type="float">
            <text:p>543.8</text:p>
          </table:table-cell>
          <table:table-cell table:formula="of:=[.Q86]/[.H86]-1" office:value-type="float" office:value="-0.00396258377402414" calcext:value-type="float">
            <text:p>-0.004</text:p>
          </table:table-cell>
          <table:table-cell/>
          <table:table-cell table:formula="of:=INT([.Q86])+[$パラメータ.$B$2]" office:value-type="float" office:value="543" calcext:value-type="float">
            <text:p>543</text:p>
          </table:table-cell>
          <table:table-cell table:formula="of:=IF([.H86]&lt;[.T86]; [.T86]; &quot;&quot;)">
            <text:p/>
          </table:table-cell>
          <table:table-cell table:formula="of:=IF([.U86]&lt;&gt;&quot;&quot;; [.F86]; &quot;&quot;)">
            <text:p/>
          </table:table-cell>
          <table:table-cell table:formula="of:=IF([.V86]&lt;&gt;&quot;&quot;; [.V86]-[.U86]; &quot;&quot;)">
            <text:p/>
          </table:table-cell>
          <table:table-cell table:formula="of:=IF([.W86]&lt;&gt;&quot;&quot;; [.W86]/[.U86]; &quot;&quot;)">
            <text:p/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float" office:value="549.97986" calcext:value-type="float">
            <text:p>550.0</text:p>
          </table:table-cell>
          <table:table-cell office:value-type="float" office:value="549.3118" calcext:value-type="float">
            <text:p>549.3</text:p>
          </table:table-cell>
          <table:table-cell office:value-type="float" office:value="542.85925" calcext:value-type="float">
            <text:p>542.9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577" calcext:value-type="float">
            <text:p>577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B87]/[.I87]-1" office:value-type="float" office:value="-0.0231263587921847" calcext:value-type="float">
            <text:p>-0.023</text:p>
          </table:table-cell>
          <table:table-cell table:formula="of:=[.C87]/[.F87]-1" office:value-type="float" office:value="-0.0243129662522203" calcext:value-type="float">
            <text:p>-0.024</text:p>
          </table:table-cell>
          <table:table-cell table:formula="of:=[.D87]/[.H87]-1" office:value-type="float" office:value="-0.0340582740213523" calcext:value-type="float">
            <text:p>-0.034</text:p>
          </table:table-cell>
          <table:table-cell/>
          <table:table-cell table:formula="of:=[.C87]*(1-[.K87])" office:value-type="float" office:value="562.015381775581" calcext:value-type="float">
            <text:p>562.0</text:p>
          </table:table-cell>
          <table:table-cell table:formula="of:=[.O87]/[.F87]-1" office:value-type="float" office:value="-0.00174887784088662" calcext:value-type="float">
            <text:p>-0.002</text:p>
          </table:table-cell>
          <table:table-cell table:formula="of:=[.D87]*(1-[.K87])" office:value-type="float" office:value="555.413607789156" calcext:value-type="float">
            <text:p>555.4</text:p>
          </table:table-cell>
          <table:table-cell table:formula="of:=[.Q87]/[.H87]-1" office:value-type="float" office:value="-0.0117195590940279" calcext:value-type="float">
            <text:p>-0.012</text:p>
          </table:table-cell>
          <table:table-cell/>
          <table:table-cell table:formula="of:=INT([.Q87])+[$パラメータ.$B$2]" office:value-type="float" office:value="555" calcext:value-type="float">
            <text:p>555</text:p>
          </table:table-cell>
          <table:table-cell table:formula="of:=IF([.H87]&lt;[.T87]; [.T87]; &quot;&quot;)">
            <text:p/>
          </table:table-cell>
          <table:table-cell table:formula="of:=IF([.U87]&lt;&gt;&quot;&quot;; [.F87]; &quot;&quot;)">
            <text:p/>
          </table:table-cell>
          <table:table-cell table:formula="of:=IF([.V87]&lt;&gt;&quot;&quot;; [.V87]-[.U87]; &quot;&quot;)">
            <text:p/>
          </table:table-cell>
          <table:table-cell table:formula="of:=IF([.W87]&lt;&gt;&quot;&quot;; [.W87]/[.U87]; &quot;&quot;)">
            <text:p/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office:value-type="float" office:value="561.1003" calcext:value-type="float">
            <text:p>561.1</text:p>
          </table:table-cell>
          <table:table-cell office:value-type="float" office:value="559.5064" calcext:value-type="float">
            <text:p>559.5</text:p>
          </table:table-cell>
          <table:table-cell office:value-type="float" office:value="553.1572" calcext:value-type="float">
            <text:p>553.2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B88]/[.I88]-1" office:value-type="float" office:value="-0.00337424511545303" calcext:value-type="float">
            <text:p>-0.003</text:p>
          </table:table-cell>
          <table:table-cell table:formula="of:=[.C88]/[.F88]-1" office:value-type="float" office:value="-0.0218419580419581" calcext:value-type="float">
            <text:p>-0.022</text:p>
          </table:table-cell>
          <table:table-cell table:formula="of:=[.D88]/[.H88]-1" office:value-type="float" office:value="-0.0139800356506239" calcext:value-type="float">
            <text:p>-0.014</text:p>
          </table:table-cell>
          <table:table-cell/>
          <table:table-cell table:formula="of:=[.C88]*(1-[.K88])" office:value-type="float" office:value="561.394311737265" calcext:value-type="float">
            <text:p>561.4</text:p>
          </table:table-cell>
          <table:table-cell table:formula="of:=[.O88]/[.F88]-1" office:value-type="float" office:value="-0.01854141304674" calcext:value-type="float">
            <text:p>-0.019</text:p>
          </table:table-cell>
          <table:table-cell table:formula="of:=[.D88]*(1-[.K88])" office:value-type="float" office:value="555.023687980178" calcext:value-type="float">
            <text:p>555.0</text:p>
          </table:table-cell>
          <table:table-cell table:formula="of:=[.Q88]/[.H88]-1" office:value-type="float" office:value="-0.0106529626021789" calcext:value-type="float">
            <text:p>-0.011</text:p>
          </table:table-cell>
          <table:table-cell/>
          <table:table-cell table:formula="of:=INT([.Q88])+[$パラメータ.$B$2]" office:value-type="float" office:value="555" calcext:value-type="float">
            <text:p>555</text:p>
          </table:table-cell>
          <table:table-cell table:formula="of:=IF([.H88]&lt;[.T88]; [.T88]; &quot;&quot;)">
            <text:p/>
          </table:table-cell>
          <table:table-cell table:formula="of:=IF([.U88]&lt;&gt;&quot;&quot;; [.F88]; &quot;&quot;)">
            <text:p/>
          </table:table-cell>
          <table:table-cell table:formula="of:=IF([.V88]&lt;&gt;&quot;&quot;; [.V88]-[.U88]; &quot;&quot;)">
            <text:p/>
          </table:table-cell>
          <table:table-cell table:formula="of:=IF([.W88]&lt;&gt;&quot;&quot;; [.W88]/[.U88]; &quot;&quot;)">
            <text:p/>
          </table:table-cell>
        </table:table-row>
        <table:table-row table:style-name="ro1">
          <table:table-cell office:value-type="string" calcext:value-type="string">
            <text:p>2016-10-18</text:p>
          </table:table-cell>
          <table:table-cell office:value-type="float" office:value="569.9903" calcext:value-type="float">
            <text:p>570.0</text:p>
          </table:table-cell>
          <table:table-cell office:value-type="float" office:value="569.0027" calcext:value-type="float">
            <text:p>569.0</text:p>
          </table:table-cell>
          <table:table-cell office:value-type="float" office:value="562.4239" calcext:value-type="float">
            <text:p>562.4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office:value-type="float" office:value="570" calcext:value-type="float">
            <text:p>570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B89]/[.I89]-1" office:value-type="float" office:value="-0.00351346153846144" calcext:value-type="float">
            <text:p>-0.004</text:p>
          </table:table-cell>
          <table:table-cell table:formula="of:=[.C89]/[.F89]-1" office:value-type="float" office:value="-0.00870609756097562" calcext:value-type="float">
            <text:p>-0.009</text:p>
          </table:table-cell>
          <table:table-cell table:formula="of:=[.D89]/[.H89]-1" office:value-type="float" office:value="-0.0132914035087719" calcext:value-type="float">
            <text:p>-0.013</text:p>
          </table:table-cell>
          <table:table-cell/>
          <table:table-cell table:formula="of:=[.C89]*(1-[.K89])" office:value-type="float" office:value="571.001869101731" calcext:value-type="float">
            <text:p>571.0</text:p>
          </table:table-cell>
          <table:table-cell table:formula="of:=[.O89]/[.F89]-1" office:value-type="float" office:value="-0.00522322456144464" calcext:value-type="float">
            <text:p>-0.005</text:p>
          </table:table-cell>
          <table:table-cell table:formula="of:=[.D89]*(1-[.K89])" office:value-type="float" office:value="564.399954740962" calcext:value-type="float">
            <text:p>564.4</text:p>
          </table:table-cell>
          <table:table-cell table:formula="of:=[.Q89]/[.H89]-1" office:value-type="float" office:value="-0.00982464080533063" calcext:value-type="float">
            <text:p>-0.010</text:p>
          </table:table-cell>
          <table:table-cell/>
          <table:table-cell table:formula="of:=INT([.Q89])+[$パラメータ.$B$2]" office:value-type="float" office:value="564" calcext:value-type="float">
            <text:p>564</text:p>
          </table:table-cell>
          <table:table-cell table:formula="of:=IF([.H89]&lt;[.T89]; [.T89]; &quot;&quot;)">
            <text:p/>
          </table:table-cell>
          <table:table-cell table:formula="of:=IF([.U89]&lt;&gt;&quot;&quot;; [.F89]; &quot;&quot;)">
            <text:p/>
          </table:table-cell>
          <table:table-cell table:formula="of:=IF([.V89]&lt;&gt;&quot;&quot;; [.V89]-[.U89]; &quot;&quot;)">
            <text:p/>
          </table:table-cell>
          <table:table-cell table:formula="of:=IF([.W89]&lt;&gt;&quot;&quot;; [.W89]/[.U89]; &quot;&quot;)">
            <text:p/>
          </table:table-cell>
        </table:table-row>
        <table:table-row table:style-name="ro1">
          <table:table-cell office:value-type="string" calcext:value-type="string">
            <text:p>2016-10-19</text:p>
          </table:table-cell>
          <table:table-cell office:value-type="float" office:value="577.4102" calcext:value-type="float">
            <text:p>577.4</text:p>
          </table:table-cell>
          <table:table-cell office:value-type="float" office:value="576.7245" calcext:value-type="float">
            <text:p>576.7</text:p>
          </table:table-cell>
          <table:table-cell office:value-type="float" office:value="570.1724" calcext:value-type="float">
            <text:p>570.2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577" calcext:value-type="float">
            <text:p>577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B90]/[.I90]-1" office:value-type="float" office:value="0.0112262697022767" calcext:value-type="float">
            <text:p>0.011</text:p>
          </table:table-cell>
          <table:table-cell table:formula="of:=[.C90]/[.F90]-1" office:value-type="float" office:value="0.0243774422735348" calcext:value-type="float">
            <text:p>0.024</text:p>
          </table:table-cell>
          <table:table-cell table:formula="of:=[.D90]/[.H90]-1" office:value-type="float" office:value="0.0127396092362346" calcext:value-type="float">
            <text:p>0.013</text:p>
          </table:table-cell>
          <table:table-cell/>
          <table:table-cell table:formula="of:=[.C90]*(1-[.K90])" office:value-type="float" office:value="570.250035219089" calcext:value-type="float">
            <text:p>570.3</text:p>
          </table:table-cell>
          <table:table-cell table:formula="of:=[.O90]/[.F90]-1" office:value-type="float" office:value="0.0128775048296437" calcext:value-type="float">
            <text:p>0.013</text:p>
          </table:table-cell>
          <table:table-cell table:formula="of:=[.D90]*(1-[.K90])" office:value-type="float" office:value="563.771490860806" calcext:value-type="float">
            <text:p>563.8</text:p>
          </table:table-cell>
          <table:table-cell table:formula="of:=[.Q90]/[.H90]-1" office:value-type="float" office:value="0.00137032124477021" calcext:value-type="float">
            <text:p>0.001</text:p>
          </table:table-cell>
          <table:table-cell/>
          <table:table-cell table:formula="of:=INT([.Q90])+[$パラメータ.$B$2]" office:value-type="float" office:value="563" calcext:value-type="float">
            <text:p>563</text:p>
          </table:table-cell>
          <table:table-cell table:formula="of:=IF([.H90]&lt;[.T90]; [.T90]; &quot;&quot;)">
            <text:p/>
          </table:table-cell>
          <table:table-cell table:formula="of:=IF([.U90]&lt;&gt;&quot;&quot;; [.F90]; &quot;&quot;)">
            <text:p/>
          </table:table-cell>
          <table:table-cell table:formula="of:=IF([.V90]&lt;&gt;&quot;&quot;; [.V90]-[.U90]; &quot;&quot;)">
            <text:p/>
          </table:table-cell>
          <table:table-cell table:formula="of:=IF([.W90]&lt;&gt;&quot;&quot;; [.W90]/[.U90]; &quot;&quot;)">
            <text:p/>
          </table:table-cell>
        </table:table-row>
        <table:table-row table:style-name="ro1">
          <table:table-cell office:value-type="string" calcext:value-type="string">
            <text:p>2016-10-20</text:p>
          </table:table-cell>
          <table:table-cell office:value-type="float" office:value="566.91223" calcext:value-type="float">
            <text:p>566.9</text:p>
          </table:table-cell>
          <table:table-cell office:value-type="float" office:value="566.04297" calcext:value-type="float">
            <text:p>566.0</text:p>
          </table:table-cell>
          <table:table-cell office:value-type="float" office:value="559.3139" calcext:value-type="float">
            <text:p>559.3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564" calcext:value-type="float">
            <text:p>564</text:p>
          </table:table-cell>
          <table:table-cell office:value-type="float" office:value="554" calcext:value-type="float">
            <text:p>554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[.B91]/[.I91]-1" office:value-type="float" office:value="0.0177957450628368" calcext:value-type="float">
            <text:p>0.018</text:p>
          </table:table-cell>
          <table:table-cell table:formula="of:=[.C91]/[.F91]-1" office:value-type="float" office:value="0.00898925133689832" calcext:value-type="float">
            <text:p>0.009</text:p>
          </table:table-cell>
          <table:table-cell table:formula="of:=[.D91]/[.H91]-1" office:value-type="float" office:value="0.00959187725631772" calcext:value-type="float">
            <text:p>0.010</text:p>
          </table:table-cell>
          <table:table-cell/>
          <table:table-cell table:formula="of:=[.C91]*(1-[.K91])" office:value-type="float" office:value="555.969813611269" calcext:value-type="float">
            <text:p>556.0</text:p>
          </table:table-cell>
          <table:table-cell table:formula="of:=[.O91]/[.F91]-1" office:value-type="float" office:value="-0.00896646415103552" calcext:value-type="float">
            <text:p>-0.009</text:p>
          </table:table-cell>
          <table:table-cell table:formula="of:=[.D91]*(1-[.K91])" office:value-type="float" office:value="549.360492425499" calcext:value-type="float">
            <text:p>549.4</text:p>
          </table:table-cell>
          <table:table-cell table:formula="of:=[.Q91]/[.H91]-1" office:value-type="float" office:value="-0.00837456240884649" calcext:value-type="float">
            <text:p>-0.008</text:p>
          </table:table-cell>
          <table:table-cell/>
          <table:table-cell table:formula="of:=INT([.Q91])+[$パラメータ.$B$2]" office:value-type="float" office:value="549" calcext:value-type="float">
            <text:p>549</text:p>
          </table:table-cell>
          <table:table-cell table:formula="of:=IF([.H91]&lt;[.T91]; [.T91]; &quot;&quot;)">
            <text:p/>
          </table:table-cell>
          <table:table-cell table:formula="of:=IF([.U91]&lt;&gt;&quot;&quot;; [.F91]; &quot;&quot;)">
            <text:p/>
          </table:table-cell>
          <table:table-cell table:formula="of:=IF([.V91]&lt;&gt;&quot;&quot;; [.V91]-[.U91]; &quot;&quot;)">
            <text:p/>
          </table:table-cell>
          <table:table-cell table:formula="of:=IF([.W91]&lt;&gt;&quot;&quot;; [.W91]/[.U91]; &quot;&quot;)">
            <text:p/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float" office:value="557.15753" calcext:value-type="float">
            <text:p>557.2</text:p>
          </table:table-cell>
          <table:table-cell office:value-type="float" office:value="556.0585" calcext:value-type="float">
            <text:p>556.1</text:p>
          </table:table-cell>
          <table:table-cell office:value-type="float" office:value="549.2347" calcext:value-type="float">
            <text:p>549.2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float" office:value="566" calcext:value-type="float">
            <text:p>566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B92]/[.I92]-1" office:value-type="float" office:value="-0.0190888556338029" calcext:value-type="float">
            <text:p>-0.019</text:p>
          </table:table-cell>
          <table:table-cell table:formula="of:=[.C92]/[.F92]-1" office:value-type="float" office:value="-0.0295663176265271" calcext:value-type="float">
            <text:p>-0.030</text:p>
          </table:table-cell>
          <table:table-cell table:formula="of:=[.D92]/[.H92]-1" office:value-type="float" office:value="-0.0296206713780919" calcext:value-type="float">
            <text:p>-0.030</text:p>
          </table:table-cell>
          <table:table-cell/>
          <table:table-cell table:formula="of:=[.C92]*(1-[.K92])" office:value-type="float" office:value="566.673020430449" calcext:value-type="float">
            <text:p>566.7</text:p>
          </table:table-cell>
          <table:table-cell table:formula="of:=[.O92]/[.F92]-1" office:value-type="float" office:value="-0.0110418491615201" calcext:value-type="float">
            <text:p>-0.011</text:p>
          </table:table-cell>
          <table:table-cell table:formula="of:=[.D92]*(1-[.K92])" office:value-type="float" office:value="559.718961897375" calcext:value-type="float">
            <text:p>559.7</text:p>
          </table:table-cell>
          <table:table-cell table:formula="of:=[.Q92]/[.H92]-1" office:value-type="float" office:value="-0.0110972404640017" calcext:value-type="float">
            <text:p>-0.011</text:p>
          </table:table-cell>
          <table:table-cell/>
          <table:table-cell table:formula="of:=INT([.Q92])+[$パラメータ.$B$2]" office:value-type="float" office:value="559" calcext:value-type="float">
            <text:p>559</text:p>
          </table:table-cell>
          <table:table-cell table:formula="of:=IF([.H92]&lt;[.T92]; [.T92]; &quot;&quot;)">
            <text:p/>
          </table:table-cell>
          <table:table-cell table:formula="of:=IF([.U92]&lt;&gt;&quot;&quot;; [.F92]; &quot;&quot;)">
            <text:p/>
          </table:table-cell>
          <table:table-cell table:formula="of:=IF([.V92]&lt;&gt;&quot;&quot;; [.V92]-[.U92]; &quot;&quot;)">
            <text:p/>
          </table:table-cell>
          <table:table-cell table:formula="of:=IF([.W92]&lt;&gt;&quot;&quot;; [.W92]/[.U92]; &quot;&quot;)">
            <text:p/>
          </table:table-cell>
        </table:table-row>
        <table:table-row table:style-name="ro1">
          <table:table-cell office:value-type="string" calcext:value-type="string">
            <text:p>2016-10-24</text:p>
          </table:table-cell>
          <table:table-cell office:value-type="float" office:value="574.8891" calcext:value-type="float">
            <text:p>574.9</text:p>
          </table:table-cell>
          <table:table-cell office:value-type="float" office:value="573.7192" calcext:value-type="float">
            <text:p>573.7</text:p>
          </table:table-cell>
          <table:table-cell office:value-type="float" office:value="567.2991" calcext:value-type="float">
            <text:p>567.3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570" calcext:value-type="float">
            <text:p>570</text:p>
          </table:table-cell>
          <table:table-cell office:value-type="float" office:value="559" calcext:value-type="float">
            <text:p>559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B93]/[.I93]-1" office:value-type="float" office:value="0.0103499121265378" calcext:value-type="float">
            <text:p>0.010</text:p>
          </table:table-cell>
          <table:table-cell table:formula="of:=[.C93]/[.F93]-1" office:value-type="float" office:value="0.0190394316163411" calcext:value-type="float">
            <text:p>0.019</text:p>
          </table:table-cell>
          <table:table-cell table:formula="of:=[.D93]/[.H93]-1" office:value-type="float" office:value="0.0148463327370303" calcext:value-type="float">
            <text:p>0.015</text:p>
          </table:table-cell>
          <table:table-cell/>
          <table:table-cell table:formula="of:=[.C93]*(1-[.K93])" office:value-type="float" office:value="567.781256694692" calcext:value-type="float">
            <text:p>567.8</text:p>
          </table:table-cell>
          <table:table-cell table:formula="of:=[.O93]/[.F93]-1" office:value-type="float" office:value="0.00849246304563489" calcext:value-type="float">
            <text:p>0.008</text:p>
          </table:table-cell>
          <table:table-cell table:formula="of:=[.D93]*(1-[.K93])" office:value-type="float" office:value="561.427604165536" calcext:value-type="float">
            <text:p>561.4</text:p>
          </table:table-cell>
          <table:table-cell table:formula="of:=[.Q93]/[.H93]-1" office:value-type="float" office:value="0.00434276237126285" calcext:value-type="float">
            <text:p>0.004</text:p>
          </table:table-cell>
          <table:table-cell/>
          <table:table-cell table:formula="of:=INT([.Q93])+[$パラメータ.$B$2]" office:value-type="float" office:value="561" calcext:value-type="float">
            <text:p>561</text:p>
          </table:table-cell>
          <table:table-cell table:formula="of:=IF([.H93]&lt;[.T93]; [.T93]; &quot;&quot;)" office:value-type="float" office:value="561" calcext:value-type="float">
            <text:p>561</text:p>
          </table:table-cell>
          <table:table-cell table:formula="of:=IF([.U93]&lt;&gt;&quot;&quot;; [.F93]; &quot;&quot;)" office:value-type="float" office:value="563" calcext:value-type="float">
            <text:p>563</text:p>
          </table:table-cell>
          <table:table-cell table:formula="of:=IF([.V93]&lt;&gt;&quot;&quot;; [.V93]-[.U93]; &quot;&quot;)" office:value-type="float" office:value="2" calcext:value-type="float">
            <text:p>2</text:p>
          </table:table-cell>
          <table:table-cell table:formula="of:=IF([.W93]&lt;&gt;&quot;&quot;; [.W93]/[.U93]; &quot;&quot;)" office:value-type="float" office:value="0.0035650623885918" calcext:value-type="float">
            <text:p>0.004</text:p>
          </table:table-cell>
        </table:table-row>
        <table:table-row table:style-name="ro1">
          <table:table-cell office:value-type="string" calcext:value-type="string">
            <text:p>2016-10-25</text:p>
          </table:table-cell>
          <table:table-cell office:value-type="float" office:value="563.1815" calcext:value-type="float">
            <text:p>563.2</text:p>
          </table:table-cell>
          <table:table-cell office:value-type="float" office:value="561.6035" calcext:value-type="float">
            <text:p>561.6</text:p>
          </table:table-cell>
          <table:table-cell office:value-type="float" office:value="555.3352" calcext:value-type="float">
            <text:p>555.3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572" calcext:value-type="float">
            <text:p>572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B94]/[.I94]-1" office:value-type="float" office:value="-0.00848327464788723" calcext:value-type="float">
            <text:p>-0.008</text:p>
          </table:table-cell>
          <table:table-cell table:formula="of:=[.C94]/[.F94]-1" office:value-type="float" office:value="-0.00601150442477871" calcext:value-type="float">
            <text:p>-0.006</text:p>
          </table:table-cell>
          <table:table-cell table:formula="of:=[.D94]/[.H94]-1" office:value-type="float" office:value="-0.0153631205673759" calcext:value-type="float">
            <text:p>-0.015</text:p>
          </table:table-cell>
          <table:table-cell/>
          <table:table-cell table:formula="of:=[.C94]*(1-[.K94])" office:value-type="float" office:value="566.367736733715" calcext:value-type="float">
            <text:p>566.4</text:p>
          </table:table-cell>
          <table:table-cell table:formula="of:=[.O94]/[.F94]-1" office:value-type="float" office:value="0.00242077298002608" calcext:value-type="float">
            <text:p>0.002</text:p>
          </table:table-cell>
          <table:table-cell table:formula="of:=[.D94]*(1-[.K94])" office:value-type="float" office:value="560.046261023239" calcext:value-type="float">
            <text:p>560.0</text:p>
          </table:table-cell>
          <table:table-cell table:formula="of:=[.Q94]/[.H94]-1" office:value-type="float" office:value="-0.00701017549071059" calcext:value-type="float">
            <text:p>-0.007</text:p>
          </table:table-cell>
          <table:table-cell/>
          <table:table-cell table:formula="of:=INT([.Q94])+[$パラメータ.$B$2]" office:value-type="float" office:value="560" calcext:value-type="float">
            <text:p>560</text:p>
          </table:table-cell>
          <table:table-cell table:formula="of:=IF([.H94]&lt;[.T94]; [.T94]; &quot;&quot;)">
            <text:p/>
          </table:table-cell>
          <table:table-cell table:formula="of:=IF([.U94]&lt;&gt;&quot;&quot;; [.F94]; &quot;&quot;)">
            <text:p/>
          </table:table-cell>
          <table:table-cell table:formula="of:=IF([.V94]&lt;&gt;&quot;&quot;; [.V94]-[.U94]; &quot;&quot;)">
            <text:p/>
          </table:table-cell>
          <table:table-cell table:formula="of:=IF([.W94]&lt;&gt;&quot;&quot;; [.W94]/[.U94]; &quot;&quot;)">
            <text:p/>
          </table:table-cell>
        </table:table-row>
        <table:table-row table:style-name="ro1">
          <table:table-cell office:value-type="string" calcext:value-type="string">
            <text:p>2016-10-26</text:p>
          </table:table-cell>
          <table:table-cell office:value-type="float" office:value="567.18005" calcext:value-type="float">
            <text:p>567.2</text:p>
          </table:table-cell>
          <table:table-cell office:value-type="float" office:value="565.4632" calcext:value-type="float">
            <text:p>565.5</text:p>
          </table:table-cell>
          <table:table-cell office:value-type="float" office:value="559.5295" calcext:value-type="float">
            <text:p>559.5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559" calcext:value-type="float">
            <text:p>559</text:p>
          </table:table-cell>
          <table:table-cell office:value-type="float" office:value="551" calcext:value-type="float">
            <text:p>551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B95]/[.I95]-1" office:value-type="float" office:value="0.0146333631484796" calcext:value-type="float">
            <text:p>0.015</text:p>
          </table:table-cell>
          <table:table-cell table:formula="of:=[.C95]/[.F95]-1" office:value-type="float" office:value="0.0188526126126127" calcext:value-type="float">
            <text:p>0.019</text:p>
          </table:table-cell>
          <table:table-cell table:formula="of:=[.D95]/[.H95]-1" office:value-type="float" office:value="0.0154800362976406" calcext:value-type="float">
            <text:p>0.015</text:p>
          </table:table-cell>
          <table:table-cell/>
          <table:table-cell table:formula="of:=[.C95]*(1-[.K95])" office:value-type="float" office:value="557.188571647299" calcext:value-type="float">
            <text:p>557.2</text:p>
          </table:table-cell>
          <table:table-cell table:formula="of:=[.O95]/[.F95]-1" office:value-type="float" office:value="0.0039433723374751" calcext:value-type="float">
            <text:p>0.004</text:p>
          </table:table-cell>
          <table:table-cell table:formula="of:=[.D95]*(1-[.K95])" office:value-type="float" office:value="551.341701634213" calcext:value-type="float">
            <text:p>551.3</text:p>
          </table:table-cell>
          <table:table-cell table:formula="of:=[.Q95]/[.H95]-1" office:value-type="float" office:value="0.000620148156466049" calcext:value-type="float">
            <text:p>0.001</text:p>
          </table:table-cell>
          <table:table-cell/>
          <table:table-cell table:formula="of:=INT([.Q95])+[$パラメータ.$B$2]" office:value-type="float" office:value="551" calcext:value-type="float">
            <text:p>551</text:p>
          </table:table-cell>
          <table:table-cell table:formula="of:=IF([.H95]&lt;[.T95]; [.T95]; &quot;&quot;)">
            <text:p/>
          </table:table-cell>
          <table:table-cell table:formula="of:=IF([.U95]&lt;&gt;&quot;&quot;; [.F95]; &quot;&quot;)">
            <text:p/>
          </table:table-cell>
          <table:table-cell table:formula="of:=IF([.V95]&lt;&gt;&quot;&quot;; [.V95]-[.U95]; &quot;&quot;)">
            <text:p/>
          </table:table-cell>
          <table:table-cell table:formula="of:=IF([.W95]&lt;&gt;&quot;&quot;; [.W95]/[.U95]; &quot;&quot;)">
            <text:p/>
          </table:table-cell>
        </table:table-row>
        <table:table-row table:style-name="ro1">
          <table:table-cell office:value-type="string" calcext:value-type="string">
            <text:p>2016-10-27</text:p>
          </table:table-cell>
          <table:table-cell office:value-type="float" office:value="548.28644" calcext:value-type="float">
            <text:p>548.3</text:p>
          </table:table-cell>
          <table:table-cell office:value-type="float" office:value="546.41736" calcext:value-type="float">
            <text:p>546.4</text:p>
          </table:table-cell>
          <table:table-cell office:value-type="float" office:value="540.0229" calcext:value-type="float">
            <text:p>540.0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  <table:table-cell office:value-type="float" office:value="558" calcext:value-type="float">
            <text:p>558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B96]/[.I96]-1" office:value-type="float" office:value="-0.0295815221238939" calcext:value-type="float">
            <text:p>-0.030</text:p>
          </table:table-cell>
          <table:table-cell table:formula="of:=[.C96]/[.F96]-1" office:value-type="float" office:value="-0.0877840400667779" calcext:value-type="float">
            <text:p>-0.088</text:p>
          </table:table-cell>
          <table:table-cell table:formula="of:=[.D96]/[.H96]-1" office:value-type="float" office:value="-0.0322170250896057" calcext:value-type="float">
            <text:p>-0.032</text:p>
          </table:table-cell>
          <table:table-cell/>
          <table:table-cell table:formula="of:=[.C96]*(1-[.K96])" office:value-type="float" office:value="562.58121722372" calcext:value-type="float">
            <text:p>562.6</text:p>
          </table:table-cell>
          <table:table-cell table:formula="of:=[.O96]/[.F96]-1" office:value-type="float" office:value="-0.0607993034662442" calcext:value-type="float">
            <text:p>-0.061</text:p>
          </table:table-cell>
          <table:table-cell table:formula="of:=[.D96]*(1-[.K96])" office:value-type="float" office:value="555.997599363759" calcext:value-type="float">
            <text:p>556.0</text:p>
          </table:table-cell>
          <table:table-cell table:formula="of:=[.Q96]/[.H96]-1" office:value-type="float" office:value="-0.00358853160616623" calcext:value-type="float">
            <text:p>-0.004</text:p>
          </table:table-cell>
          <table:table-cell/>
          <table:table-cell table:formula="of:=INT([.Q96])+[$パラメータ.$B$2]" office:value-type="float" office:value="555" calcext:value-type="float">
            <text:p>555</text:p>
          </table:table-cell>
          <table:table-cell table:formula="of:=IF([.H96]&lt;[.T96]; [.T96]; &quot;&quot;)">
            <text:p/>
          </table:table-cell>
          <table:table-cell table:formula="of:=IF([.U96]&lt;&gt;&quot;&quot;; [.F96]; &quot;&quot;)">
            <text:p/>
          </table:table-cell>
          <table:table-cell table:formula="of:=IF([.V96]&lt;&gt;&quot;&quot;; [.V96]-[.U96]; &quot;&quot;)">
            <text:p/>
          </table:table-cell>
          <table:table-cell table:formula="of:=IF([.W96]&lt;&gt;&quot;&quot;; [.W96]/[.U96]; &quot;&quot;)">
            <text:p/>
          </table:table-cell>
        </table:table-row>
        <table:table-row table:style-name="ro1">
          <table:table-cell office:value-type="string" calcext:value-type="string">
            <text:p>2016-10-28</text:p>
          </table:table-cell>
          <table:table-cell office:value-type="float" office:value="581.07715" calcext:value-type="float">
            <text:p>581.1</text:p>
          </table:table-cell>
          <table:table-cell office:value-type="float" office:value="578.0844" calcext:value-type="float">
            <text:p>578.1</text:p>
          </table:table-cell>
          <table:table-cell office:value-type="float" office:value="571.4668" calcext:value-type="float">
            <text:p>571.5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611" calcext:value-type="float">
            <text:p>611</text:p>
          </table:table-cell>
          <table:table-cell office:value-type="float" office:value="586" calcext:value-type="float">
            <text:p>586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B97]/[.I97]-1" office:value-type="float" office:value="-0.0299212854757931" calcext:value-type="float">
            <text:p>-0.030</text:p>
          </table:table-cell>
          <table:table-cell table:formula="of:=[.C97]/[.F97]-1" office:value-type="float" office:value="-0.0492032894736842" calcext:value-type="float">
            <text:p>-0.049</text:p>
          </table:table-cell>
          <table:table-cell table:formula="of:=[.D97]/[.H97]-1" office:value-type="float" office:value="-0.0248006825938566" calcext:value-type="float">
            <text:p>-0.025</text:p>
          </table:table-cell>
          <table:table-cell/>
          <table:table-cell table:formula="of:=[.C97]*(1-[.K97])" office:value-type="float" office:value="595.381428361503" calcext:value-type="float">
            <text:p>595.4</text:p>
          </table:table-cell>
          <table:table-cell table:formula="of:=[.O97]/[.F97]-1" office:value-type="float" office:value="-0.0207542296685813" calcext:value-type="float">
            <text:p>-0.021</text:p>
          </table:table-cell>
          <table:table-cell table:formula="of:=[.D97]*(1-[.K97])" office:value-type="float" office:value="588.565821262738" calcext:value-type="float">
            <text:p>588.6</text:p>
          </table:table-cell>
          <table:table-cell table:formula="of:=[.Q97]/[.H97]-1" office:value-type="float" office:value="0.00437853457805137" calcext:value-type="float">
            <text:p>0.004</text:p>
          </table:table-cell>
          <table:table-cell/>
          <table:table-cell table:formula="of:=INT([.Q97])+[$パラメータ.$B$2]" office:value-type="float" office:value="588" calcext:value-type="float">
            <text:p>588</text:p>
          </table:table-cell>
          <table:table-cell table:formula="of:=IF([.H97]&lt;[.T97]; [.T97]; &quot;&quot;)" office:value-type="float" office:value="588" calcext:value-type="float">
            <text:p>588</text:p>
          </table:table-cell>
          <table:table-cell table:formula="of:=IF([.U97]&lt;&gt;&quot;&quot;; [.F97]; &quot;&quot;)" office:value-type="float" office:value="608" calcext:value-type="float">
            <text:p>608</text:p>
          </table:table-cell>
          <table:table-cell table:formula="of:=IF([.V97]&lt;&gt;&quot;&quot;; [.V97]-[.U97]; &quot;&quot;)" office:value-type="float" office:value="20" calcext:value-type="float">
            <text:p>20</text:p>
          </table:table-cell>
          <table:table-cell table:formula="of:=IF([.W97]&lt;&gt;&quot;&quot;; [.W97]/[.U97]; &quot;&quot;)" office:value-type="float" office:value="0.0340136054421769" calcext:value-type="float">
            <text:p>0.034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609.06793" calcext:value-type="float">
            <text:p>609.1</text:p>
          </table:table-cell>
          <table:table-cell office:value-type="float" office:value="607.23456" calcext:value-type="float">
            <text:p>607.2</text:p>
          </table:table-cell>
          <table:table-cell office:value-type="float" office:value="599.9351" calcext:value-type="float">
            <text:p>599.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27" calcext:value-type="float">
            <text:p>627</text:p>
          </table:table-cell>
          <table:table-cell office:value-type="float" office:value="601" calcext:value-type="float">
            <text:p>601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B98]/[.I98]-1" office:value-type="float" office:value="0.0100629021558873" calcext:value-type="float">
            <text:p>0.010</text:p>
          </table:table-cell>
          <table:table-cell table:formula="of:=[.C98]/[.F98]-1" office:value-type="float" office:value="-0.0253056821829856" calcext:value-type="float">
            <text:p>-0.025</text:p>
          </table:table-cell>
          <table:table-cell table:formula="of:=[.D98]/[.H98]-1" office:value-type="float" office:value="-0.00177188019966712" calcext:value-type="float">
            <text:p>-0.002</text:p>
          </table:table-cell>
          <table:table-cell/>
          <table:table-cell table:formula="of:=[.C98]*(1-[.K98])" office:value-type="float" office:value="601.124018037047" calcext:value-type="float">
            <text:p>601.1</text:p>
          </table:table-cell>
          <table:table-cell table:formula="of:=[.O98]/[.F98]-1" office:value-type="float" office:value="-0.0351139357350776" calcext:value-type="float">
            <text:p>-0.035</text:p>
          </table:table-cell>
          <table:table-cell table:formula="of:=[.D98]*(1-[.K98])" office:value-type="float" office:value="593.898011788818" calcext:value-type="float">
            <text:p>593.9</text:p>
          </table:table-cell>
          <table:table-cell table:formula="of:=[.Q98]/[.H98]-1" office:value-type="float" office:value="-0.0118169520984732" calcext:value-type="float">
            <text:p>-0.012</text:p>
          </table:table-cell>
          <table:table-cell/>
          <table:table-cell table:formula="of:=INT([.Q98])+[$パラメータ.$B$2]" office:value-type="float" office:value="593" calcext:value-type="float">
            <text:p>593</text:p>
          </table:table-cell>
          <table:table-cell table:formula="of:=IF([.H98]&lt;[.T98]; [.T98]; &quot;&quot;)">
            <text:p/>
          </table:table-cell>
          <table:table-cell table:formula="of:=IF([.U98]&lt;&gt;&quot;&quot;; [.F98]; &quot;&quot;)">
            <text:p/>
          </table:table-cell>
          <table:table-cell table:formula="of:=IF([.V98]&lt;&gt;&quot;&quot;; [.V98]-[.U98]; &quot;&quot;)">
            <text:p/>
          </table:table-cell>
          <table:table-cell table:formula="of:=IF([.W98]&lt;&gt;&quot;&quot;; [.W98]/[.U98]; &quot;&quot;)">
            <text:p/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625.0911" calcext:value-type="float">
            <text:p>625.1</text:p>
          </table:table-cell>
          <table:table-cell office:value-type="float" office:value="624.4442" calcext:value-type="float">
            <text:p>624.4</text:p>
          </table:table-cell>
          <table:table-cell office:value-type="float" office:value="616.1893" calcext:value-type="float">
            <text:p>616.2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 office:value-type="float" office:value="611" calcext:value-type="float">
            <text:p>611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B99]/[.I99]-1" office:value-type="float" office:value="0.0180636807817589" calcext:value-type="float">
            <text:p>0.018</text:p>
          </table:table-cell>
          <table:table-cell table:formula="of:=[.C99]/[.F99]-1" office:value-type="float" office:value="0.0120651539708265" calcext:value-type="float">
            <text:p>0.012</text:p>
          </table:table-cell>
          <table:table-cell table:formula="of:=[.D99]/[.H99]-1" office:value-type="float" office:value="0.0084931260229133" calcext:value-type="float">
            <text:p>0.008</text:p>
          </table:table-cell>
          <table:table-cell/>
          <table:table-cell table:formula="of:=[.C99]*(1-[.K99])" office:value-type="float" office:value="613.164439305179" calcext:value-type="float">
            <text:p>613.2</text:p>
          </table:table-cell>
          <table:table-cell table:formula="of:=[.O99]/[.F99]-1" office:value-type="float" office:value="-0.00621646790084396" calcext:value-type="float">
            <text:p>-0.006</text:p>
          </table:table-cell>
          <table:table-cell table:formula="of:=[.D99]*(1-[.K99])" office:value-type="float" office:value="605.058653183665" calcext:value-type="float">
            <text:p>605.1</text:p>
          </table:table-cell>
          <table:table-cell table:formula="of:=[.Q99]/[.H99]-1" office:value-type="float" office:value="-0.00972397187616281" calcext:value-type="float">
            <text:p>-0.010</text:p>
          </table:table-cell>
          <table:table-cell/>
          <table:table-cell table:formula="of:=INT([.Q99])+[$パラメータ.$B$2]" office:value-type="float" office:value="605" calcext:value-type="float">
            <text:p>605</text:p>
          </table:table-cell>
          <table:table-cell table:formula="of:=IF([.H99]&lt;[.T99]; [.T99]; &quot;&quot;)">
            <text:p/>
          </table:table-cell>
          <table:table-cell table:formula="of:=IF([.U99]&lt;&gt;&quot;&quot;; [.F99]; &quot;&quot;)">
            <text:p/>
          </table:table-cell>
          <table:table-cell table:formula="of:=IF([.V99]&lt;&gt;&quot;&quot;; [.V99]-[.U99]; &quot;&quot;)">
            <text:p/>
          </table:table-cell>
          <table:table-cell table:formula="of:=IF([.W99]&lt;&gt;&quot;&quot;; [.W99]/[.U99]; &quot;&quot;)">
            <text:p/>
          </table:table-cell>
        </table:table-row>
        <table:table-row table:style-name="ro1">
          <table:table-cell office:value-type="string" calcext:value-type="string">
            <text:p>2016-11-02</text:p>
          </table:table-cell>
          <table:table-cell office:value-type="float" office:value="623.2084" calcext:value-type="float">
            <text:p>623.2</text:p>
          </table:table-cell>
          <table:table-cell office:value-type="float" office:value="621.90027" calcext:value-type="float">
            <text:p>621.9</text:p>
          </table:table-cell>
          <table:table-cell office:value-type="float" office:value="614.2475" calcext:value-type="float">
            <text:p>614.2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610" calcext:value-type="float">
            <text:p>610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B100]/[.I100]-1" office:value-type="float" office:value="0.0300965289256199" calcext:value-type="float">
            <text:p>0.030</text:p>
          </table:table-cell>
          <table:table-cell table:formula="of:=[.C100]/[.F100]-1" office:value-type="float" office:value="0.0296362086092714" calcext:value-type="float">
            <text:p>0.030</text:p>
          </table:table-cell>
          <table:table-cell table:formula="of:=[.D100]/[.H100]-1" office:value-type="float" office:value="0.0220424292845256" calcext:value-type="float">
            <text:p>0.022</text:p>
          </table:table-cell>
          <table:table-cell/>
          <table:table-cell table:formula="of:=[.C100]*(1-[.K100])" office:value-type="float" office:value="603.183230535094" calcext:value-type="float">
            <text:p>603.2</text:p>
          </table:table-cell>
          <table:table-cell table:formula="of:=[.O100]/[.F100]-1" office:value-type="float" office:value="-0.00135226732600313" calcext:value-type="float">
            <text:p>-0.001</text:p>
          </table:table-cell>
          <table:table-cell table:formula="of:=[.D100]*(1-[.K100])" office:value-type="float" office:value="595.76078234876" calcext:value-type="float">
            <text:p>595.8</text:p>
          </table:table-cell>
          <table:table-cell table:formula="of:=[.Q100]/[.H100]-1" office:value-type="float" office:value="-0.00871750025164686" calcext:value-type="float">
            <text:p>-0.009</text:p>
          </table:table-cell>
          <table:table-cell/>
          <table:table-cell table:formula="of:=INT([.Q100])+[$パラメータ.$B$2]" office:value-type="float" office:value="595" calcext:value-type="float">
            <text:p>595</text:p>
          </table:table-cell>
          <table:table-cell table:formula="of:=IF([.H100]&lt;[.T100]; [.T100]; &quot;&quot;)">
            <text:p/>
          </table:table-cell>
          <table:table-cell table:formula="of:=IF([.U100]&lt;&gt;&quot;&quot;; [.F100]; &quot;&quot;)">
            <text:p/>
          </table:table-cell>
          <table:table-cell table:formula="of:=IF([.V100]&lt;&gt;&quot;&quot;; [.V100]-[.U100]; &quot;&quot;)">
            <text:p/>
          </table:table-cell>
          <table:table-cell table:formula="of:=IF([.W100]&lt;&gt;&quot;&quot;; [.W100]/[.U100]; &quot;&quot;)">
            <text:p/>
          </table:table-cell>
        </table:table-row>
        <table:table-row table:style-name="ro1">
          <table:table-cell office:value-type="string" calcext:value-type="string">
            <text:p>2016-11-04</text:p>
          </table:table-cell>
          <table:table-cell office:value-type="float" office:value="609.32086" calcext:value-type="float">
            <text:p>609.3</text:p>
          </table:table-cell>
          <table:table-cell office:value-type="float" office:value="607.4865" calcext:value-type="float">
            <text:p>607.5</text:p>
          </table:table-cell>
          <table:table-cell office:value-type="float" office:value="600.0106" calcext:value-type="float">
            <text:p>600.0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04" calcext:value-type="float">
            <text:p>604</text:p>
          </table:table-cell>
          <table:table-cell office:value-type="float" office:value="589" calcext:value-type="float">
            <text:p>589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B101]/[.I101]-1" office:value-type="float" office:value="0.0206379564489112" calcext:value-type="float">
            <text:p>0.021</text:p>
          </table:table-cell>
          <table:table-cell table:formula="of:=[.C101]/[.F101]-1" office:value-type="float" office:value="0.015863712374582" calcext:value-type="float">
            <text:p>0.016</text:p>
          </table:table-cell>
          <table:table-cell table:formula="of:=[.D101]/[.H101]-1" office:value-type="float" office:value="0.0186937181663835" calcext:value-type="float">
            <text:p>0.019</text:p>
          </table:table-cell>
          <table:table-cell/>
          <table:table-cell table:formula="of:=[.C101]*(1-[.K101])" office:value-type="float" office:value="594.949220069699" calcext:value-type="float">
            <text:p>594.9</text:p>
          </table:table-cell>
          <table:table-cell table:formula="of:=[.O101]/[.F101]-1" office:value-type="float" office:value="-0.00510163867943392" calcext:value-type="float">
            <text:p>-0.005</text:p>
          </table:table-cell>
          <table:table-cell table:formula="of:=[.D101]*(1-[.K101])" office:value-type="float" office:value="587.627607368315" calcext:value-type="float">
            <text:p>587.6</text:p>
          </table:table-cell>
          <table:table-cell table:formula="of:=[.Q101]/[.H101]-1" office:value-type="float" office:value="-0.00233003842391355" calcext:value-type="float">
            <text:p>-0.002</text:p>
          </table:table-cell>
          <table:table-cell/>
          <table:table-cell table:formula="of:=INT([.Q101])+[$パラメータ.$B$2]" office:value-type="float" office:value="587" calcext:value-type="float">
            <text:p>587</text:p>
          </table:table-cell>
          <table:table-cell table:formula="of:=IF([.H101]&lt;[.T101]; [.T101]; &quot;&quot;)">
            <text:p/>
          </table:table-cell>
          <table:table-cell table:formula="of:=IF([.U101]&lt;&gt;&quot;&quot;; [.F101]; &quot;&quot;)">
            <text:p/>
          </table:table-cell>
          <table:table-cell table:formula="of:=IF([.V101]&lt;&gt;&quot;&quot;; [.V101]-[.U101]; &quot;&quot;)">
            <text:p/>
          </table:table-cell>
          <table:table-cell table:formula="of:=IF([.W101]&lt;&gt;&quot;&quot;; [.W101]/[.U101]; &quot;&quot;)">
            <text:p/>
          </table:table-cell>
        </table:table-row>
        <table:table-row table:style-name="ro1">
          <table:table-cell office:value-type="string" calcext:value-type="string">
            <text:p>2016-11-07</text:p>
          </table:table-cell>
          <table:table-cell office:value-type="float" office:value="599.0444" calcext:value-type="float">
            <text:p>599.0</text:p>
          </table:table-cell>
          <table:table-cell office:value-type="float" office:value="597.17505" calcext:value-type="float">
            <text:p>597.2</text:p>
          </table:table-cell>
          <table:table-cell office:value-type="float" office:value="589.909" calcext:value-type="float">
            <text:p>589.9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615" calcext:value-type="float">
            <text:p>615</text:p>
          </table:table-cell>
          <table:table-cell office:value-type="float" office:value="602" calcext:value-type="float">
            <text:p>602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B102]/[.I102]-1" office:value-type="float" office:value="-0.0259440650406504" calcext:value-type="float">
            <text:p>-0.026</text:p>
          </table:table-cell>
          <table:table-cell table:formula="of:=[.C102]/[.F102]-1" office:value-type="float" office:value="-0.0226267594108018" calcext:value-type="float">
            <text:p>-0.023</text:p>
          </table:table-cell>
          <table:table-cell table:formula="of:=[.D102]/[.H102]-1" office:value-type="float" office:value="-0.0200847176079735" calcext:value-type="float">
            <text:p>-0.020</text:p>
          </table:table-cell>
          <table:table-cell/>
          <table:table-cell table:formula="of:=[.C102]*(1-[.K102])" office:value-type="float" office:value="612.668198337854" calcext:value-type="float">
            <text:p>612.7</text:p>
          </table:table-cell>
          <table:table-cell table:formula="of:=[.O102]/[.F102]-1" office:value-type="float" office:value="0.00273027551203553" calcext:value-type="float">
            <text:p>0.003</text:p>
          </table:table-cell>
          <table:table-cell table:formula="of:=[.D102]*(1-[.K102])" office:value-type="float" office:value="605.213637464065" calcext:value-type="float">
            <text:p>605.2</text:p>
          </table:table-cell>
          <table:table-cell table:formula="of:=[.Q102]/[.H102]-1" office:value-type="float" office:value="0.00533826821273276" calcext:value-type="float">
            <text:p>0.005</text:p>
          </table:table-cell>
          <table:table-cell/>
          <table:table-cell table:formula="of:=INT([.Q102])+[$パラメータ.$B$2]" office:value-type="float" office:value="605" calcext:value-type="float">
            <text:p>605</text:p>
          </table:table-cell>
          <table:table-cell table:formula="of:=IF([.H102]&lt;[.T102]; [.T102]; &quot;&quot;)" office:value-type="float" office:value="605" calcext:value-type="float">
            <text:p>605</text:p>
          </table:table-cell>
          <table:table-cell table:formula="of:=IF([.U102]&lt;&gt;&quot;&quot;; [.F102]; &quot;&quot;)" office:value-type="float" office:value="611" calcext:value-type="float">
            <text:p>611</text:p>
          </table:table-cell>
          <table:table-cell table:formula="of:=IF([.V102]&lt;&gt;&quot;&quot;; [.V102]-[.U102]; &quot;&quot;)" office:value-type="float" office:value="6" calcext:value-type="float">
            <text:p>6</text:p>
          </table:table-cell>
          <table:table-cell table:formula="of:=IF([.W102]&lt;&gt;&quot;&quot;; [.W102]/[.U102]; &quot;&quot;)" office:value-type="float" office:value="0.00991735537190083" calcext:value-type="float">
            <text:p>0.010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float" office:value="612.17053" calcext:value-type="float">
            <text:p>612.2</text:p>
          </table:table-cell>
          <table:table-cell office:value-type="float" office:value="609.66565" calcext:value-type="float">
            <text:p>609.7</text:p>
          </table:table-cell>
          <table:table-cell office:value-type="float" office:value="602.9327" calcext:value-type="float">
            <text:p>602.9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620" calcext:value-type="float">
            <text:p>620</text:p>
          </table:table-cell>
          <table:table-cell office:value-type="float" office:value="607" calcext:value-type="float">
            <text:p>607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B103]/[.I103]-1" office:value-type="float" office:value="-0.00621667207792209" calcext:value-type="float">
            <text:p>-0.006</text:p>
          </table:table-cell>
          <table:table-cell table:formula="of:=[.C103]/[.F103]-1" office:value-type="float" office:value="0.00273955592105257" calcext:value-type="float">
            <text:p>0.003</text:p>
          </table:table-cell>
          <table:table-cell table:formula="of:=[.D103]/[.H103]-1" office:value-type="float" office:value="-0.0067006589785833" calcext:value-type="float">
            <text:p>-0.007</text:p>
          </table:table-cell>
          <table:table-cell/>
          <table:table-cell table:formula="of:=[.C103]*(1-[.K103])" office:value-type="float" office:value="613.455741423223" calcext:value-type="float">
            <text:p>613.5</text:p>
          </table:table-cell>
          <table:table-cell table:formula="of:=[.O103]/[.F103]-1" office:value-type="float" office:value="0.00897325891977507" calcext:value-type="float">
            <text:p>0.009</text:p>
          </table:table-cell>
          <table:table-cell table:formula="of:=[.D103]*(1-[.K103])" office:value-type="float" office:value="606.680934880956" calcext:value-type="float">
            <text:p>606.7</text:p>
          </table:table-cell>
          <table:table-cell table:formula="of:=[.Q103]/[.H103]-1" office:value-type="float" office:value="-0.000525642700237028" calcext:value-type="float">
            <text:p>-0.001</text:p>
          </table:table-cell>
          <table:table-cell/>
          <table:table-cell table:formula="of:=INT([.Q103])+[$パラメータ.$B$2]" office:value-type="float" office:value="606" calcext:value-type="float">
            <text:p>606</text:p>
          </table:table-cell>
          <table:table-cell table:formula="of:=IF([.H103]&lt;[.T103]; [.T103]; &quot;&quot;)">
            <text:p/>
          </table:table-cell>
          <table:table-cell table:formula="of:=IF([.U103]&lt;&gt;&quot;&quot;; [.F103]; &quot;&quot;)">
            <text:p/>
          </table:table-cell>
          <table:table-cell table:formula="of:=IF([.V103]&lt;&gt;&quot;&quot;; [.V103]-[.U103]; &quot;&quot;)">
            <text:p/>
          </table:table-cell>
          <table:table-cell table:formula="of:=IF([.W103]&lt;&gt;&quot;&quot;; [.W103]/[.U103]; &quot;&quot;)">
            <text:p/>
          </table:table-cell>
        </table:table-row>
        <table:table-row table:style-name="ro1">
          <table:table-cell office:value-type="string" calcext:value-type="string">
            <text:p>2016-11-09</text:p>
          </table:table-cell>
          <table:table-cell office:value-type="float" office:value="612.1067" calcext:value-type="float">
            <text:p>612.1</text:p>
          </table:table-cell>
          <table:table-cell office:value-type="float" office:value="609.6907" calcext:value-type="float">
            <text:p>609.7</text:p>
          </table:table-cell>
          <table:table-cell office:value-type="float" office:value="602.9876" calcext:value-type="float">
            <text:p>603.0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619" calcext:value-type="float">
            <text:p>619</text:p>
          </table:table-cell>
          <table:table-cell office:value-type="float" office:value="571" calcext:value-type="float">
            <text:p>571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[.B104]/[.I104]-1" office:value-type="float" office:value="-0.0111361873990307" calcext:value-type="float">
            <text:p>-0.011</text:p>
          </table:table-cell>
          <table:table-cell table:formula="of:=[.C104]/[.F104]-1" office:value-type="float" office:value="0.0566563258232236" calcext:value-type="float">
            <text:p>0.057</text:p>
          </table:table-cell>
          <table:table-cell table:formula="of:=[.D104]/[.H104]-1" office:value-type="float" office:value="0.0560203152364274" calcext:value-type="float">
            <text:p>0.056</text:p>
          </table:table-cell>
          <table:table-cell/>
          <table:table-cell table:formula="of:=[.C104]*(1-[.K104])" office:value-type="float" office:value="616.480329890646" calcext:value-type="float">
            <text:p>616.5</text:p>
          </table:table-cell>
          <table:table-cell table:formula="of:=[.O104]/[.F104]-1" office:value-type="float" office:value="0.0684234486839621" calcext:value-type="float">
            <text:p>0.068</text:p>
          </table:table-cell>
          <table:table-cell table:formula="of:=[.D104]*(1-[.K104])" office:value-type="float" office:value="609.702582912892" calcext:value-type="float">
            <text:p>609.7</text:p>
          </table:table-cell>
          <table:table-cell table:formula="of:=[.Q104]/[.H104]-1" office:value-type="float" office:value="0.0677803553640834" calcext:value-type="float">
            <text:p>0.068</text:p>
          </table:table-cell>
          <table:table-cell/>
          <table:table-cell table:formula="of:=INT([.Q104])+[$パラメータ.$B$2]" office:value-type="float" office:value="609" calcext:value-type="float">
            <text:p>609</text:p>
          </table:table-cell>
          <table:table-cell table:formula="of:=IF([.H104]&lt;[.T104]; [.T104]; &quot;&quot;)" office:value-type="float" office:value="609" calcext:value-type="float">
            <text:p>609</text:p>
          </table:table-cell>
          <table:table-cell table:formula="of:=IF([.U104]&lt;&gt;&quot;&quot;; [.F104]; &quot;&quot;)" office:value-type="float" office:value="577" calcext:value-type="float">
            <text:p>577</text:p>
          </table:table-cell>
          <table:table-cell table:formula="of:=IF([.V104]&lt;&gt;&quot;&quot;; [.V104]-[.U104]; &quot;&quot;)" office:value-type="float" office:value="-32" calcext:value-type="float">
            <text:p>-32</text:p>
          </table:table-cell>
          <table:table-cell table:formula="of:=IF([.W104]&lt;&gt;&quot;&quot;; [.W104]/[.U104]; &quot;&quot;)" office:value-type="float" office:value="-0.0525451559934319" calcext:value-type="float">
            <text:p>-0.053</text:p>
          </table:table-cell>
        </table:table-row>
        <table:table-row table:style-name="ro1">
          <table:table-cell office:value-type="string" calcext:value-type="string">
            <text:p>2016-11-10</text:p>
          </table:table-cell>
          <table:table-cell office:value-type="float" office:value="588.6708" calcext:value-type="float">
            <text:p>588.7</text:p>
          </table:table-cell>
          <table:table-cell office:value-type="float" office:value="586.12573" calcext:value-type="float">
            <text:p>586.1</text:p>
          </table:table-cell>
          <table:table-cell office:value-type="float" office:value="578.76556" calcext:value-type="float">
            <text:p>578.8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634" calcext:value-type="float">
            <text:p>634</text:p>
          </table:table-cell>
          <table:table-cell office:value-type="float" office:value="618" calcext:value-type="float">
            <text:p>618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B105]/[.I105]-1" office:value-type="float" office:value="-0.0566173076923077" calcext:value-type="float">
            <text:p>-0.057</text:p>
          </table:table-cell>
          <table:table-cell table:formula="of:=[.C105]/[.F105]-1" office:value-type="float" office:value="-0.071116117274168" calcext:value-type="float">
            <text:p>-0.071</text:p>
          </table:table-cell>
          <table:table-cell table:formula="of:=[.D105]/[.H105]-1" office:value-type="float" office:value="-0.0634861488673139" calcext:value-type="float">
            <text:p>-0.063</text:p>
          </table:table-cell>
          <table:table-cell/>
          <table:table-cell table:formula="of:=[.C105]*(1-[.K105])" office:value-type="float" office:value="619.310590801789" calcext:value-type="float">
            <text:p>619.3</text:p>
          </table:table-cell>
          <table:table-cell table:formula="of:=[.O105]/[.F105]-1" office:value-type="float" office:value="-0.018525212675454" calcext:value-type="float">
            <text:p>-0.019</text:p>
          </table:table-cell>
          <table:table-cell table:formula="of:=[.D105]*(1-[.K105])" office:value-type="float" office:value="611.533707792231" calcext:value-type="float">
            <text:p>611.5</text:p>
          </table:table-cell>
          <table:table-cell table:formula="of:=[.Q105]/[.H105]-1" office:value-type="float" office:value="-0.0104632559996264" calcext:value-type="float">
            <text:p>-0.010</text:p>
          </table:table-cell>
          <table:table-cell/>
          <table:table-cell table:formula="of:=INT([.Q105])+[$パラメータ.$B$2]" office:value-type="float" office:value="611" calcext:value-type="float">
            <text:p>611</text:p>
          </table:table-cell>
          <table:table-cell table:formula="of:=IF([.H105]&lt;[.T105]; [.T105]; &quot;&quot;)">
            <text:p/>
          </table:table-cell>
          <table:table-cell table:formula="of:=IF([.U105]&lt;&gt;&quot;&quot;; [.F105]; &quot;&quot;)">
            <text:p/>
          </table:table-cell>
          <table:table-cell table:formula="of:=IF([.V105]&lt;&gt;&quot;&quot;; [.V105]-[.U105]; &quot;&quot;)">
            <text:p/>
          </table:table-cell>
          <table:table-cell table:formula="of:=IF([.W105]&lt;&gt;&quot;&quot;; [.W105]/[.U105]; &quot;&quot;)">
            <text:p/>
          </table:table-cell>
        </table:table-row>
        <table:table-row table:style-name="ro1">
          <table:table-cell office:value-type="string" calcext:value-type="string">
            <text:p>2016-11-11</text:p>
          </table:table-cell>
          <table:table-cell office:value-type="float" office:value="632.6147" calcext:value-type="float">
            <text:p>632.6</text:p>
          </table:table-cell>
          <table:table-cell office:value-type="float" office:value="629.0063" calcext:value-type="float">
            <text:p>629.0</text:p>
          </table:table-cell>
          <table:table-cell office:value-type="float" office:value="622.5284" calcext:value-type="float">
            <text:p>622.5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642" calcext:value-type="float">
            <text:p>642</text:p>
          </table:table-cell>
          <table:table-cell office:value-type="float" office:value="623" calcext:value-type="float">
            <text:p>623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B106]/[.I106]-1" office:value-type="float" office:value="-0.0115395312500001" calcext:value-type="float">
            <text:p>-0.012</text:p>
          </table:table-cell>
          <table:table-cell table:formula="of:=[.C106]/[.F106]-1" office:value-type="float" office:value="0.00641007999999999" calcext:value-type="float">
            <text:p>0.006</text:p>
          </table:table-cell>
          <table:table-cell table:formula="of:=[.D106]/[.H106]-1" office:value-type="float" office:value="-0.000756982343499191" calcext:value-type="float">
            <text:p>-0.001</text:p>
          </table:table-cell>
          <table:table-cell/>
          <table:table-cell table:formula="of:=[.C106]*(1-[.K106])" office:value-type="float" office:value="636.264737855297" calcext:value-type="float">
            <text:p>636.3</text:p>
          </table:table-cell>
          <table:table-cell table:formula="of:=[.O106]/[.F106]-1" office:value-type="float" office:value="0.018023580568475" calcext:value-type="float">
            <text:p>0.018</text:p>
          </table:table-cell>
          <table:table-cell table:formula="of:=[.D106]*(1-[.K106])" office:value-type="float" office:value="629.712085925813" calcext:value-type="float">
            <text:p>629.7</text:p>
          </table:table-cell>
          <table:table-cell table:formula="of:=[.Q106]/[.H106]-1" office:value-type="float" office:value="0.0107738136850923" calcext:value-type="float">
            <text:p>0.011</text:p>
          </table:table-cell>
          <table:table-cell/>
          <table:table-cell table:formula="of:=INT([.Q106])+[$パラメータ.$B$2]" office:value-type="float" office:value="629" calcext:value-type="float">
            <text:p>629</text:p>
          </table:table-cell>
          <table:table-cell table:formula="of:=IF([.H106]&lt;[.T106]; [.T106]; &quot;&quot;)" office:value-type="float" office:value="629" calcext:value-type="float">
            <text:p>629</text:p>
          </table:table-cell>
          <table:table-cell table:formula="of:=IF([.U106]&lt;&gt;&quot;&quot;; [.F106]; &quot;&quot;)" office:value-type="float" office:value="625" calcext:value-type="float">
            <text:p>625</text:p>
          </table:table-cell>
          <table:table-cell table:formula="of:=IF([.V106]&lt;&gt;&quot;&quot;; [.V106]-[.U106]; &quot;&quot;)" office:value-type="float" office:value="-4" calcext:value-type="float">
            <text:p>-4</text:p>
          </table:table-cell>
          <table:table-cell table:formula="of:=IF([.W106]&lt;&gt;&quot;&quot;; [.W106]/[.U106]; &quot;&quot;)" office:value-type="float" office:value="-0.00635930047694754" calcext:value-type="float">
            <text:p>-0.006</text:p>
          </table:table-cell>
        </table:table-row>
        <table:table-row table:style-name="ro1">
          <table:table-cell office:value-type="string" calcext:value-type="string">
            <text:p>2016-11-14</text:p>
          </table:table-cell>
          <table:table-cell office:value-type="float" office:value="639.0975" calcext:value-type="float">
            <text:p>639.1</text:p>
          </table:table-cell>
          <table:table-cell office:value-type="float" office:value="636.1843" calcext:value-type="float">
            <text:p>636.2</text:p>
          </table:table-cell>
          <table:table-cell office:value-type="float" office:value="629.0015" calcext:value-type="float">
            <text:p>629.0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27" calcext:value-type="float">
            <text:p>627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[.B107]/[.I107]-1" office:value-type="float" office:value="0.0128328050713153" calcext:value-type="float">
            <text:p>0.013</text:p>
          </table:table-cell>
          <table:table-cell table:formula="of:=[.C107]/[.F107]-1" office:value-type="float" office:value="0.00981634920634922" calcext:value-type="float">
            <text:p>0.010</text:p>
          </table:table-cell>
          <table:table-cell table:formula="of:=[.D107]/[.H107]-1" office:value-type="float" office:value="0.00319218500797436" calcext:value-type="float">
            <text:p>0.003</text:p>
          </table:table-cell>
          <table:table-cell/>
          <table:table-cell table:formula="of:=[.C107]*(1-[.K107])" office:value-type="float" office:value="628.020270888669" calcext:value-type="float">
            <text:p>628.0</text:p>
          </table:table-cell>
          <table:table-cell table:formula="of:=[.O107]/[.F107]-1" office:value-type="float" office:value="-0.00314242716084312" calcext:value-type="float">
            <text:p>-0.003</text:p>
          </table:table-cell>
          <table:table-cell table:formula="of:=[.D107]*(1-[.K107])" office:value-type="float" office:value="620.929646360935" calcext:value-type="float">
            <text:p>620.9</text:p>
          </table:table-cell>
          <table:table-cell table:formula="of:=[.Q107]/[.H107]-1" office:value-type="float" office:value="-0.00968158475129988" calcext:value-type="float">
            <text:p>-0.010</text:p>
          </table:table-cell>
          <table:table-cell/>
          <table:table-cell table:formula="of:=INT([.Q107])+[$パラメータ.$B$2]" office:value-type="float" office:value="620" calcext:value-type="float">
            <text:p>620</text:p>
          </table:table-cell>
          <table:table-cell table:formula="of:=IF([.H107]&lt;[.T107]; [.T107]; &quot;&quot;)">
            <text:p/>
          </table:table-cell>
          <table:table-cell table:formula="of:=IF([.U107]&lt;&gt;&quot;&quot;; [.F107]; &quot;&quot;)">
            <text:p/>
          </table:table-cell>
          <table:table-cell table:formula="of:=IF([.V107]&lt;&gt;&quot;&quot;; [.V107]-[.U107]; &quot;&quot;)">
            <text:p/>
          </table:table-cell>
          <table:table-cell table:formula="of:=IF([.W107]&lt;&gt;&quot;&quot;; [.W107]/[.U107]; &quot;&quot;)">
            <text:p/>
          </table:table-cell>
        </table:table-row>
        <table:table-row table:style-name="ro1">
          <table:table-cell office:value-type="string" calcext:value-type="string">
            <text:p>2016-11-15</text:p>
          </table:table-cell>
          <table:table-cell office:value-type="float" office:value="642.4414" calcext:value-type="float">
            <text:p>642.4</text:p>
          </table:table-cell>
          <table:table-cell office:value-type="float" office:value="639.9762" calcext:value-type="float">
            <text:p>640.0</text:p>
          </table:table-cell>
          <table:table-cell office:value-type="float" office:value="632.63574" calcext:value-type="float">
            <text:p>632.6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 office:value-type="float" office:value="639" calcext:value-type="float">
            <text:p>639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108]/[.I108]-1" office:value-type="float" office:value="-0.0116286153846153" calcext:value-type="float">
            <text:p>-0.012</text:p>
          </table:table-cell>
          <table:table-cell table:formula="of:=[.C108]/[.F108]-1" office:value-type="float" office:value="-0.0123824074074075" calcext:value-type="float">
            <text:p>-0.012</text:p>
          </table:table-cell>
          <table:table-cell table:formula="of:=[.D108]/[.H108]-1" office:value-type="float" office:value="-0.00995971830985909" calcext:value-type="float">
            <text:p>-0.010</text:p>
          </table:table-cell>
          <table:table-cell/>
          <table:table-cell table:formula="of:=[.C108]*(1-[.K108])" office:value-type="float" office:value="647.418237085108" calcext:value-type="float">
            <text:p>647.4</text:p>
          </table:table-cell>
          <table:table-cell table:formula="of:=[.O108]/[.F108]-1" office:value-type="float" office:value="-0.000897782276068626" calcext:value-type="float">
            <text:p>-0.001</text:p>
          </table:table-cell>
          <table:table-cell table:formula="of:=[.D108]*(1-[.K108])" office:value-type="float" office:value="639.992417699022" calcext:value-type="float">
            <text:p>640.0</text:p>
          </table:table-cell>
          <table:table-cell table:formula="of:=[.Q108]/[.H108]-1" office:value-type="float" office:value="0.00155307934119175" calcext:value-type="float">
            <text:p>0.002</text:p>
          </table:table-cell>
          <table:table-cell/>
          <table:table-cell table:formula="of:=INT([.Q108])+[$パラメータ.$B$2]" office:value-type="float" office:value="639" calcext:value-type="float">
            <text:p>639</text:p>
          </table:table-cell>
          <table:table-cell table:formula="of:=IF([.H108]&lt;[.T108]; [.T108]; &quot;&quot;)">
            <text:p/>
          </table:table-cell>
          <table:table-cell table:formula="of:=IF([.U108]&lt;&gt;&quot;&quot;; [.F108]; &quot;&quot;)">
            <text:p/>
          </table:table-cell>
          <table:table-cell table:formula="of:=IF([.V108]&lt;&gt;&quot;&quot;; [.V108]-[.U108]; &quot;&quot;)">
            <text:p/>
          </table:table-cell>
          <table:table-cell table:formula="of:=IF([.W108]&lt;&gt;&quot;&quot;; [.W108]/[.U108]; &quot;&quot;)">
            <text:p/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float" office:value="652.62177" calcext:value-type="float">
            <text:p>652.6</text:p>
          </table:table-cell>
          <table:table-cell office:value-type="float" office:value="649.4824" calcext:value-type="float">
            <text:p>649.5</text:p>
          </table:table-cell>
          <table:table-cell office:value-type="float" office:value="642.01733" calcext:value-type="float">
            <text:p>642.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2" calcext:value-type="float">
            <text:p>662</text:p>
          </table:table-cell>
          <table:table-cell office:value-type="float" office:value="652" calcext:value-type="float">
            <text:p>652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109]/[.I109]-1" office:value-type="float" office:value="-0.0051497408536586" calcext:value-type="float">
            <text:p>-0.005</text:p>
          </table:table-cell>
          <table:table-cell table:formula="of:=[.C109]/[.F109]-1" office:value-type="float" office:value="-0.00842381679389315" calcext:value-type="float">
            <text:p>-0.008</text:p>
          </table:table-cell>
          <table:table-cell table:formula="of:=[.D109]/[.H109]-1" office:value-type="float" office:value="-0.0153108435582822" calcext:value-type="float">
            <text:p>-0.015</text:p>
          </table:table-cell>
          <table:table-cell/>
          <table:table-cell table:formula="of:=[.C109]*(1-[.K109])" office:value-type="float" office:value="652.827066049012" calcext:value-type="float">
            <text:p>652.8</text:p>
          </table:table-cell>
          <table:table-cell table:formula="of:=[.O109]/[.F109]-1" office:value-type="float" office:value="-0.00331745641372172" calcext:value-type="float">
            <text:p>-0.003</text:p>
          </table:table-cell>
          <table:table-cell table:formula="of:=[.D109]*(1-[.K109])" office:value-type="float" office:value="645.323552873058" calcext:value-type="float">
            <text:p>645.3</text:p>
          </table:table-cell>
          <table:table-cell table:formula="of:=[.Q109]/[.H109]-1" office:value-type="float" office:value="-0.0102399495811996" calcext:value-type="float">
            <text:p>-0.010</text:p>
          </table:table-cell>
          <table:table-cell/>
          <table:table-cell table:formula="of:=INT([.Q109])+[$パラメータ.$B$2]" office:value-type="float" office:value="645" calcext:value-type="float">
            <text:p>645</text:p>
          </table:table-cell>
          <table:table-cell table:formula="of:=IF([.H109]&lt;[.T109]; [.T109]; &quot;&quot;)">
            <text:p/>
          </table:table-cell>
          <table:table-cell table:formula="of:=IF([.U109]&lt;&gt;&quot;&quot;; [.F109]; &quot;&quot;)">
            <text:p/>
          </table:table-cell>
          <table:table-cell table:formula="of:=IF([.V109]&lt;&gt;&quot;&quot;; [.V109]-[.U109]; &quot;&quot;)">
            <text:p/>
          </table:table-cell>
          <table:table-cell table:formula="of:=IF([.W109]&lt;&gt;&quot;&quot;; [.W109]/[.U109]; &quot;&quot;)">
            <text:p/>
          </table:table-cell>
        </table:table-row>
        <table:table-row table:style-name="ro1">
          <table:table-cell office:value-type="string" calcext:value-type="string">
            <text:p>2016-11-17</text:p>
          </table:table-cell>
          <table:table-cell office:value-type="float" office:value="663.4845" calcext:value-type="float">
            <text:p>663.5</text:p>
          </table:table-cell>
          <table:table-cell office:value-type="float" office:value="660.3185" calcext:value-type="float">
            <text:p>660.3</text:p>
          </table:table-cell>
          <table:table-cell office:value-type="float" office:value="652.83685" calcext:value-type="float">
            <text:p>652.8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52" calcext:value-type="float">
            <text:p>652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10]/[.I110]-1" office:value-type="float" office:value="0.0129534351145038" calcext:value-type="float">
            <text:p>0.013</text:p>
          </table:table-cell>
          <table:table-cell table:formula="of:=[.C110]/[.F110]-1" office:value-type="float" office:value="0.00200075872534144" calcext:value-type="float">
            <text:p>0.002</text:p>
          </table:table-cell>
          <table:table-cell table:formula="of:=[.D110]/[.H110]-1" office:value-type="float" office:value="0.00128351226993861" calcext:value-type="float">
            <text:p>0.001</text:p>
          </table:table-cell>
          <table:table-cell/>
          <table:table-cell table:formula="of:=[.C110]*(1-[.K110])" office:value-type="float" office:value="651.765107155344" calcext:value-type="float">
            <text:p>651.8</text:p>
          </table:table-cell>
          <table:table-cell table:formula="of:=[.O110]/[.F110]-1" office:value-type="float" office:value="-0.0109785930874908" calcext:value-type="float">
            <text:p>-0.011</text:p>
          </table:table-cell>
          <table:table-cell table:formula="of:=[.D110]*(1-[.K110])" office:value-type="float" office:value="644.380370223168" calcext:value-type="float">
            <text:p>644.4</text:p>
          </table:table-cell>
          <table:table-cell table:formula="of:=[.Q110]/[.H110]-1" office:value-type="float" office:value="-0.0116865487374723" calcext:value-type="float">
            <text:p>-0.012</text:p>
          </table:table-cell>
          <table:table-cell/>
          <table:table-cell table:formula="of:=INT([.Q110])+[$パラメータ.$B$2]" office:value-type="float" office:value="644" calcext:value-type="float">
            <text:p>644</text:p>
          </table:table-cell>
          <table:table-cell table:formula="of:=IF([.H110]&lt;[.T110]; [.T110]; &quot;&quot;)">
            <text:p/>
          </table:table-cell>
          <table:table-cell table:formula="of:=IF([.U110]&lt;&gt;&quot;&quot;; [.F110]; &quot;&quot;)">
            <text:p/>
          </table:table-cell>
          <table:table-cell table:formula="of:=IF([.V110]&lt;&gt;&quot;&quot;; [.V110]-[.U110]; &quot;&quot;)">
            <text:p/>
          </table:table-cell>
          <table:table-cell table:formula="of:=IF([.W110]&lt;&gt;&quot;&quot;; [.W110]/[.U110]; &quot;&quot;)">
            <text:p/>
          </table:table-cell>
        </table:table-row>
        <table:table-row table:style-name="ro1">
          <table:table-cell office:value-type="string" calcext:value-type="string">
            <text:p>2016-11-18</text:p>
          </table:table-cell>
          <table:table-cell office:value-type="float" office:value="658.9252" calcext:value-type="float">
            <text:p>658.9</text:p>
          </table:table-cell>
          <table:table-cell office:value-type="float" office:value="655.92334" calcext:value-type="float">
            <text:p>655.9</text:p>
          </table:table-cell>
          <table:table-cell office:value-type="float" office:value="647.96484" calcext:value-type="float">
            <text:p>648.0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68" calcext:value-type="float">
            <text:p>668</text:p>
          </table:table-cell>
          <table:table-cell office:value-type="float" office:value="651" calcext:value-type="float">
            <text:p>651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111]/[.I111]-1" office:value-type="float" office:value="-0.00913503759398493" calcext:value-type="float">
            <text:p>-0.009</text:p>
          </table:table-cell>
          <table:table-cell table:formula="of:=[.C111]/[.F111]-1" office:value-type="float" office:value="0.00756273425499243" calcext:value-type="float">
            <text:p>0.008</text:p>
          </table:table-cell>
          <table:table-cell table:formula="of:=[.D111]/[.H111]-1" office:value-type="float" office:value="-0.00466230414746549" calcext:value-type="float">
            <text:p>-0.005</text:p>
          </table:table-cell>
          <table:table-cell/>
          <table:table-cell table:formula="of:=[.C111]*(1-[.K111])" office:value-type="float" office:value="661.915224369672" calcext:value-type="float">
            <text:p>661.9</text:p>
          </table:table-cell>
          <table:table-cell table:formula="of:=[.O111]/[.F111]-1" office:value-type="float" office:value="0.0167668577107098" calcext:value-type="float">
            <text:p>0.017</text:p>
          </table:table-cell>
          <table:table-cell table:formula="of:=[.D111]*(1-[.K111])" office:value-type="float" office:value="653.88402317298" calcext:value-type="float">
            <text:p>653.9</text:p>
          </table:table-cell>
          <table:table-cell table:formula="of:=[.Q111]/[.H111]-1" office:value-type="float" office:value="0.00443014312285772" calcext:value-type="float">
            <text:p>0.004</text:p>
          </table:table-cell>
          <table:table-cell/>
          <table:table-cell table:formula="of:=INT([.Q111])+[$パラメータ.$B$2]" office:value-type="float" office:value="653" calcext:value-type="float">
            <text:p>653</text:p>
          </table:table-cell>
          <table:table-cell table:formula="of:=IF([.H111]&lt;[.T111]; [.T111]; &quot;&quot;)" office:value-type="float" office:value="653" calcext:value-type="float">
            <text:p>653</text:p>
          </table:table-cell>
          <table:table-cell table:formula="of:=IF([.U111]&lt;&gt;&quot;&quot;; [.F111]; &quot;&quot;)" office:value-type="float" office:value="651" calcext:value-type="float">
            <text:p>651</text:p>
          </table:table-cell>
          <table:table-cell table:formula="of:=IF([.V111]&lt;&gt;&quot;&quot;; [.V111]-[.U111]; &quot;&quot;)" office:value-type="float" office:value="-2" calcext:value-type="float">
            <text:p>-2</text:p>
          </table:table-cell>
          <table:table-cell table:formula="of:=IF([.W111]&lt;&gt;&quot;&quot;; [.W111]/[.U111]; &quot;&quot;)" office:value-type="float" office:value="-0.00306278713629403" calcext:value-type="float">
            <text:p>-0.003</text:p>
          </table:table-cell>
        </table:table-row>
        <table:table-row table:style-name="ro1">
          <table:table-cell office:value-type="string" calcext:value-type="string">
            <text:p>2016-11-21</text:p>
          </table:table-cell>
          <table:table-cell office:value-type="float" office:value="658.9548" calcext:value-type="float">
            <text:p>659.0</text:p>
          </table:table-cell>
          <table:table-cell office:value-type="float" office:value="655.695" calcext:value-type="float">
            <text:p>655.7</text:p>
          </table:table-cell>
          <table:table-cell office:value-type="float" office:value="647.9221" calcext:value-type="float">
            <text:p>647.9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659" calcext:value-type="float">
            <text:p>659</text:p>
          </table:table-cell>
          <table:table-cell office:value-type="float" office:value="648" calcext:value-type="float">
            <text:p>648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112]/[.I112]-1" office:value-type="float" office:value="0.0045042682926828" calcext:value-type="float">
            <text:p>0.005</text:p>
          </table:table-cell>
          <table:table-cell table:formula="of:=[.C112]/[.F112]-1" office:value-type="float" office:value="0.00259174311926613" calcext:value-type="float">
            <text:p>0.003</text:p>
          </table:table-cell>
          <table:table-cell table:formula="of:=[.D112]/[.H112]-1" office:value-type="float" office:value="-0.000120216049382726" calcext:value-type="float">
            <text:p>0.000</text:p>
          </table:table-cell>
          <table:table-cell/>
          <table:table-cell table:formula="of:=[.C112]*(1-[.K112])" office:value-type="float" office:value="652.741573801829" calcext:value-type="float">
            <text:p>652.7</text:p>
          </table:table-cell>
          <table:table-cell table:formula="of:=[.O112]/[.F112]-1" office:value-type="float" office:value="-0.00192419907977148" calcext:value-type="float">
            <text:p>-0.002</text:p>
          </table:table-cell>
          <table:table-cell table:formula="of:=[.D112]*(1-[.K112])" office:value-type="float" office:value="645.003685028842" calcext:value-type="float">
            <text:p>645.0</text:p>
          </table:table-cell>
          <table:table-cell table:formula="of:=[.Q112]/[.H112]-1" office:value-type="float" office:value="-0.00462394285672596" calcext:value-type="float">
            <text:p>-0.005</text:p>
          </table:table-cell>
          <table:table-cell/>
          <table:table-cell table:formula="of:=INT([.Q112])+[$パラメータ.$B$2]" office:value-type="float" office:value="645" calcext:value-type="float">
            <text:p>645</text:p>
          </table:table-cell>
          <table:table-cell table:formula="of:=IF([.H112]&lt;[.T112]; [.T112]; &quot;&quot;)">
            <text:p/>
          </table:table-cell>
          <table:table-cell table:formula="of:=IF([.U112]&lt;&gt;&quot;&quot;; [.F112]; &quot;&quot;)">
            <text:p/>
          </table:table-cell>
          <table:table-cell table:formula="of:=IF([.V112]&lt;&gt;&quot;&quot;; [.V112]-[.U112]; &quot;&quot;)">
            <text:p/>
          </table:table-cell>
          <table:table-cell table:formula="of:=IF([.W112]&lt;&gt;&quot;&quot;; [.W112]/[.U112]; &quot;&quot;)">
            <text:p/>
          </table:table-cell>
        </table:table-row>
        <table:table-row table:style-name="ro1">
          <table:table-cell office:value-type="string" calcext:value-type="string">
            <text:p>2016-11-22</text:p>
          </table:table-cell>
          <table:table-cell office:value-type="float" office:value="653.5097" calcext:value-type="float">
            <text:p>653.5</text:p>
          </table:table-cell>
          <table:table-cell office:value-type="float" office:value="650.1943" calcext:value-type="float">
            <text:p>650.2</text:p>
          </table:table-cell>
          <table:table-cell office:value-type="float" office:value="642.4785" calcext:value-type="float">
            <text:p>642.5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45" calcext:value-type="float">
            <text:p>645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B113]/[.I113]-1" office:value-type="float" office:value="0.000780551301684529" calcext:value-type="float">
            <text:p>0.001</text:p>
          </table:table-cell>
          <table:table-cell table:formula="of:=[.C113]/[.F113]-1" office:value-type="float" office:value="-0.00429663093415011" calcext:value-type="float">
            <text:p>-0.004</text:p>
          </table:table-cell>
          <table:table-cell table:formula="of:=[.D113]/[.H113]-1" office:value-type="float" office:value="-0.00390930232558129" calcext:value-type="float">
            <text:p>-0.004</text:p>
          </table:table-cell>
          <table:table-cell/>
          <table:table-cell table:formula="of:=[.C113]*(1-[.K113])" office:value-type="float" office:value="649.686789992787" calcext:value-type="float">
            <text:p>649.7</text:p>
          </table:table-cell>
          <table:table-cell table:formula="of:=[.O113]/[.F113]-1" office:value-type="float" office:value="-0.00507382849496618" calcext:value-type="float">
            <text:p>-0.005</text:p>
          </table:table-cell>
          <table:table-cell table:formula="of:=[.D113]*(1-[.K113])" office:value-type="float" office:value="641.977012570521" calcext:value-type="float">
            <text:p>642.0</text:p>
          </table:table-cell>
          <table:table-cell table:formula="of:=[.Q113]/[.H113]-1" office:value-type="float" office:value="-0.00468680221624696" calcext:value-type="float">
            <text:p>-0.005</text:p>
          </table:table-cell>
          <table:table-cell/>
          <table:table-cell table:formula="of:=INT([.Q113])+[$パラメータ.$B$2]" office:value-type="float" office:value="641" calcext:value-type="float">
            <text:p>641</text:p>
          </table:table-cell>
          <table:table-cell table:formula="of:=IF([.H113]&lt;[.T113]; [.T113]; &quot;&quot;)">
            <text:p/>
          </table:table-cell>
          <table:table-cell table:formula="of:=IF([.U113]&lt;&gt;&quot;&quot;; [.F113]; &quot;&quot;)">
            <text:p/>
          </table:table-cell>
          <table:table-cell table:formula="of:=IF([.V113]&lt;&gt;&quot;&quot;; [.V113]-[.U113]; &quot;&quot;)">
            <text:p/>
          </table:table-cell>
          <table:table-cell table:formula="of:=IF([.W113]&lt;&gt;&quot;&quot;; [.W113]/[.U113]; &quot;&quot;)">
            <text:p/>
          </table:table-cell>
        </table:table-row>
        <table:table-row table:style-name="ro1">
          <table:table-cell office:value-type="string" calcext:value-type="string">
            <text:p>2016-11-24</text:p>
          </table:table-cell>
          <table:table-cell office:value-type="float" office:value="649.7087" calcext:value-type="float">
            <text:p>649.7</text:p>
          </table:table-cell>
          <table:table-cell office:value-type="float" office:value="646.3876" calcext:value-type="float">
            <text:p>646.4</text:p>
          </table:table-cell>
          <table:table-cell office:value-type="float" office:value="638.53015" calcext:value-type="float">
            <text:p>638.5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6" calcext:value-type="float">
            <text:p>666</text:p>
          </table:table-cell>
          <table:table-cell office:value-type="float" office:value="655" calcext:value-type="float">
            <text:p>655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B114]/[.I114]-1" office:value-type="float" office:value="-0.0200472096530919" calcext:value-type="float">
            <text:p>-0.020</text:p>
          </table:table-cell>
          <table:table-cell table:formula="of:=[.C114]/[.F114]-1" office:value-type="float" office:value="-0.0191386949924127" calcext:value-type="float">
            <text:p>-0.019</text:p>
          </table:table-cell>
          <table:table-cell table:formula="of:=[.D114]/[.H114]-1" office:value-type="float" office:value="-0.0251448091603053" calcext:value-type="float">
            <text:p>-0.025</text:p>
          </table:table-cell>
          <table:table-cell/>
          <table:table-cell table:formula="of:=[.C114]*(1-[.K114])" office:value-type="float" office:value="659.345867734359" calcext:value-type="float">
            <text:p>659.3</text:p>
          </table:table-cell>
          <table:table-cell table:formula="of:=[.O114]/[.F114]-1" office:value-type="float" office:value="0.000524837229679775" calcext:value-type="float">
            <text:p>0.001</text:p>
          </table:table-cell>
          <table:table-cell table:formula="of:=[.D114]*(1-[.K114])" office:value-type="float" office:value="651.33089778687" calcext:value-type="float">
            <text:p>651.3</text:p>
          </table:table-cell>
          <table:table-cell table:formula="of:=[.Q114]/[.H114]-1" office:value-type="float" office:value="-0.00560168276813688" calcext:value-type="float">
            <text:p>-0.006</text:p>
          </table:table-cell>
          <table:table-cell/>
          <table:table-cell table:formula="of:=INT([.Q114])+[$パラメータ.$B$2]" office:value-type="float" office:value="651" calcext:value-type="float">
            <text:p>651</text:p>
          </table:table-cell>
          <table:table-cell table:formula="of:=IF([.H114]&lt;[.T114]; [.T114]; &quot;&quot;)">
            <text:p/>
          </table:table-cell>
          <table:table-cell table:formula="of:=IF([.U114]&lt;&gt;&quot;&quot;; [.F114]; &quot;&quot;)">
            <text:p/>
          </table:table-cell>
          <table:table-cell table:formula="of:=IF([.V114]&lt;&gt;&quot;&quot;; [.V114]-[.U114]; &quot;&quot;)">
            <text:p/>
          </table:table-cell>
          <table:table-cell table:formula="of:=IF([.W114]&lt;&gt;&quot;&quot;; [.W114]/[.U114]; &quot;&quot;)">
            <text:p/>
          </table:table-cell>
        </table:table-row>
        <table:table-row table:style-name="ro1">
          <table:table-cell office:value-type="string" calcext:value-type="string">
            <text:p>2016-11-25</text:p>
          </table:table-cell>
          <table:table-cell office:value-type="float" office:value="660.03613" calcext:value-type="float">
            <text:p>660.0</text:p>
          </table:table-cell>
          <table:table-cell office:value-type="float" office:value="656.55206" calcext:value-type="float">
            <text:p>656.6</text:p>
          </table:table-cell>
          <table:table-cell office:value-type="float" office:value="648.55835" calcext:value-type="float">
            <text:p>648.6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664" calcext:value-type="float">
            <text:p>664</text:p>
          </table:table-cell>
          <table:table-cell office:value-type="float" office:value="648" calcext:value-type="float">
            <text:p>648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115]/[.I115]-1" office:value-type="float" office:value="0.00615263719512194" calcext:value-type="float">
            <text:p>0.006</text:p>
          </table:table-cell>
          <table:table-cell table:formula="of:=[.C115]/[.F115]-1" office:value-type="float" office:value="0.00390223241590215" calcext:value-type="float">
            <text:p>0.004</text:p>
          </table:table-cell>
          <table:table-cell table:formula="of:=[.D115]/[.H115]-1" office:value-type="float" office:value="0.000861651234567828" calcext:value-type="float">
            <text:p>0.001</text:p>
          </table:table-cell>
          <table:table-cell/>
          <table:table-cell table:formula="of:=[.C115]*(1-[.K115])" office:value-type="float" office:value="652.51253337511" calcext:value-type="float">
            <text:p>652.5</text:p>
          </table:table-cell>
          <table:table-cell table:formula="of:=[.O115]/[.F115]-1" office:value-type="float" office:value="-0.00227441379952598" calcext:value-type="float">
            <text:p>-0.002</text:p>
          </table:table-cell>
          <table:table-cell table:formula="of:=[.D115]*(1-[.K115])" office:value-type="float" office:value="644.568005772583" calcext:value-type="float">
            <text:p>644.6</text:p>
          </table:table-cell>
          <table:table-cell table:formula="of:=[.Q115]/[.H115]-1" office:value-type="float" office:value="-0.00529628738798904" calcext:value-type="float">
            <text:p>-0.005</text:p>
          </table:table-cell>
          <table:table-cell/>
          <table:table-cell table:formula="of:=INT([.Q115])+[$パラメータ.$B$2]" office:value-type="float" office:value="644" calcext:value-type="float">
            <text:p>644</text:p>
          </table:table-cell>
          <table:table-cell table:formula="of:=IF([.H115]&lt;[.T115]; [.T115]; &quot;&quot;)">
            <text:p/>
          </table:table-cell>
          <table:table-cell table:formula="of:=IF([.U115]&lt;&gt;&quot;&quot;; [.F115]; &quot;&quot;)">
            <text:p/>
          </table:table-cell>
          <table:table-cell table:formula="of:=IF([.V115]&lt;&gt;&quot;&quot;; [.V115]-[.U115]; &quot;&quot;)">
            <text:p/>
          </table:table-cell>
          <table:table-cell table:formula="of:=IF([.W115]&lt;&gt;&quot;&quot;; [.W115]/[.U115]; &quot;&quot;)">
            <text:p/>
          </table:table-cell>
        </table:table-row>
        <table:table-row table:style-name="ro1">
          <table:table-cell office:value-type="string" calcext:value-type="string">
            <text:p>2016-11-28</text:p>
          </table:table-cell>
          <table:table-cell office:value-type="float" office:value="651.75104" calcext:value-type="float">
            <text:p>651.8</text:p>
          </table:table-cell>
          <table:table-cell office:value-type="float" office:value="648.51953" calcext:value-type="float">
            <text:p>648.5</text:p>
          </table:table-cell>
          <table:table-cell office:value-type="float" office:value="640.2439" calcext:value-type="float">
            <text:p>640.2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16]/[.I116]-1" office:value-type="float" office:value="-0.00496024427480912" calcext:value-type="float">
            <text:p>-0.005</text:p>
          </table:table-cell>
          <table:table-cell table:formula="of:=[.C116]/[.F116]-1" office:value-type="float" office:value="-0.0129078691019786" calcext:value-type="float">
            <text:p>-0.013</text:p>
          </table:table-cell>
          <table:table-cell table:formula="of:=[.D116]/[.H116]-1" office:value-type="float" office:value="-0.0165224270353301" calcext:value-type="float">
            <text:p>-0.017</text:p>
          </table:table-cell>
          <table:table-cell/>
          <table:table-cell table:formula="of:=[.C116]*(1-[.K116])" office:value-type="float" office:value="651.736345285784" calcext:value-type="float">
            <text:p>651.7</text:p>
          </table:table-cell>
          <table:table-cell table:formula="of:=[.O116]/[.F116]-1" office:value-type="float" office:value="-0.00801165101098267" calcext:value-type="float">
            <text:p>-0.008</text:p>
          </table:table-cell>
          <table:table-cell table:formula="of:=[.D116]*(1-[.K116])" office:value-type="float" office:value="643.419666139457" calcext:value-type="float">
            <text:p>643.4</text:p>
          </table:table-cell>
          <table:table-cell table:formula="of:=[.Q116]/[.H116]-1" office:value-type="float" office:value="-0.011644138034629" calcext:value-type="float">
            <text:p>-0.012</text:p>
          </table:table-cell>
          <table:table-cell/>
          <table:table-cell table:formula="of:=INT([.Q116])+[$パラメータ.$B$2]" office:value-type="float" office:value="643" calcext:value-type="float">
            <text:p>643</text:p>
          </table:table-cell>
          <table:table-cell table:formula="of:=IF([.H116]&lt;[.T116]; [.T116]; &quot;&quot;)">
            <text:p/>
          </table:table-cell>
          <table:table-cell table:formula="of:=IF([.U116]&lt;&gt;&quot;&quot;; [.F116]; &quot;&quot;)">
            <text:p/>
          </table:table-cell>
          <table:table-cell table:formula="of:=IF([.V116]&lt;&gt;&quot;&quot;; [.V116]-[.U116]; &quot;&quot;)">
            <text:p/>
          </table:table-cell>
          <table:table-cell table:formula="of:=IF([.W116]&lt;&gt;&quot;&quot;; [.W116]/[.U116]; &quot;&quot;)">
            <text:p/>
          </table:table-cell>
        </table:table-row>
        <table:table-row table:style-name="ro1">
          <table:table-cell office:value-type="string" calcext:value-type="string">
            <text:p>2016-11-29</text:p>
          </table:table-cell>
          <table:table-cell office:value-type="float" office:value="656.7048" calcext:value-type="float">
            <text:p>656.7</text:p>
          </table:table-cell>
          <table:table-cell office:value-type="float" office:value="653.9313" calcext:value-type="float">
            <text:p>653.9</text:p>
          </table:table-cell>
          <table:table-cell office:value-type="float" office:value="645.5731" calcext:value-type="float">
            <text:p>645.6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3" calcext:value-type="float">
            <text:p>663</text:p>
          </table:table-cell>
          <table:table-cell office:value-type="float" office:value="652" calcext:value-type="float">
            <text:p>652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[.B117]/[.I117]-1" office:value-type="float" office:value="-0.000449315068493217" calcext:value-type="float">
            <text:p>0.000</text:p>
          </table:table-cell>
          <table:table-cell table:formula="of:=[.C117]/[.F117]-1" office:value-type="float" office:value="-0.00163160305343513" calcext:value-type="float">
            <text:p>-0.002</text:p>
          </table:table-cell>
          <table:table-cell table:formula="of:=[.D117]/[.H117]-1" office:value-type="float" office:value="-0.00985720858895711" calcext:value-type="float">
            <text:p>-0.010</text:p>
          </table:table-cell>
          <table:table-cell/>
          <table:table-cell table:formula="of:=[.C117]*(1-[.K117])" office:value-type="float" office:value="654.225121186849" calcext:value-type="float">
            <text:p>654.2</text:p>
          </table:table-cell>
          <table:table-cell table:formula="of:=[.O117]/[.F117]-1" office:value-type="float" office:value="-0.00118302108877955" calcext:value-type="float">
            <text:p>-0.001</text:p>
          </table:table-cell>
          <table:table-cell table:formula="of:=[.D117]*(1-[.K117])" office:value-type="float" office:value="645.863165721644" calcext:value-type="float">
            <text:p>645.9</text:p>
          </table:table-cell>
          <table:table-cell table:formula="of:=[.Q117]/[.H117]-1" office:value-type="float" office:value="-0.00941232251281632" calcext:value-type="float">
            <text:p>-0.009</text:p>
          </table:table-cell>
          <table:table-cell/>
          <table:table-cell table:formula="of:=INT([.Q117])+[$パラメータ.$B$2]" office:value-type="float" office:value="645" calcext:value-type="float">
            <text:p>645</text:p>
          </table:table-cell>
          <table:table-cell table:formula="of:=IF([.H117]&lt;[.T117]; [.T117]; &quot;&quot;)">
            <text:p/>
          </table:table-cell>
          <table:table-cell table:formula="of:=IF([.U117]&lt;&gt;&quot;&quot;; [.F117]; &quot;&quot;)">
            <text:p/>
          </table:table-cell>
          <table:table-cell table:formula="of:=IF([.V117]&lt;&gt;&quot;&quot;; [.V117]-[.U117]; &quot;&quot;)">
            <text:p/>
          </table:table-cell>
          <table:table-cell table:formula="of:=IF([.W117]&lt;&gt;&quot;&quot;; [.W117]/[.U117]; &quot;&quot;)">
            <text:p/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651.3393" calcext:value-type="float">
            <text:p>651.3</text:p>
          </table:table-cell>
          <table:table-cell office:value-type="float" office:value="647.9789" calcext:value-type="float">
            <text:p>648.0</text:p>
          </table:table-cell>
          <table:table-cell office:value-type="float" office:value="639.9357" calcext:value-type="float">
            <text:p>639.9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78" calcext:value-type="float">
            <text:p>678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118]/[.I118]-1" office:value-type="float" office:value="-0.0205424060150376" calcext:value-type="float">
            <text:p>-0.021</text:p>
          </table:table-cell>
          <table:table-cell table:formula="of:=[.C118]/[.F118]-1" office:value-type="float" office:value="-0.0386069732937686" calcext:value-type="float">
            <text:p>-0.039</text:p>
          </table:table-cell>
          <table:table-cell table:formula="of:=[.D118]/[.H118]-1" office:value-type="float" office:value="-0.0362414156626506" calcext:value-type="float">
            <text:p>-0.036</text:p>
          </table:table-cell>
          <table:table-cell/>
          <table:table-cell table:formula="of:=[.C118]*(1-[.K118])" office:value-type="float" office:value="661.289945652977" calcext:value-type="float">
            <text:p>661.3</text:p>
          </table:table-cell>
          <table:table-cell table:formula="of:=[.O118]/[.F118]-1" office:value-type="float" office:value="-0.0188576473991433" calcext:value-type="float">
            <text:p>-0.019</text:p>
          </table:table-cell>
          <table:table-cell table:formula="of:=[.D118]*(1-[.K118])" office:value-type="float" office:value="653.081518972917" calcext:value-type="float">
            <text:p>653.1</text:p>
          </table:table-cell>
          <table:table-cell table:formula="of:=[.Q118]/[.H118]-1" office:value-type="float" office:value="-0.0164434955227148" calcext:value-type="float">
            <text:p>-0.016</text:p>
          </table:table-cell>
          <table:table-cell/>
          <table:table-cell table:formula="of:=INT([.Q118])+[$パラメータ.$B$2]" office:value-type="float" office:value="653" calcext:value-type="float">
            <text:p>653</text:p>
          </table:table-cell>
          <table:table-cell table:formula="of:=IF([.H118]&lt;[.T118]; [.T118]; &quot;&quot;)">
            <text:p/>
          </table:table-cell>
          <table:table-cell table:formula="of:=IF([.U118]&lt;&gt;&quot;&quot;; [.F118]; &quot;&quot;)">
            <text:p/>
          </table:table-cell>
          <table:table-cell table:formula="of:=IF([.V118]&lt;&gt;&quot;&quot;; [.V118]-[.U118]; &quot;&quot;)">
            <text:p/>
          </table:table-cell>
          <table:table-cell table:formula="of:=IF([.W118]&lt;&gt;&quot;&quot;; [.W118]/[.U118]; &quot;&quot;)">
            <text:p/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666.54456" calcext:value-type="float">
            <text:p>666.5</text:p>
          </table:table-cell>
          <table:table-cell office:value-type="float" office:value="662.88354" calcext:value-type="float">
            <text:p>662.9</text:p>
          </table:table-cell>
          <table:table-cell office:value-type="float" office:value="654.4092" calcext:value-type="float">
            <text:p>654.4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/>
          <table:table-cell table:formula="of:=[.B119]/[.I119]-1" office:value-type="float" office:value="-0.0353913748191027" calcext:value-type="float">
            <text:p>-0.035</text:p>
          </table:table-cell>
          <table:table-cell table:formula="of:=[.C119]/[.F119]-1" office:value-type="float" office:value="-0.0462107338129496" calcext:value-type="float">
            <text:p>-0.046</text:p>
          </table:table-cell>
          <table:table-cell table:formula="of:=[.D119]/[.H119]-1" office:value-type="float" office:value="-0.0474393013100436" calcext:value-type="float">
            <text:p>-0.047</text:p>
          </table:table-cell>
          <table:table-cell/>
          <table:table-cell table:formula="of:=[.C119]*(1-[.K119])" office:value-type="float" office:value="686.343899825554" calcext:value-type="float">
            <text:p>686.3</text:p>
          </table:table-cell>
          <table:table-cell table:formula="of:=[.O119]/[.F119]-1" office:value-type="float" office:value="-0.0124548203948869" calcext:value-type="float">
            <text:p>-0.012</text:p>
          </table:table-cell>
          <table:table-cell table:formula="of:=[.D119]*(1-[.K119])" office:value-type="float" office:value="677.569641282269" calcext:value-type="float">
            <text:p>677.6</text:p>
          </table:table-cell>
          <table:table-cell table:formula="of:=[.Q119]/[.H119]-1" office:value-type="float" office:value="-0.0137268685847611" calcext:value-type="float">
            <text:p>-0.014</text:p>
          </table:table-cell>
          <table:table-cell/>
          <table:table-cell table:formula="of:=INT([.Q119])+[$パラメータ.$B$2]" office:value-type="float" office:value="677" calcext:value-type="float">
            <text:p>677</text:p>
          </table:table-cell>
          <table:table-cell table:formula="of:=IF([.H119]&lt;[.T119]; [.T119]; &quot;&quot;)">
            <text:p/>
          </table:table-cell>
          <table:table-cell table:formula="of:=IF([.U119]&lt;&gt;&quot;&quot;; [.F119]; &quot;&quot;)">
            <text:p/>
          </table:table-cell>
          <table:table-cell table:formula="of:=IF([.V119]&lt;&gt;&quot;&quot;; [.V119]-[.U119]; &quot;&quot;)">
            <text:p/>
          </table:table-cell>
          <table:table-cell table:formula="of:=IF([.W119]&lt;&gt;&quot;&quot;; [.W119]/[.U119]; &quot;&quot;)">
            <text:p/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691.93896" calcext:value-type="float">
            <text:p>691.9</text:p>
          </table:table-cell>
          <table:table-cell office:value-type="float" office:value="687.7919" calcext:value-type="float">
            <text:p>687.8</text:p>
          </table:table-cell>
          <table:table-cell office:value-type="float" office:value="679.8951" calcext:value-type="float">
            <text:p>679.9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689" calcext:value-type="float">
            <text:p>689</text:p>
          </table:table-cell>
          <table:table-cell office:value-type="float" office:value="676" calcext:value-type="float">
            <text:p>676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B120]/[.I120]-1" office:value-type="float" office:value="0.00572523255813939" calcext:value-type="float">
            <text:p>0.006</text:p>
          </table:table-cell>
          <table:table-cell table:formula="of:=[.C120]/[.F120]-1" office:value-type="float" office:value="0.0114586764705884" calcext:value-type="float">
            <text:p>0.011</text:p>
          </table:table-cell>
          <table:table-cell table:formula="of:=[.D120]/[.H120]-1" office:value-type="float" office:value="0.00576198224852065" calcext:value-type="float">
            <text:p>0.006</text:p>
          </table:table-cell>
          <table:table-cell/>
          <table:table-cell table:formula="of:=[.C120]*(1-[.K120])" office:value-type="float" office:value="683.854131420896" calcext:value-type="float">
            <text:p>683.9</text:p>
          </table:table-cell>
          <table:table-cell table:formula="of:=[.O120]/[.F120]-1" office:value-type="float" office:value="0.00566784032484646" calcext:value-type="float">
            <text:p>0.006</text:p>
          </table:table-cell>
          <table:table-cell table:formula="of:=[.D120]*(1-[.K120])" office:value-type="float" office:value="676.002542437361" calcext:value-type="float">
            <text:p>676.0</text:p>
          </table:table-cell>
          <table:table-cell table:formula="of:=[.Q120]/[.H120]-1" office:value-type="float" office:value="0.0000037610020124923" calcext:value-type="float">
            <text:p>0.000</text:p>
          </table:table-cell>
          <table:table-cell/>
          <table:table-cell table:formula="of:=INT([.Q120])+[$パラメータ.$B$2]" office:value-type="float" office:value="676" calcext:value-type="float">
            <text:p>676</text:p>
          </table:table-cell>
          <table:table-cell table:formula="of:=IF([.H120]&lt;[.T120]; [.T120]; &quot;&quot;)">
            <text:p/>
          </table:table-cell>
          <table:table-cell table:formula="of:=IF([.U120]&lt;&gt;&quot;&quot;; [.F120]; &quot;&quot;)">
            <text:p/>
          </table:table-cell>
          <table:table-cell table:formula="of:=IF([.V120]&lt;&gt;&quot;&quot;; [.V120]-[.U120]; &quot;&quot;)">
            <text:p/>
          </table:table-cell>
          <table:table-cell table:formula="of:=IF([.W120]&lt;&gt;&quot;&quot;; [.W120]/[.U120]; &quot;&quot;)">
            <text:p/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683.9898" calcext:value-type="float">
            <text:p>684.0</text:p>
          </table:table-cell>
          <table:table-cell office:value-type="float" office:value="680.45355" calcext:value-type="float">
            <text:p>680.5</text:p>
          </table:table-cell>
          <table:table-cell office:value-type="float" office:value="672.5197" calcext:value-type="float">
            <text:p>672.5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office:value-type="float" office:value="666" calcext:value-type="float">
            <text:p>666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[.B121]/[.I121]-1" office:value-type="float" office:value="0.00734874815905728" calcext:value-type="float">
            <text:p>0.007</text:p>
          </table:table-cell>
          <table:table-cell table:formula="of:=[.C121]/[.F121]-1" office:value-type="float" office:value="0.0051012555391432" calcext:value-type="float">
            <text:p>0.005</text:p>
          </table:table-cell>
          <table:table-cell table:formula="of:=[.D121]/[.H121]-1" office:value-type="float" office:value="0.00978933933933934" calcext:value-type="float">
            <text:p>0.010</text:p>
          </table:table-cell>
          <table:table-cell/>
          <table:table-cell table:formula="of:=[.C121]*(1-[.K121])" office:value-type="float" office:value="675.453068227113" calcext:value-type="float">
            <text:p>675.5</text:p>
          </table:table-cell>
          <table:table-cell table:formula="of:=[.O121]/[.F121]-1" office:value-type="float" office:value="-0.00228498046216619" calcext:value-type="float">
            <text:p>-0.002</text:p>
          </table:table-cell>
          <table:table-cell table:formula="of:=[.D121]*(1-[.K121])" office:value-type="float" office:value="667.577522092695" calcext:value-type="float">
            <text:p>667.6</text:p>
          </table:table-cell>
          <table:table-cell table:formula="of:=[.Q121]/[.H121]-1" office:value-type="float" office:value="0.00236865179083368" calcext:value-type="float">
            <text:p>0.002</text:p>
          </table:table-cell>
          <table:table-cell/>
          <table:table-cell table:formula="of:=INT([.Q121])+[$パラメータ.$B$2]" office:value-type="float" office:value="667" calcext:value-type="float">
            <text:p>667</text:p>
          </table:table-cell>
          <table:table-cell table:formula="of:=IF([.H121]&lt;[.T121]; [.T121]; &quot;&quot;)" office:value-type="float" office:value="667" calcext:value-type="float">
            <text:p>667</text:p>
          </table:table-cell>
          <table:table-cell table:formula="of:=IF([.U121]&lt;&gt;&quot;&quot;; [.F121]; &quot;&quot;)" office:value-type="float" office:value="677" calcext:value-type="float">
            <text:p>677</text:p>
          </table:table-cell>
          <table:table-cell table:formula="of:=IF([.V121]&lt;&gt;&quot;&quot;; [.V121]-[.U121]; &quot;&quot;)" office:value-type="float" office:value="10" calcext:value-type="float">
            <text:p>10</text:p>
          </table:table-cell>
          <table:table-cell table:formula="of:=IF([.W121]&lt;&gt;&quot;&quot;; [.W121]/[.U121]; &quot;&quot;)" office:value-type="float" office:value="0.0149925037481259" calcext:value-type="float">
            <text:p>0.015</text:p>
          </table:table-cell>
        </table:table-row>
        <table:table-row table:style-name="ro1">
          <table:table-cell office:value-type="string" calcext:value-type="string">
            <text:p>2016-12-06</text:p>
          </table:table-cell>
          <table:table-cell office:value-type="float" office:value="673.88116" calcext:value-type="float">
            <text:p>673.9</text:p>
          </table:table-cell>
          <table:table-cell office:value-type="float" office:value="670.3291" calcext:value-type="float">
            <text:p>670.3</text:p>
          </table:table-cell>
          <table:table-cell office:value-type="float" office:value="662.49316" calcext:value-type="float">
            <text:p>662.5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684" calcext:value-type="float">
            <text:p>684</text:p>
          </table:table-cell>
          <table:table-cell office:value-type="float" office:value="672" calcext:value-type="float">
            <text:p>672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B122]/[.I122]-1" office:value-type="float" office:value="-0.0104535095447871" calcext:value-type="float">
            <text:p>-0.010</text:p>
          </table:table-cell>
          <table:table-cell table:formula="of:=[.C122]/[.F122]-1" office:value-type="float" office:value="-0.00396864784546802" calcext:value-type="float">
            <text:p>-0.004</text:p>
          </table:table-cell>
          <table:table-cell table:formula="of:=[.D122]/[.H122]-1" office:value-type="float" office:value="-0.0141470833333334" calcext:value-type="float">
            <text:p>-0.014</text:p>
          </table:table-cell>
          <table:table-cell/>
          <table:table-cell table:formula="of:=[.C122]*(1-[.K122])" office:value-type="float" office:value="677.336391644999" calcext:value-type="float">
            <text:p>677.3</text:p>
          </table:table-cell>
          <table:table-cell table:formula="of:=[.O122]/[.F122]-1" office:value-type="float" office:value="0.00644337540118656" calcext:value-type="float">
            <text:p>0.006</text:p>
          </table:table-cell>
          <table:table-cell table:formula="of:=[.D122]*(1-[.K122])" office:value-type="float" office:value="669.418538571416" calcext:value-type="float">
            <text:p>669.4</text:p>
          </table:table-cell>
          <table:table-cell table:formula="of:=[.Q122]/[.H122]-1" office:value-type="float" office:value="-0.00384146045920219" calcext:value-type="float">
            <text:p>-0.004</text:p>
          </table:table-cell>
          <table:table-cell/>
          <table:table-cell table:formula="of:=INT([.Q122])+[$パラメータ.$B$2]" office:value-type="float" office:value="669" calcext:value-type="float">
            <text:p>669</text:p>
          </table:table-cell>
          <table:table-cell table:formula="of:=IF([.H122]&lt;[.T122]; [.T122]; &quot;&quot;)">
            <text:p/>
          </table:table-cell>
          <table:table-cell table:formula="of:=IF([.U122]&lt;&gt;&quot;&quot;; [.F122]; &quot;&quot;)">
            <text:p/>
          </table:table-cell>
          <table:table-cell table:formula="of:=IF([.V122]&lt;&gt;&quot;&quot;; [.V122]-[.U122]; &quot;&quot;)">
            <text:p/>
          </table:table-cell>
          <table:table-cell table:formula="of:=IF([.W122]&lt;&gt;&quot;&quot;; [.W122]/[.U122]; &quot;&quot;)">
            <text:p/>
          </table:table-cell>
        </table:table-row>
        <table:table-row table:style-name="ro1">
          <table:table-cell office:value-type="string" calcext:value-type="string">
            <text:p>2016-12-07</text:p>
          </table:table-cell>
          <table:table-cell office:value-type="float" office:value="660.11066" calcext:value-type="float">
            <text:p>660.1</text:p>
          </table:table-cell>
          <table:table-cell office:value-type="float" office:value="653.8307" calcext:value-type="float">
            <text:p>653.8</text:p>
          </table:table-cell>
          <table:table-cell office:value-type="float" office:value="647.8172" calcext:value-type="float">
            <text:p>647.8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73" calcext:value-type="float">
            <text:p>673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B123]/[.I123]-1" office:value-type="float" office:value="-0.0249473264401772" calcext:value-type="float">
            <text:p>-0.025</text:p>
          </table:table-cell>
          <table:table-cell table:formula="of:=[.C123]/[.F123]-1" office:value-type="float" office:value="-0.0284833580980683" calcext:value-type="float">
            <text:p>-0.028</text:p>
          </table:table-cell>
          <table:table-cell table:formula="of:=[.D123]/[.H123]-1" office:value-type="float" office:value="-0.0374187221396731" calcext:value-type="float">
            <text:p>-0.037</text:p>
          </table:table-cell>
          <table:table-cell/>
          <table:table-cell table:formula="of:=[.C123]*(1-[.K123])" office:value-type="float" office:value="670.142027909509" calcext:value-type="float">
            <text:p>670.1</text:p>
          </table:table-cell>
          <table:table-cell table:formula="of:=[.O123]/[.F123]-1" office:value-type="float" office:value="-0.00424661529047632" calcext:value-type="float">
            <text:p>-0.004</text:p>
          </table:table-cell>
          <table:table-cell table:formula="of:=[.D123]*(1-[.K123])" office:value-type="float" office:value="663.978507161962" calcext:value-type="float">
            <text:p>664.0</text:p>
          </table:table-cell>
          <table:table-cell table:formula="of:=[.Q123]/[.H123]-1" office:value-type="float" office:value="-0.0134048927756887" calcext:value-type="float">
            <text:p>-0.013</text:p>
          </table:table-cell>
          <table:table-cell/>
          <table:table-cell table:formula="of:=INT([.Q123])+[$パラメータ.$B$2]" office:value-type="float" office:value="663" calcext:value-type="float">
            <text:p>663</text:p>
          </table:table-cell>
          <table:table-cell table:formula="of:=IF([.H123]&lt;[.T123]; [.T123]; &quot;&quot;)">
            <text:p/>
          </table:table-cell>
          <table:table-cell table:formula="of:=IF([.U123]&lt;&gt;&quot;&quot;; [.F123]; &quot;&quot;)">
            <text:p/>
          </table:table-cell>
          <table:table-cell table:formula="of:=IF([.V123]&lt;&gt;&quot;&quot;; [.V123]-[.U123]; &quot;&quot;)">
            <text:p/>
          </table:table-cell>
          <table:table-cell table:formula="of:=IF([.W123]&lt;&gt;&quot;&quot;; [.W123]/[.U123]; &quot;&quot;)">
            <text:p/>
          </table:table-cell>
        </table:table-row>
        <table:table-row table:style-name="ro1">
          <table:table-cell office:value-type="string" calcext:value-type="string">
            <text:p>2016-12-08</text:p>
          </table:table-cell>
          <table:table-cell office:value-type="float" office:value="664.193" calcext:value-type="float">
            <text:p>664.2</text:p>
          </table:table-cell>
          <table:table-cell office:value-type="float" office:value="657.9019" calcext:value-type="float">
            <text:p>657.9</text:p>
          </table:table-cell>
          <table:table-cell office:value-type="float" office:value="651.59924" calcext:value-type="float">
            <text:p>651.6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B124]/[.I124]-1" office:value-type="float" office:value="-0.0605473833097596" calcext:value-type="float">
            <text:p>-0.061</text:p>
          </table:table-cell>
          <table:table-cell table:formula="of:=[.C124]/[.F124]-1" office:value-type="float" office:value="-0.0798574825174826" calcext:value-type="float">
            <text:p>-0.080</text:p>
          </table:table-cell>
          <table:table-cell table:formula="of:=[.D124]/[.H124]-1" office:value-type="float" office:value="-0.0757457588652483" calcext:value-type="float">
            <text:p>-0.076</text:p>
          </table:table-cell>
          <table:table-cell/>
          <table:table-cell table:formula="of:=[.C124]*(1-[.K124])" office:value-type="float" office:value="697.736138519519" calcext:value-type="float">
            <text:p>697.7</text:p>
          </table:table-cell>
          <table:table-cell table:formula="of:=[.O124]/[.F124]-1" office:value-type="float" office:value="-0.0241452608118615" calcext:value-type="float">
            <text:p>-0.024</text:p>
          </table:table-cell>
          <table:table-cell table:formula="of:=[.D124]*(1-[.K124])" office:value-type="float" office:value="691.051868948628" calcext:value-type="float">
            <text:p>691.1</text:p>
          </table:table-cell>
          <table:table-cell table:formula="of:=[.Q124]/[.H124]-1" office:value-type="float" office:value="-0.0197845830515914" calcext:value-type="float">
            <text:p>-0.020</text:p>
          </table:table-cell>
          <table:table-cell/>
          <table:table-cell table:formula="of:=INT([.Q124])+[$パラメータ.$B$2]" office:value-type="float" office:value="691" calcext:value-type="float">
            <text:p>691</text:p>
          </table:table-cell>
          <table:table-cell table:formula="of:=IF([.H124]&lt;[.T124]; [.T124]; &quot;&quot;)">
            <text:p/>
          </table:table-cell>
          <table:table-cell table:formula="of:=IF([.U124]&lt;&gt;&quot;&quot;; [.F124]; &quot;&quot;)">
            <text:p/>
          </table:table-cell>
          <table:table-cell table:formula="of:=IF([.V124]&lt;&gt;&quot;&quot;; [.V124]-[.U124]; &quot;&quot;)">
            <text:p/>
          </table:table-cell>
          <table:table-cell table:formula="of:=IF([.W124]&lt;&gt;&quot;&quot;; [.W124]/[.U124]; &quot;&quot;)">
            <text:p/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700.2845" calcext:value-type="float">
            <text:p>700.3</text:p>
          </table:table-cell>
          <table:table-cell office:value-type="float" office:value="692.74036" calcext:value-type="float">
            <text:p>692.7</text:p>
          </table:table-cell>
          <table:table-cell office:value-type="float" office:value="686.35583" calcext:value-type="float">
            <text:p>686.4</text:p>
          </table:table-cell>
          <table:table-cell/>
          <table:table-cell table:number-columns-repeated="2" office:value-type="float" office:value="717" calcext:value-type="float">
            <text:p>717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B125]/[.I125]-1" office:value-type="float" office:value="-0.0136838028169014" calcext:value-type="float">
            <text:p>-0.014</text:p>
          </table:table-cell>
          <table:table-cell table:formula="of:=[.C125]/[.F125]-1" office:value-type="float" office:value="-0.0338349232914923" calcext:value-type="float">
            <text:p>-0.034</text:p>
          </table:table-cell>
          <table:table-cell table:formula="of:=[.D125]/[.H125]-1" office:value-type="float" office:value="-0.0291996746817539" calcext:value-type="float">
            <text:p>-0.029</text:p>
          </table:table-cell>
          <table:table-cell/>
          <table:table-cell table:formula="of:=[.C125]*(1-[.K125])" office:value-type="float" office:value="702.219682489549" calcext:value-type="float">
            <text:p>702.2</text:p>
          </table:table-cell>
          <table:table-cell table:formula="of:=[.O125]/[.F125]-1" office:value-type="float" office:value="-0.0206141108932368" calcext:value-type="float">
            <text:p>-0.021</text:p>
          </table:table-cell>
          <table:table-cell table:formula="of:=[.D125]*(1-[.K125])" office:value-type="float" office:value="695.747787839951" calcext:value-type="float">
            <text:p>695.7</text:p>
          </table:table-cell>
          <table:table-cell table:formula="of:=[.Q125]/[.H125]-1" office:value-type="float" office:value="-0.0159154344555155" calcext:value-type="float">
            <text:p>-0.016</text:p>
          </table:table-cell>
          <table:table-cell/>
          <table:table-cell table:formula="of:=INT([.Q125])+[$パラメータ.$B$2]" office:value-type="float" office:value="695" calcext:value-type="float">
            <text:p>695</text:p>
          </table:table-cell>
          <table:table-cell table:formula="of:=IF([.H125]&lt;[.T125]; [.T125]; &quot;&quot;)">
            <text:p/>
          </table:table-cell>
          <table:table-cell table:formula="of:=IF([.U125]&lt;&gt;&quot;&quot;; [.F125]; &quot;&quot;)">
            <text:p/>
          </table:table-cell>
          <table:table-cell table:formula="of:=IF([.V125]&lt;&gt;&quot;&quot;; [.V125]-[.U125]; &quot;&quot;)">
            <text:p/>
          </table:table-cell>
          <table:table-cell table:formula="of:=IF([.W125]&lt;&gt;&quot;&quot;; [.W125]/[.U125]; &quot;&quot;)">
            <text:p/>
          </table:table-cell>
        </table:table-row>
        <table:table-row table:style-name="ro1">
          <table:table-cell office:value-type="string" calcext:value-type="string">
            <text:p>2016-12-12</text:p>
          </table:table-cell>
          <table:table-cell office:value-type="float" office:value="705.0166" calcext:value-type="float">
            <text:p>705.0</text:p>
          </table:table-cell>
          <table:table-cell office:value-type="float" office:value="697.8492" calcext:value-type="float">
            <text:p>697.8</text:p>
          </table:table-cell>
          <table:table-cell office:value-type="float" office:value="691.8338" calcext:value-type="float">
            <text:p>691.8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20" calcext:value-type="float">
            <text:p>720</text:p>
          </table:table-cell>
          <table:table-cell office:value-type="float" office:value="695" calcext:value-type="float">
            <text:p>695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126]/[.I126]-1" office:value-type="float" office:value="-0.0208102777777778" calcext:value-type="float">
            <text:p>-0.021</text:p>
          </table:table-cell>
          <table:table-cell table:formula="of:=[.C126]/[.F126]-1" office:value-type="float" office:value="-0.0115450424929179" calcext:value-type="float">
            <text:p>-0.012</text:p>
          </table:table-cell>
          <table:table-cell table:formula="of:=[.D126]/[.H126]-1" office:value-type="float" office:value="-0.00455568345323742" calcext:value-type="float">
            <text:p>-0.005</text:p>
          </table:table-cell>
          <table:table-cell/>
          <table:table-cell table:formula="of:=[.C126]*(1-[.K126])" office:value-type="float" office:value="712.371635699" calcext:value-type="float">
            <text:p>712.4</text:p>
          </table:table-cell>
          <table:table-cell table:formula="of:=[.O126]/[.F126]-1" office:value-type="float" office:value="0.00902497974362593" calcext:value-type="float">
            <text:p>0.009</text:p>
          </table:table-cell>
          <table:table-cell table:formula="of:=[.D126]*(1-[.K126])" office:value-type="float" office:value="706.231053554056" calcext:value-type="float">
            <text:p>706.2</text:p>
          </table:table-cell>
          <table:table-cell table:formula="of:=[.Q126]/[.H126]-1" office:value-type="float" office:value="0.0161597892864107" calcext:value-type="float">
            <text:p>0.016</text:p>
          </table:table-cell>
          <table:table-cell/>
          <table:table-cell table:formula="of:=INT([.Q126])+[$パラメータ.$B$2]" office:value-type="float" office:value="706" calcext:value-type="float">
            <text:p>706</text:p>
          </table:table-cell>
          <table:table-cell table:formula="of:=IF([.H126]&lt;[.T126]; [.T126]; &quot;&quot;)" office:value-type="float" office:value="706" calcext:value-type="float">
            <text:p>706</text:p>
          </table:table-cell>
          <table:table-cell table:formula="of:=IF([.U126]&lt;&gt;&quot;&quot;; [.F126]; &quot;&quot;)" office:value-type="float" office:value="706" calcext:value-type="float">
            <text:p>706</text:p>
          </table:table-cell>
          <table:table-cell table:formula="of:=IF([.V126]&lt;&gt;&quot;&quot;; [.V126]-[.U126]; &quot;&quot;)" office:value-type="float" office:value="0" calcext:value-type="float">
            <text:p>0</text:p>
          </table:table-cell>
          <table:table-cell table:formula="of:=IF([.W126]&lt;&gt;&quot;&quot;; [.W126]/[.U126]; &quot;&quot;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float" office:value="696.65594" calcext:value-type="float">
            <text:p>696.7</text:p>
          </table:table-cell>
          <table:table-cell office:value-type="float" office:value="688.6" calcext:value-type="float">
            <text:p>688.6</text:p>
          </table:table-cell>
          <table:table-cell office:value-type="float" office:value="683.1773" calcext:value-type="float">
            <text:p>683.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706" calcext:value-type="float">
            <text:p>706</text:p>
          </table:table-cell>
          <table:table-cell office:value-type="float" office:value="692" calcext:value-type="float">
            <text:p>692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[.B127]/[.I127]-1" office:value-type="float" office:value="-0.0118355460992908" calcext:value-type="float">
            <text:p>-0.012</text:p>
          </table:table-cell>
          <table:table-cell table:formula="of:=[.C127]/[.F127]-1" office:value-type="float" office:value="-0.0162857142857142" calcext:value-type="float">
            <text:p>-0.016</text:p>
          </table:table-cell>
          <table:table-cell table:formula="of:=[.D127]/[.H127]-1" office:value-type="float" office:value="-0.0127495664739885" calcext:value-type="float">
            <text:p>-0.013</text:p>
          </table:table-cell>
          <table:table-cell/>
          <table:table-cell table:formula="of:=[.C127]*(1-[.K127])" office:value-type="float" office:value="696.749957043972" calcext:value-type="float">
            <text:p>696.7</text:p>
          </table:table-cell>
          <table:table-cell table:formula="of:=[.O127]/[.F127]-1" office:value-type="float" office:value="-0.00464291850861209" calcext:value-type="float">
            <text:p>-0.005</text:p>
          </table:table-cell>
          <table:table-cell table:formula="of:=[.D127]*(1-[.K127])" office:value-type="float" office:value="691.263076428139" calcext:value-type="float">
            <text:p>691.3</text:p>
          </table:table-cell>
          <table:table-cell table:formula="of:=[.Q127]/[.H127]-1" office:value-type="float" office:value="-0.00106491845644663" calcext:value-type="float">
            <text:p>-0.001</text:p>
          </table:table-cell>
          <table:table-cell/>
          <table:table-cell table:formula="of:=INT([.Q127])+[$パラメータ.$B$2]" office:value-type="float" office:value="691" calcext:value-type="float">
            <text:p>691</text:p>
          </table:table-cell>
          <table:table-cell table:formula="of:=IF([.H127]&lt;[.T127]; [.T127]; &quot;&quot;)">
            <text:p/>
          </table:table-cell>
          <table:table-cell table:formula="of:=IF([.U127]&lt;&gt;&quot;&quot;; [.F127]; &quot;&quot;)">
            <text:p/>
          </table:table-cell>
          <table:table-cell table:formula="of:=IF([.V127]&lt;&gt;&quot;&quot;; [.V127]-[.U127]; &quot;&quot;)">
            <text:p/>
          </table:table-cell>
          <table:table-cell table:formula="of:=IF([.W127]&lt;&gt;&quot;&quot;; [.W127]/[.U127]; &quot;&quot;)">
            <text:p/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float" office:value="686.90405" calcext:value-type="float">
            <text:p>686.9</text:p>
          </table:table-cell>
          <table:table-cell office:value-type="float" office:value="678.2145" calcext:value-type="float">
            <text:p>678.2</text:p>
          </table:table-cell>
          <table:table-cell office:value-type="float" office:value="673.3388" calcext:value-type="float">
            <text:p>673.3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713" calcext:value-type="float">
            <text:p>713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[.B128]/[.I128]-1" office:value-type="float" office:value="-0.0215042022792024" calcext:value-type="float">
            <text:p>-0.022</text:p>
          </table:table-cell>
          <table:table-cell table:formula="of:=[.C128]/[.F128]-1" office:value-type="float" office:value="-0.0434210155148095" calcext:value-type="float">
            <text:p>-0.043</text:p>
          </table:table-cell>
          <table:table-cell table:formula="of:=[.D128]/[.H128]-1" office:value-type="float" office:value="-0.0394596291012839" calcext:value-type="float">
            <text:p>-0.039</text:p>
          </table:table-cell>
          <table:table-cell/>
          <table:table-cell table:formula="of:=[.C128]*(1-[.K128])" office:value-type="float" office:value="692.798961796688" calcext:value-type="float">
            <text:p>692.8</text:p>
          </table:table-cell>
          <table:table-cell table:formula="of:=[.O128]/[.F128]-1" office:value-type="float" office:value="-0.0228505475364059" calcext:value-type="float">
            <text:p>-0.023</text:p>
          </table:table-cell>
          <table:table-cell table:formula="of:=[.D128]*(1-[.K128])" office:value-type="float" office:value="687.818413757635" calcext:value-type="float">
            <text:p>687.8</text:p>
          </table:table-cell>
          <table:table-cell table:formula="of:=[.Q128]/[.H128]-1" office:value-type="float" office:value="-0.0188039746681378" calcext:value-type="float">
            <text:p>-0.019</text:p>
          </table:table-cell>
          <table:table-cell/>
          <table:table-cell table:formula="of:=INT([.Q128])+[$パラメータ.$B$2]" office:value-type="float" office:value="687" calcext:value-type="float">
            <text:p>687</text:p>
          </table:table-cell>
          <table:table-cell table:formula="of:=IF([.H128]&lt;[.T128]; [.T128]; &quot;&quot;)">
            <text:p/>
          </table:table-cell>
          <table:table-cell table:formula="of:=IF([.U128]&lt;&gt;&quot;&quot;; [.F128]; &quot;&quot;)">
            <text:p/>
          </table:table-cell>
          <table:table-cell table:formula="of:=IF([.V128]&lt;&gt;&quot;&quot;; [.V128]-[.U128]; &quot;&quot;)">
            <text:p/>
          </table:table-cell>
          <table:table-cell table:formula="of:=IF([.W128]&lt;&gt;&quot;&quot;; [.W128]/[.U128]; &quot;&quot;)">
            <text:p/>
          </table:table-cell>
        </table:table-row>
        <table:table-row table:style-name="ro1">
          <table:table-cell office:value-type="string" calcext:value-type="string">
            <text:p>2016-12-15</text:p>
          </table:table-cell>
          <table:table-cell office:value-type="float" office:value="688.0801" calcext:value-type="float">
            <text:p>688.1</text:p>
          </table:table-cell>
          <table:table-cell office:value-type="float" office:value="678.87555" calcext:value-type="float">
            <text:p>678.9</text:p>
          </table:table-cell>
          <table:table-cell office:value-type="float" office:value="674.2412" calcext:value-type="float">
            <text:p>674.2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714" calcext:value-type="float">
            <text:p>714</text:p>
          </table:table-cell>
          <table:table-cell office:value-type="float" office:value="698" calcext:value-type="float">
            <text:p>698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B129]/[.I129]-1" office:value-type="float" office:value="-0.0335953651685393" calcext:value-type="float">
            <text:p>-0.034</text:p>
          </table:table-cell>
          <table:table-cell table:formula="of:=[.C129]/[.F129]-1" office:value-type="float" office:value="-0.032940811965812" calcext:value-type="float">
            <text:p>-0.033</text:p>
          </table:table-cell>
          <table:table-cell table:formula="of:=[.D129]/[.H129]-1" office:value-type="float" office:value="-0.0340383954154727" calcext:value-type="float">
            <text:p>-0.034</text:p>
          </table:table-cell>
          <table:table-cell/>
          <table:table-cell table:formula="of:=[.C129]*(1-[.K129])" office:value-type="float" office:value="701.682622006243" calcext:value-type="float">
            <text:p>701.7</text:p>
          </table:table-cell>
          <table:table-cell table:formula="of:=[.O129]/[.F129]-1" office:value-type="float" office:value="-0.000452105404212144" calcext:value-type="float">
            <text:p>0.000</text:p>
          </table:table-cell>
          <table:table-cell table:formula="of:=[.D129]*(1-[.K129])" office:value-type="float" office:value="696.892579325674" calcext:value-type="float">
            <text:p>696.9</text:p>
          </table:table-cell>
          <table:table-cell table:formula="of:=[.Q129]/[.H129]-1" office:value-type="float" office:value="-0.00158656257066714" calcext:value-type="float">
            <text:p>-0.002</text:p>
          </table:table-cell>
          <table:table-cell/>
          <table:table-cell table:formula="of:=INT([.Q129])+[$パラメータ.$B$2]" office:value-type="float" office:value="696" calcext:value-type="float">
            <text:p>696</text:p>
          </table:table-cell>
          <table:table-cell table:formula="of:=IF([.H129]&lt;[.T129]; [.T129]; &quot;&quot;)">
            <text:p/>
          </table:table-cell>
          <table:table-cell table:formula="of:=IF([.U129]&lt;&gt;&quot;&quot;; [.F129]; &quot;&quot;)">
            <text:p/>
          </table:table-cell>
          <table:table-cell table:formula="of:=IF([.V129]&lt;&gt;&quot;&quot;; [.V129]-[.U129]; &quot;&quot;)">
            <text:p/>
          </table:table-cell>
          <table:table-cell table:formula="of:=IF([.W129]&lt;&gt;&quot;&quot;; [.W129]/[.U129]; &quot;&quot;)">
            <text:p/>
          </table:table-cell>
        </table:table-row>
        <table:table-row table:style-name="ro1">
          <table:table-cell office:value-type="string" calcext:value-type="string">
            <text:p>2016-12-16</text:p>
          </table:table-cell>
          <table:table-cell office:value-type="float" office:value="686.2179" calcext:value-type="float">
            <text:p>686.2</text:p>
          </table:table-cell>
          <table:table-cell office:value-type="float" office:value="676.4989" calcext:value-type="float">
            <text:p>676.5</text:p>
          </table:table-cell>
          <table:table-cell office:value-type="float" office:value="672.23145" calcext:value-type="float">
            <text:p>672.2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705" calcext:value-type="float">
            <text:p>705</text:p>
          </table:table-cell>
          <table:table-cell office:value-type="float" office:value="682" calcext:value-type="float">
            <text:p>682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[.B130]/[.I130]-1" office:value-type="float" office:value="-0.0266412765957447" calcext:value-type="float">
            <text:p>-0.027</text:p>
          </table:table-cell>
          <table:table-cell table:formula="of:=[.C130]/[.F130]-1" office:value-type="float" office:value="-0.0209856729377713" calcext:value-type="float">
            <text:p>-0.021</text:p>
          </table:table-cell>
          <table:table-cell table:formula="of:=[.D130]/[.H130]-1" office:value-type="float" office:value="-0.0143233870967742" calcext:value-type="float">
            <text:p>-0.014</text:p>
          </table:table-cell>
          <table:table-cell/>
          <table:table-cell table:formula="of:=[.C130]*(1-[.K130])" office:value-type="float" office:value="694.521694311617" calcext:value-type="float">
            <text:p>694.5</text:p>
          </table:table-cell>
          <table:table-cell table:formula="of:=[.O130]/[.F130]-1" office:value-type="float" office:value="0.00509651854069038" calcext:value-type="float">
            <text:p>0.005</text:p>
          </table:table-cell>
          <table:table-cell table:formula="of:=[.D130]*(1-[.K130])" office:value-type="float" office:value="690.140553995809" calcext:value-type="float">
            <text:p>690.1</text:p>
          </table:table-cell>
          <table:table-cell table:formula="of:=[.Q130]/[.H130]-1" office:value-type="float" office:value="0.0119362961815375" calcext:value-type="float">
            <text:p>0.012</text:p>
          </table:table-cell>
          <table:table-cell/>
          <table:table-cell table:formula="of:=INT([.Q130])+[$パラメータ.$B$2]" office:value-type="float" office:value="690" calcext:value-type="float">
            <text:p>690</text:p>
          </table:table-cell>
          <table:table-cell table:formula="of:=IF([.H130]&lt;[.T130]; [.T130]; &quot;&quot;)" office:value-type="float" office:value="690" calcext:value-type="float">
            <text:p>690</text:p>
          </table:table-cell>
          <table:table-cell table:formula="of:=IF([.U130]&lt;&gt;&quot;&quot;; [.F130]; &quot;&quot;)" office:value-type="float" office:value="691" calcext:value-type="float">
            <text:p>691</text:p>
          </table:table-cell>
          <table:table-cell table:formula="of:=IF([.V130]&lt;&gt;&quot;&quot;; [.V130]-[.U130]; &quot;&quot;)" office:value-type="float" office:value="1" calcext:value-type="float">
            <text:p>1</text:p>
          </table:table-cell>
          <table:table-cell table:formula="of:=IF([.W130]&lt;&gt;&quot;&quot;; [.W130]/[.U130]; &quot;&quot;)" office:value-type="float" office:value="0.00144927536231884" calcext:value-type="float">
            <text:p>0.001</text:p>
          </table:table-cell>
        </table:table-row>
        <table:table-row table:style-name="ro1">
          <table:table-cell office:value-type="string" calcext:value-type="string">
            <text:p>2016-12-19</text:p>
          </table:table-cell>
          <table:table-cell office:value-type="float" office:value="679.1539" calcext:value-type="float">
            <text:p>679.2</text:p>
          </table:table-cell>
          <table:table-cell office:value-type="float" office:value="669.48785" calcext:value-type="float">
            <text:p>669.5</text:p>
          </table:table-cell>
          <table:table-cell office:value-type="float" office:value="665.07306" calcext:value-type="float">
            <text:p>665.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B131]/[.I131]-1" office:value-type="float" office:value="-0.0085344525547445" calcext:value-type="float">
            <text:p>-0.009</text:p>
          </table:table-cell>
          <table:table-cell table:formula="of:=[.C131]/[.F131]-1" office:value-type="float" office:value="-0.0269071947674419" calcext:value-type="float">
            <text:p>-0.027</text:p>
          </table:table-cell>
          <table:table-cell table:formula="of:=[.D131]/[.H131]-1" office:value-type="float" office:value="-0.0233875770925109" calcext:value-type="float">
            <text:p>-0.023</text:p>
          </table:table-cell>
          <table:table-cell/>
          <table:table-cell table:formula="of:=[.C131]*(1-[.K131])" office:value-type="float" office:value="675.201562291803" calcext:value-type="float">
            <text:p>675.2</text:p>
          </table:table-cell>
          <table:table-cell table:formula="of:=[.O131]/[.F131]-1" office:value-type="float" office:value="-0.0186023803898215" calcext:value-type="float">
            <text:p>-0.019</text:p>
          </table:table-cell>
          <table:table-cell table:formula="of:=[.D131]*(1-[.K131])" office:value-type="float" office:value="670.749094476009" calcext:value-type="float">
            <text:p>670.7</text:p>
          </table:table-cell>
          <table:table-cell table:formula="of:=[.Q131]/[.H131]-1" office:value-type="float" office:value="-0.015052724704833" calcext:value-type="float">
            <text:p>-0.015</text:p>
          </table:table-cell>
          <table:table-cell/>
          <table:table-cell table:formula="of:=INT([.Q131])+[$パラメータ.$B$2]" office:value-type="float" office:value="670" calcext:value-type="float">
            <text:p>670</text:p>
          </table:table-cell>
          <table:table-cell table:formula="of:=IF([.H131]&lt;[.T131]; [.T131]; &quot;&quot;)">
            <text:p/>
          </table:table-cell>
          <table:table-cell table:formula="of:=IF([.U131]&lt;&gt;&quot;&quot;; [.F131]; &quot;&quot;)">
            <text:p/>
          </table:table-cell>
          <table:table-cell table:formula="of:=IF([.V131]&lt;&gt;&quot;&quot;; [.V131]-[.U131]; &quot;&quot;)">
            <text:p/>
          </table:table-cell>
          <table:table-cell table:formula="of:=IF([.W131]&lt;&gt;&quot;&quot;; [.W131]/[.U131]; &quot;&quot;)">
            <text:p/>
          </table:table-cell>
        </table:table-row>
        <table:table-row table:style-name="ro1">
          <table:table-cell office:value-type="string" calcext:value-type="string">
            <text:p>2016-12-20</text:p>
          </table:table-cell>
          <table:table-cell office:value-type="float" office:value="664.85657" calcext:value-type="float">
            <text:p>664.9</text:p>
          </table:table-cell>
          <table:table-cell office:value-type="float" office:value="653.9679" calcext:value-type="float">
            <text:p>654.0</text:p>
          </table:table-cell>
          <table:table-cell office:value-type="float" office:value="650.58936" calcext:value-type="float">
            <text:p>650.6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B132]/[.I132]-1" office:value-type="float" office:value="-0.0251369941348973" calcext:value-type="float">
            <text:p>-0.025</text:p>
          </table:table-cell>
          <table:table-cell table:formula="of:=[.C132]/[.F132]-1" office:value-type="float" office:value="-0.050844847605225" calcext:value-type="float">
            <text:p>-0.051</text:p>
          </table:table-cell>
          <table:table-cell table:formula="of:=[.D132]/[.H132]-1" office:value-type="float" office:value="-0.0446558590308369" calcext:value-type="float">
            <text:p>-0.045</text:p>
          </table:table-cell>
          <table:table-cell/>
          <table:table-cell table:formula="of:=[.C132]*(1-[.K132])" office:value-type="float" office:value="670.406687266711" calcext:value-type="float">
            <text:p>670.4</text:p>
          </table:table-cell>
          <table:table-cell table:formula="of:=[.O132]/[.F132]-1" office:value-type="float" office:value="-0.02698594010637" calcext:value-type="float">
            <text:p>-0.027</text:p>
          </table:table-cell>
          <table:table-cell table:formula="of:=[.D132]*(1-[.K132])" office:value-type="float" office:value="666.943220926547" calcext:value-type="float">
            <text:p>666.9</text:p>
          </table:table-cell>
          <table:table-cell table:formula="of:=[.Q132]/[.H132]-1" office:value-type="float" office:value="-0.0206413789624865" calcext:value-type="float">
            <text:p>-0.021</text:p>
          </table:table-cell>
          <table:table-cell/>
          <table:table-cell table:formula="of:=INT([.Q132])+[$パラメータ.$B$2]" office:value-type="float" office:value="666" calcext:value-type="float">
            <text:p>666</text:p>
          </table:table-cell>
          <table:table-cell table:formula="of:=IF([.H132]&lt;[.T132]; [.T132]; &quot;&quot;)">
            <text:p/>
          </table:table-cell>
          <table:table-cell table:formula="of:=IF([.U132]&lt;&gt;&quot;&quot;; [.F132]; &quot;&quot;)">
            <text:p/>
          </table:table-cell>
          <table:table-cell table:formula="of:=IF([.V132]&lt;&gt;&quot;&quot;; [.V132]-[.U132]; &quot;&quot;)">
            <text:p/>
          </table:table-cell>
          <table:table-cell table:formula="of:=IF([.W132]&lt;&gt;&quot;&quot;; [.W132]/[.U132]; &quot;&quot;)">
            <text:p/>
          </table:table-cell>
        </table:table-row>
        <table:table-row table:style-name="ro1">
          <table:table-cell office:value-type="string" calcext:value-type="string">
            <text:p>2016-12-21</text:p>
          </table:table-cell>
          <table:table-cell office:value-type="float" office:value="676.51953" calcext:value-type="float">
            <text:p>676.5</text:p>
          </table:table-cell>
          <table:table-cell office:value-type="float" office:value="666.68823" calcext:value-type="float">
            <text:p>666.7</text:p>
          </table:table-cell>
          <table:table-cell office:value-type="float" office:value="662.3103" calcext:value-type="float">
            <text:p>662.3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694" calcext:value-type="float">
            <text:p>694</text:p>
          </table:table-cell>
          <table:table-cell office:value-type="float" office:value="671" calcext:value-type="float">
            <text:p>671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B133]/[.I133]-1" office:value-type="float" office:value="-0.0195369130434783" calcext:value-type="float">
            <text:p>-0.020</text:p>
          </table:table-cell>
          <table:table-cell table:formula="of:=[.C133]/[.F133]-1" office:value-type="float" office:value="-0.0123137333333334" calcext:value-type="float">
            <text:p>-0.012</text:p>
          </table:table-cell>
          <table:table-cell table:formula="of:=[.D133]/[.H133]-1" office:value-type="float" office:value="-0.0129503725782415" calcext:value-type="float">
            <text:p>-0.013</text:p>
          </table:table-cell>
          <table:table-cell/>
          <table:table-cell table:formula="of:=[.C133]*(1-[.K133])" office:value-type="float" office:value="679.71325997662" calcext:value-type="float">
            <text:p>679.7</text:p>
          </table:table-cell>
          <table:table-cell table:formula="of:=[.O133]/[.F133]-1" office:value-type="float" office:value="0.00698260737277079" calcext:value-type="float">
            <text:p>0.007</text:p>
          </table:table-cell>
          <table:table-cell table:formula="of:=[.D133]*(1-[.K133])" office:value-type="float" office:value="675.2497987389" calcext:value-type="float">
            <text:p>675.2</text:p>
          </table:table-cell>
          <table:table-cell table:formula="of:=[.Q133]/[.H133]-1" office:value-type="float" office:value="0.00633353016229488" calcext:value-type="float">
            <text:p>0.006</text:p>
          </table:table-cell>
          <table:table-cell/>
          <table:table-cell table:formula="of:=INT([.Q133])+[$パラメータ.$B$2]" office:value-type="float" office:value="675" calcext:value-type="float">
            <text:p>675</text:p>
          </table:table-cell>
          <table:table-cell table:formula="of:=IF([.H133]&lt;[.T133]; [.T133]; &quot;&quot;)" office:value-type="float" office:value="675" calcext:value-type="float">
            <text:p>675</text:p>
          </table:table-cell>
          <table:table-cell table:formula="of:=IF([.U133]&lt;&gt;&quot;&quot;; [.F133]; &quot;&quot;)" office:value-type="float" office:value="675" calcext:value-type="float">
            <text:p>675</text:p>
          </table:table-cell>
          <table:table-cell table:formula="of:=IF([.V133]&lt;&gt;&quot;&quot;; [.V133]-[.U133]; &quot;&quot;)" office:value-type="float" office:value="0" calcext:value-type="float">
            <text:p>0</text:p>
          </table:table-cell>
          <table:table-cell table:formula="of:=IF([.W133]&lt;&gt;&quot;&quot;; [.W133]/[.U133]; &quot;&quot;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2016-12-22</text:p>
          </table:table-cell>
          <table:table-cell office:value-type="float" office:value="665.9393" calcext:value-type="float">
            <text:p>665.9</text:p>
          </table:table-cell>
          <table:table-cell office:value-type="float" office:value="657.1441" calcext:value-type="float">
            <text:p>657.1</text:p>
          </table:table-cell>
          <table:table-cell office:value-type="float" office:value="652.3897" calcext:value-type="float">
            <text:p>652.4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656" calcext:value-type="float">
            <text:p>656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134]/[.I134]-1" office:value-type="float" office:value="0.00141248120300763" calcext:value-type="float">
            <text:p>0.001</text:p>
          </table:table-cell>
          <table:table-cell table:formula="of:=[.C134]/[.F134]-1" office:value-type="float" office:value="-0.00733519637462243" calcext:value-type="float">
            <text:p>-0.007</text:p>
          </table:table-cell>
          <table:table-cell table:formula="of:=[.D134]/[.H134]-1" office:value-type="float" office:value="-0.00550350609756101" calcext:value-type="float">
            <text:p>-0.006</text:p>
          </table:table-cell>
          <table:table-cell/>
          <table:table-cell table:formula="of:=[.C134]*(1-[.K134])" office:value-type="float" office:value="656.215896311083" calcext:value-type="float">
            <text:p>656.2</text:p>
          </table:table-cell>
          <table:table-cell table:formula="of:=[.O134]/[.F134]-1" office:value-type="float" office:value="-0.0087373167506305" calcext:value-type="float">
            <text:p>-0.009</text:p>
          </table:table-cell>
          <table:table-cell table:formula="of:=[.D134]*(1-[.K134])" office:value-type="float" office:value="651.468211811714" calcext:value-type="float">
            <text:p>651.5</text:p>
          </table:table-cell>
          <table:table-cell table:formula="of:=[.Q134]/[.H134]-1" office:value-type="float" office:value="-0.00690821370165529" calcext:value-type="float">
            <text:p>-0.007</text:p>
          </table:table-cell>
          <table:table-cell/>
          <table:table-cell table:formula="of:=INT([.Q134])+[$パラメータ.$B$2]" office:value-type="float" office:value="651" calcext:value-type="float">
            <text:p>651</text:p>
          </table:table-cell>
          <table:table-cell table:formula="of:=IF([.H134]&lt;[.T134]; [.T134]; &quot;&quot;)">
            <text:p/>
          </table:table-cell>
          <table:table-cell table:formula="of:=IF([.U134]&lt;&gt;&quot;&quot;; [.F134]; &quot;&quot;)">
            <text:p/>
          </table:table-cell>
          <table:table-cell table:formula="of:=IF([.V134]&lt;&gt;&quot;&quot;; [.V134]-[.U134]; &quot;&quot;)">
            <text:p/>
          </table:table-cell>
          <table:table-cell table:formula="of:=IF([.W134]&lt;&gt;&quot;&quot;; [.W134]/[.U134]; &quot;&quot;)">
            <text:p/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float" office:value="652.6409" calcext:value-type="float">
            <text:p>652.6</text:p>
          </table:table-cell>
          <table:table-cell office:value-type="float" office:value="644.52856" calcext:value-type="float">
            <text:p>644.5</text:p>
          </table:table-cell>
          <table:table-cell office:value-type="float" office:value="639.158" calcext:value-type="float">
            <text:p>639.2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B135]/[.I135]-1" office:value-type="float" office:value="-0.00207813455657491" calcext:value-type="float">
            <text:p>-0.002</text:p>
          </table:table-cell>
          <table:table-cell table:formula="of:=[.C135]/[.F135]-1" office:value-type="float" office:value="-0.0263919033232629" calcext:value-type="float">
            <text:p>-0.026</text:p>
          </table:table-cell>
          <table:table-cell table:formula="of:=[.D135]/[.H135]-1" office:value-type="float" office:value="-0.0181904761904762" calcext:value-type="float">
            <text:p>-0.018</text:p>
          </table:table-cell>
          <table:table-cell/>
          <table:table-cell table:formula="of:=[.C135]*(1-[.K135])" office:value-type="float" office:value="645.867977073235" calcext:value-type="float">
            <text:p>645.9</text:p>
          </table:table-cell>
          <table:table-cell table:formula="of:=[.O135]/[.F135]-1" office:value-type="float" office:value="-0.024368614692998" calcext:value-type="float">
            <text:p>-0.024</text:p>
          </table:table-cell>
          <table:table-cell table:formula="of:=[.D135]*(1-[.K135])" office:value-type="float" office:value="640.486256326911" calcext:value-type="float">
            <text:p>640.5</text:p>
          </table:table-cell>
          <table:table-cell table:formula="of:=[.Q135]/[.H135]-1" office:value-type="float" office:value="-0.0161501438910733" calcext:value-type="float">
            <text:p>-0.016</text:p>
          </table:table-cell>
          <table:table-cell/>
          <table:table-cell table:formula="of:=INT([.Q135])+[$パラメータ.$B$2]" office:value-type="float" office:value="640" calcext:value-type="float">
            <text:p>640</text:p>
          </table:table-cell>
          <table:table-cell table:formula="of:=IF([.H135]&lt;[.T135]; [.T135]; &quot;&quot;)">
            <text:p/>
          </table:table-cell>
          <table:table-cell table:formula="of:=IF([.U135]&lt;&gt;&quot;&quot;; [.F135]; &quot;&quot;)">
            <text:p/>
          </table:table-cell>
          <table:table-cell table:formula="of:=IF([.V135]&lt;&gt;&quot;&quot;; [.V135]-[.U135]; &quot;&quot;)">
            <text:p/>
          </table:table-cell>
          <table:table-cell table:formula="of:=IF([.W135]&lt;&gt;&quot;&quot;; [.W135]/[.U135]; &quot;&quot;)">
            <text:p/>
          </table:table-cell>
        </table:table-row>
        <table:table-row table:style-name="ro1">
          <table:table-cell office:value-type="string" calcext:value-type="string">
            <text:p>2016-12-27</text:p>
          </table:table-cell>
          <table:table-cell office:value-type="float" office:value="652.8713" calcext:value-type="float">
            <text:p>652.9</text:p>
          </table:table-cell>
          <table:table-cell office:value-type="float" office:value="645.8196" calcext:value-type="float">
            <text:p>645.8</text:p>
          </table:table-cell>
          <table:table-cell office:value-type="float" office:value="639.7004" calcext:value-type="float">
            <text:p>639.7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67" calcext:value-type="float">
            <text:p>667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B136]/[.I136]-1" office:value-type="float" office:value="-0.00779437689969598" calcext:value-type="float">
            <text:p>-0.008</text:p>
          </table:table-cell>
          <table:table-cell table:formula="of:=[.C136]/[.F136]-1" office:value-type="float" office:value="-0.0229658093797276" calcext:value-type="float">
            <text:p>-0.023</text:p>
          </table:table-cell>
          <table:table-cell table:formula="of:=[.D136]/[.H136]-1" office:value-type="float" office:value="-0.0248469512195123" calcext:value-type="float">
            <text:p>-0.025</text:p>
          </table:table-cell>
          <table:table-cell/>
          <table:table-cell table:formula="of:=[.C136]*(1-[.K136])" office:value-type="float" office:value="650.853361371611" calcext:value-type="float">
            <text:p>650.9</text:p>
          </table:table-cell>
          <table:table-cell table:formula="of:=[.O136]/[.F136]-1" office:value-type="float" office:value="-0.0153504366541438" calcext:value-type="float">
            <text:p>-0.015</text:p>
          </table:table-cell>
          <table:table-cell table:formula="of:=[.D136]*(1-[.K136])" office:value-type="float" office:value="644.686466020486" calcext:value-type="float">
            <text:p>644.7</text:p>
          </table:table-cell>
          <table:table-cell table:formula="of:=[.Q136]/[.H136]-1" office:value-type="float" office:value="-0.0172462408224295" calcext:value-type="float">
            <text:p>-0.017</text:p>
          </table:table-cell>
          <table:table-cell/>
          <table:table-cell table:formula="of:=INT([.Q136])+[$パラメータ.$B$2]" office:value-type="float" office:value="644" calcext:value-type="float">
            <text:p>644</text:p>
          </table:table-cell>
          <table:table-cell table:formula="of:=IF([.H136]&lt;[.T136]; [.T136]; &quot;&quot;)">
            <text:p/>
          </table:table-cell>
          <table:table-cell table:formula="of:=IF([.U136]&lt;&gt;&quot;&quot;; [.F136]; &quot;&quot;)">
            <text:p/>
          </table:table-cell>
          <table:table-cell table:formula="of:=IF([.V136]&lt;&gt;&quot;&quot;; [.V136]-[.U136]; &quot;&quot;)">
            <text:p/>
          </table:table-cell>
          <table:table-cell table:formula="of:=IF([.W136]&lt;&gt;&quot;&quot;; [.W136]/[.U136]; &quot;&quot;)">
            <text:p/>
          </table:table-cell>
        </table:table-row>
        <table:table-row table:style-name="ro1">
          <table:table-cell office:value-type="string" calcext:value-type="string">
            <text:p>2016-12-28</text:p>
          </table:table-cell>
          <table:table-cell office:value-type="float" office:value="653.4898" calcext:value-type="float">
            <text:p>653.5</text:p>
          </table:table-cell>
          <table:table-cell office:value-type="float" office:value="646.9455" calcext:value-type="float">
            <text:p>646.9</text:p>
          </table:table-cell>
          <table:table-cell office:value-type="float" office:value="640.4547" calcext:value-type="float">
            <text:p>640.5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658" calcext:value-type="float">
            <text:p>658</text:p>
          </table:table-cell>
          <table:table-cell/>
          <table:table-cell table:formula="of:=[.B137]/[.I137]-1" office:value-type="float" office:value="-0.00685440729483289" calcext:value-type="float">
            <text:p>-0.007</text:p>
          </table:table-cell>
          <table:table-cell table:formula="of:=[.C137]/[.F137]-1" office:value-type="float" office:value="-0.0227409365558912" calcext:value-type="float">
            <text:p>-0.023</text:p>
          </table:table-cell>
          <table:table-cell table:formula="of:=[.D137]/[.H137]-1" office:value-type="float" office:value="-0.0266645896656534" calcext:value-type="float">
            <text:p>-0.027</text:p>
          </table:table-cell>
          <table:table-cell/>
          <table:table-cell table:formula="of:=[.C137]*(1-[.K137])" office:value-type="float" office:value="651.379927954559" calcext:value-type="float">
            <text:p>651.4</text:p>
          </table:table-cell>
          <table:table-cell table:formula="of:=[.O137]/[.F137]-1" office:value-type="float" office:value="-0.0160424049024783" calcext:value-type="float">
            <text:p>-0.016</text:p>
          </table:table-cell>
          <table:table-cell table:formula="of:=[.D137]*(1-[.K137])" office:value-type="float" office:value="644.84463736769" calcext:value-type="float">
            <text:p>644.8</text:p>
          </table:table-cell>
          <table:table-cell table:formula="of:=[.Q137]/[.H137]-1" office:value-type="float" office:value="-0.0199929523287387" calcext:value-type="float">
            <text:p>-0.020</text:p>
          </table:table-cell>
          <table:table-cell/>
          <table:table-cell table:formula="of:=INT([.Q137])+[$パラメータ.$B$2]" office:value-type="float" office:value="644" calcext:value-type="float">
            <text:p>644</text:p>
          </table:table-cell>
          <table:table-cell table:formula="of:=IF([.H137]&lt;[.T137]; [.T137]; &quot;&quot;)">
            <text:p/>
          </table:table-cell>
          <table:table-cell table:formula="of:=IF([.U137]&lt;&gt;&quot;&quot;; [.F137]; &quot;&quot;)">
            <text:p/>
          </table:table-cell>
          <table:table-cell table:formula="of:=IF([.V137]&lt;&gt;&quot;&quot;; [.V137]-[.U137]; &quot;&quot;)">
            <text:p/>
          </table:table-cell>
          <table:table-cell table:formula="of:=IF([.W137]&lt;&gt;&quot;&quot;; [.W137]/[.U137]; &quot;&quot;)">
            <text:p/>
          </table:table-cell>
        </table:table-row>
        <table:table-row table:style-name="ro1">
          <table:table-cell office:value-type="string" calcext:value-type="string">
            <text:p>2016-12-29</text:p>
          </table:table-cell>
          <table:table-cell office:value-type="float" office:value="651.72894" calcext:value-type="float">
            <text:p>651.7</text:p>
          </table:table-cell>
          <table:table-cell office:value-type="float" office:value="645.341" calcext:value-type="float">
            <text:p>645.3</text:p>
          </table:table-cell>
          <table:table-cell office:value-type="float" office:value="638.83856" calcext:value-type="float">
            <text:p>638.8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55" calcext:value-type="float">
            <text:p>655</text:p>
          </table:table-cell>
          <table:table-cell office:value-type="float" office:value="646" calcext:value-type="float">
            <text:p>646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138]/[.I138]-1" office:value-type="float" office:value="0.00265990769230773" calcext:value-type="float">
            <text:p>0.003</text:p>
          </table:table-cell>
          <table:table-cell table:formula="of:=[.C138]/[.F138]-1" office:value-type="float" office:value="-0.00410339506172841" calcext:value-type="float">
            <text:p>-0.004</text:p>
          </table:table-cell>
          <table:table-cell table:formula="of:=[.D138]/[.H138]-1" office:value-type="float" office:value="-0.0110858204334365" calcext:value-type="float">
            <text:p>-0.011</text:p>
          </table:table-cell>
          <table:table-cell/>
          <table:table-cell table:formula="of:=[.C138]*(1-[.K138])" office:value-type="float" office:value="643.624452509939" calcext:value-type="float">
            <text:p>643.6</text:p>
          </table:table-cell>
          <table:table-cell table:formula="of:=[.O138]/[.F138]-1" office:value-type="float" office:value="-0.00675238810194678" calcext:value-type="float">
            <text:p>-0.007</text:p>
          </table:table-cell>
          <table:table-cell table:formula="of:=[.D138]*(1-[.K138])" office:value-type="float" office:value="637.139308400113" calcext:value-type="float">
            <text:p>637.1</text:p>
          </table:table-cell>
          <table:table-cell table:formula="of:=[.Q138]/[.H138]-1" office:value-type="float" office:value="-0.0137162408666978" calcext:value-type="float">
            <text:p>-0.014</text:p>
          </table:table-cell>
          <table:table-cell/>
          <table:table-cell table:formula="of:=INT([.Q138])+[$パラメータ.$B$2]" office:value-type="float" office:value="637" calcext:value-type="float">
            <text:p>637</text:p>
          </table:table-cell>
          <table:table-cell table:formula="of:=IF([.H138]&lt;[.T138]; [.T138]; &quot;&quot;)">
            <text:p/>
          </table:table-cell>
          <table:table-cell table:formula="of:=IF([.U138]&lt;&gt;&quot;&quot;; [.F138]; &quot;&quot;)">
            <text:p/>
          </table:table-cell>
          <table:table-cell table:formula="of:=IF([.V138]&lt;&gt;&quot;&quot;; [.V138]-[.U138]; &quot;&quot;)">
            <text:p/>
          </table:table-cell>
          <table:table-cell table:formula="of:=IF([.W138]&lt;&gt;&quot;&quot;; [.W138]/[.U138]; &quot;&quot;)">
            <text:p/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638.10925" calcext:value-type="float">
            <text:p>638.1</text:p>
          </table:table-cell>
          <table:table-cell office:value-type="float" office:value="631.8578" calcext:value-type="float">
            <text:p>631.9</text:p>
          </table:table-cell>
          <table:table-cell office:value-type="float" office:value="625.3138" calcext:value-type="float">
            <text:p>625.3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651" calcext:value-type="float">
            <text:p>651</text:p>
          </table:table-cell>
          <table:table-cell office:value-type="float" office:value="641" calcext:value-type="float">
            <text:p>641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B139]/[.I139]-1" office:value-type="float" office:value="-0.0106833333333334" calcext:value-type="float">
            <text:p>-0.011</text:p>
          </table:table-cell>
          <table:table-cell table:formula="of:=[.C139]/[.F139]-1" office:value-type="float" office:value="-0.0264132511556241" calcext:value-type="float">
            <text:p>-0.026</text:p>
          </table:table-cell>
          <table:table-cell table:formula="of:=[.D139]/[.H139]-1" office:value-type="float" office:value="-0.0244714508580343" calcext:value-type="float">
            <text:p>-0.024</text:p>
          </table:table-cell>
          <table:table-cell/>
          <table:table-cell table:formula="of:=[.C139]*(1-[.K139])" office:value-type="float" office:value="638.608147496667" calcext:value-type="float">
            <text:p>638.6</text:p>
          </table:table-cell>
          <table:table-cell table:formula="of:=[.O139]/[.F139]-1" office:value-type="float" office:value="-0.0160120993888033" calcext:value-type="float">
            <text:p>-0.016</text:p>
          </table:table-cell>
          <table:table-cell table:formula="of:=[.D139]*(1-[.K139])" office:value-type="float" office:value="631.994235763333" calcext:value-type="float">
            <text:p>632.0</text:p>
          </table:table-cell>
          <table:table-cell table:formula="of:=[.Q139]/[.H139]-1" office:value-type="float" office:value="-0.0140495541913677" calcext:value-type="float">
            <text:p>-0.014</text:p>
          </table:table-cell>
          <table:table-cell/>
          <table:table-cell table:formula="of:=INT([.Q139])+[$パラメータ.$B$2]" office:value-type="float" office:value="631" calcext:value-type="float">
            <text:p>631</text:p>
          </table:table-cell>
          <table:table-cell table:formula="of:=IF([.H139]&lt;[.T139]; [.T139]; &quot;&quot;)">
            <text:p/>
          </table:table-cell>
          <table:table-cell table:formula="of:=IF([.U139]&lt;&gt;&quot;&quot;; [.F139]; &quot;&quot;)">
            <text:p/>
          </table:table-cell>
          <table:table-cell table:formula="of:=IF([.V139]&lt;&gt;&quot;&quot;; [.V139]-[.U139]; &quot;&quot;)">
            <text:p/>
          </table:table-cell>
          <table:table-cell table:formula="of:=IF([.W139]&lt;&gt;&quot;&quot;; [.W139]/[.U139]; &quot;&quot;)">
            <text:p/>
          </table:table-cell>
        </table:table-row>
        <table:table-row table:style-name="ro1">
          <table:table-cell office:value-type="string" calcext:value-type="string">
            <text:p>2017-01-04</text:p>
          </table:table-cell>
          <table:table-cell office:value-type="float" office:value="638.7561" calcext:value-type="float">
            <text:p>638.8</text:p>
          </table:table-cell>
          <table:table-cell office:value-type="float" office:value="632.8779" calcext:value-type="float">
            <text:p>632.9</text:p>
          </table:table-cell>
          <table:table-cell office:value-type="float" office:value="626.03455" calcext:value-type="float">
            <text:p>626.0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B140]/[.I140]-1" office:value-type="float" office:value="-0.0321877272727273" calcext:value-type="float">
            <text:p>-0.032</text:p>
          </table:table-cell>
          <table:table-cell table:formula="of:=[.C140]/[.F140]-1" office:value-type="float" office:value="-0.0511575712143929" calcext:value-type="float">
            <text:p>-0.051</text:p>
          </table:table-cell>
          <table:table-cell table:formula="of:=[.D140]/[.H140]-1" office:value-type="float" office:value="-0.04129471669219" calcext:value-type="float">
            <text:p>-0.041</text:p>
          </table:table-cell>
          <table:table-cell/>
          <table:table-cell table:formula="of:=[.C140]*(1-[.K140])" office:value-type="float" office:value="653.248801242136" calcext:value-type="float">
            <text:p>653.2</text:p>
          </table:table-cell>
          <table:table-cell table:formula="of:=[.O140]/[.F140]-1" office:value-type="float" office:value="-0.0206164898918496" calcext:value-type="float">
            <text:p>-0.021</text:p>
          </table:table-cell>
          <table:table-cell table:formula="of:=[.D140]*(1-[.K140])" office:value-type="float" office:value="646.185179358705" calcext:value-type="float">
            <text:p>646.2</text:p>
          </table:table-cell>
          <table:table-cell table:formula="of:=[.Q140]/[.H140]-1" office:value-type="float" office:value="-0.0104361724981553" calcext:value-type="float">
            <text:p>-0.010</text:p>
          </table:table-cell>
          <table:table-cell/>
          <table:table-cell table:formula="of:=INT([.Q140])+[$パラメータ.$B$2]" office:value-type="float" office:value="646" calcext:value-type="float">
            <text:p>646</text:p>
          </table:table-cell>
          <table:table-cell table:formula="of:=IF([.H140]&lt;[.T140]; [.T140]; &quot;&quot;)">
            <text:p/>
          </table:table-cell>
          <table:table-cell table:formula="of:=IF([.U140]&lt;&gt;&quot;&quot;; [.F140]; &quot;&quot;)">
            <text:p/>
          </table:table-cell>
          <table:table-cell table:formula="of:=IF([.V140]&lt;&gt;&quot;&quot;; [.V140]-[.U140]; &quot;&quot;)">
            <text:p/>
          </table:table-cell>
          <table:table-cell table:formula="of:=IF([.W140]&lt;&gt;&quot;&quot;; [.W140]/[.U140]; &quot;&quot;)">
            <text:p/>
          </table:table-cell>
        </table:table-row>
        <table:table-row table:style-name="ro1">
          <table:table-cell office:value-type="string" calcext:value-type="string">
            <text:p>2017-01-05</text:p>
          </table:table-cell>
          <table:table-cell office:value-type="float" office:value="647.432" calcext:value-type="float">
            <text:p>647.4</text:p>
          </table:table-cell>
          <table:table-cell office:value-type="float" office:value="640.18115" calcext:value-type="float">
            <text:p>640.2</text:p>
          </table:table-cell>
          <table:table-cell office:value-type="float" office:value="634.0941" calcext:value-type="float">
            <text:p>634.1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65" calcext:value-type="float">
            <text:p>665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B141]/[.I141]-1" office:value-type="float" office:value="-0.0408414814814815" calcext:value-type="float">
            <text:p>-0.041</text:p>
          </table:table-cell>
          <table:table-cell table:formula="of:=[.C141]/[.F141]-1" office:value-type="float" office:value="-0.0708546444121916" calcext:value-type="float">
            <text:p>-0.071</text:p>
          </table:table-cell>
          <table:table-cell table:formula="of:=[.D141]/[.H141]-1" office:value-type="float" office:value="-0.046475037593985" calcext:value-type="float">
            <text:p>-0.046</text:p>
          </table:table-cell>
          <table:table-cell/>
          <table:table-cell table:formula="of:=[.C141]*(1-[.K141])" office:value-type="float" office:value="666.327096582519" calcext:value-type="float">
            <text:p>666.3</text:p>
          </table:table-cell>
          <table:table-cell table:formula="of:=[.O141]/[.F141]-1" office:value-type="float" office:value="-0.0329069715783477" calcext:value-type="float">
            <text:p>-0.033</text:p>
          </table:table-cell>
          <table:table-cell table:formula="of:=[.D141]*(1-[.K141])" office:value-type="float" office:value="659.991442442667" calcext:value-type="float">
            <text:p>660.0</text:p>
          </table:table-cell>
          <table:table-cell table:formula="of:=[.Q141]/[.H141]-1" office:value-type="float" office:value="-0.00753166549974937" calcext:value-type="float">
            <text:p>-0.008</text:p>
          </table:table-cell>
          <table:table-cell/>
          <table:table-cell table:formula="of:=INT([.Q141])+[$パラメータ.$B$2]" office:value-type="float" office:value="659" calcext:value-type="float">
            <text:p>659</text:p>
          </table:table-cell>
          <table:table-cell table:formula="of:=IF([.H141]&lt;[.T141]; [.T141]; &quot;&quot;)">
            <text:p/>
          </table:table-cell>
          <table:table-cell table:formula="of:=IF([.U141]&lt;&gt;&quot;&quot;; [.F141]; &quot;&quot;)">
            <text:p/>
          </table:table-cell>
          <table:table-cell table:formula="of:=IF([.V141]&lt;&gt;&quot;&quot;; [.V141]-[.U141]; &quot;&quot;)">
            <text:p/>
          </table:table-cell>
          <table:table-cell table:formula="of:=IF([.W141]&lt;&gt;&quot;&quot;; [.W141]/[.U141]; &quot;&quot;)">
            <text:p/>
          </table:table-cell>
        </table:table-row>
        <table:table-row table:style-name="ro1">
          <table:table-cell office:value-type="string" calcext:value-type="string">
            <text:p>2017-01-06</text:p>
          </table:table-cell>
          <table:table-cell office:value-type="float" office:value="675.4851" calcext:value-type="float">
            <text:p>675.5</text:p>
          </table:table-cell>
          <table:table-cell office:value-type="float" office:value="669.7649" calcext:value-type="float">
            <text:p>669.8</text:p>
          </table:table-cell>
          <table:table-cell office:value-type="float" office:value="662.20557" calcext:value-type="float">
            <text:p>662.2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B142]/[.I142]-1" office:value-type="float" office:value="-0.0066395588235294" calcext:value-type="float">
            <text:p>-0.007</text:p>
          </table:table-cell>
          <table:table-cell table:formula="of:=[.C142]/[.F142]-1" office:value-type="float" office:value="-0.0208115497076023" calcext:value-type="float">
            <text:p>-0.021</text:p>
          </table:table-cell>
          <table:table-cell table:formula="of:=[.D142]/[.H142]-1" office:value-type="float" office:value="-0.0160392719167906" calcext:value-type="float">
            <text:p>-0.016</text:p>
          </table:table-cell>
          <table:table-cell/>
          <table:table-cell table:formula="of:=[.C142]*(1-[.K142])" office:value-type="float" office:value="674.211843451485" calcext:value-type="float">
            <text:p>674.2</text:p>
          </table:table-cell>
          <table:table-cell table:formula="of:=[.O142]/[.F142]-1" office:value-type="float" office:value="-0.0143101703925652" calcext:value-type="float">
            <text:p>-0.014</text:p>
          </table:table-cell>
          <table:table-cell table:formula="of:=[.D142]*(1-[.K142])" office:value-type="float" office:value="666.602322835284" calcext:value-type="float">
            <text:p>666.6</text:p>
          </table:table-cell>
          <table:table-cell table:formula="of:=[.Q142]/[.H142]-1" office:value-type="float" office:value="-0.00950620678263914" calcext:value-type="float">
            <text:p>-0.010</text:p>
          </table:table-cell>
          <table:table-cell/>
          <table:table-cell table:formula="of:=INT([.Q142])+[$パラメータ.$B$2]" office:value-type="float" office:value="666" calcext:value-type="float">
            <text:p>666</text:p>
          </table:table-cell>
          <table:table-cell table:formula="of:=IF([.H142]&lt;[.T142]; [.T142]; &quot;&quot;)">
            <text:p/>
          </table:table-cell>
          <table:table-cell table:formula="of:=IF([.U142]&lt;&gt;&quot;&quot;; [.F142]; &quot;&quot;)">
            <text:p/>
          </table:table-cell>
          <table:table-cell table:formula="of:=IF([.V142]&lt;&gt;&quot;&quot;; [.V142]-[.U142]; &quot;&quot;)">
            <text:p/>
          </table:table-cell>
          <table:table-cell table:formula="of:=IF([.W142]&lt;&gt;&quot;&quot;; [.W142]/[.U142]; &quot;&quot;)">
            <text:p/>
          </table:table-cell>
        </table:table-row>
        <table:table-row table:style-name="ro1">
          <table:table-cell office:value-type="string" calcext:value-type="string">
            <text:p>2017-01-10</text:p>
          </table:table-cell>
          <table:table-cell office:value-type="float" office:value="671.25415" calcext:value-type="float">
            <text:p>671.3</text:p>
          </table:table-cell>
          <table:table-cell office:value-type="float" office:value="664.71625" calcext:value-type="float">
            <text:p>664.7</text:p>
          </table:table-cell>
          <table:table-cell office:value-type="float" office:value="658.19684" calcext:value-type="float">
            <text:p>658.2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683" calcext:value-type="float">
            <text:p>683</text:p>
          </table:table-cell>
          <table:table-cell office:value-type="float" office:value="666" calcext:value-type="float">
            <text:p>666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B143]/[.I143]-1" office:value-type="float" office:value="-0.0143110866372981" calcext:value-type="float">
            <text:p>-0.014</text:p>
          </table:table-cell>
          <table:table-cell table:formula="of:=[.C143]/[.F143]-1" office:value-type="float" office:value="-0.00936475409836068" calcext:value-type="float">
            <text:p>-0.009</text:p>
          </table:table-cell>
          <table:table-cell table:formula="of:=[.D143]/[.H143]-1" office:value-type="float" office:value="-0.0117164564564566" calcext:value-type="float">
            <text:p>-0.012</text:p>
          </table:table-cell>
          <table:table-cell/>
          <table:table-cell table:formula="of:=[.C143]*(1-[.K143])" office:value-type="float" office:value="674.22906184297" calcext:value-type="float">
            <text:p>674.2</text:p>
          </table:table-cell>
          <table:table-cell table:formula="of:=[.O143]/[.F143]-1" office:value-type="float" office:value="0.00481231273169858" calcext:value-type="float">
            <text:p>0.005</text:p>
          </table:table-cell>
          <table:table-cell table:formula="of:=[.D143]*(1-[.K143])" office:value-type="float" office:value="667.616352001636" calcext:value-type="float">
            <text:p>667.6</text:p>
          </table:table-cell>
          <table:table-cell table:formula="of:=[.Q143]/[.H143]-1" office:value-type="float" office:value="0.00242695495741096" calcext:value-type="float">
            <text:p>0.002</text:p>
          </table:table-cell>
          <table:table-cell/>
          <table:table-cell table:formula="of:=INT([.Q143])+[$パラメータ.$B$2]" office:value-type="float" office:value="667" calcext:value-type="float">
            <text:p>667</text:p>
          </table:table-cell>
          <table:table-cell table:formula="of:=IF([.H143]&lt;[.T143]; [.T143]; &quot;&quot;)" office:value-type="float" office:value="667" calcext:value-type="float">
            <text:p>667</text:p>
          </table:table-cell>
          <table:table-cell table:formula="of:=IF([.U143]&lt;&gt;&quot;&quot;; [.F143]; &quot;&quot;)" office:value-type="float" office:value="671" calcext:value-type="float">
            <text:p>671</text:p>
          </table:table-cell>
          <table:table-cell table:formula="of:=IF([.V143]&lt;&gt;&quot;&quot;; [.V143]-[.U143]; &quot;&quot;)" office:value-type="float" office:value="4" calcext:value-type="float">
            <text:p>4</text:p>
          </table:table-cell>
          <table:table-cell table:formula="of:=IF([.W143]&lt;&gt;&quot;&quot;; [.W143]/[.U143]; &quot;&quot;)" office:value-type="float" office:value="0.00599700149925037" calcext:value-type="float">
            <text:p>0.006</text:p>
          </table:table-cell>
        </table:table-row>
        <table:table-row table:style-name="ro1">
          <table:table-cell office:value-type="string" calcext:value-type="string">
            <text:p>2017-01-11</text:p>
          </table:table-cell>
          <table:table-cell office:value-type="float" office:value="660.135" calcext:value-type="float">
            <text:p>660.1</text:p>
          </table:table-cell>
          <table:table-cell office:value-type="float" office:value="653.03015" calcext:value-type="float">
            <text:p>653.0</text:p>
          </table:table-cell>
          <table:table-cell office:value-type="float" office:value="646.8128" calcext:value-type="float">
            <text:p>646.8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687" calcext:value-type="float">
            <text:p>687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B144]/[.I144]-1" office:value-type="float" office:value="-0.0161922503725782" calcext:value-type="float">
            <text:p>-0.016</text:p>
          </table:table-cell>
          <table:table-cell table:formula="of:=[.C144]/[.F144]-1" office:value-type="float" office:value="-0.0438797218155197" calcext:value-type="float">
            <text:p>-0.044</text:p>
          </table:table-cell>
          <table:table-cell table:formula="of:=[.D144]/[.H144]-1" office:value-type="float" office:value="-0.0331647234678625" calcext:value-type="float">
            <text:p>-0.033</text:p>
          </table:table-cell>
          <table:table-cell/>
          <table:table-cell table:formula="of:=[.C144]*(1-[.K144])" office:value-type="float" office:value="663.604177689642" calcext:value-type="float">
            <text:p>663.6</text:p>
          </table:table-cell>
          <table:table-cell table:formula="of:=[.O144]/[.F144]-1" office:value-type="float" office:value="-0.0283979828848574" calcext:value-type="float">
            <text:p>-0.028</text:p>
          </table:table-cell>
          <table:table-cell table:formula="of:=[.D144]*(1-[.K144])" office:value-type="float" office:value="657.286154801788" calcext:value-type="float">
            <text:p>657.3</text:p>
          </table:table-cell>
          <table:table-cell table:formula="of:=[.Q144]/[.H144]-1" office:value-type="float" office:value="-0.0175094846012132" calcext:value-type="float">
            <text:p>-0.018</text:p>
          </table:table-cell>
          <table:table-cell/>
          <table:table-cell table:formula="of:=INT([.Q144])+[$パラメータ.$B$2]" office:value-type="float" office:value="657" calcext:value-type="float">
            <text:p>657</text:p>
          </table:table-cell>
          <table:table-cell table:formula="of:=IF([.H144]&lt;[.T144]; [.T144]; &quot;&quot;)">
            <text:p/>
          </table:table-cell>
          <table:table-cell table:formula="of:=IF([.U144]&lt;&gt;&quot;&quot;; [.F144]; &quot;&quot;)">
            <text:p/>
          </table:table-cell>
          <table:table-cell table:formula="of:=IF([.V144]&lt;&gt;&quot;&quot;; [.V144]-[.U144]; &quot;&quot;)">
            <text:p/>
          </table:table-cell>
          <table:table-cell table:formula="of:=IF([.W144]&lt;&gt;&quot;&quot;; [.W144]/[.U144]; &quot;&quot;)">
            <text:p/>
          </table:table-cell>
        </table:table-row>
        <table:table-row table:style-name="ro1">
          <table:table-cell office:value-type="string" calcext:value-type="string">
            <text:p>2017-01-12</text:p>
          </table:table-cell>
          <table:table-cell office:value-type="float" office:value="666.2892" calcext:value-type="float">
            <text:p>666.3</text:p>
          </table:table-cell>
          <table:table-cell office:value-type="float" office:value="658.64874" calcext:value-type="float">
            <text:p>658.6</text:p>
          </table:table-cell>
          <table:table-cell office:value-type="float" office:value="652.9915" calcext:value-type="float">
            <text:p>653.0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683" calcext:value-type="float">
            <text:p>683</text:p>
          </table:table-cell>
          <table:table-cell office:value-type="float" office:value="662" calcext:value-type="float">
            <text:p>662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B145]/[.I145]-1" office:value-type="float" office:value="-0.00997147102525997" calcext:value-type="float">
            <text:p>-0.010</text:p>
          </table:table-cell>
          <table:table-cell table:formula="of:=[.C145]/[.F145]-1" office:value-type="float" office:value="-0.011037927927928" calcext:value-type="float">
            <text:p>-0.011</text:p>
          </table:table-cell>
          <table:table-cell table:formula="of:=[.D145]/[.H145]-1" office:value-type="float" office:value="-0.0136080060422961" calcext:value-type="float">
            <text:p>-0.014</text:p>
          </table:table-cell>
          <table:table-cell/>
          <table:table-cell table:formula="of:=[.C145]*(1-[.K145])" office:value-type="float" office:value="665.216436826734" calcext:value-type="float">
            <text:p>665.2</text:p>
          </table:table-cell>
          <table:table-cell table:formula="of:=[.O145]/[.F145]-1" office:value-type="float" office:value="-0.00117652128118029" calcext:value-type="float">
            <text:p>-0.001</text:p>
          </table:table-cell>
          <table:table-cell table:formula="of:=[.D145]*(1-[.K145])" office:value-type="float" office:value="659.502785821991" calcext:value-type="float">
            <text:p>659.5</text:p>
          </table:table-cell>
          <table:table-cell table:formula="of:=[.Q145]/[.H145]-1" office:value-type="float" office:value="-0.00377222685499856" calcext:value-type="float">
            <text:p>-0.004</text:p>
          </table:table-cell>
          <table:table-cell/>
          <table:table-cell table:formula="of:=INT([.Q145])+[$パラメータ.$B$2]" office:value-type="float" office:value="659" calcext:value-type="float">
            <text:p>659</text:p>
          </table:table-cell>
          <table:table-cell table:formula="of:=IF([.H145]&lt;[.T145]; [.T145]; &quot;&quot;)">
            <text:p/>
          </table:table-cell>
          <table:table-cell table:formula="of:=IF([.U145]&lt;&gt;&quot;&quot;; [.F145]; &quot;&quot;)">
            <text:p/>
          </table:table-cell>
          <table:table-cell table:formula="of:=IF([.V145]&lt;&gt;&quot;&quot;; [.V145]-[.U145]; &quot;&quot;)">
            <text:p/>
          </table:table-cell>
          <table:table-cell table:formula="of:=IF([.W145]&lt;&gt;&quot;&quot;; [.W145]/[.U145]; &quot;&quot;)">
            <text:p/>
          </table:table-cell>
        </table:table-row>
        <table:table-row table:style-name="ro1">
          <table:table-cell office:value-type="string" calcext:value-type="string">
            <text:p>2017-01-13</text:p>
          </table:table-cell>
          <table:table-cell office:value-type="float" office:value="658.3447" calcext:value-type="float">
            <text:p>658.3</text:p>
          </table:table-cell>
          <table:table-cell office:value-type="float" office:value="650.41583" calcext:value-type="float">
            <text:p>650.4</text:p>
          </table:table-cell>
          <table:table-cell office:value-type="float" office:value="644.8854" calcext:value-type="float">
            <text:p>644.9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666" calcext:value-type="float">
            <text:p>666</text:p>
          </table:table-cell>
          <table:table-cell/>
          <table:table-cell table:formula="of:=[.B146]/[.I146]-1" office:value-type="float" office:value="-0.0114944444444445" calcext:value-type="float">
            <text:p>-0.011</text:p>
          </table:table-cell>
          <table:table-cell table:formula="of:=[.C146]/[.F146]-1" office:value-type="float" office:value="-0.0420974521354933" calcext:value-type="float">
            <text:p>-0.042</text:p>
          </table:table-cell>
          <table:table-cell table:formula="of:=[.D146]/[.H146]-1" office:value-type="float" office:value="-0.0317036036036036" calcext:value-type="float">
            <text:p>-0.032</text:p>
          </table:table-cell>
          <table:table-cell/>
          <table:table-cell table:formula="of:=[.C146]*(1-[.K146])" office:value-type="float" office:value="657.891998623722" calcext:value-type="float">
            <text:p>657.9</text:p>
          </table:table-cell>
          <table:table-cell table:formula="of:=[.O146]/[.F146]-1" office:value-type="float" office:value="-0.0310868945158729" calcext:value-type="float">
            <text:p>-0.031</text:p>
          </table:table-cell>
          <table:table-cell table:formula="of:=[.D146]*(1-[.K146])" office:value-type="float" office:value="652.297999403333" calcext:value-type="float">
            <text:p>652.3</text:p>
          </table:table-cell>
          <table:table-cell table:formula="of:=[.Q146]/[.H146]-1" office:value-type="float" office:value="-0.0205735744694694" calcext:value-type="float">
            <text:p>-0.021</text:p>
          </table:table-cell>
          <table:table-cell/>
          <table:table-cell table:formula="of:=INT([.Q146])+[$パラメータ.$B$2]" office:value-type="float" office:value="652" calcext:value-type="float">
            <text:p>652</text:p>
          </table:table-cell>
          <table:table-cell table:formula="of:=IF([.H146]&lt;[.T146]; [.T146]; &quot;&quot;)">
            <text:p/>
          </table:table-cell>
          <table:table-cell table:formula="of:=IF([.U146]&lt;&gt;&quot;&quot;; [.F146]; &quot;&quot;)">
            <text:p/>
          </table:table-cell>
          <table:table-cell table:formula="of:=IF([.V146]&lt;&gt;&quot;&quot;; [.V146]-[.U146]; &quot;&quot;)">
            <text:p/>
          </table:table-cell>
          <table:table-cell table:formula="of:=IF([.W146]&lt;&gt;&quot;&quot;; [.W146]/[.U146]; &quot;&quot;)">
            <text:p/>
          </table:table-cell>
        </table:table-row>
        <table:table-row table:style-name="ro1">
          <table:table-cell office:value-type="string" calcext:value-type="string">
            <text:p>2017-01-16</text:p>
          </table:table-cell>
          <table:table-cell office:value-type="float" office:value="662.36237" calcext:value-type="float">
            <text:p>662.4</text:p>
          </table:table-cell>
          <table:table-cell office:value-type="float" office:value="654.5298" calcext:value-type="float">
            <text:p>654.5</text:p>
          </table:table-cell>
          <table:table-cell office:value-type="float" office:value="648.936" calcext:value-type="float">
            <text:p>648.9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147]/[.I147]-1" office:value-type="float" office:value="-0.0172665133531157" calcext:value-type="float">
            <text:p>-0.017</text:p>
          </table:table-cell>
          <table:table-cell table:formula="of:=[.C147]/[.F147]-1" office:value-type="float" office:value="-0.0230898507462686" calcext:value-type="float">
            <text:p>-0.023</text:p>
          </table:table-cell>
          <table:table-cell table:formula="of:=[.D147]/[.H147]-1" office:value-type="float" office:value="-0.0270824587706147" calcext:value-type="float">
            <text:p>-0.027</text:p>
          </table:table-cell>
          <table:table-cell/>
          <table:table-cell table:formula="of:=[.C147]*(1-[.K147])" office:value-type="float" office:value="665.831247531712" calcext:value-type="float">
            <text:p>665.8</text:p>
          </table:table-cell>
          <table:table-cell table:formula="of:=[.O147]/[.F147]-1" office:value-type="float" office:value="-0.00622201860938465" calcext:value-type="float">
            <text:p>-0.006</text:p>
          </table:table-cell>
          <table:table-cell table:formula="of:=[.D147]*(1-[.K147])" office:value-type="float" office:value="660.140862109318" calcext:value-type="float">
            <text:p>660.1</text:p>
          </table:table-cell>
          <table:table-cell table:formula="of:=[.Q147]/[.H147]-1" office:value-type="float" office:value="-0.0102835650534968" calcext:value-type="float">
            <text:p>-0.010</text:p>
          </table:table-cell>
          <table:table-cell/>
          <table:table-cell table:formula="of:=INT([.Q147])+[$パラメータ.$B$2]" office:value-type="float" office:value="660" calcext:value-type="float">
            <text:p>660</text:p>
          </table:table-cell>
          <table:table-cell table:formula="of:=IF([.H147]&lt;[.T147]; [.T147]; &quot;&quot;)">
            <text:p/>
          </table:table-cell>
          <table:table-cell table:formula="of:=IF([.U147]&lt;&gt;&quot;&quot;; [.F147]; &quot;&quot;)">
            <text:p/>
          </table:table-cell>
          <table:table-cell table:formula="of:=IF([.V147]&lt;&gt;&quot;&quot;; [.V147]-[.U147]; &quot;&quot;)">
            <text:p/>
          </table:table-cell>
          <table:table-cell table:formula="of:=IF([.W147]&lt;&gt;&quot;&quot;; [.W147]/[.U147]; &quot;&quot;)">
            <text:p/>
          </table:table-cell>
        </table:table-row>
        <table:table-row table:style-name="ro1">
          <table:table-cell office:value-type="string" calcext:value-type="string">
            <text:p>2017-01-17</text:p>
          </table:table-cell>
          <table:table-cell office:value-type="float" office:value="662.102" calcext:value-type="float">
            <text:p>662.1</text:p>
          </table:table-cell>
          <table:table-cell office:value-type="float" office:value="654.55225" calcext:value-type="float">
            <text:p>654.6</text:p>
          </table:table-cell>
          <table:table-cell office:value-type="float" office:value="648.8232" calcext:value-type="float">
            <text:p>648.8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73" calcext:value-type="float">
            <text:p>673</text:p>
          </table:table-cell>
          <table:table-cell office:value-type="float" office:value="663" calcext:value-type="float">
            <text:p>663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B148]/[.I148]-1" office:value-type="float" office:value="-0.0132608047690015" calcext:value-type="float">
            <text:p>-0.013</text:p>
          </table:table-cell>
          <table:table-cell table:formula="of:=[.C148]/[.F148]-1" office:value-type="float" office:value="-0.0142285391566266" calcext:value-type="float">
            <text:p>-0.014</text:p>
          </table:table-cell>
          <table:table-cell table:formula="of:=[.D148]/[.H148]-1" office:value-type="float" office:value="-0.0213828054298641" calcext:value-type="float">
            <text:p>-0.021</text:p>
          </table:table-cell>
          <table:table-cell/>
          <table:table-cell table:formula="of:=[.C148]*(1-[.K148])" office:value-type="float" office:value="663.232139598361" calcext:value-type="float">
            <text:p>663.2</text:p>
          </table:table-cell>
          <table:table-cell table:formula="of:=[.O148]/[.F148]-1" office:value-type="float" office:value="-0.00115641626752916" calcext:value-type="float">
            <text:p>-0.001</text:p>
          </table:table-cell>
          <table:table-cell table:formula="of:=[.D148]*(1-[.K148])" office:value-type="float" office:value="657.427117784799" calcext:value-type="float">
            <text:p>657.4</text:p>
          </table:table-cell>
          <table:table-cell table:formula="of:=[.Q148]/[.H148]-1" office:value-type="float" office:value="-0.00840555386908171" calcext:value-type="float">
            <text:p>-0.008</text:p>
          </table:table-cell>
          <table:table-cell/>
          <table:table-cell table:formula="of:=INT([.Q148])+[$パラメータ.$B$2]" office:value-type="float" office:value="657" calcext:value-type="float">
            <text:p>657</text:p>
          </table:table-cell>
          <table:table-cell table:formula="of:=IF([.H148]&lt;[.T148]; [.T148]; &quot;&quot;)">
            <text:p/>
          </table:table-cell>
          <table:table-cell table:formula="of:=IF([.U148]&lt;&gt;&quot;&quot;; [.F148]; &quot;&quot;)">
            <text:p/>
          </table:table-cell>
          <table:table-cell table:formula="of:=IF([.V148]&lt;&gt;&quot;&quot;; [.V148]-[.U148]; &quot;&quot;)">
            <text:p/>
          </table:table-cell>
          <table:table-cell table:formula="of:=IF([.W148]&lt;&gt;&quot;&quot;; [.W148]/[.U148]; &quot;&quot;)">
            <text:p/>
          </table:table-cell>
        </table:table-row>
        <table:table-row table:style-name="ro1">
          <table:table-cell office:value-type="string" calcext:value-type="string">
            <text:p>2017-01-18</text:p>
          </table:table-cell>
          <table:table-cell office:value-type="float" office:value="654.6121" calcext:value-type="float">
            <text:p>654.6</text:p>
          </table:table-cell>
          <table:table-cell office:value-type="float" office:value="646.95966" calcext:value-type="float">
            <text:p>647.0</text:p>
          </table:table-cell>
          <table:table-cell office:value-type="float" office:value="641.44214" calcext:value-type="float">
            <text:p>641.4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B149]/[.I149]-1" office:value-type="float" office:value="-0.00816348484848472" calcext:value-type="float">
            <text:p>-0.008</text:p>
          </table:table-cell>
          <table:table-cell table:formula="of:=[.C149]/[.F149]-1" office:value-type="float" office:value="-0.032945201793722" calcext:value-type="float">
            <text:p>-0.033</text:p>
          </table:table-cell>
          <table:table-cell table:formula="of:=[.D149]/[.H149]-1" office:value-type="float" office:value="-0.019201620795107" calcext:value-type="float">
            <text:p>-0.019</text:p>
          </table:table-cell>
          <table:table-cell/>
          <table:table-cell table:formula="of:=[.C149]*(1-[.K149])" office:value-type="float" office:value="652.241105381991" calcext:value-type="float">
            <text:p>652.2</text:p>
          </table:table-cell>
          <table:table-cell table:formula="of:=[.O149]/[.F149]-1" office:value-type="float" office:value="-0.0250506646009107" calcext:value-type="float">
            <text:p>-0.025</text:p>
          </table:table-cell>
          <table:table-cell table:formula="of:=[.D149]*(1-[.K149])" office:value-type="float" office:value="646.67854319107" calcext:value-type="float">
            <text:p>646.7</text:p>
          </table:table-cell>
          <table:table-cell table:formula="of:=[.Q149]/[.H149]-1" office:value-type="float" office:value="-0.0111948880870496" calcext:value-type="float">
            <text:p>-0.011</text:p>
          </table:table-cell>
          <table:table-cell/>
          <table:table-cell table:formula="of:=INT([.Q149])+[$パラメータ.$B$2]" office:value-type="float" office:value="646" calcext:value-type="float">
            <text:p>646</text:p>
          </table:table-cell>
          <table:table-cell table:formula="of:=IF([.H149]&lt;[.T149]; [.T149]; &quot;&quot;)">
            <text:p/>
          </table:table-cell>
          <table:table-cell table:formula="of:=IF([.U149]&lt;&gt;&quot;&quot;; [.F149]; &quot;&quot;)">
            <text:p/>
          </table:table-cell>
          <table:table-cell table:formula="of:=IF([.V149]&lt;&gt;&quot;&quot;; [.V149]-[.U149]; &quot;&quot;)">
            <text:p/>
          </table:table-cell>
          <table:table-cell table:formula="of:=IF([.W149]&lt;&gt;&quot;&quot;; [.W149]/[.U149]; &quot;&quot;)">
            <text:p/>
          </table:table-cell>
        </table:table-row>
        <table:table-row table:style-name="ro1">
          <table:table-cell office:value-type="string" calcext:value-type="string">
            <text:p>2017-01-19</text:p>
          </table:table-cell>
          <table:table-cell office:value-type="float" office:value="648.995" calcext:value-type="float">
            <text:p>649.0</text:p>
          </table:table-cell>
          <table:table-cell office:value-type="float" office:value="640.89246" calcext:value-type="float">
            <text:p>640.9</text:p>
          </table:table-cell>
          <table:table-cell office:value-type="float" office:value="635.767" calcext:value-type="float">
            <text:p>635.8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670" calcext:value-type="float">
            <text:p>670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B150]/[.I150]-1" office:value-type="float" office:value="-0.0427802359882006" calcext:value-type="float">
            <text:p>-0.043</text:p>
          </table:table-cell>
          <table:table-cell table:formula="of:=[.C150]/[.F150]-1" office:value-type="float" office:value="-0.0547308849557522" calcext:value-type="float">
            <text:p>-0.055</text:p>
          </table:table-cell>
          <table:table-cell table:formula="of:=[.D150]/[.H150]-1" office:value-type="float" office:value="-0.0510940298507462" calcext:value-type="float">
            <text:p>-0.051</text:p>
          </table:table-cell>
          <table:table-cell/>
          <table:table-cell table:formula="of:=[.C150]*(1-[.K150])" office:value-type="float" office:value="668.309990681858" calcext:value-type="float">
            <text:p>668.3</text:p>
          </table:table-cell>
          <table:table-cell table:formula="of:=[.O150]/[.F150]-1" office:value-type="float" office:value="-0.0142920491418018" calcext:value-type="float">
            <text:p>-0.014</text:p>
          </table:table-cell>
          <table:table-cell table:formula="of:=[.D150]*(1-[.K150])" office:value-type="float" office:value="662.96526229351" calcext:value-type="float">
            <text:p>663.0</text:p>
          </table:table-cell>
          <table:table-cell table:formula="of:=[.Q150]/[.H150]-1" office:value-type="float" office:value="-0.0104996085171487" calcext:value-type="float">
            <text:p>-0.010</text:p>
          </table:table-cell>
          <table:table-cell/>
          <table:table-cell table:formula="of:=INT([.Q150])+[$パラメータ.$B$2]" office:value-type="float" office:value="662" calcext:value-type="float">
            <text:p>662</text:p>
          </table:table-cell>
          <table:table-cell table:formula="of:=IF([.H150]&lt;[.T150]; [.T150]; &quot;&quot;)">
            <text:p/>
          </table:table-cell>
          <table:table-cell table:formula="of:=IF([.U150]&lt;&gt;&quot;&quot;; [.F150]; &quot;&quot;)">
            <text:p/>
          </table:table-cell>
          <table:table-cell table:formula="of:=IF([.V150]&lt;&gt;&quot;&quot;; [.V150]-[.U150]; &quot;&quot;)">
            <text:p/>
          </table:table-cell>
          <table:table-cell table:formula="of:=IF([.W150]&lt;&gt;&quot;&quot;; [.W150]/[.U150]; &quot;&quot;)">
            <text:p/>
          </table:table-cell>
        </table:table-row>
        <table:table-row table:style-name="ro1">
          <table:table-cell office:value-type="string" calcext:value-type="string">
            <text:p>2017-01-20</text:p>
          </table:table-cell>
          <table:table-cell office:value-type="float" office:value="666.60333" calcext:value-type="float">
            <text:p>666.6</text:p>
          </table:table-cell>
          <table:table-cell office:value-type="float" office:value="658.953" calcext:value-type="float">
            <text:p>659.0</text:p>
          </table:table-cell>
          <table:table-cell office:value-type="float" office:value="653.14606" calcext:value-type="float">
            <text:p>653.1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74" calcext:value-type="float">
            <text:p>674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B151]/[.I151]-1" office:value-type="float" office:value="-0.0168092477876106" calcext:value-type="float">
            <text:p>-0.017</text:p>
          </table:table-cell>
          <table:table-cell table:formula="of:=[.C151]/[.F151]-1" office:value-type="float" office:value="-0.0366184210526316" calcext:value-type="float">
            <text:p>-0.037</text:p>
          </table:table-cell>
          <table:table-cell table:formula="of:=[.D151]/[.H151]-1" office:value-type="float" office:value="-0.0309405637982195" calcext:value-type="float">
            <text:p>-0.031</text:p>
          </table:table-cell>
          <table:table-cell/>
          <table:table-cell table:formula="of:=[.C151]*(1-[.K151])" office:value-type="float" office:value="670.02950425739" calcext:value-type="float">
            <text:p>670.0</text:p>
          </table:table-cell>
          <table:table-cell table:formula="of:=[.O151]/[.F151]-1" office:value-type="float" office:value="-0.0204247013780856" calcext:value-type="float">
            <text:p>-0.020</text:p>
          </table:table-cell>
          <table:table-cell table:formula="of:=[.D151]*(1-[.K151])" office:value-type="float" office:value="664.124953964042" calcext:value-type="float">
            <text:p>664.1</text:p>
          </table:table-cell>
          <table:table-cell table:formula="of:=[.Q151]/[.H151]-1" office:value-type="float" office:value="-0.0146514036141815" calcext:value-type="float">
            <text:p>-0.015</text:p>
          </table:table-cell>
          <table:table-cell/>
          <table:table-cell table:formula="of:=INT([.Q151])+[$パラメータ.$B$2]" office:value-type="float" office:value="664" calcext:value-type="float">
            <text:p>664</text:p>
          </table:table-cell>
          <table:table-cell table:formula="of:=IF([.H151]&lt;[.T151]; [.T151]; &quot;&quot;)">
            <text:p/>
          </table:table-cell>
          <table:table-cell table:formula="of:=IF([.U151]&lt;&gt;&quot;&quot;; [.F151]; &quot;&quot;)">
            <text:p/>
          </table:table-cell>
          <table:table-cell table:formula="of:=IF([.V151]&lt;&gt;&quot;&quot;; [.V151]-[.U151]; &quot;&quot;)">
            <text:p/>
          </table:table-cell>
          <table:table-cell table:formula="of:=IF([.W151]&lt;&gt;&quot;&quot;; [.W151]/[.U151]; &quot;&quot;)">
            <text:p/>
          </table:table-cell>
        </table:table-row>
        <table:table-row table:style-name="ro1">
          <table:table-cell office:value-type="string" calcext:value-type="string">
            <text:p>2017-01-23</text:p>
          </table:table-cell>
          <table:table-cell office:value-type="float" office:value="667.4243" calcext:value-type="float">
            <text:p>667.4</text:p>
          </table:table-cell>
          <table:table-cell office:value-type="float" office:value="659.5579" calcext:value-type="float">
            <text:p>659.6</text:p>
          </table:table-cell>
          <table:table-cell office:value-type="float" office:value="653.99475" calcext:value-type="float">
            <text:p>654.0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687" calcext:value-type="float">
            <text:p>687</text:p>
          </table:table-cell>
          <table:table-cell office:value-type="float" office:value="675" calcext:value-type="float">
            <text:p>675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B152]/[.I152]-1" office:value-type="float" office:value="-0.0213719941348973" calcext:value-type="float">
            <text:p>-0.021</text:p>
          </table:table-cell>
          <table:table-cell table:formula="of:=[.C152]/[.F152]-1" office:value-type="float" office:value="-0.0286334315169366" calcext:value-type="float">
            <text:p>-0.029</text:p>
          </table:table-cell>
          <table:table-cell table:formula="of:=[.D152]/[.H152]-1" office:value-type="float" office:value="-0.0311188888888889" calcext:value-type="float">
            <text:p>-0.031</text:p>
          </table:table-cell>
          <table:table-cell/>
          <table:table-cell table:formula="of:=[.C152]*(1-[.K152])" office:value-type="float" office:value="673.653967570425" calcext:value-type="float">
            <text:p>673.7</text:p>
          </table:table-cell>
          <table:table-cell table:formula="of:=[.O152]/[.F152]-1" office:value-type="float" office:value="-0.00787339091248118" calcext:value-type="float">
            <text:p>-0.008</text:p>
          </table:table-cell>
          <table:table-cell table:formula="of:=[.D152]*(1-[.K152])" office:value-type="float" office:value="667.971921961254" calcext:value-type="float">
            <text:p>668.0</text:p>
          </table:table-cell>
          <table:table-cell table:formula="of:=[.Q152]/[.H152]-1" office:value-type="float" office:value="-0.0104119674648095" calcext:value-type="float">
            <text:p>-0.010</text:p>
          </table:table-cell>
          <table:table-cell/>
          <table:table-cell table:formula="of:=INT([.Q152])+[$パラメータ.$B$2]" office:value-type="float" office:value="667" calcext:value-type="float">
            <text:p>667</text:p>
          </table:table-cell>
          <table:table-cell table:formula="of:=IF([.H152]&lt;[.T152]; [.T152]; &quot;&quot;)">
            <text:p/>
          </table:table-cell>
          <table:table-cell table:formula="of:=IF([.U152]&lt;&gt;&quot;&quot;; [.F152]; &quot;&quot;)">
            <text:p/>
          </table:table-cell>
          <table:table-cell table:formula="of:=IF([.V152]&lt;&gt;&quot;&quot;; [.V152]-[.U152]; &quot;&quot;)">
            <text:p/>
          </table:table-cell>
          <table:table-cell table:formula="of:=IF([.W152]&lt;&gt;&quot;&quot;; [.W152]/[.U152]; &quot;&quot;)">
            <text:p/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float" office:value="658.3269" calcext:value-type="float">
            <text:p>658.3</text:p>
          </table:table-cell>
          <table:table-cell office:value-type="float" office:value="649.2324" calcext:value-type="float">
            <text:p>649.2</text:p>
          </table:table-cell>
          <table:table-cell office:value-type="float" office:value="644.7347" calcext:value-type="float">
            <text:p>644.7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B153]/[.I153]-1" office:value-type="float" office:value="-0.0247008888888889" calcext:value-type="float">
            <text:p>-0.025</text:p>
          </table:table-cell>
          <table:table-cell table:formula="of:=[.C153]/[.F153]-1" office:value-type="float" office:value="-0.0466484581497798" calcext:value-type="float">
            <text:p>-0.047</text:p>
          </table:table-cell>
          <table:table-cell table:formula="of:=[.D153]/[.H153]-1" office:value-type="float" office:value="-0.0434203264094956" calcext:value-type="float">
            <text:p>-0.043</text:p>
          </table:table-cell>
          <table:table-cell/>
          <table:table-cell table:formula="of:=[.C153]*(1-[.K153])" office:value-type="float" office:value="665.269017375467" calcext:value-type="float">
            <text:p>665.3</text:p>
          </table:table-cell>
          <table:table-cell table:formula="of:=[.O153]/[.F153]-1" office:value-type="float" office:value="-0.0230998276424865" calcext:value-type="float">
            <text:p>-0.023</text:p>
          </table:table-cell>
          <table:table-cell table:formula="of:=[.D153]*(1-[.K153])" office:value-type="float" office:value="660.660220187511" calcext:value-type="float">
            <text:p>660.7</text:p>
          </table:table-cell>
          <table:table-cell table:formula="of:=[.Q153]/[.H153]-1" office:value-type="float" office:value="-0.019791958178767" calcext:value-type="float">
            <text:p>-0.020</text:p>
          </table:table-cell>
          <table:table-cell/>
          <table:table-cell table:formula="of:=INT([.Q153])+[$パラメータ.$B$2]" office:value-type="float" office:value="660" calcext:value-type="float">
            <text:p>660</text:p>
          </table:table-cell>
          <table:table-cell table:formula="of:=IF([.H153]&lt;[.T153]; [.T153]; &quot;&quot;)">
            <text:p/>
          </table:table-cell>
          <table:table-cell table:formula="of:=IF([.U153]&lt;&gt;&quot;&quot;; [.F153]; &quot;&quot;)">
            <text:p/>
          </table:table-cell>
          <table:table-cell table:formula="of:=IF([.V153]&lt;&gt;&quot;&quot;; [.V153]-[.U153]; &quot;&quot;)">
            <text:p/>
          </table:table-cell>
          <table:table-cell table:formula="of:=IF([.W153]&lt;&gt;&quot;&quot;; [.W153]/[.U153]; &quot;&quot;)">
            <text:p/>
          </table:table-cell>
        </table:table-row>
        <table:table-row table:style-name="ro1">
          <table:table-cell office:value-type="string" calcext:value-type="string">
            <text:p>2017-01-25</text:p>
          </table:table-cell>
          <table:table-cell office:value-type="float" office:value="664.6723" calcext:value-type="float">
            <text:p>664.7</text:p>
          </table:table-cell>
          <table:table-cell office:value-type="float" office:value="656.4466" calcext:value-type="float">
            <text:p>656.4</text:p>
          </table:table-cell>
          <table:table-cell office:value-type="float" office:value="651.1968" calcext:value-type="float">
            <text:p>651.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[.B154]/[.I154]-1" office:value-type="float" office:value="-0.0394908959537573" calcext:value-type="float">
            <text:p>-0.039</text:p>
          </table:table-cell>
          <table:table-cell table:formula="of:=[.C154]/[.F154]-1" office:value-type="float" office:value="-0.0472473149492018" calcext:value-type="float">
            <text:p>-0.047</text:p>
          </table:table-cell>
          <table:table-cell table:formula="of:=[.D154]/[.H154]-1" office:value-type="float" office:value="-0.050733527696793" calcext:value-type="float">
            <text:p>-0.051</text:p>
          </table:table-cell>
          <table:table-cell/>
          <table:table-cell table:formula="of:=[.C154]*(1-[.K154])" office:value-type="float" office:value="682.370264379798" calcext:value-type="float">
            <text:p>682.4</text:p>
          </table:table-cell>
          <table:table-cell table:formula="of:=[.O154]/[.F154]-1" office:value-type="float" office:value="-0.0096222577941979" calcext:value-type="float">
            <text:p>-0.010</text:p>
          </table:table-cell>
          <table:table-cell table:formula="of:=[.D154]*(1-[.K154])" office:value-type="float" office:value="676.91314507422" calcext:value-type="float">
            <text:p>676.9</text:p>
          </table:table-cell>
          <table:table-cell table:formula="of:=[.Q154]/[.H154]-1" office:value-type="float" office:value="-0.0132461442066769" calcext:value-type="float">
            <text:p>-0.013</text:p>
          </table:table-cell>
          <table:table-cell/>
          <table:table-cell table:formula="of:=INT([.Q154])+[$パラメータ.$B$2]" office:value-type="float" office:value="676" calcext:value-type="float">
            <text:p>676</text:p>
          </table:table-cell>
          <table:table-cell table:formula="of:=IF([.H154]&lt;[.T154]; [.T154]; &quot;&quot;)">
            <text:p/>
          </table:table-cell>
          <table:table-cell table:formula="of:=IF([.U154]&lt;&gt;&quot;&quot;; [.F154]; &quot;&quot;)">
            <text:p/>
          </table:table-cell>
          <table:table-cell table:formula="of:=IF([.V154]&lt;&gt;&quot;&quot;; [.V154]-[.U154]; &quot;&quot;)">
            <text:p/>
          </table:table-cell>
          <table:table-cell table:formula="of:=IF([.W154]&lt;&gt;&quot;&quot;; [.W154]/[.U154]; &quot;&quot;)">
            <text:p/>
          </table:table-cell>
        </table:table-row>
        <table:table-row table:style-name="ro1">
          <table:table-cell office:value-type="string" calcext:value-type="string">
            <text:p>2017-01-26</text:p>
          </table:table-cell>
          <table:table-cell office:value-type="float" office:value="674.1554" calcext:value-type="float">
            <text:p>674.2</text:p>
          </table:table-cell>
          <table:table-cell office:value-type="float" office:value="665.34106" calcext:value-type="float">
            <text:p>665.3</text:p>
          </table:table-cell>
          <table:table-cell office:value-type="float" office:value="660.36584" calcext:value-type="float">
            <text:p>660.4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B155]/[.I155]-1" office:value-type="float" office:value="-0.027192784992785" calcext:value-type="float">
            <text:p>-0.027</text:p>
          </table:table-cell>
          <table:table-cell table:formula="of:=[.C155]/[.F155]-1" office:value-type="float" office:value="-0.0454217216642755" calcext:value-type="float">
            <text:p>-0.045</text:p>
          </table:table-cell>
          <table:table-cell table:formula="of:=[.D155]/[.H155]-1" office:value-type="float" office:value="-0.0415590130624092" calcext:value-type="float">
            <text:p>-0.042</text:p>
          </table:table-cell>
          <table:table-cell/>
          <table:table-cell table:formula="of:=[.C155]*(1-[.K155])" office:value-type="float" office:value="683.433536391452" calcext:value-type="float">
            <text:p>683.4</text:p>
          </table:table-cell>
          <table:table-cell table:formula="of:=[.O155]/[.F155]-1" office:value-type="float" office:value="-0.0194640797827095" calcext:value-type="float">
            <text:p>-0.019</text:p>
          </table:table-cell>
          <table:table-cell table:formula="of:=[.D155]*(1-[.K155])" office:value-type="float" office:value="678.3230263037" calcext:value-type="float">
            <text:p>678.3</text:p>
          </table:table-cell>
          <table:table-cell table:formula="of:=[.Q155]/[.H155]-1" office:value-type="float" office:value="-0.0154963333763427" calcext:value-type="float">
            <text:p>-0.015</text:p>
          </table:table-cell>
          <table:table-cell/>
          <table:table-cell table:formula="of:=INT([.Q155])+[$パラメータ.$B$2]" office:value-type="float" office:value="678" calcext:value-type="float">
            <text:p>678</text:p>
          </table:table-cell>
          <table:table-cell table:formula="of:=IF([.H155]&lt;[.T155]; [.T155]; &quot;&quot;)">
            <text:p/>
          </table:table-cell>
          <table:table-cell table:formula="of:=IF([.U155]&lt;&gt;&quot;&quot;; [.F155]; &quot;&quot;)">
            <text:p/>
          </table:table-cell>
          <table:table-cell table:formula="of:=IF([.V155]&lt;&gt;&quot;&quot;; [.V155]-[.U155]; &quot;&quot;)">
            <text:p/>
          </table:table-cell>
          <table:table-cell table:formula="of:=IF([.W155]&lt;&gt;&quot;&quot;; [.W155]/[.U155]; &quot;&quot;)">
            <text:p/>
          </table:table-cell>
        </table:table-row>
        <table:table-row table:style-name="ro1">
          <table:table-cell office:value-type="string" calcext:value-type="string">
            <text:p>2017-01-27</text:p>
          </table:table-cell>
          <table:table-cell office:value-type="float" office:value="679.06036" calcext:value-type="float">
            <text:p>679.1</text:p>
          </table:table-cell>
          <table:table-cell office:value-type="float" office:value="670.1862" calcext:value-type="float">
            <text:p>670.2</text:p>
          </table:table-cell>
          <table:table-cell office:value-type="float" office:value="665.2419" calcext:value-type="float">
            <text:p>665.2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[.B156]/[.I156]-1" office:value-type="float" office:value="-0.0285259513590845" calcext:value-type="float">
            <text:p>-0.029</text:p>
          </table:table-cell>
          <table:table-cell table:formula="of:=[.C156]/[.F156]-1" office:value-type="float" office:value="-0.0343138328530259" calcext:value-type="float">
            <text:p>-0.034</text:p>
          </table:table-cell>
          <table:table-cell table:formula="of:=[.D156]/[.H156]-1" office:value-type="float" office:value="-0.0344820029027576" calcext:value-type="float">
            <text:p>-0.034</text:p>
          </table:table-cell>
          <table:table-cell/>
          <table:table-cell table:formula="of:=[.C156]*(1-[.K156])" office:value-type="float" office:value="689.30389894273" calcext:value-type="float">
            <text:p>689.3</text:p>
          </table:table-cell>
          <table:table-cell table:formula="of:=[.O156]/[.F156]-1" office:value-type="float" office:value="-0.00676671622085057" calcext:value-type="float">
            <text:p>-0.007</text:p>
          </table:table-cell>
          <table:table-cell table:formula="of:=[.D156]*(1-[.K156])" office:value-type="float" office:value="684.218558081425" calcext:value-type="float">
            <text:p>684.2</text:p>
          </table:table-cell>
          <table:table-cell table:formula="of:=[.Q156]/[.H156]-1" office:value-type="float" office:value="-0.00693968348124108" calcext:value-type="float">
            <text:p>-0.007</text:p>
          </table:table-cell>
          <table:table-cell/>
          <table:table-cell table:formula="of:=INT([.Q156])+[$パラメータ.$B$2]" office:value-type="float" office:value="684" calcext:value-type="float">
            <text:p>684</text:p>
          </table:table-cell>
          <table:table-cell table:formula="of:=IF([.H156]&lt;[.T156]; [.T156]; &quot;&quot;)">
            <text:p/>
          </table:table-cell>
          <table:table-cell table:formula="of:=IF([.U156]&lt;&gt;&quot;&quot;; [.F156]; &quot;&quot;)">
            <text:p/>
          </table:table-cell>
          <table:table-cell table:formula="of:=IF([.V156]&lt;&gt;&quot;&quot;; [.V156]-[.U156]; &quot;&quot;)">
            <text:p/>
          </table:table-cell>
          <table:table-cell table:formula="of:=IF([.W156]&lt;&gt;&quot;&quot;; [.W156]/[.U156]; &quot;&quot;)">
            <text:p/>
          </table:table-cell>
        </table:table-row>
        <table:table-row table:style-name="ro1">
          <table:table-cell office:value-type="string" calcext:value-type="string">
            <text:p>2017-01-30</text:p>
          </table:table-cell>
          <table:table-cell office:value-type="float" office:value="679.745" calcext:value-type="float">
            <text:p>679.7</text:p>
          </table:table-cell>
          <table:table-cell office:value-type="float" office:value="670.91644" calcext:value-type="float">
            <text:p>670.9</text:p>
          </table:table-cell>
          <table:table-cell office:value-type="float" office:value="665.9828" calcext:value-type="float">
            <text:p>666.0</text:p>
          </table:table-cell>
          <table:table-cell/>
          <table:table-cell table:number-columns-repeated="2"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B157]/[.I157]-1" office:value-type="float" office:value="-0.0119985465116279" calcext:value-type="float">
            <text:p>-0.012</text:p>
          </table:table-cell>
          <table:table-cell table:formula="of:=[.C157]/[.F157]-1" office:value-type="float" office:value="-0.029064486251809" calcext:value-type="float">
            <text:p>-0.029</text:p>
          </table:table-cell>
          <table:table-cell table:formula="of:=[.D157]/[.H157]-1" office:value-type="float" office:value="-0.0305927219796216" calcext:value-type="float">
            <text:p>-0.031</text:p>
          </table:table-cell>
          <table:table-cell/>
          <table:table-cell table:formula="of:=[.C157]*(1-[.K157])" office:value-type="float" office:value="678.966462110756" calcext:value-type="float">
            <text:p>679.0</text:p>
          </table:table-cell>
          <table:table-cell table:formula="of:=[.O157]/[.F157]-1" office:value-type="float" office:value="-0.0174146713303101" calcext:value-type="float">
            <text:p>-0.017</text:p>
          </table:table-cell>
          <table:table-cell table:formula="of:=[.D157]*(1-[.K157])" office:value-type="float" office:value="673.973625601744" calcext:value-type="float">
            <text:p>674.0</text:p>
          </table:table-cell>
          <table:table-cell table:formula="of:=[.Q157]/[.H157]-1" office:value-type="float" office:value="-0.0189612436655835" calcext:value-type="float">
            <text:p>-0.019</text:p>
          </table:table-cell>
          <table:table-cell/>
          <table:table-cell table:formula="of:=INT([.Q157])+[$パラメータ.$B$2]" office:value-type="float" office:value="673" calcext:value-type="float">
            <text:p>673</text:p>
          </table:table-cell>
          <table:table-cell table:formula="of:=IF([.H157]&lt;[.T157]; [.T157]; &quot;&quot;)">
            <text:p/>
          </table:table-cell>
          <table:table-cell table:formula="of:=IF([.U157]&lt;&gt;&quot;&quot;; [.F157]; &quot;&quot;)">
            <text:p/>
          </table:table-cell>
          <table:table-cell table:formula="of:=IF([.V157]&lt;&gt;&quot;&quot;; [.V157]-[.U157]; &quot;&quot;)">
            <text:p/>
          </table:table-cell>
          <table:table-cell table:formula="of:=IF([.W157]&lt;&gt;&quot;&quot;; [.W157]/[.U157]; &quot;&quot;)">
            <text:p/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float" office:value="673.74896" calcext:value-type="float">
            <text:p>673.7</text:p>
          </table:table-cell>
          <table:table-cell office:value-type="float" office:value="664.6941" calcext:value-type="float">
            <text:p>664.7</text:p>
          </table:table-cell>
          <table:table-cell office:value-type="float" office:value="660.07806" calcext:value-type="float">
            <text:p>660.1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73" calcext:value-type="float">
            <text:p>673</text:p>
          </table:table-cell>
          <table:table-cell office:value-type="float" office:value="654" calcext:value-type="float">
            <text:p>654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158]/[.I158]-1" office:value-type="float" office:value="0.0131563308270677" calcext:value-type="float">
            <text:p>0.013</text:p>
          </table:table-cell>
          <table:table-cell table:formula="of:=[.C158]/[.F158]-1" office:value-type="float" office:value="0.0101734042553192" calcext:value-type="float">
            <text:p>0.010</text:p>
          </table:table-cell>
          <table:table-cell table:formula="of:=[.D158]/[.H158]-1" office:value-type="float" office:value="0.00929366972477075" calcext:value-type="float">
            <text:p>0.009</text:p>
          </table:table-cell>
          <table:table-cell/>
          <table:table-cell table:formula="of:=[.C158]*(1-[.K158])" office:value-type="float" office:value="655.9491645216" calcext:value-type="float">
            <text:p>655.9</text:p>
          </table:table-cell>
          <table:table-cell table:formula="of:=[.O158]/[.F158]-1" office:value-type="float" office:value="-0.00311677124376908" calcext:value-type="float">
            <text:p>-0.003</text:p>
          </table:table-cell>
          <table:table-cell table:formula="of:=[.D158]*(1-[.K158])" office:value-type="float" office:value="651.393854670951" calcext:value-type="float">
            <text:p>651.4</text:p>
          </table:table-cell>
          <table:table-cell table:formula="of:=[.Q158]/[.H158]-1" office:value-type="float" office:value="-0.00398493169579361" calcext:value-type="float">
            <text:p>-0.004</text:p>
          </table:table-cell>
          <table:table-cell/>
          <table:table-cell table:formula="of:=INT([.Q158])+[$パラメータ.$B$2]" office:value-type="float" office:value="651" calcext:value-type="float">
            <text:p>651</text:p>
          </table:table-cell>
          <table:table-cell table:formula="of:=IF([.H158]&lt;[.T158]; [.T158]; &quot;&quot;)">
            <text:p/>
          </table:table-cell>
          <table:table-cell table:formula="of:=IF([.U158]&lt;&gt;&quot;&quot;; [.F158]; &quot;&quot;)">
            <text:p/>
          </table:table-cell>
          <table:table-cell table:formula="of:=IF([.V158]&lt;&gt;&quot;&quot;; [.V158]-[.U158]; &quot;&quot;)">
            <text:p/>
          </table:table-cell>
          <table:table-cell table:formula="of:=IF([.W158]&lt;&gt;&quot;&quot;; [.W158]/[.U158]; &quot;&quot;)">
            <text:p/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 office:value-type="float" office:value="628.7969" calcext:value-type="float">
            <text:p>628.8</text:p>
          </table:table-cell>
          <table:table-cell office:value-type="float" office:value="622.39545" calcext:value-type="float">
            <text:p>622.4</text:p>
          </table:table-cell>
          <table:table-cell office:value-type="float" office:value="616.1841" calcext:value-type="float">
            <text:p>616.2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693" calcext:value-type="float">
            <text:p>693</text:p>
          </table:table-cell>
          <table:table-cell office:value-type="float" office:value="681" calcext:value-type="float">
            <text:p>681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B159]/[.I159]-1" office:value-type="float" office:value="-0.0887001449275362" calcext:value-type="float">
            <text:p>-0.089</text:p>
          </table:table-cell>
          <table:table-cell table:formula="of:=[.C159]/[.F159]-1" office:value-type="float" office:value="-0.092718002915452" calcext:value-type="float">
            <text:p>-0.093</text:p>
          </table:table-cell>
          <table:table-cell table:formula="of:=[.D159]/[.H159]-1" office:value-type="float" office:value="-0.0951775330396477" calcext:value-type="float">
            <text:p>-0.095</text:p>
          </table:table-cell>
          <table:table-cell/>
          <table:table-cell table:formula="of:=[.C159]*(1-[.K159])" office:value-type="float" office:value="677.602016617239" calcext:value-type="float">
            <text:p>677.6</text:p>
          </table:table-cell>
          <table:table-cell table:formula="of:=[.O159]/[.F159]-1" office:value-type="float" office:value="-0.0122419582839081" calcext:value-type="float">
            <text:p>-0.012</text:p>
          </table:table-cell>
          <table:table-cell table:formula="of:=[.D159]*(1-[.K159])" office:value-type="float" office:value="670.839718972043" calcext:value-type="float">
            <text:p>670.8</text:p>
          </table:table-cell>
          <table:table-cell table:formula="of:=[.Q159]/[.H159]-1" office:value-type="float" office:value="-0.0149196490865735" calcext:value-type="float">
            <text:p>-0.015</text:p>
          </table:table-cell>
          <table:table-cell/>
          <table:table-cell table:formula="of:=INT([.Q159])+[$パラメータ.$B$2]" office:value-type="float" office:value="670" calcext:value-type="float">
            <text:p>670</text:p>
          </table:table-cell>
          <table:table-cell table:formula="of:=IF([.H159]&lt;[.T159]; [.T159]; &quot;&quot;)">
            <text:p/>
          </table:table-cell>
          <table:table-cell table:formula="of:=IF([.U159]&lt;&gt;&quot;&quot;; [.F159]; &quot;&quot;)">
            <text:p/>
          </table:table-cell>
          <table:table-cell table:formula="of:=IF([.V159]&lt;&gt;&quot;&quot;; [.V159]-[.U159]; &quot;&quot;)">
            <text:p/>
          </table:table-cell>
          <table:table-cell table:formula="of:=IF([.W159]&lt;&gt;&quot;&quot;; [.W159]/[.U159]; &quot;&quot;)">
            <text:p/>
          </table:table-cell>
        </table:table-row>
        <table:table-row table:style-name="ro1">
          <table:table-cell office:value-type="string" calcext:value-type="string">
            <text:p>2017-02-02</text:p>
          </table:table-cell>
          <table:table-cell office:value-type="float" office:value="698.09515" calcext:value-type="float">
            <text:p>698.1</text:p>
          </table:table-cell>
          <table:table-cell office:value-type="float" office:value="690.6028" calcext:value-type="float">
            <text:p>690.6</text:p>
          </table:table-cell>
          <table:table-cell office:value-type="float" office:value="685.80115" calcext:value-type="float">
            <text:p>685.8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692" calcext:value-type="float">
            <text:p>692</text:p>
          </table:table-cell>
          <table:table-cell office:value-type="float" office:value="676" calcext:value-type="float">
            <text:p>676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[.B160]/[.I160]-1" office:value-type="float" office:value="0.00880802023121396" calcext:value-type="float">
            <text:p>0.009</text:p>
          </table:table-cell>
          <table:table-cell table:formula="of:=[.C160]/[.F160]-1" office:value-type="float" office:value="0.0185882005899705" calcext:value-type="float">
            <text:p>0.019</text:p>
          </table:table-cell>
          <table:table-cell table:formula="of:=[.D160]/[.H160]-1" office:value-type="float" office:value="0.0144987426035503" calcext:value-type="float">
            <text:p>0.014</text:p>
          </table:table-cell>
          <table:table-cell/>
          <table:table-cell table:formula="of:=[.C160]*(1-[.K160])" office:value-type="float" office:value="684.519956565867" calcext:value-type="float">
            <text:p>684.5</text:p>
          </table:table-cell>
          <table:table-cell table:formula="of:=[.O160]/[.F160]-1" office:value-type="float" office:value="0.00961645511189824" calcext:value-type="float">
            <text:p>0.010</text:p>
          </table:table-cell>
          <table:table-cell table:formula="of:=[.D160]*(1-[.K160])" office:value-type="float" office:value="679.76059959621" calcext:value-type="float">
            <text:p>679.8</text:p>
          </table:table-cell>
          <table:table-cell table:formula="of:=[.Q160]/[.H160]-1" office:value-type="float" office:value="0.00556301715415719" calcext:value-type="float">
            <text:p>0.006</text:p>
          </table:table-cell>
          <table:table-cell/>
          <table:table-cell table:formula="of:=INT([.Q160])+[$パラメータ.$B$2]" office:value-type="float" office:value="679" calcext:value-type="float">
            <text:p>679</text:p>
          </table:table-cell>
          <table:table-cell table:formula="of:=IF([.H160]&lt;[.T160]; [.T160]; &quot;&quot;)" office:value-type="float" office:value="679" calcext:value-type="float">
            <text:p>679</text:p>
          </table:table-cell>
          <table:table-cell table:formula="of:=IF([.U160]&lt;&gt;&quot;&quot;; [.F160]; &quot;&quot;)" office:value-type="float" office:value="678" calcext:value-type="float">
            <text:p>678</text:p>
          </table:table-cell>
          <table:table-cell table:formula="of:=IF([.V160]&lt;&gt;&quot;&quot;; [.V160]-[.U160]; &quot;&quot;)" office:value-type="float" office:value="-1" calcext:value-type="float">
            <text:p>-1</text:p>
          </table:table-cell>
          <table:table-cell table:formula="of:=IF([.W160]&lt;&gt;&quot;&quot;; [.W160]/[.U160]; &quot;&quot;)" office:value-type="float" office:value="-0.00147275405007364" calcext:value-type="float">
            <text:p>-0.001</text:p>
          </table:table-cell>
        </table:table-row>
        <table:table-row table:style-name="ro1">
          <table:table-cell office:value-type="string" calcext:value-type="string">
            <text:p>2017-02-03</text:p>
          </table:table-cell>
          <table:table-cell office:value-type="float" office:value="672.65466" calcext:value-type="float">
            <text:p>672.7</text:p>
          </table:table-cell>
          <table:table-cell office:value-type="float" office:value="664.92053" calcext:value-type="float">
            <text:p>664.9</text:p>
          </table:table-cell>
          <table:table-cell office:value-type="float" office:value="660.7814" calcext:value-type="float">
            <text:p>660.8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85" calcext:value-type="float">
            <text:p>685</text:p>
          </table:table-cell>
          <table:table-cell office:value-type="float" office:value="672" calcext:value-type="float">
            <text:p>672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B161]/[.I161]-1" office:value-type="float" office:value="-0.0122545374449339" calcext:value-type="float">
            <text:p>-0.012</text:p>
          </table:table-cell>
          <table:table-cell table:formula="of:=[.C161]/[.F161]-1" office:value-type="float" office:value="-0.0163897485207101" calcext:value-type="float">
            <text:p>-0.016</text:p>
          </table:table-cell>
          <table:table-cell table:formula="of:=[.D161]/[.H161]-1" office:value-type="float" office:value="-0.0166943452380953" calcext:value-type="float">
            <text:p>-0.017</text:p>
          </table:table-cell>
          <table:table-cell/>
          <table:table-cell table:formula="of:=[.C161]*(1-[.K161])" office:value-type="float" office:value="673.06882353279" calcext:value-type="float">
            <text:p>673.1</text:p>
          </table:table-cell>
          <table:table-cell table:formula="of:=[.O161]/[.F161]-1" office:value-type="float" office:value="-0.00433605986273633" calcext:value-type="float">
            <text:p>-0.004</text:p>
          </table:table-cell>
          <table:table-cell table:formula="of:=[.D161]*(1-[.K161])" office:value-type="float" office:value="668.878970409216" calcext:value-type="float">
            <text:p>668.9</text:p>
          </table:table-cell>
          <table:table-cell table:formula="of:=[.Q161]/[.H161]-1" office:value-type="float" office:value="-0.00464438927200039" calcext:value-type="float">
            <text:p>-0.005</text:p>
          </table:table-cell>
          <table:table-cell/>
          <table:table-cell table:formula="of:=INT([.Q161])+[$パラメータ.$B$2]" office:value-type="float" office:value="668" calcext:value-type="float">
            <text:p>668</text:p>
          </table:table-cell>
          <table:table-cell table:formula="of:=IF([.H161]&lt;[.T161]; [.T161]; &quot;&quot;)">
            <text:p/>
          </table:table-cell>
          <table:table-cell table:formula="of:=IF([.U161]&lt;&gt;&quot;&quot;; [.F161]; &quot;&quot;)">
            <text:p/>
          </table:table-cell>
          <table:table-cell table:formula="of:=IF([.V161]&lt;&gt;&quot;&quot;; [.V161]-[.U161]; &quot;&quot;)">
            <text:p/>
          </table:table-cell>
          <table:table-cell table:formula="of:=IF([.W161]&lt;&gt;&quot;&quot;; [.W161]/[.U161]; &quot;&quot;)">
            <text:p/>
          </table:table-cell>
        </table:table-row>
        <table:table-row table:style-name="ro1">
          <table:table-cell office:value-type="string" calcext:value-type="string">
            <text:p>2017-02-06</text:p>
          </table:table-cell>
          <table:table-cell office:value-type="float" office:value="668.10925" calcext:value-type="float">
            <text:p>668.1</text:p>
          </table:table-cell>
          <table:table-cell office:value-type="float" office:value="661.2859" calcext:value-type="float">
            <text:p>661.3</text:p>
          </table:table-cell>
          <table:table-cell office:value-type="float" office:value="656.2385" calcext:value-type="float">
            <text:p>656.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678" calcext:value-type="float">
            <text:p>678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[.B162]/[.I162]-1" office:value-type="float" office:value="-0.0232320906432749" calcext:value-type="float">
            <text:p>-0.023</text:p>
          </table:table-cell>
          <table:table-cell table:formula="of:=[.C162]/[.F162]-1" office:value-type="float" office:value="-0.0317922401171303" calcext:value-type="float">
            <text:p>-0.032</text:p>
          </table:table-cell>
          <table:table-cell table:formula="of:=[.D162]/[.H162]-1" office:value-type="float" office:value="-0.0320966076696164" calcext:value-type="float">
            <text:p>-0.032</text:p>
          </table:table-cell>
          <table:table-cell/>
          <table:table-cell table:formula="of:=[.C162]*(1-[.K162])" office:value-type="float" office:value="676.648953969919" calcext:value-type="float">
            <text:p>676.6</text:p>
          </table:table-cell>
          <table:table-cell table:formula="of:=[.O162]/[.F162]-1" office:value-type="float" office:value="-0.00929874967800959" calcext:value-type="float">
            <text:p>-0.009</text:p>
          </table:table-cell>
          <table:table-cell table:formula="of:=[.D162]*(1-[.K162])" office:value-type="float" office:value="671.484292315607" calcext:value-type="float">
            <text:p>671.5</text:p>
          </table:table-cell>
          <table:table-cell table:formula="of:=[.Q162]/[.H162]-1" office:value-type="float" office:value="-0.00961018832506388" calcext:value-type="float">
            <text:p>-0.010</text:p>
          </table:table-cell>
          <table:table-cell/>
          <table:table-cell table:formula="of:=INT([.Q162])+[$パラメータ.$B$2]" office:value-type="float" office:value="671" calcext:value-type="float">
            <text:p>671</text:p>
          </table:table-cell>
          <table:table-cell table:formula="of:=IF([.H162]&lt;[.T162]; [.T162]; &quot;&quot;)">
            <text:p/>
          </table:table-cell>
          <table:table-cell table:formula="of:=IF([.U162]&lt;&gt;&quot;&quot;; [.F162]; &quot;&quot;)">
            <text:p/>
          </table:table-cell>
          <table:table-cell table:formula="of:=IF([.V162]&lt;&gt;&quot;&quot;; [.V162]-[.U162]; &quot;&quot;)">
            <text:p/>
          </table:table-cell>
          <table:table-cell table:formula="of:=IF([.W162]&lt;&gt;&quot;&quot;; [.W162]/[.U162]; &quot;&quot;)">
            <text:p/>
          </table:table-cell>
        </table:table-row>
        <table:table-row table:style-name="ro1">
          <table:table-cell office:value-type="string" calcext:value-type="string">
            <text:p>2017-02-07</text:p>
          </table:table-cell>
          <table:table-cell office:value-type="float" office:value="667.8353" calcext:value-type="float">
            <text:p>667.8</text:p>
          </table:table-cell>
          <table:table-cell office:value-type="float" office:value="660.64545" calcext:value-type="float">
            <text:p>660.6</text:p>
          </table:table-cell>
          <table:table-cell office:value-type="float" office:value="655.45447" calcext:value-type="float">
            <text:p>655.5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82" calcext:value-type="float">
            <text:p>682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163]/[.I163]-1" office:value-type="float" office:value="-0.00914643916913949" calcext:value-type="float">
            <text:p>-0.009</text:p>
          </table:table-cell>
          <table:table-cell table:formula="of:=[.C163]/[.F163]-1" office:value-type="float" office:value="-0.0241573855243723" calcext:value-type="float">
            <text:p>-0.024</text:p>
          </table:table-cell>
          <table:table-cell table:formula="of:=[.D163]/[.H163]-1" office:value-type="float" office:value="-0.0231677049180328" calcext:value-type="float">
            <text:p>-0.023</text:p>
          </table:table-cell>
          <table:table-cell/>
          <table:table-cell table:formula="of:=[.C163]*(1-[.K163])" office:value-type="float" office:value="666.688003420794" calcext:value-type="float">
            <text:p>666.7</text:p>
          </table:table-cell>
          <table:table-cell table:formula="of:=[.O163]/[.F163]-1" office:value-type="float" office:value="-0.0152319004124167" calcext:value-type="float">
            <text:p>-0.015</text:p>
          </table:table-cell>
          <table:table-cell table:formula="of:=[.D163]*(1-[.K163])" office:value-type="float" office:value="661.449544437996" calcext:value-type="float">
            <text:p>661.4</text:p>
          </table:table-cell>
          <table:table-cell table:formula="of:=[.Q163]/[.H163]-1" office:value-type="float" office:value="-0.0142331677526145" calcext:value-type="float">
            <text:p>-0.014</text:p>
          </table:table-cell>
          <table:table-cell/>
          <table:table-cell table:formula="of:=INT([.Q163])+[$パラメータ.$B$2]" office:value-type="float" office:value="661" calcext:value-type="float">
            <text:p>661</text:p>
          </table:table-cell>
          <table:table-cell table:formula="of:=IF([.H163]&lt;[.T163]; [.T163]; &quot;&quot;)">
            <text:p/>
          </table:table-cell>
          <table:table-cell table:formula="of:=IF([.U163]&lt;&gt;&quot;&quot;; [.F163]; &quot;&quot;)">
            <text:p/>
          </table:table-cell>
          <table:table-cell table:formula="of:=IF([.V163]&lt;&gt;&quot;&quot;; [.V163]-[.U163]; &quot;&quot;)">
            <text:p/>
          </table:table-cell>
          <table:table-cell table:formula="of:=IF([.W163]&lt;&gt;&quot;&quot;; [.W163]/[.U163]; &quot;&quot;)">
            <text:p/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float" office:value="664.21985" calcext:value-type="float">
            <text:p>664.2</text:p>
          </table:table-cell>
          <table:table-cell office:value-type="float" office:value="657.03265" calcext:value-type="float">
            <text:p>657.0</text:p>
          </table:table-cell>
          <table:table-cell office:value-type="float" office:value="651.77106" calcext:value-type="float">
            <text:p>651.8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68" calcext:value-type="float">
            <text:p>668</text:p>
          </table:table-cell>
          <table:table-cell office:value-type="float" office:value="645" calcext:value-type="float">
            <text:p>645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B164]/[.I164]-1" office:value-type="float" office:value="0.00487118003025722" calcext:value-type="float">
            <text:p>0.005</text:p>
          </table:table-cell>
          <table:table-cell table:formula="of:=[.C164]/[.F164]-1" office:value-type="float" office:value="0.00926674347158207" calcext:value-type="float">
            <text:p>0.009</text:p>
          </table:table-cell>
          <table:table-cell table:formula="of:=[.D164]/[.H164]-1" office:value-type="float" office:value="0.0104977674418605" calcext:value-type="float">
            <text:p>0.010</text:p>
          </table:table-cell>
          <table:table-cell/>
          <table:table-cell table:formula="of:=[.C164]*(1-[.K164])" office:value-type="float" office:value="653.832125676093" calcext:value-type="float">
            <text:p>653.8</text:p>
          </table:table-cell>
          <table:table-cell table:formula="of:=[.O164]/[.F164]-1" office:value-type="float" office:value="0.00435042346558068" calcext:value-type="float">
            <text:p>0.004</text:p>
          </table:table-cell>
          <table:table-cell table:formula="of:=[.D164]*(1-[.K164])" office:value-type="float" office:value="648.596165828228" calcext:value-type="float">
            <text:p>648.6</text:p>
          </table:table-cell>
          <table:table-cell table:formula="of:=[.Q164]/[.H164]-1" office:value-type="float" office:value="0.00557545089647826" calcext:value-type="float">
            <text:p>0.006</text:p>
          </table:table-cell>
          <table:table-cell/>
          <table:table-cell table:formula="of:=INT([.Q164])+[$パラメータ.$B$2]" office:value-type="float" office:value="648" calcext:value-type="float">
            <text:p>648</text:p>
          </table:table-cell>
          <table:table-cell table:formula="of:=IF([.H164]&lt;[.T164]; [.T164]; &quot;&quot;)" office:value-type="float" office:value="648" calcext:value-type="float">
            <text:p>648</text:p>
          </table:table-cell>
          <table:table-cell table:formula="of:=IF([.U164]&lt;&gt;&quot;&quot;; [.F164]; &quot;&quot;)" office:value-type="float" office:value="651" calcext:value-type="float">
            <text:p>651</text:p>
          </table:table-cell>
          <table:table-cell table:formula="of:=IF([.V164]&lt;&gt;&quot;&quot;; [.V164]-[.U164]; &quot;&quot;)" office:value-type="float" office:value="3" calcext:value-type="float">
            <text:p>3</text:p>
          </table:table-cell>
          <table:table-cell table:formula="of:=IF([.W164]&lt;&gt;&quot;&quot;; [.W164]/[.U164]; &quot;&quot;)" office:value-type="float" office:value="0.00462962962962963" calcext:value-type="float">
            <text:p>0.005</text:p>
          </table:table-cell>
        </table:table-row>
        <table:table-row table:style-name="ro1">
          <table:table-cell office:value-type="string" calcext:value-type="string">
            <text:p>2017-02-09</text:p>
          </table:table-cell>
          <table:table-cell office:value-type="float" office:value="642.3897" calcext:value-type="float">
            <text:p>642.4</text:p>
          </table:table-cell>
          <table:table-cell office:value-type="float" office:value="635.1594" calcext:value-type="float">
            <text:p>635.2</text:p>
          </table:table-cell>
          <table:table-cell office:value-type="float" office:value="628.9767" calcext:value-type="float">
            <text:p>629.0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B165]/[.I165]-1" office:value-type="float" office:value="0.0116373228346456" calcext:value-type="float">
            <text:p>0.012</text:p>
          </table:table-cell>
          <table:table-cell table:formula="of:=[.C165]/[.F165]-1" office:value-type="float" office:value="0.00182870662460566" calcext:value-type="float">
            <text:p>0.002</text:p>
          </table:table-cell>
          <table:table-cell table:formula="of:=[.D165]/[.H165]-1" office:value-type="float" office:value="-0.00478370253164551" calcext:value-type="float">
            <text:p>-0.005</text:p>
          </table:table-cell>
          <table:table-cell/>
          <table:table-cell table:formula="of:=[.C165]*(1-[.K165])" office:value-type="float" office:value="627.76784501074" calcext:value-type="float">
            <text:p>627.8</text:p>
          </table:table-cell>
          <table:table-cell table:formula="of:=[.O165]/[.F165]-1" office:value-type="float" office:value="-0.00982989745940033" calcext:value-type="float">
            <text:p>-0.010</text:p>
          </table:table-cell>
          <table:table-cell table:formula="of:=[.D165]*(1-[.K165])" office:value-type="float" office:value="621.65709508663" calcext:value-type="float">
            <text:p>621.7</text:p>
          </table:table-cell>
          <table:table-cell table:formula="of:=[.Q165]/[.H165]-1" office:value-type="float" office:value="-0.0163653558755853" calcext:value-type="float">
            <text:p>-0.016</text:p>
          </table:table-cell>
          <table:table-cell/>
          <table:table-cell table:formula="of:=INT([.Q165])+[$パラメータ.$B$2]" office:value-type="float" office:value="621" calcext:value-type="float">
            <text:p>621</text:p>
          </table:table-cell>
          <table:table-cell table:formula="of:=IF([.H165]&lt;[.T165]; [.T165]; &quot;&quot;)">
            <text:p/>
          </table:table-cell>
          <table:table-cell table:formula="of:=IF([.U165]&lt;&gt;&quot;&quot;; [.F165]; &quot;&quot;)">
            <text:p/>
          </table:table-cell>
          <table:table-cell table:formula="of:=IF([.V165]&lt;&gt;&quot;&quot;; [.V165]-[.U165]; &quot;&quot;)">
            <text:p/>
          </table:table-cell>
          <table:table-cell table:formula="of:=IF([.W165]&lt;&gt;&quot;&quot;; [.W165]/[.U165]; &quot;&quot;)">
            <text:p/>
          </table:table-cell>
        </table:table-row>
        <table:table-row table:style-name="ro1">
          <table:table-cell office:value-type="string" calcext:value-type="string">
            <text:p>2017-02-10</text:p>
          </table:table-cell>
          <table:table-cell office:value-type="float" office:value="627.72296" calcext:value-type="float">
            <text:p>627.7</text:p>
          </table:table-cell>
          <table:table-cell office:value-type="float" office:value="621.27325" calcext:value-type="float">
            <text:p>621.3</text:p>
          </table:table-cell>
          <table:table-cell office:value-type="float" office:value="614.3584" calcext:value-type="float">
            <text:p>614.4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38" calcext:value-type="float">
            <text:p>638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B166]/[.I166]-1" office:value-type="float" office:value="-0.0252749068322983" calcext:value-type="float">
            <text:p>-0.025</text:p>
          </table:table-cell>
          <table:table-cell table:formula="of:=[.C166]/[.F166]-1" office:value-type="float" office:value="-0.0397631375579599" calcext:value-type="float">
            <text:p>-0.040</text:p>
          </table:table-cell>
          <table:table-cell table:formula="of:=[.D166]/[.H166]-1" office:value-type="float" office:value="-0.0370557993730408" calcext:value-type="float">
            <text:p>-0.037</text:p>
          </table:table-cell>
          <table:table-cell/>
          <table:table-cell table:formula="of:=[.C166]*(1-[.K166])" office:value-type="float" office:value="636.975873511149" calcext:value-type="float">
            <text:p>637.0</text:p>
          </table:table-cell>
          <table:table-cell table:formula="of:=[.O166]/[.F166]-1" office:value-type="float" office:value="-0.015493240322799" calcext:value-type="float">
            <text:p>-0.015</text:p>
          </table:table-cell>
          <table:table-cell table:formula="of:=[.D166]*(1-[.K166])" office:value-type="float" office:value="629.88625132164" calcext:value-type="float">
            <text:p>629.9</text:p>
          </table:table-cell>
          <table:table-cell table:formula="of:=[.Q166]/[.H166]-1" office:value-type="float" office:value="-0.0127174744174926" calcext:value-type="float">
            <text:p>-0.013</text:p>
          </table:table-cell>
          <table:table-cell/>
          <table:table-cell table:formula="of:=INT([.Q166])+[$パラメータ.$B$2]" office:value-type="float" office:value="629" calcext:value-type="float">
            <text:p>629</text:p>
          </table:table-cell>
          <table:table-cell table:formula="of:=IF([.H166]&lt;[.T166]; [.T166]; &quot;&quot;)">
            <text:p/>
          </table:table-cell>
          <table:table-cell table:formula="of:=IF([.U166]&lt;&gt;&quot;&quot;; [.F166]; &quot;&quot;)">
            <text:p/>
          </table:table-cell>
          <table:table-cell table:formula="of:=IF([.V166]&lt;&gt;&quot;&quot;; [.V166]-[.U166]; &quot;&quot;)">
            <text:p/>
          </table:table-cell>
          <table:table-cell table:formula="of:=IF([.W166]&lt;&gt;&quot;&quot;; [.W166]/[.U166]; &quot;&quot;)">
            <text:p/>
          </table:table-cell>
        </table:table-row>
        <table:table-row table:style-name="ro1">
          <table:table-cell office:value-type="string" calcext:value-type="string">
            <text:p>2017-02-13</text:p>
          </table:table-cell>
          <table:table-cell office:value-type="float" office:value="644.439" calcext:value-type="float">
            <text:p>644.4</text:p>
          </table:table-cell>
          <table:table-cell office:value-type="float" office:value="638.3095" calcext:value-type="float">
            <text:p>638.3</text:p>
          </table:table-cell>
          <table:table-cell office:value-type="float" office:value="631.84393" calcext:value-type="float">
            <text:p>631.8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652" calcext:value-type="float">
            <text:p>652</text:p>
          </table:table-cell>
          <table:table-cell office:value-type="float" office:value="630" calcext:value-type="float">
            <text:p>63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B167]/[.I167]-1" office:value-type="float" office:value="-0.00702773497688758" calcext:value-type="float">
            <text:p>-0.007</text:p>
          </table:table-cell>
          <table:table-cell table:formula="of:=[.C167]/[.F167]-1" office:value-type="float" office:value="-0.0164722650231125" calcext:value-type="float">
            <text:p>-0.016</text:p>
          </table:table-cell>
          <table:table-cell table:formula="of:=[.D167]/[.H167]-1" office:value-type="float" office:value="0.00292687301587291" calcext:value-type="float">
            <text:p>0.003</text:p>
          </table:table-cell>
          <table:table-cell/>
          <table:table-cell table:formula="of:=[.C167]*(1-[.K167])" office:value-type="float" office:value="642.79536999923" calcext:value-type="float">
            <text:p>642.8</text:p>
          </table:table-cell>
          <table:table-cell table:formula="of:=[.O167]/[.F167]-1" office:value-type="float" office:value="-0.00956029275927628" calcext:value-type="float">
            <text:p>-0.010</text:p>
          </table:table-cell>
          <table:table-cell table:formula="of:=[.D167]*(1-[.K167])" office:value-type="float" office:value="636.284361686795" calcext:value-type="float">
            <text:p>636.3</text:p>
          </table:table-cell>
          <table:table-cell table:formula="of:=[.Q167]/[.H167]-1" office:value-type="float" office:value="0.00997517728062713" calcext:value-type="float">
            <text:p>0.010</text:p>
          </table:table-cell>
          <table:table-cell/>
          <table:table-cell table:formula="of:=INT([.Q167])+[$パラメータ.$B$2]" office:value-type="float" office:value="636" calcext:value-type="float">
            <text:p>636</text:p>
          </table:table-cell>
          <table:table-cell table:formula="of:=IF([.H167]&lt;[.T167]; [.T167]; &quot;&quot;)" office:value-type="float" office:value="636" calcext:value-type="float">
            <text:p>636</text:p>
          </table:table-cell>
          <table:table-cell table:formula="of:=IF([.U167]&lt;&gt;&quot;&quot;; [.F167]; &quot;&quot;)" office:value-type="float" office:value="649" calcext:value-type="float">
            <text:p>649</text:p>
          </table:table-cell>
          <table:table-cell table:formula="of:=IF([.V167]&lt;&gt;&quot;&quot;; [.V167]-[.U167]; &quot;&quot;)" office:value-type="float" office:value="13" calcext:value-type="float">
            <text:p>13</text:p>
          </table:table-cell>
          <table:table-cell table:formula="of:=IF([.W167]&lt;&gt;&quot;&quot;; [.W167]/[.U167]; &quot;&quot;)" office:value-type="float" office:value="0.020440251572327" calcext:value-type="float">
            <text:p>0.020</text:p>
          </table:table-cell>
        </table:table-row>
        <table:table-row table:style-name="ro1">
          <table:table-cell office:value-type="string" calcext:value-type="string">
            <text:p>2017-02-14</text:p>
          </table:table-cell>
          <table:table-cell office:value-type="float" office:value="643.9758" calcext:value-type="float">
            <text:p>644.0</text:p>
          </table:table-cell>
          <table:table-cell office:value-type="float" office:value="638.2914" calcext:value-type="float">
            <text:p>638.3</text:p>
          </table:table-cell>
          <table:table-cell office:value-type="float" office:value="631.65497" calcext:value-type="float">
            <text:p>631.7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654" calcext:value-type="float">
            <text:p>654</text:p>
          </table:table-cell>
          <table:table-cell office:value-type="float" office:value="647" calcext:value-type="float">
            <text:p>647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B168]/[.I168]-1" office:value-type="float" office:value="-0.0123070552147239" calcext:value-type="float">
            <text:p>-0.012</text:p>
          </table:table-cell>
          <table:table-cell table:formula="of:=[.C168]/[.F168]-1" office:value-type="float" office:value="-0.013459969088099" calcext:value-type="float">
            <text:p>-0.013</text:p>
          </table:table-cell>
          <table:table-cell table:formula="of:=[.D168]/[.H168]-1" office:value-type="float" office:value="-0.0237172024729521" calcext:value-type="float">
            <text:p>-0.024</text:p>
          </table:table-cell>
          <table:table-cell/>
          <table:table-cell table:formula="of:=[.C168]*(1-[.K168])" office:value-type="float" office:value="646.146887502883" calcext:value-type="float">
            <text:p>646.1</text:p>
          </table:table-cell>
          <table:table-cell table:formula="of:=[.O168]/[.F168]-1" office:value-type="float" office:value="-0.00131856645613093" calcext:value-type="float">
            <text:p>-0.001</text:p>
          </table:table-cell>
          <table:table-cell table:formula="of:=[.D168]*(1-[.K168])" office:value-type="float" office:value="639.428782592445" calcext:value-type="float">
            <text:p>639.4</text:p>
          </table:table-cell>
          <table:table-cell table:formula="of:=[.Q168]/[.H168]-1" office:value-type="float" office:value="-0.0117020361786017" calcext:value-type="float">
            <text:p>-0.012</text:p>
          </table:table-cell>
          <table:table-cell/>
          <table:table-cell table:formula="of:=INT([.Q168])+[$パラメータ.$B$2]" office:value-type="float" office:value="639" calcext:value-type="float">
            <text:p>639</text:p>
          </table:table-cell>
          <table:table-cell table:formula="of:=IF([.H168]&lt;[.T168]; [.T168]; &quot;&quot;)">
            <text:p/>
          </table:table-cell>
          <table:table-cell table:formula="of:=IF([.U168]&lt;&gt;&quot;&quot;; [.F168]; &quot;&quot;)">
            <text:p/>
          </table:table-cell>
          <table:table-cell table:formula="of:=IF([.V168]&lt;&gt;&quot;&quot;; [.V168]-[.U168]; &quot;&quot;)">
            <text:p/>
          </table:table-cell>
          <table:table-cell table:formula="of:=IF([.W168]&lt;&gt;&quot;&quot;; [.W168]/[.U168]; &quot;&quot;)">
            <text:p/>
          </table:table-cell>
        </table:table-row>
        <table:table-row table:style-name="ro1">
          <table:table-cell office:value-type="string" calcext:value-type="string">
            <text:p>2017-02-15</text:p>
          </table:table-cell>
          <table:table-cell office:value-type="float" office:value="646.1526" calcext:value-type="float">
            <text:p>646.2</text:p>
          </table:table-cell>
          <table:table-cell office:value-type="float" office:value="640.3668" calcext:value-type="float">
            <text:p>640.4</text:p>
          </table:table-cell>
          <table:table-cell office:value-type="float" office:value="633.7688" calcext:value-type="float">
            <text:p>633.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656" calcext:value-type="float">
            <text:p>656</text:p>
          </table:table-cell>
          <table:table-cell office:value-type="float" office:value="650" calcext:value-type="float">
            <text:p>650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69]/[.I169]-1" office:value-type="float" office:value="-0.0135074809160305" calcext:value-type="float">
            <text:p>-0.014</text:p>
          </table:table-cell>
          <table:table-cell table:formula="of:=[.C169]/[.F169]-1" office:value-type="float" office:value="-0.0148203076923077" calcext:value-type="float">
            <text:p>-0.015</text:p>
          </table:table-cell>
          <table:table-cell table:formula="of:=[.D169]/[.H169]-1" office:value-type="float" office:value="-0.0249710769230769" calcext:value-type="float">
            <text:p>-0.025</text:p>
          </table:table-cell>
          <table:table-cell/>
          <table:table-cell table:formula="of:=[.C169]*(1-[.K169])" office:value-type="float" office:value="649.01654233026" calcext:value-type="float">
            <text:p>649.0</text:p>
          </table:table-cell>
          <table:table-cell table:formula="of:=[.O169]/[.F169]-1" office:value-type="float" office:value="-0.00151301179960073" calcext:value-type="float">
            <text:p>-0.002</text:p>
          </table:table-cell>
          <table:table-cell table:formula="of:=[.D169]*(1-[.K169])" office:value-type="float" office:value="642.329419971176" calcext:value-type="float">
            <text:p>642.3</text:p>
          </table:table-cell>
          <table:table-cell table:formula="of:=[.Q169]/[.H169]-1" office:value-type="float" office:value="-0.0118008923520375" calcext:value-type="float">
            <text:p>-0.012</text:p>
          </table:table-cell>
          <table:table-cell/>
          <table:table-cell table:formula="of:=INT([.Q169])+[$パラメータ.$B$2]" office:value-type="float" office:value="642" calcext:value-type="float">
            <text:p>642</text:p>
          </table:table-cell>
          <table:table-cell table:formula="of:=IF([.H169]&lt;[.T169]; [.T169]; &quot;&quot;)">
            <text:p/>
          </table:table-cell>
          <table:table-cell table:formula="of:=IF([.U169]&lt;&gt;&quot;&quot;; [.F169]; &quot;&quot;)">
            <text:p/>
          </table:table-cell>
          <table:table-cell table:formula="of:=IF([.V169]&lt;&gt;&quot;&quot;; [.V169]-[.U169]; &quot;&quot;)">
            <text:p/>
          </table:table-cell>
          <table:table-cell table:formula="of:=IF([.W169]&lt;&gt;&quot;&quot;; [.W169]/[.U169]; &quot;&quot;)">
            <text:p/>
          </table:table-cell>
        </table:table-row>
        <table:table-row table:style-name="ro1">
          <table:table-cell office:value-type="string" calcext:value-type="string">
            <text:p>2017-02-16</text:p>
          </table:table-cell>
          <table:table-cell office:value-type="float" office:value="644.387" calcext:value-type="float">
            <text:p>644.4</text:p>
          </table:table-cell>
          <table:table-cell office:value-type="float" office:value="637.9672" calcext:value-type="float">
            <text:p>638.0</text:p>
          </table:table-cell>
          <table:table-cell office:value-type="float" office:value="631.76184" calcext:value-type="float">
            <text:p>631.8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B170]/[.I170]-1" office:value-type="float" office:value="-0.0146987767584099" calcext:value-type="float">
            <text:p>-0.015</text:p>
          </table:table-cell>
          <table:table-cell table:formula="of:=[.C170]/[.F170]-1" office:value-type="float" office:value="-0.0230211332312403" calcext:value-type="float">
            <text:p>-0.023</text:p>
          </table:table-cell>
          <table:table-cell table:formula="of:=[.D170]/[.H170]-1" office:value-type="float" office:value="-0.0295517050691244" calcext:value-type="float">
            <text:p>-0.030</text:p>
          </table:table-cell>
          <table:table-cell/>
          <table:table-cell table:formula="of:=[.C170]*(1-[.K170])" office:value-type="float" office:value="647.344537451988" calcext:value-type="float">
            <text:p>647.3</text:p>
          </table:table-cell>
          <table:table-cell table:formula="of:=[.O170]/[.F170]-1" office:value-type="float" office:value="-0.00866073897092212" calcext:value-type="float">
            <text:p>-0.009</text:p>
          </table:table-cell>
          <table:table-cell table:formula="of:=[.D170]*(1-[.K170])" office:value-type="float" office:value="641.047966250642" calcext:value-type="float">
            <text:p>641.0</text:p>
          </table:table-cell>
          <table:table-cell table:formula="of:=[.Q170]/[.H170]-1" office:value-type="float" office:value="-0.015287302226356" calcext:value-type="float">
            <text:p>-0.015</text:p>
          </table:table-cell>
          <table:table-cell/>
          <table:table-cell table:formula="of:=INT([.Q170])+[$パラメータ.$B$2]" office:value-type="float" office:value="641" calcext:value-type="float">
            <text:p>641</text:p>
          </table:table-cell>
          <table:table-cell table:formula="of:=IF([.H170]&lt;[.T170]; [.T170]; &quot;&quot;)">
            <text:p/>
          </table:table-cell>
          <table:table-cell table:formula="of:=IF([.U170]&lt;&gt;&quot;&quot;; [.F170]; &quot;&quot;)">
            <text:p/>
          </table:table-cell>
          <table:table-cell table:formula="of:=IF([.V170]&lt;&gt;&quot;&quot;; [.V170]-[.U170]; &quot;&quot;)">
            <text:p/>
          </table:table-cell>
          <table:table-cell table:formula="of:=IF([.W170]&lt;&gt;&quot;&quot;; [.W170]/[.U170]; &quot;&quot;)">
            <text:p/>
          </table:table-cell>
        </table:table-row>
        <table:table-row table:style-name="ro1">
          <table:table-cell office:value-type="string" calcext:value-type="string">
            <text:p>2017-02-17</text:p>
          </table:table-cell>
          <table:table-cell office:value-type="float" office:value="645.06305" calcext:value-type="float">
            <text:p>645.1</text:p>
          </table:table-cell>
          <table:table-cell office:value-type="float" office:value="637.8187" calcext:value-type="float">
            <text:p>637.8</text:p>
          </table:table-cell>
          <table:table-cell office:value-type="float" office:value="632.24695" calcext:value-type="float">
            <text:p>632.2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171]/[.I171]-1" office:value-type="float" office:value="-0.00759530769230776" calcext:value-type="float">
            <text:p>-0.008</text:p>
          </table:table-cell>
          <table:table-cell table:formula="of:=[.C171]/[.F171]-1" office:value-type="float" office:value="-0.02024777265745" calcext:value-type="float">
            <text:p>-0.020</text:p>
          </table:table-cell>
          <table:table-cell table:formula="of:=[.D171]/[.H171]-1" office:value-type="float" office:value="-0.024310262345679" calcext:value-type="float">
            <text:p>-0.024</text:p>
          </table:table-cell>
          <table:table-cell/>
          <table:table-cell table:formula="of:=[.C171]*(1-[.K171])" office:value-type="float" office:value="642.663129278408" calcext:value-type="float">
            <text:p>642.7</text:p>
          </table:table-cell>
          <table:table-cell table:formula="of:=[.O171]/[.F171]-1" office:value-type="float" office:value="-0.0128062530285594" calcext:value-type="float">
            <text:p>-0.013</text:p>
          </table:table-cell>
          <table:table-cell table:formula="of:=[.D171]*(1-[.K171])" office:value-type="float" office:value="637.049060122773" calcext:value-type="float">
            <text:p>637.0</text:p>
          </table:table-cell>
          <table:table-cell table:formula="of:=[.Q171]/[.H171]-1" office:value-type="float" office:value="-0.0168995985759672" calcext:value-type="float">
            <text:p>-0.017</text:p>
          </table:table-cell>
          <table:table-cell/>
          <table:table-cell table:formula="of:=INT([.Q171])+[$パラメータ.$B$2]" office:value-type="float" office:value="637" calcext:value-type="float">
            <text:p>637</text:p>
          </table:table-cell>
          <table:table-cell table:formula="of:=IF([.H171]&lt;[.T171]; [.T171]; &quot;&quot;)">
            <text:p/>
          </table:table-cell>
          <table:table-cell table:formula="of:=IF([.U171]&lt;&gt;&quot;&quot;; [.F171]; &quot;&quot;)">
            <text:p/>
          </table:table-cell>
          <table:table-cell table:formula="of:=IF([.V171]&lt;&gt;&quot;&quot;; [.V171]-[.U171]; &quot;&quot;)">
            <text:p/>
          </table:table-cell>
          <table:table-cell table:formula="of:=IF([.W171]&lt;&gt;&quot;&quot;; [.W171]/[.U171]; &quot;&quot;)">
            <text:p/>
          </table:table-cell>
        </table:table-row>
        <table:table-row table:style-name="ro1">
          <table:table-cell office:value-type="string" calcext:value-type="string">
            <text:p>2017-02-20</text:p>
          </table:table-cell>
          <table:table-cell office:value-type="float" office:value="643.4916" calcext:value-type="float">
            <text:p>643.5</text:p>
          </table:table-cell>
          <table:table-cell office:value-type="float" office:value="636.5837" calcext:value-type="float">
            <text:p>636.6</text:p>
          </table:table-cell>
          <table:table-cell office:value-type="float" office:value="630.70184" calcext:value-type="float">
            <text:p>630.7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6" calcext:value-type="float">
            <text:p>666</text:p>
          </table:table-cell>
          <table:table-cell office:value-type="float" office:value="649" calcext:value-type="float">
            <text:p>649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B172]/[.I172]-1" office:value-type="float" office:value="-0.0115336405529954" calcext:value-type="float">
            <text:p>-0.012</text:p>
          </table:table-cell>
          <table:table-cell table:formula="of:=[.C172]/[.F172]-1" office:value-type="float" office:value="-0.0340156297420333" calcext:value-type="float">
            <text:p>-0.034</text:p>
          </table:table-cell>
          <table:table-cell table:formula="of:=[.D172]/[.H172]-1" office:value-type="float" office:value="-0.0281943913713406" calcext:value-type="float">
            <text:p>-0.028</text:p>
          </table:table-cell>
          <table:table-cell/>
          <table:table-cell table:formula="of:=[.C172]*(1-[.K172])" office:value-type="float" office:value="643.925827577696" calcext:value-type="float">
            <text:p>643.9</text:p>
          </table:table-cell>
          <table:table-cell table:formula="of:=[.O172]/[.F172]-1" office:value-type="float" office:value="-0.0228743132356662" calcext:value-type="float">
            <text:p>-0.023</text:p>
          </table:table-cell>
          <table:table-cell table:formula="of:=[.D172]*(1-[.K172])" office:value-type="float" office:value="637.976128318673" calcext:value-type="float">
            <text:p>638.0</text:p>
          </table:table-cell>
          <table:table-cell table:formula="of:=[.Q172]/[.H172]-1" office:value-type="float" office:value="-0.0169859347940325" calcext:value-type="float">
            <text:p>-0.017</text:p>
          </table:table-cell>
          <table:table-cell/>
          <table:table-cell table:formula="of:=INT([.Q172])+[$パラメータ.$B$2]" office:value-type="float" office:value="637" calcext:value-type="float">
            <text:p>637</text:p>
          </table:table-cell>
          <table:table-cell table:formula="of:=IF([.H172]&lt;[.T172]; [.T172]; &quot;&quot;)">
            <text:p/>
          </table:table-cell>
          <table:table-cell table:formula="of:=IF([.U172]&lt;&gt;&quot;&quot;; [.F172]; &quot;&quot;)">
            <text:p/>
          </table:table-cell>
          <table:table-cell table:formula="of:=IF([.V172]&lt;&gt;&quot;&quot;; [.V172]-[.U172]; &quot;&quot;)">
            <text:p/>
          </table:table-cell>
          <table:table-cell table:formula="of:=IF([.W172]&lt;&gt;&quot;&quot;; [.W172]/[.U172]; &quot;&quot;)">
            <text:p/>
          </table:table-cell>
        </table:table-row>
        <table:table-row table:style-name="ro1">
          <table:table-cell office:value-type="string" calcext:value-type="string">
            <text:p>2017-02-21</text:p>
          </table:table-cell>
          <table:table-cell office:value-type="float" office:value="647.03296" calcext:value-type="float">
            <text:p>647.0</text:p>
          </table:table-cell>
          <table:table-cell office:value-type="float" office:value="640.08276" calcext:value-type="float">
            <text:p>640.1</text:p>
          </table:table-cell>
          <table:table-cell office:value-type="float" office:value="634.1106" calcext:value-type="float">
            <text:p>634.1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63" calcext:value-type="float">
            <text:p>663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B173]/[.I173]-1" office:value-type="float" office:value="-0.0196470303030303" calcext:value-type="float">
            <text:p>-0.020</text:p>
          </table:table-cell>
          <table:table-cell table:formula="of:=[.C173]/[.F173]-1" office:value-type="float" office:value="-0.027229848024316" calcext:value-type="float">
            <text:p>-0.027</text:p>
          </table:table-cell>
          <table:table-cell table:formula="of:=[.D173]/[.H173]-1" office:value-type="float" office:value="-0.0348392694063927" calcext:value-type="float">
            <text:p>-0.035</text:p>
          </table:table-cell>
          <table:table-cell/>
          <table:table-cell table:formula="of:=[.C173]*(1-[.K173])" office:value-type="float" office:value="652.658485382167" calcext:value-type="float">
            <text:p>652.7</text:p>
          </table:table-cell>
          <table:table-cell table:formula="of:=[.O173]/[.F173]-1" office:value-type="float" office:value="-0.00811780337056656" calcext:value-type="float">
            <text:p>-0.008</text:p>
          </table:table-cell>
          <table:table-cell table:formula="of:=[.D173]*(1-[.K173])" office:value-type="float" office:value="646.568990173673" calcext:value-type="float">
            <text:p>646.6</text:p>
          </table:table-cell>
          <table:table-cell table:formula="of:=[.Q173]/[.H173]-1" office:value-type="float" office:value="-0.0158767272851253" calcext:value-type="float">
            <text:p>-0.016</text:p>
          </table:table-cell>
          <table:table-cell/>
          <table:table-cell table:formula="of:=INT([.Q173])+[$パラメータ.$B$2]" office:value-type="float" office:value="646" calcext:value-type="float">
            <text:p>646</text:p>
          </table:table-cell>
          <table:table-cell table:formula="of:=IF([.H173]&lt;[.T173]; [.T173]; &quot;&quot;)">
            <text:p/>
          </table:table-cell>
          <table:table-cell table:formula="of:=IF([.U173]&lt;&gt;&quot;&quot;; [.F173]; &quot;&quot;)">
            <text:p/>
          </table:table-cell>
          <table:table-cell table:formula="of:=IF([.V173]&lt;&gt;&quot;&quot;; [.V173]-[.U173]; &quot;&quot;)">
            <text:p/>
          </table:table-cell>
          <table:table-cell table:formula="of:=IF([.W173]&lt;&gt;&quot;&quot;; [.W173]/[.U173]; &quot;&quot;)">
            <text:p/>
          </table:table-cell>
        </table:table-row>
        <table:table-row table:style-name="ro1">
          <table:table-cell office:value-type="string" calcext:value-type="string">
            <text:p>2017-02-22</text:p>
          </table:table-cell>
          <table:table-cell office:value-type="float" office:value="648.8707" calcext:value-type="float">
            <text:p>648.9</text:p>
          </table:table-cell>
          <table:table-cell office:value-type="float" office:value="641.89526" calcext:value-type="float">
            <text:p>641.9</text:p>
          </table:table-cell>
          <table:table-cell office:value-type="float" office:value="636.03784" calcext:value-type="float">
            <text:p>636.0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57" calcext:value-type="float">
            <text:p>657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B174]/[.I174]-1" office:value-type="float" office:value="-0.0257196696696695" calcext:value-type="float">
            <text:p>-0.026</text:p>
          </table:table-cell>
          <table:table-cell table:formula="of:=[.C174]/[.F174]-1" office:value-type="float" office:value="-0.0274314242424243" calcext:value-type="float">
            <text:p>-0.027</text:p>
          </table:table-cell>
          <table:table-cell table:formula="of:=[.D174]/[.H174]-1" office:value-type="float" office:value="-0.0319058751902588" calcext:value-type="float">
            <text:p>-0.032</text:p>
          </table:table-cell>
          <table:table-cell/>
          <table:table-cell table:formula="of:=[.C174]*(1-[.K174])" office:value-type="float" office:value="658.404594049727" calcext:value-type="float">
            <text:p>658.4</text:p>
          </table:table-cell>
          <table:table-cell table:formula="of:=[.O174]/[.F174]-1" office:value-type="float" office:value="-0.00241728174283851" calcext:value-type="float">
            <text:p>-0.002</text:p>
          </table:table-cell>
          <table:table-cell table:formula="of:=[.D174]*(1-[.K174])" office:value-type="float" office:value="652.39652314221" calcext:value-type="float">
            <text:p>652.4</text:p>
          </table:table-cell>
          <table:table-cell table:formula="of:=[.Q174]/[.H174]-1" office:value-type="float" office:value="-0.00700681409100445" calcext:value-type="float">
            <text:p>-0.007</text:p>
          </table:table-cell>
          <table:table-cell/>
          <table:table-cell table:formula="of:=INT([.Q174])+[$パラメータ.$B$2]" office:value-type="float" office:value="652" calcext:value-type="float">
            <text:p>652</text:p>
          </table:table-cell>
          <table:table-cell table:formula="of:=IF([.H174]&lt;[.T174]; [.T174]; &quot;&quot;)">
            <text:p/>
          </table:table-cell>
          <table:table-cell table:formula="of:=IF([.U174]&lt;&gt;&quot;&quot;; [.F174]; &quot;&quot;)">
            <text:p/>
          </table:table-cell>
          <table:table-cell table:formula="of:=IF([.V174]&lt;&gt;&quot;&quot;; [.V174]-[.U174]; &quot;&quot;)">
            <text:p/>
          </table:table-cell>
          <table:table-cell table:formula="of:=IF([.W174]&lt;&gt;&quot;&quot;; [.W174]/[.U174]; &quot;&quot;)">
            <text:p/>
          </table:table-cell>
        </table:table-row>
        <table:table-row table:style-name="ro1">
          <table:table-cell office:value-type="string" calcext:value-type="string">
            <text:p>2017-02-23</text:p>
          </table:table-cell>
          <table:table-cell office:value-type="float" office:value="651.286" calcext:value-type="float">
            <text:p>651.3</text:p>
          </table:table-cell>
          <table:table-cell office:value-type="float" office:value="644.01074" calcext:value-type="float">
            <text:p>644.0</text:p>
          </table:table-cell>
          <table:table-cell office:value-type="float" office:value="638.05237" calcext:value-type="float">
            <text:p>638.1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62" calcext:value-type="float">
            <text:p>662</text:p>
          </table:table-cell>
          <table:table-cell office:value-type="float" office:value="656" calcext:value-type="float">
            <text:p>656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B175]/[.I175]-1" office:value-type="float" office:value="-0.0161842900302116" calcext:value-type="float">
            <text:p>-0.016</text:p>
          </table:table-cell>
          <table:table-cell table:formula="of:=[.C175]/[.F175]-1" office:value-type="float" office:value="-0.0197705631659055" calcext:value-type="float">
            <text:p>-0.020</text:p>
          </table:table-cell>
          <table:table-cell table:formula="of:=[.D175]/[.H175]-1" office:value-type="float" office:value="-0.0273591920731707" calcext:value-type="float">
            <text:p>-0.027</text:p>
          </table:table-cell>
          <table:table-cell/>
          <table:table-cell table:formula="of:=[.C175]*(1-[.K175])" office:value-type="float" office:value="654.433596598731" calcext:value-type="float">
            <text:p>654.4</text:p>
          </table:table-cell>
          <table:table-cell table:formula="of:=[.O175]/[.F175]-1" office:value-type="float" office:value="-0.00390624566403164" calcext:value-type="float">
            <text:p>-0.004</text:p>
          </table:table-cell>
          <table:table-cell table:formula="of:=[.D175]*(1-[.K175])" office:value-type="float" office:value="648.378794610544" calcext:value-type="float">
            <text:p>648.4</text:p>
          </table:table-cell>
          <table:table-cell table:formula="of:=[.Q175]/[.H175]-1" office:value-type="float" office:value="-0.0116176911424636" calcext:value-type="float">
            <text:p>-0.012</text:p>
          </table:table-cell>
          <table:table-cell/>
          <table:table-cell table:formula="of:=INT([.Q175])+[$パラメータ.$B$2]" office:value-type="float" office:value="648" calcext:value-type="float">
            <text:p>648</text:p>
          </table:table-cell>
          <table:table-cell table:formula="of:=IF([.H175]&lt;[.T175]; [.T175]; &quot;&quot;)">
            <text:p/>
          </table:table-cell>
          <table:table-cell table:formula="of:=IF([.U175]&lt;&gt;&quot;&quot;; [.F175]; &quot;&quot;)">
            <text:p/>
          </table:table-cell>
          <table:table-cell table:formula="of:=IF([.V175]&lt;&gt;&quot;&quot;; [.V175]-[.U175]; &quot;&quot;)">
            <text:p/>
          </table:table-cell>
          <table:table-cell table:formula="of:=IF([.W175]&lt;&gt;&quot;&quot;; [.W175]/[.U175]; &quot;&quot;)">
            <text:p/>
          </table:table-cell>
        </table:table-row>
        <table:table-row table:style-name="ro1">
          <table:table-cell office:value-type="string" calcext:value-type="string">
            <text:p>2017-02-24</text:p>
          </table:table-cell>
          <table:table-cell office:value-type="float" office:value="650.9817" calcext:value-type="float">
            <text:p>651.0</text:p>
          </table:table-cell>
          <table:table-cell office:value-type="float" office:value="644.3279" calcext:value-type="float">
            <text:p>644.3</text:p>
          </table:table-cell>
          <table:table-cell office:value-type="float" office:value="638.358" calcext:value-type="float">
            <text:p>638.4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1" calcext:value-type="float">
            <text:p>661</text:p>
          </table:table-cell>
          <table:table-cell office:value-type="float" office:value="650" calcext:value-type="float">
            <text:p>650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B176]/[.I176]-1" office:value-type="float" office:value="-0.0046151376146788" calcext:value-type="float">
            <text:p>-0.005</text:p>
          </table:table-cell>
          <table:table-cell table:formula="of:=[.C176]/[.F176]-1" office:value-type="float" office:value="-0.0162932824427481" calcext:value-type="float">
            <text:p>-0.016</text:p>
          </table:table-cell>
          <table:table-cell table:formula="of:=[.D176]/[.H176]-1" office:value-type="float" office:value="-0.0179107692307693" calcext:value-type="float">
            <text:p>-0.018</text:p>
          </table:table-cell>
          <table:table-cell/>
          <table:table-cell table:formula="of:=[.C176]*(1-[.K176])" office:value-type="float" office:value="647.301561927477" calcext:value-type="float">
            <text:p>647.3</text:p>
          </table:table-cell>
          <table:table-cell table:formula="of:=[.O176]/[.F176]-1" office:value-type="float" office:value="-0.0117533405687374" calcext:value-type="float">
            <text:p>-0.012</text:p>
          </table:table-cell>
          <table:table-cell table:formula="of:=[.D176]*(1-[.K176])" office:value-type="float" office:value="641.304110017431" calcext:value-type="float">
            <text:p>641.3</text:p>
          </table:table-cell>
          <table:table-cell table:formula="of:=[.Q176]/[.H176]-1" office:value-type="float" office:value="-0.0133782922808753" calcext:value-type="float">
            <text:p>-0.013</text:p>
          </table:table-cell>
          <table:table-cell/>
          <table:table-cell table:formula="of:=INT([.Q176])+[$パラメータ.$B$2]" office:value-type="float" office:value="641" calcext:value-type="float">
            <text:p>641</text:p>
          </table:table-cell>
          <table:table-cell table:formula="of:=IF([.H176]&lt;[.T176]; [.T176]; &quot;&quot;)">
            <text:p/>
          </table:table-cell>
          <table:table-cell table:formula="of:=IF([.U176]&lt;&gt;&quot;&quot;; [.F176]; &quot;&quot;)">
            <text:p/>
          </table:table-cell>
          <table:table-cell table:formula="of:=IF([.V176]&lt;&gt;&quot;&quot;; [.V176]-[.U176]; &quot;&quot;)">
            <text:p/>
          </table:table-cell>
          <table:table-cell table:formula="of:=IF([.W176]&lt;&gt;&quot;&quot;; [.W176]/[.U176]; &quot;&quot;)">
            <text:p/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float" office:value="645.6519" calcext:value-type="float">
            <text:p>645.7</text:p>
          </table:table-cell>
          <table:table-cell office:value-type="float" office:value="638.88214" calcext:value-type="float">
            <text:p>638.9</text:p>
          </table:table-cell>
          <table:table-cell office:value-type="float" office:value="632.9063" calcext:value-type="float">
            <text:p>632.9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B177]/[.I177]-1" office:value-type="float" office:value="-0.00821520737327197" calcext:value-type="float">
            <text:p>-0.008</text:p>
          </table:table-cell>
          <table:table-cell table:formula="of:=[.C177]/[.F177]-1" office:value-type="float" office:value="-0.020119417177914" calcext:value-type="float">
            <text:p>-0.020</text:p>
          </table:table-cell>
          <table:table-cell table:formula="of:=[.D177]/[.H177]-1" office:value-type="float" office:value="-0.0187499224806201" calcext:value-type="float">
            <text:p>-0.019</text:p>
          </table:table-cell>
          <table:table-cell/>
          <table:table-cell table:formula="of:=[.C177]*(1-[.K177])" office:value-type="float" office:value="644.13068926718" calcext:value-type="float">
            <text:p>644.1</text:p>
          </table:table-cell>
          <table:table-cell table:formula="of:=[.O177]/[.F177]-1" office:value-type="float" office:value="-0.012069494988988" calcext:value-type="float">
            <text:p>-0.012</text:p>
          </table:table-cell>
          <table:table-cell table:formula="of:=[.D177]*(1-[.K177])" office:value-type="float" office:value="638.10575650235" calcext:value-type="float">
            <text:p>638.1</text:p>
          </table:table-cell>
          <table:table-cell table:formula="of:=[.Q177]/[.H177]-1" office:value-type="float" office:value="-0.0106887496087593" calcext:value-type="float">
            <text:p>-0.011</text:p>
          </table:table-cell>
          <table:table-cell/>
          <table:table-cell table:formula="of:=INT([.Q177])+[$パラメータ.$B$2]" office:value-type="float" office:value="638" calcext:value-type="float">
            <text:p>638</text:p>
          </table:table-cell>
          <table:table-cell table:formula="of:=IF([.H177]&lt;[.T177]; [.T177]; &quot;&quot;)">
            <text:p/>
          </table:table-cell>
          <table:table-cell table:formula="of:=IF([.U177]&lt;&gt;&quot;&quot;; [.F177]; &quot;&quot;)">
            <text:p/>
          </table:table-cell>
          <table:table-cell table:formula="of:=IF([.V177]&lt;&gt;&quot;&quot;; [.V177]-[.U177]; &quot;&quot;)">
            <text:p/>
          </table:table-cell>
          <table:table-cell table:formula="of:=IF([.W177]&lt;&gt;&quot;&quot;; [.W177]/[.U177]; &quot;&quot;)">
            <text:p/>
          </table:table-cell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640.83453" calcext:value-type="float">
            <text:p>640.8</text:p>
          </table:table-cell>
          <table:table-cell office:value-type="float" office:value="634.27124" calcext:value-type="float">
            <text:p>634.3</text:p>
          </table:table-cell>
          <table:table-cell office:value-type="float" office:value="627.98914" calcext:value-type="float">
            <text:p>628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9" calcext:value-type="float">
            <text:p>659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78]/[.I178]-1" office:value-type="float" office:value="-0.0216266717557252" calcext:value-type="float">
            <text:p>-0.022</text:p>
          </table:table-cell>
          <table:table-cell table:formula="of:=[.C178]/[.F178]-1" office:value-type="float" office:value="-0.0271913496932514" calcext:value-type="float">
            <text:p>-0.027</text:p>
          </table:table-cell>
          <table:table-cell table:formula="of:=[.D178]/[.H178]-1" office:value-type="float" office:value="-0.0353469431643625" calcext:value-type="float">
            <text:p>-0.035</text:p>
          </table:table-cell>
          <table:table-cell/>
          <table:table-cell table:formula="of:=[.C178]*(1-[.K178])" office:value-type="float" office:value="647.988415911577" calcext:value-type="float">
            <text:p>648.0</text:p>
          </table:table-cell>
          <table:table-cell table:formula="of:=[.O178]/[.F178]-1" office:value-type="float" office:value="-0.00615273633193747" calcext:value-type="float">
            <text:p>-0.006</text:p>
          </table:table-cell>
          <table:table-cell table:formula="of:=[.D178]*(1-[.K178])" office:value-type="float" office:value="641.57045499694" calcext:value-type="float">
            <text:p>641.6</text:p>
          </table:table-cell>
          <table:table-cell table:formula="of:=[.Q178]/[.H178]-1" office:value-type="float" office:value="-0.0144847081460213" calcext:value-type="float">
            <text:p>-0.014</text:p>
          </table:table-cell>
          <table:table-cell/>
          <table:table-cell table:formula="of:=INT([.Q178])+[$パラメータ.$B$2]" office:value-type="float" office:value="641" calcext:value-type="float">
            <text:p>641</text:p>
          </table:table-cell>
          <table:table-cell table:formula="of:=IF([.H178]&lt;[.T178]; [.T178]; &quot;&quot;)">
            <text:p/>
          </table:table-cell>
          <table:table-cell table:formula="of:=IF([.U178]&lt;&gt;&quot;&quot;; [.F178]; &quot;&quot;)">
            <text:p/>
          </table:table-cell>
          <table:table-cell table:formula="of:=IF([.V178]&lt;&gt;&quot;&quot;; [.V178]-[.U178]; &quot;&quot;)">
            <text:p/>
          </table:table-cell>
          <table:table-cell table:formula="of:=IF([.W178]&lt;&gt;&quot;&quot;; [.W178]/[.U178]; &quot;&quot;)">
            <text:p/>
          </table:table-cell>
        </table:table-row>
        <table:table-row table:style-name="ro1">
          <table:table-cell office:value-type="string" calcext:value-type="string">
            <text:p>2017-03-01</text:p>
          </table:table-cell>
          <table:table-cell office:value-type="float" office:value="645.02423" calcext:value-type="float">
            <text:p>645.0</text:p>
          </table:table-cell>
          <table:table-cell office:value-type="float" office:value="639.0493" calcext:value-type="float">
            <text:p>639.0</text:p>
          </table:table-cell>
          <table:table-cell office:value-type="float" office:value="632.32605" calcext:value-type="float">
            <text:p>632.3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B179]/[.I179]-1" office:value-type="float" office:value="-0.0106990337423313" calcext:value-type="float">
            <text:p>-0.011</text:p>
          </table:table-cell>
          <table:table-cell table:formula="of:=[.C179]/[.F179]-1" office:value-type="float" office:value="-0.0302742033383915" calcext:value-type="float">
            <text:p>-0.030</text:p>
          </table:table-cell>
          <table:table-cell table:formula="of:=[.D179]/[.H179]-1" office:value-type="float" office:value="-0.0286850230414747" calcext:value-type="float">
            <text:p>-0.029</text:p>
          </table:table-cell>
          <table:table-cell/>
          <table:table-cell table:formula="of:=[.C179]*(1-[.K179])" office:value-type="float" office:value="645.886510023713" calcext:value-type="float">
            <text:p>645.9</text:p>
          </table:table-cell>
          <table:table-cell table:formula="of:=[.O179]/[.F179]-1" office:value-type="float" office:value="-0.0198990743190997" calcext:value-type="float">
            <text:p>-0.020</text:p>
          </table:table-cell>
          <table:table-cell table:formula="of:=[.D179]*(1-[.K179])" office:value-type="float" office:value="639.091327745105" calcext:value-type="float">
            <text:p>639.1</text:p>
          </table:table-cell>
          <table:table-cell table:formula="of:=[.Q179]/[.H179]-1" office:value-type="float" office:value="-0.0182928913285636" calcext:value-type="float">
            <text:p>-0.018</text:p>
          </table:table-cell>
          <table:table-cell/>
          <table:table-cell table:formula="of:=INT([.Q179])+[$パラメータ.$B$2]" office:value-type="float" office:value="639" calcext:value-type="float">
            <text:p>639</text:p>
          </table:table-cell>
          <table:table-cell table:formula="of:=IF([.H179]&lt;[.T179]; [.T179]; &quot;&quot;)">
            <text:p/>
          </table:table-cell>
          <table:table-cell table:formula="of:=IF([.U179]&lt;&gt;&quot;&quot;; [.F179]; &quot;&quot;)">
            <text:p/>
          </table:table-cell>
          <table:table-cell table:formula="of:=IF([.V179]&lt;&gt;&quot;&quot;; [.V179]-[.U179]; &quot;&quot;)">
            <text:p/>
          </table:table-cell>
          <table:table-cell table:formula="of:=IF([.W179]&lt;&gt;&quot;&quot;; [.W179]/[.U179]; &quot;&quot;)">
            <text:p/>
          </table:table-cell>
        </table:table-row>
        <table:table-row table:style-name="ro1">
          <table:table-cell office:value-type="string" calcext:value-type="string">
            <text:p>2017-03-02</text:p>
          </table:table-cell>
          <table:table-cell office:value-type="float" office:value="644.20374" calcext:value-type="float">
            <text:p>644.2</text:p>
          </table:table-cell>
          <table:table-cell office:value-type="float" office:value="637.6196" calcext:value-type="float">
            <text:p>637.6</text:p>
          </table:table-cell>
          <table:table-cell office:value-type="float" office:value="631.31726" calcext:value-type="float">
            <text:p>631.3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74" calcext:value-type="float">
            <text:p>674</text:p>
          </table:table-cell>
          <table:table-cell office:value-type="float" office:value="654" calcext:value-type="float">
            <text:p>654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B180]/[.I180]-1" office:value-type="float" office:value="-0.0399348137108793" calcext:value-type="float">
            <text:p>-0.040</text:p>
          </table:table-cell>
          <table:table-cell table:formula="of:=[.C180]/[.F180]-1" office:value-type="float" office:value="-0.0265349618320611" calcext:value-type="float">
            <text:p>-0.027</text:p>
          </table:table-cell>
          <table:table-cell table:formula="of:=[.D180]/[.H180]-1" office:value-type="float" office:value="-0.0346830886850152" calcext:value-type="float">
            <text:p>-0.035</text:p>
          </table:table-cell>
          <table:table-cell/>
          <table:table-cell table:formula="of:=[.C180]*(1-[.K180])" office:value-type="float" office:value="663.082819944405" calcext:value-type="float">
            <text:p>663.1</text:p>
          </table:table-cell>
          <table:table-cell table:formula="of:=[.O180]/[.F180]-1" office:value-type="float" office:value="0.0123401831212295" calcext:value-type="float">
            <text:p>0.012</text:p>
          </table:table-cell>
          <table:table-cell table:formula="of:=[.D180]*(1-[.K180])" office:value-type="float" office:value="656.528797170563" calcext:value-type="float">
            <text:p>656.5</text:p>
          </table:table-cell>
          <table:table-cell table:formula="of:=[.Q180]/[.H180]-1" office:value-type="float" office:value="0.00386666234030986" calcext:value-type="float">
            <text:p>0.004</text:p>
          </table:table-cell>
          <table:table-cell/>
          <table:table-cell table:formula="of:=INT([.Q180])+[$パラメータ.$B$2]" office:value-type="float" office:value="656" calcext:value-type="float">
            <text:p>656</text:p>
          </table:table-cell>
          <table:table-cell table:formula="of:=IF([.H180]&lt;[.T180]; [.T180]; &quot;&quot;)" office:value-type="float" office:value="656" calcext:value-type="float">
            <text:p>656</text:p>
          </table:table-cell>
          <table:table-cell table:formula="of:=IF([.U180]&lt;&gt;&quot;&quot;; [.F180]; &quot;&quot;)" office:value-type="float" office:value="655" calcext:value-type="float">
            <text:p>655</text:p>
          </table:table-cell>
          <table:table-cell table:formula="of:=IF([.V180]&lt;&gt;&quot;&quot;; [.V180]-[.U180]; &quot;&quot;)" office:value-type="float" office:value="-1" calcext:value-type="float">
            <text:p>-1</text:p>
          </table:table-cell>
          <table:table-cell table:formula="of:=IF([.W180]&lt;&gt;&quot;&quot;; [.W180]/[.U180]; &quot;&quot;)" office:value-type="float" office:value="-0.00152439024390244" calcext:value-type="float">
            <text:p>-0.002</text:p>
          </table:table-cell>
        </table:table-row>
        <table:table-row table:style-name="ro1">
          <table:table-cell office:value-type="string" calcext:value-type="string">
            <text:p>2017-03-03</text:p>
          </table:table-cell>
          <table:table-cell office:value-type="float" office:value="647.7988" calcext:value-type="float">
            <text:p>647.8</text:p>
          </table:table-cell>
          <table:table-cell office:value-type="float" office:value="640.788" calcext:value-type="float">
            <text:p>640.8</text:p>
          </table:table-cell>
          <table:table-cell office:value-type="float" office:value="634.63385" calcext:value-type="float">
            <text:p>634.6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2" calcext:value-type="float">
            <text:p>662</text:p>
          </table:table-cell>
          <table:table-cell office:value-type="float" office:value="651" calcext:value-type="float">
            <text:p>651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181]/[.I181]-1" office:value-type="float" office:value="-0.0125018292682927" calcext:value-type="float">
            <text:p>-0.013</text:p>
          </table:table-cell>
          <table:table-cell table:formula="of:=[.C181]/[.F181]-1" office:value-type="float" office:value="-0.0216977099236642" calcext:value-type="float">
            <text:p>-0.022</text:p>
          </table:table-cell>
          <table:table-cell table:formula="of:=[.D181]/[.H181]-1" office:value-type="float" office:value="-0.025140015360983" calcext:value-type="float">
            <text:p>-0.025</text:p>
          </table:table-cell>
          <table:table-cell/>
          <table:table-cell table:formula="of:=[.C181]*(1-[.K181])" office:value-type="float" office:value="648.799022173171" calcext:value-type="float">
            <text:p>648.8</text:p>
          </table:table-cell>
          <table:table-cell table:formula="of:=[.O181]/[.F181]-1" office:value-type="float" office:value="-0.00946714172035012" calcext:value-type="float">
            <text:p>-0.009</text:p>
          </table:table-cell>
          <table:table-cell table:formula="of:=[.D181]*(1-[.K181])" office:value-type="float" office:value="642.567934040579" calcext:value-type="float">
            <text:p>642.6</text:p>
          </table:table-cell>
          <table:table-cell table:formula="of:=[.Q181]/[.H181]-1" office:value-type="float" office:value="-0.0129524822725356" calcext:value-type="float">
            <text:p>-0.013</text:p>
          </table:table-cell>
          <table:table-cell/>
          <table:table-cell table:formula="of:=INT([.Q181])+[$パラメータ.$B$2]" office:value-type="float" office:value="642" calcext:value-type="float">
            <text:p>642</text:p>
          </table:table-cell>
          <table:table-cell table:formula="of:=IF([.H181]&lt;[.T181]; [.T181]; &quot;&quot;)">
            <text:p/>
          </table:table-cell>
          <table:table-cell table:formula="of:=IF([.U181]&lt;&gt;&quot;&quot;; [.F181]; &quot;&quot;)">
            <text:p/>
          </table:table-cell>
          <table:table-cell table:formula="of:=IF([.V181]&lt;&gt;&quot;&quot;; [.V181]-[.U181]; &quot;&quot;)">
            <text:p/>
          </table:table-cell>
          <table:table-cell table:formula="of:=IF([.W181]&lt;&gt;&quot;&quot;; [.W181]/[.U181]; &quot;&quot;)">
            <text:p/>
          </table:table-cell>
        </table:table-row>
        <table:table-row table:style-name="ro1">
          <table:table-cell office:value-type="string" calcext:value-type="string">
            <text:p>2017-03-06</text:p>
          </table:table-cell>
          <table:table-cell office:value-type="float" office:value="647.14545" calcext:value-type="float">
            <text:p>647.1</text:p>
          </table:table-cell>
          <table:table-cell office:value-type="float" office:value="640.6493" calcext:value-type="float">
            <text:p>640.6</text:p>
          </table:table-cell>
          <table:table-cell office:value-type="float" office:value="634.26636" calcext:value-type="float">
            <text:p>634.3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82]/[.I182]-1" office:value-type="float" office:value="-0.011991679389313" calcext:value-type="float">
            <text:p>-0.012</text:p>
          </table:table-cell>
          <table:table-cell table:formula="of:=[.C182]/[.F182]-1" office:value-type="float" office:value="-0.0158996927803379" calcext:value-type="float">
            <text:p>-0.016</text:p>
          </table:table-cell>
          <table:table-cell table:formula="of:=[.D182]/[.H182]-1" office:value-type="float" office:value="-0.0242056" calcext:value-type="float">
            <text:p>-0.024</text:p>
          </table:table-cell>
          <table:table-cell/>
          <table:table-cell table:formula="of:=[.C182]*(1-[.K182])" office:value-type="float" office:value="648.331761006588" calcext:value-type="float">
            <text:p>648.3</text:p>
          </table:table-cell>
          <table:table-cell table:formula="of:=[.O182]/[.F182]-1" office:value-type="float" office:value="-0.00409867740923542" calcext:value-type="float">
            <text:p>-0.004</text:p>
          </table:table-cell>
          <table:table-cell table:formula="of:=[.D182]*(1-[.K182])" office:value-type="float" office:value="641.872278836546" calcext:value-type="float">
            <text:p>641.9</text:p>
          </table:table-cell>
          <table:table-cell table:formula="of:=[.Q182]/[.H182]-1" office:value-type="float" office:value="-0.0125041864053131" calcext:value-type="float">
            <text:p>-0.013</text:p>
          </table:table-cell>
          <table:table-cell/>
          <table:table-cell table:formula="of:=INT([.Q182])+[$パラメータ.$B$2]" office:value-type="float" office:value="641" calcext:value-type="float">
            <text:p>641</text:p>
          </table:table-cell>
          <table:table-cell table:formula="of:=IF([.H182]&lt;[.T182]; [.T182]; &quot;&quot;)">
            <text:p/>
          </table:table-cell>
          <table:table-cell table:formula="of:=IF([.U182]&lt;&gt;&quot;&quot;; [.F182]; &quot;&quot;)">
            <text:p/>
          </table:table-cell>
          <table:table-cell table:formula="of:=IF([.V182]&lt;&gt;&quot;&quot;; [.V182]-[.U182]; &quot;&quot;)">
            <text:p/>
          </table:table-cell>
          <table:table-cell table:formula="of:=IF([.W182]&lt;&gt;&quot;&quot;; [.W182]/[.U182]; &quot;&quot;)">
            <text:p/>
          </table:table-cell>
        </table:table-row>
        <table:table-row table:style-name="ro1">
          <table:table-cell office:value-type="string" calcext:value-type="string">
            <text:p>2017-03-07</text:p>
          </table:table-cell>
          <table:table-cell office:value-type="float" office:value="645.14813" calcext:value-type="float">
            <text:p>645.1</text:p>
          </table:table-cell>
          <table:table-cell office:value-type="float" office:value="639.03595" calcext:value-type="float">
            <text:p>639.0</text:p>
          </table:table-cell>
          <table:table-cell office:value-type="float" office:value="632.5546" calcext:value-type="float">
            <text:p>632.6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B183]/[.I183]-1" office:value-type="float" office:value="-0.00898904761904751" calcext:value-type="float">
            <text:p>-0.009</text:p>
          </table:table-cell>
          <table:table-cell table:formula="of:=[.C183]/[.F183]-1" office:value-type="float" office:value="-0.0213844563552834" calcext:value-type="float">
            <text:p>-0.021</text:p>
          </table:table-cell>
          <table:table-cell table:formula="of:=[.D183]/[.H183]-1" office:value-type="float" office:value="-0.0268390769230769" calcext:value-type="float">
            <text:p>-0.027</text:p>
          </table:table-cell>
          <table:table-cell/>
          <table:table-cell table:formula="of:=[.C183]*(1-[.K183])" office:value-type="float" office:value="644.780274584833" calcext:value-type="float">
            <text:p>644.8</text:p>
          </table:table-cell>
          <table:table-cell table:formula="of:=[.O183]/[.F183]-1" office:value-type="float" office:value="-0.0125876346327209" calcext:value-type="float">
            <text:p>-0.013</text:p>
          </table:table-cell>
          <table:table-cell table:formula="of:=[.D183]*(1-[.K183])" office:value-type="float" office:value="638.240663421048" calcext:value-type="float">
            <text:p>638.2</text:p>
          </table:table-cell>
          <table:table-cell table:formula="of:=[.Q183]/[.H183]-1" office:value-type="float" office:value="-0.0180912870445422" calcext:value-type="float">
            <text:p>-0.018</text:p>
          </table:table-cell>
          <table:table-cell/>
          <table:table-cell table:formula="of:=INT([.Q183])+[$パラメータ.$B$2]" office:value-type="float" office:value="638" calcext:value-type="float">
            <text:p>638</text:p>
          </table:table-cell>
          <table:table-cell table:formula="of:=IF([.H183]&lt;[.T183]; [.T183]; &quot;&quot;)">
            <text:p/>
          </table:table-cell>
          <table:table-cell table:formula="of:=IF([.U183]&lt;&gt;&quot;&quot;; [.F183]; &quot;&quot;)">
            <text:p/>
          </table:table-cell>
          <table:table-cell table:formula="of:=IF([.V183]&lt;&gt;&quot;&quot;; [.V183]-[.U183]; &quot;&quot;)">
            <text:p/>
          </table:table-cell>
          <table:table-cell table:formula="of:=IF([.W183]&lt;&gt;&quot;&quot;; [.W183]/[.U183]; &quot;&quot;)">
            <text:p/>
          </table:table-cell>
        </table:table-row>
        <table:table-row table:style-name="ro1">
          <table:table-cell office:value-type="string" calcext:value-type="string">
            <text:p>2017-03-08</text:p>
          </table:table-cell>
          <table:table-cell office:value-type="float" office:value="642.0283" calcext:value-type="float">
            <text:p>642.0</text:p>
          </table:table-cell>
          <table:table-cell office:value-type="float" office:value="635.6732" calcext:value-type="float">
            <text:p>635.7</text:p>
          </table:table-cell>
          <table:table-cell office:value-type="float" office:value="629.23065" calcext:value-type="float">
            <text:p>629.2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6" calcext:value-type="float">
            <text:p>656</text:p>
          </table:table-cell>
          <table:table-cell office:value-type="float" office:value="651" calcext:value-type="float">
            <text:p>651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B184]/[.I184]-1" office:value-type="float" office:value="-0.0168019908116387" calcext:value-type="float">
            <text:p>-0.017</text:p>
          </table:table-cell>
          <table:table-cell table:formula="of:=[.C184]/[.F184]-1" office:value-type="float" office:value="-0.0250411042944786" calcext:value-type="float">
            <text:p>-0.025</text:p>
          </table:table-cell>
          <table:table-cell table:formula="of:=[.D184]/[.H184]-1" office:value-type="float" office:value="-0.0334398617511521" calcext:value-type="float">
            <text:p>-0.033</text:p>
          </table:table-cell>
          <table:table-cell/>
          <table:table-cell table:formula="of:=[.C184]*(1-[.K184])" office:value-type="float" office:value="646.353775265605" calcext:value-type="float">
            <text:p>646.4</text:p>
          </table:table-cell>
          <table:table-cell table:formula="of:=[.O184]/[.F184]-1" office:value-type="float" office:value="-0.0086598538871091" calcext:value-type="float">
            <text:p>-0.009</text:p>
          </table:table-cell>
          <table:table-cell table:formula="of:=[.D184]*(1-[.K184])" office:value-type="float" office:value="639.802977599701" calcext:value-type="float">
            <text:p>639.8</text:p>
          </table:table-cell>
          <table:table-cell table:formula="of:=[.Q184]/[.H184]-1" office:value-type="float" office:value="-0.0171997271893989" calcext:value-type="float">
            <text:p>-0.017</text:p>
          </table:table-cell>
          <table:table-cell/>
          <table:table-cell table:formula="of:=INT([.Q184])+[$パラメータ.$B$2]" office:value-type="float" office:value="639" calcext:value-type="float">
            <text:p>639</text:p>
          </table:table-cell>
          <table:table-cell table:formula="of:=IF([.H184]&lt;[.T184]; [.T184]; &quot;&quot;)">
            <text:p/>
          </table:table-cell>
          <table:table-cell table:formula="of:=IF([.U184]&lt;&gt;&quot;&quot;; [.F184]; &quot;&quot;)">
            <text:p/>
          </table:table-cell>
          <table:table-cell table:formula="of:=IF([.V184]&lt;&gt;&quot;&quot;; [.V184]-[.U184]; &quot;&quot;)">
            <text:p/>
          </table:table-cell>
          <table:table-cell table:formula="of:=IF([.W184]&lt;&gt;&quot;&quot;; [.W184]/[.U184]; &quot;&quot;)">
            <text:p/>
          </table:table-cell>
        </table:table-row>
        <table:table-row table:style-name="ro1">
          <table:table-cell office:value-type="string" calcext:value-type="string">
            <text:p>2017-03-09</text:p>
          </table:table-cell>
          <table:table-cell office:value-type="float" office:value="642.75757" calcext:value-type="float">
            <text:p>642.8</text:p>
          </table:table-cell>
          <table:table-cell office:value-type="float" office:value="636.53625" calcext:value-type="float">
            <text:p>636.5</text:p>
          </table:table-cell>
          <table:table-cell office:value-type="float" office:value="629.8175" calcext:value-type="float">
            <text:p>629.8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85]/[.I185]-1" office:value-type="float" office:value="-0.0186907328244275" calcext:value-type="float">
            <text:p>-0.019</text:p>
          </table:table-cell>
          <table:table-cell table:formula="of:=[.C185]/[.F185]-1" office:value-type="float" office:value="-0.0311472602739726" calcext:value-type="float">
            <text:p>-0.031</text:p>
          </table:table-cell>
          <table:table-cell table:formula="of:=[.D185]/[.H185]-1" office:value-type="float" office:value="-0.0325384024577573" calcext:value-type="float">
            <text:p>-0.033</text:p>
          </table:table-cell>
          <table:table-cell/>
          <table:table-cell table:formula="of:=[.C185]*(1-[.K185])" office:value-type="float" office:value="648.433578981813" calcext:value-type="float">
            <text:p>648.4</text:p>
          </table:table-cell>
          <table:table-cell table:formula="of:=[.O185]/[.F185]-1" office:value-type="float" office:value="-0.0130386925695388" calcext:value-type="float">
            <text:p>-0.013</text:p>
          </table:table-cell>
          <table:table-cell table:formula="of:=[.D185]*(1-[.K185])" office:value-type="float" office:value="641.589250620649" calcext:value-type="float">
            <text:p>641.6</text:p>
          </table:table-cell>
          <table:table-cell table:formula="of:=[.Q185]/[.H185]-1" office:value-type="float" office:value="-0.0144558362202015" calcext:value-type="float">
            <text:p>-0.014</text:p>
          </table:table-cell>
          <table:table-cell/>
          <table:table-cell table:formula="of:=INT([.Q185])+[$パラメータ.$B$2]" office:value-type="float" office:value="641" calcext:value-type="float">
            <text:p>641</text:p>
          </table:table-cell>
          <table:table-cell table:formula="of:=IF([.H185]&lt;[.T185]; [.T185]; &quot;&quot;)">
            <text:p/>
          </table:table-cell>
          <table:table-cell table:formula="of:=IF([.U185]&lt;&gt;&quot;&quot;; [.F185]; &quot;&quot;)">
            <text:p/>
          </table:table-cell>
          <table:table-cell table:formula="of:=IF([.V185]&lt;&gt;&quot;&quot;; [.V185]-[.U185]; &quot;&quot;)">
            <text:p/>
          </table:table-cell>
          <table:table-cell table:formula="of:=IF([.W185]&lt;&gt;&quot;&quot;; [.W185]/[.U185]; &quot;&quot;)">
            <text:p/>
          </table:table-cell>
        </table:table-row>
        <table:table-row table:style-name="ro1">
          <table:table-cell office:value-type="string" calcext:value-type="string">
            <text:p>2017-03-10</text:p>
          </table:table-cell>
          <table:table-cell office:value-type="float" office:value="645.49884" calcext:value-type="float">
            <text:p>645.5</text:p>
          </table:table-cell>
          <table:table-cell office:value-type="float" office:value="639.3823" calcext:value-type="float">
            <text:p>639.4</text:p>
          </table:table-cell>
          <table:table-cell office:value-type="float" office:value="632.62085" calcext:value-type="float">
            <text:p>632.6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office:value-type="float" office:value="656" calcext:value-type="float">
            <text:p>656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B186]/[.I186]-1" office:value-type="float" office:value="-0.0204873444613051" calcext:value-type="float">
            <text:p>-0.020</text:p>
          </table:table-cell>
          <table:table-cell table:formula="of:=[.C186]/[.F186]-1" office:value-type="float" office:value="-0.0428408682634731" calcext:value-type="float">
            <text:p>-0.043</text:p>
          </table:table-cell>
          <table:table-cell table:formula="of:=[.D186]/[.H186]-1" office:value-type="float" office:value="-0.0356389481707317" calcext:value-type="float">
            <text:p>-0.036</text:p>
          </table:table-cell>
          <table:table-cell/>
          <table:table-cell table:formula="of:=[.C186]*(1-[.K186])" office:value-type="float" office:value="652.481545422562" calcext:value-type="float">
            <text:p>652.5</text:p>
          </table:table-cell>
          <table:table-cell table:formula="of:=[.O186]/[.F186]-1" office:value-type="float" office:value="-0.0232312194273032" calcext:value-type="float">
            <text:p>-0.023</text:p>
          </table:table-cell>
          <table:table-cell table:formula="of:=[.D186]*(1-[.K186])" office:value-type="float" office:value="645.581571267354" calcext:value-type="float">
            <text:p>645.6</text:p>
          </table:table-cell>
          <table:table-cell table:formula="of:=[.Q186]/[.H186]-1" office:value-type="float" office:value="-0.0158817511168391" calcext:value-type="float">
            <text:p>-0.016</text:p>
          </table:table-cell>
          <table:table-cell/>
          <table:table-cell table:formula="of:=INT([.Q186])+[$パラメータ.$B$2]" office:value-type="float" office:value="645" calcext:value-type="float">
            <text:p>645</text:p>
          </table:table-cell>
          <table:table-cell table:formula="of:=IF([.H186]&lt;[.T186]; [.T186]; &quot;&quot;)">
            <text:p/>
          </table:table-cell>
          <table:table-cell table:formula="of:=IF([.U186]&lt;&gt;&quot;&quot;; [.F186]; &quot;&quot;)">
            <text:p/>
          </table:table-cell>
          <table:table-cell table:formula="of:=IF([.V186]&lt;&gt;&quot;&quot;; [.V186]-[.U186]; &quot;&quot;)">
            <text:p/>
          </table:table-cell>
          <table:table-cell table:formula="of:=IF([.W186]&lt;&gt;&quot;&quot;; [.W186]/[.U186]; &quot;&quot;)">
            <text:p/>
          </table:table-cell>
        </table:table-row>
        <table:table-row table:style-name="ro1">
          <table:table-cell office:value-type="string" calcext:value-type="string">
            <text:p>2017-03-13</text:p>
          </table:table-cell>
          <table:table-cell office:value-type="float" office:value="656.65564" calcext:value-type="float">
            <text:p>656.7</text:p>
          </table:table-cell>
          <table:table-cell office:value-type="float" office:value="650.6853" calcext:value-type="float">
            <text:p>650.7</text:p>
          </table:table-cell>
          <table:table-cell office:value-type="float" office:value="643.57117" calcext:value-type="float">
            <text:p>643.6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B187]/[.I187]-1" office:value-type="float" office:value="-0.0140305705705707" calcext:value-type="float">
            <text:p>-0.014</text:p>
          </table:table-cell>
          <table:table-cell table:formula="of:=[.C187]/[.F187]-1" office:value-type="float" office:value="-0.0273762331838565" calcext:value-type="float">
            <text:p>-0.027</text:p>
          </table:table-cell>
          <table:table-cell table:formula="of:=[.D187]/[.H187]-1" office:value-type="float" office:value="-0.0307663102409638" calcext:value-type="float">
            <text:p>-0.031</text:p>
          </table:table-cell>
          <table:table-cell/>
          <table:table-cell table:formula="of:=[.C187]*(1-[.K187])" office:value-type="float" office:value="659.814786020883" calcext:value-type="float">
            <text:p>659.8</text:p>
          </table:table-cell>
          <table:table-cell table:formula="of:=[.O187]/[.F187]-1" office:value-type="float" office:value="-0.0137297667849282" calcext:value-type="float">
            <text:p>-0.014</text:p>
          </table:table-cell>
          <table:table-cell table:formula="of:=[.D187]*(1-[.K187])" office:value-type="float" office:value="652.60084071787" calcext:value-type="float">
            <text:p>652.6</text:p>
          </table:table-cell>
          <table:table-cell table:formula="of:=[.Q187]/[.H187]-1" office:value-type="float" office:value="-0.017167408557425" calcext:value-type="float">
            <text:p>-0.017</text:p>
          </table:table-cell>
          <table:table-cell/>
          <table:table-cell table:formula="of:=INT([.Q187])+[$パラメータ.$B$2]" office:value-type="float" office:value="652" calcext:value-type="float">
            <text:p>652</text:p>
          </table:table-cell>
          <table:table-cell table:formula="of:=IF([.H187]&lt;[.T187]; [.T187]; &quot;&quot;)">
            <text:p/>
          </table:table-cell>
          <table:table-cell table:formula="of:=IF([.U187]&lt;&gt;&quot;&quot;; [.F187]; &quot;&quot;)">
            <text:p/>
          </table:table-cell>
          <table:table-cell table:formula="of:=IF([.V187]&lt;&gt;&quot;&quot;; [.V187]-[.U187]; &quot;&quot;)">
            <text:p/>
          </table:table-cell>
          <table:table-cell table:formula="of:=IF([.W187]&lt;&gt;&quot;&quot;; [.W187]/[.U187]; &quot;&quot;)">
            <text:p/>
          </table:table-cell>
        </table:table-row>
        <table:table-row table:style-name="ro1">
          <table:table-cell office:value-type="string" calcext:value-type="string">
            <text:p>2017-03-14</text:p>
          </table:table-cell>
          <table:table-cell office:value-type="float" office:value="657.5687" calcext:value-type="float">
            <text:p>657.6</text:p>
          </table:table-cell>
          <table:table-cell office:value-type="float" office:value="651.35486" calcext:value-type="float">
            <text:p>651.4</text:p>
          </table:table-cell>
          <table:table-cell office:value-type="float" office:value="644.63635" calcext:value-type="float">
            <text:p>644.6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80" calcext:value-type="float">
            <text:p>680</text:p>
          </table:table-cell>
          <table:table-cell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B188]/[.I188]-1" office:value-type="float" office:value="-0.0214751488095237" calcext:value-type="float">
            <text:p>-0.021</text:p>
          </table:table-cell>
          <table:table-cell table:formula="of:=[.C188]/[.F188]-1" office:value-type="float" office:value="-0.0378805612998523" calcext:value-type="float">
            <text:p>-0.038</text:p>
          </table:table-cell>
          <table:table-cell table:formula="of:=[.D188]/[.H188]-1" office:value-type="float" office:value="-0.0364180119581465" calcext:value-type="float">
            <text:p>-0.036</text:p>
          </table:table-cell>
          <table:table-cell/>
          <table:table-cell table:formula="of:=[.C188]*(1-[.K188])" office:value-type="float" office:value="665.342802546307" calcext:value-type="float">
            <text:p>665.3</text:p>
          </table:table-cell>
          <table:table-cell table:formula="of:=[.O188]/[.F188]-1" office:value-type="float" office:value="-0.0172189031812311" calcext:value-type="float">
            <text:p>-0.017</text:p>
          </table:table-cell>
          <table:table-cell table:formula="of:=[.D188]*(1-[.K188])" office:value-type="float" office:value="658.480011544278" calcext:value-type="float">
            <text:p>658.5</text:p>
          </table:table-cell>
          <table:table-cell table:formula="of:=[.Q188]/[.H188]-1" office:value-type="float" office:value="-0.015724945374771" calcext:value-type="float">
            <text:p>-0.016</text:p>
          </table:table-cell>
          <table:table-cell/>
          <table:table-cell table:formula="of:=INT([.Q188])+[$パラメータ.$B$2]" office:value-type="float" office:value="658" calcext:value-type="float">
            <text:p>658</text:p>
          </table:table-cell>
          <table:table-cell table:formula="of:=IF([.H188]&lt;[.T188]; [.T188]; &quot;&quot;)">
            <text:p/>
          </table:table-cell>
          <table:table-cell table:formula="of:=IF([.U188]&lt;&gt;&quot;&quot;; [.F188]; &quot;&quot;)">
            <text:p/>
          </table:table-cell>
          <table:table-cell table:formula="of:=IF([.V188]&lt;&gt;&quot;&quot;; [.V188]-[.U188]; &quot;&quot;)">
            <text:p/>
          </table:table-cell>
          <table:table-cell table:formula="of:=IF([.W188]&lt;&gt;&quot;&quot;; [.W188]/[.U188]; &quot;&quot;)">
            <text:p/>
          </table:table-cell>
        </table:table-row>
        <table:table-row table:style-name="ro1">
          <table:table-cell office:value-type="string" calcext:value-type="string">
            <text:p>2017-03-15</text:p>
          </table:table-cell>
          <table:table-cell office:value-type="float" office:value="664.9045" calcext:value-type="float">
            <text:p>664.9</text:p>
          </table:table-cell>
          <table:table-cell office:value-type="float" office:value="658.4659" calcext:value-type="float">
            <text:p>658.5</text:p>
          </table:table-cell>
          <table:table-cell office:value-type="float" office:value="651.6803" calcext:value-type="float">
            <text:p>651.7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B189]/[.I189]-1" office:value-type="float" office:value="-0.0178663220088626" calcext:value-type="float">
            <text:p>-0.018</text:p>
          </table:table-cell>
          <table:table-cell table:formula="of:=[.C189]/[.F189]-1" office:value-type="float" office:value="-0.0259380177514792" calcext:value-type="float">
            <text:p>-0.026</text:p>
          </table:table-cell>
          <table:table-cell table:formula="of:=[.D189]/[.H189]-1" office:value-type="float" office:value="-0.0273428358208956" calcext:value-type="float">
            <text:p>-0.027</text:p>
          </table:table-cell>
          <table:table-cell/>
          <table:table-cell table:formula="of:=[.C189]*(1-[.K189])" office:value-type="float" office:value="670.230263801256" calcext:value-type="float">
            <text:p>670.2</text:p>
          </table:table-cell>
          <table:table-cell table:formula="of:=[.O189]/[.F189]-1" office:value-type="float" office:value="-0.00853511272003615" calcext:value-type="float">
            <text:p>-0.009</text:p>
          </table:table-cell>
          <table:table-cell table:formula="of:=[.D189]*(1-[.K189])" office:value-type="float" office:value="663.323430086632" calcext:value-type="float">
            <text:p>663.3</text:p>
          </table:table-cell>
          <table:table-cell table:formula="of:=[.Q189]/[.H189]-1" office:value-type="float" office:value="-0.00996502972144453" calcext:value-type="float">
            <text:p>-0.010</text:p>
          </table:table-cell>
          <table:table-cell/>
          <table:table-cell table:formula="of:=INT([.Q189])+[$パラメータ.$B$2]" office:value-type="float" office:value="663" calcext:value-type="float">
            <text:p>663</text:p>
          </table:table-cell>
          <table:table-cell table:formula="of:=IF([.H189]&lt;[.T189]; [.T189]; &quot;&quot;)">
            <text:p/>
          </table:table-cell>
          <table:table-cell table:formula="of:=IF([.U189]&lt;&gt;&quot;&quot;; [.F189]; &quot;&quot;)">
            <text:p/>
          </table:table-cell>
          <table:table-cell table:formula="of:=IF([.V189]&lt;&gt;&quot;&quot;; [.V189]-[.U189]; &quot;&quot;)">
            <text:p/>
          </table:table-cell>
          <table:table-cell table:formula="of:=IF([.W189]&lt;&gt;&quot;&quot;; [.W189]/[.U189]; &quot;&quot;)">
            <text:p/>
          </table:table-cell>
        </table:table-row>
        <table:table-row table:style-name="ro1">
          <table:table-cell office:value-type="string" calcext:value-type="string">
            <text:p>2017-03-16</text:p>
          </table:table-cell>
          <table:table-cell office:value-type="float" office:value="665.006" calcext:value-type="float">
            <text:p>665.0</text:p>
          </table:table-cell>
          <table:table-cell office:value-type="float" office:value="658.8143" calcext:value-type="float">
            <text:p>658.8</text:p>
          </table:table-cell>
          <table:table-cell office:value-type="float" office:value="651.9281" calcext:value-type="float">
            <text:p>651.9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190]/[.I190]-1" office:value-type="float" office:value="-0.0133442136498517" calcext:value-type="float">
            <text:p>-0.013</text:p>
          </table:table-cell>
          <table:table-cell table:formula="of:=[.C190]/[.F190]-1" office:value-type="float" office:value="-0.0196215773809524" calcext:value-type="float">
            <text:p>-0.020</text:p>
          </table:table-cell>
          <table:table-cell table:formula="of:=[.D190]/[.H190]-1" office:value-type="float" office:value="-0.0269729850746269" calcext:value-type="float">
            <text:p>-0.027</text:p>
          </table:table-cell>
          <table:table-cell/>
          <table:table-cell table:formula="of:=[.C190]*(1-[.K190])" office:value-type="float" office:value="667.605658774778" calcext:value-type="float">
            <text:p>667.6</text:p>
          </table:table-cell>
          <table:table-cell table:formula="of:=[.O190]/[.F190]-1" office:value-type="float" office:value="-0.00653919825181926" calcext:value-type="float">
            <text:p>-0.007</text:p>
          </table:table-cell>
          <table:table-cell table:formula="of:=[.D190]*(1-[.K190])" office:value-type="float" office:value="660.627567850742" calcext:value-type="float">
            <text:p>660.6</text:p>
          </table:table-cell>
          <table:table-cell table:formula="of:=[.Q190]/[.H190]-1" office:value-type="float" office:value="-0.0139887047003854" calcext:value-type="float">
            <text:p>-0.014</text:p>
          </table:table-cell>
          <table:table-cell/>
          <table:table-cell table:formula="of:=INT([.Q190])+[$パラメータ.$B$2]" office:value-type="float" office:value="660" calcext:value-type="float">
            <text:p>660</text:p>
          </table:table-cell>
          <table:table-cell table:formula="of:=IF([.H190]&lt;[.T190]; [.T190]; &quot;&quot;)">
            <text:p/>
          </table:table-cell>
          <table:table-cell table:formula="of:=IF([.U190]&lt;&gt;&quot;&quot;; [.F190]; &quot;&quot;)">
            <text:p/>
          </table:table-cell>
          <table:table-cell table:formula="of:=IF([.V190]&lt;&gt;&quot;&quot;; [.V190]-[.U190]; &quot;&quot;)">
            <text:p/>
          </table:table-cell>
          <table:table-cell table:formula="of:=IF([.W190]&lt;&gt;&quot;&quot;; [.W190]/[.U190]; &quot;&quot;)">
            <text:p/>
          </table:table-cell>
        </table:table-row>
        <table:table-row table:style-name="ro1">
          <table:table-cell office:value-type="string" calcext:value-type="string">
            <text:p>2017-03-17</text:p>
          </table:table-cell>
          <table:table-cell office:value-type="float" office:value="658.53107" calcext:value-type="float">
            <text:p>658.5</text:p>
          </table:table-cell>
          <table:table-cell office:value-type="float" office:value="651.6316" calcext:value-type="float">
            <text:p>651.6</text:p>
          </table:table-cell>
          <table:table-cell office:value-type="float" office:value="645.3121" calcext:value-type="float">
            <text:p>645.3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666" calcext:value-type="float">
            <text:p>666</text:p>
          </table:table-cell>
          <table:table-cell/>
          <table:table-cell table:formula="of:=[.B191]/[.I191]-1" office:value-type="float" office:value="-0.0112146096096096" calcext:value-type="float">
            <text:p>-0.011</text:p>
          </table:table-cell>
          <table:table-cell table:formula="of:=[.C191]/[.F191]-1" office:value-type="float" office:value="-0.0245035928143712" calcext:value-type="float">
            <text:p>-0.025</text:p>
          </table:table-cell>
          <table:table-cell table:formula="of:=[.D191]/[.H191]-1" office:value-type="float" office:value="-0.031062912912913" calcext:value-type="float">
            <text:p>-0.031</text:p>
          </table:table-cell>
          <table:table-cell/>
          <table:table-cell table:formula="of:=[.C191]*(1-[.K191])" office:value-type="float" office:value="658.939394003285" calcext:value-type="float">
            <text:p>658.9</text:p>
          </table:table-cell>
          <table:table-cell table:formula="of:=[.O191]/[.F191]-1" office:value-type="float" office:value="-0.0135637814322075" calcext:value-type="float">
            <text:p>-0.014</text:p>
          </table:table-cell>
          <table:table-cell table:formula="of:=[.D191]*(1-[.K191])" office:value-type="float" office:value="652.549023277857" calcext:value-type="float">
            <text:p>652.5</text:p>
          </table:table-cell>
          <table:table-cell table:formula="of:=[.Q191]/[.H191]-1" office:value-type="float" office:value="-0.0201966617449589" calcext:value-type="float">
            <text:p>-0.020</text:p>
          </table:table-cell>
          <table:table-cell/>
          <table:table-cell table:formula="of:=INT([.Q191])+[$パラメータ.$B$2]" office:value-type="float" office:value="652" calcext:value-type="float">
            <text:p>652</text:p>
          </table:table-cell>
          <table:table-cell table:formula="of:=IF([.H191]&lt;[.T191]; [.T191]; &quot;&quot;)">
            <text:p/>
          </table:table-cell>
          <table:table-cell table:formula="of:=IF([.U191]&lt;&gt;&quot;&quot;; [.F191]; &quot;&quot;)">
            <text:p/>
          </table:table-cell>
          <table:table-cell table:formula="of:=IF([.V191]&lt;&gt;&quot;&quot;; [.V191]-[.U191]; &quot;&quot;)">
            <text:p/>
          </table:table-cell>
          <table:table-cell table:formula="of:=IF([.W191]&lt;&gt;&quot;&quot;; [.W191]/[.U191]; &quot;&quot;)">
            <text:p/>
          </table:table-cell>
        </table:table-row>
        <table:table-row table:style-name="ro1">
          <table:table-cell office:value-type="string" calcext:value-type="string">
            <text:p>2017-03-21</text:p>
          </table:table-cell>
          <table:table-cell office:value-type="float" office:value="657.0236" calcext:value-type="float">
            <text:p>657.0</text:p>
          </table:table-cell>
          <table:table-cell office:value-type="float" office:value="650.3895" calcext:value-type="float">
            <text:p>650.4</text:p>
          </table:table-cell>
          <table:table-cell office:value-type="float" office:value="643.9593" calcext:value-type="float">
            <text:p>644.0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B192]/[.I192]-1" office:value-type="float" office:value="-0.0222863095238095" calcext:value-type="float">
            <text:p>-0.022</text:p>
          </table:table-cell>
          <table:table-cell table:formula="of:=[.C192]/[.F192]-1" office:value-type="float" office:value="-0.0350304154302671" calcext:value-type="float">
            <text:p>-0.035</text:p>
          </table:table-cell>
          <table:table-cell table:formula="of:=[.D192]/[.H192]-1" office:value-type="float" office:value="-0.0359890718562874" calcext:value-type="float">
            <text:p>-0.036</text:p>
          </table:table-cell>
          <table:table-cell/>
          <table:table-cell table:formula="of:=[.C192]*(1-[.K192])" office:value-type="float" office:value="664.884281708036" calcext:value-type="float">
            <text:p>664.9</text:p>
          </table:table-cell>
          <table:table-cell table:formula="of:=[.O192]/[.F192]-1" office:value-type="float" office:value="-0.0135248045874842" calcext:value-type="float">
            <text:p>-0.014</text:p>
          </table:table-cell>
          <table:table-cell table:formula="of:=[.D192]*(1-[.K192])" office:value-type="float" office:value="658.310776280536" calcext:value-type="float">
            <text:p>658.3</text:p>
          </table:table-cell>
          <table:table-cell table:formula="of:=[.Q192]/[.H192]-1" office:value-type="float" office:value="-0.0145048259273417" calcext:value-type="float">
            <text:p>-0.015</text:p>
          </table:table-cell>
          <table:table-cell/>
          <table:table-cell table:formula="of:=INT([.Q192])+[$パラメータ.$B$2]" office:value-type="float" office:value="658" calcext:value-type="float">
            <text:p>658</text:p>
          </table:table-cell>
          <table:table-cell table:formula="of:=IF([.H192]&lt;[.T192]; [.T192]; &quot;&quot;)">
            <text:p/>
          </table:table-cell>
          <table:table-cell table:formula="of:=IF([.U192]&lt;&gt;&quot;&quot;; [.F192]; &quot;&quot;)">
            <text:p/>
          </table:table-cell>
          <table:table-cell table:formula="of:=IF([.V192]&lt;&gt;&quot;&quot;; [.V192]-[.U192]; &quot;&quot;)">
            <text:p/>
          </table:table-cell>
          <table:table-cell table:formula="of:=IF([.W192]&lt;&gt;&quot;&quot;; [.W192]/[.U192]; &quot;&quot;)">
            <text:p/>
          </table:table-cell>
        </table:table-row>
        <table:table-row table:style-name="ro1">
          <table:table-cell office:value-type="string" calcext:value-type="string">
            <text:p>2017-03-22</text:p>
          </table:table-cell>
          <table:table-cell office:value-type="float" office:value="661.92615" calcext:value-type="float">
            <text:p>661.9</text:p>
          </table:table-cell>
          <table:table-cell office:value-type="float" office:value="655.7733" calcext:value-type="float">
            <text:p>655.8</text:p>
          </table:table-cell>
          <table:table-cell office:value-type="float" office:value="648.90076" calcext:value-type="float">
            <text:p>648.9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193]/[.I193]-1" office:value-type="float" office:value="-0.00462233082706764" calcext:value-type="float">
            <text:p>-0.005</text:p>
          </table:table-cell>
          <table:table-cell table:formula="of:=[.C193]/[.F193]-1" office:value-type="float" office:value="-0.00338404255319158" calcext:value-type="float">
            <text:p>-0.003</text:p>
          </table:table-cell>
          <table:table-cell table:formula="of:=[.D193]/[.H193]-1" office:value-type="float" office:value="-0.00627754977029094" calcext:value-type="float">
            <text:p>-0.006</text:p>
          </table:table-cell>
          <table:table-cell/>
          <table:table-cell table:formula="of:=[.C193]*(1-[.K193])" office:value-type="float" office:value="658.804501140158" calcext:value-type="float">
            <text:p>658.8</text:p>
          </table:table-cell>
          <table:table-cell table:formula="of:=[.O193]/[.F193]-1" office:value-type="float" office:value="0.0012226461096625" calcext:value-type="float">
            <text:p>0.001</text:p>
          </table:table-cell>
          <table:table-cell table:formula="of:=[.D193]*(1-[.K193])" office:value-type="float" office:value="651.900193986656" calcext:value-type="float">
            <text:p>651.9</text:p>
          </table:table-cell>
          <table:table-cell table:formula="of:=[.Q193]/[.H193]-1" office:value-type="float" office:value="-0.00168423585504496" calcext:value-type="float">
            <text:p>-0.002</text:p>
          </table:table-cell>
          <table:table-cell/>
          <table:table-cell table:formula="of:=INT([.Q193])+[$パラメータ.$B$2]" office:value-type="float" office:value="651" calcext:value-type="float">
            <text:p>651</text:p>
          </table:table-cell>
          <table:table-cell table:formula="of:=IF([.H193]&lt;[.T193]; [.T193]; &quot;&quot;)">
            <text:p/>
          </table:table-cell>
          <table:table-cell table:formula="of:=IF([.U193]&lt;&gt;&quot;&quot;; [.F193]; &quot;&quot;)">
            <text:p/>
          </table:table-cell>
          <table:table-cell table:formula="of:=IF([.V193]&lt;&gt;&quot;&quot;; [.V193]-[.U193]; &quot;&quot;)">
            <text:p/>
          </table:table-cell>
          <table:table-cell table:formula="of:=IF([.W193]&lt;&gt;&quot;&quot;; [.W193]/[.U193]; &quot;&quot;)">
            <text:p/>
          </table:table-cell>
        </table:table-row>
        <table:table-row table:style-name="ro1">
          <table:table-cell office:value-type="string" calcext:value-type="string">
            <text:p>2017-03-23</text:p>
          </table:table-cell>
          <table:table-cell office:value-type="float" office:value="644.29474" calcext:value-type="float">
            <text:p>644.3</text:p>
          </table:table-cell>
          <table:table-cell office:value-type="float" office:value="637.2811" calcext:value-type="float">
            <text:p>637.3</text:p>
          </table:table-cell>
          <table:table-cell office:value-type="float" office:value="631.29565" calcext:value-type="float">
            <text:p>631.3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 office:value-type="float" office:value="640" calcext:value-type="float">
            <text:p>640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B194]/[.I194]-1" office:value-type="float" office:value="-0.0208286626139816" calcext:value-type="float">
            <text:p>-0.021</text:p>
          </table:table-cell>
          <table:table-cell table:formula="of:=[.C194]/[.F194]-1" office:value-type="float" office:value="-0.024071822358346" calcext:value-type="float">
            <text:p>-0.024</text:p>
          </table:table-cell>
          <table:table-cell table:formula="of:=[.D194]/[.H194]-1" office:value-type="float" office:value="-0.013600546875" calcext:value-type="float">
            <text:p>-0.014</text:p>
          </table:table-cell>
          <table:table-cell/>
          <table:table-cell table:formula="of:=[.C194]*(1-[.K194])" office:value-type="float" office:value="650.554813022167" calcext:value-type="float">
            <text:p>650.6</text:p>
          </table:table-cell>
          <table:table-cell table:formula="of:=[.O194]/[.F194]-1" office:value-type="float" office:value="-0.00374454361077003" calcext:value-type="float">
            <text:p>-0.004</text:p>
          </table:table-cell>
          <table:table-cell table:formula="of:=[.D194]*(1-[.K194])" office:value-type="float" office:value="644.444694103524" calcext:value-type="float">
            <text:p>644.4</text:p>
          </table:table-cell>
          <table:table-cell table:formula="of:=[.Q194]/[.H194]-1" office:value-type="float" office:value="0.00694483453675665" calcext:value-type="float">
            <text:p>0.007</text:p>
          </table:table-cell>
          <table:table-cell/>
          <table:table-cell table:formula="of:=INT([.Q194])+[$パラメータ.$B$2]" office:value-type="float" office:value="644" calcext:value-type="float">
            <text:p>644</text:p>
          </table:table-cell>
          <table:table-cell table:formula="of:=IF([.H194]&lt;[.T194]; [.T194]; &quot;&quot;)" office:value-type="float" office:value="644" calcext:value-type="float">
            <text:p>644</text:p>
          </table:table-cell>
          <table:table-cell table:formula="of:=IF([.U194]&lt;&gt;&quot;&quot;; [.F194]; &quot;&quot;)" office:value-type="float" office:value="653" calcext:value-type="float">
            <text:p>653</text:p>
          </table:table-cell>
          <table:table-cell table:formula="of:=IF([.V194]&lt;&gt;&quot;&quot;; [.V194]-[.U194]; &quot;&quot;)" office:value-type="float" office:value="9" calcext:value-type="float">
            <text:p>9</text:p>
          </table:table-cell>
          <table:table-cell table:formula="of:=IF([.W194]&lt;&gt;&quot;&quot;; [.W194]/[.U194]; &quot;&quot;)" office:value-type="float" office:value="0.0139751552795031" calcext:value-type="float">
            <text:p>0.014</text:p>
          </table:table-cell>
        </table:table-row>
        <table:table-row table:style-name="ro1">
          <table:table-cell office:value-type="string" calcext:value-type="string">
            <text:p>2017-03-24</text:p>
          </table:table-cell>
          <table:table-cell office:value-type="float" office:value="642.31067" calcext:value-type="float">
            <text:p>642.3</text:p>
          </table:table-cell>
          <table:table-cell office:value-type="float" office:value="635.3669" calcext:value-type="float">
            <text:p>635.4</text:p>
          </table:table-cell>
          <table:table-cell office:value-type="float" office:value="629.1532" calcext:value-type="float">
            <text:p>629.2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68" calcext:value-type="float">
            <text:p>668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195]/[.I195]-1" office:value-type="float" office:value="-0.020867881097561" calcext:value-type="float">
            <text:p>-0.021</text:p>
          </table:table-cell>
          <table:table-cell table:formula="of:=[.C195]/[.F195]-1" office:value-type="float" office:value="-0.0387792738275341" calcext:value-type="float">
            <text:p>-0.039</text:p>
          </table:table-cell>
          <table:table-cell table:formula="of:=[.D195]/[.H195]-1" office:value-type="float" office:value="-0.0394607633587787" calcext:value-type="float">
            <text:p>-0.039</text:p>
          </table:table-cell>
          <table:table-cell/>
          <table:table-cell table:formula="of:=[.C195]*(1-[.K195])" office:value-type="float" office:value="648.625660922526" calcext:value-type="float">
            <text:p>648.6</text:p>
          </table:table-cell>
          <table:table-cell table:formula="of:=[.O195]/[.F195]-1" office:value-type="float" office:value="-0.0187206340052557" calcext:value-type="float">
            <text:p>-0.019</text:p>
          </table:table-cell>
          <table:table-cell table:formula="of:=[.D195]*(1-[.K195])" office:value-type="float" office:value="642.28229416975" calcext:value-type="float">
            <text:p>642.3</text:p>
          </table:table-cell>
          <table:table-cell table:formula="of:=[.Q195]/[.H195]-1" office:value-type="float" office:value="-0.0194163447790077" calcext:value-type="float">
            <text:p>-0.019</text:p>
          </table:table-cell>
          <table:table-cell/>
          <table:table-cell table:formula="of:=INT([.Q195])+[$パラメータ.$B$2]" office:value-type="float" office:value="642" calcext:value-type="float">
            <text:p>642</text:p>
          </table:table-cell>
          <table:table-cell table:formula="of:=IF([.H195]&lt;[.T195]; [.T195]; &quot;&quot;)">
            <text:p/>
          </table:table-cell>
          <table:table-cell table:formula="of:=IF([.U195]&lt;&gt;&quot;&quot;; [.F195]; &quot;&quot;)">
            <text:p/>
          </table:table-cell>
          <table:table-cell table:formula="of:=IF([.V195]&lt;&gt;&quot;&quot;; [.V195]-[.U195]; &quot;&quot;)">
            <text:p/>
          </table:table-cell>
          <table:table-cell table:formula="of:=IF([.W195]&lt;&gt;&quot;&quot;; [.W195]/[.U195]; &quot;&quot;)">
            <text:p/>
          </table:table-cell>
        </table:table-row>
        <table:table-row table:style-name="ro1">
          <table:table-cell office:value-type="string" calcext:value-type="string">
            <text:p>2017-03-27</text:p>
          </table:table-cell>
          <table:table-cell office:value-type="float" office:value="654.33057" calcext:value-type="float">
            <text:p>654.3</text:p>
          </table:table-cell>
          <table:table-cell office:value-type="float" office:value="648.14825" calcext:value-type="float">
            <text:p>648.1</text:p>
          </table:table-cell>
          <table:table-cell office:value-type="float" office:value="641.4939" calcext:value-type="float">
            <text:p>641.5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B196]/[.I196]-1" office:value-type="float" office:value="-0.00859004545454556" calcext:value-type="float">
            <text:p>-0.009</text:p>
          </table:table-cell>
          <table:table-cell table:formula="of:=[.C196]/[.F196]-1" office:value-type="float" office:value="-0.0238731174698795" calcext:value-type="float">
            <text:p>-0.024</text:p>
          </table:table-cell>
          <table:table-cell table:formula="of:=[.D196]/[.H196]-1" office:value-type="float" office:value="-0.0265646433990895" calcext:value-type="float">
            <text:p>-0.027</text:p>
          </table:table-cell>
          <table:table-cell/>
          <table:table-cell table:formula="of:=[.C196]*(1-[.K196])" office:value-type="float" office:value="653.715872928784" calcext:value-type="float">
            <text:p>653.7</text:p>
          </table:table-cell>
          <table:table-cell table:formula="of:=[.O196]/[.F196]-1" office:value-type="float" office:value="-0.0154881431795419" calcext:value-type="float">
            <text:p>-0.015</text:p>
          </table:table-cell>
          <table:table-cell table:formula="of:=[.D196]*(1-[.K196])" office:value-type="float" office:value="647.004361759814" calcext:value-type="float">
            <text:p>647.0</text:p>
          </table:table-cell>
          <table:table-cell table:formula="of:=[.Q196]/[.H196]-1" office:value-type="float" office:value="-0.0182027894388259" calcext:value-type="float">
            <text:p>-0.018</text:p>
          </table:table-cell>
          <table:table-cell/>
          <table:table-cell table:formula="of:=INT([.Q196])+[$パラメータ.$B$2]" office:value-type="float" office:value="647" calcext:value-type="float">
            <text:p>647</text:p>
          </table:table-cell>
          <table:table-cell table:formula="of:=IF([.H196]&lt;[.T196]; [.T196]; &quot;&quot;)">
            <text:p/>
          </table:table-cell>
          <table:table-cell table:formula="of:=IF([.U196]&lt;&gt;&quot;&quot;; [.F196]; &quot;&quot;)">
            <text:p/>
          </table:table-cell>
          <table:table-cell table:formula="of:=IF([.V196]&lt;&gt;&quot;&quot;; [.V196]-[.U196]; &quot;&quot;)">
            <text:p/>
          </table:table-cell>
          <table:table-cell table:formula="of:=IF([.W196]&lt;&gt;&quot;&quot;; [.W196]/[.U196]; &quot;&quot;)">
            <text:p/>
          </table:table-cell>
        </table:table-row>
        <table:table-row table:style-name="ro1">
          <table:table-cell office:value-type="string" calcext:value-type="string">
            <text:p>2017-03-28</text:p>
          </table:table-cell>
          <table:table-cell office:value-type="float" office:value="654.24677" calcext:value-type="float">
            <text:p>654.2</text:p>
          </table:table-cell>
          <table:table-cell office:value-type="float" office:value="648.35205" calcext:value-type="float">
            <text:p>648.4</text:p>
          </table:table-cell>
          <table:table-cell office:value-type="float" office:value="641.47626" calcext:value-type="float">
            <text:p>641.5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B197]/[.I197]-1" office:value-type="float" office:value="-0.0307455259259259" calcext:value-type="float">
            <text:p>-0.031</text:p>
          </table:table-cell>
          <table:table-cell table:formula="of:=[.C197]/[.F197]-1" office:value-type="float" office:value="-0.056256113537118" calcext:value-type="float">
            <text:p>-0.056</text:p>
          </table:table-cell>
          <table:table-cell table:formula="of:=[.D197]/[.H197]-1" office:value-type="float" office:value="-0.0454222321428571" calcext:value-type="float">
            <text:p>-0.045</text:p>
          </table:table-cell>
          <table:table-cell/>
          <table:table-cell table:formula="of:=[.C197]*(1-[.K197])" office:value-type="float" office:value="668.285974762402" calcext:value-type="float">
            <text:p>668.3</text:p>
          </table:table-cell>
          <table:table-cell table:formula="of:=[.O197]/[.F197]-1" office:value-type="float" office:value="-0.0272402114084392" calcext:value-type="float">
            <text:p>-0.027</text:p>
          </table:table-cell>
          <table:table-cell table:formula="of:=[.D197]*(1-[.K197])" office:value-type="float" office:value="661.198784982696" calcext:value-type="float">
            <text:p>661.2</text:p>
          </table:table-cell>
          <table:table-cell table:formula="of:=[.Q197]/[.H197]-1" office:value-type="float" office:value="-0.0160732366328928" calcext:value-type="float">
            <text:p>-0.016</text:p>
          </table:table-cell>
          <table:table-cell/>
          <table:table-cell table:formula="of:=INT([.Q197])+[$パラメータ.$B$2]" office:value-type="float" office:value="661" calcext:value-type="float">
            <text:p>661</text:p>
          </table:table-cell>
          <table:table-cell table:formula="of:=IF([.H197]&lt;[.T197]; [.T197]; &quot;&quot;)">
            <text:p/>
          </table:table-cell>
          <table:table-cell table:formula="of:=IF([.U197]&lt;&gt;&quot;&quot;; [.F197]; &quot;&quot;)">
            <text:p/>
          </table:table-cell>
          <table:table-cell table:formula="of:=IF([.V197]&lt;&gt;&quot;&quot;; [.V197]-[.U197]; &quot;&quot;)">
            <text:p/>
          </table:table-cell>
          <table:table-cell table:formula="of:=IF([.W197]&lt;&gt;&quot;&quot;; [.W197]/[.U197]; &quot;&quot;)">
            <text:p/>
          </table:table-cell>
        </table:table-row>
        <table:table-row table:style-name="ro1">
          <table:table-cell office:value-type="string" calcext:value-type="string">
            <text:p>2017-03-29</text:p>
          </table:table-cell>
          <table:table-cell office:value-type="float" office:value="672.98413" calcext:value-type="float">
            <text:p>673.0</text:p>
          </table:table-cell>
          <table:table-cell office:value-type="float" office:value="666.9131" calcext:value-type="float">
            <text:p>666.9</text:p>
          </table:table-cell>
          <table:table-cell office:value-type="float" office:value="659.9182" calcext:value-type="float">
            <text:p>659.9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93" calcext:value-type="float">
            <text:p>693</text:p>
          </table:table-cell>
          <table:table-cell office:value-type="float" office:value="683" calcext:value-type="float">
            <text:p>683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B198]/[.I198]-1" office:value-type="float" office:value="-0.0232450943396225" calcext:value-type="float">
            <text:p>-0.023</text:p>
          </table:table-cell>
          <table:table-cell table:formula="of:=[.C198]/[.F198]-1" office:value-type="float" office:value="-0.0264042335766423" calcext:value-type="float">
            <text:p>-0.026</text:p>
          </table:table-cell>
          <table:table-cell table:formula="of:=[.D198]/[.H198]-1" office:value-type="float" office:value="-0.033794729136164" calcext:value-type="float">
            <text:p>-0.034</text:p>
          </table:table-cell>
          <table:table-cell/>
          <table:table-cell table:formula="of:=[.C198]*(1-[.K198])" office:value-type="float" office:value="682.41555792583" calcext:value-type="float">
            <text:p>682.4</text:p>
          </table:table-cell>
          <table:table-cell table:formula="of:=[.O198]/[.F198]-1" office:value-type="float" office:value="-0.00377290813747433" calcext:value-type="float">
            <text:p>-0.004</text:p>
          </table:table-cell>
          <table:table-cell table:formula="of:=[.D198]*(1-[.K198])" office:value-type="float" office:value="675.258060815434" calcext:value-type="float">
            <text:p>675.3</text:p>
          </table:table-cell>
          <table:table-cell table:formula="of:=[.Q198]/[.H198]-1" office:value-type="float" office:value="-0.0113351964634937" calcext:value-type="float">
            <text:p>-0.011</text:p>
          </table:table-cell>
          <table:table-cell/>
          <table:table-cell table:formula="of:=INT([.Q198])+[$パラメータ.$B$2]" office:value-type="float" office:value="675" calcext:value-type="float">
            <text:p>675</text:p>
          </table:table-cell>
          <table:table-cell table:formula="of:=IF([.H198]&lt;[.T198]; [.T198]; &quot;&quot;)">
            <text:p/>
          </table:table-cell>
          <table:table-cell table:formula="of:=IF([.U198]&lt;&gt;&quot;&quot;; [.F198]; &quot;&quot;)">
            <text:p/>
          </table:table-cell>
          <table:table-cell table:formula="of:=IF([.V198]&lt;&gt;&quot;&quot;; [.V198]-[.U198]; &quot;&quot;)">
            <text:p/>
          </table:table-cell>
          <table:table-cell table:formula="of:=IF([.W198]&lt;&gt;&quot;&quot;; [.W198]/[.U198]; &quot;&quot;)">
            <text:p/>
          </table:table-cell>
        </table:table-row>
        <table:table-row table:style-name="ro1">
          <table:table-cell office:value-type="string" calcext:value-type="string">
            <text:p>2017-03-30</text:p>
          </table:table-cell>
          <table:table-cell office:value-type="float" office:value="676.62854" calcext:value-type="float">
            <text:p>676.6</text:p>
          </table:table-cell>
          <table:table-cell office:value-type="float" office:value="670.87885" calcext:value-type="float">
            <text:p>670.9</text:p>
          </table:table-cell>
          <table:table-cell office:value-type="float" office:value="663.8649" calcext:value-type="float">
            <text:p>663.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B199]/[.I199]-1" office:value-type="float" office:value="-0.0122211094890511" calcext:value-type="float">
            <text:p>-0.012</text:p>
          </table:table-cell>
          <table:table-cell table:formula="of:=[.C199]/[.F199]-1" office:value-type="float" office:value="-0.036093606321839" calcext:value-type="float">
            <text:p>-0.036</text:p>
          </table:table-cell>
          <table:table-cell table:formula="of:=[.D199]/[.H199]-1" office:value-type="float" office:value="-0.028016251830161" calcext:value-type="float">
            <text:p>-0.028</text:p>
          </table:table-cell>
          <table:table-cell/>
          <table:table-cell table:formula="of:=[.C199]*(1-[.K199])" office:value-type="float" office:value="679.077733879739" calcext:value-type="float">
            <text:p>679.1</text:p>
          </table:table-cell>
          <table:table-cell table:formula="of:=[.O199]/[.F199]-1" office:value-type="float" office:value="-0.024313600747502" calcext:value-type="float">
            <text:p>-0.024</text:p>
          </table:table-cell>
          <table:table-cell table:formula="of:=[.D199]*(1-[.K199])" office:value-type="float" office:value="671.978065628838" calcext:value-type="float">
            <text:p>672.0</text:p>
          </table:table-cell>
          <table:table-cell table:formula="of:=[.Q199]/[.H199]-1" office:value-type="float" office:value="-0.0161375320221991" calcext:value-type="float">
            <text:p>-0.016</text:p>
          </table:table-cell>
          <table:table-cell/>
          <table:table-cell table:formula="of:=INT([.Q199])+[$パラメータ.$B$2]" office:value-type="float" office:value="671" calcext:value-type="float">
            <text:p>671</text:p>
          </table:table-cell>
          <table:table-cell table:formula="of:=IF([.H199]&lt;[.T199]; [.T199]; &quot;&quot;)">
            <text:p/>
          </table:table-cell>
          <table:table-cell table:formula="of:=IF([.U199]&lt;&gt;&quot;&quot;; [.F199]; &quot;&quot;)">
            <text:p/>
          </table:table-cell>
          <table:table-cell table:formula="of:=IF([.V199]&lt;&gt;&quot;&quot;; [.V199]-[.U199]; &quot;&quot;)">
            <text:p/>
          </table:table-cell>
          <table:table-cell table:formula="of:=IF([.W199]&lt;&gt;&quot;&quot;; [.W199]/[.U199]; &quot;&quot;)">
            <text:p/>
          </table:table-cell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684.67365" calcext:value-type="float">
            <text:p>684.7</text:p>
          </table:table-cell>
          <table:table-cell office:value-type="float" office:value="678.9275" calcext:value-type="float">
            <text:p>678.9</text:p>
          </table:table-cell>
          <table:table-cell office:value-type="float" office:value="671.79254" calcext:value-type="float">
            <text:p>671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702" calcext:value-type="float">
            <text:p>702</text:p>
          </table:table-cell>
          <table:table-cell office:value-type="float" office:value="680" calcext:value-type="float">
            <text:p>680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B200]/[.I200]-1" office:value-type="float" office:value="-0.0162734913793104" calcext:value-type="float">
            <text:p>-0.016</text:p>
          </table:table-cell>
          <table:table-cell table:formula="of:=[.C200]/[.F200]-1" office:value-type="float" office:value="-0.00157720588235288" calcext:value-type="float">
            <text:p>-0.002</text:p>
          </table:table-cell>
          <table:table-cell table:formula="of:=[.D200]/[.H200]-1" office:value-type="float" office:value="-0.012069794117647" calcext:value-type="float">
            <text:p>-0.012</text:p>
          </table:table-cell>
          <table:table-cell/>
          <table:table-cell table:formula="of:=[.C200]*(1-[.K200])" office:value-type="float" office:value="689.976020818427" calcext:value-type="float">
            <text:p>690.0</text:p>
          </table:table-cell>
          <table:table-cell table:formula="of:=[.O200]/[.F200]-1" office:value-type="float" office:value="0.0146706188506276" calcext:value-type="float">
            <text:p>0.015</text:p>
          </table:table-cell>
          <table:table-cell table:formula="of:=[.D200]*(1-[.K200])" office:value-type="float" office:value="682.724950108375" calcext:value-type="float">
            <text:p>682.7</text:p>
          </table:table-cell>
          <table:table-cell table:formula="of:=[.Q200]/[.H200]-1" office:value-type="float" office:value="0.00400727957113989" calcext:value-type="float">
            <text:p>0.004</text:p>
          </table:table-cell>
          <table:table-cell/>
          <table:table-cell table:formula="of:=INT([.Q200])+[$パラメータ.$B$2]" office:value-type="float" office:value="682" calcext:value-type="float">
            <text:p>682</text:p>
          </table:table-cell>
          <table:table-cell table:formula="of:=IF([.H200]&lt;[.T200]; [.T200]; &quot;&quot;)" office:value-type="float" office:value="682" calcext:value-type="float">
            <text:p>682</text:p>
          </table:table-cell>
          <table:table-cell table:formula="of:=IF([.U200]&lt;&gt;&quot;&quot;; [.F200]; &quot;&quot;)" office:value-type="float" office:value="680" calcext:value-type="float">
            <text:p>680</text:p>
          </table:table-cell>
          <table:table-cell table:formula="of:=IF([.V200]&lt;&gt;&quot;&quot;; [.V200]-[.U200]; &quot;&quot;)" office:value-type="float" office:value="-2" calcext:value-type="float">
            <text:p>-2</text:p>
          </table:table-cell>
          <table:table-cell table:formula="of:=IF([.W200]&lt;&gt;&quot;&quot;; [.W200]/[.U200]; &quot;&quot;)" office:value-type="float" office:value="-0.00293255131964809" calcext:value-type="float">
            <text:p>-0.003</text:p>
          </table:table-cell>
        </table:table-row>
        <table:table-row table:style-name="ro1">
          <table:table-cell office:value-type="string" calcext:value-type="string">
            <text:p>2017-04-03</text:p>
          </table:table-cell>
          <table:table-cell office:value-type="float" office:value="678.5855" calcext:value-type="float">
            <text:p>678.6</text:p>
          </table:table-cell>
          <table:table-cell office:value-type="float" office:value="672.9649" calcext:value-type="float">
            <text:p>673.0</text:p>
          </table:table-cell>
          <table:table-cell office:value-type="float" office:value="665.97205" calcext:value-type="float">
            <text:p>666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671" calcext:value-type="float">
            <text:p>671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B201]/[.I201]-1" office:value-type="float" office:value="0.000863569321533975" calcext:value-type="float">
            <text:p>0.001</text:p>
          </table:table-cell>
          <table:table-cell table:formula="of:=[.C201]/[.F201]-1" office:value-type="float" office:value="-0.00448979289940832" calcext:value-type="float">
            <text:p>-0.004</text:p>
          </table:table-cell>
          <table:table-cell table:formula="of:=[.D201]/[.H201]-1" office:value-type="float" office:value="-0.00749321907600598" calcext:value-type="float">
            <text:p>-0.007</text:p>
          </table:table-cell>
          <table:table-cell/>
          <table:table-cell table:formula="of:=[.C201]*(1-[.K201])" office:value-type="float" office:value="672.383748157891" calcext:value-type="float">
            <text:p>672.4</text:p>
          </table:table-cell>
          <table:table-cell table:formula="of:=[.O201]/[.F201]-1" office:value-type="float" office:value="-0.00534948497353438" calcext:value-type="float">
            <text:p>-0.005</text:p>
          </table:table-cell>
          <table:table-cell table:formula="of:=[.D201]*(1-[.K201])" office:value-type="float" office:value="665.396936968621" calcext:value-type="float">
            <text:p>665.4</text:p>
          </table:table-cell>
          <table:table-cell table:formula="of:=[.Q201]/[.H201]-1" office:value-type="float" office:value="-0.00835031748342652" calcext:value-type="float">
            <text:p>-0.008</text:p>
          </table:table-cell>
          <table:table-cell/>
          <table:table-cell table:formula="of:=INT([.Q201])+[$パラメータ.$B$2]" office:value-type="float" office:value="665" calcext:value-type="float">
            <text:p>665</text:p>
          </table:table-cell>
          <table:table-cell table:formula="of:=IF([.H201]&lt;[.T201]; [.T201]; &quot;&quot;)">
            <text:p/>
          </table:table-cell>
          <table:table-cell table:formula="of:=IF([.U201]&lt;&gt;&quot;&quot;; [.F201]; &quot;&quot;)">
            <text:p/>
          </table:table-cell>
          <table:table-cell table:formula="of:=IF([.V201]&lt;&gt;&quot;&quot;; [.V201]-[.U201]; &quot;&quot;)">
            <text:p/>
          </table:table-cell>
          <table:table-cell table:formula="of:=IF([.W201]&lt;&gt;&quot;&quot;; [.W201]/[.U201]; &quot;&quot;)">
            <text:p/>
          </table:table-cell>
        </table:table-row>
        <table:table-row table:style-name="ro1">
          <table:table-cell office:value-type="string" calcext:value-type="string">
            <text:p>2017-04-04</text:p>
          </table:table-cell>
          <table:table-cell office:value-type="float" office:value="666.8957" calcext:value-type="float">
            <text:p>666.9</text:p>
          </table:table-cell>
          <table:table-cell office:value-type="float" office:value="660.9157" calcext:value-type="float">
            <text:p>660.9</text:p>
          </table:table-cell>
          <table:table-cell office:value-type="float" office:value="654.3757" calcext:value-type="float">
            <text:p>654.4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85" calcext:value-type="float">
            <text:p>685</text:p>
          </table:table-cell>
          <table:table-cell office:value-type="float" office:value="671" calcext:value-type="float">
            <text:p>671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B202]/[.I202]-1" office:value-type="float" office:value="-0.0221470674486803" calcext:value-type="float">
            <text:p>-0.022</text:p>
          </table:table-cell>
          <table:table-cell table:formula="of:=[.C202]/[.F202]-1" office:value-type="float" office:value="-0.0194129080118695" calcext:value-type="float">
            <text:p>-0.019</text:p>
          </table:table-cell>
          <table:table-cell table:formula="of:=[.D202]/[.H202]-1" office:value-type="float" office:value="-0.0247754098360655" calcext:value-type="float">
            <text:p>-0.025</text:p>
          </table:table-cell>
          <table:table-cell/>
          <table:table-cell table:formula="of:=[.C202]*(1-[.K202])" office:value-type="float" office:value="675.553044585792" calcext:value-type="float">
            <text:p>675.6</text:p>
          </table:table-cell>
          <table:table-cell table:formula="of:=[.O202]/[.F202]-1" office:value-type="float" office:value="0.00230422045369694" calcext:value-type="float">
            <text:p>0.002</text:p>
          </table:table-cell>
          <table:table-cell table:formula="of:=[.D202]*(1-[.K202])" office:value-type="float" office:value="668.868202764677" calcext:value-type="float">
            <text:p>668.9</text:p>
          </table:table-cell>
          <table:table-cell table:formula="of:=[.Q202]/[.H202]-1" office:value-type="float" office:value="-0.0031770450600932" calcext:value-type="float">
            <text:p>-0.003</text:p>
          </table:table-cell>
          <table:table-cell/>
          <table:table-cell table:formula="of:=INT([.Q202])+[$パラメータ.$B$2]" office:value-type="float" office:value="668" calcext:value-type="float">
            <text:p>668</text:p>
          </table:table-cell>
          <table:table-cell table:formula="of:=IF([.H202]&lt;[.T202]; [.T202]; &quot;&quot;)">
            <text:p/>
          </table:table-cell>
          <table:table-cell table:formula="of:=IF([.U202]&lt;&gt;&quot;&quot;; [.F202]; &quot;&quot;)">
            <text:p/>
          </table:table-cell>
          <table:table-cell table:formula="of:=IF([.V202]&lt;&gt;&quot;&quot;; [.V202]-[.U202]; &quot;&quot;)">
            <text:p/>
          </table:table-cell>
          <table:table-cell table:formula="of:=IF([.W202]&lt;&gt;&quot;&quot;; [.W202]/[.U202]; &quot;&quot;)">
            <text:p/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float" office:value="668.21356" calcext:value-type="float">
            <text:p>668.2</text:p>
          </table:table-cell>
          <table:table-cell office:value-type="float" office:value="662.0598" calcext:value-type="float">
            <text:p>662.1</text:p>
          </table:table-cell>
          <table:table-cell office:value-type="float" office:value="655.5343" calcext:value-type="float">
            <text:p>655.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695" calcext:value-type="float">
            <text:p>695</text:p>
          </table:table-cell>
          <table:table-cell office:value-type="float" office:value="676" calcext:value-type="float">
            <text:p>676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B203]/[.I203]-1" office:value-type="float" office:value="-0.0202147214076246" calcext:value-type="float">
            <text:p>-0.020</text:p>
          </table:table-cell>
          <table:table-cell table:formula="of:=[.C203]/[.F203]-1" office:value-type="float" office:value="-0.0263826470588235" calcext:value-type="float">
            <text:p>-0.026</text:p>
          </table:table-cell>
          <table:table-cell table:formula="of:=[.D203]/[.H203]-1" office:value-type="float" office:value="-0.0302747041420118" calcext:value-type="float">
            <text:p>-0.030</text:p>
          </table:table-cell>
          <table:table-cell/>
          <table:table-cell table:formula="of:=[.C203]*(1-[.K203])" office:value-type="float" office:value="675.443154412188" calcext:value-type="float">
            <text:p>675.4</text:p>
          </table:table-cell>
          <table:table-cell table:formula="of:=[.O203]/[.F203]-1" office:value-type="float" office:value="-0.00670124351148882" calcext:value-type="float">
            <text:p>-0.007</text:p>
          </table:table-cell>
          <table:table-cell table:formula="of:=[.D203]*(1-[.K203])" office:value-type="float" office:value="668.785743247642" calcext:value-type="float">
            <text:p>668.8</text:p>
          </table:table-cell>
          <table:table-cell table:formula="of:=[.Q203]/[.H203]-1" office:value-type="float" office:value="-0.0106719774443164" calcext:value-type="float">
            <text:p>-0.011</text:p>
          </table:table-cell>
          <table:table-cell/>
          <table:table-cell table:formula="of:=INT([.Q203])+[$パラメータ.$B$2]" office:value-type="float" office:value="668" calcext:value-type="float">
            <text:p>668</text:p>
          </table:table-cell>
          <table:table-cell table:formula="of:=IF([.H203]&lt;[.T203]; [.T203]; &quot;&quot;)">
            <text:p/>
          </table:table-cell>
          <table:table-cell table:formula="of:=IF([.U203]&lt;&gt;&quot;&quot;; [.F203]; &quot;&quot;)">
            <text:p/>
          </table:table-cell>
          <table:table-cell table:formula="of:=IF([.V203]&lt;&gt;&quot;&quot;; [.V203]-[.U203]; &quot;&quot;)">
            <text:p/>
          </table:table-cell>
          <table:table-cell table:formula="of:=IF([.W203]&lt;&gt;&quot;&quot;; [.W203]/[.U203]; &quot;&quot;)">
            <text:p/>
          </table:table-cell>
        </table:table-row>
        <table:table-row table:style-name="ro1">
          <table:table-cell office:value-type="string" calcext:value-type="string">
            <text:p>2017-04-06</text:p>
          </table:table-cell>
          <table:table-cell office:value-type="float" office:value="674.4829" calcext:value-type="float">
            <text:p>674.5</text:p>
          </table:table-cell>
          <table:table-cell office:value-type="float" office:value="668.64166" calcext:value-type="float">
            <text:p>668.6</text:p>
          </table:table-cell>
          <table:table-cell office:value-type="float" office:value="661.71234" calcext:value-type="float">
            <text:p>661.7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204]/[.I204]-1" office:value-type="float" office:value="0.000716468842729912" calcext:value-type="float">
            <text:p>0.001</text:p>
          </table:table-cell>
          <table:table-cell table:formula="of:=[.C204]/[.F204]-1" office:value-type="float" office:value="0.00547618045112785" calcext:value-type="float">
            <text:p>0.005</text:p>
          </table:table-cell>
          <table:table-cell table:formula="of:=[.D204]/[.H204]-1" office:value-type="float" office:value="0.00564185410334361" calcext:value-type="float">
            <text:p>0.006</text:p>
          </table:table-cell>
          <table:table-cell/>
          <table:table-cell table:formula="of:=[.C204]*(1-[.K204])" office:value-type="float" office:value="668.162599083659" calcext:value-type="float">
            <text:p>668.2</text:p>
          </table:table-cell>
          <table:table-cell table:formula="of:=[.O204]/[.F204]-1" office:value-type="float" office:value="0.00475578809572763" calcext:value-type="float">
            <text:p>0.005</text:p>
          </table:table-cell>
          <table:table-cell table:formula="of:=[.D204]*(1-[.K204])" office:value-type="float" office:value="661.23824372554" calcext:value-type="float">
            <text:p>661.2</text:p>
          </table:table-cell>
          <table:table-cell table:formula="of:=[.Q204]/[.H204]-1" office:value-type="float" office:value="0.00492134304793335" calcext:value-type="float">
            <text:p>0.005</text:p>
          </table:table-cell>
          <table:table-cell/>
          <table:table-cell table:formula="of:=INT([.Q204])+[$パラメータ.$B$2]" office:value-type="float" office:value="661" calcext:value-type="float">
            <text:p>661</text:p>
          </table:table-cell>
          <table:table-cell table:formula="of:=IF([.H204]&lt;[.T204]; [.T204]; &quot;&quot;)" office:value-type="float" office:value="661" calcext:value-type="float">
            <text:p>661</text:p>
          </table:table-cell>
          <table:table-cell table:formula="of:=IF([.U204]&lt;&gt;&quot;&quot;; [.F204]; &quot;&quot;)" office:value-type="float" office:value="665" calcext:value-type="float">
            <text:p>665</text:p>
          </table:table-cell>
          <table:table-cell table:formula="of:=IF([.V204]&lt;&gt;&quot;&quot;; [.V204]-[.U204]; &quot;&quot;)" office:value-type="float" office:value="4" calcext:value-type="float">
            <text:p>4</text:p>
          </table:table-cell>
          <table:table-cell table:formula="of:=IF([.W204]&lt;&gt;&quot;&quot;; [.W204]/[.U204]; &quot;&quot;)" office:value-type="float" office:value="0.00605143721633888" calcext:value-type="float">
            <text:p>0.006</text:p>
          </table:table-cell>
        </table:table-row>
        <table:table-row table:style-name="ro1">
          <table:table-cell office:value-type="string" calcext:value-type="string">
            <text:p>2017-04-07</text:p>
          </table:table-cell>
          <table:table-cell office:value-type="float" office:value="656.89923" calcext:value-type="float">
            <text:p>656.9</text:p>
          </table:table-cell>
          <table:table-cell office:value-type="float" office:value="650.8229" calcext:value-type="float">
            <text:p>650.8</text:p>
          </table:table-cell>
          <table:table-cell office:value-type="float" office:value="644.26556" calcext:value-type="float">
            <text:p>644.3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673" calcext:value-type="float">
            <text:p>673</text:p>
          </table:table-cell>
          <table:table-cell office:value-type="float" office:value="658" calcext:value-type="float">
            <text:p>658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[.B205]/[.I205]-1" office:value-type="float" office:value="-0.0180878475336324" calcext:value-type="float">
            <text:p>-0.018</text:p>
          </table:table-cell>
          <table:table-cell table:formula="of:=[.C205]/[.F205]-1" office:value-type="float" office:value="-0.0242535232383808" calcext:value-type="float">
            <text:p>-0.024</text:p>
          </table:table-cell>
          <table:table-cell table:formula="of:=[.D205]/[.H205]-1" office:value-type="float" office:value="-0.020873009118541" calcext:value-type="float">
            <text:p>-0.021</text:p>
          </table:table-cell>
          <table:table-cell/>
          <table:table-cell table:formula="of:=[.C205]*(1-[.K205])" office:value-type="float" office:value="662.594885386597" calcext:value-type="float">
            <text:p>662.6</text:p>
          </table:table-cell>
          <table:table-cell table:formula="of:=[.O205]/[.F205]-1" office:value-type="float" office:value="-0.00660436973523759" calcext:value-type="float">
            <text:p>-0.007</text:p>
          </table:table-cell>
          <table:table-cell table:formula="of:=[.D205]*(1-[.K205])" office:value-type="float" office:value="655.91893722045" calcext:value-type="float">
            <text:p>655.9</text:p>
          </table:table-cell>
          <table:table-cell table:formula="of:=[.Q205]/[.H205]-1" office:value-type="float" office:value="-0.00316270939141294" calcext:value-type="float">
            <text:p>-0.003</text:p>
          </table:table-cell>
          <table:table-cell/>
          <table:table-cell table:formula="of:=INT([.Q205])+[$パラメータ.$B$2]" office:value-type="float" office:value="655" calcext:value-type="float">
            <text:p>655</text:p>
          </table:table-cell>
          <table:table-cell table:formula="of:=IF([.H205]&lt;[.T205]; [.T205]; &quot;&quot;)">
            <text:p/>
          </table:table-cell>
          <table:table-cell table:formula="of:=IF([.U205]&lt;&gt;&quot;&quot;; [.F205]; &quot;&quot;)">
            <text:p/>
          </table:table-cell>
          <table:table-cell table:formula="of:=IF([.V205]&lt;&gt;&quot;&quot;; [.V205]-[.U205]; &quot;&quot;)">
            <text:p/>
          </table:table-cell>
          <table:table-cell table:formula="of:=IF([.W205]&lt;&gt;&quot;&quot;; [.W205]/[.U205]; &quot;&quot;)">
            <text:p/>
          </table:table-cell>
        </table:table-row>
        <table:table-row table:style-name="ro1">
          <table:table-cell office:value-type="string" calcext:value-type="string">
            <text:p>2017-04-10</text:p>
          </table:table-cell>
          <table:table-cell office:value-type="float" office:value="659.1319" calcext:value-type="float">
            <text:p>659.1</text:p>
          </table:table-cell>
          <table:table-cell office:value-type="float" office:value="653.6617" calcext:value-type="float">
            <text:p>653.7</text:p>
          </table:table-cell>
          <table:table-cell office:value-type="float" office:value="646.82904" calcext:value-type="float">
            <text:p>646.8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206]/[.I206]-1" office:value-type="float" office:value="-0.0220594955489615" calcext:value-type="float">
            <text:p>-0.022</text:p>
          </table:table-cell>
          <table:table-cell table:formula="of:=[.C206]/[.F206]-1" office:value-type="float" office:value="-0.0330448224852071" calcext:value-type="float">
            <text:p>-0.033</text:p>
          </table:table-cell>
          <table:table-cell table:formula="of:=[.D206]/[.H206]-1" office:value-type="float" office:value="-0.0345835223880597" calcext:value-type="float">
            <text:p>-0.035</text:p>
          </table:table-cell>
          <table:table-cell/>
          <table:table-cell table:formula="of:=[.C206]*(1-[.K206])" office:value-type="float" office:value="668.081147361677" calcext:value-type="float">
            <text:p>668.1</text:p>
          </table:table-cell>
          <table:table-cell table:formula="of:=[.O206]/[.F206]-1" office:value-type="float" office:value="-0.0117142790507743" calcext:value-type="float">
            <text:p>-0.012</text:p>
          </table:table-cell>
          <table:table-cell table:formula="of:=[.D206]*(1-[.K206])" office:value-type="float" office:value="661.097762328819" calcext:value-type="float">
            <text:p>661.1</text:p>
          </table:table-cell>
          <table:table-cell table:formula="of:=[.Q206]/[.H206]-1" office:value-type="float" office:value="-0.0132869218972852" calcext:value-type="float">
            <text:p>-0.013</text:p>
          </table:table-cell>
          <table:table-cell/>
          <table:table-cell table:formula="of:=INT([.Q206])+[$パラメータ.$B$2]" office:value-type="float" office:value="661" calcext:value-type="float">
            <text:p>661</text:p>
          </table:table-cell>
          <table:table-cell table:formula="of:=IF([.H206]&lt;[.T206]; [.T206]; &quot;&quot;)">
            <text:p/>
          </table:table-cell>
          <table:table-cell table:formula="of:=IF([.U206]&lt;&gt;&quot;&quot;; [.F206]; &quot;&quot;)">
            <text:p/>
          </table:table-cell>
          <table:table-cell table:formula="of:=IF([.V206]&lt;&gt;&quot;&quot;; [.V206]-[.U206]; &quot;&quot;)">
            <text:p/>
          </table:table-cell>
          <table:table-cell table:formula="of:=IF([.W206]&lt;&gt;&quot;&quot;; [.W206]/[.U206]; &quot;&quot;)">
            <text:p/>
          </table:table-cell>
        </table:table-row>
        <table:table-row table:style-name="ro1">
          <table:table-cell office:value-type="string" calcext:value-type="string">
            <text:p>2017-04-11</text:p>
          </table:table-cell>
          <table:table-cell office:value-type="float" office:value="667.651" calcext:value-type="float">
            <text:p>667.7</text:p>
          </table:table-cell>
          <table:table-cell office:value-type="float" office:value="662.5662" calcext:value-type="float">
            <text:p>662.6</text:p>
          </table:table-cell>
          <table:table-cell office:value-type="float" office:value="655.3317" calcext:value-type="float">
            <text:p>655.3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 office:value-type="float" office:value="662" calcext:value-type="float">
            <text:p>662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B207]/[.I207]-1" office:value-type="float" office:value="-0.00499105812220568" calcext:value-type="float">
            <text:p>-0.005</text:p>
          </table:table-cell>
          <table:table-cell table:formula="of:=[.C207]/[.F207]-1" office:value-type="float" office:value="-0.00961704035874444" calcext:value-type="float">
            <text:p>-0.010</text:p>
          </table:table-cell>
          <table:table-cell table:formula="of:=[.D207]/[.H207]-1" office:value-type="float" office:value="-0.0100729607250756" calcext:value-type="float">
            <text:p>-0.010</text:p>
          </table:table-cell>
          <table:table-cell/>
          <table:table-cell table:formula="of:=[.C207]*(1-[.K207])" office:value-type="float" office:value="665.873106414009" calcext:value-type="float">
            <text:p>665.9</text:p>
          </table:table-cell>
          <table:table-cell table:formula="of:=[.O207]/[.F207]-1" office:value-type="float" office:value="-0.00467398144393283" calcext:value-type="float">
            <text:p>-0.005</text:p>
          </table:table-cell>
          <table:table-cell table:formula="of:=[.D207]*(1-[.K207])" office:value-type="float" office:value="658.602498604024" calcext:value-type="float">
            <text:p>658.6</text:p>
          </table:table-cell>
          <table:table-cell table:formula="of:=[.Q207]/[.H207]-1" office:value-type="float" office:value="-0.00513217733531146" calcext:value-type="float">
            <text:p>-0.005</text:p>
          </table:table-cell>
          <table:table-cell/>
          <table:table-cell table:formula="of:=INT([.Q207])+[$パラメータ.$B$2]" office:value-type="float" office:value="658" calcext:value-type="float">
            <text:p>658</text:p>
          </table:table-cell>
          <table:table-cell table:formula="of:=IF([.H207]&lt;[.T207]; [.T207]; &quot;&quot;)">
            <text:p/>
          </table:table-cell>
          <table:table-cell table:formula="of:=IF([.U207]&lt;&gt;&quot;&quot;; [.F207]; &quot;&quot;)">
            <text:p/>
          </table:table-cell>
          <table:table-cell table:formula="of:=IF([.V207]&lt;&gt;&quot;&quot;; [.V207]-[.U207]; &quot;&quot;)">
            <text:p/>
          </table:table-cell>
          <table:table-cell table:formula="of:=IF([.W207]&lt;&gt;&quot;&quot;; [.W207]/[.U207]; &quot;&quot;)">
            <text:p/>
          </table:table-cell>
        </table:table-row>
        <table:table-row table:style-name="ro1">
          <table:table-cell office:value-type="string" calcext:value-type="string">
            <text:p>2017-04-12</text:p>
          </table:table-cell>
          <table:table-cell office:value-type="float" office:value="658.9297" calcext:value-type="float">
            <text:p>658.9</text:p>
          </table:table-cell>
          <table:table-cell office:value-type="float" office:value="653.4166" calcext:value-type="float">
            <text:p>653.4</text:p>
          </table:table-cell>
          <table:table-cell office:value-type="float" office:value="646.44885" calcext:value-type="float">
            <text:p>646.4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67" calcext:value-type="float">
            <text:p>667</text:p>
          </table:table-cell>
          <table:table-cell office:value-type="float" office:value="657" calcext:value-type="float">
            <text:p>657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208]/[.I208]-1" office:value-type="float" office:value="-0.00912827067669164" calcext:value-type="float">
            <text:p>-0.009</text:p>
          </table:table-cell>
          <table:table-cell table:formula="of:=[.C208]/[.F208]-1" office:value-type="float" office:value="-0.0159388554216867" calcext:value-type="float">
            <text:p>-0.016</text:p>
          </table:table-cell>
          <table:table-cell table:formula="of:=[.D208]/[.H208]-1" office:value-type="float" office:value="-0.0160595890410959" calcext:value-type="float">
            <text:p>-0.016</text:p>
          </table:table-cell>
          <table:table-cell/>
          <table:table-cell table:formula="of:=[.C208]*(1-[.K208])" office:value-type="float" office:value="659.381163589444" calcext:value-type="float">
            <text:p>659.4</text:p>
          </table:table-cell>
          <table:table-cell table:formula="of:=[.O208]/[.F208]-1" office:value-type="float" office:value="-0.00695607893156081" calcext:value-type="float">
            <text:p>-0.007</text:p>
          </table:table-cell>
          <table:table-cell table:formula="of:=[.D208]*(1-[.K208])" office:value-type="float" office:value="652.349810081436" calcext:value-type="float">
            <text:p>652.3</text:p>
          </table:table-cell>
          <table:table-cell table:formula="of:=[.Q208]/[.H208]-1" office:value-type="float" office:value="-0.00707791464012775" calcext:value-type="float">
            <text:p>-0.007</text:p>
          </table:table-cell>
          <table:table-cell/>
          <table:table-cell table:formula="of:=INT([.Q208])+[$パラメータ.$B$2]" office:value-type="float" office:value="652" calcext:value-type="float">
            <text:p>652</text:p>
          </table:table-cell>
          <table:table-cell table:formula="of:=IF([.H208]&lt;[.T208]; [.T208]; &quot;&quot;)">
            <text:p/>
          </table:table-cell>
          <table:table-cell table:formula="of:=IF([.U208]&lt;&gt;&quot;&quot;; [.F208]; &quot;&quot;)">
            <text:p/>
          </table:table-cell>
          <table:table-cell table:formula="of:=IF([.V208]&lt;&gt;&quot;&quot;; [.V208]-[.U208]; &quot;&quot;)">
            <text:p/>
          </table:table-cell>
          <table:table-cell table:formula="of:=IF([.W208]&lt;&gt;&quot;&quot;; [.W208]/[.U208]; &quot;&quot;)">
            <text:p/>
          </table:table-cell>
        </table:table-row>
        <table:table-row table:style-name="ro1">
          <table:table-cell office:value-type="string" calcext:value-type="string">
            <text:p>2017-04-13</text:p>
          </table:table-cell>
          <table:table-cell office:value-type="float" office:value="652.64386" calcext:value-type="float">
            <text:p>652.6</text:p>
          </table:table-cell>
          <table:table-cell office:value-type="float" office:value="647.0219" calcext:value-type="float">
            <text:p>647.0</text:p>
          </table:table-cell>
          <table:table-cell office:value-type="float" office:value="640.1639" calcext:value-type="float">
            <text:p>640.2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209]/[.I209]-1" office:value-type="float" office:value="-0.00511606707317069" calcext:value-type="float">
            <text:p>-0.005</text:p>
          </table:table-cell>
          <table:table-cell table:formula="of:=[.C209]/[.F209]-1" office:value-type="float" office:value="-0.0166840425531916" calcext:value-type="float">
            <text:p>-0.017</text:p>
          </table:table-cell>
          <table:table-cell table:formula="of:=[.D209]/[.H209]-1" office:value-type="float" office:value="-0.0166453149001536" calcext:value-type="float">
            <text:p>-0.017</text:p>
          </table:table-cell>
          <table:table-cell/>
          <table:table-cell table:formula="of:=[.C209]*(1-[.K209])" office:value-type="float" office:value="650.33210743821" calcext:value-type="float">
            <text:p>650.3</text:p>
          </table:table-cell>
          <table:table-cell table:formula="of:=[.O209]/[.F209]-1" office:value-type="float" office:value="-0.0116533321607746" calcext:value-type="float">
            <text:p>-0.012</text:p>
          </table:table-cell>
          <table:table-cell table:formula="of:=[.D209]*(1-[.K209])" office:value-type="float" office:value="643.439021450223" calcext:value-type="float">
            <text:p>643.4</text:p>
          </table:table-cell>
          <table:table-cell table:formula="of:=[.Q209]/[.H209]-1" office:value-type="float" office:value="-0.0116144063744662" calcext:value-type="float">
            <text:p>-0.012</text:p>
          </table:table-cell>
          <table:table-cell/>
          <table:table-cell table:formula="of:=INT([.Q209])+[$パラメータ.$B$2]" office:value-type="float" office:value="643" calcext:value-type="float">
            <text:p>643</text:p>
          </table:table-cell>
          <table:table-cell table:formula="of:=IF([.H209]&lt;[.T209]; [.T209]; &quot;&quot;)">
            <text:p/>
          </table:table-cell>
          <table:table-cell table:formula="of:=IF([.U209]&lt;&gt;&quot;&quot;; [.F209]; &quot;&quot;)">
            <text:p/>
          </table:table-cell>
          <table:table-cell table:formula="of:=IF([.V209]&lt;&gt;&quot;&quot;; [.V209]-[.U209]; &quot;&quot;)">
            <text:p/>
          </table:table-cell>
          <table:table-cell table:formula="of:=IF([.W209]&lt;&gt;&quot;&quot;; [.W209]/[.U209]; &quot;&quot;)">
            <text:p/>
          </table:table-cell>
        </table:table-row>
        <table:table-row table:style-name="ro1">
          <table:table-cell office:value-type="string" calcext:value-type="string">
            <text:p>2017-04-14</text:p>
          </table:table-cell>
          <table:table-cell office:value-type="float" office:value="645.68744" calcext:value-type="float">
            <text:p>645.7</text:p>
          </table:table-cell>
          <table:table-cell office:value-type="float" office:value="640.2127" calcext:value-type="float">
            <text:p>640.2</text:p>
          </table:table-cell>
          <table:table-cell office:value-type="float" office:value="633.34894" calcext:value-type="float">
            <text:p>633.3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58" calcext:value-type="float">
            <text:p>658</text:p>
          </table:table-cell>
          <table:table-cell office:value-type="float" office:value="647" calcext:value-type="float">
            <text:p>647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210]/[.I210]-1" office:value-type="float" office:value="-0.0157203658536584" calcext:value-type="float">
            <text:p>-0.016</text:p>
          </table:table-cell>
          <table:table-cell table:formula="of:=[.C210]/[.F210]-1" office:value-type="float" office:value="-0.0120174382716048" calcext:value-type="float">
            <text:p>-0.012</text:p>
          </table:table-cell>
          <table:table-cell table:formula="of:=[.D210]/[.H210]-1" office:value-type="float" office:value="-0.0210990108191654" calcext:value-type="float">
            <text:p>-0.021</text:p>
          </table:table-cell>
          <table:table-cell/>
          <table:table-cell table:formula="of:=[.C210]*(1-[.K210])" office:value-type="float" office:value="650.277077868159" calcext:value-type="float">
            <text:p>650.3</text:p>
          </table:table-cell>
          <table:table-cell table:formula="of:=[.O210]/[.F210]-1" office:value-type="float" office:value="0.00351400905580013" calcext:value-type="float">
            <text:p>0.004</text:p>
          </table:table-cell>
          <table:table-cell table:formula="of:=[.D210]*(1-[.K210])" office:value-type="float" office:value="643.305417049827" calcext:value-type="float">
            <text:p>643.3</text:p>
          </table:table-cell>
          <table:table-cell table:formula="of:=[.Q210]/[.H210]-1" office:value-type="float" office:value="-0.00571032913473457" calcext:value-type="float">
            <text:p>-0.006</text:p>
          </table:table-cell>
          <table:table-cell/>
          <table:table-cell table:formula="of:=INT([.Q210])+[$パラメータ.$B$2]" office:value-type="float" office:value="643" calcext:value-type="float">
            <text:p>643</text:p>
          </table:table-cell>
          <table:table-cell table:formula="of:=IF([.H210]&lt;[.T210]; [.T210]; &quot;&quot;)">
            <text:p/>
          </table:table-cell>
          <table:table-cell table:formula="of:=IF([.U210]&lt;&gt;&quot;&quot;; [.F210]; &quot;&quot;)">
            <text:p/>
          </table:table-cell>
          <table:table-cell table:formula="of:=IF([.V210]&lt;&gt;&quot;&quot;; [.V210]-[.U210]; &quot;&quot;)">
            <text:p/>
          </table:table-cell>
          <table:table-cell table:formula="of:=IF([.W210]&lt;&gt;&quot;&quot;; [.W210]/[.U210]; &quot;&quot;)">
            <text:p/>
          </table:table-cell>
        </table:table-row>
        <table:table-row table:style-name="ro1">
          <table:table-cell office:value-type="string" calcext:value-type="string">
            <text:p>2017-04-17</text:p>
          </table:table-cell>
          <table:table-cell office:value-type="float" office:value="642.6946" calcext:value-type="float">
            <text:p>642.7</text:p>
          </table:table-cell>
          <table:table-cell office:value-type="float" office:value="637.643" calcext:value-type="float">
            <text:p>637.6</text:p>
          </table:table-cell>
          <table:table-cell office:value-type="float" office:value="630.5656" calcext:value-type="float">
            <text:p>630.6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646" calcext:value-type="float">
            <text:p>646</text:p>
          </table:table-cell>
          <table:table-cell/>
          <table:table-cell table:formula="of:=[.B211]/[.I211]-1" office:value-type="float" office:value="-0.00511671826625382" calcext:value-type="float">
            <text:p>-0.005</text:p>
          </table:table-cell>
          <table:table-cell table:formula="of:=[.C211]/[.F211]-1" office:value-type="float" office:value="-0.0250107033639143" calcext:value-type="float">
            <text:p>-0.025</text:p>
          </table:table-cell>
          <table:table-cell table:formula="of:=[.D211]/[.H211]-1" office:value-type="float" office:value="-0.0238922600619195" calcext:value-type="float">
            <text:p>-0.024</text:p>
          </table:table-cell>
          <table:table-cell/>
          <table:table-cell table:formula="of:=[.C211]*(1-[.K211])" office:value-type="float" office:value="640.905639585449" calcext:value-type="float">
            <text:p>640.9</text:p>
          </table:table-cell>
          <table:table-cell table:formula="of:=[.O211]/[.F211]-1" office:value-type="float" office:value="-0.0200219578204146" calcext:value-type="float">
            <text:p>-0.020</text:p>
          </table:table-cell>
          <table:table-cell table:formula="of:=[.D211]*(1-[.K211])" office:value-type="float" office:value="633.792026523591" calcext:value-type="float">
            <text:p>633.8</text:p>
          </table:table-cell>
          <table:table-cell table:formula="of:=[.Q211]/[.H211]-1" office:value-type="float" office:value="-0.0188977917591466" calcext:value-type="float">
            <text:p>-0.019</text:p>
          </table:table-cell>
          <table:table-cell/>
          <table:table-cell table:formula="of:=INT([.Q211])+[$パラメータ.$B$2]" office:value-type="float" office:value="633" calcext:value-type="float">
            <text:p>633</text:p>
          </table:table-cell>
          <table:table-cell table:formula="of:=IF([.H211]&lt;[.T211]; [.T211]; &quot;&quot;)">
            <text:p/>
          </table:table-cell>
          <table:table-cell table:formula="of:=IF([.U211]&lt;&gt;&quot;&quot;; [.F211]; &quot;&quot;)">
            <text:p/>
          </table:table-cell>
          <table:table-cell table:formula="of:=IF([.V211]&lt;&gt;&quot;&quot;; [.V211]-[.U211]; &quot;&quot;)">
            <text:p/>
          </table:table-cell>
          <table:table-cell table:formula="of:=IF([.W211]&lt;&gt;&quot;&quot;; [.W211]/[.U211]; &quot;&quot;)">
            <text:p/>
          </table:table-cell>
        </table:table-row>
        <table:table-row table:style-name="ro1">
          <table:table-cell office:value-type="string" calcext:value-type="string">
            <text:p>2017-04-18</text:p>
          </table:table-cell>
          <table:table-cell office:value-type="float" office:value="641.81116" calcext:value-type="float">
            <text:p>641.8</text:p>
          </table:table-cell>
          <table:table-cell office:value-type="float" office:value="636.71906" calcext:value-type="float">
            <text:p>636.7</text:p>
          </table:table-cell>
          <table:table-cell office:value-type="float" office:value="629.72864" calcext:value-type="float">
            <text:p>629.7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69" calcext:value-type="float">
            <text:p>669</text:p>
          </table:table-cell>
          <table:table-cell office:value-type="float" office:value="656" calcext:value-type="float">
            <text:p>656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B212]/[.I212]-1" office:value-type="float" office:value="-0.0319590346907994" calcext:value-type="float">
            <text:p>-0.032</text:p>
          </table:table-cell>
          <table:table-cell table:formula="of:=[.C212]/[.F212]-1" office:value-type="float" office:value="-0.0367336459909228" calcext:value-type="float">
            <text:p>-0.037</text:p>
          </table:table-cell>
          <table:table-cell table:formula="of:=[.D212]/[.H212]-1" office:value-type="float" office:value="-0.0400478048780487" calcext:value-type="float">
            <text:p>-0.040</text:p>
          </table:table-cell>
          <table:table-cell/>
          <table:table-cell table:formula="of:=[.C212]*(1-[.K212])" office:value-type="float" office:value="657.067986526833" calcext:value-type="float">
            <text:p>657.1</text:p>
          </table:table-cell>
          <table:table-cell table:formula="of:=[.O212]/[.F212]-1" office:value-type="float" office:value="-0.0059485831666668" calcext:value-type="float">
            <text:p>-0.006</text:p>
          </table:table-cell>
          <table:table-cell table:formula="of:=[.D212]*(1-[.K212])" office:value-type="float" office:value="649.85415945155" calcext:value-type="float">
            <text:p>649.9</text:p>
          </table:table-cell>
          <table:table-cell table:formula="of:=[.Q212]/[.H212]-1" office:value-type="float" office:value="-0.0093686593726372" calcext:value-type="float">
            <text:p>-0.009</text:p>
          </table:table-cell>
          <table:table-cell/>
          <table:table-cell table:formula="of:=INT([.Q212])+[$パラメータ.$B$2]" office:value-type="float" office:value="649" calcext:value-type="float">
            <text:p>649</text:p>
          </table:table-cell>
          <table:table-cell table:formula="of:=IF([.H212]&lt;[.T212]; [.T212]; &quot;&quot;)">
            <text:p/>
          </table:table-cell>
          <table:table-cell table:formula="of:=IF([.U212]&lt;&gt;&quot;&quot;; [.F212]; &quot;&quot;)">
            <text:p/>
          </table:table-cell>
          <table:table-cell table:formula="of:=IF([.V212]&lt;&gt;&quot;&quot;; [.V212]-[.U212]; &quot;&quot;)">
            <text:p/>
          </table:table-cell>
          <table:table-cell table:formula="of:=IF([.W212]&lt;&gt;&quot;&quot;; [.W212]/[.U212]; &quot;&quot;)">
            <text:p/>
          </table:table-cell>
        </table:table-row>
        <table:table-row table:style-name="ro1">
          <table:table-cell office:value-type="string" calcext:value-type="string">
            <text:p>2017-04-19</text:p>
          </table:table-cell>
          <table:table-cell office:value-type="float" office:value="652.195" calcext:value-type="float">
            <text:p>652.2</text:p>
          </table:table-cell>
          <table:table-cell office:value-type="float" office:value="647.03406" calcext:value-type="float">
            <text:p>647.0</text:p>
          </table:table-cell>
          <table:table-cell office:value-type="float" office:value="639.83734" calcext:value-type="float">
            <text:p>639.8</text:p>
          </table:table-cell>
          <table:table-cell/>
          <table:table-cell table:number-columns-repeated="2" office:value-type="float" office:value="689" calcext:value-type="float">
            <text:p>689</text:p>
          </table:table-cell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B213]/[.I213]-1" office:value-type="float" office:value="-0.0177786144578312" calcext:value-type="float">
            <text:p>-0.018</text:p>
          </table:table-cell>
          <table:table-cell table:formula="of:=[.C213]/[.F213]-1" office:value-type="float" office:value="-0.0609084760522497" calcext:value-type="float">
            <text:p>-0.061</text:p>
          </table:table-cell>
          <table:table-cell table:formula="of:=[.D213]/[.H213]-1" office:value-type="float" office:value="-0.0334783383685801" calcext:value-type="float">
            <text:p>-0.033</text:p>
          </table:table-cell>
          <table:table-cell/>
          <table:table-cell table:formula="of:=[.C213]*(1-[.K213])" office:value-type="float" office:value="658.537429093825" calcext:value-type="float">
            <text:p>658.5</text:p>
          </table:table-cell>
          <table:table-cell table:formula="of:=[.O213]/[.F213]-1" office:value-type="float" office:value="-0.0442127299073656" calcext:value-type="float">
            <text:p>-0.044</text:p>
          </table:table-cell>
          <table:table-cell table:formula="of:=[.D213]*(1-[.K213])" office:value-type="float" office:value="651.212761383584" calcext:value-type="float">
            <text:p>651.2</text:p>
          </table:table-cell>
          <table:table-cell table:formula="of:=[.Q213]/[.H213]-1" office:value-type="float" office:value="-0.0162949223812926" calcext:value-type="float">
            <text:p>-0.016</text:p>
          </table:table-cell>
          <table:table-cell/>
          <table:table-cell table:formula="of:=INT([.Q213])+[$パラメータ.$B$2]" office:value-type="float" office:value="651" calcext:value-type="float">
            <text:p>651</text:p>
          </table:table-cell>
          <table:table-cell table:formula="of:=IF([.H213]&lt;[.T213]; [.T213]; &quot;&quot;)">
            <text:p/>
          </table:table-cell>
          <table:table-cell table:formula="of:=IF([.U213]&lt;&gt;&quot;&quot;; [.F213]; &quot;&quot;)">
            <text:p/>
          </table:table-cell>
          <table:table-cell table:formula="of:=IF([.V213]&lt;&gt;&quot;&quot;; [.V213]-[.U213]; &quot;&quot;)">
            <text:p/>
          </table:table-cell>
          <table:table-cell table:formula="of:=IF([.W213]&lt;&gt;&quot;&quot;; [.W213]/[.U213]; &quot;&quot;)">
            <text:p/>
          </table:table-cell>
        </table:table-row>
        <table:table-row table:style-name="ro1">
          <table:table-cell office:value-type="string" calcext:value-type="string">
            <text:p>2017-04-20</text:p>
          </table:table-cell>
          <table:table-cell office:value-type="float" office:value="667.94495" calcext:value-type="float">
            <text:p>667.9</text:p>
          </table:table-cell>
          <table:table-cell office:value-type="float" office:value="662.277" calcext:value-type="float">
            <text:p>662.3</text:p>
          </table:table-cell>
          <table:table-cell office:value-type="float" office:value="654.6444" calcext:value-type="float">
            <text:p>654.6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688" calcext:value-type="float">
            <text:p>688</text:p>
          </table:table-cell>
          <table:table-cell office:value-type="float" office:value="679" calcext:value-type="float">
            <text:p>679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B214]/[.I214]-1" office:value-type="float" office:value="-0.024897883211679" calcext:value-type="float">
            <text:p>-0.025</text:p>
          </table:table-cell>
          <table:table-cell table:formula="of:=[.C214]/[.F214]-1" office:value-type="float" office:value="-0.0303411420204978" calcext:value-type="float">
            <text:p>-0.030</text:p>
          </table:table-cell>
          <table:table-cell table:formula="of:=[.D214]/[.H214]-1" office:value-type="float" office:value="-0.0358698085419734" calcext:value-type="float">
            <text:p>-0.036</text:p>
          </table:table-cell>
          <table:table-cell/>
          <table:table-cell table:formula="of:=[.C214]*(1-[.K214])" office:value-type="float" office:value="678.766295399781" calcext:value-type="float">
            <text:p>678.8</text:p>
          </table:table-cell>
          <table:table-cell table:formula="of:=[.O214]/[.F214]-1" office:value-type="float" office:value="-0.00619868901935394" calcext:value-type="float">
            <text:p>-0.006</text:p>
          </table:table-cell>
          <table:table-cell table:formula="of:=[.D214]*(1-[.K214])" office:value-type="float" office:value="670.94365981638" calcext:value-type="float">
            <text:p>670.9</text:p>
          </table:table-cell>
          <table:table-cell table:formula="of:=[.Q214]/[.H214]-1" office:value-type="float" office:value="-0.0118650076341977" calcext:value-type="float">
            <text:p>-0.012</text:p>
          </table:table-cell>
          <table:table-cell/>
          <table:table-cell table:formula="of:=INT([.Q214])+[$パラメータ.$B$2]" office:value-type="float" office:value="670" calcext:value-type="float">
            <text:p>670</text:p>
          </table:table-cell>
          <table:table-cell table:formula="of:=IF([.H214]&lt;[.T214]; [.T214]; &quot;&quot;)">
            <text:p/>
          </table:table-cell>
          <table:table-cell table:formula="of:=IF([.U214]&lt;&gt;&quot;&quot;; [.F214]; &quot;&quot;)">
            <text:p/>
          </table:table-cell>
          <table:table-cell table:formula="of:=IF([.V214]&lt;&gt;&quot;&quot;; [.V214]-[.U214]; &quot;&quot;)">
            <text:p/>
          </table:table-cell>
          <table:table-cell table:formula="of:=IF([.W214]&lt;&gt;&quot;&quot;; [.W214]/[.U214]; &quot;&quot;)">
            <text:p/>
          </table:table-cell>
        </table:table-row>
        <table:table-row table:style-name="ro1">
          <table:table-cell office:value-type="string" calcext:value-type="string">
            <text:p>2017-04-21</text:p>
          </table:table-cell>
          <table:table-cell office:value-type="float" office:value="673.1527" calcext:value-type="float">
            <text:p>673.2</text:p>
          </table:table-cell>
          <table:table-cell office:value-type="float" office:value="668.0857" calcext:value-type="float">
            <text:p>668.1</text:p>
          </table:table-cell>
          <table:table-cell office:value-type="float" office:value="660.5104" calcext:value-type="float">
            <text:p>660.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689" calcext:value-type="float">
            <text:p>689</text:p>
          </table:table-cell>
          <table:table-cell office:value-type="float" office:value="663" calcext:value-type="float">
            <text:p>663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B215]/[.I215]-1" office:value-type="float" office:value="-0.0187278425655977" calcext:value-type="float">
            <text:p>-0.019</text:p>
          </table:table-cell>
          <table:table-cell table:formula="of:=[.C215]/[.F215]-1" office:value-type="float" office:value="-0.00285716417910453" calcext:value-type="float">
            <text:p>-0.003</text:p>
          </table:table-cell>
          <table:table-cell table:formula="of:=[.D215]/[.H215]-1" office:value-type="float" office:value="-0.00375505279034694" calcext:value-type="float">
            <text:p>-0.004</text:p>
          </table:table-cell>
          <table:table-cell/>
          <table:table-cell table:formula="of:=[.C215]*(1-[.K215])" office:value-type="float" office:value="680.597503809927" calcext:value-type="float">
            <text:p>680.6</text:p>
          </table:table-cell>
          <table:table-cell table:formula="of:=[.O215]/[.F215]-1" office:value-type="float" office:value="0.0158171698655627" calcext:value-type="float">
            <text:p>0.016</text:p>
          </table:table-cell>
          <table:table-cell table:formula="of:=[.D215]*(1-[.K215])" office:value-type="float" office:value="672.88033478414" calcext:value-type="float">
            <text:p>672.9</text:p>
          </table:table-cell>
          <table:table-cell table:formula="of:=[.Q215]/[.H215]-1" office:value-type="float" office:value="0.0149024657377677" calcext:value-type="float">
            <text:p>0.015</text:p>
          </table:table-cell>
          <table:table-cell/>
          <table:table-cell table:formula="of:=INT([.Q215])+[$パラメータ.$B$2]" office:value-type="float" office:value="672" calcext:value-type="float">
            <text:p>672</text:p>
          </table:table-cell>
          <table:table-cell table:formula="of:=IF([.H215]&lt;[.T215]; [.T215]; &quot;&quot;)" office:value-type="float" office:value="672" calcext:value-type="float">
            <text:p>672</text:p>
          </table:table-cell>
          <table:table-cell table:formula="of:=IF([.U215]&lt;&gt;&quot;&quot;; [.F215]; &quot;&quot;)" office:value-type="float" office:value="670" calcext:value-type="float">
            <text:p>670</text:p>
          </table:table-cell>
          <table:table-cell table:formula="of:=IF([.V215]&lt;&gt;&quot;&quot;; [.V215]-[.U215]; &quot;&quot;)" office:value-type="float" office:value="-2" calcext:value-type="float">
            <text:p>-2</text:p>
          </table:table-cell>
          <table:table-cell table:formula="of:=IF([.W215]&lt;&gt;&quot;&quot;; [.W215]/[.U215]; &quot;&quot;)" office:value-type="float" office:value="-0.00297619047619048" calcext:value-type="float">
            <text:p>-0.003</text:p>
          </table:table-cell>
        </table:table-row>
        <table:table-row table:style-name="ro1">
          <table:table-cell office:value-type="string" calcext:value-type="string">
            <text:p>2017-04-24</text:p>
          </table:table-cell>
          <table:table-cell office:value-type="float" office:value="665.90106" calcext:value-type="float">
            <text:p>665.9</text:p>
          </table:table-cell>
          <table:table-cell office:value-type="float" office:value="660.14575" calcext:value-type="float">
            <text:p>660.1</text:p>
          </table:table-cell>
          <table:table-cell office:value-type="float" office:value="652.8675" calcext:value-type="float">
            <text:p>652.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B216]/[.I216]-1" office:value-type="float" office:value="-0.0163942983751846" calcext:value-type="float">
            <text:p>-0.016</text:p>
          </table:table-cell>
          <table:table-cell table:formula="of:=[.C216]/[.F216]-1" office:value-type="float" office:value="-0.0248954948301329" calcext:value-type="float">
            <text:p>-0.025</text:p>
          </table:table-cell>
          <table:table-cell table:formula="of:=[.D216]/[.H216]-1" office:value-type="float" office:value="-0.021188155922039" calcext:value-type="float">
            <text:p>-0.021</text:p>
          </table:table-cell>
          <table:table-cell/>
          <table:table-cell table:formula="of:=[.C216]*(1-[.K216])" office:value-type="float" office:value="670.96837639661" calcext:value-type="float">
            <text:p>671.0</text:p>
          </table:table-cell>
          <table:table-cell table:formula="of:=[.O216]/[.F216]-1" office:value-type="float" office:value="-0.0089093406253915" calcext:value-type="float">
            <text:p>-0.009</text:p>
          </table:table-cell>
          <table:table-cell table:formula="of:=[.D216]*(1-[.K216])" office:value-type="float" office:value="663.570804594461" calcext:value-type="float">
            <text:p>663.6</text:p>
          </table:table-cell>
          <table:table-cell table:formula="of:=[.Q216]/[.H216]-1" office:value-type="float" office:value="-0.00514122249706028" calcext:value-type="float">
            <text:p>-0.005</text:p>
          </table:table-cell>
          <table:table-cell/>
          <table:table-cell table:formula="of:=INT([.Q216])+[$パラメータ.$B$2]" office:value-type="float" office:value="663" calcext:value-type="float">
            <text:p>663</text:p>
          </table:table-cell>
          <table:table-cell table:formula="of:=IF([.H216]&lt;[.T216]; [.T216]; &quot;&quot;)">
            <text:p/>
          </table:table-cell>
          <table:table-cell table:formula="of:=IF([.U216]&lt;&gt;&quot;&quot;; [.F216]; &quot;&quot;)">
            <text:p/>
          </table:table-cell>
          <table:table-cell table:formula="of:=IF([.V216]&lt;&gt;&quot;&quot;; [.V216]-[.U216]; &quot;&quot;)">
            <text:p/>
          </table:table-cell>
          <table:table-cell table:formula="of:=IF([.W216]&lt;&gt;&quot;&quot;; [.W216]/[.U216]; &quot;&quot;)">
            <text:p/>
          </table:table-cell>
        </table:table-row>
        <table:table-row table:style-name="ro1">
          <table:table-cell office:value-type="string" calcext:value-type="string">
            <text:p>2017-04-25</text:p>
          </table:table-cell>
          <table:table-cell office:value-type="float" office:value="663.50934" calcext:value-type="float">
            <text:p>663.5</text:p>
          </table:table-cell>
          <table:table-cell office:value-type="float" office:value="657.2124" calcext:value-type="float">
            <text:p>657.2</text:p>
          </table:table-cell>
          <table:table-cell office:value-type="float" office:value="650.4078" calcext:value-type="float">
            <text:p>650.4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B217]/[.I217]-1" office:value-type="float" office:value="-0.0184773076923077" calcext:value-type="float">
            <text:p>-0.018</text:p>
          </table:table-cell>
          <table:table-cell table:formula="of:=[.C217]/[.F217]-1" office:value-type="float" office:value="-0.0391631578947368" calcext:value-type="float">
            <text:p>-0.039</text:p>
          </table:table-cell>
          <table:table-cell table:formula="of:=[.D217]/[.H217]-1" office:value-type="float" office:value="-0.0321312500000001" calcext:value-type="float">
            <text:p>-0.032</text:p>
          </table:table-cell>
          <table:table-cell/>
          <table:table-cell table:formula="of:=[.C217]*(1-[.K217])" office:value-type="float" office:value="669.355915734" calcext:value-type="float">
            <text:p>669.4</text:p>
          </table:table-cell>
          <table:table-cell table:formula="of:=[.O217]/[.F217]-1" office:value-type="float" office:value="-0.0214094799210526" calcext:value-type="float">
            <text:p>-0.021</text:p>
          </table:table-cell>
          <table:table-cell table:formula="of:=[.D217]*(1-[.K217])" office:value-type="float" office:value="662.425585046077" calcext:value-type="float">
            <text:p>662.4</text:p>
          </table:table-cell>
          <table:table-cell table:formula="of:=[.Q217]/[.H217]-1" office:value-type="float" office:value="-0.0142476413004808" calcext:value-type="float">
            <text:p>-0.014</text:p>
          </table:table-cell>
          <table:table-cell/>
          <table:table-cell table:formula="of:=INT([.Q217])+[$パラメータ.$B$2]" office:value-type="float" office:value="662" calcext:value-type="float">
            <text:p>662</text:p>
          </table:table-cell>
          <table:table-cell table:formula="of:=IF([.H217]&lt;[.T217]; [.T217]; &quot;&quot;)">
            <text:p/>
          </table:table-cell>
          <table:table-cell table:formula="of:=IF([.U217]&lt;&gt;&quot;&quot;; [.F217]; &quot;&quot;)">
            <text:p/>
          </table:table-cell>
          <table:table-cell table:formula="of:=IF([.V217]&lt;&gt;&quot;&quot;; [.V217]-[.U217]; &quot;&quot;)">
            <text:p/>
          </table:table-cell>
          <table:table-cell table:formula="of:=IF([.W217]&lt;&gt;&quot;&quot;; [.W217]/[.U217]; &quot;&quot;)">
            <text:p/>
          </table:table-cell>
        </table:table-row>
        <table:table-row table:style-name="ro1">
          <table:table-cell office:value-type="string" calcext:value-type="string">
            <text:p>2017-04-26</text:p>
          </table:table-cell>
          <table:table-cell office:value-type="float" office:value="669.43097" calcext:value-type="float">
            <text:p>669.4</text:p>
          </table:table-cell>
          <table:table-cell office:value-type="float" office:value="662.98425" calcext:value-type="float">
            <text:p>663.0</text:p>
          </table:table-cell>
          <table:table-cell office:value-type="float" office:value="656.5359" calcext:value-type="float">
            <text:p>656.5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95" calcext:value-type="float">
            <text:p>695</text:p>
          </table:table-cell>
          <table:table-cell office:value-type="float" office:value="685" calcext:value-type="float">
            <text:p>685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B218]/[.I218]-1" office:value-type="float" office:value="-0.0284020754716982" calcext:value-type="float">
            <text:p>-0.028</text:p>
          </table:table-cell>
          <table:table-cell table:formula="of:=[.C218]/[.F218]-1" office:value-type="float" office:value="-0.0321397810218978" calcext:value-type="float">
            <text:p>-0.032</text:p>
          </table:table-cell>
          <table:table-cell table:formula="of:=[.D218]/[.H218]-1" office:value-type="float" office:value="-0.0415534306569344" calcext:value-type="float">
            <text:p>-0.042</text:p>
          </table:table-cell>
          <table:table-cell/>
          <table:table-cell table:formula="of:=[.C218]*(1-[.K218])" office:value-type="float" office:value="681.814378705047" calcext:value-type="float">
            <text:p>681.8</text:p>
          </table:table-cell>
          <table:table-cell table:formula="of:=[.O218]/[.F218]-1" office:value-type="float" office:value="-0.00465054203642756" calcext:value-type="float">
            <text:p>-0.005</text:p>
          </table:table-cell>
          <table:table-cell table:formula="of:=[.D218]*(1-[.K218])" office:value-type="float" office:value="675.182882181679" calcext:value-type="float">
            <text:p>675.2</text:p>
          </table:table-cell>
          <table:table-cell table:formula="of:=[.Q218]/[.H218]-1" office:value-type="float" office:value="-0.0143315588588626" calcext:value-type="float">
            <text:p>-0.014</text:p>
          </table:table-cell>
          <table:table-cell/>
          <table:table-cell table:formula="of:=INT([.Q218])+[$パラメータ.$B$2]" office:value-type="float" office:value="675" calcext:value-type="float">
            <text:p>675</text:p>
          </table:table-cell>
          <table:table-cell table:formula="of:=IF([.H218]&lt;[.T218]; [.T218]; &quot;&quot;)">
            <text:p/>
          </table:table-cell>
          <table:table-cell table:formula="of:=IF([.U218]&lt;&gt;&quot;&quot;; [.F218]; &quot;&quot;)">
            <text:p/>
          </table:table-cell>
          <table:table-cell table:formula="of:=IF([.V218]&lt;&gt;&quot;&quot;; [.V218]-[.U218]; &quot;&quot;)">
            <text:p/>
          </table:table-cell>
          <table:table-cell table:formula="of:=IF([.W218]&lt;&gt;&quot;&quot;; [.W218]/[.U218]; &quot;&quot;)">
            <text:p/>
          </table:table-cell>
        </table:table-row>
        <table:table-row table:style-name="ro1">
          <table:table-cell office:value-type="string" calcext:value-type="string">
            <text:p>2017-04-27</text:p>
          </table:table-cell>
          <table:table-cell office:value-type="float" office:value="677.27765" calcext:value-type="float">
            <text:p>677.3</text:p>
          </table:table-cell>
          <table:table-cell office:value-type="float" office:value="670.65247" calcext:value-type="float">
            <text:p>670.7</text:p>
          </table:table-cell>
          <table:table-cell office:value-type="float" office:value="664.03735" calcext:value-type="float">
            <text:p>664.0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686" calcext:value-type="float">
            <text:p>686</text:p>
          </table:table-cell>
          <table:table-cell/>
          <table:table-cell table:formula="of:=[.B219]/[.I219]-1" office:value-type="float" office:value="-0.0127147959183673" calcext:value-type="float">
            <text:p>-0.013</text:p>
          </table:table-cell>
          <table:table-cell table:formula="of:=[.C219]/[.F219]-1" office:value-type="float" office:value="-0.0336419740634006" calcext:value-type="float">
            <text:p>-0.034</text:p>
          </table:table-cell>
          <table:table-cell table:formula="of:=[.D219]/[.H219]-1" office:value-type="float" office:value="-0.0320155247813412" calcext:value-type="float">
            <text:p>-0.032</text:p>
          </table:table-cell>
          <table:table-cell/>
          <table:table-cell table:formula="of:=[.C219]*(1-[.K219])" office:value-type="float" office:value="679.179679288199" calcext:value-type="float">
            <text:p>679.2</text:p>
          </table:table-cell>
          <table:table-cell table:formula="of:=[.O219]/[.F219]-1" office:value-type="float" office:value="-0.0213549289795404" calcext:value-type="float">
            <text:p>-0.021</text:p>
          </table:table-cell>
          <table:table-cell table:formula="of:=[.D219]*(1-[.K219])" office:value-type="float" office:value="672.480449387423" calcext:value-type="float">
            <text:p>672.5</text:p>
          </table:table-cell>
          <table:table-cell table:formula="of:=[.Q219]/[.H219]-1" office:value-type="float" office:value="-0.019707799726788" calcext:value-type="float">
            <text:p>-0.020</text:p>
          </table:table-cell>
          <table:table-cell/>
          <table:table-cell table:formula="of:=INT([.Q219])+[$パラメータ.$B$2]" office:value-type="float" office:value="672" calcext:value-type="float">
            <text:p>672</text:p>
          </table:table-cell>
          <table:table-cell table:formula="of:=IF([.H219]&lt;[.T219]; [.T219]; &quot;&quot;)">
            <text:p/>
          </table:table-cell>
          <table:table-cell table:formula="of:=IF([.U219]&lt;&gt;&quot;&quot;; [.F219]; &quot;&quot;)">
            <text:p/>
          </table:table-cell>
          <table:table-cell table:formula="of:=IF([.V219]&lt;&gt;&quot;&quot;; [.V219]-[.U219]; &quot;&quot;)">
            <text:p/>
          </table:table-cell>
          <table:table-cell table:formula="of:=IF([.W219]&lt;&gt;&quot;&quot;; [.W219]/[.U219]; &quot;&quot;)">
            <text:p/>
          </table:table-cell>
        </table:table-row>
        <table:table-row table:style-name="ro1">
          <table:table-cell office:value-type="string" calcext:value-type="string">
            <text:p>2017-04-28</text:p>
          </table:table-cell>
          <table:table-cell office:value-type="float" office:value="679.58673" calcext:value-type="float">
            <text:p>679.6</text:p>
          </table:table-cell>
          <table:table-cell office:value-type="float" office:value="672.78406" calcext:value-type="float">
            <text:p>672.8</text:p>
          </table:table-cell>
          <table:table-cell office:value-type="float" office:value="666.23285" calcext:value-type="float">
            <text:p>666.2</text:p>
          </table:table-cell>
          <table:table-cell/>
          <table:table-cell table:number-columns-repeated="2" office:value-type="float" office:value="694" calcext:value-type="float">
            <text:p>694</text:p>
          </table:table-cell>
          <table:table-cell office:value-type="float" office:value="684" calcext:value-type="float">
            <text:p>684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B220]/[.I220]-1" office:value-type="float" office:value="-0.019355367965368" calcext:value-type="float">
            <text:p>-0.019</text:p>
          </table:table-cell>
          <table:table-cell table:formula="of:=[.C220]/[.F220]-1" office:value-type="float" office:value="-0.0305705187319886" calcext:value-type="float">
            <text:p>-0.031</text:p>
          </table:table-cell>
          <table:table-cell table:formula="of:=[.D220]/[.H220]-1" office:value-type="float" office:value="-0.025975365497076" calcext:value-type="float">
            <text:p>-0.026</text:p>
          </table:table-cell>
          <table:table-cell/>
          <table:table-cell table:formula="of:=[.C220]*(1-[.K220])" office:value-type="float" office:value="685.806043042534" calcext:value-type="float">
            <text:p>685.8</text:p>
          </table:table-cell>
          <table:table-cell table:formula="of:=[.O220]/[.F220]-1" office:value-type="float" office:value="-0.0118068544055704" calcext:value-type="float">
            <text:p>-0.012</text:p>
          </table:table-cell>
          <table:table-cell table:formula="of:=[.D220]*(1-[.K220])" office:value-type="float" office:value="679.128031962366" calcext:value-type="float">
            <text:p>679.1</text:p>
          </table:table-cell>
          <table:table-cell table:formula="of:=[.Q220]/[.H220]-1" office:value-type="float" office:value="-0.00712276028893899" calcext:value-type="float">
            <text:p>-0.007</text:p>
          </table:table-cell>
          <table:table-cell/>
          <table:table-cell table:formula="of:=INT([.Q220])+[$パラメータ.$B$2]" office:value-type="float" office:value="679" calcext:value-type="float">
            <text:p>679</text:p>
          </table:table-cell>
          <table:table-cell table:formula="of:=IF([.H220]&lt;[.T220]; [.T220]; &quot;&quot;)">
            <text:p/>
          </table:table-cell>
          <table:table-cell table:formula="of:=IF([.U220]&lt;&gt;&quot;&quot;; [.F220]; &quot;&quot;)">
            <text:p/>
          </table:table-cell>
          <table:table-cell table:formula="of:=IF([.V220]&lt;&gt;&quot;&quot;; [.V220]-[.U220]; &quot;&quot;)">
            <text:p/>
          </table:table-cell>
          <table:table-cell table:formula="of:=IF([.W220]&lt;&gt;&quot;&quot;; [.W220]/[.U220]; &quot;&quot;)">
            <text:p/>
          </table:table-cell>
        </table:table-row>
        <table:table-row table:style-name="ro1">
          <table:table-cell office:value-type="string" calcext:value-type="string">
            <text:p>2017-05-01</text:p>
          </table:table-cell>
          <table:table-cell office:value-type="float" office:value="679.0901" calcext:value-type="float">
            <text:p>679.1</text:p>
          </table:table-cell>
          <table:table-cell office:value-type="float" office:value="672.51965" calcext:value-type="float">
            <text:p>672.5</text:p>
          </table:table-cell>
          <table:table-cell office:value-type="float" office:value="666.0946" calcext:value-type="float">
            <text:p>666.1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60" calcext:value-type="float">
            <text:p>760</text:p>
          </table:table-cell>
          <table:table-cell office:value-type="float" office:value="729" calcext:value-type="float">
            <text:p>729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[.B221]/[.I221]-1" office:value-type="float" office:value="-0.093337650200267" calcext:value-type="float">
            <text:p>-0.093</text:p>
          </table:table-cell>
          <table:table-cell table:formula="of:=[.C221]/[.F221]-1" office:value-type="float" office:value="-0.105691954787234" calcext:value-type="float">
            <text:p>-0.106</text:p>
          </table:table-cell>
          <table:table-cell table:formula="of:=[.D221]/[.H221]-1" office:value-type="float" office:value="-0.0862899862825789" calcext:value-type="float">
            <text:p>-0.086</text:p>
          </table:table-cell>
          <table:table-cell/>
          <table:table-cell table:formula="of:=[.C221]*(1-[.K221])" office:value-type="float" office:value="735.291053844506" calcext:value-type="float">
            <text:p>735.3</text:p>
          </table:table-cell>
          <table:table-cell table:formula="of:=[.O221]/[.F221]-1" office:value-type="float" office:value="-0.0222193432918805" calcext:value-type="float">
            <text:p>-0.022</text:p>
          </table:table-cell>
          <table:table-cell table:formula="of:=[.D221]*(1-[.K221])" office:value-type="float" office:value="728.266304775087" calcext:value-type="float">
            <text:p>728.3</text:p>
          </table:table-cell>
          <table:table-cell table:formula="of:=[.Q221]/[.H221]-1" office:value-type="float" office:value="-0.00100644063774114" calcext:value-type="float">
            <text:p>-0.001</text:p>
          </table:table-cell>
          <table:table-cell/>
          <table:table-cell table:formula="of:=INT([.Q221])+[$パラメータ.$B$2]" office:value-type="float" office:value="728" calcext:value-type="float">
            <text:p>728</text:p>
          </table:table-cell>
          <table:table-cell table:formula="of:=IF([.H221]&lt;[.T221]; [.T221]; &quot;&quot;)">
            <text:p/>
          </table:table-cell>
          <table:table-cell table:formula="of:=IF([.U221]&lt;&gt;&quot;&quot;; [.F221]; &quot;&quot;)">
            <text:p/>
          </table:table-cell>
          <table:table-cell table:formula="of:=IF([.V221]&lt;&gt;&quot;&quot;; [.V221]-[.U221]; &quot;&quot;)">
            <text:p/>
          </table:table-cell>
          <table:table-cell table:formula="of:=IF([.W221]&lt;&gt;&quot;&quot;; [.W221]/[.U221]; &quot;&quot;)">
            <text:p/>
          </table:table-cell>
        </table:table-row>
        <table:table-row table:style-name="ro1">
          <table:table-cell office:value-type="string" calcext:value-type="string">
            <text:p>2017-05-02</text:p>
          </table:table-cell>
          <table:table-cell office:value-type="float" office:value="737.7905" calcext:value-type="float">
            <text:p>737.8</text:p>
          </table:table-cell>
          <table:table-cell office:value-type="float" office:value="731.9824" calcext:value-type="float">
            <text:p>732.0</text:p>
          </table:table-cell>
          <table:table-cell office:value-type="float" office:value="723.897" calcext:value-type="float">
            <text:p>723.9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763" calcext:value-type="float">
            <text:p>763</text:p>
          </table:table-cell>
          <table:table-cell office:value-type="float" office:value="748" calcext:value-type="float">
            <text:p>748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[.B222]/[.I222]-1" office:value-type="float" office:value="-0.0214980106100796" calcext:value-type="float">
            <text:p>-0.021</text:p>
          </table:table-cell>
          <table:table-cell table:formula="of:=[.C222]/[.F222]-1" office:value-type="float" office:value="-0.0317693121693122" calcext:value-type="float">
            <text:p>-0.032</text:p>
          </table:table-cell>
          <table:table-cell table:formula="of:=[.D222]/[.H222]-1" office:value-type="float" office:value="-0.0322232620320855" calcext:value-type="float">
            <text:p>-0.032</text:p>
          </table:table-cell>
          <table:table-cell/>
          <table:table-cell table:formula="of:=[.C222]*(1-[.K222])" office:value-type="float" office:value="747.718565401592" calcext:value-type="float">
            <text:p>747.7</text:p>
          </table:table-cell>
          <table:table-cell table:formula="of:=[.O222]/[.F222]-1" office:value-type="float" office:value="-0.0109542785693233" calcext:value-type="float">
            <text:p>-0.011</text:p>
          </table:table-cell>
          <table:table-cell table:formula="of:=[.D222]*(1-[.K222])" office:value-type="float" office:value="739.459345386605" calcext:value-type="float">
            <text:p>739.5</text:p>
          </table:table-cell>
          <table:table-cell table:formula="of:=[.Q222]/[.H222]-1" office:value-type="float" office:value="-0.0114179874510629" calcext:value-type="float">
            <text:p>-0.011</text:p>
          </table:table-cell>
          <table:table-cell/>
          <table:table-cell table:formula="of:=INT([.Q222])+[$パラメータ.$B$2]" office:value-type="float" office:value="739" calcext:value-type="float">
            <text:p>739</text:p>
          </table:table-cell>
          <table:table-cell table:formula="of:=IF([.H222]&lt;[.T222]; [.T222]; &quot;&quot;)">
            <text:p/>
          </table:table-cell>
          <table:table-cell table:formula="of:=IF([.U222]&lt;&gt;&quot;&quot;; [.F222]; &quot;&quot;)">
            <text:p/>
          </table:table-cell>
          <table:table-cell table:formula="of:=IF([.V222]&lt;&gt;&quot;&quot;; [.V222]-[.U222]; &quot;&quot;)">
            <text:p/>
          </table:table-cell>
          <table:table-cell table:formula="of:=IF([.W222]&lt;&gt;&quot;&quot;; [.W222]/[.U222]; &quot;&quot;)">
            <text:p/>
          </table:table-cell>
        </table:table-row>
        <table:table-row table:style-name="ro1">
          <table:table-cell office:value-type="string" calcext:value-type="string">
            <text:p>2017-05-08</text:p>
          </table:table-cell>
          <table:table-cell office:value-type="float" office:value="744.3935" calcext:value-type="float">
            <text:p>744.4</text:p>
          </table:table-cell>
          <table:table-cell office:value-type="float" office:value="738.6678" calcext:value-type="float">
            <text:p>738.7</text:p>
          </table:table-cell>
          <table:table-cell office:value-type="float" office:value="731.0425" calcext:value-type="float">
            <text:p>731.0</text:p>
          </table:table-cell>
          <table:table-cell/>
          <table:table-cell table:number-columns-repeated="2" office:value-type="float" office:value="792" calcext:value-type="float">
            <text:p>792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[.B223]/[.I223]-1" office:value-type="float" office:value="-0.0332551948051948" calcext:value-type="float">
            <text:p>-0.033</text:p>
          </table:table-cell>
          <table:table-cell table:formula="of:=[.C223]/[.F223]-1" office:value-type="float" office:value="-0.0673386363636362" calcext:value-type="float">
            <text:p>-0.067</text:p>
          </table:table-cell>
          <table:table-cell table:formula="of:=[.D223]/[.H223]-1" office:value-type="float" office:value="-0.0493595578673602" calcext:value-type="float">
            <text:p>-0.049</text:p>
          </table:table-cell>
          <table:table-cell/>
          <table:table-cell table:formula="of:=[.C223]*(1-[.K223])" office:value-type="float" office:value="763.232341585325" calcext:value-type="float">
            <text:p>763.2</text:p>
          </table:table-cell>
          <table:table-cell table:formula="of:=[.O223]/[.F223]-1" office:value-type="float" office:value="-0.0363228010286305" calcext:value-type="float">
            <text:p>-0.036</text:p>
          </table:table-cell>
          <table:table-cell table:formula="of:=[.D223]*(1-[.K223])" office:value-type="float" office:value="755.353460748377" calcext:value-type="float">
            <text:p>755.4</text:p>
          </table:table-cell>
          <table:table-cell table:formula="of:=[.Q223]/[.H223]-1" office:value-type="float" office:value="-0.0177458247745429" calcext:value-type="float">
            <text:p>-0.018</text:p>
          </table:table-cell>
          <table:table-cell/>
          <table:table-cell table:formula="of:=INT([.Q223])+[$パラメータ.$B$2]" office:value-type="float" office:value="755" calcext:value-type="float">
            <text:p>755</text:p>
          </table:table-cell>
          <table:table-cell table:formula="of:=IF([.H223]&lt;[.T223]; [.T223]; &quot;&quot;)">
            <text:p/>
          </table:table-cell>
          <table:table-cell table:formula="of:=IF([.U223]&lt;&gt;&quot;&quot;; [.F223]; &quot;&quot;)">
            <text:p/>
          </table:table-cell>
          <table:table-cell table:formula="of:=IF([.V223]&lt;&gt;&quot;&quot;; [.V223]-[.U223]; &quot;&quot;)">
            <text:p/>
          </table:table-cell>
          <table:table-cell table:formula="of:=IF([.W223]&lt;&gt;&quot;&quot;; [.W223]/[.U223]; &quot;&quot;)">
            <text:p/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float" office:value="767.97955" calcext:value-type="float">
            <text:p>768.0</text:p>
          </table:table-cell>
          <table:table-cell office:value-type="float" office:value="763.4424" calcext:value-type="float">
            <text:p>763.4</text:p>
          </table:table-cell>
          <table:table-cell office:value-type="float" office:value="754.6732" calcext:value-type="float">
            <text:p>754.7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B224]/[.I224]-1" office:value-type="float" office:value="-0.0278739873417722" calcext:value-type="float">
            <text:p>-0.028</text:p>
          </table:table-cell>
          <table:table-cell table:formula="of:=[.C224]/[.F224]-1" office:value-type="float" office:value="-0.029933418043202" calcext:value-type="float">
            <text:p>-0.030</text:p>
          </table:table-cell>
          <table:table-cell table:formula="of:=[.D224]/[.H224]-1" office:value-type="float" office:value="-0.0324702564102565" calcext:value-type="float">
            <text:p>-0.032</text:p>
          </table:table-cell>
          <table:table-cell/>
          <table:table-cell table:formula="of:=[.C224]*(1-[.K224])" office:value-type="float" office:value="784.722583793772" calcext:value-type="float">
            <text:p>784.7</text:p>
          </table:table-cell>
          <table:table-cell table:formula="of:=[.O224]/[.F224]-1" office:value-type="float" office:value="-0.00289379441706206" calcext:value-type="float">
            <text:p>-0.003</text:p>
          </table:table-cell>
          <table:table-cell table:formula="of:=[.D224]*(1-[.K224])" office:value-type="float" office:value="775.708951223975" calcext:value-type="float">
            <text:p>775.7</text:p>
          </table:table-cell>
          <table:table-cell table:formula="of:=[.Q224]/[.H224]-1" office:value-type="float" office:value="-0.00550134458464791" calcext:value-type="float">
            <text:p>-0.006</text:p>
          </table:table-cell>
          <table:table-cell/>
          <table:table-cell table:formula="of:=INT([.Q224])+[$パラメータ.$B$2]" office:value-type="float" office:value="775" calcext:value-type="float">
            <text:p>775</text:p>
          </table:table-cell>
          <table:table-cell table:formula="of:=IF([.H224]&lt;[.T224]; [.T224]; &quot;&quot;)">
            <text:p/>
          </table:table-cell>
          <table:table-cell table:formula="of:=IF([.U224]&lt;&gt;&quot;&quot;; [.F224]; &quot;&quot;)">
            <text:p/>
          </table:table-cell>
          <table:table-cell table:formula="of:=IF([.V224]&lt;&gt;&quot;&quot;; [.V224]-[.U224]; &quot;&quot;)">
            <text:p/>
          </table:table-cell>
          <table:table-cell table:formula="of:=IF([.W224]&lt;&gt;&quot;&quot;; [.W224]/[.U224]; &quot;&quot;)">
            <text:p/>
          </table:table-cell>
        </table:table-row>
        <table:table-row table:style-name="ro1">
          <table:table-cell office:value-type="string" calcext:value-type="string">
            <text:p>2017-05-10</text:p>
          </table:table-cell>
          <table:table-cell office:value-type="float" office:value="762.86676" calcext:value-type="float">
            <text:p>762.9</text:p>
          </table:table-cell>
          <table:table-cell office:value-type="float" office:value="756.9023" calcext:value-type="float">
            <text:p>756.9</text:p>
          </table:table-cell>
          <table:table-cell office:value-type="float" office:value="749.4477" calcext:value-type="float">
            <text:p>749.4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office:value-type="float" office:value="790" calcext:value-type="float">
            <text:p>790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B225]/[.I225]-1" office:value-type="float" office:value="-0.0367843939393939" calcext:value-type="float">
            <text:p>-0.037</text:p>
          </table:table-cell>
          <table:table-cell table:formula="of:=[.C225]/[.F225]-1" office:value-type="float" office:value="-0.0503107904642409" calcext:value-type="float">
            <text:p>-0.050</text:p>
          </table:table-cell>
          <table:table-cell table:formula="of:=[.D225]/[.H225]-1" office:value-type="float" office:value="-0.0513320253164556" calcext:value-type="float">
            <text:p>-0.051</text:p>
          </table:table-cell>
          <table:table-cell/>
          <table:table-cell table:formula="of:=[.C225]*(1-[.K225])" office:value-type="float" office:value="784.744492376833" calcext:value-type="float">
            <text:p>784.7</text:p>
          </table:table-cell>
          <table:table-cell table:formula="of:=[.O225]/[.F225]-1" office:value-type="float" office:value="-0.015377048460686" calcext:value-type="float">
            <text:p>-0.015</text:p>
          </table:table-cell>
          <table:table-cell table:formula="of:=[.D225]*(1-[.K225])" office:value-type="float" office:value="777.015679433773" calcext:value-type="float">
            <text:p>777.0</text:p>
          </table:table-cell>
          <table:table-cell table:formula="of:=[.Q225]/[.H225]-1" office:value-type="float" office:value="-0.0164358488180091" calcext:value-type="float">
            <text:p>-0.016</text:p>
          </table:table-cell>
          <table:table-cell/>
          <table:table-cell table:formula="of:=INT([.Q225])+[$パラメータ.$B$2]" office:value-type="float" office:value="777" calcext:value-type="float">
            <text:p>777</text:p>
          </table:table-cell>
          <table:table-cell table:formula="of:=IF([.H225]&lt;[.T225]; [.T225]; &quot;&quot;)">
            <text:p/>
          </table:table-cell>
          <table:table-cell table:formula="of:=IF([.U225]&lt;&gt;&quot;&quot;; [.F225]; &quot;&quot;)">
            <text:p/>
          </table:table-cell>
          <table:table-cell table:formula="of:=IF([.V225]&lt;&gt;&quot;&quot;; [.V225]-[.U225]; &quot;&quot;)">
            <text:p/>
          </table:table-cell>
          <table:table-cell table:formula="of:=IF([.W225]&lt;&gt;&quot;&quot;; [.W225]/[.U225]; &quot;&quot;)">
            <text:p/>
          </table:table-cell>
        </table:table-row>
        <table:table-row table:style-name="ro1">
          <table:table-cell office:value-type="string" calcext:value-type="string">
            <text:p>2017-05-11</text:p>
          </table:table-cell>
          <table:table-cell office:value-type="float" office:value="773.46924" calcext:value-type="float">
            <text:p>773.5</text:p>
          </table:table-cell>
          <table:table-cell office:value-type="float" office:value="767.2279" calcext:value-type="float">
            <text:p>767.2</text:p>
          </table:table-cell>
          <table:table-cell office:value-type="float" office:value="759.6474" calcext:value-type="float">
            <text:p>759.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08" calcext:value-type="float">
            <text:p>808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26]/[.I226]-1" office:value-type="float" office:value="-0.03316345" calcext:value-type="float">
            <text:p>-0.033</text:p>
          </table:table-cell>
          <table:table-cell table:formula="of:=[.C226]/[.F226]-1" office:value-type="float" office:value="-0.040965125" calcext:value-type="float">
            <text:p>-0.041</text:p>
          </table:table-cell>
          <table:table-cell table:formula="of:=[.D226]/[.H226]-1" office:value-type="float" office:value="-0.0468664993726475" calcext:value-type="float">
            <text:p>-0.047</text:p>
          </table:table-cell>
          <table:table-cell/>
          <table:table-cell table:formula="of:=[.C226]*(1-[.K226])" office:value-type="float" office:value="792.671824100255" calcext:value-type="float">
            <text:p>792.7</text:p>
          </table:table-cell>
          <table:table-cell table:formula="of:=[.O226]/[.F226]-1" office:value-type="float" office:value="-0.0091602198746813" calcext:value-type="float">
            <text:p>-0.009</text:p>
          </table:table-cell>
          <table:table-cell table:formula="of:=[.D226]*(1-[.K226])" office:value-type="float" office:value="784.83992856753" calcext:value-type="float">
            <text:p>784.8</text:p>
          </table:table-cell>
          <table:table-cell table:formula="of:=[.Q226]/[.H226]-1" office:value-type="float" office:value="-0.0152573041812674" calcext:value-type="float">
            <text:p>-0.015</text:p>
          </table:table-cell>
          <table:table-cell/>
          <table:table-cell table:formula="of:=INT([.Q226])+[$パラメータ.$B$2]" office:value-type="float" office:value="784" calcext:value-type="float">
            <text:p>784</text:p>
          </table:table-cell>
          <table:table-cell table:formula="of:=IF([.H226]&lt;[.T226]; [.T226]; &quot;&quot;)">
            <text:p/>
          </table:table-cell>
          <table:table-cell table:formula="of:=IF([.U226]&lt;&gt;&quot;&quot;; [.F226]; &quot;&quot;)">
            <text:p/>
          </table:table-cell>
          <table:table-cell table:formula="of:=IF([.V226]&lt;&gt;&quot;&quot;; [.V226]-[.U226]; &quot;&quot;)">
            <text:p/>
          </table:table-cell>
          <table:table-cell table:formula="of:=IF([.W226]&lt;&gt;&quot;&quot;; [.W226]/[.U226]; &quot;&quot;)">
            <text:p/>
          </table:table-cell>
        </table:table-row>
        <table:table-row table:style-name="ro1">
          <table:table-cell office:value-type="string" calcext:value-type="string">
            <text:p>2017-05-12</text:p>
          </table:table-cell>
          <table:table-cell office:value-type="float" office:value="780.13635" calcext:value-type="float">
            <text:p>780.1</text:p>
          </table:table-cell>
          <table:table-cell office:value-type="float" office:value="773.4507" calcext:value-type="float">
            <text:p>773.5</text:p>
          </table:table-cell>
          <table:table-cell office:value-type="float" office:value="766.0159" calcext:value-type="float">
            <text:p>766.0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808" calcext:value-type="float">
            <text:p>808</text:p>
          </table:table-cell>
          <table:table-cell office:value-type="float" office:value="783" calcext:value-type="float">
            <text:p>783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B227]/[.I227]-1" office:value-type="float" office:value="-0.0296811567164179" calcext:value-type="float">
            <text:p>-0.030</text:p>
          </table:table-cell>
          <table:table-cell table:formula="of:=[.C227]/[.F227]-1" office:value-type="float" office:value="-0.0184635786802031" calcext:value-type="float">
            <text:p>-0.018</text:p>
          </table:table-cell>
          <table:table-cell table:formula="of:=[.D227]/[.H227]-1" office:value-type="float" office:value="-0.0216910600255428" calcext:value-type="float">
            <text:p>-0.022</text:p>
          </table:table-cell>
          <table:table-cell/>
          <table:table-cell table:formula="of:=[.C227]*(1-[.K227])" office:value-type="float" office:value="796.407611439123" calcext:value-type="float">
            <text:p>796.4</text:p>
          </table:table-cell>
          <table:table-cell table:formula="of:=[.O227]/[.F227]-1" office:value-type="float" office:value="0.0106695576638618" calcext:value-type="float">
            <text:p>0.011</text:p>
          </table:table-cell>
          <table:table-cell table:formula="of:=[.D227]*(1-[.K227])" office:value-type="float" office:value="788.752137975168" calcext:value-type="float">
            <text:p>788.8</text:p>
          </table:table-cell>
          <table:table-cell table:formula="of:=[.Q227]/[.H227]-1" office:value-type="float" office:value="0.00734628093891176" calcext:value-type="float">
            <text:p>0.007</text:p>
          </table:table-cell>
          <table:table-cell/>
          <table:table-cell table:formula="of:=INT([.Q227])+[$パラメータ.$B$2]" office:value-type="float" office:value="788" calcext:value-type="float">
            <text:p>788</text:p>
          </table:table-cell>
          <table:table-cell table:formula="of:=IF([.H227]&lt;[.T227]; [.T227]; &quot;&quot;)" office:value-type="float" office:value="788" calcext:value-type="float">
            <text:p>788</text:p>
          </table:table-cell>
          <table:table-cell table:formula="of:=IF([.U227]&lt;&gt;&quot;&quot;; [.F227]; &quot;&quot;)" office:value-type="float" office:value="788" calcext:value-type="float">
            <text:p>788</text:p>
          </table:table-cell>
          <table:table-cell table:formula="of:=IF([.V227]&lt;&gt;&quot;&quot;; [.V227]-[.U227]; &quot;&quot;)" office:value-type="float" office:value="0" calcext:value-type="float">
            <text:p>0</text:p>
          </table:table-cell>
          <table:table-cell table:formula="of:=IF([.W227]&lt;&gt;&quot;&quot;; [.W227]/[.U227]; &quot;&quot;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2017-05-15</text:p>
          </table:table-cell>
          <table:table-cell office:value-type="float" office:value="773.77783" calcext:value-type="float">
            <text:p>773.8</text:p>
          </table:table-cell>
          <table:table-cell office:value-type="float" office:value="767.1483" calcext:value-type="float">
            <text:p>767.1</text:p>
          </table:table-cell>
          <table:table-cell office:value-type="float" office:value="759.5614" calcext:value-type="float">
            <text:p>759.6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788" calcext:value-type="float">
            <text:p>788</text:p>
          </table:table-cell>
          <table:table-cell office:value-type="float" office:value="774" calcext:value-type="float">
            <text:p>774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B228]/[.I228]-1" office:value-type="float" office:value="-0.0168007242693774" calcext:value-type="float">
            <text:p>-0.017</text:p>
          </table:table-cell>
          <table:table-cell table:formula="of:=[.C228]/[.F228]-1" office:value-type="float" office:value="-0.0227410191082803" calcext:value-type="float">
            <text:p>-0.023</text:p>
          </table:table-cell>
          <table:table-cell table:formula="of:=[.D228]/[.H228]-1" office:value-type="float" office:value="-0.0186545219638242" calcext:value-type="float">
            <text:p>-0.019</text:p>
          </table:table-cell>
          <table:table-cell/>
          <table:table-cell table:formula="of:=[.C228]*(1-[.K228])" office:value-type="float" office:value="780.036947062022" calcext:value-type="float">
            <text:p>780.0</text:p>
          </table:table-cell>
          <table:table-cell table:formula="of:=[.O228]/[.F228]-1" office:value-type="float" office:value="-0.0063223604305459" calcext:value-type="float">
            <text:p>-0.006</text:p>
          </table:table-cell>
          <table:table-cell table:formula="of:=[.D228]*(1-[.K228])" office:value-type="float" office:value="772.322581647062" calcext:value-type="float">
            <text:p>772.3</text:p>
          </table:table-cell>
          <table:table-cell table:formula="of:=[.Q228]/[.H228]-1" office:value-type="float" office:value="-0.00216720717433816" calcext:value-type="float">
            <text:p>-0.002</text:p>
          </table:table-cell>
          <table:table-cell/>
          <table:table-cell table:formula="of:=INT([.Q228])+[$パラメータ.$B$2]" office:value-type="float" office:value="772" calcext:value-type="float">
            <text:p>772</text:p>
          </table:table-cell>
          <table:table-cell table:formula="of:=IF([.H228]&lt;[.T228]; [.T228]; &quot;&quot;)">
            <text:p/>
          </table:table-cell>
          <table:table-cell table:formula="of:=IF([.U228]&lt;&gt;&quot;&quot;; [.F228]; &quot;&quot;)">
            <text:p/>
          </table:table-cell>
          <table:table-cell table:formula="of:=IF([.V228]&lt;&gt;&quot;&quot;; [.V228]-[.U228]; &quot;&quot;)">
            <text:p/>
          </table:table-cell>
          <table:table-cell table:formula="of:=IF([.W228]&lt;&gt;&quot;&quot;; [.W228]/[.U228]; &quot;&quot;)">
            <text:p/>
          </table:table-cell>
        </table:table-row>
        <table:table-row table:style-name="ro1">
          <table:table-cell office:value-type="string" calcext:value-type="string">
            <text:p>2017-05-16</text:p>
          </table:table-cell>
          <table:table-cell office:value-type="float" office:value="761.95435" calcext:value-type="float">
            <text:p>762.0</text:p>
          </table:table-cell>
          <table:table-cell office:value-type="float" office:value="754.54315" calcext:value-type="float">
            <text:p>754.5</text:p>
          </table:table-cell>
          <table:table-cell office:value-type="float" office:value="747.6465" calcext:value-type="float">
            <text:p>747.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B229]/[.I229]-1" office:value-type="float" office:value="-0.0391496216897856" calcext:value-type="float">
            <text:p>-0.039</text:p>
          </table:table-cell>
          <table:table-cell table:formula="of:=[.C229]/[.F229]-1" office:value-type="float" office:value="-0.0615134950248757" calcext:value-type="float">
            <text:p>-0.062</text:p>
          </table:table-cell>
          <table:table-cell table:formula="of:=[.D229]/[.H229]-1" office:value-type="float" office:value="-0.056001893939394" calcext:value-type="float">
            <text:p>-0.056</text:p>
          </table:table-cell>
          <table:table-cell/>
          <table:table-cell table:formula="of:=[.C229]*(1-[.K229])" office:value-type="float" office:value="784.083228871119" calcext:value-type="float">
            <text:p>784.1</text:p>
          </table:table-cell>
          <table:table-cell table:formula="of:=[.O229]/[.F229]-1" office:value-type="float" office:value="-0.0247721033941305" calcext:value-type="float">
            <text:p>-0.025</text:p>
          </table:table-cell>
          <table:table-cell table:formula="of:=[.D229]*(1-[.K229])" office:value-type="float" office:value="776.916577632692" calcext:value-type="float">
            <text:p>776.9</text:p>
          </table:table-cell>
          <table:table-cell table:formula="of:=[.Q229]/[.H229]-1" office:value-type="float" office:value="-0.0190447252112472" calcext:value-type="float">
            <text:p>-0.019</text:p>
          </table:table-cell>
          <table:table-cell/>
          <table:table-cell table:formula="of:=INT([.Q229])+[$パラメータ.$B$2]" office:value-type="float" office:value="776" calcext:value-type="float">
            <text:p>776</text:p>
          </table:table-cell>
          <table:table-cell table:formula="of:=IF([.H229]&lt;[.T229]; [.T229]; &quot;&quot;)">
            <text:p/>
          </table:table-cell>
          <table:table-cell table:formula="of:=IF([.U229]&lt;&gt;&quot;&quot;; [.F229]; &quot;&quot;)">
            <text:p/>
          </table:table-cell>
          <table:table-cell table:formula="of:=IF([.V229]&lt;&gt;&quot;&quot;; [.V229]-[.U229]; &quot;&quot;)">
            <text:p/>
          </table:table-cell>
          <table:table-cell table:formula="of:=IF([.W229]&lt;&gt;&quot;&quot;; [.W229]/[.U229]; &quot;&quot;)">
            <text:p/>
          </table:table-cell>
        </table:table-row>
        <table:table-row table:style-name="ro1">
          <table:table-cell office:value-type="string" calcext:value-type="string">
            <text:p>2017-05-17</text:p>
          </table:table-cell>
          <table:table-cell office:value-type="float" office:value="778.4145" calcext:value-type="float">
            <text:p>778.4</text:p>
          </table:table-cell>
          <table:table-cell office:value-type="float" office:value="771.671" calcext:value-type="float">
            <text:p>771.7</text:p>
          </table:table-cell>
          <table:table-cell office:value-type="float" office:value="763.6518" calcext:value-type="float">
            <text:p>763.7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795" calcext:value-type="float">
            <text:p>795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B230]/[.I230]-1" office:value-type="float" office:value="-0.0233193224592221" calcext:value-type="float">
            <text:p>-0.023</text:p>
          </table:table-cell>
          <table:table-cell table:formula="of:=[.C230]/[.F230]-1" office:value-type="float" office:value="-0.0378167082294264" calcext:value-type="float">
            <text:p>-0.038</text:p>
          </table:table-cell>
          <table:table-cell table:formula="of:=[.D230]/[.H230]-1" office:value-type="float" office:value="-0.0394316981132076" calcext:value-type="float">
            <text:p>-0.039</text:p>
          </table:table-cell>
          <table:table-cell/>
          <table:table-cell table:formula="of:=[.C230]*(1-[.K230])" office:value-type="float" office:value="789.66584488143" calcext:value-type="float">
            <text:p>789.7</text:p>
          </table:table-cell>
          <table:table-cell table:formula="of:=[.O230]/[.F230]-1" office:value-type="float" office:value="-0.0153792457837526" calcext:value-type="float">
            <text:p>-0.015</text:p>
          </table:table-cell>
          <table:table-cell table:formula="of:=[.D230]*(1-[.K230])" office:value-type="float" office:value="781.459642570765" calcext:value-type="float">
            <text:p>781.5</text:p>
          </table:table-cell>
          <table:table-cell table:formula="of:=[.Q230]/[.H230]-1" office:value-type="float" office:value="-0.0170318961374021" calcext:value-type="float">
            <text:p>-0.017</text:p>
          </table:table-cell>
          <table:table-cell/>
          <table:table-cell table:formula="of:=INT([.Q230])+[$パラメータ.$B$2]" office:value-type="float" office:value="781" calcext:value-type="float">
            <text:p>781</text:p>
          </table:table-cell>
          <table:table-cell table:formula="of:=IF([.H230]&lt;[.T230]; [.T230]; &quot;&quot;)">
            <text:p/>
          </table:table-cell>
          <table:table-cell table:formula="of:=IF([.U230]&lt;&gt;&quot;&quot;; [.F230]; &quot;&quot;)">
            <text:p/>
          </table:table-cell>
          <table:table-cell table:formula="of:=IF([.V230]&lt;&gt;&quot;&quot;; [.V230]-[.U230]; &quot;&quot;)">
            <text:p/>
          </table:table-cell>
          <table:table-cell table:formula="of:=IF([.W230]&lt;&gt;&quot;&quot;; [.W230]/[.U230]; &quot;&quot;)">
            <text:p/>
          </table:table-cell>
        </table:table-row>
        <table:table-row table:style-name="ro1">
          <table:table-cell office:value-type="string" calcext:value-type="string">
            <text:p>2017-05-18</text:p>
          </table:table-cell>
          <table:table-cell office:value-type="float" office:value="777.2356" calcext:value-type="float">
            <text:p>777.2</text:p>
          </table:table-cell>
          <table:table-cell office:value-type="float" office:value="768.77435" calcext:value-type="float">
            <text:p>768.8</text:p>
          </table:table-cell>
          <table:table-cell office:value-type="float" office:value="762.3315" calcext:value-type="float">
            <text:p>762.3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B231]/[.I231]-1" office:value-type="float" office:value="-0.0198794451450189" calcext:value-type="float">
            <text:p>-0.020</text:p>
          </table:table-cell>
          <table:table-cell table:formula="of:=[.C231]/[.F231]-1" office:value-type="float" office:value="-0.0293253156565656" calcext:value-type="float">
            <text:p>-0.029</text:p>
          </table:table-cell>
          <table:table-cell table:formula="of:=[.D231]/[.H231]-1" office:value-type="float" office:value="-0.0263965517241379" calcext:value-type="float">
            <text:p>-0.026</text:p>
          </table:table-cell>
          <table:table-cell/>
          <table:table-cell table:formula="of:=[.C231]*(1-[.K231])" office:value-type="float" office:value="784.057157519723" calcext:value-type="float">
            <text:p>784.1</text:p>
          </table:table-cell>
          <table:table-cell table:formula="of:=[.O231]/[.F231]-1" office:value-type="float" office:value="-0.0100288415155015" calcext:value-type="float">
            <text:p>-0.010</text:p>
          </table:table-cell>
          <table:table-cell table:formula="of:=[.D231]*(1-[.K231])" office:value-type="float" office:value="777.48622723657" calcext:value-type="float">
            <text:p>777.5</text:p>
          </table:table-cell>
          <table:table-cell table:formula="of:=[.Q231]/[.H231]-1" office:value-type="float" office:value="-0.00704185538113644" calcext:value-type="float">
            <text:p>-0.007</text:p>
          </table:table-cell>
          <table:table-cell/>
          <table:table-cell table:formula="of:=INT([.Q231])+[$パラメータ.$B$2]" office:value-type="float" office:value="777" calcext:value-type="float">
            <text:p>777</text:p>
          </table:table-cell>
          <table:table-cell table:formula="of:=IF([.H231]&lt;[.T231]; [.T231]; &quot;&quot;)">
            <text:p/>
          </table:table-cell>
          <table:table-cell table:formula="of:=IF([.U231]&lt;&gt;&quot;&quot;; [.F231]; &quot;&quot;)">
            <text:p/>
          </table:table-cell>
          <table:table-cell table:formula="of:=IF([.V231]&lt;&gt;&quot;&quot;; [.V231]-[.U231]; &quot;&quot;)">
            <text:p/>
          </table:table-cell>
          <table:table-cell table:formula="of:=IF([.W231]&lt;&gt;&quot;&quot;; [.W231]/[.U231]; &quot;&quot;)">
            <text:p/>
          </table:table-cell>
        </table:table-row>
        <table:table-row table:style-name="ro1">
          <table:table-cell office:value-type="string" calcext:value-type="string">
            <text:p>2017-05-19</text:p>
          </table:table-cell>
          <table:table-cell office:value-type="float" office:value="763.6692" calcext:value-type="float">
            <text:p>763.7</text:p>
          </table:table-cell>
          <table:table-cell office:value-type="float" office:value="754.59717" calcext:value-type="float">
            <text:p>754.6</text:p>
          </table:table-cell>
          <table:table-cell office:value-type="float" office:value="748.4091" calcext:value-type="float">
            <text:p>748.4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98" calcext:value-type="float">
            <text:p>798</text:p>
          </table:table-cell>
          <table:table-cell office:value-type="float" office:value="786" calcext:value-type="float">
            <text:p>786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B232]/[.I232]-1" office:value-type="float" office:value="-0.0369871374527112" calcext:value-type="float">
            <text:p>-0.037</text:p>
          </table:table-cell>
          <table:table-cell table:formula="of:=[.C232]/[.F232]-1" office:value-type="float" office:value="-0.0448137088607595" calcext:value-type="float">
            <text:p>-0.045</text:p>
          </table:table-cell>
          <table:table-cell table:formula="of:=[.D232]/[.H232]-1" office:value-type="float" office:value="-0.047825572519084" calcext:value-type="float">
            <text:p>-0.048</text:p>
          </table:table-cell>
          <table:table-cell/>
          <table:table-cell table:formula="of:=[.C232]*(1-[.K232])" office:value-type="float" office:value="782.507559248217" calcext:value-type="float">
            <text:p>782.5</text:p>
          </table:table-cell>
          <table:table-cell table:formula="of:=[.O232]/[.F232]-1" office:value-type="float" office:value="-0.00948410221744689" calcext:value-type="float">
            <text:p>-0.009</text:p>
          </table:table-cell>
          <table:table-cell table:formula="of:=[.D232]*(1-[.K232])" office:value-type="float" office:value="776.09061025256" calcext:value-type="float">
            <text:p>776.1</text:p>
          </table:table-cell>
          <table:table-cell table:formula="of:=[.Q232]/[.H232]-1" office:value-type="float" office:value="-0.0126073660908906" calcext:value-type="float">
            <text:p>-0.013</text:p>
          </table:table-cell>
          <table:table-cell/>
          <table:table-cell table:formula="of:=INT([.Q232])+[$パラメータ.$B$2]" office:value-type="float" office:value="776" calcext:value-type="float">
            <text:p>776</text:p>
          </table:table-cell>
          <table:table-cell table:formula="of:=IF([.H232]&lt;[.T232]; [.T232]; &quot;&quot;)">
            <text:p/>
          </table:table-cell>
          <table:table-cell table:formula="of:=IF([.U232]&lt;&gt;&quot;&quot;; [.F232]; &quot;&quot;)">
            <text:p/>
          </table:table-cell>
          <table:table-cell table:formula="of:=IF([.V232]&lt;&gt;&quot;&quot;; [.V232]-[.U232]; &quot;&quot;)">
            <text:p/>
          </table:table-cell>
          <table:table-cell table:formula="of:=IF([.W232]&lt;&gt;&quot;&quot;; [.W232]/[.U232]; &quot;&quot;)">
            <text:p/>
          </table:table-cell>
        </table:table-row>
        <table:table-row table:style-name="ro1">
          <table:table-cell office:value-type="string" calcext:value-type="string">
            <text:p>2017-05-22</text:p>
          </table:table-cell>
          <table:table-cell office:value-type="float" office:value="766.2855" calcext:value-type="float">
            <text:p>766.3</text:p>
          </table:table-cell>
          <table:table-cell office:value-type="float" office:value="756.5481" calcext:value-type="float">
            <text:p>756.5</text:p>
          </table:table-cell>
          <table:table-cell office:value-type="float" office:value="750.6349" calcext:value-type="float">
            <text:p>750.6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B233]/[.I233]-1" office:value-type="float" office:value="-0.03368789407314" calcext:value-type="float">
            <text:p>-0.034</text:p>
          </table:table-cell>
          <table:table-cell table:formula="of:=[.C233]/[.F233]-1" office:value-type="float" office:value="-0.0435548672566372" calcext:value-type="float">
            <text:p>-0.044</text:p>
          </table:table-cell>
          <table:table-cell table:formula="of:=[.D233]/[.H233]-1" office:value-type="float" office:value="-0.0498292405063291" calcext:value-type="float">
            <text:p>-0.050</text:p>
          </table:table-cell>
          <table:table-cell/>
          <table:table-cell table:formula="of:=[.C233]*(1-[.K233])" office:value-type="float" office:value="782.034612254035" calcext:value-type="float">
            <text:p>782.0</text:p>
          </table:table-cell>
          <table:table-cell table:formula="of:=[.O233]/[.F233]-1" office:value-type="float" office:value="-0.0113342449380084" calcext:value-type="float">
            <text:p>-0.011</text:p>
          </table:table-cell>
          <table:table-cell table:formula="of:=[.D233]*(1-[.K233])" office:value-type="float" office:value="775.922208998802" calcext:value-type="float">
            <text:p>775.9</text:p>
          </table:table-cell>
          <table:table-cell table:formula="of:=[.Q233]/[.H233]-1" office:value-type="float" office:value="-0.0178199886091114" calcext:value-type="float">
            <text:p>-0.018</text:p>
          </table:table-cell>
          <table:table-cell/>
          <table:table-cell table:formula="of:=INT([.Q233])+[$パラメータ.$B$2]" office:value-type="float" office:value="775" calcext:value-type="float">
            <text:p>775</text:p>
          </table:table-cell>
          <table:table-cell table:formula="of:=IF([.H233]&lt;[.T233]; [.T233]; &quot;&quot;)">
            <text:p/>
          </table:table-cell>
          <table:table-cell table:formula="of:=IF([.U233]&lt;&gt;&quot;&quot;; [.F233]; &quot;&quot;)">
            <text:p/>
          </table:table-cell>
          <table:table-cell table:formula="of:=IF([.V233]&lt;&gt;&quot;&quot;; [.V233]-[.U233]; &quot;&quot;)">
            <text:p/>
          </table:table-cell>
          <table:table-cell table:formula="of:=IF([.W233]&lt;&gt;&quot;&quot;; [.W233]/[.U233]; &quot;&quot;)">
            <text:p/>
          </table:table-cell>
        </table:table-row>
        <table:table-row table:style-name="ro1">
          <table:table-cell office:value-type="string" calcext:value-type="string">
            <text:p>2017-05-23</text:p>
          </table:table-cell>
          <table:table-cell office:value-type="float" office:value="765.88477" calcext:value-type="float">
            <text:p>765.9</text:p>
          </table:table-cell>
          <table:table-cell office:value-type="float" office:value="755.2893" calcext:value-type="float">
            <text:p>755.3</text:p>
          </table:table-cell>
          <table:table-cell office:value-type="float" office:value="750.2715" calcext:value-type="float">
            <text:p>750.3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792" calcext:value-type="float">
            <text:p>792</text:p>
          </table:table-cell>
          <table:table-cell office:value-type="float" office:value="785" calcext:value-type="float">
            <text:p>785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[.B234]/[.I234]-1" office:value-type="float" office:value="-0.0292968694550063" calcext:value-type="float">
            <text:p>-0.029</text:p>
          </table:table-cell>
          <table:table-cell table:formula="of:=[.C234]/[.F234]-1" office:value-type="float" office:value="-0.0390721374045802" calcext:value-type="float">
            <text:p>-0.039</text:p>
          </table:table-cell>
          <table:table-cell table:formula="of:=[.D234]/[.H234]-1" office:value-type="float" office:value="-0.0442401273885351" calcext:value-type="float">
            <text:p>-0.044</text:p>
          </table:table-cell>
          <table:table-cell/>
          <table:table-cell table:formula="of:=[.C234]*(1-[.K234])" office:value-type="float" office:value="777.416912022863" calcext:value-type="float">
            <text:p>777.4</text:p>
          </table:table-cell>
          <table:table-cell table:formula="of:=[.O234]/[.F234]-1" office:value-type="float" office:value="-0.010919959258444" calcext:value-type="float">
            <text:p>-0.011</text:p>
          </table:table-cell>
          <table:table-cell table:formula="of:=[.D234]*(1-[.K234])" office:value-type="float" office:value="772.252106191312" calcext:value-type="float">
            <text:p>772.3</text:p>
          </table:table-cell>
          <table:table-cell table:formula="of:=[.Q234]/[.H234]-1" office:value-type="float" office:value="-0.0162393551703036" calcext:value-type="float">
            <text:p>-0.016</text:p>
          </table:table-cell>
          <table:table-cell/>
          <table:table-cell table:formula="of:=INT([.Q234])+[$パラメータ.$B$2]" office:value-type="float" office:value="772" calcext:value-type="float">
            <text:p>772</text:p>
          </table:table-cell>
          <table:table-cell table:formula="of:=IF([.H234]&lt;[.T234]; [.T234]; &quot;&quot;)">
            <text:p/>
          </table:table-cell>
          <table:table-cell table:formula="of:=IF([.U234]&lt;&gt;&quot;&quot;; [.F234]; &quot;&quot;)">
            <text:p/>
          </table:table-cell>
          <table:table-cell table:formula="of:=IF([.V234]&lt;&gt;&quot;&quot;; [.V234]-[.U234]; &quot;&quot;)">
            <text:p/>
          </table:table-cell>
          <table:table-cell table:formula="of:=IF([.W234]&lt;&gt;&quot;&quot;; [.W234]/[.U234]; &quot;&quot;)">
            <text:p/>
          </table:table-cell>
        </table:table-row>
        <table:table-row table:style-name="ro1">
          <table:table-cell office:value-type="string" calcext:value-type="string">
            <text:p>2017-05-24</text:p>
          </table:table-cell>
          <table:table-cell office:value-type="float" office:value="762.14417" calcext:value-type="float">
            <text:p>762.1</text:p>
          </table:table-cell>
          <table:table-cell office:value-type="float" office:value="751.3588" calcext:value-type="float">
            <text:p>751.4</text:p>
          </table:table-cell>
          <table:table-cell office:value-type="float" office:value="746.61945" calcext:value-type="float">
            <text:p>746.6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[.B235]/[.I235]-1" office:value-type="float" office:value="-0.0401206926952141" calcext:value-type="float">
            <text:p>-0.040</text:p>
          </table:table-cell>
          <table:table-cell table:formula="of:=[.C235]/[.F235]-1" office:value-type="float" office:value="-0.0735403205918619" calcext:value-type="float">
            <text:p>-0.074</text:p>
          </table:table-cell>
          <table:table-cell table:formula="of:=[.D235]/[.H235]-1" office:value-type="float" office:value="-0.0584874527112231" calcext:value-type="float">
            <text:p>-0.058</text:p>
          </table:table-cell>
          <table:table-cell/>
          <table:table-cell table:formula="of:=[.C235]*(1-[.K235])" office:value-type="float" office:value="781.503835518645" calcext:value-type="float">
            <text:p>781.5</text:p>
          </table:table-cell>
          <table:table-cell table:formula="of:=[.O235]/[.F235]-1" office:value-type="float" office:value="-0.0363701164998215" calcext:value-type="float">
            <text:p>-0.036</text:p>
          </table:table-cell>
          <table:table-cell table:formula="of:=[.D235]*(1-[.K235])" office:value-type="float" office:value="776.57433951372" calcext:value-type="float">
            <text:p>776.6</text:p>
          </table:table-cell>
          <table:table-cell table:formula="of:=[.Q235]/[.H235]-1" office:value-type="float" office:value="-0.020713317132762" calcext:value-type="float">
            <text:p>-0.021</text:p>
          </table:table-cell>
          <table:table-cell/>
          <table:table-cell table:formula="of:=INT([.Q235])+[$パラメータ.$B$2]" office:value-type="float" office:value="776" calcext:value-type="float">
            <text:p>776</text:p>
          </table:table-cell>
          <table:table-cell table:formula="of:=IF([.H235]&lt;[.T235]; [.T235]; &quot;&quot;)">
            <text:p/>
          </table:table-cell>
          <table:table-cell table:formula="of:=IF([.U235]&lt;&gt;&quot;&quot;; [.F235]; &quot;&quot;)">
            <text:p/>
          </table:table-cell>
          <table:table-cell table:formula="of:=IF([.V235]&lt;&gt;&quot;&quot;; [.V235]-[.U235]; &quot;&quot;)">
            <text:p/>
          </table:table-cell>
          <table:table-cell table:formula="of:=IF([.W235]&lt;&gt;&quot;&quot;; [.W235]/[.U235]; &quot;&quot;)">
            <text:p/>
          </table:table-cell>
        </table:table-row>
        <table:table-row table:style-name="ro1">
          <table:table-cell office:value-type="string" calcext:value-type="string">
            <text:p>2017-05-25</text:p>
          </table:table-cell>
          <table:table-cell office:value-type="float" office:value="779.4034" calcext:value-type="float">
            <text:p>779.4</text:p>
          </table:table-cell>
          <table:table-cell office:value-type="float" office:value="769.7997" calcext:value-type="float">
            <text:p>769.8</text:p>
          </table:table-cell>
          <table:table-cell office:value-type="float" office:value="763.5488" calcext:value-type="float">
            <text:p>763.5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21" calcext:value-type="float">
            <text:p>821</text:p>
          </table:table-cell>
          <table:table-cell office:value-type="float" office:value="806" calcext:value-type="float">
            <text:p>806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236]/[.I236]-1" office:value-type="float" office:value="-0.0389600493218248" calcext:value-type="float">
            <text:p>-0.039</text:p>
          </table:table-cell>
          <table:table-cell table:formula="of:=[.C236]/[.F236]-1" office:value-type="float" office:value="-0.0543001228501229" calcext:value-type="float">
            <text:p>-0.054</text:p>
          </table:table-cell>
          <table:table-cell table:formula="of:=[.D236]/[.H236]-1" office:value-type="float" office:value="-0.0526689826302729" calcext:value-type="float">
            <text:p>-0.053</text:p>
          </table:table-cell>
          <table:table-cell/>
          <table:table-cell table:formula="of:=[.C236]*(1-[.K236])" office:value-type="float" office:value="799.791134279926" calcext:value-type="float">
            <text:p>799.8</text:p>
          </table:table-cell>
          <table:table-cell table:formula="of:=[.O236]/[.F236]-1" office:value-type="float" office:value="-0.01745560899272" calcext:value-type="float">
            <text:p>-0.017</text:p>
          </table:table-cell>
          <table:table-cell table:formula="of:=[.D236]*(1-[.K236])" office:value-type="float" office:value="793.29669890762" calcext:value-type="float">
            <text:p>793.3</text:p>
          </table:table-cell>
          <table:table-cell table:formula="of:=[.Q236]/[.H236]-1" office:value-type="float" office:value="-0.0157609194694539" calcext:value-type="float">
            <text:p>-0.016</text:p>
          </table:table-cell>
          <table:table-cell/>
          <table:table-cell table:formula="of:=INT([.Q236])+[$パラメータ.$B$2]" office:value-type="float" office:value="793" calcext:value-type="float">
            <text:p>793</text:p>
          </table:table-cell>
          <table:table-cell table:formula="of:=IF([.H236]&lt;[.T236]; [.T236]; &quot;&quot;)">
            <text:p/>
          </table:table-cell>
          <table:table-cell table:formula="of:=IF([.U236]&lt;&gt;&quot;&quot;; [.F236]; &quot;&quot;)">
            <text:p/>
          </table:table-cell>
          <table:table-cell table:formula="of:=IF([.V236]&lt;&gt;&quot;&quot;; [.V236]-[.U236]; &quot;&quot;)">
            <text:p/>
          </table:table-cell>
          <table:table-cell table:formula="of:=IF([.W236]&lt;&gt;&quot;&quot;; [.W236]/[.U236]; &quot;&quot;)">
            <text:p/>
          </table:table-cell>
        </table:table-row>
        <table:table-row table:style-name="ro1">
          <table:table-cell office:value-type="string" calcext:value-type="string">
            <text:p>2017-05-26</text:p>
          </table:table-cell>
          <table:table-cell office:value-type="float" office:value="784.8166" calcext:value-type="float">
            <text:p>784.8</text:p>
          </table:table-cell>
          <table:table-cell office:value-type="float" office:value="775.3839" calcext:value-type="float">
            <text:p>775.4</text:p>
          </table:table-cell>
          <table:table-cell office:value-type="float" office:value="769.07983" calcext:value-type="float">
            <text:p>769.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237]/[.I237]-1" office:value-type="float" office:value="-0.0322853267570901" calcext:value-type="float">
            <text:p>-0.032</text:p>
          </table:table-cell>
          <table:table-cell table:formula="of:=[.C237]/[.F237]-1" office:value-type="float" office:value="-0.0486087116564416" calcext:value-type="float">
            <text:p>-0.049</text:p>
          </table:table-cell>
          <table:table-cell table:formula="of:=[.D237]/[.H237]-1" office:value-type="float" office:value="-0.0493450803461063" calcext:value-type="float">
            <text:p>-0.049</text:p>
          </table:table-cell>
          <table:table-cell/>
          <table:table-cell table:formula="of:=[.C237]*(1-[.K237])" office:value-type="float" office:value="800.417422573687" calcext:value-type="float">
            <text:p>800.4</text:p>
          </table:table-cell>
          <table:table-cell table:formula="of:=[.O237]/[.F237]-1" office:value-type="float" office:value="-0.0178927330384209" calcext:value-type="float">
            <text:p>-0.018</text:p>
          </table:table-cell>
          <table:table-cell table:formula="of:=[.D237]*(1-[.K237])" office:value-type="float" office:value="793.909823613837" calcext:value-type="float">
            <text:p>793.9</text:p>
          </table:table-cell>
          <table:table-cell table:formula="of:=[.Q237]/[.H237]-1" office:value-type="float" office:value="-0.018652875631845" calcext:value-type="float">
            <text:p>-0.019</text:p>
          </table:table-cell>
          <table:table-cell/>
          <table:table-cell table:formula="of:=INT([.Q237])+[$パラメータ.$B$2]" office:value-type="float" office:value="793" calcext:value-type="float">
            <text:p>793</text:p>
          </table:table-cell>
          <table:table-cell table:formula="of:=IF([.H237]&lt;[.T237]; [.T237]; &quot;&quot;)">
            <text:p/>
          </table:table-cell>
          <table:table-cell table:formula="of:=IF([.U237]&lt;&gt;&quot;&quot;; [.F237]; &quot;&quot;)">
            <text:p/>
          </table:table-cell>
          <table:table-cell table:formula="of:=IF([.V237]&lt;&gt;&quot;&quot;; [.V237]-[.U237]; &quot;&quot;)">
            <text:p/>
          </table:table-cell>
          <table:table-cell table:formula="of:=IF([.W237]&lt;&gt;&quot;&quot;; [.W237]/[.U237]; &quot;&quot;)">
            <text:p/>
          </table:table-cell>
        </table:table-row>
        <table:table-row table:style-name="ro1">
          <table:table-cell office:value-type="string" calcext:value-type="string">
            <text:p>2017-05-29</text:p>
          </table:table-cell>
          <table:table-cell office:value-type="float" office:value="783.4626" calcext:value-type="float">
            <text:p>783.5</text:p>
          </table:table-cell>
          <table:table-cell office:value-type="float" office:value="774.0604" calcext:value-type="float">
            <text:p>774.1</text:p>
          </table:table-cell>
          <table:table-cell office:value-type="float" office:value="768.16833" calcext:value-type="float">
            <text:p>768.2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15" calcext:value-type="float">
            <text:p>815</text:p>
          </table:table-cell>
          <table:table-cell office:value-type="float" office:value="805" calcext:value-type="float">
            <text:p>805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238]/[.I238]-1" office:value-type="float" office:value="-0.0339548705302096" calcext:value-type="float">
            <text:p>-0.034</text:p>
          </table:table-cell>
          <table:table-cell table:formula="of:=[.C238]/[.F238]-1" office:value-type="float" office:value="-0.0408173482032219" calcext:value-type="float">
            <text:p>-0.041</text:p>
          </table:table-cell>
          <table:table-cell table:formula="of:=[.D238]/[.H238]-1" office:value-type="float" office:value="-0.0457536273291926" calcext:value-type="float">
            <text:p>-0.046</text:p>
          </table:table-cell>
          <table:table-cell/>
          <table:table-cell table:formula="of:=[.C238]*(1-[.K238])" office:value-type="float" office:value="800.343520664562" calcext:value-type="float">
            <text:p>800.3</text:p>
          </table:table-cell>
          <table:table-cell table:formula="of:=[.O238]/[.F238]-1" office:value-type="float" office:value="-0.00824842544663895" calcext:value-type="float">
            <text:p>-0.008</text:p>
          </table:table-cell>
          <table:table-cell table:formula="of:=[.D238]*(1-[.K238])" office:value-type="float" office:value="794.251386190557" calcext:value-type="float">
            <text:p>794.3</text:p>
          </table:table-cell>
          <table:table-cell table:formula="of:=[.Q238]/[.H238]-1" office:value-type="float" office:value="-0.0133523152912332" calcext:value-type="float">
            <text:p>-0.013</text:p>
          </table:table-cell>
          <table:table-cell/>
          <table:table-cell table:formula="of:=INT([.Q238])+[$パラメータ.$B$2]" office:value-type="float" office:value="794" calcext:value-type="float">
            <text:p>794</text:p>
          </table:table-cell>
          <table:table-cell table:formula="of:=IF([.H238]&lt;[.T238]; [.T238]; &quot;&quot;)">
            <text:p/>
          </table:table-cell>
          <table:table-cell table:formula="of:=IF([.U238]&lt;&gt;&quot;&quot;; [.F238]; &quot;&quot;)">
            <text:p/>
          </table:table-cell>
          <table:table-cell table:formula="of:=IF([.V238]&lt;&gt;&quot;&quot;; [.V238]-[.U238]; &quot;&quot;)">
            <text:p/>
          </table:table-cell>
          <table:table-cell table:formula="of:=IF([.W238]&lt;&gt;&quot;&quot;; [.W238]/[.U238]; &quot;&quot;)">
            <text:p/>
          </table:table-cell>
        </table:table-row>
        <table:table-row table:style-name="ro1">
          <table:table-cell office:value-type="string" calcext:value-type="string">
            <text:p>2017-05-30</text:p>
          </table:table-cell>
          <table:table-cell office:value-type="float" office:value="786.7009" calcext:value-type="float">
            <text:p>786.7</text:p>
          </table:table-cell>
          <table:table-cell office:value-type="float" office:value="776.8448" calcext:value-type="float">
            <text:p>776.8</text:p>
          </table:table-cell>
          <table:table-cell office:value-type="float" office:value="771.29834" calcext:value-type="float">
            <text:p>771.3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07" calcext:value-type="float">
            <text:p>807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B239]/[.I239]-1" office:value-type="float" office:value="-0.0287643209876542" calcext:value-type="float">
            <text:p>-0.029</text:p>
          </table:table-cell>
          <table:table-cell table:formula="of:=[.C239]/[.F239]-1" office:value-type="float" office:value="-0.0456452088452088" calcext:value-type="float">
            <text:p>-0.046</text:p>
          </table:table-cell>
          <table:table-cell table:formula="of:=[.D239]/[.H239]-1" office:value-type="float" office:value="-0.0442399752168525" calcext:value-type="float">
            <text:p>-0.044</text:p>
          </table:table-cell>
          <table:table-cell/>
          <table:table-cell table:formula="of:=[.C239]*(1-[.K239])" office:value-type="float" office:value="799.19021318479" calcext:value-type="float">
            <text:p>799.2</text:p>
          </table:table-cell>
          <table:table-cell table:formula="of:=[.O239]/[.F239]-1" office:value-type="float" office:value="-0.0181938412963267" calcext:value-type="float">
            <text:p>-0.018</text:p>
          </table:table-cell>
          <table:table-cell table:formula="of:=[.D239]*(1-[.K239])" office:value-type="float" office:value="793.484213029005" calcext:value-type="float">
            <text:p>793.5</text:p>
          </table:table-cell>
          <table:table-cell table:formula="of:=[.Q239]/[.H239]-1" office:value-type="float" office:value="-0.0167481870768216" calcext:value-type="float">
            <text:p>-0.017</text:p>
          </table:table-cell>
          <table:table-cell/>
          <table:table-cell table:formula="of:=INT([.Q239])+[$パラメータ.$B$2]" office:value-type="float" office:value="793" calcext:value-type="float">
            <text:p>793</text:p>
          </table:table-cell>
          <table:table-cell table:formula="of:=IF([.H239]&lt;[.T239]; [.T239]; &quot;&quot;)">
            <text:p/>
          </table:table-cell>
          <table:table-cell table:formula="of:=IF([.U239]&lt;&gt;&quot;&quot;; [.F239]; &quot;&quot;)">
            <text:p/>
          </table:table-cell>
          <table:table-cell table:formula="of:=IF([.V239]&lt;&gt;&quot;&quot;; [.V239]-[.U239]; &quot;&quot;)">
            <text:p/>
          </table:table-cell>
          <table:table-cell table:formula="of:=IF([.W239]&lt;&gt;&quot;&quot;; [.W239]/[.U239]; &quot;&quot;)">
            <text:p/>
          </table:table-cell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785.9425" calcext:value-type="float">
            <text:p>785.9</text:p>
          </table:table-cell>
          <table:table-cell office:value-type="float" office:value="775.3265" calcext:value-type="float">
            <text:p>775.3</text:p>
          </table:table-cell>
          <table:table-cell office:value-type="float" office:value="770.425" calcext:value-type="float">
            <text:p>770.4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16" calcext:value-type="float">
            <text:p>816</text:p>
          </table:table-cell>
          <table:table-cell office:value-type="float" office:value="802" calcext:value-type="float">
            <text:p>802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B240]/[.I240]-1" office:value-type="float" office:value="-0.0297006172839506" calcext:value-type="float">
            <text:p>-0.030</text:p>
          </table:table-cell>
          <table:table-cell table:formula="of:=[.C240]/[.F240]-1" office:value-type="float" office:value="-0.0392484510532838" calcext:value-type="float">
            <text:p>-0.039</text:p>
          </table:table-cell>
          <table:table-cell table:formula="of:=[.D240]/[.H240]-1" office:value-type="float" office:value="-0.0393703241895262" calcext:value-type="float">
            <text:p>-0.039</text:p>
          </table:table-cell>
          <table:table-cell/>
          <table:table-cell table:formula="of:=[.C240]*(1-[.K240])" office:value-type="float" office:value="798.354175646605" calcext:value-type="float">
            <text:p>798.4</text:p>
          </table:table-cell>
          <table:table-cell table:formula="of:=[.O240]/[.F240]-1" office:value-type="float" office:value="-0.0107135369930546" calcext:value-type="float">
            <text:p>-0.011</text:p>
          </table:table-cell>
          <table:table-cell table:formula="of:=[.D240]*(1-[.K240])" office:value-type="float" office:value="793.307098070988" calcext:value-type="float">
            <text:p>793.3</text:p>
          </table:table-cell>
          <table:table-cell table:formula="of:=[.Q240]/[.H240]-1" office:value-type="float" office:value="-0.0108390298366737" calcext:value-type="float">
            <text:p>-0.011</text:p>
          </table:table-cell>
          <table:table-cell/>
          <table:table-cell table:formula="of:=INT([.Q240])+[$パラメータ.$B$2]" office:value-type="float" office:value="793" calcext:value-type="float">
            <text:p>793</text:p>
          </table:table-cell>
          <table:table-cell table:formula="of:=IF([.H240]&lt;[.T240]; [.T240]; &quot;&quot;)">
            <text:p/>
          </table:table-cell>
          <table:table-cell table:formula="of:=IF([.U240]&lt;&gt;&quot;&quot;; [.F240]; &quot;&quot;)">
            <text:p/>
          </table:table-cell>
          <table:table-cell table:formula="of:=IF([.V240]&lt;&gt;&quot;&quot;; [.V240]-[.U240]; &quot;&quot;)">
            <text:p/>
          </table:table-cell>
          <table:table-cell table:formula="of:=IF([.W240]&lt;&gt;&quot;&quot;; [.W240]/[.U240]; &quot;&quot;)">
            <text:p/>
          </table:table-cell>
        </table:table-row>
        <table:table-row table:style-name="ro1">
          <table:table-cell office:value-type="string" calcext:value-type="string">
            <text:p>2017-06-01</text:p>
          </table:table-cell>
          <table:table-cell office:value-type="float" office:value="784.47943" calcext:value-type="float">
            <text:p>784.5</text:p>
          </table:table-cell>
          <table:table-cell office:value-type="float" office:value="774.9253" calcext:value-type="float">
            <text:p>774.9</text:p>
          </table:table-cell>
          <table:table-cell office:value-type="float" office:value="768.81226" calcext:value-type="float">
            <text:p>768.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06" calcext:value-type="float">
            <text:p>806</text:p>
          </table:table-cell>
          <table:table-cell office:value-type="float" office:value="797" calcext:value-type="float">
            <text:p>797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B241]/[.I241]-1" office:value-type="float" office:value="-0.024279315920398" calcext:value-type="float">
            <text:p>-0.024</text:p>
          </table:table-cell>
          <table:table-cell table:formula="of:=[.C241]/[.F241]-1" office:value-type="float" office:value="-0.0313433750000001" calcext:value-type="float">
            <text:p>-0.031</text:p>
          </table:table-cell>
          <table:table-cell table:formula="of:=[.D241]/[.H241]-1" office:value-type="float" office:value="-0.0353673023839397" calcext:value-type="float">
            <text:p>-0.035</text:p>
          </table:table-cell>
          <table:table-cell/>
          <table:table-cell table:formula="of:=[.C241]*(1-[.K241])" office:value-type="float" office:value="793.739956173409" calcext:value-type="float">
            <text:p>793.7</text:p>
          </table:table-cell>
          <table:table-cell table:formula="of:=[.O241]/[.F241]-1" office:value-type="float" office:value="-0.00782505478323858" calcext:value-type="float">
            <text:p>-0.008</text:p>
          </table:table-cell>
          <table:table-cell table:formula="of:=[.D241]*(1-[.K241])" office:value-type="float" office:value="787.478495744015" calcext:value-type="float">
            <text:p>787.5</text:p>
          </table:table-cell>
          <table:table-cell table:formula="of:=[.Q241]/[.H241]-1" office:value-type="float" office:value="-0.0119466803713737" calcext:value-type="float">
            <text:p>-0.012</text:p>
          </table:table-cell>
          <table:table-cell/>
          <table:table-cell table:formula="of:=INT([.Q241])+[$パラメータ.$B$2]" office:value-type="float" office:value="787" calcext:value-type="float">
            <text:p>787</text:p>
          </table:table-cell>
          <table:table-cell table:formula="of:=IF([.H241]&lt;[.T241]; [.T241]; &quot;&quot;)">
            <text:p/>
          </table:table-cell>
          <table:table-cell table:formula="of:=IF([.U241]&lt;&gt;&quot;&quot;; [.F241]; &quot;&quot;)">
            <text:p/>
          </table:table-cell>
          <table:table-cell table:formula="of:=IF([.V241]&lt;&gt;&quot;&quot;; [.V241]-[.U241]; &quot;&quot;)">
            <text:p/>
          </table:table-cell>
          <table:table-cell table:formula="of:=IF([.W241]&lt;&gt;&quot;&quot;; [.W241]/[.U241]; &quot;&quot;)">
            <text:p/>
          </table:table-cell>
        </table:table-row>
        <table:table-row table:style-name="ro1">
          <table:table-cell office:value-type="string" calcext:value-type="string">
            <text:p>2017-06-02</text:p>
          </table:table-cell>
          <table:table-cell office:value-type="float" office:value="771.84766" calcext:value-type="float">
            <text:p>771.8</text:p>
          </table:table-cell>
          <table:table-cell office:value-type="float" office:value="762.0935" calcext:value-type="float">
            <text:p>762.1</text:p>
          </table:table-cell>
          <table:table-cell office:value-type="float" office:value="756.191" calcext:value-type="float">
            <text:p>756.2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42]/[.I242]-1" office:value-type="float" office:value="-0.035190425" calcext:value-type="float">
            <text:p>-0.035</text:p>
          </table:table-cell>
          <table:table-cell table:formula="of:=[.C242]/[.F242]-1" office:value-type="float" office:value="-0.0556462205700124" calcext:value-type="float">
            <text:p>-0.056</text:p>
          </table:table-cell>
          <table:table-cell table:formula="of:=[.D242]/[.H242]-1" office:value-type="float" office:value="-0.052392230576441" calcext:value-type="float">
            <text:p>-0.052</text:p>
          </table:table-cell>
          <table:table-cell/>
          <table:table-cell table:formula="of:=[.C242]*(1-[.K242])" office:value-type="float" office:value="788.911894154738" calcext:value-type="float">
            <text:p>788.9</text:p>
          </table:table-cell>
          <table:table-cell table:formula="of:=[.O242]/[.F242]-1" office:value-type="float" office:value="-0.0224140097215149" calcext:value-type="float">
            <text:p>-0.022</text:p>
          </table:table-cell>
          <table:table-cell table:formula="of:=[.D242]*(1-[.K242])" office:value-type="float" office:value="782.801682671175" calcext:value-type="float">
            <text:p>782.8</text:p>
          </table:table-cell>
          <table:table-cell table:formula="of:=[.Q242]/[.H242]-1" office:value-type="float" office:value="-0.0190455104371239" calcext:value-type="float">
            <text:p>-0.019</text:p>
          </table:table-cell>
          <table:table-cell/>
          <table:table-cell table:formula="of:=INT([.Q242])+[$パラメータ.$B$2]" office:value-type="float" office:value="782" calcext:value-type="float">
            <text:p>782</text:p>
          </table:table-cell>
          <table:table-cell table:formula="of:=IF([.H242]&lt;[.T242]; [.T242]; &quot;&quot;)">
            <text:p/>
          </table:table-cell>
          <table:table-cell table:formula="of:=IF([.U242]&lt;&gt;&quot;&quot;; [.F242]; &quot;&quot;)">
            <text:p/>
          </table:table-cell>
          <table:table-cell table:formula="of:=IF([.V242]&lt;&gt;&quot;&quot;; [.V242]-[.U242]; &quot;&quot;)">
            <text:p/>
          </table:table-cell>
          <table:table-cell table:formula="of:=IF([.W242]&lt;&gt;&quot;&quot;; [.W242]/[.U242]; &quot;&quot;)">
            <text:p/>
          </table:table-cell>
        </table:table-row>
        <table:table-row table:style-name="ro1">
          <table:table-cell office:value-type="string" calcext:value-type="string">
            <text:p>2017-06-05</text:p>
          </table:table-cell>
          <table:table-cell office:value-type="float" office:value="780.9933" calcext:value-type="float">
            <text:p>781.0</text:p>
          </table:table-cell>
          <table:table-cell office:value-type="float" office:value="772.19836" calcext:value-type="float">
            <text:p>772.2</text:p>
          </table:table-cell>
          <table:table-cell office:value-type="float" office:value="765.3069" calcext:value-type="float">
            <text:p>765.3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06" calcext:value-type="float">
            <text:p>806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B243]/[.I243]-1" office:value-type="float" office:value="-0.0334241336633664" calcext:value-type="float">
            <text:p>-0.033</text:p>
          </table:table-cell>
          <table:table-cell table:formula="of:=[.C243]/[.F243]-1" office:value-type="float" office:value="-0.0594417052375152" calcext:value-type="float">
            <text:p>-0.059</text:p>
          </table:table-cell>
          <table:table-cell table:formula="of:=[.D243]/[.H243]-1" office:value-type="float" office:value="-0.0504877171215881" calcext:value-type="float">
            <text:p>-0.050</text:p>
          </table:table-cell>
          <table:table-cell/>
          <table:table-cell table:formula="of:=[.C243]*(1-[.K243])" office:value-type="float" office:value="798.008421199272" calcext:value-type="float">
            <text:p>798.0</text:p>
          </table:table-cell>
          <table:table-cell table:formula="of:=[.O243]/[.F243]-1" office:value-type="float" office:value="-0.0280043590751861" calcext:value-type="float">
            <text:p>-0.028</text:p>
          </table:table-cell>
          <table:table-cell table:formula="of:=[.D243]*(1-[.K243])" office:value-type="float" office:value="790.886620119097" calcext:value-type="float">
            <text:p>790.9</text:p>
          </table:table-cell>
          <table:table-cell table:formula="of:=[.Q243]/[.H243]-1" office:value-type="float" office:value="-0.018751091663652" calcext:value-type="float">
            <text:p>-0.019</text:p>
          </table:table-cell>
          <table:table-cell/>
          <table:table-cell table:formula="of:=INT([.Q243])+[$パラメータ.$B$2]" office:value-type="float" office:value="790" calcext:value-type="float">
            <text:p>790</text:p>
          </table:table-cell>
          <table:table-cell table:formula="of:=IF([.H243]&lt;[.T243]; [.T243]; &quot;&quot;)">
            <text:p/>
          </table:table-cell>
          <table:table-cell table:formula="of:=IF([.U243]&lt;&gt;&quot;&quot;; [.F243]; &quot;&quot;)">
            <text:p/>
          </table:table-cell>
          <table:table-cell table:formula="of:=IF([.V243]&lt;&gt;&quot;&quot;; [.V243]-[.U243]; &quot;&quot;)">
            <text:p/>
          </table:table-cell>
          <table:table-cell table:formula="of:=IF([.W243]&lt;&gt;&quot;&quot;; [.W243]/[.U243]; &quot;&quot;)">
            <text:p/>
          </table:table-cell>
        </table:table-row>
        <table:table-row table:style-name="ro1">
          <table:table-cell office:value-type="string" calcext:value-type="string">
            <text:p>2017-06-06</text:p>
          </table:table-cell>
          <table:table-cell office:value-type="float" office:value="787.51196" calcext:value-type="float">
            <text:p>787.5</text:p>
          </table:table-cell>
          <table:table-cell office:value-type="float" office:value="778.2432" calcext:value-type="float">
            <text:p>778.2</text:p>
          </table:table-cell>
          <table:table-cell office:value-type="float" office:value="771.8586" calcext:value-type="float">
            <text:p>771.9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821" calcext:value-type="float">
            <text:p>821</text:p>
          </table:table-cell>
          <table:table-cell office:value-type="float" office:value="802" calcext:value-type="float">
            <text:p>802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B244]/[.I244]-1" office:value-type="float" office:value="-0.0407893300852619" calcext:value-type="float">
            <text:p>-0.041</text:p>
          </table:table-cell>
          <table:table-cell table:formula="of:=[.C244]/[.F244]-1" office:value-type="float" office:value="-0.0332382608695652" calcext:value-type="float">
            <text:p>-0.033</text:p>
          </table:table-cell>
          <table:table-cell table:formula="of:=[.D244]/[.H244]-1" office:value-type="float" office:value="-0.0375827930174564" calcext:value-type="float">
            <text:p>-0.038</text:p>
          </table:table-cell>
          <table:table-cell/>
          <table:table-cell table:formula="of:=[.C244]*(1-[.K244])" office:value-type="float" office:value="809.987218771411" calcext:value-type="float">
            <text:p>810.0</text:p>
          </table:table-cell>
          <table:table-cell table:formula="of:=[.O244]/[.F244]-1" office:value-type="float" office:value="0.00619530282162795" calcext:value-type="float">
            <text:p>0.006</text:p>
          </table:table-cell>
          <table:table-cell table:formula="of:=[.D244]*(1-[.K244])" office:value-type="float" office:value="803.342195214548" calcext:value-type="float">
            <text:p>803.3</text:p>
          </table:table-cell>
          <table:table-cell table:formula="of:=[.Q244]/[.H244]-1" office:value-type="float" office:value="0.00167356011789055" calcext:value-type="float">
            <text:p>0.002</text:p>
          </table:table-cell>
          <table:table-cell/>
          <table:table-cell table:formula="of:=INT([.Q244])+[$パラメータ.$B$2]" office:value-type="float" office:value="803" calcext:value-type="float">
            <text:p>803</text:p>
          </table:table-cell>
          <table:table-cell table:formula="of:=IF([.H244]&lt;[.T244]; [.T244]; &quot;&quot;)" office:value-type="float" office:value="803" calcext:value-type="float">
            <text:p>803</text:p>
          </table:table-cell>
          <table:table-cell table:formula="of:=IF([.U244]&lt;&gt;&quot;&quot;; [.F244]; &quot;&quot;)" office:value-type="float" office:value="805" calcext:value-type="float">
            <text:p>805</text:p>
          </table:table-cell>
          <table:table-cell table:formula="of:=IF([.V244]&lt;&gt;&quot;&quot;; [.V244]-[.U244]; &quot;&quot;)" office:value-type="float" office:value="2" calcext:value-type="float">
            <text:p>2</text:p>
          </table:table-cell>
          <table:table-cell table:formula="of:=IF([.W244]&lt;&gt;&quot;&quot;; [.W244]/[.U244]; &quot;&quot;)" office:value-type="float" office:value="0.0024906600249066" calcext:value-type="float">
            <text:p>0.002</text:p>
          </table:table-cell>
        </table:table-row>
        <table:table-row table:style-name="ro1">
          <table:table-cell office:value-type="string" calcext:value-type="string">
            <text:p>2017-06-07</text:p>
          </table:table-cell>
          <table:table-cell office:value-type="float" office:value="786.4963" calcext:value-type="float">
            <text:p>786.5</text:p>
          </table:table-cell>
          <table:table-cell office:value-type="float" office:value="777.64905" calcext:value-type="float">
            <text:p>777.6</text:p>
          </table:table-cell>
          <table:table-cell office:value-type="float" office:value="770.95325" calcext:value-type="float">
            <text:p>771.0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807" calcext:value-type="float">
            <text:p>807</text:p>
          </table:table-cell>
          <table:table-cell office:value-type="float" office:value="782" calcext:value-type="float">
            <text:p>782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45]/[.I245]-1" office:value-type="float" office:value="-0.016879625" calcext:value-type="float">
            <text:p>-0.017</text:p>
          </table:table-cell>
          <table:table-cell table:formula="of:=[.C245]/[.F245]-1" office:value-type="float" office:value="-0.0193580706179067" calcext:value-type="float">
            <text:p>-0.019</text:p>
          </table:table-cell>
          <table:table-cell table:formula="of:=[.D245]/[.H245]-1" office:value-type="float" office:value="-0.0141262787723785" calcext:value-type="float">
            <text:p>-0.014</text:p>
          </table:table-cell>
          <table:table-cell/>
          <table:table-cell table:formula="of:=[.C245]*(1-[.K245])" office:value-type="float" office:value="790.775474345606" calcext:value-type="float">
            <text:p>790.8</text:p>
          </table:table-cell>
          <table:table-cell table:formula="of:=[.O245]/[.F245]-1" office:value-type="float" office:value="-0.00280520259066042" calcext:value-type="float">
            <text:p>-0.003</text:p>
          </table:table-cell>
          <table:table-cell table:formula="of:=[.D245]*(1-[.K245])" office:value-type="float" office:value="783.966651752531" calcext:value-type="float">
            <text:p>784.0</text:p>
          </table:table-cell>
          <table:table-cell table:formula="of:=[.Q245]/[.H245]-1" office:value-type="float" office:value="0.00251489993929832" calcext:value-type="float">
            <text:p>0.003</text:p>
          </table:table-cell>
          <table:table-cell/>
          <table:table-cell table:formula="of:=INT([.Q245])+[$パラメータ.$B$2]" office:value-type="float" office:value="783" calcext:value-type="float">
            <text:p>783</text:p>
          </table:table-cell>
          <table:table-cell table:formula="of:=IF([.H245]&lt;[.T245]; [.T245]; &quot;&quot;)" office:value-type="float" office:value="783" calcext:value-type="float">
            <text:p>783</text:p>
          </table:table-cell>
          <table:table-cell table:formula="of:=IF([.U245]&lt;&gt;&quot;&quot;; [.F245]; &quot;&quot;)" office:value-type="float" office:value="793" calcext:value-type="float">
            <text:p>793</text:p>
          </table:table-cell>
          <table:table-cell table:formula="of:=IF([.V245]&lt;&gt;&quot;&quot;; [.V245]-[.U245]; &quot;&quot;)" office:value-type="float" office:value="10" calcext:value-type="float">
            <text:p>10</text:p>
          </table:table-cell>
          <table:table-cell table:formula="of:=IF([.W245]&lt;&gt;&quot;&quot;; [.W245]/[.U245]; &quot;&quot;)" office:value-type="float" office:value="0.0127713920817369" calcext:value-type="float">
            <text:p>0.013</text:p>
          </table:table-cell>
        </table:table-row>
        <table:table-row table:style-name="ro1">
          <table:table-cell office:value-type="string" calcext:value-type="string">
            <text:p>2017-06-08</text:p>
          </table:table-cell>
          <table:table-cell office:value-type="float" office:value="778.9288" calcext:value-type="float">
            <text:p>778.9</text:p>
          </table:table-cell>
          <table:table-cell office:value-type="float" office:value="770.6226" calcext:value-type="float">
            <text:p>770.6</text:p>
          </table:table-cell>
          <table:table-cell office:value-type="float" office:value="763.53613" calcext:value-type="float">
            <text:p>763.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805" calcext:value-type="float">
            <text:p>805</text:p>
          </table:table-cell>
          <table:table-cell office:value-type="float" office:value="787" calcext:value-type="float">
            <text:p>787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B246]/[.I246]-1" office:value-type="float" office:value="-0.027554556803995" calcext:value-type="float">
            <text:p>-0.028</text:p>
          </table:table-cell>
          <table:table-cell table:formula="of:=[.C246]/[.F246]-1" office:value-type="float" office:value="-0.0208099110546378" calcext:value-type="float">
            <text:p>-0.021</text:p>
          </table:table-cell>
          <table:table-cell table:formula="of:=[.D246]/[.H246]-1" office:value-type="float" office:value="-0.0298143202033038" calcext:value-type="float">
            <text:p>-0.030</text:p>
          </table:table-cell>
          <table:table-cell/>
          <table:table-cell table:formula="of:=[.C246]*(1-[.K246])" office:value-type="float" office:value="791.856764206142" calcext:value-type="float">
            <text:p>791.9</text:p>
          </table:table-cell>
          <table:table-cell table:formula="of:=[.O246]/[.F246]-1" office:value-type="float" office:value="0.00617123787311602" calcext:value-type="float">
            <text:p>0.006</text:p>
          </table:table-cell>
          <table:table-cell table:formula="of:=[.D246]*(1-[.K246])" office:value-type="float" office:value="784.575029665988" calcext:value-type="float">
            <text:p>784.6</text:p>
          </table:table-cell>
          <table:table-cell table:formula="of:=[.Q246]/[.H246]-1" office:value-type="float" office:value="-0.00308128377892314" calcext:value-type="float">
            <text:p>-0.003</text:p>
          </table:table-cell>
          <table:table-cell/>
          <table:table-cell table:formula="of:=INT([.Q246])+[$パラメータ.$B$2]" office:value-type="float" office:value="784" calcext:value-type="float">
            <text:p>784</text:p>
          </table:table-cell>
          <table:table-cell table:formula="of:=IF([.H246]&lt;[.T246]; [.T246]; &quot;&quot;)">
            <text:p/>
          </table:table-cell>
          <table:table-cell table:formula="of:=IF([.U246]&lt;&gt;&quot;&quot;; [.F246]; &quot;&quot;)">
            <text:p/>
          </table:table-cell>
          <table:table-cell table:formula="of:=IF([.V246]&lt;&gt;&quot;&quot;; [.V246]-[.U246]; &quot;&quot;)">
            <text:p/>
          </table:table-cell>
          <table:table-cell table:formula="of:=IF([.W246]&lt;&gt;&quot;&quot;; [.W246]/[.U246]; &quot;&quot;)">
            <text:p/>
          </table:table-cell>
        </table:table-row>
        <table:table-row table:style-name="ro1">
          <table:table-cell office:value-type="string" calcext:value-type="string">
            <text:p>2017-06-09</text:p>
          </table:table-cell>
          <table:table-cell office:value-type="float" office:value="775.8177" calcext:value-type="float">
            <text:p>775.8</text:p>
          </table:table-cell>
          <table:table-cell office:value-type="float" office:value="766.47327" calcext:value-type="float">
            <text:p>766.5</text:p>
          </table:table-cell>
          <table:table-cell office:value-type="float" office:value="760.31445" calcext:value-type="float">
            <text:p>760.3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B247]/[.I247]-1" office:value-type="float" office:value="-0.0142087674714105" calcext:value-type="float">
            <text:p>-0.014</text:p>
          </table:table-cell>
          <table:table-cell table:formula="of:=[.C247]/[.F247]-1" office:value-type="float" office:value="-0.0395071804511279" calcext:value-type="float">
            <text:p>-0.040</text:p>
          </table:table-cell>
          <table:table-cell table:formula="of:=[.D247]/[.H247]-1" office:value-type="float" office:value="-0.0314465605095542" calcext:value-type="float">
            <text:p>-0.031</text:p>
          </table:table-cell>
          <table:table-cell/>
          <table:table-cell table:formula="of:=[.C247]*(1-[.K247])" office:value-type="float" office:value="777.363910466482" calcext:value-type="float">
            <text:p>777.4</text:p>
          </table:table-cell>
          <table:table-cell table:formula="of:=[.O247]/[.F247]-1" office:value-type="float" office:value="-0.0258597613201985" calcext:value-type="float">
            <text:p>-0.026</text:p>
          </table:table-cell>
          <table:table-cell table:formula="of:=[.D247]*(1-[.K247])" office:value-type="float" office:value="771.117581225203" calcext:value-type="float">
            <text:p>771.1</text:p>
          </table:table-cell>
          <table:table-cell table:formula="of:=[.Q247]/[.H247]-1" office:value-type="float" office:value="-0.0176846099041997" calcext:value-type="float">
            <text:p>-0.018</text:p>
          </table:table-cell>
          <table:table-cell/>
          <table:table-cell table:formula="of:=INT([.Q247])+[$パラメータ.$B$2]" office:value-type="float" office:value="771" calcext:value-type="float">
            <text:p>771</text:p>
          </table:table-cell>
          <table:table-cell table:formula="of:=IF([.H247]&lt;[.T247]; [.T247]; &quot;&quot;)">
            <text:p/>
          </table:table-cell>
          <table:table-cell table:formula="of:=IF([.U247]&lt;&gt;&quot;&quot;; [.F247]; &quot;&quot;)">
            <text:p/>
          </table:table-cell>
          <table:table-cell table:formula="of:=IF([.V247]&lt;&gt;&quot;&quot;; [.V247]-[.U247]; &quot;&quot;)">
            <text:p/>
          </table:table-cell>
          <table:table-cell table:formula="of:=IF([.W247]&lt;&gt;&quot;&quot;; [.W247]/[.U247]; &quot;&quot;)">
            <text:p/>
          </table:table-cell>
        </table:table-row>
        <table:table-row table:style-name="ro1">
          <table:table-cell office:value-type="string" calcext:value-type="string">
            <text:p>2017-06-12</text:p>
          </table:table-cell>
          <table:table-cell office:value-type="float" office:value="771.12244" calcext:value-type="float">
            <text:p>771.1</text:p>
          </table:table-cell>
          <table:table-cell office:value-type="float" office:value="761.3406" calcext:value-type="float">
            <text:p>761.3</text:p>
          </table:table-cell>
          <table:table-cell office:value-type="float" office:value="755.44495" calcext:value-type="float">
            <text:p>755.4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[.B248]/[.I248]-1" office:value-type="float" office:value="-0.0189281933842239" calcext:value-type="float">
            <text:p>-0.019</text:p>
          </table:table-cell>
          <table:table-cell table:formula="of:=[.C248]/[.F248]-1" office:value-type="float" office:value="-0.0226693196405648" calcext:value-type="float">
            <text:p>-0.023</text:p>
          </table:table-cell>
          <table:table-cell table:formula="of:=[.D248]/[.H248]-1" office:value-type="float" office:value="-0.0252323225806452" calcext:value-type="float">
            <text:p>-0.025</text:p>
          </table:table-cell>
          <table:table-cell/>
          <table:table-cell table:formula="of:=[.C248]*(1-[.K248])" office:value-type="float" office:value="775.751402108061" calcext:value-type="float">
            <text:p>775.8</text:p>
          </table:table-cell>
          <table:table-cell table:formula="of:=[.O248]/[.F248]-1" office:value-type="float" office:value="-0.00417021552238617" calcext:value-type="float">
            <text:p>-0.004</text:p>
          </table:table-cell>
          <table:table-cell table:formula="of:=[.D248]*(1-[.K248])" office:value-type="float" office:value="769.744158104735" calcext:value-type="float">
            <text:p>769.7</text:p>
          </table:table-cell>
          <table:table-cell table:formula="of:=[.Q248]/[.H248]-1" office:value-type="float" office:value="-0.00678173147776073" calcext:value-type="float">
            <text:p>-0.007</text:p>
          </table:table-cell>
          <table:table-cell/>
          <table:table-cell table:formula="of:=INT([.Q248])+[$パラメータ.$B$2]" office:value-type="float" office:value="769" calcext:value-type="float">
            <text:p>769</text:p>
          </table:table-cell>
          <table:table-cell table:formula="of:=IF([.H248]&lt;[.T248]; [.T248]; &quot;&quot;)">
            <text:p/>
          </table:table-cell>
          <table:table-cell table:formula="of:=IF([.U248]&lt;&gt;&quot;&quot;; [.F248]; &quot;&quot;)">
            <text:p/>
          </table:table-cell>
          <table:table-cell table:formula="of:=IF([.V248]&lt;&gt;&quot;&quot;; [.V248]-[.U248]; &quot;&quot;)">
            <text:p/>
          </table:table-cell>
          <table:table-cell table:formula="of:=IF([.W248]&lt;&gt;&quot;&quot;; [.W248]/[.U248]; &quot;&quot;)">
            <text:p/>
          </table:table-cell>
        </table:table-row>
        <table:table-row table:style-name="ro1">
          <table:table-cell office:value-type="string" calcext:value-type="string">
            <text:p>2017-06-13</text:p>
          </table:table-cell>
          <table:table-cell office:value-type="float" office:value="755.5658" calcext:value-type="float">
            <text:p>755.6</text:p>
          </table:table-cell>
          <table:table-cell office:value-type="float" office:value="744.73615" calcext:value-type="float">
            <text:p>744.7</text:p>
          </table:table-cell>
          <table:table-cell office:value-type="float" office:value="740.01636" calcext:value-type="float">
            <text:p>740.0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B249]/[.I249]-1" office:value-type="float" office:value="-0.0399418043202033" calcext:value-type="float">
            <text:p>-0.040</text:p>
          </table:table-cell>
          <table:table-cell table:formula="of:=[.C249]/[.F249]-1" office:value-type="float" office:value="-0.0596765782828284" calcext:value-type="float">
            <text:p>-0.060</text:p>
          </table:table-cell>
          <table:table-cell table:formula="of:=[.D249]/[.H249]-1" office:value-type="float" office:value="-0.058503358778626" calcext:value-type="float">
            <text:p>-0.059</text:p>
          </table:table-cell>
          <table:table-cell/>
          <table:table-cell table:formula="of:=[.C249]*(1-[.K249])" office:value-type="float" office:value="774.482255573482" calcext:value-type="float">
            <text:p>774.5</text:p>
          </table:table-cell>
          <table:table-cell table:formula="of:=[.O249]/[.F249]-1" office:value-type="float" office:value="-0.022118364174897" calcext:value-type="float">
            <text:p>-0.022</text:p>
          </table:table-cell>
          <table:table-cell table:formula="of:=[.D249]*(1-[.K249])" office:value-type="float" office:value="769.573948644869" calcext:value-type="float">
            <text:p>769.6</text:p>
          </table:table-cell>
          <table:table-cell table:formula="of:=[.Q249]/[.H249]-1" office:value-type="float" office:value="-0.0208982841668331" calcext:value-type="float">
            <text:p>-0.021</text:p>
          </table:table-cell>
          <table:table-cell/>
          <table:table-cell table:formula="of:=INT([.Q249])+[$パラメータ.$B$2]" office:value-type="float" office:value="769" calcext:value-type="float">
            <text:p>769</text:p>
          </table:table-cell>
          <table:table-cell table:formula="of:=IF([.H249]&lt;[.T249]; [.T249]; &quot;&quot;)">
            <text:p/>
          </table:table-cell>
          <table:table-cell table:formula="of:=IF([.U249]&lt;&gt;&quot;&quot;; [.F249]; &quot;&quot;)">
            <text:p/>
          </table:table-cell>
          <table:table-cell table:formula="of:=IF([.V249]&lt;&gt;&quot;&quot;; [.V249]-[.U249]; &quot;&quot;)">
            <text:p/>
          </table:table-cell>
          <table:table-cell table:formula="of:=IF([.W249]&lt;&gt;&quot;&quot;; [.W249]/[.U249]; &quot;&quot;)">
            <text:p/>
          </table:table-cell>
        </table:table-row>
        <table:table-row table:style-name="ro1">
          <table:table-cell office:value-type="string" calcext:value-type="string">
            <text:p>2017-06-14</text:p>
          </table:table-cell>
          <table:table-cell office:value-type="float" office:value="760.14844" calcext:value-type="float">
            <text:p>760.1</text:p>
          </table:table-cell>
          <table:table-cell office:value-type="float" office:value="748.88477" calcext:value-type="float">
            <text:p>748.9</text:p>
          </table:table-cell>
          <table:table-cell office:value-type="float" office:value="744.22833" calcext:value-type="float">
            <text:p>744.2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800" calcext:value-type="float">
            <text:p>800</text:p>
          </table:table-cell>
          <table:table-cell office:value-type="float" office:value="789" calcext:value-type="float">
            <text:p>789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50]/[.I250]-1" office:value-type="float" office:value="-0.04981445" calcext:value-type="float">
            <text:p>-0.050</text:p>
          </table:table-cell>
          <table:table-cell table:formula="of:=[.C250]/[.F250]-1" office:value-type="float" office:value="-0.0508431305449937" calcext:value-type="float">
            <text:p>-0.051</text:p>
          </table:table-cell>
          <table:table-cell table:formula="of:=[.D250]/[.H250]-1" office:value-type="float" office:value="-0.0567448288973383" calcext:value-type="float">
            <text:p>-0.057</text:p>
          </table:table-cell>
          <table:table-cell/>
          <table:table-cell table:formula="of:=[.C250]*(1-[.K250])" office:value-type="float" office:value="786.190052930926" calcext:value-type="float">
            <text:p>786.2</text:p>
          </table:table-cell>
          <table:table-cell table:formula="of:=[.O250]/[.F250]-1" office:value-type="float" office:value="-0.00356140312937081" calcext:value-type="float">
            <text:p>-0.004</text:p>
          </table:table-cell>
          <table:table-cell table:formula="of:=[.D250]*(1-[.K250])" office:value-type="float" office:value="781.301654933368" calcext:value-type="float">
            <text:p>781.3</text:p>
          </table:table-cell>
          <table:table-cell table:formula="of:=[.Q250]/[.H250]-1" office:value-type="float" office:value="-0.00975709133920344" calcext:value-type="float">
            <text:p>-0.010</text:p>
          </table:table-cell>
          <table:table-cell/>
          <table:table-cell table:formula="of:=INT([.Q250])+[$パラメータ.$B$2]" office:value-type="float" office:value="781" calcext:value-type="float">
            <text:p>781</text:p>
          </table:table-cell>
          <table:table-cell table:formula="of:=IF([.H250]&lt;[.T250]; [.T250]; &quot;&quot;)">
            <text:p/>
          </table:table-cell>
          <table:table-cell table:formula="of:=IF([.U250]&lt;&gt;&quot;&quot;; [.F250]; &quot;&quot;)">
            <text:p/>
          </table:table-cell>
          <table:table-cell table:formula="of:=IF([.V250]&lt;&gt;&quot;&quot;; [.V250]-[.U250]; &quot;&quot;)">
            <text:p/>
          </table:table-cell>
          <table:table-cell table:formula="of:=IF([.W250]&lt;&gt;&quot;&quot;; [.W250]/[.U250]; &quot;&quot;)">
            <text:p/>
          </table:table-cell>
        </table:table-row>
        <table:table-row table:style-name="ro1">
          <table:table-cell office:value-type="string" calcext:value-type="string">
            <text:p>2017-06-15</text:p>
          </table:table-cell>
          <table:table-cell office:value-type="float" office:value="771.22394" calcext:value-type="float">
            <text:p>771.2</text:p>
          </table:table-cell>
          <table:table-cell office:value-type="float" office:value="759.61304" calcext:value-type="float">
            <text:p>759.6</text:p>
          </table:table-cell>
          <table:table-cell office:value-type="float" office:value="755.15247" calcext:value-type="float">
            <text:p>755.2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792" calcext:value-type="float">
            <text:p>792</text:p>
          </table:table-cell>
          <table:table-cell office:value-type="float" office:value="783" calcext:value-type="float">
            <text:p>783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B251]/[.I251]-1" office:value-type="float" office:value="-0.0175491210191083" calcext:value-type="float">
            <text:p>-0.018</text:p>
          </table:table-cell>
          <table:table-cell table:formula="of:=[.C251]/[.F251]-1" office:value-type="float" office:value="-0.0360240609137057" calcext:value-type="float">
            <text:p>-0.036</text:p>
          </table:table-cell>
          <table:table-cell table:formula="of:=[.D251]/[.H251]-1" office:value-type="float" office:value="-0.0355651724137931" calcext:value-type="float">
            <text:p>-0.036</text:p>
          </table:table-cell>
          <table:table-cell/>
          <table:table-cell table:formula="of:=[.C251]*(1-[.K251])" office:value-type="float" office:value="772.943581166653" calcext:value-type="float">
            <text:p>772.9</text:p>
          </table:table-cell>
          <table:table-cell table:formula="of:=[.O251]/[.F251]-1" office:value-type="float" office:value="-0.0191071304991717" calcext:value-type="float">
            <text:p>-0.019</text:p>
          </table:table-cell>
          <table:table-cell table:formula="of:=[.D251]*(1-[.K251])" office:value-type="float" office:value="768.404732083909" calcext:value-type="float">
            <text:p>768.4</text:p>
          </table:table-cell>
          <table:table-cell table:formula="of:=[.Q251]/[.H251]-1" office:value-type="float" office:value="-0.0186401889094399" calcext:value-type="float">
            <text:p>-0.019</text:p>
          </table:table-cell>
          <table:table-cell/>
          <table:table-cell table:formula="of:=INT([.Q251])+[$パラメータ.$B$2]" office:value-type="float" office:value="768" calcext:value-type="float">
            <text:p>768</text:p>
          </table:table-cell>
          <table:table-cell table:formula="of:=IF([.H251]&lt;[.T251]; [.T251]; &quot;&quot;)">
            <text:p/>
          </table:table-cell>
          <table:table-cell table:formula="of:=IF([.U251]&lt;&gt;&quot;&quot;; [.F251]; &quot;&quot;)">
            <text:p/>
          </table:table-cell>
          <table:table-cell table:formula="of:=IF([.V251]&lt;&gt;&quot;&quot;; [.V251]-[.U251]; &quot;&quot;)">
            <text:p/>
          </table:table-cell>
          <table:table-cell table:formula="of:=IF([.W251]&lt;&gt;&quot;&quot;; [.W251]/[.U251]; &quot;&quot;)">
            <text:p/>
          </table:table-cell>
        </table:table-row>
        <table:table-row table:style-name="ro1">
          <table:table-cell office:value-type="string" calcext:value-type="string">
            <text:p>2017-06-16</text:p>
          </table:table-cell>
          <table:table-cell office:value-type="float" office:value="759.9583" calcext:value-type="float">
            <text:p>760.0</text:p>
          </table:table-cell>
          <table:table-cell office:value-type="float" office:value="748.96484" calcext:value-type="float">
            <text:p>749.0</text:p>
          </table:table-cell>
          <table:table-cell office:value-type="float" office:value="744.1864" calcext:value-type="float">
            <text:p>744.2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798" calcext:value-type="float">
            <text:p>798</text:p>
          </table:table-cell>
          <table:table-cell office:value-type="float" office:value="788" calcext:value-type="float">
            <text:p>788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B252]/[.I252]-1" office:value-type="float" office:value="-0.0440776100628931" calcext:value-type="float">
            <text:p>-0.044</text:p>
          </table:table-cell>
          <table:table-cell table:formula="of:=[.C252]/[.F252]-1" office:value-type="float" office:value="-0.0495370050761421" calcext:value-type="float">
            <text:p>-0.050</text:p>
          </table:table-cell>
          <table:table-cell table:formula="of:=[.D252]/[.H252]-1" office:value-type="float" office:value="-0.0556010152284263" calcext:value-type="float">
            <text:p>-0.056</text:p>
          </table:table-cell>
          <table:table-cell/>
          <table:table-cell table:formula="of:=[.C252]*(1-[.K252])" office:value-type="float" office:value="781.977420168337" calcext:value-type="float">
            <text:p>782.0</text:p>
          </table:table-cell>
          <table:table-cell table:formula="of:=[.O252]/[.F252]-1" office:value-type="float" office:value="-0.00764286780667867" calcext:value-type="float">
            <text:p>-0.008</text:p>
          </table:table-cell>
          <table:table-cell table:formula="of:=[.D252]*(1-[.K252])" office:value-type="float" office:value="776.988357953308" calcext:value-type="float">
            <text:p>777.0</text:p>
          </table:table-cell>
          <table:table-cell table:formula="of:=[.Q252]/[.H252]-1" office:value-type="float" office:value="-0.0139741650338727" calcext:value-type="float">
            <text:p>-0.014</text:p>
          </table:table-cell>
          <table:table-cell/>
          <table:table-cell table:formula="of:=INT([.Q252])+[$パラメータ.$B$2]" office:value-type="float" office:value="776" calcext:value-type="float">
            <text:p>776</text:p>
          </table:table-cell>
          <table:table-cell table:formula="of:=IF([.H252]&lt;[.T252]; [.T252]; &quot;&quot;)">
            <text:p/>
          </table:table-cell>
          <table:table-cell table:formula="of:=IF([.U252]&lt;&gt;&quot;&quot;; [.F252]; &quot;&quot;)">
            <text:p/>
          </table:table-cell>
          <table:table-cell table:formula="of:=IF([.V252]&lt;&gt;&quot;&quot;; [.V252]-[.U252]; &quot;&quot;)">
            <text:p/>
          </table:table-cell>
          <table:table-cell table:formula="of:=IF([.W252]&lt;&gt;&quot;&quot;; [.W252]/[.U252]; &quot;&quot;)">
            <text:p/>
          </table:table-cell>
        </table:table-row>
        <table:table-row table:style-name="ro1">
          <table:table-cell office:value-type="string" calcext:value-type="string">
            <text:p>2017-06-19</text:p>
          </table:table-cell>
          <table:table-cell office:value-type="float" office:value="762.8479" calcext:value-type="float">
            <text:p>762.8</text:p>
          </table:table-cell>
          <table:table-cell office:value-type="float" office:value="752.5005" calcext:value-type="float">
            <text:p>752.5</text:p>
          </table:table-cell>
          <table:table-cell office:value-type="float" office:value="747.18915" calcext:value-type="float">
            <text:p>747.2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8" calcext:value-type="float">
            <text:p>798</text:p>
          </table:table-cell>
          <table:table-cell office:value-type="float" office:value="785" calcext:value-type="float">
            <text:p>785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B253]/[.I253]-1" office:value-type="float" office:value="-0.0355905183312263" calcext:value-type="float">
            <text:p>-0.036</text:p>
          </table:table-cell>
          <table:table-cell table:formula="of:=[.C253]/[.F253]-1" office:value-type="float" office:value="-0.0534584905660378" calcext:value-type="float">
            <text:p>-0.053</text:p>
          </table:table-cell>
          <table:table-cell table:formula="of:=[.D253]/[.H253]-1" office:value-type="float" office:value="-0.0481666878980891" calcext:value-type="float">
            <text:p>-0.048</text:p>
          </table:table-cell>
          <table:table-cell/>
          <table:table-cell table:formula="of:=[.C253]*(1-[.K253])" office:value-type="float" office:value="779.282382839507" calcext:value-type="float">
            <text:p>779.3</text:p>
          </table:table-cell>
          <table:table-cell table:formula="of:=[.O253]/[.F253]-1" office:value-type="float" office:value="-0.0197705876232616" calcext:value-type="float">
            <text:p>-0.020</text:p>
          </table:table-cell>
          <table:table-cell table:formula="of:=[.D253]*(1-[.K253])" office:value-type="float" office:value="773.781999139969" calcext:value-type="float">
            <text:p>773.8</text:p>
          </table:table-cell>
          <table:table-cell table:formula="of:=[.Q253]/[.H253]-1" office:value-type="float" office:value="-0.0142904469554541" calcext:value-type="float">
            <text:p>-0.014</text:p>
          </table:table-cell>
          <table:table-cell/>
          <table:table-cell table:formula="of:=INT([.Q253])+[$パラメータ.$B$2]" office:value-type="float" office:value="773" calcext:value-type="float">
            <text:p>773</text:p>
          </table:table-cell>
          <table:table-cell table:formula="of:=IF([.H253]&lt;[.T253]; [.T253]; &quot;&quot;)">
            <text:p/>
          </table:table-cell>
          <table:table-cell table:formula="of:=IF([.U253]&lt;&gt;&quot;&quot;; [.F253]; &quot;&quot;)">
            <text:p/>
          </table:table-cell>
          <table:table-cell table:formula="of:=IF([.V253]&lt;&gt;&quot;&quot;; [.V253]-[.U253]; &quot;&quot;)">
            <text:p/>
          </table:table-cell>
          <table:table-cell table:formula="of:=IF([.W253]&lt;&gt;&quot;&quot;; [.W253]/[.U253]; &quot;&quot;)">
            <text:p/>
          </table:table-cell>
        </table:table-row>
        <table:table-row table:style-name="ro1">
          <table:table-cell office:value-type="string" calcext:value-type="string">
            <text:p>2017-06-20</text:p>
          </table:table-cell>
          <table:table-cell office:value-type="float" office:value="752.7171" calcext:value-type="float">
            <text:p>752.7</text:p>
          </table:table-cell>
          <table:table-cell office:value-type="float" office:value="741.73175" calcext:value-type="float">
            <text:p>741.7</text:p>
          </table:table-cell>
          <table:table-cell office:value-type="float" office:value="737.3678" calcext:value-type="float">
            <text:p>737.4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98" calcext:value-type="float">
            <text:p>798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B254]/[.I254]-1" office:value-type="float" office:value="-0.0661078163771712" calcext:value-type="float">
            <text:p>-0.066</text:p>
          </table:table-cell>
          <table:table-cell table:formula="of:=[.C254]/[.F254]-1" office:value-type="float" office:value="-0.0739928214731586" calcext:value-type="float">
            <text:p>-0.074</text:p>
          </table:table-cell>
          <table:table-cell table:formula="of:=[.D254]/[.H254]-1" office:value-type="float" office:value="-0.0759802005012531" calcext:value-type="float">
            <text:p>-0.076</text:p>
          </table:table-cell>
          <table:table-cell/>
          <table:table-cell table:formula="of:=[.C254]*(1-[.K254])" office:value-type="float" office:value="790.766016330118" calcext:value-type="float">
            <text:p>790.8</text:p>
          </table:table-cell>
          <table:table-cell table:formula="of:=[.O254]/[.F254]-1" office:value-type="float" office:value="-0.0127765089511636" calcext:value-type="float">
            <text:p>-0.013</text:p>
          </table:table-cell>
          <table:table-cell table:formula="of:=[.D254]*(1-[.K254])" office:value-type="float" office:value="786.113575124839" calcext:value-type="float">
            <text:p>786.1</text:p>
          </table:table-cell>
          <table:table-cell table:formula="of:=[.Q254]/[.H254]-1" office:value-type="float" office:value="-0.0148952692671193" calcext:value-type="float">
            <text:p>-0.015</text:p>
          </table:table-cell>
          <table:table-cell/>
          <table:table-cell table:formula="of:=INT([.Q254])+[$パラメータ.$B$2]" office:value-type="float" office:value="786" calcext:value-type="float">
            <text:p>786</text:p>
          </table:table-cell>
          <table:table-cell table:formula="of:=IF([.H254]&lt;[.T254]; [.T254]; &quot;&quot;)">
            <text:p/>
          </table:table-cell>
          <table:table-cell table:formula="of:=IF([.U254]&lt;&gt;&quot;&quot;; [.F254]; &quot;&quot;)">
            <text:p/>
          </table:table-cell>
          <table:table-cell table:formula="of:=IF([.V254]&lt;&gt;&quot;&quot;; [.V254]-[.U254]; &quot;&quot;)">
            <text:p/>
          </table:table-cell>
          <table:table-cell table:formula="of:=IF([.W254]&lt;&gt;&quot;&quot;; [.W254]/[.U254]; &quot;&quot;)">
            <text:p/>
          </table:table-cell>
        </table:table-row>
        <table:table-row table:style-name="ro1">
          <table:table-cell office:value-type="string" calcext:value-type="string">
            <text:p>2017-06-21</text:p>
          </table:table-cell>
          <table:table-cell office:value-type="float" office:value="779.4594" calcext:value-type="float">
            <text:p>779.5</text:p>
          </table:table-cell>
          <table:table-cell office:value-type="float" office:value="768.8381" calcext:value-type="float">
            <text:p>768.8</text:p>
          </table:table-cell>
          <table:table-cell office:value-type="float" office:value="763.4551" calcext:value-type="float">
            <text:p>763.5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95" calcext:value-type="float">
            <text:p>795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55]/[.I255]-1" office:value-type="float" office:value="-0.02567575" calcext:value-type="float">
            <text:p>-0.026</text:p>
          </table:table-cell>
          <table:table-cell table:formula="of:=[.C255]/[.F255]-1" office:value-type="float" office:value="-0.0472885997521685" calcext:value-type="float">
            <text:p>-0.047</text:p>
          </table:table-cell>
          <table:table-cell table:formula="of:=[.D255]/[.H255]-1" office:value-type="float" office:value="-0.0396791194968553" calcext:value-type="float">
            <text:p>-0.040</text:p>
          </table:table-cell>
          <table:table-cell/>
          <table:table-cell table:formula="of:=[.C255]*(1-[.K255])" office:value-type="float" office:value="788.578594846075" calcext:value-type="float">
            <text:p>788.6</text:p>
          </table:table-cell>
          <table:table-cell table:formula="of:=[.O255]/[.F255]-1" office:value-type="float" office:value="-0.0228270200172552" calcext:value-type="float">
            <text:p>-0.023</text:p>
          </table:table-cell>
          <table:table-cell table:formula="of:=[.D255]*(1-[.K255])" office:value-type="float" office:value="783.057382283825" calcext:value-type="float">
            <text:p>783.1</text:p>
          </table:table-cell>
          <table:table-cell table:formula="of:=[.Q255]/[.H255]-1" office:value-type="float" office:value="-0.0150221606492766" calcext:value-type="float">
            <text:p>-0.015</text:p>
          </table:table-cell>
          <table:table-cell/>
          <table:table-cell table:formula="of:=INT([.Q255])+[$パラメータ.$B$2]" office:value-type="float" office:value="783" calcext:value-type="float">
            <text:p>783</text:p>
          </table:table-cell>
          <table:table-cell table:formula="of:=IF([.H255]&lt;[.T255]; [.T255]; &quot;&quot;)">
            <text:p/>
          </table:table-cell>
          <table:table-cell table:formula="of:=IF([.U255]&lt;&gt;&quot;&quot;; [.F255]; &quot;&quot;)">
            <text:p/>
          </table:table-cell>
          <table:table-cell table:formula="of:=IF([.V255]&lt;&gt;&quot;&quot;; [.V255]-[.U255]; &quot;&quot;)">
            <text:p/>
          </table:table-cell>
          <table:table-cell table:formula="of:=IF([.W255]&lt;&gt;&quot;&quot;; [.W255]/[.U255]; &quot;&quot;)">
            <text:p/>
          </table:table-cell>
        </table:table-row>
        <table:table-row table:style-name="ro1">
          <table:table-cell office:value-type="string" calcext:value-type="string">
            <text:p>2017-06-22</text:p>
          </table:table-cell>
          <table:table-cell office:value-type="float" office:value="774.4009" calcext:value-type="float">
            <text:p>774.4</text:p>
          </table:table-cell>
          <table:table-cell office:value-type="float" office:value="763.88806" calcext:value-type="float">
            <text:p>763.9</text:p>
          </table:table-cell>
          <table:table-cell office:value-type="float" office:value="758.7806" calcext:value-type="float">
            <text:p>758.8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810" calcext:value-type="float">
            <text:p>810</text:p>
          </table:table-cell>
          <table:table-cell/>
          <table:table-cell table:formula="of:=[.B256]/[.I256]-1" office:value-type="float" office:value="-0.0439495061728395" calcext:value-type="float">
            <text:p>-0.044</text:p>
          </table:table-cell>
          <table:table-cell table:formula="of:=[.C256]/[.F256]-1" office:value-type="float" office:value="-0.0729513834951456" calcext:value-type="float">
            <text:p>-0.073</text:p>
          </table:table-cell>
          <table:table-cell table:formula="of:=[.D256]/[.H256]-1" office:value-type="float" office:value="-0.0632338271604938" calcext:value-type="float">
            <text:p>-0.063</text:p>
          </table:table-cell>
          <table:table-cell/>
          <table:table-cell table:formula="of:=[.C256]*(1-[.K256])" office:value-type="float" office:value="797.460563008329" calcext:value-type="float">
            <text:p>797.5</text:p>
          </table:table-cell>
          <table:table-cell table:formula="of:=[.O256]/[.F256]-1" office:value-type="float" office:value="-0.032208054601543" calcext:value-type="float">
            <text:p>-0.032</text:p>
          </table:table-cell>
          <table:table-cell table:formula="of:=[.D256]*(1-[.K256])" office:value-type="float" office:value="792.128632663531" calcext:value-type="float">
            <text:p>792.1</text:p>
          </table:table-cell>
          <table:table-cell table:formula="of:=[.Q256]/[.H256]-1" office:value-type="float" office:value="-0.0220634164647765" calcext:value-type="float">
            <text:p>-0.022</text:p>
          </table:table-cell>
          <table:table-cell/>
          <table:table-cell table:formula="of:=INT([.Q256])+[$パラメータ.$B$2]" office:value-type="float" office:value="792" calcext:value-type="float">
            <text:p>792</text:p>
          </table:table-cell>
          <table:table-cell table:formula="of:=IF([.H256]&lt;[.T256]; [.T256]; &quot;&quot;)">
            <text:p/>
          </table:table-cell>
          <table:table-cell table:formula="of:=IF([.U256]&lt;&gt;&quot;&quot;; [.F256]; &quot;&quot;)">
            <text:p/>
          </table:table-cell>
          <table:table-cell table:formula="of:=IF([.V256]&lt;&gt;&quot;&quot;; [.V256]-[.U256]; &quot;&quot;)">
            <text:p/>
          </table:table-cell>
          <table:table-cell table:formula="of:=IF([.W256]&lt;&gt;&quot;&quot;; [.W256]/[.U256]; &quot;&quot;)">
            <text:p/>
          </table:table-cell>
        </table:table-row>
        <table:table-row table:style-name="ro1">
          <table:table-cell office:value-type="string" calcext:value-type="string">
            <text:p>2017-06-23</text:p>
          </table:table-cell>
          <table:table-cell office:value-type="float" office:value="795.396" calcext:value-type="float">
            <text:p>795.4</text:p>
          </table:table-cell>
          <table:table-cell office:value-type="float" office:value="786.4901" calcext:value-type="float">
            <text:p>786.5</text:p>
          </table:table-cell>
          <table:table-cell office:value-type="float" office:value="779.6273" calcext:value-type="float">
            <text:p>779.6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40" calcext:value-type="float">
            <text:p>840</text:p>
          </table:table-cell>
          <table:table-cell office:value-type="float" office:value="827" calcext:value-type="float">
            <text:p>827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B257]/[.I257]-1" office:value-type="float" office:value="-0.0416915662650603" calcext:value-type="float">
            <text:p>-0.042</text:p>
          </table:table-cell>
          <table:table-cell table:formula="of:=[.C257]/[.F257]-1" office:value-type="float" office:value="-0.0558342136854743" calcext:value-type="float">
            <text:p>-0.056</text:p>
          </table:table-cell>
          <table:table-cell table:formula="of:=[.D257]/[.H257]-1" office:value-type="float" office:value="-0.0572825876662636" calcext:value-type="float">
            <text:p>-0.057</text:p>
          </table:table-cell>
          <table:table-cell/>
          <table:table-cell table:formula="of:=[.C257]*(1-[.K257])" office:value-type="float" office:value="819.280104120964" calcext:value-type="float">
            <text:p>819.3</text:p>
          </table:table-cell>
          <table:table-cell table:formula="of:=[.O257]/[.F257]-1" office:value-type="float" office:value="-0.0164704632401395" calcext:value-type="float">
            <text:p>-0.016</text:p>
          </table:table-cell>
          <table:table-cell table:formula="of:=[.D257]*(1-[.K257])" office:value-type="float" office:value="812.13118324" calcext:value-type="float">
            <text:p>812.1</text:p>
          </table:table-cell>
          <table:table-cell table:formula="of:=[.Q257]/[.H257]-1" office:value-type="float" office:value="-0.0179792222007255" calcext:value-type="float">
            <text:p>-0.018</text:p>
          </table:table-cell>
          <table:table-cell/>
          <table:table-cell table:formula="of:=INT([.Q257])+[$パラメータ.$B$2]" office:value-type="float" office:value="812" calcext:value-type="float">
            <text:p>812</text:p>
          </table:table-cell>
          <table:table-cell table:formula="of:=IF([.H257]&lt;[.T257]; [.T257]; &quot;&quot;)">
            <text:p/>
          </table:table-cell>
          <table:table-cell table:formula="of:=IF([.U257]&lt;&gt;&quot;&quot;; [.F257]; &quot;&quot;)">
            <text:p/>
          </table:table-cell>
          <table:table-cell table:formula="of:=IF([.V257]&lt;&gt;&quot;&quot;; [.V257]-[.U257]; &quot;&quot;)">
            <text:p/>
          </table:table-cell>
          <table:table-cell table:formula="of:=IF([.W257]&lt;&gt;&quot;&quot;; [.W257]/[.U257]; &quot;&quot;)">
            <text:p/>
          </table:table-cell>
        </table:table-row>
        <table:table-row table:style-name="ro1">
          <table:table-cell office:value-type="string" calcext:value-type="string">
            <text:p>2017-06-26</text:p>
          </table:table-cell>
          <table:table-cell office:value-type="float" office:value="807.1359" calcext:value-type="float">
            <text:p>807.1</text:p>
          </table:table-cell>
          <table:table-cell office:value-type="float" office:value="798.9071" calcext:value-type="float">
            <text:p>798.9</text:p>
          </table:table-cell>
          <table:table-cell office:value-type="float" office:value="791.6341" calcext:value-type="float">
            <text:p>791.6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16" calcext:value-type="float">
            <text:p>816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B258]/[.I258]-1" office:value-type="float" office:value="-0.027547108433735" calcext:value-type="float">
            <text:p>-0.028</text:p>
          </table:table-cell>
          <table:table-cell table:formula="of:=[.C258]/[.F258]-1" office:value-type="float" office:value="-0.038619614921781" calcext:value-type="float">
            <text:p>-0.039</text:p>
          </table:table-cell>
          <table:table-cell table:formula="of:=[.D258]/[.H258]-1" office:value-type="float" office:value="-0.0298601715686274" calcext:value-type="float">
            <text:p>-0.030</text:p>
          </table:table-cell>
          <table:table-cell/>
          <table:table-cell table:formula="of:=[.C258]*(1-[.K258])" office:value-type="float" office:value="820.914680512181" calcext:value-type="float">
            <text:p>820.9</text:p>
          </table:table-cell>
          <table:table-cell table:formula="of:=[.O258]/[.F258]-1" office:value-type="float" office:value="-0.0121363652079652" calcext:value-type="float">
            <text:p>-0.012</text:p>
          </table:table-cell>
          <table:table-cell table:formula="of:=[.D258]*(1-[.K258])" office:value-type="float" office:value="813.441330392542" calcext:value-type="float">
            <text:p>813.4</text:p>
          </table:table-cell>
          <table:table-cell table:formula="of:=[.Q258]/[.H258]-1" office:value-type="float" office:value="-0.00313562451894334" calcext:value-type="float">
            <text:p>-0.003</text:p>
          </table:table-cell>
          <table:table-cell/>
          <table:table-cell table:formula="of:=INT([.Q258])+[$パラメータ.$B$2]" office:value-type="float" office:value="813" calcext:value-type="float">
            <text:p>813</text:p>
          </table:table-cell>
          <table:table-cell table:formula="of:=IF([.H258]&lt;[.T258]; [.T258]; &quot;&quot;)">
            <text:p/>
          </table:table-cell>
          <table:table-cell table:formula="of:=IF([.U258]&lt;&gt;&quot;&quot;; [.F258]; &quot;&quot;)">
            <text:p/>
          </table:table-cell>
          <table:table-cell table:formula="of:=IF([.V258]&lt;&gt;&quot;&quot;; [.V258]-[.U258]; &quot;&quot;)">
            <text:p/>
          </table:table-cell>
          <table:table-cell table:formula="of:=IF([.W258]&lt;&gt;&quot;&quot;; [.W258]/[.U258]; &quot;&quot;)">
            <text:p/>
          </table:table-cell>
        </table:table-row>
        <table:table-row table:style-name="ro1">
          <table:table-cell office:value-type="string" calcext:value-type="string">
            <text:p>2017-06-27</text:p>
          </table:table-cell>
          <table:table-cell office:value-type="float" office:value="798.99054" calcext:value-type="float">
            <text:p>799.0</text:p>
          </table:table-cell>
          <table:table-cell office:value-type="float" office:value="790.5069" calcext:value-type="float">
            <text:p>790.5</text:p>
          </table:table-cell>
          <table:table-cell office:value-type="float" office:value="783.7204" calcext:value-type="float">
            <text:p>783.7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B259]/[.I259]-1" office:value-type="float" office:value="-0.0408276830732293" calcext:value-type="float">
            <text:p>-0.041</text:p>
          </table:table-cell>
          <table:table-cell table:formula="of:=[.C259]/[.F259]-1" office:value-type="float" office:value="-0.0775882147024505" calcext:value-type="float">
            <text:p>-0.078</text:p>
          </table:table-cell>
          <table:table-cell table:formula="of:=[.D259]/[.H259]-1" office:value-type="float" office:value="-0.0546195416164053" calcext:value-type="float">
            <text:p>-0.055</text:p>
          </table:table-cell>
          <table:table-cell/>
          <table:table-cell table:formula="of:=[.C259]*(1-[.K259])" office:value-type="float" office:value="822.781465180401" calcext:value-type="float">
            <text:p>822.8</text:p>
          </table:table-cell>
          <table:table-cell table:formula="of:=[.O259]/[.F259]-1" office:value-type="float" office:value="-0.0399282786693105" calcext:value-type="float">
            <text:p>-0.040</text:p>
          </table:table-cell>
          <table:table-cell table:formula="of:=[.D259]*(1-[.K259])" office:value-type="float" office:value="815.717888109224" calcext:value-type="float">
            <text:p>815.7</text:p>
          </table:table-cell>
          <table:table-cell table:formula="of:=[.Q259]/[.H259]-1" office:value-type="float" office:value="-0.0160218478778956" calcext:value-type="float">
            <text:p>-0.016</text:p>
          </table:table-cell>
          <table:table-cell/>
          <table:table-cell table:formula="of:=INT([.Q259])+[$パラメータ.$B$2]" office:value-type="float" office:value="815" calcext:value-type="float">
            <text:p>815</text:p>
          </table:table-cell>
          <table:table-cell table:formula="of:=IF([.H259]&lt;[.T259]; [.T259]; &quot;&quot;)">
            <text:p/>
          </table:table-cell>
          <table:table-cell table:formula="of:=IF([.U259]&lt;&gt;&quot;&quot;; [.F259]; &quot;&quot;)">
            <text:p/>
          </table:table-cell>
          <table:table-cell table:formula="of:=IF([.V259]&lt;&gt;&quot;&quot;; [.V259]-[.U259]; &quot;&quot;)">
            <text:p/>
          </table:table-cell>
          <table:table-cell table:formula="of:=IF([.W259]&lt;&gt;&quot;&quot;; [.W259]/[.U259]; &quot;&quot;)">
            <text:p/>
          </table:table-cell>
        </table:table-row>
        <table:table-row table:style-name="ro1">
          <table:table-cell office:value-type="string" calcext:value-type="string">
            <text:p>2017-06-28</text:p>
          </table:table-cell>
          <table:table-cell office:value-type="float" office:value="821.1274" calcext:value-type="float">
            <text:p>821.1</text:p>
          </table:table-cell>
          <table:table-cell office:value-type="float" office:value="815.8408" calcext:value-type="float">
            <text:p>815.8</text:p>
          </table:table-cell>
          <table:table-cell office:value-type="float" office:value="805.8695" calcext:value-type="float">
            <text:p>805.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858" calcext:value-type="float">
            <text:p>858</text:p>
          </table:table-cell>
          <table:table-cell office:value-type="float" office:value="837" calcext:value-type="float">
            <text:p>837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B260]/[.I260]-1" office:value-type="float" office:value="-0.0407390186915888" calcext:value-type="float">
            <text:p>-0.041</text:p>
          </table:table-cell>
          <table:table-cell table:formula="of:=[.C260]/[.F260]-1" office:value-type="float" office:value="-0.0276033373063171" calcext:value-type="float">
            <text:p>-0.028</text:p>
          </table:table-cell>
          <table:table-cell table:formula="of:=[.D260]/[.H260]-1" office:value-type="float" office:value="-0.0371929510155317" calcext:value-type="float">
            <text:p>-0.037</text:p>
          </table:table-cell>
          <table:table-cell/>
          <table:table-cell table:formula="of:=[.C260]*(1-[.K260])" office:value-type="float" office:value="849.077353600561" calcext:value-type="float">
            <text:p>849.1</text:p>
          </table:table-cell>
          <table:table-cell table:formula="of:=[.O260]/[.F260]-1" office:value-type="float" office:value="0.0120111485107994" calcext:value-type="float">
            <text:p>0.012</text:p>
          </table:table-cell>
          <table:table-cell table:formula="of:=[.D260]*(1-[.K260])" office:value-type="float" office:value="838.699832623481" calcext:value-type="float">
            <text:p>838.7</text:p>
          </table:table-cell>
          <table:table-cell table:formula="of:=[.Q260]/[.H260]-1" office:value-type="float" office:value="0.00203086334944014" calcext:value-type="float">
            <text:p>0.002</text:p>
          </table:table-cell>
          <table:table-cell/>
          <table:table-cell table:formula="of:=INT([.Q260])+[$パラメータ.$B$2]" office:value-type="float" office:value="838" calcext:value-type="float">
            <text:p>838</text:p>
          </table:table-cell>
          <table:table-cell table:formula="of:=IF([.H260]&lt;[.T260]; [.T260]; &quot;&quot;)" office:value-type="float" office:value="838" calcext:value-type="float">
            <text:p>838</text:p>
          </table:table-cell>
          <table:table-cell table:formula="of:=IF([.U260]&lt;&gt;&quot;&quot;; [.F260]; &quot;&quot;)" office:value-type="float" office:value="839" calcext:value-type="float">
            <text:p>839</text:p>
          </table:table-cell>
          <table:table-cell table:formula="of:=IF([.V260]&lt;&gt;&quot;&quot;; [.V260]-[.U260]; &quot;&quot;)" office:value-type="float" office:value="1" calcext:value-type="float">
            <text:p>1</text:p>
          </table:table-cell>
          <table:table-cell table:formula="of:=IF([.W260]&lt;&gt;&quot;&quot;; [.W260]/[.U260]; &quot;&quot;)" office:value-type="float" office:value="0.00119331742243437" calcext:value-type="float">
            <text:p>0.001</text:p>
          </table:table-cell>
        </table:table-row>
        <table:table-row table:style-name="ro1">
          <table:table-cell office:value-type="string" calcext:value-type="string">
            <text:p>2017-06-29</text:p>
          </table:table-cell>
          <table:table-cell office:value-type="float" office:value="812.81226" calcext:value-type="float">
            <text:p>812.8</text:p>
          </table:table-cell>
          <table:table-cell office:value-type="float" office:value="806.3043" calcext:value-type="float">
            <text:p>806.3</text:p>
          </table:table-cell>
          <table:table-cell office:value-type="float" office:value="798.0053" calcext:value-type="float">
            <text:p>798.0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B261]/[.I261]-1" office:value-type="float" office:value="-0.0426239575971731" calcext:value-type="float">
            <text:p>-0.043</text:p>
          </table:table-cell>
          <table:table-cell table:formula="of:=[.C261]/[.F261]-1" office:value-type="float" office:value="-0.0332082733812949" calcext:value-type="float">
            <text:p>-0.033</text:p>
          </table:table-cell>
          <table:table-cell table:formula="of:=[.D261]/[.H261]-1" office:value-type="float" office:value="-0.0408590144230769" calcext:value-type="float">
            <text:p>-0.041</text:p>
          </table:table-cell>
          <table:table-cell/>
          <table:table-cell table:formula="of:=[.C261]*(1-[.K261])" office:value-type="float" office:value="840.672180293618" calcext:value-type="float">
            <text:p>840.7</text:p>
          </table:table-cell>
          <table:table-cell table:formula="of:=[.O261]/[.F261]-1" office:value-type="float" office:value="0.00800021617939839" calcext:value-type="float">
            <text:p>0.008</text:p>
          </table:table-cell>
          <table:table-cell table:formula="of:=[.D261]*(1-[.K261])" office:value-type="float" office:value="832.019444069519" calcext:value-type="float">
            <text:p>832.0</text:p>
          </table:table-cell>
          <table:table-cell table:formula="of:=[.Q261]/[.H261]-1" office:value-type="float" office:value="0.0000233702758645204" calcext:value-type="float">
            <text:p>0.000</text:p>
          </table:table-cell>
          <table:table-cell/>
          <table:table-cell table:formula="of:=INT([.Q261])+[$パラメータ.$B$2]" office:value-type="float" office:value="832" calcext:value-type="float">
            <text:p>832</text:p>
          </table:table-cell>
          <table:table-cell table:formula="of:=IF([.H261]&lt;[.T261]; [.T261]; &quot;&quot;)">
            <text:p/>
          </table:table-cell>
          <table:table-cell table:formula="of:=IF([.U261]&lt;&gt;&quot;&quot;; [.F261]; &quot;&quot;)">
            <text:p/>
          </table:table-cell>
          <table:table-cell table:formula="of:=IF([.V261]&lt;&gt;&quot;&quot;; [.V261]-[.U261]; &quot;&quot;)">
            <text:p/>
          </table:table-cell>
          <table:table-cell table:formula="of:=IF([.W261]&lt;&gt;&quot;&quot;; [.W261]/[.U261]; &quot;&quot;)">
            <text:p/>
          </table:table-cell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812.6287" calcext:value-type="float">
            <text:p>812.6</text:p>
          </table:table-cell>
          <table:table-cell office:value-type="float" office:value="804.78955" calcext:value-type="float">
            <text:p>804.8</text:p>
          </table:table-cell>
          <table:table-cell office:value-type="float" office:value="797.53625" calcext:value-type="float">
            <text:p>797.5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829" calcext:value-type="float">
            <text:p>829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B262]/[.I262]-1" office:value-type="float" office:value="-0.0114006082725061" calcext:value-type="float">
            <text:p>-0.011</text:p>
          </table:table-cell>
          <table:table-cell table:formula="of:=[.C262]/[.F262]-1" office:value-type="float" office:value="-0.0268566505441354" calcext:value-type="float">
            <text:p>-0.027</text:p>
          </table:table-cell>
          <table:table-cell table:formula="of:=[.D262]/[.H262]-1" office:value-type="float" office:value="-0.0285794762484775" calcext:value-type="float">
            <text:p>-0.029</text:p>
          </table:table-cell>
          <table:table-cell/>
          <table:table-cell table:formula="of:=[.C262]*(1-[.K262])" office:value-type="float" office:value="813.964640401357" calcext:value-type="float">
            <text:p>814.0</text:p>
          </table:table-cell>
          <table:table-cell table:formula="of:=[.O262]/[.F262]-1" office:value-type="float" office:value="-0.0157622244239946" calcext:value-type="float">
            <text:p>-0.016</text:p>
          </table:table-cell>
          <table:table-cell table:formula="of:=[.D262]*(1-[.K262])" office:value-type="float" office:value="806.628648369374" calcext:value-type="float">
            <text:p>806.6</text:p>
          </table:table-cell>
          <table:table-cell table:formula="of:=[.Q262]/[.H262]-1" office:value-type="float" office:value="-0.0175046913893135" calcext:value-type="float">
            <text:p>-0.018</text:p>
          </table:table-cell>
          <table:table-cell/>
          <table:table-cell table:formula="of:=INT([.Q262])+[$パラメータ.$B$2]" office:value-type="float" office:value="806" calcext:value-type="float">
            <text:p>806</text:p>
          </table:table-cell>
          <table:table-cell table:formula="of:=IF([.H262]&lt;[.T262]; [.T262]; &quot;&quot;)">
            <text:p/>
          </table:table-cell>
          <table:table-cell table:formula="of:=IF([.U262]&lt;&gt;&quot;&quot;; [.F262]; &quot;&quot;)">
            <text:p/>
          </table:table-cell>
          <table:table-cell table:formula="of:=IF([.V262]&lt;&gt;&quot;&quot;; [.V262]-[.U262]; &quot;&quot;)">
            <text:p/>
          </table:table-cell>
          <table:table-cell table:formula="of:=IF([.W262]&lt;&gt;&quot;&quot;; [.W262]/[.U262]; &quot;&quot;)">
            <text:p/>
          </table:table-cell>
        </table:table-row>
        <table:table-row table:style-name="ro1">
          <table:table-cell office:value-type="string" calcext:value-type="string">
            <text:p>2017-07-03</text:p>
          </table:table-cell>
          <table:table-cell office:value-type="float" office:value="793.92535" calcext:value-type="float">
            <text:p>793.9</text:p>
          </table:table-cell>
          <table:table-cell office:value-type="float" office:value="785.09924" calcext:value-type="float">
            <text:p>785.1</text:p>
          </table:table-cell>
          <table:table-cell office:value-type="float" office:value="778.8225" calcext:value-type="float">
            <text:p>778.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B263]/[.I263]-1" office:value-type="float" office:value="-0.0364983616504855" calcext:value-type="float">
            <text:p>-0.036</text:p>
          </table:table-cell>
          <table:table-cell table:formula="of:=[.C263]/[.F263]-1" office:value-type="float" office:value="-0.0460519562575942" calcext:value-type="float">
            <text:p>-0.046</text:p>
          </table:table-cell>
          <table:table-cell table:formula="of:=[.D263]/[.H263]-1" office:value-type="float" office:value="-0.0490567765567765" calcext:value-type="float">
            <text:p>-0.049</text:p>
          </table:table-cell>
          <table:table-cell/>
          <table:table-cell table:formula="of:=[.C263]*(1-[.K263])" office:value-type="float" office:value="813.754075993041" calcext:value-type="float">
            <text:p>813.8</text:p>
          </table:table-cell>
          <table:table-cell table:formula="of:=[.O263]/[.F263]-1" office:value-type="float" office:value="-0.0112344155613107" calcext:value-type="float">
            <text:p>-0.011</text:p>
          </table:table-cell>
          <table:table-cell table:formula="of:=[.D263]*(1-[.K263])" office:value-type="float" office:value="807.248245266535" calcext:value-type="float">
            <text:p>807.2</text:p>
          </table:table-cell>
          <table:table-cell table:formula="of:=[.Q263]/[.H263]-1" office:value-type="float" office:value="-0.0143489068784673" calcext:value-type="float">
            <text:p>-0.014</text:p>
          </table:table-cell>
          <table:table-cell/>
          <table:table-cell table:formula="of:=INT([.Q263])+[$パラメータ.$B$2]" office:value-type="float" office:value="807" calcext:value-type="float">
            <text:p>807</text:p>
          </table:table-cell>
          <table:table-cell table:formula="of:=IF([.H263]&lt;[.T263]; [.T263]; &quot;&quot;)">
            <text:p/>
          </table:table-cell>
          <table:table-cell table:formula="of:=IF([.U263]&lt;&gt;&quot;&quot;; [.F263]; &quot;&quot;)">
            <text:p/>
          </table:table-cell>
          <table:table-cell table:formula="of:=IF([.V263]&lt;&gt;&quot;&quot;; [.V263]-[.U263]; &quot;&quot;)">
            <text:p/>
          </table:table-cell>
          <table:table-cell table:formula="of:=IF([.W263]&lt;&gt;&quot;&quot;; [.W263]/[.U263]; &quot;&quot;)">
            <text:p/>
          </table:table-cell>
        </table:table-row>
        <table:table-row table:style-name="ro1">
          <table:table-cell office:value-type="string" calcext:value-type="string">
            <text:p>2017-07-04</text:p>
          </table:table-cell>
          <table:table-cell office:value-type="float" office:value="795.32947" calcext:value-type="float">
            <text:p>795.3</text:p>
          </table:table-cell>
          <table:table-cell office:value-type="float" office:value="785.0798" calcext:value-type="float">
            <text:p>785.1</text:p>
          </table:table-cell>
          <table:table-cell office:value-type="float" office:value="779.8562" calcext:value-type="float">
            <text:p>779.9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[.B264]/[.I264]-1" office:value-type="float" office:value="-0.0406158383594693" calcext:value-type="float">
            <text:p>-0.041</text:p>
          </table:table-cell>
          <table:table-cell table:formula="of:=[.C264]/[.F264]-1" office:value-type="float" office:value="-0.0319607891491985" calcext:value-type="float">
            <text:p>-0.032</text:p>
          </table:table-cell>
          <table:table-cell table:formula="of:=[.D264]/[.H264]-1" office:value-type="float" office:value="-0.0336354399008675" calcext:value-type="float">
            <text:p>-0.034</text:p>
          </table:table-cell>
          <table:table-cell/>
          <table:table-cell table:formula="of:=[.C264]*(1-[.K264])" office:value-type="float" office:value="816.966474256084" calcext:value-type="float">
            <text:p>817.0</text:p>
          </table:table-cell>
          <table:table-cell table:formula="of:=[.O264]/[.F264]-1" office:value-type="float" office:value="0.00735693496434586" calcext:value-type="float">
            <text:p>0.007</text:p>
          </table:table-cell>
          <table:table-cell table:formula="of:=[.D264]*(1-[.K264])" office:value-type="float" office:value="811.53071336283" calcext:value-type="float">
            <text:p>811.5</text:p>
          </table:table-cell>
          <table:table-cell table:formula="of:=[.Q264]/[.H264]-1" office:value-type="float" office:value="0.00561426686843847" calcext:value-type="float">
            <text:p>0.006</text:p>
          </table:table-cell>
          <table:table-cell/>
          <table:table-cell table:formula="of:=INT([.Q264])+[$パラメータ.$B$2]" office:value-type="float" office:value="811" calcext:value-type="float">
            <text:p>811</text:p>
          </table:table-cell>
          <table:table-cell table:formula="of:=IF([.H264]&lt;[.T264]; [.T264]; &quot;&quot;)" office:value-type="float" office:value="811" calcext:value-type="float">
            <text:p>811</text:p>
          </table:table-cell>
          <table:table-cell table:formula="of:=IF([.U264]&lt;&gt;&quot;&quot;; [.F264]; &quot;&quot;)" office:value-type="float" office:value="811" calcext:value-type="float">
            <text:p>811</text:p>
          </table:table-cell>
          <table:table-cell table:formula="of:=IF([.V264]&lt;&gt;&quot;&quot;; [.V264]-[.U264]; &quot;&quot;)" office:value-type="float" office:value="0" calcext:value-type="float">
            <text:p>0</text:p>
          </table:table-cell>
          <table:table-cell table:formula="of:=IF([.W264]&lt;&gt;&quot;&quot;; [.W264]/[.U264]; &quot;&quot;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2017-07-05</text:p>
          </table:table-cell>
          <table:table-cell office:value-type="float" office:value="791.334" calcext:value-type="float">
            <text:p>791.3</text:p>
          </table:table-cell>
          <table:table-cell office:value-type="float" office:value="781.39685" calcext:value-type="float">
            <text:p>781.4</text:p>
          </table:table-cell>
          <table:table-cell office:value-type="float" office:value="776.1096" calcext:value-type="float">
            <text:p>776.1</text:p>
          </table:table-cell>
          <table:table-cell/>
          <table:table-cell table:number-columns-repeated="2" office:value-type="float" office:value="816" calcext:value-type="float">
            <text:p>816</text:p>
          </table:table-cell>
          <table:table-cell office:value-type="float" office:value="805" calcext:value-type="float">
            <text:p>805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265]/[.I265]-1" office:value-type="float" office:value="-0.0218368355995057" calcext:value-type="float">
            <text:p>-0.022</text:p>
          </table:table-cell>
          <table:table-cell table:formula="of:=[.C265]/[.F265]-1" office:value-type="float" office:value="-0.0424058210784314" calcext:value-type="float">
            <text:p>-0.042</text:p>
          </table:table-cell>
          <table:table-cell table:formula="of:=[.D265]/[.H265]-1" office:value-type="float" office:value="-0.0358886956521739" calcext:value-type="float">
            <text:p>-0.036</text:p>
          </table:table-cell>
          <table:table-cell/>
          <table:table-cell table:formula="of:=[.C265]*(1-[.K265])" office:value-type="float" office:value="798.460084551421" calcext:value-type="float">
            <text:p>798.5</text:p>
          </table:table-cell>
          <table:table-cell table:formula="of:=[.O265]/[.F265]-1" office:value-type="float" office:value="-0.0214949944222776" calcext:value-type="float">
            <text:p>-0.021</text:p>
          </table:table-cell>
          <table:table-cell table:formula="of:=[.D265]*(1-[.K265])" office:value-type="float" office:value="793.057377742398" calcext:value-type="float">
            <text:p>793.1</text:p>
          </table:table-cell>
          <table:table-cell table:formula="of:=[.Q265]/[.H265]-1" office:value-type="float" office:value="-0.0148355555995056" calcext:value-type="float">
            <text:p>-0.015</text:p>
          </table:table-cell>
          <table:table-cell/>
          <table:table-cell table:formula="of:=INT([.Q265])+[$パラメータ.$B$2]" office:value-type="float" office:value="793" calcext:value-type="float">
            <text:p>793</text:p>
          </table:table-cell>
          <table:table-cell table:formula="of:=IF([.H265]&lt;[.T265]; [.T265]; &quot;&quot;)">
            <text:p/>
          </table:table-cell>
          <table:table-cell table:formula="of:=IF([.U265]&lt;&gt;&quot;&quot;; [.F265]; &quot;&quot;)">
            <text:p/>
          </table:table-cell>
          <table:table-cell table:formula="of:=IF([.V265]&lt;&gt;&quot;&quot;; [.V265]-[.U265]; &quot;&quot;)">
            <text:p/>
          </table:table-cell>
          <table:table-cell table:formula="of:=IF([.W265]&lt;&gt;&quot;&quot;; [.W265]/[.U265]; &quot;&quot;)">
            <text:p/>
          </table:table-cell>
        </table:table-row>
        <table:table-row table:style-name="ro1">
          <table:table-cell office:value-type="string" calcext:value-type="string">
            <text:p>2017-07-06</text:p>
          </table:table-cell>
          <table:table-cell office:value-type="float" office:value="785.74414" calcext:value-type="float">
            <text:p>785.7</text:p>
          </table:table-cell>
          <table:table-cell office:value-type="float" office:value="776.15405" calcext:value-type="float">
            <text:p>776.2</text:p>
          </table:table-cell>
          <table:table-cell office:value-type="float" office:value="770.7541" calcext:value-type="float">
            <text:p>770.8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824" calcext:value-type="float">
            <text:p>824</text:p>
          </table:table-cell>
          <table:table-cell office:value-type="float" office:value="815" calcext:value-type="float">
            <text:p>815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B266]/[.I266]-1" office:value-type="float" office:value="-0.0441068856447688" calcext:value-type="float">
            <text:p>-0.044</text:p>
          </table:table-cell>
          <table:table-cell table:formula="of:=[.C266]/[.F266]-1" office:value-type="float" office:value="-0.0499950428396573" calcext:value-type="float">
            <text:p>-0.050</text:p>
          </table:table-cell>
          <table:table-cell table:formula="of:=[.D266]/[.H266]-1" office:value-type="float" office:value="-0.0542894478527608" calcext:value-type="float">
            <text:p>-0.054</text:p>
          </table:table-cell>
          <table:table-cell/>
          <table:table-cell table:formula="of:=[.C266]*(1-[.K266])" office:value-type="float" office:value="810.387787926074" calcext:value-type="float">
            <text:p>810.4</text:p>
          </table:table-cell>
          <table:table-cell table:formula="of:=[.O266]/[.F266]-1" office:value-type="float" office:value="-0.00809328283222244" calcext:value-type="float">
            <text:p>-0.008</text:p>
          </table:table-cell>
          <table:table-cell table:formula="of:=[.D266]*(1-[.K266])" office:value-type="float" office:value="804.749662948937" calcext:value-type="float">
            <text:p>804.7</text:p>
          </table:table-cell>
          <table:table-cell table:formula="of:=[.Q266]/[.H266]-1" office:value-type="float" office:value="-0.0125771006761513" calcext:value-type="float">
            <text:p>-0.013</text:p>
          </table:table-cell>
          <table:table-cell/>
          <table:table-cell table:formula="of:=INT([.Q266])+[$パラメータ.$B$2]" office:value-type="float" office:value="804" calcext:value-type="float">
            <text:p>804</text:p>
          </table:table-cell>
          <table:table-cell table:formula="of:=IF([.H266]&lt;[.T266]; [.T266]; &quot;&quot;)">
            <text:p/>
          </table:table-cell>
          <table:table-cell table:formula="of:=IF([.U266]&lt;&gt;&quot;&quot;; [.F266]; &quot;&quot;)">
            <text:p/>
          </table:table-cell>
          <table:table-cell table:formula="of:=IF([.V266]&lt;&gt;&quot;&quot;; [.V266]-[.U266]; &quot;&quot;)">
            <text:p/>
          </table:table-cell>
          <table:table-cell table:formula="of:=IF([.W266]&lt;&gt;&quot;&quot;; [.W266]/[.U266]; &quot;&quot;)">
            <text:p/>
          </table:table-cell>
        </table:table-row>
        <table:table-row table:style-name="ro1">
          <table:table-cell office:value-type="string" calcext:value-type="string">
            <text:p>2017-07-07</text:p>
          </table:table-cell>
          <table:table-cell office:value-type="float" office:value="788.97284" calcext:value-type="float">
            <text:p>789.0</text:p>
          </table:table-cell>
          <table:table-cell office:value-type="float" office:value="779.2802" calcext:value-type="float">
            <text:p>779.3</text:p>
          </table:table-cell>
          <table:table-cell office:value-type="float" office:value="773.95245" calcext:value-type="float">
            <text:p>774.0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267]/[.I267]-1" office:value-type="float" office:value="-0.0271604932182491" calcext:value-type="float">
            <text:p>-0.027</text:p>
          </table:table-cell>
          <table:table-cell table:formula="of:=[.C267]/[.F267]-1" office:value-type="float" office:value="-0.0414757687576875" calcext:value-type="float">
            <text:p>-0.041</text:p>
          </table:table-cell>
          <table:table-cell table:formula="of:=[.D267]/[.H267]-1" office:value-type="float" office:value="-0.0445031481481482" calcext:value-type="float">
            <text:p>-0.045</text:p>
          </table:table-cell>
          <table:table-cell/>
          <table:table-cell table:formula="of:=[.C267]*(1-[.K267])" office:value-type="float" office:value="800.445834587216" calcext:value-type="float">
            <text:p>800.4</text:p>
          </table:table-cell>
          <table:table-cell table:formula="of:=[.O267]/[.F267]-1" office:value-type="float" office:value="-0.0154417778755032" calcext:value-type="float">
            <text:p>-0.015</text:p>
          </table:table-cell>
          <table:table-cell table:formula="of:=[.D267]*(1-[.K267])" office:value-type="float" office:value="794.973380269472" calcext:value-type="float">
            <text:p>795.0</text:p>
          </table:table-cell>
          <table:table-cell table:formula="of:=[.Q267]/[.H267]-1" office:value-type="float" office:value="-0.0185513823833674" calcext:value-type="float">
            <text:p>-0.019</text:p>
          </table:table-cell>
          <table:table-cell/>
          <table:table-cell table:formula="of:=INT([.Q267])+[$パラメータ.$B$2]" office:value-type="float" office:value="794" calcext:value-type="float">
            <text:p>794</text:p>
          </table:table-cell>
          <table:table-cell table:formula="of:=IF([.H267]&lt;[.T267]; [.T267]; &quot;&quot;)">
            <text:p/>
          </table:table-cell>
          <table:table-cell table:formula="of:=IF([.U267]&lt;&gt;&quot;&quot;; [.F267]; &quot;&quot;)">
            <text:p/>
          </table:table-cell>
          <table:table-cell table:formula="of:=IF([.V267]&lt;&gt;&quot;&quot;; [.V267]-[.U267]; &quot;&quot;)">
            <text:p/>
          </table:table-cell>
          <table:table-cell table:formula="of:=IF([.W267]&lt;&gt;&quot;&quot;; [.W267]/[.U267]; &quot;&quot;)">
            <text:p/>
          </table:table-cell>
        </table:table-row>
        <table:table-row table:style-name="ro1">
          <table:table-cell office:value-type="string" calcext:value-type="string">
            <text:p>2017-07-10</text:p>
          </table:table-cell>
          <table:table-cell office:value-type="float" office:value="784.313" calcext:value-type="float">
            <text:p>784.3</text:p>
          </table:table-cell>
          <table:table-cell office:value-type="float" office:value="774.0534" calcext:value-type="float">
            <text:p>774.1</text:p>
          </table:table-cell>
          <table:table-cell office:value-type="float" office:value="769.30316" calcext:value-type="float">
            <text:p>769.3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826" calcext:value-type="float">
            <text:p>826</text:p>
          </table:table-cell>
          <table:table-cell office:value-type="float" office:value="818" calcext:value-type="float">
            <text:p>818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B268]/[.I268]-1" office:value-type="float" office:value="-0.0446857490864799" calcext:value-type="float">
            <text:p>-0.045</text:p>
          </table:table-cell>
          <table:table-cell table:formula="of:=[.C268]/[.F268]-1" office:value-type="float" office:value="-0.0560324390243903" calcext:value-type="float">
            <text:p>-0.056</text:p>
          </table:table-cell>
          <table:table-cell table:formula="of:=[.D268]/[.H268]-1" office:value-type="float" office:value="-0.0595315892420537" calcext:value-type="float">
            <text:p>-0.060</text:p>
          </table:table-cell>
          <table:table-cell/>
          <table:table-cell table:formula="of:=[.C268]*(1-[.K268])" office:value-type="float" office:value="808.642556011937" calcext:value-type="float">
            <text:p>808.6</text:p>
          </table:table-cell>
          <table:table-cell table:formula="of:=[.O268]/[.F268]-1" office:value-type="float" office:value="-0.0138505414488579" calcext:value-type="float">
            <text:p>-0.014</text:p>
          </table:table-cell>
          <table:table-cell table:formula="of:=[.D268]*(1-[.K268])" office:value-type="float" office:value="803.680047979196" calcext:value-type="float">
            <text:p>803.7</text:p>
          </table:table-cell>
          <table:table-cell table:formula="of:=[.Q268]/[.H268]-1" office:value-type="float" office:value="-0.0175060538151638" calcext:value-type="float">
            <text:p>-0.018</text:p>
          </table:table-cell>
          <table:table-cell/>
          <table:table-cell table:formula="of:=INT([.Q268])+[$パラメータ.$B$2]" office:value-type="float" office:value="803" calcext:value-type="float">
            <text:p>803</text:p>
          </table:table-cell>
          <table:table-cell table:formula="of:=IF([.H268]&lt;[.T268]; [.T268]; &quot;&quot;)">
            <text:p/>
          </table:table-cell>
          <table:table-cell table:formula="of:=IF([.U268]&lt;&gt;&quot;&quot;; [.F268]; &quot;&quot;)">
            <text:p/>
          </table:table-cell>
          <table:table-cell table:formula="of:=IF([.V268]&lt;&gt;&quot;&quot;; [.V268]-[.U268]; &quot;&quot;)">
            <text:p/>
          </table:table-cell>
          <table:table-cell table:formula="of:=IF([.W268]&lt;&gt;&quot;&quot;; [.W268]/[.U268]; &quot;&quot;)">
            <text:p/>
          </table:table-cell>
        </table:table-row>
        <table:table-row table:style-name="ro1">
          <table:table-cell office:value-type="string" calcext:value-type="string">
            <text:p>2017-07-11</text:p>
          </table:table-cell>
          <table:table-cell office:value-type="float" office:value="793.68896" calcext:value-type="float">
            <text:p>793.7</text:p>
          </table:table-cell>
          <table:table-cell office:value-type="float" office:value="783.88654" calcext:value-type="float">
            <text:p>783.9</text:p>
          </table:table-cell>
          <table:table-cell office:value-type="float" office:value="778.5088" calcext:value-type="float">
            <text:p>778.5</text:p>
          </table:table-cell>
          <table:table-cell/>
          <table:table-cell table:number-columns-repeated="2" office:value-type="float" office:value="837" calcext:value-type="float">
            <text:p>837</text:p>
          </table:table-cell>
          <table:table-cell office:value-type="float" office:value="818" calcext:value-type="float">
            <text:p>818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B269]/[.I269]-1" office:value-type="float" office:value="-0.0391174818401938" calcext:value-type="float">
            <text:p>-0.039</text:p>
          </table:table-cell>
          <table:table-cell table:formula="of:=[.C269]/[.F269]-1" office:value-type="float" office:value="-0.0634569414575866" calcext:value-type="float">
            <text:p>-0.063</text:p>
          </table:table-cell>
          <table:table-cell table:formula="of:=[.D269]/[.H269]-1" office:value-type="float" office:value="-0.0482777506112469" calcext:value-type="float">
            <text:p>-0.048</text:p>
          </table:table-cell>
          <table:table-cell/>
          <table:table-cell table:formula="of:=[.C269]*(1-[.K269])" office:value-type="float" office:value="814.550207493222" calcext:value-type="float">
            <text:p>814.6</text:p>
          </table:table-cell>
          <table:table-cell table:formula="of:=[.O269]/[.F269]-1" office:value-type="float" office:value="-0.0268217353724943" calcext:value-type="float">
            <text:p>-0.027</text:p>
          </table:table-cell>
          <table:table-cell table:formula="of:=[.D269]*(1-[.K269])" office:value-type="float" office:value="808.962103846431" calcext:value-type="float">
            <text:p>809.0</text:p>
          </table:table-cell>
          <table:table-cell table:formula="of:=[.Q269]/[.H269]-1" office:value-type="float" office:value="-0.0110487728038741" calcext:value-type="float">
            <text:p>-0.011</text:p>
          </table:table-cell>
          <table:table-cell/>
          <table:table-cell table:formula="of:=INT([.Q269])+[$パラメータ.$B$2]" office:value-type="float" office:value="808" calcext:value-type="float">
            <text:p>808</text:p>
          </table:table-cell>
          <table:table-cell table:formula="of:=IF([.H269]&lt;[.T269]; [.T269]; &quot;&quot;)">
            <text:p/>
          </table:table-cell>
          <table:table-cell table:formula="of:=IF([.U269]&lt;&gt;&quot;&quot;; [.F269]; &quot;&quot;)">
            <text:p/>
          </table:table-cell>
          <table:table-cell table:formula="of:=IF([.V269]&lt;&gt;&quot;&quot;; [.V269]-[.U269]; &quot;&quot;)">
            <text:p/>
          </table:table-cell>
          <table:table-cell table:formula="of:=IF([.W269]&lt;&gt;&quot;&quot;; [.W269]/[.U269]; &quot;&quot;)">
            <text:p/>
          </table:table-cell>
        </table:table-row>
        <table:table-row table:style-name="ro1">
          <table:table-cell office:value-type="string" calcext:value-type="string">
            <text:p>2017-07-12</text:p>
          </table:table-cell>
          <table:table-cell office:value-type="float" office:value="799.46423" calcext:value-type="float">
            <text:p>799.5</text:p>
          </table:table-cell>
          <table:table-cell office:value-type="float" office:value="789.8227" calcext:value-type="float">
            <text:p>789.8</text:p>
          </table:table-cell>
          <table:table-cell office:value-type="float" office:value="784.301" calcext:value-type="float">
            <text:p>784.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840" calcext:value-type="float">
            <text:p>840</text:p>
          </table:table-cell>
          <table:table-cell office:value-type="float" office:value="826" calcext:value-type="float">
            <text:p>826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B270]/[.I270]-1" office:value-type="float" office:value="-0.0425578083832335" calcext:value-type="float">
            <text:p>-0.043</text:p>
          </table:table-cell>
          <table:table-cell table:formula="of:=[.C270]/[.F270]-1" office:value-type="float" office:value="-0.0461078502415458" calcext:value-type="float">
            <text:p>-0.046</text:p>
          </table:table-cell>
          <table:table-cell table:formula="of:=[.D270]/[.H270]-1" office:value-type="float" office:value="-0.0504830508474575" calcext:value-type="float">
            <text:p>-0.050</text:p>
          </table:table-cell>
          <table:table-cell/>
          <table:table-cell table:formula="of:=[.C270]*(1-[.K270])" office:value-type="float" office:value="823.435823123328" calcext:value-type="float">
            <text:p>823.4</text:p>
          </table:table-cell>
          <table:table-cell table:formula="of:=[.O270]/[.F270]-1" office:value-type="float" office:value="-0.00551229091385475" calcext:value-type="float">
            <text:p>-0.006</text:p>
          </table:table-cell>
          <table:table-cell table:formula="of:=[.D270]*(1-[.K270])" office:value-type="float" office:value="817.679131672779" calcext:value-type="float">
            <text:p>817.7</text:p>
          </table:table-cell>
          <table:table-cell table:formula="of:=[.Q270]/[.H270]-1" office:value-type="float" office:value="-0.010073690468791" calcext:value-type="float">
            <text:p>-0.010</text:p>
          </table:table-cell>
          <table:table-cell/>
          <table:table-cell table:formula="of:=INT([.Q270])+[$パラメータ.$B$2]" office:value-type="float" office:value="817" calcext:value-type="float">
            <text:p>817</text:p>
          </table:table-cell>
          <table:table-cell table:formula="of:=IF([.H270]&lt;[.T270]; [.T270]; &quot;&quot;)">
            <text:p/>
          </table:table-cell>
          <table:table-cell table:formula="of:=IF([.U270]&lt;&gt;&quot;&quot;; [.F270]; &quot;&quot;)">
            <text:p/>
          </table:table-cell>
          <table:table-cell table:formula="of:=IF([.V270]&lt;&gt;&quot;&quot;; [.V270]-[.U270]; &quot;&quot;)">
            <text:p/>
          </table:table-cell>
          <table:table-cell table:formula="of:=IF([.W270]&lt;&gt;&quot;&quot;; [.W270]/[.U270]; &quot;&quot;)">
            <text:p/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float" office:value="802.05963" calcext:value-type="float">
            <text:p>802.1</text:p>
          </table:table-cell>
          <table:table-cell office:value-type="float" office:value="792.4169" calcext:value-type="float">
            <text:p>792.4</text:p>
          </table:table-cell>
          <table:table-cell office:value-type="float" office:value="786.8359" calcext:value-type="float">
            <text:p>786.8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835" calcext:value-type="float">
            <text:p>835</text:p>
          </table:table-cell>
          <table:table-cell/>
          <table:table-cell table:formula="of:=[.B271]/[.I271]-1" office:value-type="float" office:value="-0.0394495449101797" calcext:value-type="float">
            <text:p>-0.039</text:p>
          </table:table-cell>
          <table:table-cell table:formula="of:=[.C271]/[.F271]-1" office:value-type="float" office:value="-0.0588872921615201" calcext:value-type="float">
            <text:p>-0.059</text:p>
          </table:table-cell>
          <table:table-cell table:formula="of:=[.D271]/[.H271]-1" office:value-type="float" office:value="-0.0576815568862275" calcext:value-type="float">
            <text:p>-0.058</text:p>
          </table:table-cell>
          <table:table-cell/>
          <table:table-cell table:formula="of:=[.C271]*(1-[.K271])" office:value-type="float" office:value="823.677386084136" calcext:value-type="float">
            <text:p>823.7</text:p>
          </table:table-cell>
          <table:table-cell table:formula="of:=[.O271]/[.F271]-1" office:value-type="float" office:value="-0.0217608241281051" calcext:value-type="float">
            <text:p>-0.022</text:p>
          </table:table-cell>
          <table:table-cell table:formula="of:=[.D271]*(1-[.K271])" office:value-type="float" office:value="817.876218173992" calcext:value-type="float">
            <text:p>817.9</text:p>
          </table:table-cell>
          <table:table-cell table:formula="of:=[.Q271]/[.H271]-1" office:value-type="float" office:value="-0.0205075231449201" calcext:value-type="float">
            <text:p>-0.021</text:p>
          </table:table-cell>
          <table:table-cell/>
          <table:table-cell table:formula="of:=INT([.Q271])+[$パラメータ.$B$2]" office:value-type="float" office:value="817" calcext:value-type="float">
            <text:p>817</text:p>
          </table:table-cell>
          <table:table-cell table:formula="of:=IF([.H271]&lt;[.T271]; [.T271]; &quot;&quot;)">
            <text:p/>
          </table:table-cell>
          <table:table-cell table:formula="of:=IF([.U271]&lt;&gt;&quot;&quot;; [.F271]; &quot;&quot;)">
            <text:p/>
          </table:table-cell>
          <table:table-cell table:formula="of:=IF([.V271]&lt;&gt;&quot;&quot;; [.V271]-[.U271]; &quot;&quot;)">
            <text:p/>
          </table:table-cell>
          <table:table-cell table:formula="of:=IF([.W271]&lt;&gt;&quot;&quot;; [.W271]/[.U271]; &quot;&quot;)">
            <text:p/>
          </table:table-cell>
        </table:table-row>
        <table:table-row table:style-name="ro1">
          <table:table-cell office:value-type="string" calcext:value-type="string">
            <text:p>2017-07-14</text:p>
          </table:table-cell>
          <table:table-cell office:value-type="float" office:value="809.73193" calcext:value-type="float">
            <text:p>809.7</text:p>
          </table:table-cell>
          <table:table-cell office:value-type="float" office:value="800.36145" calcext:value-type="float">
            <text:p>800.4</text:p>
          </table:table-cell>
          <table:table-cell office:value-type="float" office:value="794.31165" calcext:value-type="float">
            <text:p>794.3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848" calcext:value-type="float">
            <text:p>848</text:p>
          </table:table-cell>
          <table:table-cell office:value-type="float" office:value="836" calcext:value-type="float">
            <text:p>836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B272]/[.I272]-1" office:value-type="float" office:value="-0.0428700591016548" calcext:value-type="float">
            <text:p>-0.043</text:p>
          </table:table-cell>
          <table:table-cell table:formula="of:=[.C272]/[.F272]-1" office:value-type="float" office:value="-0.0449147374701671" calcext:value-type="float">
            <text:p>-0.045</text:p>
          </table:table-cell>
          <table:table-cell table:formula="of:=[.D272]/[.H272]-1" office:value-type="float" office:value="-0.0498664473684211" calcext:value-type="float">
            <text:p>-0.050</text:p>
          </table:table-cell>
          <table:table-cell/>
          <table:table-cell table:formula="of:=[.C272]*(1-[.K272])" office:value-type="float" office:value="834.672992664186" calcext:value-type="float">
            <text:p>834.7</text:p>
          </table:table-cell>
          <table:table-cell table:formula="of:=[.O272]/[.F272]-1" office:value-type="float" office:value="-0.00397017581839365" calcext:value-type="float">
            <text:p>-0.004</text:p>
          </table:table-cell>
          <table:table-cell table:formula="of:=[.D272]*(1-[.K272])" office:value-type="float" office:value="828.363837380633" calcext:value-type="float">
            <text:p>828.4</text:p>
          </table:table-cell>
          <table:table-cell table:formula="of:=[.Q272]/[.H272]-1" office:value-type="float" office:value="-0.00913416581264004" calcext:value-type="float">
            <text:p>-0.009</text:p>
          </table:table-cell>
          <table:table-cell/>
          <table:table-cell table:formula="of:=INT([.Q272])+[$パラメータ.$B$2]" office:value-type="float" office:value="828" calcext:value-type="float">
            <text:p>828</text:p>
          </table:table-cell>
          <table:table-cell table:formula="of:=IF([.H272]&lt;[.T272]; [.T272]; &quot;&quot;)">
            <text:p/>
          </table:table-cell>
          <table:table-cell table:formula="of:=IF([.U272]&lt;&gt;&quot;&quot;; [.F272]; &quot;&quot;)">
            <text:p/>
          </table:table-cell>
          <table:table-cell table:formula="of:=IF([.V272]&lt;&gt;&quot;&quot;; [.V272]-[.U272]; &quot;&quot;)">
            <text:p/>
          </table:table-cell>
          <table:table-cell table:formula="of:=IF([.W272]&lt;&gt;&quot;&quot;; [.W272]/[.U272]; &quot;&quot;)">
            <text:p/>
          </table:table-cell>
        </table:table-row>
        <table:table-row table:style-name="ro1">
          <table:table-cell office:value-type="string" calcext:value-type="string">
            <text:p>2017-07-18</text:p>
          </table:table-cell>
          <table:table-cell office:value-type="float" office:value="811.18823" calcext:value-type="float">
            <text:p>811.2</text:p>
          </table:table-cell>
          <table:table-cell office:value-type="float" office:value="801.5846" calcext:value-type="float">
            <text:p>801.6</text:p>
          </table:table-cell>
          <table:table-cell office:value-type="float" office:value="795.722" calcext:value-type="float">
            <text:p>795.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B273]/[.I273]-1" office:value-type="float" office:value="-0.0319949522673031" calcext:value-type="float">
            <text:p>-0.032</text:p>
          </table:table-cell>
          <table:table-cell table:formula="of:=[.C273]/[.F273]-1" office:value-type="float" office:value="-0.0743826789838337" calcext:value-type="float">
            <text:p>-0.074</text:p>
          </table:table-cell>
          <table:table-cell table:formula="of:=[.D273]/[.H273]-1" office:value-type="float" office:value="-0.0481794258373206" calcext:value-type="float">
            <text:p>-0.048</text:p>
          </table:table-cell>
          <table:table-cell/>
          <table:table-cell table:formula="of:=[.C273]*(1-[.K273])" office:value-type="float" office:value="827.231261015205" calcext:value-type="float">
            <text:p>827.2</text:p>
          </table:table-cell>
          <table:table-cell table:formula="of:=[.O273]/[.F273]-1" office:value-type="float" office:value="-0.0447675969801324" calcext:value-type="float">
            <text:p>-0.045</text:p>
          </table:table-cell>
          <table:table-cell table:formula="of:=[.D273]*(1-[.K273])" office:value-type="float" office:value="821.181087408043" calcext:value-type="float">
            <text:p>821.2</text:p>
          </table:table-cell>
          <table:table-cell table:formula="of:=[.Q273]/[.H273]-1" office:value-type="float" office:value="-0.0177259719999486" calcext:value-type="float">
            <text:p>-0.018</text:p>
          </table:table-cell>
          <table:table-cell/>
          <table:table-cell table:formula="of:=INT([.Q273])+[$パラメータ.$B$2]" office:value-type="float" office:value="821" calcext:value-type="float">
            <text:p>821</text:p>
          </table:table-cell>
          <table:table-cell table:formula="of:=IF([.H273]&lt;[.T273]; [.T273]; &quot;&quot;)">
            <text:p/>
          </table:table-cell>
          <table:table-cell table:formula="of:=IF([.U273]&lt;&gt;&quot;&quot;; [.F273]; &quot;&quot;)">
            <text:p/>
          </table:table-cell>
          <table:table-cell table:formula="of:=IF([.V273]&lt;&gt;&quot;&quot;; [.V273]-[.U273]; &quot;&quot;)">
            <text:p/>
          </table:table-cell>
          <table:table-cell table:formula="of:=IF([.W273]&lt;&gt;&quot;&quot;; [.W273]/[.U273]; &quot;&quot;)">
            <text:p/>
          </table:table-cell>
        </table:table-row>
        <table:table-row table:style-name="ro1">
          <table:table-cell office:value-type="string" calcext:value-type="string">
            <text:p>2017-07-19</text:p>
          </table:table-cell>
          <table:table-cell office:value-type="float" office:value="825.4613" calcext:value-type="float">
            <text:p>825.5</text:p>
          </table:table-cell>
          <table:table-cell office:value-type="float" office:value="818.71716" calcext:value-type="float">
            <text:p>818.7</text:p>
          </table:table-cell>
          <table:table-cell office:value-type="float" office:value="810.0834" calcext:value-type="float">
            <text:p>810.1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B274]/[.I274]-1" office:value-type="float" office:value="-0.0446049768518518" calcext:value-type="float">
            <text:p>-0.045</text:p>
          </table:table-cell>
          <table:table-cell table:formula="of:=[.C274]/[.F274]-1" office:value-type="float" office:value="-0.0502121113689095" calcext:value-type="float">
            <text:p>-0.050</text:p>
          </table:table-cell>
          <table:table-cell table:formula="of:=[.D274]/[.H274]-1" office:value-type="float" office:value="-0.0547451575262544" calcext:value-type="float">
            <text:p>-0.055</text:p>
          </table:table-cell>
          <table:table-cell/>
          <table:table-cell table:formula="of:=[.C274]*(1-[.K274])" office:value-type="float" office:value="855.236019970014" calcext:value-type="float">
            <text:p>855.2</text:p>
          </table:table-cell>
          <table:table-cell table:formula="of:=[.O274]/[.F274]-1" office:value-type="float" office:value="-0.0078468445823503" calcext:value-type="float">
            <text:p>-0.008</text:p>
          </table:table-cell>
          <table:table-cell table:formula="of:=[.D274]*(1-[.K274])" office:value-type="float" office:value="846.21715130507" calcext:value-type="float">
            <text:p>846.2</text:p>
          </table:table-cell>
          <table:table-cell table:formula="of:=[.Q274]/[.H274]-1" office:value-type="float" office:value="-0.0125820871586121" calcext:value-type="float">
            <text:p>-0.013</text:p>
          </table:table-cell>
          <table:table-cell/>
          <table:table-cell table:formula="of:=INT([.Q274])+[$パラメータ.$B$2]" office:value-type="float" office:value="846" calcext:value-type="float">
            <text:p>846</text:p>
          </table:table-cell>
          <table:table-cell table:formula="of:=IF([.H274]&lt;[.T274]; [.T274]; &quot;&quot;)">
            <text:p/>
          </table:table-cell>
          <table:table-cell table:formula="of:=IF([.U274]&lt;&gt;&quot;&quot;; [.F274]; &quot;&quot;)">
            <text:p/>
          </table:table-cell>
          <table:table-cell table:formula="of:=IF([.V274]&lt;&gt;&quot;&quot;; [.V274]-[.U274]; &quot;&quot;)">
            <text:p/>
          </table:table-cell>
          <table:table-cell table:formula="of:=IF([.W274]&lt;&gt;&quot;&quot;; [.W274]/[.U274]; &quot;&quot;)">
            <text:p/>
          </table:table-cell>
        </table:table-row>
        <table:table-row table:style-name="ro1">
          <table:table-cell office:value-type="string" calcext:value-type="string">
            <text:p>2017-07-20</text:p>
          </table:table-cell>
          <table:table-cell office:value-type="float" office:value="831.5668" calcext:value-type="float">
            <text:p>831.6</text:p>
          </table:table-cell>
          <table:table-cell office:value-type="float" office:value="823.31683" calcext:value-type="float">
            <text:p>823.3</text:p>
          </table:table-cell>
          <table:table-cell office:value-type="float" office:value="816.00336" calcext:value-type="float">
            <text:p>816.0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[.B275]/[.I275]-1" office:value-type="float" office:value="-0.0341849012775842" calcext:value-type="float">
            <text:p>-0.034</text:p>
          </table:table-cell>
          <table:table-cell table:formula="of:=[.C275]/[.F275]-1" office:value-type="float" office:value="-0.0492877251732102" calcext:value-type="float">
            <text:p>-0.049</text:p>
          </table:table-cell>
          <table:table-cell table:formula="of:=[.D275]/[.H275]-1" office:value-type="float" office:value="-0.0478373862310385" calcext:value-type="float">
            <text:p>-0.048</text:p>
          </table:table-cell>
          <table:table-cell/>
          <table:table-cell table:formula="of:=[.C275]*(1-[.K275])" office:value-type="float" office:value="851.461834553724" calcext:value-type="float">
            <text:p>851.5</text:p>
          </table:table-cell>
          <table:table-cell table:formula="of:=[.O275]/[.F275]-1" office:value-type="float" office:value="-0.0167877199148688" calcext:value-type="float">
            <text:p>-0.017</text:p>
          </table:table-cell>
          <table:table-cell table:formula="of:=[.D275]*(1-[.K275])" office:value-type="float" office:value="843.898354303777" calcext:value-type="float">
            <text:p>843.9</text:p>
          </table:table-cell>
          <table:table-cell table:formula="of:=[.Q275]/[.H275]-1" office:value-type="float" office:value="-0.0152878012791398" calcext:value-type="float">
            <text:p>-0.015</text:p>
          </table:table-cell>
          <table:table-cell/>
          <table:table-cell table:formula="of:=INT([.Q275])+[$パラメータ.$B$2]" office:value-type="float" office:value="843" calcext:value-type="float">
            <text:p>843</text:p>
          </table:table-cell>
          <table:table-cell table:formula="of:=IF([.H275]&lt;[.T275]; [.T275]; &quot;&quot;)">
            <text:p/>
          </table:table-cell>
          <table:table-cell table:formula="of:=IF([.U275]&lt;&gt;&quot;&quot;; [.F275]; &quot;&quot;)">
            <text:p/>
          </table:table-cell>
          <table:table-cell table:formula="of:=IF([.V275]&lt;&gt;&quot;&quot;; [.V275]-[.U275]; &quot;&quot;)">
            <text:p/>
          </table:table-cell>
          <table:table-cell table:formula="of:=IF([.W275]&lt;&gt;&quot;&quot;; [.W275]/[.U275]; &quot;&quot;)">
            <text:p/>
          </table:table-cell>
        </table:table-row>
        <table:table-row table:style-name="ro1">
          <table:table-cell office:value-type="string" calcext:value-type="string">
            <text:p>2017-07-21</text:p>
          </table:table-cell>
          <table:table-cell office:value-type="float" office:value="832.95667" calcext:value-type="float">
            <text:p>833.0</text:p>
          </table:table-cell>
          <table:table-cell office:value-type="float" office:value="824.22766" calcext:value-type="float">
            <text:p>824.2</text:p>
          </table:table-cell>
          <table:table-cell office:value-type="float" office:value="817.1831" calcext:value-type="float">
            <text:p>817.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875" calcext:value-type="float">
            <text:p>875</text:p>
          </table:table-cell>
          <table:table-cell office:value-type="float" office:value="859" calcext:value-type="float">
            <text:p>859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[.B276]/[.I276]-1" office:value-type="float" office:value="-0.0381562702078522" calcext:value-type="float">
            <text:p>-0.038</text:p>
          </table:table-cell>
          <table:table-cell table:formula="of:=[.C276]/[.F276]-1" office:value-type="float" office:value="-0.0427088734030198" calcext:value-type="float">
            <text:p>-0.043</text:p>
          </table:table-cell>
          <table:table-cell table:formula="of:=[.D276]/[.H276]-1" office:value-type="float" office:value="-0.0486809080325961" calcext:value-type="float">
            <text:p>-0.049</text:p>
          </table:table-cell>
          <table:table-cell/>
          <table:table-cell table:formula="of:=[.C276]*(1-[.K276])" office:value-type="float" office:value="855.677113307746" calcext:value-type="float">
            <text:p>855.7</text:p>
          </table:table-cell>
          <table:table-cell table:formula="of:=[.O276]/[.F276]-1" office:value-type="float" office:value="-0.00618221450900613" calcext:value-type="float">
            <text:p>-0.006</text:p>
          </table:table-cell>
          <table:table-cell table:formula="of:=[.D276]*(1-[.K276])" office:value-type="float" office:value="848.36375917289" calcext:value-type="float">
            <text:p>848.4</text:p>
          </table:table-cell>
          <table:table-cell table:formula="of:=[.Q276]/[.H276]-1" office:value-type="float" office:value="-0.0123821197055992" calcext:value-type="float">
            <text:p>-0.012</text:p>
          </table:table-cell>
          <table:table-cell/>
          <table:table-cell table:formula="of:=INT([.Q276])+[$パラメータ.$B$2]" office:value-type="float" office:value="848" calcext:value-type="float">
            <text:p>848</text:p>
          </table:table-cell>
          <table:table-cell table:formula="of:=IF([.H276]&lt;[.T276]; [.T276]; &quot;&quot;)">
            <text:p/>
          </table:table-cell>
          <table:table-cell table:formula="of:=IF([.U276]&lt;&gt;&quot;&quot;; [.F276]; &quot;&quot;)">
            <text:p/>
          </table:table-cell>
          <table:table-cell table:formula="of:=IF([.V276]&lt;&gt;&quot;&quot;; [.V276]-[.U276]; &quot;&quot;)">
            <text:p/>
          </table:table-cell>
          <table:table-cell table:formula="of:=IF([.W276]&lt;&gt;&quot;&quot;; [.W276]/[.U276]; &quot;&quot;)">
            <text:p/>
          </table:table-cell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829.4513" calcext:value-type="float">
            <text:p>829.5</text:p>
          </table:table-cell>
          <table:table-cell office:value-type="float" office:value="820.6293" calcext:value-type="float">
            <text:p>820.6</text:p>
          </table:table-cell>
          <table:table-cell office:value-type="float" office:value="813.6831" calcext:value-type="float">
            <text:p>813.7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852" calcext:value-type="float">
            <text:p>852</text:p>
          </table:table-cell>
          <table:table-cell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B277]/[.I277]-1" office:value-type="float" office:value="-0.0241749411764707" calcext:value-type="float">
            <text:p>-0.024</text:p>
          </table:table-cell>
          <table:table-cell table:formula="of:=[.C277]/[.F277]-1" office:value-type="float" office:value="-0.0334166077738517" calcext:value-type="float">
            <text:p>-0.033</text:p>
          </table:table-cell>
          <table:table-cell table:formula="of:=[.D277]/[.H277]-1" office:value-type="float" office:value="-0.0370614201183432" calcext:value-type="float">
            <text:p>-0.037</text:p>
          </table:table-cell>
          <table:table-cell/>
          <table:table-cell table:formula="of:=[.C277]*(1-[.K277])" office:value-type="float" office:value="840.467965055188" calcext:value-type="float">
            <text:p>840.5</text:p>
          </table:table-cell>
          <table:table-cell table:formula="of:=[.O277]/[.F277]-1" office:value-type="float" office:value="-0.0100495111246309" calcext:value-type="float">
            <text:p>-0.010</text:p>
          </table:table-cell>
          <table:table-cell table:formula="of:=[.D277]*(1-[.K277])" office:value-type="float" office:value="833.353841078788" calcext:value-type="float">
            <text:p>833.4</text:p>
          </table:table-cell>
          <table:table-cell table:formula="of:=[.Q277]/[.H277]-1" office:value-type="float" office:value="-0.01378243659315" calcext:value-type="float">
            <text:p>-0.014</text:p>
          </table:table-cell>
          <table:table-cell/>
          <table:table-cell table:formula="of:=INT([.Q277])+[$パラメータ.$B$2]" office:value-type="float" office:value="833" calcext:value-type="float">
            <text:p>833</text:p>
          </table:table-cell>
          <table:table-cell table:formula="of:=IF([.H277]&lt;[.T277]; [.T277]; &quot;&quot;)">
            <text:p/>
          </table:table-cell>
          <table:table-cell table:formula="of:=IF([.U277]&lt;&gt;&quot;&quot;; [.F277]; &quot;&quot;)">
            <text:p/>
          </table:table-cell>
          <table:table-cell table:formula="of:=IF([.V277]&lt;&gt;&quot;&quot;; [.V277]-[.U277]; &quot;&quot;)">
            <text:p/>
          </table:table-cell>
          <table:table-cell table:formula="of:=IF([.W277]&lt;&gt;&quot;&quot;; [.W277]/[.U277]; &quot;&quot;)">
            <text:p/>
          </table:table-cell>
        </table:table-row>
        <table:table-row table:style-name="ro1">
          <table:table-cell office:value-type="string" calcext:value-type="string">
            <text:p>2017-07-25</text:p>
          </table:table-cell>
          <table:table-cell office:value-type="float" office:value="819.7134" calcext:value-type="float">
            <text:p>819.7</text:p>
          </table:table-cell>
          <table:table-cell office:value-type="float" office:value="809.7503" calcext:value-type="float">
            <text:p>809.8</text:p>
          </table:table-cell>
          <table:table-cell office:value-type="float" office:value="803.694" calcext:value-type="float">
            <text:p>803.7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B278]/[.I278]-1" office:value-type="float" office:value="-0.034495406360424" calcext:value-type="float">
            <text:p>-0.034</text:p>
          </table:table-cell>
          <table:table-cell table:formula="of:=[.C278]/[.F278]-1" office:value-type="float" office:value="-0.0417156213017751" calcext:value-type="float">
            <text:p>-0.042</text:p>
          </table:table-cell>
          <table:table-cell table:formula="of:=[.D278]/[.H278]-1" office:value-type="float" office:value="-0.0432214285714286" calcext:value-type="float">
            <text:p>-0.043</text:p>
          </table:table-cell>
          <table:table-cell/>
          <table:table-cell table:formula="of:=[.C278]*(1-[.K278])" office:value-type="float" office:value="837.682965648975" calcext:value-type="float">
            <text:p>837.7</text:p>
          </table:table-cell>
          <table:table-cell table:formula="of:=[.O278]/[.F278]-1" office:value-type="float" office:value="-0.00865921224973332" calcext:value-type="float">
            <text:p>-0.009</text:p>
          </table:table-cell>
          <table:table-cell table:formula="of:=[.D278]*(1-[.K278])" office:value-type="float" office:value="831.417751119435" calcext:value-type="float">
            <text:p>831.4</text:p>
          </table:table-cell>
          <table:table-cell table:formula="of:=[.Q278]/[.H278]-1" office:value-type="float" office:value="-0.010216962953054" calcext:value-type="float">
            <text:p>-0.010</text:p>
          </table:table-cell>
          <table:table-cell/>
          <table:table-cell table:formula="of:=INT([.Q278])+[$パラメータ.$B$2]" office:value-type="float" office:value="831" calcext:value-type="float">
            <text:p>831</text:p>
          </table:table-cell>
          <table:table-cell table:formula="of:=IF([.H278]&lt;[.T278]; [.T278]; &quot;&quot;)">
            <text:p/>
          </table:table-cell>
          <table:table-cell table:formula="of:=IF([.U278]&lt;&gt;&quot;&quot;; [.F278]; &quot;&quot;)">
            <text:p/>
          </table:table-cell>
          <table:table-cell table:formula="of:=IF([.V278]&lt;&gt;&quot;&quot;; [.V278]-[.U278]; &quot;&quot;)">
            <text:p/>
          </table:table-cell>
          <table:table-cell table:formula="of:=IF([.W278]&lt;&gt;&quot;&quot;; [.W278]/[.U278]; &quot;&quot;)">
            <text:p/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float" office:value="816.6428" calcext:value-type="float">
            <text:p>816.6</text:p>
          </table:table-cell>
          <table:table-cell office:value-type="float" office:value="805.84143" calcext:value-type="float">
            <text:p>805.8</text:p>
          </table:table-cell>
          <table:table-cell office:value-type="float" office:value="800.297" calcext:value-type="float">
            <text:p>800.3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53" calcext:value-type="float">
            <text:p>853</text:p>
          </table:table-cell>
          <table:table-cell office:value-type="float" office:value="831" calcext:value-type="float">
            <text:p>831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B279]/[.I279]-1" office:value-type="float" office:value="-0.0403727379553467" calcext:value-type="float">
            <text:p>-0.040</text:p>
          </table:table-cell>
          <table:table-cell table:formula="of:=[.C279]/[.F279]-1" office:value-type="float" office:value="-0.0326033253301321" calcext:value-type="float">
            <text:p>-0.033</text:p>
          </table:table-cell>
          <table:table-cell table:formula="of:=[.D279]/[.H279]-1" office:value-type="float" office:value="-0.0369470517448857" calcext:value-type="float">
            <text:p>-0.037</text:p>
          </table:table-cell>
          <table:table-cell/>
          <table:table-cell table:formula="of:=[.C279]*(1-[.K279])" office:value-type="float" office:value="838.375454886952" calcext:value-type="float">
            <text:p>838.4</text:p>
          </table:table-cell>
          <table:table-cell table:formula="of:=[.O279]/[.F279]-1" office:value-type="float" office:value="0.0064531271151882" calcext:value-type="float">
            <text:p>0.006</text:p>
          </table:table-cell>
          <table:table-cell table:formula="of:=[.D279]*(1-[.K279])" office:value-type="float" office:value="832.60718106745" calcext:value-type="float">
            <text:p>832.6</text:p>
          </table:table-cell>
          <table:table-cell table:formula="of:=[.Q279]/[.H279]-1" office:value-type="float" office:value="0.0019340325721422" calcext:value-type="float">
            <text:p>0.002</text:p>
          </table:table-cell>
          <table:table-cell/>
          <table:table-cell table:formula="of:=INT([.Q279])+[$パラメータ.$B$2]" office:value-type="float" office:value="832" calcext:value-type="float">
            <text:p>832</text:p>
          </table:table-cell>
          <table:table-cell table:formula="of:=IF([.H279]&lt;[.T279]; [.T279]; &quot;&quot;)" office:value-type="float" office:value="832" calcext:value-type="float">
            <text:p>832</text:p>
          </table:table-cell>
          <table:table-cell table:formula="of:=IF([.U279]&lt;&gt;&quot;&quot;; [.F279]; &quot;&quot;)" office:value-type="float" office:value="833" calcext:value-type="float">
            <text:p>833</text:p>
          </table:table-cell>
          <table:table-cell table:formula="of:=IF([.V279]&lt;&gt;&quot;&quot;; [.V279]-[.U279]; &quot;&quot;)" office:value-type="float" office:value="1" calcext:value-type="float">
            <text:p>1</text:p>
          </table:table-cell>
          <table:table-cell table:formula="of:=IF([.W279]&lt;&gt;&quot;&quot;; [.W279]/[.U279]; &quot;&quot;)" office:value-type="float" office:value="0.00120192307692308" calcext:value-type="float">
            <text:p>0.001</text:p>
          </table:table-cell>
        </table:table-row>
        <table:table-row table:style-name="ro1">
          <table:table-cell office:value-type="string" calcext:value-type="string">
            <text:p>2017-07-27</text:p>
          </table:table-cell>
          <table:table-cell office:value-type="float" office:value="808.6607" calcext:value-type="float">
            <text:p>808.7</text:p>
          </table:table-cell>
          <table:table-cell office:value-type="float" office:value="798.67694" calcext:value-type="float">
            <text:p>798.7</text:p>
          </table:table-cell>
          <table:table-cell office:value-type="float" office:value="792.63367" calcext:value-type="float">
            <text:p>792.6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830" calcext:value-type="float">
            <text:p>830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B280]/[.I280]-1" office:value-type="float" office:value="-0.0292188475390156" calcext:value-type="float">
            <text:p>-0.029</text:p>
          </table:table-cell>
          <table:table-cell table:formula="of:=[.C280]/[.F280]-1" office:value-type="float" office:value="-0.0514525653206651" calcext:value-type="float">
            <text:p>-0.051</text:p>
          </table:table-cell>
          <table:table-cell table:formula="of:=[.D280]/[.H280]-1" office:value-type="float" office:value="-0.0450196746987951" calcext:value-type="float">
            <text:p>-0.045</text:p>
          </table:table-cell>
          <table:table-cell/>
          <table:table-cell table:formula="of:=[.C280]*(1-[.K280])" office:value-type="float" office:value="822.013359742788" calcext:value-type="float">
            <text:p>822.0</text:p>
          </table:table-cell>
          <table:table-cell table:formula="of:=[.O280]/[.F280]-1" office:value-type="float" office:value="-0.0237371024432453" calcext:value-type="float">
            <text:p>-0.024</text:p>
          </table:table-cell>
          <table:table-cell table:formula="of:=[.D280]*(1-[.K280])" office:value-type="float" office:value="815.793512358021" calcext:value-type="float">
            <text:p>815.8</text:p>
          </table:table-cell>
          <table:table-cell table:formula="of:=[.Q280]/[.H280]-1" office:value-type="float" office:value="-0.0171162501710597" calcext:value-type="float">
            <text:p>-0.017</text:p>
          </table:table-cell>
          <table:table-cell/>
          <table:table-cell table:formula="of:=INT([.Q280])+[$パラメータ.$B$2]" office:value-type="float" office:value="815" calcext:value-type="float">
            <text:p>815</text:p>
          </table:table-cell>
          <table:table-cell table:formula="of:=IF([.H280]&lt;[.T280]; [.T280]; &quot;&quot;)">
            <text:p/>
          </table:table-cell>
          <table:table-cell table:formula="of:=IF([.U280]&lt;&gt;&quot;&quot;; [.F280]; &quot;&quot;)">
            <text:p/>
          </table:table-cell>
          <table:table-cell table:formula="of:=IF([.V280]&lt;&gt;&quot;&quot;; [.V280]-[.U280]; &quot;&quot;)">
            <text:p/>
          </table:table-cell>
          <table:table-cell table:formula="of:=IF([.W280]&lt;&gt;&quot;&quot;; [.W280]/[.U280]; &quot;&quot;)">
            <text:p/>
          </table:table-cell>
        </table:table-row>
        <table:table-row table:style-name="ro1">
          <table:table-cell office:value-type="string" calcext:value-type="string">
            <text:p>2017-07-28</text:p>
          </table:table-cell>
          <table:table-cell office:value-type="float" office:value="808.3428" calcext:value-type="float">
            <text:p>808.3</text:p>
          </table:table-cell>
          <table:table-cell office:value-type="float" office:value="798.71436" calcext:value-type="float">
            <text:p>798.7</text:p>
          </table:table-cell>
          <table:table-cell office:value-type="float" office:value="792.2191" calcext:value-type="float">
            <text:p>792.2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27" calcext:value-type="float">
            <text:p>827</text:p>
          </table:table-cell>
          <table:table-cell office:value-type="float" office:value="802" calcext:value-type="float">
            <text:p>802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281]/[.I281]-1" office:value-type="float" office:value="-0.0118058679706601" calcext:value-type="float">
            <text:p>-0.012</text:p>
          </table:table-cell>
          <table:table-cell table:formula="of:=[.C281]/[.F281]-1" office:value-type="float" office:value="-0.00903925558312646" calcext:value-type="float">
            <text:p>-0.009</text:p>
          </table:table-cell>
          <table:table-cell table:formula="of:=[.D281]/[.H281]-1" office:value-type="float" office:value="-0.0121956359102244" calcext:value-type="float">
            <text:p>-0.012</text:p>
          </table:table-cell>
          <table:table-cell/>
          <table:table-cell table:formula="of:=[.C281]*(1-[.K281])" office:value-type="float" office:value="808.14387628043" calcext:value-type="float">
            <text:p>808.1</text:p>
          </table:table-cell>
          <table:table-cell table:formula="of:=[.O281]/[.F281]-1" office:value-type="float" office:value="0.00265989612956607" calcext:value-type="float">
            <text:p>0.003</text:p>
          </table:table-cell>
          <table:table-cell table:formula="of:=[.D281]*(1-[.K281])" office:value-type="float" office:value="801.571934098435" calcext:value-type="float">
            <text:p>801.6</text:p>
          </table:table-cell>
          <table:table-cell table:formula="of:=[.Q281]/[.H281]-1" office:value-type="float" office:value="-0.000533748006938617" calcext:value-type="float">
            <text:p>-0.001</text:p>
          </table:table-cell>
          <table:table-cell/>
          <table:table-cell table:formula="of:=INT([.Q281])+[$パラメータ.$B$2]" office:value-type="float" office:value="801" calcext:value-type="float">
            <text:p>801</text:p>
          </table:table-cell>
          <table:table-cell table:formula="of:=IF([.H281]&lt;[.T281]; [.T281]; &quot;&quot;)">
            <text:p/>
          </table:table-cell>
          <table:table-cell table:formula="of:=IF([.U281]&lt;&gt;&quot;&quot;; [.F281]; &quot;&quot;)">
            <text:p/>
          </table:table-cell>
          <table:table-cell table:formula="of:=IF([.V281]&lt;&gt;&quot;&quot;; [.V281]-[.U281]; &quot;&quot;)">
            <text:p/>
          </table:table-cell>
          <table:table-cell table:formula="of:=IF([.W281]&lt;&gt;&quot;&quot;; [.W281]/[.U281]; &quot;&quot;)">
            <text:p/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784.3622" calcext:value-type="float">
            <text:p>784.4</text:p>
          </table:table-cell>
          <table:table-cell office:value-type="float" office:value="776.50287" calcext:value-type="float">
            <text:p>776.5</text:p>
          </table:table-cell>
          <table:table-cell office:value-type="float" office:value="768.8901" calcext:value-type="float">
            <text:p>768.9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34" calcext:value-type="float">
            <text:p>834</text:p>
          </table:table-cell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B282]/[.I282]-1" office:value-type="float" office:value="-0.0375923926380368" calcext:value-type="float">
            <text:p>-0.038</text:p>
          </table:table-cell>
          <table:table-cell table:formula="of:=[.C282]/[.F282]-1" office:value-type="float" office:value="-0.056497120291616" calcext:value-type="float">
            <text:p>-0.056</text:p>
          </table:table-cell>
          <table:table-cell table:formula="of:=[.D282]/[.H282]-1" office:value-type="float" office:value="-0.0530910098522168" calcext:value-type="float">
            <text:p>-0.053</text:p>
          </table:table-cell>
          <table:table-cell/>
          <table:table-cell table:formula="of:=[.C282]*(1-[.K282])" office:value-type="float" office:value="805.693470773602" calcext:value-type="float">
            <text:p>805.7</text:p>
          </table:table-cell>
          <table:table-cell table:formula="of:=[.O282]/[.F282]-1" office:value-type="float" office:value="-0.0210285895825" calcext:value-type="float">
            <text:p>-0.021</text:p>
          </table:table-cell>
          <table:table-cell table:formula="of:=[.D282]*(1-[.K282])" office:value-type="float" office:value="797.794518534699" calcext:value-type="float">
            <text:p>797.8</text:p>
          </table:table-cell>
          <table:table-cell table:formula="of:=[.Q282]/[.H282]-1" office:value-type="float" office:value="-0.0174944353020944" calcext:value-type="float">
            <text:p>-0.017</text:p>
          </table:table-cell>
          <table:table-cell/>
          <table:table-cell table:formula="of:=INT([.Q282])+[$パラメータ.$B$2]" office:value-type="float" office:value="797" calcext:value-type="float">
            <text:p>797</text:p>
          </table:table-cell>
          <table:table-cell table:formula="of:=IF([.H282]&lt;[.T282]; [.T282]; &quot;&quot;)">
            <text:p/>
          </table:table-cell>
          <table:table-cell table:formula="of:=IF([.U282]&lt;&gt;&quot;&quot;; [.F282]; &quot;&quot;)">
            <text:p/>
          </table:table-cell>
          <table:table-cell table:formula="of:=IF([.V282]&lt;&gt;&quot;&quot;; [.V282]-[.U282]; &quot;&quot;)">
            <text:p/>
          </table:table-cell>
          <table:table-cell table:formula="of:=IF([.W282]&lt;&gt;&quot;&quot;; [.W282]/[.U282]; &quot;&quot;)">
            <text:p/>
          </table:table-cell>
        </table:table-row>
        <table:table-row table:style-name="ro1">
          <table:table-cell office:value-type="string" calcext:value-type="string">
            <text:p>2017-08-01</text:p>
          </table:table-cell>
          <table:table-cell office:value-type="float" office:value="798.1385" calcext:value-type="float">
            <text:p>798.1</text:p>
          </table:table-cell>
          <table:table-cell office:value-type="float" office:value="791.6512" calcext:value-type="float">
            <text:p>791.7</text:p>
          </table:table-cell>
          <table:table-cell office:value-type="float" office:value="782.31323" calcext:value-type="float">
            <text:p>782.3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825" calcext:value-type="float">
            <text:p>825</text:p>
          </table:table-cell>
          <table:table-cell office:value-type="float" office:value="811" calcext:value-type="float">
            <text:p>811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B283]/[.I283]-1" office:value-type="float" office:value="-0.0290285888077859" calcext:value-type="float">
            <text:p>-0.029</text:p>
          </table:table-cell>
          <table:table-cell table:formula="of:=[.C283]/[.F283]-1" office:value-type="float" office:value="-0.0262592865928659" calcext:value-type="float">
            <text:p>-0.026</text:p>
          </table:table-cell>
          <table:table-cell table:formula="of:=[.D283]/[.H283]-1" office:value-type="float" office:value="-0.0353720961775587" calcext:value-type="float">
            <text:p>-0.035</text:p>
          </table:table-cell>
          <table:table-cell/>
          <table:table-cell table:formula="of:=[.C283]*(1-[.K283])" office:value-type="float" office:value="814.63171716399" calcext:value-type="float">
            <text:p>814.6</text:p>
          </table:table-cell>
          <table:table-cell table:formula="of:=[.O283]/[.F283]-1" office:value-type="float" office:value="0.0020070321820298" calcext:value-type="float">
            <text:p>0.002</text:p>
          </table:table-cell>
          <table:table-cell table:formula="of:=[.D283]*(1-[.K283])" office:value-type="float" office:value="805.022679072561" calcext:value-type="float">
            <text:p>805.0</text:p>
          </table:table-cell>
          <table:table-cell table:formula="of:=[.Q283]/[.H283]-1" office:value-type="float" office:value="-0.00737030940498051" calcext:value-type="float">
            <text:p>-0.007</text:p>
          </table:table-cell>
          <table:table-cell/>
          <table:table-cell table:formula="of:=INT([.Q283])+[$パラメータ.$B$2]" office:value-type="float" office:value="805" calcext:value-type="float">
            <text:p>805</text:p>
          </table:table-cell>
          <table:table-cell table:formula="of:=IF([.H283]&lt;[.T283]; [.T283]; &quot;&quot;)">
            <text:p/>
          </table:table-cell>
          <table:table-cell table:formula="of:=IF([.U283]&lt;&gt;&quot;&quot;; [.F283]; &quot;&quot;)">
            <text:p/>
          </table:table-cell>
          <table:table-cell table:formula="of:=IF([.V283]&lt;&gt;&quot;&quot;; [.V283]-[.U283]; &quot;&quot;)">
            <text:p/>
          </table:table-cell>
          <table:table-cell table:formula="of:=IF([.W283]&lt;&gt;&quot;&quot;; [.W283]/[.U283]; &quot;&quot;)">
            <text:p/>
          </table:table-cell>
        </table:table-row>
        <table:table-row table:style-name="ro1">
          <table:table-cell office:value-type="string" calcext:value-type="string">
            <text:p>2017-08-02</text:p>
          </table:table-cell>
          <table:table-cell office:value-type="float" office:value="787.8555" calcext:value-type="float">
            <text:p>787.9</text:p>
          </table:table-cell>
          <table:table-cell office:value-type="float" office:value="779.3143" calcext:value-type="float">
            <text:p>779.3</text:p>
          </table:table-cell>
          <table:table-cell office:value-type="float" office:value="772.4848" calcext:value-type="float">
            <text:p>772.5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818" calcext:value-type="float">
            <text:p>818</text:p>
          </table:table-cell>
          <table:table-cell/>
          <table:table-cell table:formula="of:=[.B284]/[.I284]-1" office:value-type="float" office:value="-0.0368514669926651" calcext:value-type="float">
            <text:p>-0.037</text:p>
          </table:table-cell>
          <table:table-cell table:formula="of:=[.C284]/[.F284]-1" office:value-type="float" office:value="-0.0633241586538461" calcext:value-type="float">
            <text:p>-0.063</text:p>
          </table:table-cell>
          <table:table-cell table:formula="of:=[.D284]/[.H284]-1" office:value-type="float" office:value="-0.0556420537897311" calcext:value-type="float">
            <text:p>-0.056</text:p>
          </table:table-cell>
          <table:table-cell/>
          <table:table-cell table:formula="of:=[.C284]*(1-[.K284])" office:value-type="float" office:value="808.033175203362" calcext:value-type="float">
            <text:p>808.0</text:p>
          </table:table-cell>
          <table:table-cell table:formula="of:=[.O284]/[.F284]-1" office:value-type="float" office:value="-0.0288062798036517" calcext:value-type="float">
            <text:p>-0.029</text:p>
          </table:table-cell>
          <table:table-cell table:formula="of:=[.D284]*(1-[.K284])" office:value-type="float" office:value="800.951998109535" calcext:value-type="float">
            <text:p>801.0</text:p>
          </table:table-cell>
          <table:table-cell table:formula="of:=[.Q284]/[.H284]-1" office:value-type="float" office:value="-0.0208410781057026" calcext:value-type="float">
            <text:p>-0.021</text:p>
          </table:table-cell>
          <table:table-cell/>
          <table:table-cell table:formula="of:=INT([.Q284])+[$パラメータ.$B$2]" office:value-type="float" office:value="800" calcext:value-type="float">
            <text:p>800</text:p>
          </table:table-cell>
          <table:table-cell table:formula="of:=IF([.H284]&lt;[.T284]; [.T284]; &quot;&quot;)">
            <text:p/>
          </table:table-cell>
          <table:table-cell table:formula="of:=IF([.U284]&lt;&gt;&quot;&quot;; [.F284]; &quot;&quot;)">
            <text:p/>
          </table:table-cell>
          <table:table-cell table:formula="of:=IF([.V284]&lt;&gt;&quot;&quot;; [.V284]-[.U284]; &quot;&quot;)">
            <text:p/>
          </table:table-cell>
          <table:table-cell table:formula="of:=IF([.W284]&lt;&gt;&quot;&quot;; [.W284]/[.U284]; &quot;&quot;)">
            <text:p/>
          </table:table-cell>
        </table:table-row>
        <table:table-row table:style-name="ro1">
          <table:table-cell office:value-type="string" calcext:value-type="string">
            <text:p>2017-08-03</text:p>
          </table:table-cell>
          <table:table-cell office:value-type="float" office:value="793.1595" calcext:value-type="float">
            <text:p>793.2</text:p>
          </table:table-cell>
          <table:table-cell office:value-type="float" office:value="784.1476" calcext:value-type="float">
            <text:p>784.1</text:p>
          </table:table-cell>
          <table:table-cell office:value-type="float" office:value="777.482" calcext:value-type="float">
            <text:p>777.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B285]/[.I285]-1" office:value-type="float" office:value="-0.0443861445783132" calcext:value-type="float">
            <text:p>-0.044</text:p>
          </table:table-cell>
          <table:table-cell table:formula="of:=[.C285]/[.F285]-1" office:value-type="float" office:value="-0.0552438554216868" calcext:value-type="float">
            <text:p>-0.055</text:p>
          </table:table-cell>
          <table:table-cell table:formula="of:=[.D285]/[.H285]-1" office:value-type="float" office:value="-0.0610120772946861" calcext:value-type="float">
            <text:p>-0.061</text:p>
          </table:table-cell>
          <table:table-cell/>
          <table:table-cell table:formula="of:=[.C285]*(1-[.K285])" office:value-type="float" office:value="818.952888744337" calcext:value-type="float">
            <text:p>819.0</text:p>
          </table:table-cell>
          <table:table-cell table:formula="of:=[.O285]/[.F285]-1" office:value-type="float" office:value="-0.0133097725971839" calcext:value-type="float">
            <text:p>-0.013</text:p>
          </table:table-cell>
          <table:table-cell table:formula="of:=[.D285]*(1-[.K285])" office:value-type="float" office:value="811.991428459036" calcext:value-type="float">
            <text:p>812.0</text:p>
          </table:table-cell>
          <table:table-cell table:formula="of:=[.Q285]/[.H285]-1" office:value-type="float" office:value="-0.0193340236001981" calcext:value-type="float">
            <text:p>-0.019</text:p>
          </table:table-cell>
          <table:table-cell/>
          <table:table-cell table:formula="of:=INT([.Q285])+[$パラメータ.$B$2]" office:value-type="float" office:value="811" calcext:value-type="float">
            <text:p>811</text:p>
          </table:table-cell>
          <table:table-cell table:formula="of:=IF([.H285]&lt;[.T285]; [.T285]; &quot;&quot;)">
            <text:p/>
          </table:table-cell>
          <table:table-cell table:formula="of:=IF([.U285]&lt;&gt;&quot;&quot;; [.F285]; &quot;&quot;)">
            <text:p/>
          </table:table-cell>
          <table:table-cell table:formula="of:=IF([.V285]&lt;&gt;&quot;&quot;; [.V285]-[.U285]; &quot;&quot;)">
            <text:p/>
          </table:table-cell>
          <table:table-cell table:formula="of:=IF([.W285]&lt;&gt;&quot;&quot;; [.W285]/[.U285]; &quot;&quot;)">
            <text:p/>
          </table:table-cell>
        </table:table-row>
        <table:table-row table:style-name="ro1">
          <table:table-cell office:value-type="string" calcext:value-type="string">
            <text:p>2017-08-04</text:p>
          </table:table-cell>
          <table:table-cell office:value-type="float" office:value="794.298" calcext:value-type="float">
            <text:p>794.3</text:p>
          </table:table-cell>
          <table:table-cell office:value-type="float" office:value="784.63635" calcext:value-type="float">
            <text:p>784.6</text:p>
          </table:table-cell>
          <table:table-cell office:value-type="float" office:value="778.64343" calcext:value-type="float">
            <text:p>778.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[.B286]/[.I286]-1" office:value-type="float" office:value="-0.0407028985507246" calcext:value-type="float">
            <text:p>-0.041</text:p>
          </table:table-cell>
          <table:table-cell table:formula="of:=[.C286]/[.F286]-1" office:value-type="float" office:value="-0.0569274639423077" calcext:value-type="float">
            <text:p>-0.057</text:p>
          </table:table-cell>
          <table:table-cell table:formula="of:=[.D286]/[.H286]-1" office:value-type="float" office:value="-0.0584722732769045" calcext:value-type="float">
            <text:p>-0.058</text:p>
          </table:table-cell>
          <table:table-cell/>
          <table:table-cell table:formula="of:=[.C286]*(1-[.K286])" office:value-type="float" office:value="816.573323753261" calcext:value-type="float">
            <text:p>816.6</text:p>
          </table:table-cell>
          <table:table-cell table:formula="of:=[.O286]/[.F286]-1" office:value-type="float" office:value="-0.018541678181177" calcext:value-type="float">
            <text:p>-0.019</text:p>
          </table:table-cell>
          <table:table-cell table:formula="of:=[.D286]*(1-[.K286])" office:value-type="float" office:value="810.336474538478" calcext:value-type="float">
            <text:p>810.3</text:p>
          </table:table-cell>
          <table:table-cell table:formula="of:=[.Q286]/[.H286]-1" office:value-type="float" office:value="-0.0201493657334001" calcext:value-type="float">
            <text:p>-0.020</text:p>
          </table:table-cell>
          <table:table-cell/>
          <table:table-cell table:formula="of:=INT([.Q286])+[$パラメータ.$B$2]" office:value-type="float" office:value="810" calcext:value-type="float">
            <text:p>810</text:p>
          </table:table-cell>
          <table:table-cell table:formula="of:=IF([.H286]&lt;[.T286]; [.T286]; &quot;&quot;)">
            <text:p/>
          </table:table-cell>
          <table:table-cell table:formula="of:=IF([.U286]&lt;&gt;&quot;&quot;; [.F286]; &quot;&quot;)">
            <text:p/>
          </table:table-cell>
          <table:table-cell table:formula="of:=IF([.V286]&lt;&gt;&quot;&quot;; [.V286]-[.U286]; &quot;&quot;)">
            <text:p/>
          </table:table-cell>
          <table:table-cell table:formula="of:=IF([.W286]&lt;&gt;&quot;&quot;; [.W286]/[.U286]; &quot;&quot;)">
            <text:p/>
          </table:table-cell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797.08167" calcext:value-type="float">
            <text:p>797.1</text:p>
          </table:table-cell>
          <table:table-cell office:value-type="float" office:value="786.817" calcext:value-type="float">
            <text:p>786.8</text:p>
          </table:table-cell>
          <table:table-cell office:value-type="float" office:value="781.3889" calcext:value-type="float">
            <text:p>781.4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7" calcext:value-type="float">
            <text:p>837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B287]/[.I287]-1" office:value-type="float" office:value="-0.0476921505376344" calcext:value-type="float">
            <text:p>-0.048</text:p>
          </table:table-cell>
          <table:table-cell table:formula="of:=[.C287]/[.F287]-1" office:value-type="float" office:value="-0.0543064903846153" calcext:value-type="float">
            <text:p>-0.054</text:p>
          </table:table-cell>
          <table:table-cell table:formula="of:=[.D287]/[.H287]-1" office:value-type="float" office:value="-0.0597004813477737" calcext:value-type="float">
            <text:p>-0.060</text:p>
          </table:table-cell>
          <table:table-cell/>
          <table:table-cell table:formula="of:=[.C287]*(1-[.K287])" office:value-type="float" office:value="824.34199480957" calcext:value-type="float">
            <text:p>824.3</text:p>
          </table:table-cell>
          <table:table-cell table:formula="of:=[.O287]/[.F287]-1" office:value-type="float" office:value="-0.00920433316157465" calcext:value-type="float">
            <text:p>-0.009</text:p>
          </table:table-cell>
          <table:table-cell table:formula="of:=[.D287]*(1-[.K287])" office:value-type="float" office:value="818.655017047237" calcext:value-type="float">
            <text:p>818.7</text:p>
          </table:table-cell>
          <table:table-cell table:formula="of:=[.Q287]/[.H287]-1" office:value-type="float" office:value="-0.0148555751537466" calcext:value-type="float">
            <text:p>-0.015</text:p>
          </table:table-cell>
          <table:table-cell/>
          <table:table-cell table:formula="of:=INT([.Q287])+[$パラメータ.$B$2]" office:value-type="float" office:value="818" calcext:value-type="float">
            <text:p>818</text:p>
          </table:table-cell>
          <table:table-cell table:formula="of:=IF([.H287]&lt;[.T287]; [.T287]; &quot;&quot;)">
            <text:p/>
          </table:table-cell>
          <table:table-cell table:formula="of:=IF([.U287]&lt;&gt;&quot;&quot;; [.F287]; &quot;&quot;)">
            <text:p/>
          </table:table-cell>
          <table:table-cell table:formula="of:=IF([.V287]&lt;&gt;&quot;&quot;; [.V287]-[.U287]; &quot;&quot;)">
            <text:p/>
          </table:table-cell>
          <table:table-cell table:formula="of:=IF([.W287]&lt;&gt;&quot;&quot;; [.W287]/[.U287]; &quot;&quot;)">
            <text:p/>
          </table:table-cell>
        </table:table-row>
        <table:table-row table:style-name="ro1">
          <table:table-cell office:value-type="string" calcext:value-type="string">
            <text:p>2017-08-08</text:p>
          </table:table-cell>
          <table:table-cell office:value-type="float" office:value="797.6054" calcext:value-type="float">
            <text:p>797.6</text:p>
          </table:table-cell>
          <table:table-cell office:value-type="float" office:value="787.24005" calcext:value-type="float">
            <text:p>787.2</text:p>
          </table:table-cell>
          <table:table-cell office:value-type="float" office:value="782.0653" calcext:value-type="float">
            <text:p>782.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B288]/[.I288]-1" office:value-type="float" office:value="-0.0447839520958083" calcext:value-type="float">
            <text:p>-0.045</text:p>
          </table:table-cell>
          <table:table-cell table:formula="of:=[.C288]/[.F288]-1" office:value-type="float" office:value="-0.0537980168269231" calcext:value-type="float">
            <text:p>-0.054</text:p>
          </table:table-cell>
          <table:table-cell table:formula="of:=[.D288]/[.H288]-1" office:value-type="float" office:value="-0.0554766908212561" calcext:value-type="float">
            <text:p>-0.055</text:p>
          </table:table-cell>
          <table:table-cell/>
          <table:table-cell table:formula="of:=[.C288]*(1-[.K288])" office:value-type="float" office:value="822.495770687102" calcext:value-type="float">
            <text:p>822.5</text:p>
          </table:table-cell>
          <table:table-cell table:formula="of:=[.O288]/[.F288]-1" office:value-type="float" office:value="-0.0114233525395413" calcext:value-type="float">
            <text:p>-0.011</text:p>
          </table:table-cell>
          <table:table-cell table:formula="of:=[.D288]*(1-[.K288])" office:value-type="float" office:value="817.089274930994" calcext:value-type="float">
            <text:p>817.1</text:p>
          </table:table-cell>
          <table:table-cell table:formula="of:=[.Q288]/[.H288]-1" office:value-type="float" office:value="-0.013177204189621" calcext:value-type="float">
            <text:p>-0.013</text:p>
          </table:table-cell>
          <table:table-cell/>
          <table:table-cell table:formula="of:=INT([.Q288])+[$パラメータ.$B$2]" office:value-type="float" office:value="817" calcext:value-type="float">
            <text:p>817</text:p>
          </table:table-cell>
          <table:table-cell table:formula="of:=IF([.H288]&lt;[.T288]; [.T288]; &quot;&quot;)">
            <text:p/>
          </table:table-cell>
          <table:table-cell table:formula="of:=IF([.U288]&lt;&gt;&quot;&quot;; [.F288]; &quot;&quot;)">
            <text:p/>
          </table:table-cell>
          <table:table-cell table:formula="of:=IF([.V288]&lt;&gt;&quot;&quot;; [.V288]-[.U288]; &quot;&quot;)">
            <text:p/>
          </table:table-cell>
          <table:table-cell table:formula="of:=IF([.W288]&lt;&gt;&quot;&quot;; [.W288]/[.U288]; &quot;&quot;)">
            <text:p/>
          </table:table-cell>
        </table:table-row>
        <table:table-row table:style-name="ro1">
          <table:table-cell office:value-type="string" calcext:value-type="string">
            <text:p>2017-08-09</text:p>
          </table:table-cell>
          <table:table-cell office:value-type="float" office:value="798.9007" calcext:value-type="float">
            <text:p>798.9</text:p>
          </table:table-cell>
          <table:table-cell office:value-type="float" office:value="788.8578" calcext:value-type="float">
            <text:p>788.9</text:p>
          </table:table-cell>
          <table:table-cell office:value-type="float" office:value="783.47955" calcext:value-type="float">
            <text:p>783.5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831" calcext:value-type="float">
            <text:p>831</text:p>
          </table:table-cell>
          <table:table-cell office:value-type="float" office:value="811" calcext:value-type="float">
            <text:p>811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[.B289]/[.I289]-1" office:value-type="float" office:value="-0.0339773881499396" calcext:value-type="float">
            <text:p>-0.034</text:p>
          </table:table-cell>
          <table:table-cell table:formula="of:=[.C289]/[.F289]-1" office:value-type="float" office:value="-0.0344457772337822" calcext:value-type="float">
            <text:p>-0.034</text:p>
          </table:table-cell>
          <table:table-cell table:formula="of:=[.D289]/[.H289]-1" office:value-type="float" office:value="-0.033933970406905" calcext:value-type="float">
            <text:p>-0.034</text:p>
          </table:table-cell>
          <table:table-cell/>
          <table:table-cell table:formula="of:=[.C289]*(1-[.K289])" office:value-type="float" office:value="815.661127665707" calcext:value-type="float">
            <text:p>815.7</text:p>
          </table:table-cell>
          <table:table-cell table:formula="of:=[.O289]/[.F289]-1" office:value-type="float" office:value="-0.00163876662704121" calcext:value-type="float">
            <text:p>-0.002</text:p>
          </table:table-cell>
          <table:table-cell table:formula="of:=[.D289]*(1-[.K289])" office:value-type="float" office:value="810.10013877789" calcext:value-type="float">
            <text:p>810.1</text:p>
          </table:table-cell>
          <table:table-cell table:formula="of:=[.Q289]/[.H289]-1" office:value-type="float" office:value="-0.00110956994094957" calcext:value-type="float">
            <text:p>-0.001</text:p>
          </table:table-cell>
          <table:table-cell/>
          <table:table-cell table:formula="of:=INT([.Q289])+[$パラメータ.$B$2]" office:value-type="float" office:value="810" calcext:value-type="float">
            <text:p>810</text:p>
          </table:table-cell>
          <table:table-cell table:formula="of:=IF([.H289]&lt;[.T289]; [.T289]; &quot;&quot;)">
            <text:p/>
          </table:table-cell>
          <table:table-cell table:formula="of:=IF([.U289]&lt;&gt;&quot;&quot;; [.F289]; &quot;&quot;)">
            <text:p/>
          </table:table-cell>
          <table:table-cell table:formula="of:=IF([.V289]&lt;&gt;&quot;&quot;; [.V289]-[.U289]; &quot;&quot;)">
            <text:p/>
          </table:table-cell>
          <table:table-cell table:formula="of:=IF([.W289]&lt;&gt;&quot;&quot;; [.W289]/[.U289]; &quot;&quot;)">
            <text:p/>
          </table:table-cell>
        </table:table-row>
        <table:table-row table:style-name="ro1">
          <table:table-cell office:value-type="string" calcext:value-type="string">
            <text:p>2017-08-10</text:p>
          </table:table-cell>
          <table:table-cell office:value-type="float" office:value="785.4227" calcext:value-type="float">
            <text:p>785.4</text:p>
          </table:table-cell>
          <table:table-cell office:value-type="float" office:value="775.9672" calcext:value-type="float">
            <text:p>776.0</text:p>
          </table:table-cell>
          <table:table-cell office:value-type="float" office:value="770.0729" calcext:value-type="float">
            <text:p>770.1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819" calcext:value-type="float">
            <text:p>819</text:p>
          </table:table-cell>
          <table:table-cell/>
          <table:table-cell table:formula="of:=[.B290]/[.I290]-1" office:value-type="float" office:value="-0.0409979242979244" calcext:value-type="float">
            <text:p>-0.041</text:p>
          </table:table-cell>
          <table:table-cell table:formula="of:=[.C290]/[.F290]-1" office:value-type="float" office:value="-0.0594336969696969" calcext:value-type="float">
            <text:p>-0.059</text:p>
          </table:table-cell>
          <table:table-cell table:formula="of:=[.D290]/[.H290]-1" office:value-type="float" office:value="-0.0597400488400488" calcext:value-type="float">
            <text:p>-0.060</text:p>
          </table:table-cell>
          <table:table-cell/>
          <table:table-cell table:formula="of:=[.C290]*(1-[.K290])" office:value-type="float" office:value="807.780244523272" calcext:value-type="float">
            <text:p>807.8</text:p>
          </table:table-cell>
          <table:table-cell table:formula="of:=[.O290]/[.F290]-1" office:value-type="float" office:value="-0.020872430880882" calcext:value-type="float">
            <text:p>-0.021</text:p>
          </table:table-cell>
          <table:table-cell table:formula="of:=[.D290]*(1-[.K290])" office:value-type="float" office:value="801.644290458083" calcext:value-type="float">
            <text:p>801.6</text:p>
          </table:table-cell>
          <table:table-cell table:formula="of:=[.Q290]/[.H290]-1" office:value-type="float" office:value="-0.021191342542023" calcext:value-type="float">
            <text:p>-0.021</text:p>
          </table:table-cell>
          <table:table-cell/>
          <table:table-cell table:formula="of:=INT([.Q290])+[$パラメータ.$B$2]" office:value-type="float" office:value="801" calcext:value-type="float">
            <text:p>801</text:p>
          </table:table-cell>
          <table:table-cell table:formula="of:=IF([.H290]&lt;[.T290]; [.T290]; &quot;&quot;)">
            <text:p/>
          </table:table-cell>
          <table:table-cell table:formula="of:=IF([.U290]&lt;&gt;&quot;&quot;; [.F290]; &quot;&quot;)">
            <text:p/>
          </table:table-cell>
          <table:table-cell table:formula="of:=IF([.V290]&lt;&gt;&quot;&quot;; [.V290]-[.U290]; &quot;&quot;)">
            <text:p/>
          </table:table-cell>
          <table:table-cell table:formula="of:=IF([.W290]&lt;&gt;&quot;&quot;; [.W290]/[.U290]; &quot;&quot;)">
            <text:p/>
          </table:table-cell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790.0267" calcext:value-type="float">
            <text:p>790.0</text:p>
          </table:table-cell>
          <table:table-cell office:value-type="float" office:value="780.52844" calcext:value-type="float">
            <text:p>780.5</text:p>
          </table:table-cell>
          <table:table-cell office:value-type="float" office:value="774.8407" calcext:value-type="float">
            <text:p>774.8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18" calcext:value-type="float">
            <text:p>818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B291]/[.I291]-1" office:value-type="float" office:value="-0.043551210653753" calcext:value-type="float">
            <text:p>-0.044</text:p>
          </table:table-cell>
          <table:table-cell table:formula="of:=[.C291]/[.F291]-1" office:value-type="float" office:value="-0.0550503147699757" calcext:value-type="float">
            <text:p>-0.055</text:p>
          </table:table-cell>
          <table:table-cell table:formula="of:=[.D291]/[.H291]-1" office:value-type="float" office:value="-0.0527619804400978" calcext:value-type="float">
            <text:p>-0.053</text:p>
          </table:table-cell>
          <table:table-cell/>
          <table:table-cell table:formula="of:=[.C291]*(1-[.K291])" office:value-type="float" office:value="814.521398511685" calcext:value-type="float">
            <text:p>814.5</text:p>
          </table:table-cell>
          <table:table-cell table:formula="of:=[.O291]/[.F291]-1" office:value-type="float" office:value="-0.0138966119713254" calcext:value-type="float">
            <text:p>-0.014</text:p>
          </table:table-cell>
          <table:table-cell table:formula="of:=[.D291]*(1-[.K291])" office:value-type="float" office:value="808.585950548801" calcext:value-type="float">
            <text:p>808.6</text:p>
          </table:table-cell>
          <table:table-cell table:formula="of:=[.Q291]/[.H291]-1" office:value-type="float" office:value="-0.0115086179110008" calcext:value-type="float">
            <text:p>-0.012</text:p>
          </table:table-cell>
          <table:table-cell/>
          <table:table-cell table:formula="of:=INT([.Q291])+[$パラメータ.$B$2]" office:value-type="float" office:value="808" calcext:value-type="float">
            <text:p>808</text:p>
          </table:table-cell>
          <table:table-cell table:formula="of:=IF([.H291]&lt;[.T291]; [.T291]; &quot;&quot;)">
            <text:p/>
          </table:table-cell>
          <table:table-cell table:formula="of:=IF([.U291]&lt;&gt;&quot;&quot;; [.F291]; &quot;&quot;)">
            <text:p/>
          </table:table-cell>
          <table:table-cell table:formula="of:=IF([.V291]&lt;&gt;&quot;&quot;; [.V291]-[.U291]; &quot;&quot;)">
            <text:p/>
          </table:table-cell>
          <table:table-cell table:formula="of:=IF([.W291]&lt;&gt;&quot;&quot;; [.W291]/[.U291]; &quot;&quot;)">
            <text:p/>
          </table:table-cell>
        </table:table-row>
        <table:table-row table:style-name="ro1">
          <table:table-cell office:value-type="string" calcext:value-type="string">
            <text:p>2017-08-15</text:p>
          </table:table-cell>
          <table:table-cell office:value-type="float" office:value="795.4282" calcext:value-type="float">
            <text:p>795.4</text:p>
          </table:table-cell>
          <table:table-cell office:value-type="float" office:value="786.3425" calcext:value-type="float">
            <text:p>786.3</text:p>
          </table:table-cell>
          <table:table-cell office:value-type="float" office:value="780.15857" calcext:value-type="float">
            <text:p>780.2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B292]/[.I292]-1" office:value-type="float" office:value="-0.0462491606714629" calcext:value-type="float">
            <text:p>-0.046</text:p>
          </table:table-cell>
          <table:table-cell table:formula="of:=[.C292]/[.F292]-1" office:value-type="float" office:value="-0.0582724550898204" calcext:value-type="float">
            <text:p>-0.058</text:p>
          </table:table-cell>
          <table:table-cell table:formula="of:=[.D292]/[.H292]-1" office:value-type="float" office:value="-0.0634350900360143" calcext:value-type="float">
            <text:p>-0.063</text:p>
          </table:table-cell>
          <table:table-cell/>
          <table:table-cell table:formula="of:=[.C292]*(1-[.K292])" office:value-type="float" office:value="822.7101806253" calcext:value-type="float">
            <text:p>822.7</text:p>
          </table:table-cell>
          <table:table-cell table:formula="of:=[.O292]/[.F292]-1" office:value-type="float" office:value="-0.0147183465565273" calcext:value-type="float">
            <text:p>-0.015</text:p>
          </table:table-cell>
          <table:table-cell table:formula="of:=[.D292]*(1-[.K292])" office:value-type="float" office:value="816.240249053149" calcext:value-type="float">
            <text:p>816.2</text:p>
          </table:table-cell>
          <table:table-cell table:formula="of:=[.Q292]/[.H292]-1" office:value-type="float" office:value="-0.0201197490358359" calcext:value-type="float">
            <text:p>-0.020</text:p>
          </table:table-cell>
          <table:table-cell/>
          <table:table-cell table:formula="of:=INT([.Q292])+[$パラメータ.$B$2]" office:value-type="float" office:value="816" calcext:value-type="float">
            <text:p>816</text:p>
          </table:table-cell>
          <table:table-cell table:formula="of:=IF([.H292]&lt;[.T292]; [.T292]; &quot;&quot;)">
            <text:p/>
          </table:table-cell>
          <table:table-cell table:formula="of:=IF([.U292]&lt;&gt;&quot;&quot;; [.F292]; &quot;&quot;)">
            <text:p/>
          </table:table-cell>
          <table:table-cell table:formula="of:=IF([.V292]&lt;&gt;&quot;&quot;; [.V292]-[.U292]; &quot;&quot;)">
            <text:p/>
          </table:table-cell>
          <table:table-cell table:formula="of:=IF([.W292]&lt;&gt;&quot;&quot;; [.W292]/[.U292]; &quot;&quot;)">
            <text:p/>
          </table:table-cell>
        </table:table-row>
        <table:table-row table:style-name="ro1">
          <table:table-cell office:value-type="string" calcext:value-type="string">
            <text:p>2017-08-16</text:p>
          </table:table-cell>
          <table:table-cell office:value-type="float" office:value="803.10944" calcext:value-type="float">
            <text:p>803.1</text:p>
          </table:table-cell>
          <table:table-cell office:value-type="float" office:value="794.3589" calcext:value-type="float">
            <text:p>794.4</text:p>
          </table:table-cell>
          <table:table-cell office:value-type="float" office:value="787.9378" calcext:value-type="float">
            <text:p>787.9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B293]/[.I293]-1" office:value-type="float" office:value="-0.040490513739546" calcext:value-type="float">
            <text:p>-0.040</text:p>
          </table:table-cell>
          <table:table-cell table:formula="of:=[.C293]/[.F293]-1" office:value-type="float" office:value="-0.04638787515006" calcext:value-type="float">
            <text:p>-0.046</text:p>
          </table:table-cell>
          <table:table-cell table:formula="of:=[.D293]/[.H293]-1" office:value-type="float" office:value="-0.0483842995169082" calcext:value-type="float">
            <text:p>-0.048</text:p>
          </table:table-cell>
          <table:table-cell/>
          <table:table-cell table:formula="of:=[.C293]*(1-[.K293])" office:value-type="float" office:value="826.522899954581" calcext:value-type="float">
            <text:p>826.5</text:p>
          </table:table-cell>
          <table:table-cell table:formula="of:=[.O293]/[.F293]-1" office:value-type="float" office:value="-0.00777563030662587" calcext:value-type="float">
            <text:p>-0.008</text:p>
          </table:table-cell>
          <table:table-cell table:formula="of:=[.D293]*(1-[.K293])" office:value-type="float" office:value="819.841806316808" calcext:value-type="float">
            <text:p>819.8</text:p>
          </table:table-cell>
          <table:table-cell table:formula="of:=[.Q293]/[.H293]-1" office:value-type="float" office:value="-0.0098528909217297" calcext:value-type="float">
            <text:p>-0.010</text:p>
          </table:table-cell>
          <table:table-cell/>
          <table:table-cell table:formula="of:=INT([.Q293])+[$パラメータ.$B$2]" office:value-type="float" office:value="819" calcext:value-type="float">
            <text:p>819</text:p>
          </table:table-cell>
          <table:table-cell table:formula="of:=IF([.H293]&lt;[.T293]; [.T293]; &quot;&quot;)">
            <text:p/>
          </table:table-cell>
          <table:table-cell table:formula="of:=IF([.U293]&lt;&gt;&quot;&quot;; [.F293]; &quot;&quot;)">
            <text:p/>
          </table:table-cell>
          <table:table-cell table:formula="of:=IF([.V293]&lt;&gt;&quot;&quot;; [.V293]-[.U293]; &quot;&quot;)">
            <text:p/>
          </table:table-cell>
          <table:table-cell table:formula="of:=IF([.W293]&lt;&gt;&quot;&quot;; [.W293]/[.U293]; &quot;&quot;)">
            <text:p/>
          </table:table-cell>
        </table:table-row>
        <table:table-row table:style-name="ro1">
          <table:table-cell office:value-type="string" calcext:value-type="string">
            <text:p>2017-08-17</text:p>
          </table:table-cell>
          <table:table-cell office:value-type="float" office:value="800.66425" calcext:value-type="float">
            <text:p>800.7</text:p>
          </table:table-cell>
          <table:table-cell office:value-type="float" office:value="791.6431" calcext:value-type="float">
            <text:p>791.6</text:p>
          </table:table-cell>
          <table:table-cell office:value-type="float" office:value="785.68964" calcext:value-type="float">
            <text:p>785.7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[.B294]/[.I294]-1" office:value-type="float" office:value="-0.0422676435406698" calcext:value-type="float">
            <text:p>-0.042</text:p>
          </table:table-cell>
          <table:table-cell table:formula="of:=[.C294]/[.F294]-1" office:value-type="float" office:value="-0.0473608904933814" calcext:value-type="float">
            <text:p>-0.047</text:p>
          </table:table-cell>
          <table:table-cell table:formula="of:=[.D294]/[.H294]-1" office:value-type="float" office:value="-0.0533859759036144" calcext:value-type="float">
            <text:p>-0.053</text:p>
          </table:table-cell>
          <table:table-cell/>
          <table:table-cell table:formula="of:=[.C294]*(1-[.K294])" office:value-type="float" office:value="825.103988362231" calcext:value-type="float">
            <text:p>825.1</text:p>
          </table:table-cell>
          <table:table-cell table:formula="of:=[.O294]/[.F294]-1" office:value-type="float" office:value="-0.0070950801898545" calcext:value-type="float">
            <text:p>-0.007</text:p>
          </table:table-cell>
          <table:table-cell table:formula="of:=[.D294]*(1-[.K294])" office:value-type="float" office:value="818.898889637117" calcext:value-type="float">
            <text:p>818.9</text:p>
          </table:table-cell>
          <table:table-cell table:formula="of:=[.Q294]/[.H294]-1" office:value-type="float" office:value="-0.0133748317625092" calcext:value-type="float">
            <text:p>-0.013</text:p>
          </table:table-cell>
          <table:table-cell/>
          <table:table-cell table:formula="of:=INT([.Q294])+[$パラメータ.$B$2]" office:value-type="float" office:value="818" calcext:value-type="float">
            <text:p>818</text:p>
          </table:table-cell>
          <table:table-cell table:formula="of:=IF([.H294]&lt;[.T294]; [.T294]; &quot;&quot;)">
            <text:p/>
          </table:table-cell>
          <table:table-cell table:formula="of:=IF([.U294]&lt;&gt;&quot;&quot;; [.F294]; &quot;&quot;)">
            <text:p/>
          </table:table-cell>
          <table:table-cell table:formula="of:=IF([.V294]&lt;&gt;&quot;&quot;; [.V294]-[.U294]; &quot;&quot;)">
            <text:p/>
          </table:table-cell>
          <table:table-cell table:formula="of:=IF([.W294]&lt;&gt;&quot;&quot;; [.W294]/[.U294]; &quot;&quot;)">
            <text:p/>
          </table:table-cell>
        </table:table-row>
        <table:table-row table:style-name="ro1">
          <table:table-cell office:value-type="string" calcext:value-type="string">
            <text:p>2017-08-18</text:p>
          </table:table-cell>
          <table:table-cell office:value-type="float" office:value="800.8288" calcext:value-type="float">
            <text:p>800.8</text:p>
          </table:table-cell>
          <table:table-cell office:value-type="float" office:value="791.2099" calcext:value-type="float">
            <text:p>791.2</text:p>
          </table:table-cell>
          <table:table-cell office:value-type="float" office:value="785.7392" calcext:value-type="float">
            <text:p>785.7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824" calcext:value-type="float">
            <text:p>824</text:p>
          </table:table-cell>
          <table:table-cell office:value-type="float" office:value="816" calcext:value-type="float">
            <text:p>816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295]/[.I295]-1" office:value-type="float" office:value="-0.0209916870415648" calcext:value-type="float">
            <text:p>-0.021</text:p>
          </table:table-cell>
          <table:table-cell table:formula="of:=[.C295]/[.F295]-1" office:value-type="float" office:value="-0.0327507334963326" calcext:value-type="float">
            <text:p>-0.033</text:p>
          </table:table-cell>
          <table:table-cell table:formula="of:=[.D295]/[.H295]-1" office:value-type="float" office:value="-0.0370843137254903" calcext:value-type="float">
            <text:p>-0.037</text:p>
          </table:table-cell>
          <table:table-cell/>
          <table:table-cell table:formula="of:=[.C295]*(1-[.K295])" office:value-type="float" office:value="807.818730604988" calcext:value-type="float">
            <text:p>807.8</text:p>
          </table:table-cell>
          <table:table-cell table:formula="of:=[.O295]/[.F295]-1" office:value-type="float" office:value="-0.0124465396027043" calcext:value-type="float">
            <text:p>-0.012</text:p>
          </table:table-cell>
          <table:table-cell table:formula="of:=[.D295]*(1-[.K295])" office:value-type="float" office:value="802.23319138269" calcext:value-type="float">
            <text:p>802.2</text:p>
          </table:table-cell>
          <table:table-cell table:formula="of:=[.Q295]/[.H295]-1" office:value-type="float" office:value="-0.016871088991802" calcext:value-type="float">
            <text:p>-0.017</text:p>
          </table:table-cell>
          <table:table-cell/>
          <table:table-cell table:formula="of:=INT([.Q295])+[$パラメータ.$B$2]" office:value-type="float" office:value="802" calcext:value-type="float">
            <text:p>802</text:p>
          </table:table-cell>
          <table:table-cell table:formula="of:=IF([.H295]&lt;[.T295]; [.T295]; &quot;&quot;)">
            <text:p/>
          </table:table-cell>
          <table:table-cell table:formula="of:=IF([.U295]&lt;&gt;&quot;&quot;; [.F295]; &quot;&quot;)">
            <text:p/>
          </table:table-cell>
          <table:table-cell table:formula="of:=IF([.V295]&lt;&gt;&quot;&quot;; [.V295]-[.U295]; &quot;&quot;)">
            <text:p/>
          </table:table-cell>
          <table:table-cell table:formula="of:=IF([.W295]&lt;&gt;&quot;&quot;; [.W295]/[.U295]; &quot;&quot;)">
            <text:p/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786.7803" calcext:value-type="float">
            <text:p>786.8</text:p>
          </table:table-cell>
          <table:table-cell office:value-type="float" office:value="776.92957" calcext:value-type="float">
            <text:p>776.9</text:p>
          </table:table-cell>
          <table:table-cell office:value-type="float" office:value="771.5995" calcext:value-type="float">
            <text:p>771.6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16" calcext:value-type="float">
            <text:p>816</text:p>
          </table:table-cell>
          <table:table-cell office:value-type="float" office:value="801" calcext:value-type="float">
            <text:p>801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B296]/[.I296]-1" office:value-type="float" office:value="-0.0346253987730061" calcext:value-type="float">
            <text:p>-0.035</text:p>
          </table:table-cell>
          <table:table-cell table:formula="of:=[.C296]/[.F296]-1" office:value-type="float" office:value="-0.0360675310173697" calcext:value-type="float">
            <text:p>-0.036</text:p>
          </table:table-cell>
          <table:table-cell table:formula="of:=[.D296]/[.H296]-1" office:value-type="float" office:value="-0.0367047440699125" calcext:value-type="float">
            <text:p>-0.037</text:p>
          </table:table-cell>
          <table:table-cell/>
          <table:table-cell table:formula="of:=[.C296]*(1-[.K296])" office:value-type="float" office:value="803.83106617979" calcext:value-type="float">
            <text:p>803.8</text:p>
          </table:table-cell>
          <table:table-cell table:formula="of:=[.O296]/[.F296]-1" office:value-type="float" office:value="-0.00269098488859787" calcext:value-type="float">
            <text:p>-0.003</text:p>
          </table:table-cell>
          <table:table-cell table:formula="of:=[.D296]*(1-[.K296])" office:value-type="float" office:value="798.316440380552" calcext:value-type="float">
            <text:p>798.3</text:p>
          </table:table-cell>
          <table:table-cell table:formula="of:=[.Q296]/[.H296]-1" office:value-type="float" office:value="-0.00335026169718822" calcext:value-type="float">
            <text:p>-0.003</text:p>
          </table:table-cell>
          <table:table-cell/>
          <table:table-cell table:formula="of:=INT([.Q296])+[$パラメータ.$B$2]" office:value-type="float" office:value="798" calcext:value-type="float">
            <text:p>798</text:p>
          </table:table-cell>
          <table:table-cell table:formula="of:=IF([.H296]&lt;[.T296]; [.T296]; &quot;&quot;)">
            <text:p/>
          </table:table-cell>
          <table:table-cell table:formula="of:=IF([.U296]&lt;&gt;&quot;&quot;; [.F296]; &quot;&quot;)">
            <text:p/>
          </table:table-cell>
          <table:table-cell table:formula="of:=IF([.V296]&lt;&gt;&quot;&quot;; [.V296]-[.U296]; &quot;&quot;)">
            <text:p/>
          </table:table-cell>
          <table:table-cell table:formula="of:=IF([.W296]&lt;&gt;&quot;&quot;; [.W296]/[.U296]; &quot;&quot;)">
            <text:p/>
          </table:table-cell>
        </table:table-row>
        <table:table-row table:style-name="ro1">
          <table:table-cell office:value-type="string" calcext:value-type="string">
            <text:p>2017-08-22</text:p>
          </table:table-cell>
          <table:table-cell office:value-type="float" office:value="779.59454" calcext:value-type="float">
            <text:p>779.6</text:p>
          </table:table-cell>
          <table:table-cell office:value-type="float" office:value="769.4644" calcext:value-type="float">
            <text:p>769.5</text:p>
          </table:table-cell>
          <table:table-cell office:value-type="float" office:value="764.4673" calcext:value-type="float">
            <text:p>764.5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822" calcext:value-type="float">
            <text:p>822</text:p>
          </table:table-cell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B297]/[.I297]-1" office:value-type="float" office:value="-0.0422671498771499" calcext:value-type="float">
            <text:p>-0.042</text:p>
          </table:table-cell>
          <table:table-cell table:formula="of:=[.C297]/[.F297]-1" office:value-type="float" office:value="-0.0500439506172841" calcext:value-type="float">
            <text:p>-0.050</text:p>
          </table:table-cell>
          <table:table-cell table:formula="of:=[.D297]/[.H297]-1" office:value-type="float" office:value="-0.0503511801242236" calcext:value-type="float">
            <text:p>-0.050</text:p>
          </table:table-cell>
          <table:table-cell/>
          <table:table-cell table:formula="of:=[.C297]*(1-[.K297])" office:value-type="float" office:value="801.987467119931" calcext:value-type="float">
            <text:p>802.0</text:p>
          </table:table-cell>
          <table:table-cell table:formula="of:=[.O297]/[.F297]-1" office:value-type="float" office:value="-0.00989201590131961" calcext:value-type="float">
            <text:p>-0.010</text:p>
          </table:table-cell>
          <table:table-cell table:formula="of:=[.D297]*(1-[.K297])" office:value-type="float" office:value="796.77915394528" calcext:value-type="float">
            <text:p>796.8</text:p>
          </table:table-cell>
          <table:table-cell table:formula="of:=[.Q297]/[.H297]-1" office:value-type="float" office:value="-0.0102122311238757" calcext:value-type="float">
            <text:p>-0.010</text:p>
          </table:table-cell>
          <table:table-cell/>
          <table:table-cell table:formula="of:=INT([.Q297])+[$パラメータ.$B$2]" office:value-type="float" office:value="796" calcext:value-type="float">
            <text:p>796</text:p>
          </table:table-cell>
          <table:table-cell table:formula="of:=IF([.H297]&lt;[.T297]; [.T297]; &quot;&quot;)">
            <text:p/>
          </table:table-cell>
          <table:table-cell table:formula="of:=IF([.U297]&lt;&gt;&quot;&quot;; [.F297]; &quot;&quot;)">
            <text:p/>
          </table:table-cell>
          <table:table-cell table:formula="of:=IF([.V297]&lt;&gt;&quot;&quot;; [.V297]-[.U297]; &quot;&quot;)">
            <text:p/>
          </table:table-cell>
          <table:table-cell table:formula="of:=IF([.W297]&lt;&gt;&quot;&quot;; [.W297]/[.U297]; &quot;&quot;)">
            <text:p/>
          </table:table-cell>
        </table:table-row>
        <table:table-row table:style-name="ro1">
          <table:table-cell office:value-type="string" calcext:value-type="string">
            <text:p>2017-08-23</text:p>
          </table:table-cell>
          <table:table-cell office:value-type="float" office:value="785.2222" calcext:value-type="float">
            <text:p>785.2</text:p>
          </table:table-cell>
          <table:table-cell office:value-type="float" office:value="775.2309" calcext:value-type="float">
            <text:p>775.2</text:p>
          </table:table-cell>
          <table:table-cell office:value-type="float" office:value="770.0071" calcext:value-type="float">
            <text:p>770.0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21" calcext:value-type="float">
            <text:p>821</text:p>
          </table:table-cell>
          <table:table-cell office:value-type="float" office:value="812" calcext:value-type="float">
            <text:p>812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298]/[.I298]-1" office:value-type="float" office:value="-0.0400706601466992" calcext:value-type="float">
            <text:p>-0.040</text:p>
          </table:table-cell>
          <table:table-cell table:formula="of:=[.C298]/[.F298]-1" office:value-type="float" office:value="-0.0487964417177914" calcext:value-type="float">
            <text:p>-0.049</text:p>
          </table:table-cell>
          <table:table-cell table:formula="of:=[.D298]/[.H298]-1" office:value-type="float" office:value="-0.0517153940886699" calcext:value-type="float">
            <text:p>-0.052</text:p>
          </table:table-cell>
          <table:table-cell/>
          <table:table-cell table:formula="of:=[.C298]*(1-[.K298])" office:value-type="float" office:value="806.29491392912" calcext:value-type="float">
            <text:p>806.3</text:p>
          </table:table-cell>
          <table:table-cell table:formula="of:=[.O298]/[.F298]-1" office:value-type="float" office:value="-0.0106810872035341" calcext:value-type="float">
            <text:p>-0.011</text:p>
          </table:table-cell>
          <table:table-cell table:formula="of:=[.D298]*(1-[.K298])" office:value-type="float" office:value="800.861792814646" calcext:value-type="float">
            <text:p>800.9</text:p>
          </table:table-cell>
          <table:table-cell table:formula="of:=[.Q298]/[.H298]-1" office:value-type="float" office:value="-0.0137170039228504" calcext:value-type="float">
            <text:p>-0.014</text:p>
          </table:table-cell>
          <table:table-cell/>
          <table:table-cell table:formula="of:=INT([.Q298])+[$パラメータ.$B$2]" office:value-type="float" office:value="800" calcext:value-type="float">
            <text:p>800</text:p>
          </table:table-cell>
          <table:table-cell table:formula="of:=IF([.H298]&lt;[.T298]; [.T298]; &quot;&quot;)">
            <text:p/>
          </table:table-cell>
          <table:table-cell table:formula="of:=IF([.U298]&lt;&gt;&quot;&quot;; [.F298]; &quot;&quot;)">
            <text:p/>
          </table:table-cell>
          <table:table-cell table:formula="of:=IF([.V298]&lt;&gt;&quot;&quot;; [.V298]-[.U298]; &quot;&quot;)">
            <text:p/>
          </table:table-cell>
          <table:table-cell table:formula="of:=IF([.W298]&lt;&gt;&quot;&quot;; [.W298]/[.U298]; &quot;&quot;)">
            <text:p/>
          </table:table-cell>
        </table:table-row>
        <table:table-row table:style-name="ro1">
          <table:table-cell office:value-type="string" calcext:value-type="string">
            <text:p>2017-08-24</text:p>
          </table:table-cell>
          <table:table-cell office:value-type="float" office:value="784.8091" calcext:value-type="float">
            <text:p>784.8</text:p>
          </table:table-cell>
          <table:table-cell office:value-type="float" office:value="774.8834" calcext:value-type="float">
            <text:p>774.9</text:p>
          </table:table-cell>
          <table:table-cell office:value-type="float" office:value="769.7346" calcext:value-type="float">
            <text:p>769.7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15" calcext:value-type="float">
            <text:p>815</text:p>
          </table:table-cell>
          <table:table-cell office:value-type="float" office:value="806" calcext:value-type="float">
            <text:p>806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[.B299]/[.I299]-1" office:value-type="float" office:value="-0.0346751537515376" calcext:value-type="float">
            <text:p>-0.035</text:p>
          </table:table-cell>
          <table:table-cell table:formula="of:=[.C299]/[.F299]-1" office:value-type="float" office:value="-0.0386062034739454" calcext:value-type="float">
            <text:p>-0.039</text:p>
          </table:table-cell>
          <table:table-cell table:formula="of:=[.D299]/[.H299]-1" office:value-type="float" office:value="-0.0449942928039703" calcext:value-type="float">
            <text:p>-0.045</text:p>
          </table:table-cell>
          <table:table-cell/>
          <table:table-cell table:formula="of:=[.C299]*(1-[.K299])" office:value-type="float" office:value="801.752601034514" calcext:value-type="float">
            <text:p>801.8</text:p>
          </table:table-cell>
          <table:table-cell table:formula="of:=[.O299]/[.F299]-1" office:value-type="float" office:value="-0.00526972576362983" calcext:value-type="float">
            <text:p>-0.005</text:p>
          </table:table-cell>
          <table:table-cell table:formula="of:=[.D299]*(1-[.K299])" office:value-type="float" office:value="796.425265602878" calcext:value-type="float">
            <text:p>796.4</text:p>
          </table:table-cell>
          <table:table-cell table:formula="of:=[.Q299]/[.H299]-1" office:value-type="float" office:value="-0.0118793230733518" calcext:value-type="float">
            <text:p>-0.012</text:p>
          </table:table-cell>
          <table:table-cell/>
          <table:table-cell table:formula="of:=INT([.Q299])+[$パラメータ.$B$2]" office:value-type="float" office:value="796" calcext:value-type="float">
            <text:p>796</text:p>
          </table:table-cell>
          <table:table-cell table:formula="of:=IF([.H299]&lt;[.T299]; [.T299]; &quot;&quot;)">
            <text:p/>
          </table:table-cell>
          <table:table-cell table:formula="of:=IF([.U299]&lt;&gt;&quot;&quot;; [.F299]; &quot;&quot;)">
            <text:p/>
          </table:table-cell>
          <table:table-cell table:formula="of:=IF([.V299]&lt;&gt;&quot;&quot;; [.V299]-[.U299]; &quot;&quot;)">
            <text:p/>
          </table:table-cell>
          <table:table-cell table:formula="of:=IF([.W299]&lt;&gt;&quot;&quot;; [.W299]/[.U299]; &quot;&quot;)">
            <text:p/>
          </table:table-cell>
        </table:table-row>
        <table:table-row table:style-name="ro1">
          <table:table-cell office:value-type="string" calcext:value-type="string">
            <text:p>2017-08-25</text:p>
          </table:table-cell>
          <table:table-cell office:value-type="float" office:value="779.2917" calcext:value-type="float">
            <text:p>779.3</text:p>
          </table:table-cell>
          <table:table-cell office:value-type="float" office:value="769.3778" calcext:value-type="float">
            <text:p>769.4</text:p>
          </table:table-cell>
          <table:table-cell office:value-type="float" office:value="764.4192" calcext:value-type="float">
            <text:p>764.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9" calcext:value-type="float">
            <text:p>809</text:p>
          </table:table-cell>
          <table:table-cell office:value-type="float" office:value="797" calcext:value-type="float">
            <text:p>797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B300]/[.I300]-1" office:value-type="float" office:value="-0.0343349442379183" calcext:value-type="float">
            <text:p>-0.034</text:p>
          </table:table-cell>
          <table:table-cell table:formula="of:=[.C300]/[.F300]-1" office:value-type="float" office:value="-0.040676059850374" calcext:value-type="float">
            <text:p>-0.041</text:p>
          </table:table-cell>
          <table:table-cell table:formula="of:=[.D300]/[.H300]-1" office:value-type="float" office:value="-0.0408792973651192" calcext:value-type="float">
            <text:p>-0.041</text:p>
          </table:table-cell>
          <table:table-cell/>
          <table:table-cell table:formula="of:=[.C300]*(1-[.K300])" office:value-type="float" office:value="795.794343860892" calcext:value-type="float">
            <text:p>795.8</text:p>
          </table:table-cell>
          <table:table-cell table:formula="of:=[.O300]/[.F300]-1" office:value-type="float" office:value="-0.00773772585923649" calcext:value-type="float">
            <text:p>-0.008</text:p>
          </table:table-cell>
          <table:table-cell table:formula="of:=[.D300]*(1-[.K300])" office:value-type="float" office:value="790.665490606394" calcext:value-type="float">
            <text:p>790.7</text:p>
          </table:table-cell>
          <table:table-cell table:formula="of:=[.Q300]/[.H300]-1" office:value-type="float" office:value="-0.00794794152271749" calcext:value-type="float">
            <text:p>-0.008</text:p>
          </table:table-cell>
          <table:table-cell/>
          <table:table-cell table:formula="of:=INT([.Q300])+[$パラメータ.$B$2]" office:value-type="float" office:value="790" calcext:value-type="float">
            <text:p>790</text:p>
          </table:table-cell>
          <table:table-cell table:formula="of:=IF([.H300]&lt;[.T300]; [.T300]; &quot;&quot;)">
            <text:p/>
          </table:table-cell>
          <table:table-cell table:formula="of:=IF([.U300]&lt;&gt;&quot;&quot;; [.F300]; &quot;&quot;)">
            <text:p/>
          </table:table-cell>
          <table:table-cell table:formula="of:=IF([.V300]&lt;&gt;&quot;&quot;; [.V300]-[.U300]; &quot;&quot;)">
            <text:p/>
          </table:table-cell>
          <table:table-cell table:formula="of:=IF([.W300]&lt;&gt;&quot;&quot;; [.W300]/[.U300]; &quot;&quot;)">
            <text:p/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774.5277" calcext:value-type="float">
            <text:p>774.5</text:p>
          </table:table-cell>
          <table:table-cell office:value-type="float" office:value="765.04846" calcext:value-type="float">
            <text:p>765.0</text:p>
          </table:table-cell>
          <table:table-cell office:value-type="float" office:value="759.69366" calcext:value-type="float">
            <text:p>759.7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809" calcext:value-type="float">
            <text:p>809</text:p>
          </table:table-cell>
          <table:table-cell office:value-type="float" office:value="802" calcext:value-type="float">
            <text:p>802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B301]/[.I301]-1" office:value-type="float" office:value="-0.0366570895522388" calcext:value-type="float">
            <text:p>-0.037</text:p>
          </table:table-cell>
          <table:table-cell table:formula="of:=[.C301]/[.F301]-1" office:value-type="float" office:value="-0.0496292422360248" calcext:value-type="float">
            <text:p>-0.050</text:p>
          </table:table-cell>
          <table:table-cell table:formula="of:=[.D301]/[.H301]-1" office:value-type="float" office:value="-0.0527510473815461" calcext:value-type="float">
            <text:p>-0.053</text:p>
          </table:table-cell>
          <table:table-cell/>
          <table:table-cell table:formula="of:=[.C301]*(1-[.K301])" office:value-type="float" office:value="793.092909910022" calcext:value-type="float">
            <text:p>793.1</text:p>
          </table:table-cell>
          <table:table-cell table:formula="of:=[.O301]/[.F301]-1" office:value-type="float" office:value="-0.0147914162608418" calcext:value-type="float">
            <text:p>-0.015</text:p>
          </table:table-cell>
          <table:table-cell table:formula="of:=[.D301]*(1-[.K301])" office:value-type="float" office:value="787.541818526888" calcext:value-type="float">
            <text:p>787.5</text:p>
          </table:table-cell>
          <table:table-cell table:formula="of:=[.Q301]/[.H301]-1" office:value-type="float" office:value="-0.018027657697147" calcext:value-type="float">
            <text:p>-0.018</text:p>
          </table:table-cell>
          <table:table-cell/>
          <table:table-cell table:formula="of:=INT([.Q301])+[$パラメータ.$B$2]" office:value-type="float" office:value="787" calcext:value-type="float">
            <text:p>787</text:p>
          </table:table-cell>
          <table:table-cell table:formula="of:=IF([.H301]&lt;[.T301]; [.T301]; &quot;&quot;)">
            <text:p/>
          </table:table-cell>
          <table:table-cell table:formula="of:=IF([.U301]&lt;&gt;&quot;&quot;; [.F301]; &quot;&quot;)">
            <text:p/>
          </table:table-cell>
          <table:table-cell table:formula="of:=IF([.V301]&lt;&gt;&quot;&quot;; [.V301]-[.U301]; &quot;&quot;)">
            <text:p/>
          </table:table-cell>
          <table:table-cell table:formula="of:=IF([.W301]&lt;&gt;&quot;&quot;; [.W301]/[.U301]; &quot;&quot;)">
            <text:p/>
          </table:table-cell>
        </table:table-row>
        <table:table-row table:style-name="ro1">
          <table:table-cell office:value-type="string" calcext:value-type="string">
            <text:p>2017-08-29</text:p>
          </table:table-cell>
          <table:table-cell office:value-type="float" office:value="775.0593" calcext:value-type="float">
            <text:p>775.1</text:p>
          </table:table-cell>
          <table:table-cell office:value-type="float" office:value="765.77496" calcext:value-type="float">
            <text:p>765.8</text:p>
          </table:table-cell>
          <table:table-cell office:value-type="float" office:value="760.39734" calcext:value-type="float">
            <text:p>760.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801" calcext:value-type="float">
            <text:p>801</text:p>
          </table:table-cell>
          <table:table-cell office:value-type="float" office:value="793" calcext:value-type="float">
            <text:p>793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B302]/[.I302]-1" office:value-type="float" office:value="-0.0275291091593476" calcext:value-type="float">
            <text:p>-0.028</text:p>
          </table:table-cell>
          <table:table-cell table:formula="of:=[.C302]/[.F302]-1" office:value-type="float" office:value="-0.0367610566037736" calcext:value-type="float">
            <text:p>-0.037</text:p>
          </table:table-cell>
          <table:table-cell table:formula="of:=[.D302]/[.H302]-1" office:value-type="float" office:value="-0.0411130643127364" calcext:value-type="float">
            <text:p>-0.041</text:p>
          </table:table-cell>
          <table:table-cell/>
          <table:table-cell table:formula="of:=[.C302]*(1-[.K302])" office:value-type="float" office:value="786.856062465335" calcext:value-type="float">
            <text:p>786.9</text:p>
          </table:table-cell>
          <table:table-cell table:formula="of:=[.O302]/[.F302]-1" office:value-type="float" office:value="-0.0102439465844841" calcext:value-type="float">
            <text:p>-0.010</text:p>
          </table:table-cell>
          <table:table-cell table:formula="of:=[.D302]*(1-[.K302])" office:value-type="float" office:value="781.330401377338" calcext:value-type="float">
            <text:p>781.3</text:p>
          </table:table-cell>
          <table:table-cell table:formula="of:=[.Q302]/[.H302]-1" office:value-type="float" office:value="-0.0147157611887294" calcext:value-type="float">
            <text:p>-0.015</text:p>
          </table:table-cell>
          <table:table-cell/>
          <table:table-cell table:formula="of:=INT([.Q302])+[$パラメータ.$B$2]" office:value-type="float" office:value="781" calcext:value-type="float">
            <text:p>781</text:p>
          </table:table-cell>
          <table:table-cell table:formula="of:=IF([.H302]&lt;[.T302]; [.T302]; &quot;&quot;)">
            <text:p/>
          </table:table-cell>
          <table:table-cell table:formula="of:=IF([.U302]&lt;&gt;&quot;&quot;; [.F302]; &quot;&quot;)">
            <text:p/>
          </table:table-cell>
          <table:table-cell table:formula="of:=IF([.V302]&lt;&gt;&quot;&quot;; [.V302]-[.U302]; &quot;&quot;)">
            <text:p/>
          </table:table-cell>
          <table:table-cell table:formula="of:=IF([.W302]&lt;&gt;&quot;&quot;; [.W302]/[.U302]; &quot;&quot;)">
            <text:p/>
          </table:table-cell>
        </table:table-row>
        <table:table-row table:style-name="ro1">
          <table:table-cell office:value-type="string" calcext:value-type="string">
            <text:p>2017-08-30</text:p>
          </table:table-cell>
          <table:table-cell office:value-type="float" office:value="769.18506" calcext:value-type="float">
            <text:p>769.2</text:p>
          </table:table-cell>
          <table:table-cell office:value-type="float" office:value="760.24774" calcext:value-type="float">
            <text:p>760.2</text:p>
          </table:table-cell>
          <table:table-cell office:value-type="float" office:value="754.7306" calcext:value-type="float">
            <text:p>754.7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794" calcext:value-type="float">
            <text:p>794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B303]/[.I303]-1" office:value-type="float" office:value="-0.0397190262172284" calcext:value-type="float">
            <text:p>-0.040</text:p>
          </table:table-cell>
          <table:table-cell table:formula="of:=[.C303]/[.F303]-1" office:value-type="float" office:value="-0.052060174563591" calcext:value-type="float">
            <text:p>-0.052</text:p>
          </table:table-cell>
          <table:table-cell table:formula="of:=[.D303]/[.H303]-1" office:value-type="float" office:value="-0.0494576826196473" calcext:value-type="float">
            <text:p>-0.049</text:p>
          </table:table-cell>
          <table:table-cell/>
          <table:table-cell table:formula="of:=[.C303]*(1-[.K303])" office:value-type="float" office:value="790.444039916649" calcext:value-type="float">
            <text:p>790.4</text:p>
          </table:table-cell>
          <table:table-cell table:formula="of:=[.O303]/[.F303]-1" office:value-type="float" office:value="-0.0144089277847274" calcext:value-type="float">
            <text:p>-0.014</text:p>
          </table:table-cell>
          <table:table-cell table:formula="of:=[.D303]*(1-[.K303])" office:value-type="float" office:value="784.707764488345" calcext:value-type="float">
            <text:p>784.7</text:p>
          </table:table-cell>
          <table:table-cell table:formula="of:=[.Q303]/[.H303]-1" office:value-type="float" office:value="-0.011703067395032" calcext:value-type="float">
            <text:p>-0.012</text:p>
          </table:table-cell>
          <table:table-cell/>
          <table:table-cell table:formula="of:=INT([.Q303])+[$パラメータ.$B$2]" office:value-type="float" office:value="784" calcext:value-type="float">
            <text:p>784</text:p>
          </table:table-cell>
          <table:table-cell table:formula="of:=IF([.H303]&lt;[.T303]; [.T303]; &quot;&quot;)">
            <text:p/>
          </table:table-cell>
          <table:table-cell table:formula="of:=IF([.U303]&lt;&gt;&quot;&quot;; [.F303]; &quot;&quot;)">
            <text:p/>
          </table:table-cell>
          <table:table-cell table:formula="of:=IF([.V303]&lt;&gt;&quot;&quot;; [.V303]-[.U303]; &quot;&quot;)">
            <text:p/>
          </table:table-cell>
          <table:table-cell table:formula="of:=IF([.W303]&lt;&gt;&quot;&quot;; [.W303]/[.U303]; &quot;&quot;)">
            <text:p/>
          </table:table-cell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770.5399" calcext:value-type="float">
            <text:p>770.5</text:p>
          </table:table-cell>
          <table:table-cell office:value-type="float" office:value="762.76904" calcext:value-type="float">
            <text:p>762.8</text:p>
          </table:table-cell>
          <table:table-cell office:value-type="float" office:value="756.2843" calcext:value-type="float">
            <text:p>756.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06" calcext:value-type="float">
            <text:p>806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B304]/[.I304]-1" office:value-type="float" office:value="-0.0463615099009901" calcext:value-type="float">
            <text:p>-0.046</text:p>
          </table:table-cell>
          <table:table-cell table:formula="of:=[.C304]/[.F304]-1" office:value-type="float" office:value="-0.0640870674846625" calcext:value-type="float">
            <text:p>-0.064</text:p>
          </table:table-cell>
          <table:table-cell table:formula="of:=[.D304]/[.H304]-1" office:value-type="float" office:value="-0.0616820099255583" calcext:value-type="float">
            <text:p>-0.062</text:p>
          </table:table-cell>
          <table:table-cell/>
          <table:table-cell table:formula="of:=[.C304]*(1-[.K304])" office:value-type="float" office:value="798.132164400129" calcext:value-type="float">
            <text:p>798.1</text:p>
          </table:table-cell>
          <table:table-cell table:formula="of:=[.O304]/[.F304]-1" office:value-type="float" office:value="-0.0206967307973881" calcext:value-type="float">
            <text:p>-0.021</text:p>
          </table:table-cell>
          <table:table-cell table:formula="of:=[.D304]*(1-[.K304])" office:value-type="float" office:value="791.346782062413" calcext:value-type="float">
            <text:p>791.3</text:p>
          </table:table-cell>
          <table:table-cell table:formula="of:=[.Q304]/[.H304]-1" office:value-type="float" office:value="-0.0181801711384449" calcext:value-type="float">
            <text:p>-0.018</text:p>
          </table:table-cell>
          <table:table-cell/>
          <table:table-cell table:formula="of:=INT([.Q304])+[$パラメータ.$B$2]" office:value-type="float" office:value="791" calcext:value-type="float">
            <text:p>791</text:p>
          </table:table-cell>
          <table:table-cell table:formula="of:=IF([.H304]&lt;[.T304]; [.T304]; &quot;&quot;)">
            <text:p/>
          </table:table-cell>
          <table:table-cell table:formula="of:=IF([.U304]&lt;&gt;&quot;&quot;; [.F304]; &quot;&quot;)">
            <text:p/>
          </table:table-cell>
          <table:table-cell table:formula="of:=IF([.V304]&lt;&gt;&quot;&quot;; [.V304]-[.U304]; &quot;&quot;)">
            <text:p/>
          </table:table-cell>
          <table:table-cell table:formula="of:=IF([.W304]&lt;&gt;&quot;&quot;; [.W304]/[.U304]; &quot;&quot;)">
            <text:p/>
          </table:table-cell>
        </table:table-row>
        <table:table-row table:style-name="ro1">
          <table:table-cell office:value-type="string" calcext:value-type="string">
            <text:p>2017-09-01</text:p>
          </table:table-cell>
          <table:table-cell office:value-type="float" office:value="780.73584" calcext:value-type="float">
            <text:p>780.7</text:p>
          </table:table-cell>
          <table:table-cell office:value-type="float" office:value="773.02356" calcext:value-type="float">
            <text:p>773.0</text:p>
          </table:table-cell>
          <table:table-cell office:value-type="float" office:value="766.4074" calcext:value-type="float">
            <text:p>766.4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B305]/[.I305]-1" office:value-type="float" office:value="-0.0420419141104293" calcext:value-type="float">
            <text:p>-0.042</text:p>
          </table:table-cell>
          <table:table-cell table:formula="of:=[.C305]/[.F305]-1" office:value-type="float" office:value="-0.0444702595797281" calcext:value-type="float">
            <text:p>-0.044</text:p>
          </table:table-cell>
          <table:table-cell table:formula="of:=[.D305]/[.H305]-1" office:value-type="float" office:value="-0.044379800498753" calcext:value-type="float">
            <text:p>-0.044</text:p>
          </table:table-cell>
          <table:table-cell/>
          <table:table-cell table:formula="of:=[.C305]*(1-[.K305])" office:value-type="float" office:value="805.522950114858" calcext:value-type="float">
            <text:p>805.5</text:p>
          </table:table-cell>
          <table:table-cell table:formula="of:=[.O305]/[.F305]-1" office:value-type="float" office:value="-0.00429796030301821" calcext:value-type="float">
            <text:p>-0.004</text:p>
          </table:table-cell>
          <table:table-cell table:formula="of:=[.D305]*(1-[.K305])" office:value-type="float" office:value="798.628634084398" calcext:value-type="float">
            <text:p>798.6</text:p>
          </table:table-cell>
          <table:table-cell table:formula="of:=[.Q305]/[.H305]-1" office:value-type="float" office:value="-0.00420369814913024" calcext:value-type="float">
            <text:p>-0.004</text:p>
          </table:table-cell>
          <table:table-cell/>
          <table:table-cell table:formula="of:=INT([.Q305])+[$パラメータ.$B$2]" office:value-type="float" office:value="798" calcext:value-type="float">
            <text:p>798</text:p>
          </table:table-cell>
          <table:table-cell table:formula="of:=IF([.H305]&lt;[.T305]; [.T305]; &quot;&quot;)">
            <text:p/>
          </table:table-cell>
          <table:table-cell table:formula="of:=IF([.U305]&lt;&gt;&quot;&quot;; [.F305]; &quot;&quot;)">
            <text:p/>
          </table:table-cell>
          <table:table-cell table:formula="of:=IF([.V305]&lt;&gt;&quot;&quot;; [.V305]-[.U305]; &quot;&quot;)">
            <text:p/>
          </table:table-cell>
          <table:table-cell table:formula="of:=IF([.W305]&lt;&gt;&quot;&quot;; [.W305]/[.U305]; &quot;&quot;)">
            <text:p/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771.85626" calcext:value-type="float">
            <text:p>771.9</text:p>
          </table:table-cell>
          <table:table-cell office:value-type="float" office:value="763.5746" calcext:value-type="float">
            <text:p>763.6</text:p>
          </table:table-cell>
          <table:table-cell office:value-type="float" office:value="757.579" calcext:value-type="float">
            <text:p>757.6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797" calcext:value-type="float">
            <text:p>797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B306]/[.I306]-1" office:value-type="float" office:value="-0.0435486245353159" calcext:value-type="float">
            <text:p>-0.044</text:p>
          </table:table-cell>
          <table:table-cell table:formula="of:=[.C306]/[.F306]-1" office:value-type="float" office:value="-0.047911970074813" calcext:value-type="float">
            <text:p>-0.048</text:p>
          </table:table-cell>
          <table:table-cell table:formula="of:=[.D306]/[.H306]-1" office:value-type="float" office:value="-0.0494617314930992" calcext:value-type="float">
            <text:p>-0.049</text:p>
          </table:table-cell>
          <table:table-cell/>
          <table:table-cell table:formula="of:=[.C306]*(1-[.K306])" office:value-type="float" office:value="796.827223560104" calcext:value-type="float">
            <text:p>796.8</text:p>
          </table:table-cell>
          <table:table-cell table:formula="of:=[.O306]/[.F306]-1" office:value-type="float" office:value="-0.00644984593503239" calcext:value-type="float">
            <text:p>-0.006</text:p>
          </table:table-cell>
          <table:table-cell table:formula="of:=[.D306]*(1-[.K306])" office:value-type="float" office:value="790.57052342684" calcext:value-type="float">
            <text:p>790.6</text:p>
          </table:table-cell>
          <table:table-cell table:formula="of:=[.Q306]/[.H306]-1" office:value-type="float" office:value="-0.00806709733144295" calcext:value-type="float">
            <text:p>-0.008</text:p>
          </table:table-cell>
          <table:table-cell/>
          <table:table-cell table:formula="of:=INT([.Q306])+[$パラメータ.$B$2]" office:value-type="float" office:value="790" calcext:value-type="float">
            <text:p>790</text:p>
          </table:table-cell>
          <table:table-cell table:formula="of:=IF([.H306]&lt;[.T306]; [.T306]; &quot;&quot;)">
            <text:p/>
          </table:table-cell>
          <table:table-cell table:formula="of:=IF([.U306]&lt;&gt;&quot;&quot;; [.F306]; &quot;&quot;)">
            <text:p/>
          </table:table-cell>
          <table:table-cell table:formula="of:=IF([.V306]&lt;&gt;&quot;&quot;; [.V306]-[.U306]; &quot;&quot;)">
            <text:p/>
          </table:table-cell>
          <table:table-cell table:formula="of:=IF([.W306]&lt;&gt;&quot;&quot;; [.W306]/[.U306]; &quot;&quot;)">
            <text:p/>
          </table:table-cell>
        </table:table-row>
        <table:table-row table:style-name="ro1">
          <table:table-cell office:value-type="string" calcext:value-type="string">
            <text:p>2017-09-05</text:p>
          </table:table-cell>
          <table:table-cell office:value-type="float" office:value="773.5769" calcext:value-type="float">
            <text:p>773.6</text:p>
          </table:table-cell>
          <table:table-cell office:value-type="float" office:value="764.9672" calcext:value-type="float">
            <text:p>765.0</text:p>
          </table:table-cell>
          <table:table-cell office:value-type="float" office:value="759.2598" calcext:value-type="float">
            <text:p>759.3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803" calcext:value-type="float">
            <text:p>803</text:p>
          </table:table-cell>
          <table:table-cell office:value-type="float" office:value="777" calcext:value-type="float">
            <text:p>777</text:p>
          </table:table-cell>
          <table:table-cell office:value-type="float" office:value="803" calcext:value-type="float">
            <text:p>803</text:p>
          </table:table-cell>
          <table:table-cell/>
          <table:table-cell table:formula="of:=[.B307]/[.I307]-1" office:value-type="float" office:value="-0.0366414694894147" calcext:value-type="float">
            <text:p>-0.037</text:p>
          </table:table-cell>
          <table:table-cell table:formula="of:=[.C307]/[.F307]-1" office:value-type="float" office:value="-0.0192728205128204" calcext:value-type="float">
            <text:p>-0.019</text:p>
          </table:table-cell>
          <table:table-cell table:formula="of:=[.D307]/[.H307]-1" office:value-type="float" office:value="-0.0228316602316602" calcext:value-type="float">
            <text:p>-0.023</text:p>
          </table:table-cell>
          <table:table-cell/>
          <table:table-cell table:formula="of:=[.C307]*(1-[.K307])" office:value-type="float" office:value="792.996722319203" calcext:value-type="float">
            <text:p>793.0</text:p>
          </table:table-cell>
          <table:table-cell table:formula="of:=[.O307]/[.F307]-1" office:value-type="float" office:value="0.016662464511799" calcext:value-type="float">
            <text:p>0.017</text:p>
          </table:table-cell>
          <table:table-cell table:formula="of:=[.D307]*(1-[.K307])" office:value-type="float" office:value="787.080194796239" calcext:value-type="float">
            <text:p>787.1</text:p>
          </table:table-cell>
          <table:table-cell table:formula="of:=[.Q307]/[.H307]-1" office:value-type="float" office:value="0.0129732236759834" calcext:value-type="float">
            <text:p>0.013</text:p>
          </table:table-cell>
          <table:table-cell/>
          <table:table-cell table:formula="of:=INT([.Q307])+[$パラメータ.$B$2]" office:value-type="float" office:value="787" calcext:value-type="float">
            <text:p>787</text:p>
          </table:table-cell>
          <table:table-cell table:formula="of:=IF([.H307]&lt;[.T307]; [.T307]; &quot;&quot;)" office:value-type="float" office:value="787" calcext:value-type="float">
            <text:p>787</text:p>
          </table:table-cell>
          <table:table-cell table:formula="of:=IF([.U307]&lt;&gt;&quot;&quot;; [.F307]; &quot;&quot;)" office:value-type="float" office:value="780" calcext:value-type="float">
            <text:p>780</text:p>
          </table:table-cell>
          <table:table-cell table:formula="of:=IF([.V307]&lt;&gt;&quot;&quot;; [.V307]-[.U307]; &quot;&quot;)" office:value-type="float" office:value="-7" calcext:value-type="float">
            <text:p>-7</text:p>
          </table:table-cell>
          <table:table-cell table:formula="of:=IF([.W307]&lt;&gt;&quot;&quot;; [.W307]/[.U307]; &quot;&quot;)" office:value-type="float" office:value="-0.00889453621346887" calcext:value-type="float">
            <text:p>-0.009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float" office:value="761.631" calcext:value-type="float">
            <text:p>761.6</text:p>
          </table:table-cell>
          <table:table-cell office:value-type="float" office:value="753.1111" calcext:value-type="float">
            <text:p>753.1</text:p>
          </table:table-cell>
          <table:table-cell office:value-type="float" office:value="747.4931" calcext:value-type="float">
            <text:p>747.5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758" calcext:value-type="float">
            <text:p>758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B308]/[.I308]-1" office:value-type="float" office:value="-0.00310078534031422" calcext:value-type="float">
            <text:p>-0.003</text:p>
          </table:table-cell>
          <table:table-cell table:formula="of:=[.C308]/[.F308]-1" office:value-type="float" office:value="-0.0319908740359898" calcext:value-type="float">
            <text:p>-0.032</text:p>
          </table:table-cell>
          <table:table-cell table:formula="of:=[.D308]/[.H308]-1" office:value-type="float" office:value="-0.0138613456464379" calcext:value-type="float">
            <text:p>-0.014</text:p>
          </table:table-cell>
          <table:table-cell/>
          <table:table-cell table:formula="of:=[.C308]*(1-[.K308])" office:value-type="float" office:value="755.446335858508" calcext:value-type="float">
            <text:p>755.4</text:p>
          </table:table-cell>
          <table:table-cell table:formula="of:=[.O308]/[.F308]-1" office:value-type="float" office:value="-0.0289892855289102" calcext:value-type="float">
            <text:p>-0.029</text:p>
          </table:table-cell>
          <table:table-cell table:formula="of:=[.D308]*(1-[.K308])" office:value-type="float" office:value="749.810915646466" calcext:value-type="float">
            <text:p>749.8</text:p>
          </table:table-cell>
          <table:table-cell table:formula="of:=[.Q308]/[.H308]-1" office:value-type="float" office:value="-0.0108035413635013" calcext:value-type="float">
            <text:p>-0.011</text:p>
          </table:table-cell>
          <table:table-cell/>
          <table:table-cell table:formula="of:=INT([.Q308])+[$パラメータ.$B$2]" office:value-type="float" office:value="749" calcext:value-type="float">
            <text:p>749</text:p>
          </table:table-cell>
          <table:table-cell table:formula="of:=IF([.H308]&lt;[.T308]; [.T308]; &quot;&quot;)">
            <text:p/>
          </table:table-cell>
          <table:table-cell table:formula="of:=IF([.U308]&lt;&gt;&quot;&quot;; [.F308]; &quot;&quot;)">
            <text:p/>
          </table:table-cell>
          <table:table-cell table:formula="of:=IF([.V308]&lt;&gt;&quot;&quot;; [.V308]-[.U308]; &quot;&quot;)">
            <text:p/>
          </table:table-cell>
          <table:table-cell table:formula="of:=IF([.W308]&lt;&gt;&quot;&quot;; [.W308]/[.U308]; &quot;&quot;)">
            <text:p/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float" office:value="745.0771" calcext:value-type="float">
            <text:p>745.1</text:p>
          </table:table-cell>
          <table:table-cell office:value-type="float" office:value="736.01917" calcext:value-type="float">
            <text:p>736.0</text:p>
          </table:table-cell>
          <table:table-cell office:value-type="float" office:value="730.9536" calcext:value-type="float">
            <text:p>731.0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office:value-type="float" office:value="782" calcext:value-type="float">
            <text:p>782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B309]/[.I309]-1" office:value-type="float" office:value="-0.0508571974522294" calcext:value-type="float">
            <text:p>-0.051</text:p>
          </table:table-cell>
          <table:table-cell table:formula="of:=[.C309]/[.F309]-1" office:value-type="float" office:value="-0.0623959617834394" calcext:value-type="float">
            <text:p>-0.062</text:p>
          </table:table-cell>
          <table:table-cell table:formula="of:=[.D309]/[.H309]-1" office:value-type="float" office:value="-0.065276726342711" calcext:value-type="float">
            <text:p>-0.065</text:p>
          </table:table-cell>
          <table:table-cell/>
          <table:table-cell table:formula="of:=[.C309]*(1-[.K309])" office:value-type="float" office:value="773.451042257316" calcext:value-type="float">
            <text:p>773.5</text:p>
          </table:table-cell>
          <table:table-cell table:formula="of:=[.O309]/[.F309]-1" office:value-type="float" office:value="-0.0147120480798523" calcext:value-type="float">
            <text:p>-0.015</text:p>
          </table:table-cell>
          <table:table-cell table:formula="of:=[.D309]*(1-[.K309])" office:value-type="float" office:value="768.127851563618" calcext:value-type="float">
            <text:p>768.1</text:p>
          </table:table-cell>
          <table:table-cell table:formula="of:=[.Q309]/[.H309]-1" office:value-type="float" office:value="-0.017739320251128" calcext:value-type="float">
            <text:p>-0.018</text:p>
          </table:table-cell>
          <table:table-cell/>
          <table:table-cell table:formula="of:=INT([.Q309])+[$パラメータ.$B$2]" office:value-type="float" office:value="768" calcext:value-type="float">
            <text:p>768</text:p>
          </table:table-cell>
          <table:table-cell table:formula="of:=IF([.H309]&lt;[.T309]; [.T309]; &quot;&quot;)">
            <text:p/>
          </table:table-cell>
          <table:table-cell table:formula="of:=IF([.U309]&lt;&gt;&quot;&quot;; [.F309]; &quot;&quot;)">
            <text:p/>
          </table:table-cell>
          <table:table-cell table:formula="of:=IF([.V309]&lt;&gt;&quot;&quot;; [.V309]-[.U309]; &quot;&quot;)">
            <text:p/>
          </table:table-cell>
          <table:table-cell table:formula="of:=IF([.W309]&lt;&gt;&quot;&quot;; [.W309]/[.U309]; &quot;&quot;)">
            <text:p/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float" office:value="756.7089" calcext:value-type="float">
            <text:p>756.7</text:p>
          </table:table-cell>
          <table:table-cell office:value-type="float" office:value="747.7499" calcext:value-type="float">
            <text:p>747.7</text:p>
          </table:table-cell>
          <table:table-cell office:value-type="float" office:value="742.32837" calcext:value-type="float">
            <text:p>742.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797" calcext:value-type="float">
            <text:p>797</text:p>
          </table:table-cell>
          <table:table-cell office:value-type="float" office:value="788" calcext:value-type="float">
            <text:p>788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B310]/[.I310]-1" office:value-type="float" office:value="-0.0481649056603773" calcext:value-type="float">
            <text:p>-0.048</text:p>
          </table:table-cell>
          <table:table-cell table:formula="of:=[.C310]/[.F310]-1" office:value-type="float" office:value="-0.0582494962216624" calcext:value-type="float">
            <text:p>-0.058</text:p>
          </table:table-cell>
          <table:table-cell table:formula="of:=[.D310]/[.H310]-1" office:value-type="float" office:value="-0.057958921319797" calcext:value-type="float">
            <text:p>-0.058</text:p>
          </table:table-cell>
          <table:table-cell/>
          <table:table-cell table:formula="of:=[.C310]*(1-[.K310])" office:value-type="float" office:value="783.765203391057" calcext:value-type="float">
            <text:p>783.8</text:p>
          </table:table-cell>
          <table:table-cell table:formula="of:=[.O310]/[.F310]-1" office:value-type="float" office:value="-0.0128901720515662" calcext:value-type="float">
            <text:p>-0.013</text:p>
          </table:table-cell>
          <table:table-cell table:formula="of:=[.D310]*(1-[.K310])" office:value-type="float" office:value="778.082545910072" calcext:value-type="float">
            <text:p>778.1</text:p>
          </table:table-cell>
          <table:table-cell table:formula="of:=[.Q310]/[.H310]-1" office:value-type="float" office:value="-0.0125856016369651" calcext:value-type="float">
            <text:p>-0.013</text:p>
          </table:table-cell>
          <table:table-cell/>
          <table:table-cell table:formula="of:=INT([.Q310])+[$パラメータ.$B$2]" office:value-type="float" office:value="778" calcext:value-type="float">
            <text:p>778</text:p>
          </table:table-cell>
          <table:table-cell table:formula="of:=IF([.H310]&lt;[.T310]; [.T310]; &quot;&quot;)">
            <text:p/>
          </table:table-cell>
          <table:table-cell table:formula="of:=IF([.U310]&lt;&gt;&quot;&quot;; [.F310]; &quot;&quot;)">
            <text:p/>
          </table:table-cell>
          <table:table-cell table:formula="of:=IF([.V310]&lt;&gt;&quot;&quot;; [.V310]-[.U310]; &quot;&quot;)">
            <text:p/>
          </table:table-cell>
          <table:table-cell table:formula="of:=IF([.W310]&lt;&gt;&quot;&quot;; [.W310]/[.U310]; &quot;&quot;)">
            <text:p/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760.82886" calcext:value-type="float">
            <text:p>760.8</text:p>
          </table:table-cell>
          <table:table-cell office:value-type="float" office:value="752.2641" calcext:value-type="float">
            <text:p>752.3</text:p>
          </table:table-cell>
          <table:table-cell office:value-type="float" office:value="746.3414" calcext:value-type="float">
            <text:p>746.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  <table:table-cell/>
          <table:table-cell table:formula="of:=[.B311]/[.I311]-1" office:value-type="float" office:value="-0.0513355860349127" calcext:value-type="float">
            <text:p>-0.051</text:p>
          </table:table-cell>
          <table:table-cell table:formula="of:=[.C311]/[.F311]-1" office:value-type="float" office:value="-0.0724240443896425" calcext:value-type="float">
            <text:p>-0.072</text:p>
          </table:table-cell>
          <table:table-cell table:formula="of:=[.D311]/[.H311]-1" office:value-type="float" office:value="-0.06707325" calcext:value-type="float">
            <text:p>-0.067</text:p>
          </table:table-cell>
          <table:table-cell/>
          <table:table-cell table:formula="of:=[.C311]*(1-[.K311])" office:value-type="float" office:value="790.882018426526" calcext:value-type="float">
            <text:p>790.9</text:p>
          </table:table-cell>
          <table:table-cell table:formula="of:=[.O311]/[.F311]-1" office:value-type="float" office:value="-0.0248063891164905" calcext:value-type="float">
            <text:p>-0.025</text:p>
          </table:table-cell>
          <table:table-cell table:formula="of:=[.D311]*(1-[.K311])" office:value-type="float" office:value="784.655273151117" calcext:value-type="float">
            <text:p>784.7</text:p>
          </table:table-cell>
          <table:table-cell table:formula="of:=[.Q311]/[.H311]-1" office:value-type="float" office:value="-0.0191809085611034" calcext:value-type="float">
            <text:p>-0.019</text:p>
          </table:table-cell>
          <table:table-cell/>
          <table:table-cell table:formula="of:=INT([.Q311])+[$パラメータ.$B$2]" office:value-type="float" office:value="784" calcext:value-type="float">
            <text:p>784</text:p>
          </table:table-cell>
          <table:table-cell table:formula="of:=IF([.H311]&lt;[.T311]; [.T311]; &quot;&quot;)">
            <text:p/>
          </table:table-cell>
          <table:table-cell table:formula="of:=IF([.U311]&lt;&gt;&quot;&quot;; [.F311]; &quot;&quot;)">
            <text:p/>
          </table:table-cell>
          <table:table-cell table:formula="of:=IF([.V311]&lt;&gt;&quot;&quot;; [.V311]-[.U311]; &quot;&quot;)">
            <text:p/>
          </table:table-cell>
          <table:table-cell table:formula="of:=IF([.W311]&lt;&gt;&quot;&quot;; [.W311]/[.U311]; &quot;&quot;)">
            <text:p/>
          </table:table-cell>
        </table:table-row>
        <table:table-row table:style-name="ro1">
          <table:table-cell office:value-type="string" calcext:value-type="string">
            <text:p>2017-09-12</text:p>
          </table:table-cell>
          <table:table-cell office:value-type="float" office:value="774.13855" calcext:value-type="float">
            <text:p>774.1</text:p>
          </table:table-cell>
          <table:table-cell office:value-type="float" office:value="765.6865" calcext:value-type="float">
            <text:p>765.7</text:p>
          </table:table-cell>
          <table:table-cell office:value-type="float" office:value="759.6682" calcext:value-type="float">
            <text:p>759.7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B312]/[.I312]-1" office:value-type="float" office:value="-0.0501367484662577" calcext:value-type="float">
            <text:p>-0.050</text:p>
          </table:table-cell>
          <table:table-cell table:formula="of:=[.C312]/[.F312]-1" office:value-type="float" office:value="-0.052368193069307" calcext:value-type="float">
            <text:p>-0.052</text:p>
          </table:table-cell>
          <table:table-cell table:formula="of:=[.D312]/[.H312]-1" office:value-type="float" office:value="-0.0527827930174564" calcext:value-type="float">
            <text:p>-0.053</text:p>
          </table:table-cell>
          <table:table-cell/>
          <table:table-cell table:formula="of:=[.C312]*(1-[.K312])" office:value-type="float" office:value="804.075531454509" calcext:value-type="float">
            <text:p>804.1</text:p>
          </table:table-cell>
          <table:table-cell table:formula="of:=[.O312]/[.F312]-1" office:value-type="float" office:value="-0.00485701552659756" calcext:value-type="float">
            <text:p>-0.005</text:p>
          </table:table-cell>
          <table:table-cell table:formula="of:=[.D312]*(1-[.K312])" office:value-type="float" office:value="797.755493461215" calcext:value-type="float">
            <text:p>797.8</text:p>
          </table:table-cell>
          <table:table-cell table:formula="of:=[.Q312]/[.H312]-1" office:value-type="float" office:value="-0.00529240216806148" calcext:value-type="float">
            <text:p>-0.005</text:p>
          </table:table-cell>
          <table:table-cell/>
          <table:table-cell table:formula="of:=INT([.Q312])+[$パラメータ.$B$2]" office:value-type="float" office:value="797" calcext:value-type="float">
            <text:p>797</text:p>
          </table:table-cell>
          <table:table-cell table:formula="of:=IF([.H312]&lt;[.T312]; [.T312]; &quot;&quot;)">
            <text:p/>
          </table:table-cell>
          <table:table-cell table:formula="of:=IF([.U312]&lt;&gt;&quot;&quot;; [.F312]; &quot;&quot;)">
            <text:p/>
          </table:table-cell>
          <table:table-cell table:formula="of:=IF([.V312]&lt;&gt;&quot;&quot;; [.V312]-[.U312]; &quot;&quot;)">
            <text:p/>
          </table:table-cell>
          <table:table-cell table:formula="of:=IF([.W312]&lt;&gt;&quot;&quot;; [.W312]/[.U312]; &quot;&quot;)">
            <text:p/>
          </table:table-cell>
        </table:table-row>
        <table:table-row table:style-name="ro1">
          <table:table-cell office:value-type="string" calcext:value-type="string">
            <text:p>2017-09-13</text:p>
          </table:table-cell>
          <table:table-cell office:value-type="float" office:value="774.4531" calcext:value-type="float">
            <text:p>774.5</text:p>
          </table:table-cell>
          <table:table-cell office:value-type="float" office:value="766.0762" calcext:value-type="float">
            <text:p>766.1</text:p>
          </table:table-cell>
          <table:table-cell office:value-type="float" office:value="760.0867" calcext:value-type="float">
            <text:p>760.1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822" calcext:value-type="float">
            <text:p>822</text:p>
          </table:table-cell>
          <table:table-cell office:value-type="float" office:value="810" calcext:value-type="float">
            <text:p>810</text:p>
          </table:table-cell>
          <table:table-cell office:value-type="float" office:value="812" calcext:value-type="float">
            <text:p>812</text:p>
          </table:table-cell>
          <table:table-cell/>
          <table:table-cell table:formula="of:=[.B313]/[.I313]-1" office:value-type="float" office:value="-0.0462400246305419" calcext:value-type="float">
            <text:p>-0.046</text:p>
          </table:table-cell>
          <table:table-cell table:formula="of:=[.C313]/[.F313]-1" office:value-type="float" office:value="-0.0657607317073171" calcext:value-type="float">
            <text:p>-0.066</text:p>
          </table:table-cell>
          <table:table-cell table:formula="of:=[.D313]/[.H313]-1" office:value-type="float" office:value="-0.0616213580246914" calcext:value-type="float">
            <text:p>-0.062</text:p>
          </table:table-cell>
          <table:table-cell/>
          <table:table-cell table:formula="of:=[.C313]*(1-[.K313])" office:value-type="float" office:value="801.499582356872" calcext:value-type="float">
            <text:p>801.5</text:p>
          </table:table-cell>
          <table:table-cell table:formula="of:=[.O313]/[.F313]-1" office:value-type="float" office:value="-0.022561484930644" calcext:value-type="float">
            <text:p>-0.023</text:p>
          </table:table-cell>
          <table:table-cell table:formula="of:=[.D313]*(1-[.K313])" office:value-type="float" office:value="795.233127729347" calcext:value-type="float">
            <text:p>795.2</text:p>
          </table:table-cell>
          <table:table-cell table:formula="of:=[.Q313]/[.H313]-1" office:value-type="float" office:value="-0.0182307065069787" calcext:value-type="float">
            <text:p>-0.018</text:p>
          </table:table-cell>
          <table:table-cell/>
          <table:table-cell table:formula="of:=INT([.Q313])+[$パラメータ.$B$2]" office:value-type="float" office:value="795" calcext:value-type="float">
            <text:p>795</text:p>
          </table:table-cell>
          <table:table-cell table:formula="of:=IF([.H313]&lt;[.T313]; [.T313]; &quot;&quot;)">
            <text:p/>
          </table:table-cell>
          <table:table-cell table:formula="of:=IF([.U313]&lt;&gt;&quot;&quot;; [.F313]; &quot;&quot;)">
            <text:p/>
          </table:table-cell>
          <table:table-cell table:formula="of:=IF([.V313]&lt;&gt;&quot;&quot;; [.V313]-[.U313]; &quot;&quot;)">
            <text:p/>
          </table:table-cell>
          <table:table-cell table:formula="of:=IF([.W313]&lt;&gt;&quot;&quot;; [.W313]/[.U313]; &quot;&quot;)">
            <text:p/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float" office:value="776.2894" calcext:value-type="float">
            <text:p>776.3</text:p>
          </table:table-cell>
          <table:table-cell office:value-type="float" office:value="767.72455" calcext:value-type="float">
            <text:p>767.7</text:p>
          </table:table-cell>
          <table:table-cell office:value-type="float" office:value="761.91125" calcext:value-type="float">
            <text:p>761.9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B314]/[.I314]-1" office:value-type="float" office:value="-0.0486649509803921" calcext:value-type="float">
            <text:p>-0.049</text:p>
          </table:table-cell>
          <table:table-cell table:formula="of:=[.C314]/[.F314]-1" office:value-type="float" office:value="-0.0545264162561576" calcext:value-type="float">
            <text:p>-0.055</text:p>
          </table:table-cell>
          <table:table-cell table:formula="of:=[.D314]/[.H314]-1" office:value-type="float" office:value="-0.0570405321782178" calcext:value-type="float">
            <text:p>-0.057</text:p>
          </table:table-cell>
          <table:table-cell/>
          <table:table-cell table:formula="of:=[.C314]*(1-[.K314])" office:value-type="float" office:value="805.085827592194" calcext:value-type="float">
            <text:p>805.1</text:p>
          </table:table-cell>
          <table:table-cell table:formula="of:=[.O314]/[.F314]-1" office:value-type="float" office:value="-0.00851499065000771" calcext:value-type="float">
            <text:p>-0.009</text:p>
          </table:table-cell>
          <table:table-cell table:formula="of:=[.D314]*(1-[.K314])" office:value-type="float" office:value="798.989623632659" calcext:value-type="float">
            <text:p>799.0</text:p>
          </table:table-cell>
          <table:table-cell table:formula="of:=[.Q314]/[.H314]-1" office:value-type="float" office:value="-0.0111514559001741" calcext:value-type="float">
            <text:p>-0.011</text:p>
          </table:table-cell>
          <table:table-cell/>
          <table:table-cell table:formula="of:=INT([.Q314])+[$パラメータ.$B$2]" office:value-type="float" office:value="798" calcext:value-type="float">
            <text:p>798</text:p>
          </table:table-cell>
          <table:table-cell table:formula="of:=IF([.H314]&lt;[.T314]; [.T314]; &quot;&quot;)">
            <text:p/>
          </table:table-cell>
          <table:table-cell table:formula="of:=IF([.U314]&lt;&gt;&quot;&quot;; [.F314]; &quot;&quot;)">
            <text:p/>
          </table:table-cell>
          <table:table-cell table:formula="of:=IF([.V314]&lt;&gt;&quot;&quot;; [.V314]-[.U314]; &quot;&quot;)">
            <text:p/>
          </table:table-cell>
          <table:table-cell table:formula="of:=IF([.W314]&lt;&gt;&quot;&quot;; [.W314]/[.U314]; &quot;&quot;)">
            <text:p/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float" office:value="780.8082" calcext:value-type="float">
            <text:p>780.8</text:p>
          </table:table-cell>
          <table:table-cell office:value-type="float" office:value="772.4646" calcext:value-type="float">
            <text:p>772.5</text:p>
          </table:table-cell>
          <table:table-cell office:value-type="float" office:value="766.43744" calcext:value-type="float">
            <text:p>766.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315]/[.I315]-1" office:value-type="float" office:value="-0.0348477132262052" calcext:value-type="float">
            <text:p>-0.035</text:p>
          </table:table-cell>
          <table:table-cell table:formula="of:=[.C315]/[.F315]-1" office:value-type="float" office:value="-0.0568197802197802" calcext:value-type="float">
            <text:p>-0.057</text:p>
          </table:table-cell>
          <table:table-cell table:formula="of:=[.D315]/[.H315]-1" office:value-type="float" office:value="-0.051438811881188" calcext:value-type="float">
            <text:p>-0.051</text:p>
          </table:table-cell>
          <table:table-cell/>
          <table:table-cell table:formula="of:=[.C315]*(1-[.K315])" office:value-type="float" office:value="799.383224858195" calcext:value-type="float">
            <text:p>799.4</text:p>
          </table:table-cell>
          <table:table-cell table:formula="of:=[.O315]/[.F315]-1" office:value-type="float" office:value="-0.0239521064002498" calcext:value-type="float">
            <text:p>-0.024</text:p>
          </table:table-cell>
          <table:table-cell table:formula="of:=[.D315]*(1-[.K315])" office:value-type="float" office:value="793.146032114947" calcext:value-type="float">
            <text:p>793.1</text:p>
          </table:table-cell>
          <table:table-cell table:formula="of:=[.Q315]/[.H315]-1" office:value-type="float" office:value="-0.0183836236201151" calcext:value-type="float">
            <text:p>-0.018</text:p>
          </table:table-cell>
          <table:table-cell/>
          <table:table-cell table:formula="of:=INT([.Q315])+[$パラメータ.$B$2]" office:value-type="float" office:value="793" calcext:value-type="float">
            <text:p>793</text:p>
          </table:table-cell>
          <table:table-cell table:formula="of:=IF([.H315]&lt;[.T315]; [.T315]; &quot;&quot;)">
            <text:p/>
          </table:table-cell>
          <table:table-cell table:formula="of:=IF([.U315]&lt;&gt;&quot;&quot;; [.F315]; &quot;&quot;)">
            <text:p/>
          </table:table-cell>
          <table:table-cell table:formula="of:=IF([.V315]&lt;&gt;&quot;&quot;; [.V315]-[.U315]; &quot;&quot;)">
            <text:p/>
          </table:table-cell>
          <table:table-cell table:formula="of:=IF([.W315]&lt;&gt;&quot;&quot;; [.W315]/[.U315]; &quot;&quot;)">
            <text:p/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float" office:value="779.7892" calcext:value-type="float">
            <text:p>779.8</text:p>
          </table:table-cell>
          <table:table-cell office:value-type="float" office:value="771.78754" calcext:value-type="float">
            <text:p>771.8</text:p>
          </table:table-cell>
          <table:table-cell office:value-type="float" office:value="765.5109" calcext:value-type="float">
            <text:p>765.5</text:p>
          </table:table-cell>
          <table:table-cell/>
          <table:table-cell table:number-columns-repeated="2" office:value-type="float" office:value="846" calcext:value-type="float">
            <text:p>846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B316]/[.I316]-1" office:value-type="float" office:value="-0.0604949397590361" calcext:value-type="float">
            <text:p>-0.060</text:p>
          </table:table-cell>
          <table:table-cell table:formula="of:=[.C316]/[.F316]-1" office:value-type="float" office:value="-0.0877215839243498" calcext:value-type="float">
            <text:p>-0.088</text:p>
          </table:table-cell>
          <table:table-cell table:formula="of:=[.D316]/[.H316]-1" office:value-type="float" office:value="-0.0765851628468034" calcext:value-type="float">
            <text:p>-0.077</text:p>
          </table:table-cell>
          <table:table-cell/>
          <table:table-cell table:formula="of:=[.C316]*(1-[.K316])" office:value-type="float" office:value="818.476780739075" calcext:value-type="float">
            <text:p>818.5</text:p>
          </table:table-cell>
          <table:table-cell table:formula="of:=[.O316]/[.F316]-1" office:value-type="float" office:value="-0.0325333561003844" calcext:value-type="float">
            <text:p>-0.033</text:p>
          </table:table-cell>
          <table:table-cell table:formula="of:=[.D316]*(1-[.K316])" office:value-type="float" office:value="811.820435780385" calcext:value-type="float">
            <text:p>811.8</text:p>
          </table:table-cell>
          <table:table-cell table:formula="of:=[.Q316]/[.H316]-1" office:value-type="float" office:value="-0.0207232379006206" calcext:value-type="float">
            <text:p>-0.021</text:p>
          </table:table-cell>
          <table:table-cell/>
          <table:table-cell table:formula="of:=INT([.Q316])+[$パラメータ.$B$2]" office:value-type="float" office:value="811" calcext:value-type="float">
            <text:p>811</text:p>
          </table:table-cell>
          <table:table-cell table:formula="of:=IF([.H316]&lt;[.T316]; [.T316]; &quot;&quot;)">
            <text:p/>
          </table:table-cell>
          <table:table-cell table:formula="of:=IF([.U316]&lt;&gt;&quot;&quot;; [.F316]; &quot;&quot;)">
            <text:p/>
          </table:table-cell>
          <table:table-cell table:formula="of:=IF([.V316]&lt;&gt;&quot;&quot;; [.V316]-[.U316]; &quot;&quot;)">
            <text:p/>
          </table:table-cell>
          <table:table-cell table:formula="of:=IF([.W316]&lt;&gt;&quot;&quot;; [.W316]/[.U316]; &quot;&quot;)">
            <text:p/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float" office:value="796.1313" calcext:value-type="float">
            <text:p>796.1</text:p>
          </table:table-cell>
          <table:table-cell office:value-type="float" office:value="789.34985" calcext:value-type="float">
            <text:p>789.3</text:p>
          </table:table-cell>
          <table:table-cell office:value-type="float" office:value="781.7322" calcext:value-type="float">
            <text:p>781.7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B317]/[.I317]-1" office:value-type="float" office:value="-0.0622717314487632" calcext:value-type="float">
            <text:p>-0.062</text:p>
          </table:table-cell>
          <table:table-cell table:formula="of:=[.C317]/[.F317]-1" office:value-type="float" office:value="-0.0680639315230225" calcext:value-type="float">
            <text:p>-0.068</text:p>
          </table:table-cell>
          <table:table-cell table:formula="of:=[.D317]/[.H317]-1" office:value-type="float" office:value="-0.0693664285714285" calcext:value-type="float">
            <text:p>-0.069</text:p>
          </table:table-cell>
          <table:table-cell/>
          <table:table-cell table:formula="of:=[.C317]*(1-[.K317])" office:value-type="float" office:value="838.504031878322" calcext:value-type="float">
            <text:p>838.5</text:p>
          </table:table-cell>
          <table:table-cell table:formula="of:=[.O317]/[.F317]-1" office:value-type="float" office:value="-0.0100306589394079" calcext:value-type="float">
            <text:p>-0.010</text:p>
          </table:table-cell>
          <table:table-cell table:formula="of:=[.D317]*(1-[.K317])" office:value-type="float" office:value="830.412017623251" calcext:value-type="float">
            <text:p>830.4</text:p>
          </table:table-cell>
          <table:table-cell table:formula="of:=[.Q317]/[.H317]-1" office:value-type="float" office:value="-0.0114142647342251" calcext:value-type="float">
            <text:p>-0.011</text:p>
          </table:table-cell>
          <table:table-cell/>
          <table:table-cell table:formula="of:=INT([.Q317])+[$パラメータ.$B$2]" office:value-type="float" office:value="830" calcext:value-type="float">
            <text:p>830</text:p>
          </table:table-cell>
          <table:table-cell table:formula="of:=IF([.H317]&lt;[.T317]; [.T317]; &quot;&quot;)">
            <text:p/>
          </table:table-cell>
          <table:table-cell table:formula="of:=IF([.U317]&lt;&gt;&quot;&quot;; [.F317]; &quot;&quot;)">
            <text:p/>
          </table:table-cell>
          <table:table-cell table:formula="of:=IF([.V317]&lt;&gt;&quot;&quot;; [.V317]-[.U317]; &quot;&quot;)">
            <text:p/>
          </table:table-cell>
          <table:table-cell table:formula="of:=IF([.W317]&lt;&gt;&quot;&quot;; [.W317]/[.U317]; &quot;&quot;)">
            <text:p/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float" office:value="801.7024" calcext:value-type="float">
            <text:p>801.7</text:p>
          </table:table-cell>
          <table:table-cell office:value-type="float" office:value="795.13293" calcext:value-type="float">
            <text:p>795.1</text:p>
          </table:table-cell>
          <table:table-cell office:value-type="float" office:value="787.5875" calcext:value-type="float">
            <text:p>787.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B318]/[.I318]-1" office:value-type="float" office:value="-0.0557097762073027" calcext:value-type="float">
            <text:p>-0.056</text:p>
          </table:table-cell>
          <table:table-cell table:formula="of:=[.C318]/[.F318]-1" office:value-type="float" office:value="-0.0590142840236687" calcext:value-type="float">
            <text:p>-0.059</text:p>
          </table:table-cell>
          <table:table-cell table:formula="of:=[.D318]/[.H318]-1" office:value-type="float" office:value="-0.0612783075089393" calcext:value-type="float">
            <text:p>-0.061</text:p>
          </table:table-cell>
          <table:table-cell/>
          <table:table-cell table:formula="of:=[.C318]*(1-[.K318])" office:value-type="float" office:value="839.429607585357" calcext:value-type="float">
            <text:p>839.4</text:p>
          </table:table-cell>
          <table:table-cell table:formula="of:=[.O318]/[.F318]-1" office:value-type="float" office:value="-0.00659218037235876" calcext:value-type="float">
            <text:p>-0.007</text:p>
          </table:table-cell>
          <table:table-cell table:formula="of:=[.D318]*(1-[.K318])" office:value-type="float" office:value="831.463823368669" calcext:value-type="float">
            <text:p>831.5</text:p>
          </table:table-cell>
          <table:table-cell table:formula="of:=[.Q318]/[.H318]-1" office:value-type="float" office:value="-0.00898233209932187" calcext:value-type="float">
            <text:p>-0.009</text:p>
          </table:table-cell>
          <table:table-cell/>
          <table:table-cell table:formula="of:=INT([.Q318])+[$パラメータ.$B$2]" office:value-type="float" office:value="831" calcext:value-type="float">
            <text:p>831</text:p>
          </table:table-cell>
          <table:table-cell table:formula="of:=IF([.H318]&lt;[.T318]; [.T318]; &quot;&quot;)">
            <text:p/>
          </table:table-cell>
          <table:table-cell table:formula="of:=IF([.U318]&lt;&gt;&quot;&quot;; [.F318]; &quot;&quot;)">
            <text:p/>
          </table:table-cell>
          <table:table-cell table:formula="of:=IF([.V318]&lt;&gt;&quot;&quot;; [.V318]-[.U318]; &quot;&quot;)">
            <text:p/>
          </table:table-cell>
          <table:table-cell table:formula="of:=IF([.W318]&lt;&gt;&quot;&quot;; [.W318]/[.U318]; &quot;&quot;)">
            <text:p/>
          </table:table-cell>
        </table:table-row>
        <table:table-row table:style-name="ro1">
          <table:table-cell office:value-type="string" calcext:value-type="string">
            <text:p>2017-09-22</text:p>
          </table:table-cell>
          <table:table-cell office:value-type="float" office:value="801.01636" calcext:value-type="float">
            <text:p>801.0</text:p>
          </table:table-cell>
          <table:table-cell office:value-type="float" office:value="795.058" calcext:value-type="float">
            <text:p>795.1</text:p>
          </table:table-cell>
          <table:table-cell office:value-type="float" office:value="787.09796" calcext:value-type="float">
            <text:p>787.1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B319]/[.I319]-1" office:value-type="float" office:value="-0.0520516449704143" calcext:value-type="float">
            <text:p>-0.052</text:p>
          </table:table-cell>
          <table:table-cell table:formula="of:=[.C319]/[.F319]-1" office:value-type="float" office:value="-0.0557505938242281" calcext:value-type="float">
            <text:p>-0.056</text:p>
          </table:table-cell>
          <table:table-cell table:formula="of:=[.D319]/[.H319]-1" office:value-type="float" office:value="-0.0618617878426699" calcext:value-type="float">
            <text:p>-0.062</text:p>
          </table:table-cell>
          <table:table-cell/>
          <table:table-cell table:formula="of:=[.C319]*(1-[.K319])" office:value-type="float" office:value="836.442076746888" calcext:value-type="float">
            <text:p>836.4</text:p>
          </table:table-cell>
          <table:table-cell table:formula="of:=[.O319]/[.F319]-1" office:value-type="float" office:value="-0.00660085897044216" calcext:value-type="float">
            <text:p>-0.007</text:p>
          </table:table-cell>
          <table:table-cell table:formula="of:=[.D319]*(1-[.K319])" office:value-type="float" office:value="828.067703570857" calcext:value-type="float">
            <text:p>828.1</text:p>
          </table:table-cell>
          <table:table-cell table:formula="of:=[.Q319]/[.H319]-1" office:value-type="float" office:value="-0.0130301506902775" calcext:value-type="float">
            <text:p>-0.013</text:p>
          </table:table-cell>
          <table:table-cell/>
          <table:table-cell table:formula="of:=INT([.Q319])+[$パラメータ.$B$2]" office:value-type="float" office:value="828" calcext:value-type="float">
            <text:p>828</text:p>
          </table:table-cell>
          <table:table-cell table:formula="of:=IF([.H319]&lt;[.T319]; [.T319]; &quot;&quot;)">
            <text:p/>
          </table:table-cell>
          <table:table-cell table:formula="of:=IF([.U319]&lt;&gt;&quot;&quot;; [.F319]; &quot;&quot;)">
            <text:p/>
          </table:table-cell>
          <table:table-cell table:formula="of:=IF([.V319]&lt;&gt;&quot;&quot;; [.V319]-[.U319]; &quot;&quot;)">
            <text:p/>
          </table:table-cell>
          <table:table-cell table:formula="of:=IF([.W319]&lt;&gt;&quot;&quot;; [.W319]/[.U319]; &quot;&quot;)">
            <text:p/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803.0867" calcext:value-type="float">
            <text:p>803.1</text:p>
          </table:table-cell>
          <table:table-cell office:value-type="float" office:value="796.02795" calcext:value-type="float">
            <text:p>796.0</text:p>
          </table:table-cell>
          <table:table-cell office:value-type="float" office:value="788.9776" calcext:value-type="float">
            <text:p>789.0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851" calcext:value-type="float">
            <text:p>851</text:p>
          </table:table-cell>
          <table:table-cell office:value-type="float" office:value="838" calcext:value-type="float">
            <text:p>838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B320]/[.I320]-1" office:value-type="float" office:value="-0.0507249408983452" calcext:value-type="float">
            <text:p>-0.051</text:p>
          </table:table-cell>
          <table:table-cell table:formula="of:=[.C320]/[.F320]-1" office:value-type="float" office:value="-0.0579550887573964" calcext:value-type="float">
            <text:p>-0.058</text:p>
          </table:table-cell>
          <table:table-cell table:formula="of:=[.D320]/[.H320]-1" office:value-type="float" office:value="-0.0584992840095465" calcext:value-type="float">
            <text:p>-0.058</text:p>
          </table:table-cell>
          <table:table-cell/>
          <table:table-cell table:formula="of:=[.C320]*(1-[.K320])" office:value-type="float" office:value="836.406420717181" calcext:value-type="float">
            <text:p>836.4</text:p>
          </table:table-cell>
          <table:table-cell table:formula="of:=[.O320]/[.F320]-1" office:value-type="float" office:value="-0.0101699163110285" calcext:value-type="float">
            <text:p>-0.010</text:p>
          </table:table-cell>
          <table:table-cell table:formula="of:=[.D320]*(1-[.K320])" office:value-type="float" office:value="828.998442130118" calcext:value-type="float">
            <text:p>829.0</text:p>
          </table:table-cell>
          <table:table-cell table:formula="of:=[.Q320]/[.H320]-1" office:value-type="float" office:value="-0.010741715835181" calcext:value-type="float">
            <text:p>-0.011</text:p>
          </table:table-cell>
          <table:table-cell/>
          <table:table-cell table:formula="of:=INT([.Q320])+[$パラメータ.$B$2]" office:value-type="float" office:value="828" calcext:value-type="float">
            <text:p>828</text:p>
          </table:table-cell>
          <table:table-cell table:formula="of:=IF([.H320]&lt;[.T320]; [.T320]; &quot;&quot;)">
            <text:p/>
          </table:table-cell>
          <table:table-cell table:formula="of:=IF([.U320]&lt;&gt;&quot;&quot;; [.F320]; &quot;&quot;)">
            <text:p/>
          </table:table-cell>
          <table:table-cell table:formula="of:=IF([.V320]&lt;&gt;&quot;&quot;; [.V320]-[.U320]; &quot;&quot;)">
            <text:p/>
          </table:table-cell>
          <table:table-cell table:formula="of:=IF([.W320]&lt;&gt;&quot;&quot;; [.W320]/[.U320]; &quot;&quot;)">
            <text:p/>
          </table:table-cell>
        </table:table-row>
        <table:table-row table:style-name="ro1">
          <table:table-cell office:value-type="string" calcext:value-type="string">
            <text:p>2017-09-26</text:p>
          </table:table-cell>
          <table:table-cell office:value-type="float" office:value="802.86786" calcext:value-type="float">
            <text:p>802.9</text:p>
          </table:table-cell>
          <table:table-cell office:value-type="float" office:value="795.3635" calcext:value-type="float">
            <text:p>795.4</text:p>
          </table:table-cell>
          <table:table-cell office:value-type="float" office:value="788.671" calcext:value-type="float">
            <text:p>788.7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849" calcext:value-type="float">
            <text:p>849</text:p>
          </table:table-cell>
          <table:table-cell office:value-type="float" office:value="839" calcext:value-type="float">
            <text:p>839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[.B321]/[.I321]-1" office:value-type="float" office:value="-0.0464752256532067" calcext:value-type="float">
            <text:p>-0.046</text:p>
          </table:table-cell>
          <table:table-cell table:formula="of:=[.C321]/[.F321]-1" office:value-type="float" office:value="-0.0531386904761905" calcext:value-type="float">
            <text:p>-0.053</text:p>
          </table:table-cell>
          <table:table-cell table:formula="of:=[.D321]/[.H321]-1" office:value-type="float" office:value="-0.0599868891537544" calcext:value-type="float">
            <text:p>-0.060</text:p>
          </table:table-cell>
          <table:table-cell/>
          <table:table-cell table:formula="of:=[.C321]*(1-[.K321])" office:value-type="float" office:value="832.328198138824" calcext:value-type="float">
            <text:p>832.3</text:p>
          </table:table-cell>
          <table:table-cell table:formula="of:=[.O321]/[.F321]-1" office:value-type="float" office:value="-0.00913309745378044" calcext:value-type="float">
            <text:p>-0.009</text:p>
          </table:table-cell>
          <table:table-cell table:formula="of:=[.D321]*(1-[.K321])" office:value-type="float" office:value="825.32466269114" calcext:value-type="float">
            <text:p>825.3</text:p>
          </table:table-cell>
          <table:table-cell table:formula="of:=[.Q321]/[.H321]-1" office:value-type="float" office:value="-0.0162995677102022" calcext:value-type="float">
            <text:p>-0.016</text:p>
          </table:table-cell>
          <table:table-cell/>
          <table:table-cell table:formula="of:=INT([.Q321])+[$パラメータ.$B$2]" office:value-type="float" office:value="825" calcext:value-type="float">
            <text:p>825</text:p>
          </table:table-cell>
          <table:table-cell table:formula="of:=IF([.H321]&lt;[.T321]; [.T321]; &quot;&quot;)">
            <text:p/>
          </table:table-cell>
          <table:table-cell table:formula="of:=IF([.U321]&lt;&gt;&quot;&quot;; [.F321]; &quot;&quot;)">
            <text:p/>
          </table:table-cell>
          <table:table-cell table:formula="of:=IF([.V321]&lt;&gt;&quot;&quot;; [.V321]-[.U321]; &quot;&quot;)">
            <text:p/>
          </table:table-cell>
          <table:table-cell table:formula="of:=IF([.W321]&lt;&gt;&quot;&quot;; [.W321]/[.U321]; &quot;&quot;)">
            <text:p/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float" office:value="802.2853" calcext:value-type="float">
            <text:p>802.3</text:p>
          </table:table-cell>
          <table:table-cell office:value-type="float" office:value="794.8394" calcext:value-type="float">
            <text:p>794.8</text:p>
          </table:table-cell>
          <table:table-cell office:value-type="float" office:value="787.9602" calcext:value-type="float">
            <text:p>788.0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29" calcext:value-type="float">
            <text:p>829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B322]/[.I322]-1" office:value-type="float" office:value="-0.0357147836538462" calcext:value-type="float">
            <text:p>-0.036</text:p>
          </table:table-cell>
          <table:table-cell table:formula="of:=[.C322]/[.F322]-1" office:value-type="float" office:value="-0.0503710872162486" calcext:value-type="float">
            <text:p>-0.050</text:p>
          </table:table-cell>
          <table:table-cell table:formula="of:=[.D322]/[.H322]-1" office:value-type="float" office:value="-0.0495051869722557" calcext:value-type="float">
            <text:p>-0.050</text:p>
          </table:table-cell>
          <table:table-cell/>
          <table:table-cell table:formula="of:=[.C322]*(1-[.K322])" office:value-type="float" office:value="823.226917210553" calcext:value-type="float">
            <text:p>823.2</text:p>
          </table:table-cell>
          <table:table-cell table:formula="of:=[.O322]/[.F322]-1" office:value-type="float" office:value="-0.0164552960447396" calcext:value-type="float">
            <text:p>-0.016</text:p>
          </table:table-cell>
          <table:table-cell table:formula="of:=[.D322]*(1-[.K322])" office:value-type="float" office:value="816.102028070842" calcext:value-type="float">
            <text:p>816.1</text:p>
          </table:table-cell>
          <table:table-cell table:formula="of:=[.Q322]/[.H322]-1" office:value-type="float" office:value="-0.0155584703608668" calcext:value-type="float">
            <text:p>-0.016</text:p>
          </table:table-cell>
          <table:table-cell/>
          <table:table-cell table:formula="of:=INT([.Q322])+[$パラメータ.$B$2]" office:value-type="float" office:value="816" calcext:value-type="float">
            <text:p>816</text:p>
          </table:table-cell>
          <table:table-cell table:formula="of:=IF([.H322]&lt;[.T322]; [.T322]; &quot;&quot;)">
            <text:p/>
          </table:table-cell>
          <table:table-cell table:formula="of:=IF([.U322]&lt;&gt;&quot;&quot;; [.F322]; &quot;&quot;)">
            <text:p/>
          </table:table-cell>
          <table:table-cell table:formula="of:=IF([.V322]&lt;&gt;&quot;&quot;; [.V322]-[.U322]; &quot;&quot;)">
            <text:p/>
          </table:table-cell>
          <table:table-cell table:formula="of:=IF([.W322]&lt;&gt;&quot;&quot;; [.W322]/[.U322]; &quot;&quot;)">
            <text:p/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float" office:value="797.231" calcext:value-type="float">
            <text:p>797.2</text:p>
          </table:table-cell>
          <table:table-cell office:value-type="float" office:value="789.1598" calcext:value-type="float">
            <text:p>789.2</text:p>
          </table:table-cell>
          <table:table-cell office:value-type="float" office:value="782.8528" calcext:value-type="float">
            <text:p>782.9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B323]/[.I323]-1" office:value-type="float" office:value="-0.0554135071090047" calcext:value-type="float">
            <text:p>-0.055</text:p>
          </table:table-cell>
          <table:table-cell table:formula="of:=[.C323]/[.F323]-1" office:value-type="float" office:value="-0.0571567502986857" calcext:value-type="float">
            <text:p>-0.057</text:p>
          </table:table-cell>
          <table:table-cell table:formula="of:=[.D323]/[.H323]-1" office:value-type="float" office:value="-0.0624517365269461" calcext:value-type="float">
            <text:p>-0.062</text:p>
          </table:table-cell>
          <table:table-cell/>
          <table:table-cell table:formula="of:=[.C323]*(1-[.K323])" office:value-type="float" office:value="832.889912187441" calcext:value-type="float">
            <text:p>832.9</text:p>
          </table:table-cell>
          <table:table-cell table:formula="of:=[.O323]/[.F323]-1" office:value-type="float" office:value="-0.0049104991786848" calcext:value-type="float">
            <text:p>-0.005</text:p>
          </table:table-cell>
          <table:table-cell table:formula="of:=[.D323]*(1-[.K323])" office:value-type="float" office:value="826.233419198104" calcext:value-type="float">
            <text:p>826.2</text:p>
          </table:table-cell>
          <table:table-cell table:formula="of:=[.Q323]/[.H323]-1" office:value-type="float" office:value="-0.0104988991639471" calcext:value-type="float">
            <text:p>-0.010</text:p>
          </table:table-cell>
          <table:table-cell/>
          <table:table-cell table:formula="of:=INT([.Q323])+[$パラメータ.$B$2]" office:value-type="float" office:value="826" calcext:value-type="float">
            <text:p>826</text:p>
          </table:table-cell>
          <table:table-cell table:formula="of:=IF([.H323]&lt;[.T323]; [.T323]; &quot;&quot;)">
            <text:p/>
          </table:table-cell>
          <table:table-cell table:formula="of:=IF([.U323]&lt;&gt;&quot;&quot;; [.F323]; &quot;&quot;)">
            <text:p/>
          </table:table-cell>
          <table:table-cell table:formula="of:=IF([.V323]&lt;&gt;&quot;&quot;; [.V323]-[.U323]; &quot;&quot;)">
            <text:p/>
          </table:table-cell>
          <table:table-cell table:formula="of:=IF([.W323]&lt;&gt;&quot;&quot;; [.W323]/[.U323]; &quot;&quot;)">
            <text:p/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float" office:value="796.4307" calcext:value-type="float">
            <text:p>796.4</text:p>
          </table:table-cell>
          <table:table-cell office:value-type="float" office:value="788.6275" calcext:value-type="float">
            <text:p>788.6</text:p>
          </table:table-cell>
          <table:table-cell office:value-type="float" office:value="782.0686" calcext:value-type="float">
            <text:p>782.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29" calcext:value-type="float">
            <text:p>829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B324]/[.I324]-1" office:value-type="float" office:value="-0.0461907784431138" calcext:value-type="float">
            <text:p>-0.046</text:p>
          </table:table-cell>
          <table:table-cell table:formula="of:=[.C324]/[.F324]-1" office:value-type="float" office:value="-0.0555359281437126" calcext:value-type="float">
            <text:p>-0.056</text:p>
          </table:table-cell>
          <table:table-cell table:formula="of:=[.D324]/[.H324]-1" office:value-type="float" office:value="-0.0566120627261761" calcext:value-type="float">
            <text:p>-0.057</text:p>
          </table:table-cell>
          <table:table-cell/>
          <table:table-cell table:formula="of:=[.C324]*(1-[.K324])" office:value-type="float" office:value="825.054818126647" calcext:value-type="float">
            <text:p>825.1</text:p>
          </table:table-cell>
          <table:table-cell table:formula="of:=[.O324]/[.F324]-1" office:value-type="float" office:value="-0.0119103974531176" calcext:value-type="float">
            <text:p>-0.012</text:p>
          </table:table-cell>
          <table:table-cell table:formula="of:=[.D324]*(1-[.K324])" office:value-type="float" office:value="818.192957429916" calcext:value-type="float">
            <text:p>818.2</text:p>
          </table:table-cell>
          <table:table-cell table:formula="of:=[.Q324]/[.H324]-1" office:value-type="float" office:value="-0.0130362395296549" calcext:value-type="float">
            <text:p>-0.013</text:p>
          </table:table-cell>
          <table:table-cell/>
          <table:table-cell table:formula="of:=INT([.Q324])+[$パラメータ.$B$2]" office:value-type="float" office:value="818" calcext:value-type="float">
            <text:p>818</text:p>
          </table:table-cell>
          <table:table-cell table:formula="of:=IF([.H324]&lt;[.T324]; [.T324]; &quot;&quot;)">
            <text:p/>
          </table:table-cell>
          <table:table-cell table:formula="of:=IF([.U324]&lt;&gt;&quot;&quot;; [.F324]; &quot;&quot;)">
            <text:p/>
          </table:table-cell>
          <table:table-cell table:formula="of:=IF([.V324]&lt;&gt;&quot;&quot;; [.V324]-[.U324]; &quot;&quot;)">
            <text:p/>
          </table:table-cell>
          <table:table-cell table:formula="of:=IF([.W324]&lt;&gt;&quot;&quot;; [.W324]/[.U324]; &quot;&quot;)">
            <text:p/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float" office:value="800.88434" calcext:value-type="float">
            <text:p>800.9</text:p>
          </table:table-cell>
          <table:table-cell office:value-type="float" office:value="793.18146" calcext:value-type="float">
            <text:p>793.2</text:p>
          </table:table-cell>
          <table:table-cell office:value-type="float" office:value="786.6377" calcext:value-type="float">
            <text:p>786.6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[.B325]/[.I325]-1" office:value-type="float" office:value="-0.0420043779904307" calcext:value-type="float">
            <text:p>-0.042</text:p>
          </table:table-cell>
          <table:table-cell table:formula="of:=[.C325]/[.F325]-1" office:value-type="float" office:value="-0.0534827446300716" calcext:value-type="float">
            <text:p>-0.053</text:p>
          </table:table-cell>
          <table:table-cell table:formula="of:=[.D325]/[.H325]-1" office:value-type="float" office:value="-0.0579189221556886" calcext:value-type="float">
            <text:p>-0.058</text:p>
          </table:table-cell>
          <table:table-cell/>
          <table:table-cell table:formula="of:=[.C325]*(1-[.K325])" office:value-type="float" office:value="826.498553860842" calcext:value-type="float">
            <text:p>826.5</text:p>
          </table:table-cell>
          <table:table-cell table:formula="of:=[.O325]/[.F325]-1" office:value-type="float" office:value="-0.0137248760610481" calcext:value-type="float">
            <text:p>-0.014</text:p>
          </table:table-cell>
          <table:table-cell table:formula="of:=[.D325]*(1-[.K325])" office:value-type="float" office:value="819.679927292323" calcext:value-type="float">
            <text:p>819.7</text:p>
          </table:table-cell>
          <table:table-cell table:formula="of:=[.Q325]/[.H325]-1" office:value-type="float" office:value="-0.0183473924642839" calcext:value-type="float">
            <text:p>-0.018</text:p>
          </table:table-cell>
          <table:table-cell/>
          <table:table-cell table:formula="of:=INT([.Q325])+[$パラメータ.$B$2]" office:value-type="float" office:value="819" calcext:value-type="float">
            <text:p>819</text:p>
          </table:table-cell>
          <table:table-cell table:formula="of:=IF([.H325]&lt;[.T325]; [.T325]; &quot;&quot;)">
            <text:p/>
          </table:table-cell>
          <table:table-cell table:formula="of:=IF([.U325]&lt;&gt;&quot;&quot;; [.F325]; &quot;&quot;)">
            <text:p/>
          </table:table-cell>
          <table:table-cell table:formula="of:=IF([.V325]&lt;&gt;&quot;&quot;; [.V325]-[.U325]; &quot;&quot;)">
            <text:p/>
          </table:table-cell>
          <table:table-cell table:formula="of:=IF([.W325]&lt;&gt;&quot;&quot;; [.W325]/[.U325]; &quot;&quot;)">
            <text:p/>
          </table:table-cell>
        </table:table-row>
        <table:table-row table:style-name="ro1">
          <table:table-cell office:value-type="string" calcext:value-type="string">
            <text:p>2017-10-03</text:p>
          </table:table-cell>
          <table:table-cell office:value-type="float" office:value="800.1601" calcext:value-type="float">
            <text:p>800.2</text:p>
          </table:table-cell>
          <table:table-cell office:value-type="float" office:value="792.1895" calcext:value-type="float">
            <text:p>792.2</text:p>
          </table:table-cell>
          <table:table-cell office:value-type="float" office:value="785.79034" calcext:value-type="float">
            <text:p>785.8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36" calcext:value-type="float">
            <text:p>836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[.B326]/[.I326]-1" office:value-type="float" office:value="-0.0485611177170036" calcext:value-type="float">
            <text:p>-0.049</text:p>
          </table:table-cell>
          <table:table-cell table:formula="of:=[.C326]/[.F326]-1" office:value-type="float" office:value="-0.0591573634204277" calcext:value-type="float">
            <text:p>-0.059</text:p>
          </table:table-cell>
          <table:table-cell table:formula="of:=[.D326]/[.H326]-1" office:value-type="float" office:value="-0.0600594019138756" calcext:value-type="float">
            <text:p>-0.060</text:p>
          </table:table-cell>
          <table:table-cell/>
          <table:table-cell table:formula="of:=[.C326]*(1-[.K326])" office:value-type="float" office:value="830.659107563674" calcext:value-type="float">
            <text:p>830.7</text:p>
          </table:table-cell>
          <table:table-cell table:formula="of:=[.O326]/[.F326]-1" office:value-type="float" office:value="-0.0134689933923109" calcext:value-type="float">
            <text:p>-0.013</text:p>
          </table:table-cell>
          <table:table-cell table:formula="of:=[.D326]*(1-[.K326])" office:value-type="float" office:value="823.949197201624" calcext:value-type="float">
            <text:p>823.9</text:p>
          </table:table-cell>
          <table:table-cell table:formula="of:=[.Q326]/[.H326]-1" office:value-type="float" office:value="-0.0144148358832245" calcext:value-type="float">
            <text:p>-0.014</text:p>
          </table:table-cell>
          <table:table-cell/>
          <table:table-cell table:formula="of:=INT([.Q326])+[$パラメータ.$B$2]" office:value-type="float" office:value="823" calcext:value-type="float">
            <text:p>823</text:p>
          </table:table-cell>
          <table:table-cell table:formula="of:=IF([.H326]&lt;[.T326]; [.T326]; &quot;&quot;)">
            <text:p/>
          </table:table-cell>
          <table:table-cell table:formula="of:=IF([.U326]&lt;&gt;&quot;&quot;; [.F326]; &quot;&quot;)">
            <text:p/>
          </table:table-cell>
          <table:table-cell table:formula="of:=IF([.V326]&lt;&gt;&quot;&quot;; [.V326]-[.U326]; &quot;&quot;)">
            <text:p/>
          </table:table-cell>
          <table:table-cell table:formula="of:=IF([.W326]&lt;&gt;&quot;&quot;; [.W326]/[.U326]; &quot;&quot;)">
            <text:p/>
          </table:table-cell>
        </table:table-row>
        <table:table-row table:style-name="ro1">
          <table:table-cell office:value-type="string" calcext:value-type="string">
            <text:p>2017-10-04</text:p>
          </table:table-cell>
          <table:table-cell office:value-type="float" office:value="798.8927" calcext:value-type="float">
            <text:p>798.9</text:p>
          </table:table-cell>
          <table:table-cell office:value-type="float" office:value="791.0086" calcext:value-type="float">
            <text:p>791.0</text:p>
          </table:table-cell>
          <table:table-cell office:value-type="float" office:value="784.4543" calcext:value-type="float">
            <text:p>784.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846" calcext:value-type="float">
            <text:p>846</text:p>
          </table:table-cell>
          <table:table-cell office:value-type="float" office:value="829" calcext:value-type="float">
            <text:p>829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B327]/[.I327]-1" office:value-type="float" office:value="-0.0545648520710059" calcext:value-type="float">
            <text:p>-0.055</text:p>
          </table:table-cell>
          <table:table-cell table:formula="of:=[.C327]/[.F327]-1" office:value-type="float" office:value="-0.0458279855247286" calcext:value-type="float">
            <text:p>-0.046</text:p>
          </table:table-cell>
          <table:table-cell table:formula="of:=[.D327]/[.H327]-1" office:value-type="float" office:value="-0.0537342581423402" calcext:value-type="float">
            <text:p>-0.054</text:p>
          </table:table-cell>
          <table:table-cell/>
          <table:table-cell table:formula="of:=[.C327]*(1-[.K327])" office:value-type="float" office:value="834.169867245893" calcext:value-type="float">
            <text:p>834.2</text:p>
          </table:table-cell>
          <table:table-cell table:formula="of:=[.O327]/[.F327]-1" office:value-type="float" office:value="0.00623626929540833" calcext:value-type="float">
            <text:p>0.006</text:p>
          </table:table-cell>
          <table:table-cell table:formula="of:=[.D327]*(1-[.K327])" office:value-type="float" office:value="827.257932835964" calcext:value-type="float">
            <text:p>827.3</text:p>
          </table:table-cell>
          <table:table-cell table:formula="of:=[.Q327]/[.H327]-1" office:value-type="float" office:value="-0.00210140791801638" calcext:value-type="float">
            <text:p>-0.002</text:p>
          </table:table-cell>
          <table:table-cell/>
          <table:table-cell table:formula="of:=INT([.Q327])+[$パラメータ.$B$2]" office:value-type="float" office:value="827" calcext:value-type="float">
            <text:p>827</text:p>
          </table:table-cell>
          <table:table-cell table:formula="of:=IF([.H327]&lt;[.T327]; [.T327]; &quot;&quot;)">
            <text:p/>
          </table:table-cell>
          <table:table-cell table:formula="of:=IF([.U327]&lt;&gt;&quot;&quot;; [.F327]; &quot;&quot;)">
            <text:p/>
          </table:table-cell>
          <table:table-cell table:formula="of:=IF([.V327]&lt;&gt;&quot;&quot;; [.V327]-[.U327]; &quot;&quot;)">
            <text:p/>
          </table:table-cell>
          <table:table-cell table:formula="of:=IF([.W327]&lt;&gt;&quot;&quot;; [.W327]/[.U327]; &quot;&quot;)">
            <text:p/>
          </table:table-cell>
        </table:table-row>
        <table:table-row table:style-name="ro1">
          <table:table-cell office:value-type="string" calcext:value-type="string">
            <text:p>2017-10-05</text:p>
          </table:table-cell>
          <table:table-cell office:value-type="float" office:value="794.36285" calcext:value-type="float">
            <text:p>794.4</text:p>
          </table:table-cell>
          <table:table-cell office:value-type="float" office:value="787.12085" calcext:value-type="float">
            <text:p>787.1</text:p>
          </table:table-cell>
          <table:table-cell office:value-type="float" office:value="780.2022" calcext:value-type="float">
            <text:p>780.2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B328]/[.I328]-1" office:value-type="float" office:value="-0.0463831332533013" calcext:value-type="float">
            <text:p>-0.046</text:p>
          </table:table-cell>
          <table:table-cell table:formula="of:=[.C328]/[.F328]-1" office:value-type="float" office:value="-0.0595927718040621" calcext:value-type="float">
            <text:p>-0.060</text:p>
          </table:table-cell>
          <table:table-cell table:formula="of:=[.D328]/[.H328]-1" office:value-type="float" office:value="-0.0611285198555958" calcext:value-type="float">
            <text:p>-0.061</text:p>
          </table:table-cell>
          <table:table-cell/>
          <table:table-cell table:formula="of:=[.C328]*(1-[.K328])" office:value-type="float" office:value="823.629981272002" calcext:value-type="float">
            <text:p>823.6</text:p>
          </table:table-cell>
          <table:table-cell table:formula="of:=[.O328]/[.F328]-1" office:value-type="float" office:value="-0.0159737380262822" calcext:value-type="float">
            <text:p>-0.016</text:p>
          </table:table-cell>
          <table:table-cell table:formula="of:=[.D328]*(1-[.K328])" office:value-type="float" office:value="816.390422607119" calcext:value-type="float">
            <text:p>816.4</text:p>
          </table:table-cell>
          <table:table-cell table:formula="of:=[.Q328]/[.H328]-1" office:value-type="float" office:value="-0.0175807188843335" calcext:value-type="float">
            <text:p>-0.018</text:p>
          </table:table-cell>
          <table:table-cell/>
          <table:table-cell table:formula="of:=INT([.Q328])+[$パラメータ.$B$2]" office:value-type="float" office:value="816" calcext:value-type="float">
            <text:p>816</text:p>
          </table:table-cell>
          <table:table-cell table:formula="of:=IF([.H328]&lt;[.T328]; [.T328]; &quot;&quot;)">
            <text:p/>
          </table:table-cell>
          <table:table-cell table:formula="of:=IF([.U328]&lt;&gt;&quot;&quot;; [.F328]; &quot;&quot;)">
            <text:p/>
          </table:table-cell>
          <table:table-cell table:formula="of:=IF([.V328]&lt;&gt;&quot;&quot;; [.V328]-[.U328]; &quot;&quot;)">
            <text:p/>
          </table:table-cell>
          <table:table-cell table:formula="of:=IF([.W328]&lt;&gt;&quot;&quot;; [.W328]/[.U328]; &quot;&quot;)">
            <text:p/>
          </table:table-cell>
        </table:table-row>
        <table:table-row table:style-name="ro1">
          <table:table-cell office:value-type="string" calcext:value-type="string">
            <text:p>2017-10-06</text:p>
          </table:table-cell>
          <table:table-cell office:value-type="float" office:value="797.39215" calcext:value-type="float">
            <text:p>797.4</text:p>
          </table:table-cell>
          <table:table-cell office:value-type="float" office:value="790.0867" calcext:value-type="float">
            <text:p>790.1</text:p>
          </table:table-cell>
          <table:table-cell office:value-type="float" office:value="783.3894" calcext:value-type="float">
            <text:p>783.4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B329]/[.I329]-1" office:value-type="float" office:value="-0.0552225710900474" calcext:value-type="float">
            <text:p>-0.055</text:p>
          </table:table-cell>
          <table:table-cell table:formula="of:=[.C329]/[.F329]-1" office:value-type="float" office:value="-0.0682939858490567" calcext:value-type="float">
            <text:p>-0.068</text:p>
          </table:table-cell>
          <table:table-cell table:formula="of:=[.D329]/[.H329]-1" office:value-type="float" office:value="-0.0696087885985748" calcext:value-type="float">
            <text:p>-0.070</text:p>
          </table:table-cell>
          <table:table-cell/>
          <table:table-cell table:formula="of:=[.C329]*(1-[.K329])" office:value-type="float" office:value="833.717318958051" calcext:value-type="float">
            <text:p>833.7</text:p>
          </table:table-cell>
          <table:table-cell table:formula="of:=[.O329]/[.F329]-1" office:value-type="float" office:value="-0.0168427842475815" calcext:value-type="float">
            <text:p>-0.017</text:p>
          </table:table-cell>
          <table:table-cell table:formula="of:=[.D329]*(1-[.K329])" office:value-type="float" office:value="826.65017683269" calcext:value-type="float">
            <text:p>826.7</text:p>
          </table:table-cell>
          <table:table-cell table:formula="of:=[.Q329]/[.H329]-1" office:value-type="float" office:value="-0.0182301937854044" calcext:value-type="float">
            <text:p>-0.018</text:p>
          </table:table-cell>
          <table:table-cell/>
          <table:table-cell table:formula="of:=INT([.Q329])+[$パラメータ.$B$2]" office:value-type="float" office:value="826" calcext:value-type="float">
            <text:p>826</text:p>
          </table:table-cell>
          <table:table-cell table:formula="of:=IF([.H329]&lt;[.T329]; [.T329]; &quot;&quot;)">
            <text:p/>
          </table:table-cell>
          <table:table-cell table:formula="of:=IF([.U329]&lt;&gt;&quot;&quot;; [.F329]; &quot;&quot;)">
            <text:p/>
          </table:table-cell>
          <table:table-cell table:formula="of:=IF([.V329]&lt;&gt;&quot;&quot;; [.V329]-[.U329]; &quot;&quot;)">
            <text:p/>
          </table:table-cell>
          <table:table-cell table:formula="of:=IF([.W329]&lt;&gt;&quot;&quot;; [.W329]/[.U329]; &quot;&quot;)">
            <text:p/>
          </table:table-cell>
        </table:table-row>
        <table:table-row table:style-name="ro1">
          <table:table-cell office:value-type="string" calcext:value-type="string">
            <text:p>2017-10-10</text:p>
          </table:table-cell>
          <table:table-cell office:value-type="float" office:value="805.01996" calcext:value-type="float">
            <text:p>805.0</text:p>
          </table:table-cell>
          <table:table-cell office:value-type="float" office:value="798.0826" calcext:value-type="float">
            <text:p>798.1</text:p>
          </table:table-cell>
          <table:table-cell office:value-type="float" office:value="790.9292" calcext:value-type="float">
            <text:p>790.9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B330]/[.I330]-1" office:value-type="float" office:value="-0.0573536768149884" calcext:value-type="float">
            <text:p>-0.057</text:p>
          </table:table-cell>
          <table:table-cell table:formula="of:=[.C330]/[.F330]-1" office:value-type="float" office:value="-0.0741501160092808" calcext:value-type="float">
            <text:p>-0.074</text:p>
          </table:table-cell>
          <table:table-cell table:formula="of:=[.D330]/[.H330]-1" office:value-type="float" office:value="-0.0727676436107855" calcext:value-type="float">
            <text:p>-0.073</text:p>
          </table:table-cell>
          <table:table-cell/>
          <table:table-cell table:formula="of:=[.C330]*(1-[.K330])" office:value-type="float" office:value="843.855571512066" calcext:value-type="float">
            <text:p>843.9</text:p>
          </table:table-cell>
          <table:table-cell table:formula="of:=[.O330]/[.F330]-1" office:value-type="float" office:value="-0.0210492209836824" calcext:value-type="float">
            <text:p>-0.021</text:p>
          </table:table-cell>
          <table:table-cell table:formula="of:=[.D330]*(1-[.K330])" office:value-type="float" office:value="836.291897720337" calcext:value-type="float">
            <text:p>836.3</text:p>
          </table:table-cell>
          <table:table-cell table:formula="of:=[.Q330]/[.H330]-1" office:value-type="float" office:value="-0.0195874587100382" calcext:value-type="float">
            <text:p>-0.020</text:p>
          </table:table-cell>
          <table:table-cell/>
          <table:table-cell table:formula="of:=INT([.Q330])+[$パラメータ.$B$2]" office:value-type="float" office:value="836" calcext:value-type="float">
            <text:p>836</text:p>
          </table:table-cell>
          <table:table-cell table:formula="of:=IF([.H330]&lt;[.T330]; [.T330]; &quot;&quot;)">
            <text:p/>
          </table:table-cell>
          <table:table-cell table:formula="of:=IF([.U330]&lt;&gt;&quot;&quot;; [.F330]; &quot;&quot;)">
            <text:p/>
          </table:table-cell>
          <table:table-cell table:formula="of:=IF([.V330]&lt;&gt;&quot;&quot;; [.V330]-[.U330]; &quot;&quot;)">
            <text:p/>
          </table:table-cell>
          <table:table-cell table:formula="of:=IF([.W330]&lt;&gt;&quot;&quot;; [.W330]/[.U330]; &quot;&quot;)">
            <text:p/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float" office:value="812.93304" calcext:value-type="float">
            <text:p>812.9</text:p>
          </table:table-cell>
          <table:table-cell office:value-type="float" office:value="807.4153" calcext:value-type="float">
            <text:p>807.4</text:p>
          </table:table-cell>
          <table:table-cell office:value-type="float" office:value="798.89197" calcext:value-type="float">
            <text:p>798.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80" calcext:value-type="float">
            <text:p>880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/>
          <table:table-cell table:formula="of:=[.B331]/[.I331]-1" office:value-type="float" office:value="-0.0601930173410404" calcext:value-type="float">
            <text:p>-0.060</text:p>
          </table:table-cell>
          <table:table-cell table:formula="of:=[.C331]/[.F331]-1" office:value-type="float" office:value="-0.0803925968109339" calcext:value-type="float">
            <text:p>-0.080</text:p>
          </table:table-cell>
          <table:table-cell table:formula="of:=[.D331]/[.H331]-1" office:value-type="float" office:value="-0.0753565162037036" calcext:value-type="float">
            <text:p>-0.075</text:p>
          </table:table-cell>
          <table:table-cell/>
          <table:table-cell table:formula="of:=[.C331]*(1-[.K331])" office:value-type="float" office:value="856.016063154322" calcext:value-type="float">
            <text:p>856.0</text:p>
          </table:table-cell>
          <table:table-cell table:formula="of:=[.O331]/[.F331]-1" office:value-type="float" office:value="-0.0250386524438252" calcext:value-type="float">
            <text:p>-0.025</text:p>
          </table:table-cell>
          <table:table-cell table:formula="of:=[.D331]*(1-[.K331])" office:value-type="float" office:value="846.979688203828" calcext:value-type="float">
            <text:p>847.0</text:p>
          </table:table-cell>
          <table:table-cell table:formula="of:=[.Q331]/[.H331]-1" office:value-type="float" office:value="-0.0196994349492732" calcext:value-type="float">
            <text:p>-0.020</text:p>
          </table:table-cell>
          <table:table-cell/>
          <table:table-cell table:formula="of:=INT([.Q331])+[$パラメータ.$B$2]" office:value-type="float" office:value="846" calcext:value-type="float">
            <text:p>846</text:p>
          </table:table-cell>
          <table:table-cell table:formula="of:=IF([.H331]&lt;[.T331]; [.T331]; &quot;&quot;)">
            <text:p/>
          </table:table-cell>
          <table:table-cell table:formula="of:=IF([.U331]&lt;&gt;&quot;&quot;; [.F331]; &quot;&quot;)">
            <text:p/>
          </table:table-cell>
          <table:table-cell table:formula="of:=IF([.V331]&lt;&gt;&quot;&quot;; [.V331]-[.U331]; &quot;&quot;)">
            <text:p/>
          </table:table-cell>
          <table:table-cell table:formula="of:=IF([.W331]&lt;&gt;&quot;&quot;; [.W331]/[.U331]; &quot;&quot;)">
            <text:p/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float" office:value="824.4029" calcext:value-type="float">
            <text:p>824.4</text:p>
          </table:table-cell>
          <table:table-cell office:value-type="float" office:value="819.93823" calcext:value-type="float">
            <text:p>819.9</text:p>
          </table:table-cell>
          <table:table-cell office:value-type="float" office:value="810.4011" calcext:value-type="float">
            <text:p>810.4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74" calcext:value-type="float">
            <text:p>874</text:p>
          </table:table-cell>
          <table:table-cell office:value-type="float" office:value="879" calcext:value-type="float">
            <text:p>879</text:p>
          </table:table-cell>
          <table:table-cell/>
          <table:table-cell table:formula="of:=[.B332]/[.I332]-1" office:value-type="float" office:value="-0.0621127417519909" calcext:value-type="float">
            <text:p>-0.062</text:p>
          </table:table-cell>
          <table:table-cell table:formula="of:=[.C332]/[.F332]-1" office:value-type="float" office:value="-0.0756051521984217" calcext:value-type="float">
            <text:p>-0.076</text:p>
          </table:table-cell>
          <table:table-cell table:formula="of:=[.D332]/[.H332]-1" office:value-type="float" office:value="-0.0727676201372998" calcext:value-type="float">
            <text:p>-0.073</text:p>
          </table:table-cell>
          <table:table-cell/>
          <table:table-cell table:formula="of:=[.C332]*(1-[.K332])" office:value-type="float" office:value="870.866841532575" calcext:value-type="float">
            <text:p>870.9</text:p>
          </table:table-cell>
          <table:table-cell table:formula="of:=[.O332]/[.F332]-1" office:value-type="float" office:value="-0.0181884537400514" calcext:value-type="float">
            <text:p>-0.018</text:p>
          </table:table-cell>
          <table:table-cell table:formula="of:=[.D332]*(1-[.K332])" office:value-type="float" office:value="860.737334239829" calcext:value-type="float">
            <text:p>860.7</text:p>
          </table:table-cell>
          <table:table-cell table:formula="of:=[.Q332]/[.H332]-1" office:value-type="float" office:value="-0.015174674782804" calcext:value-type="float">
            <text:p>-0.015</text:p>
          </table:table-cell>
          <table:table-cell/>
          <table:table-cell table:formula="of:=INT([.Q332])+[$パラメータ.$B$2]" office:value-type="float" office:value="860" calcext:value-type="float">
            <text:p>860</text:p>
          </table:table-cell>
          <table:table-cell table:formula="of:=IF([.H332]&lt;[.T332]; [.T332]; &quot;&quot;)">
            <text:p/>
          </table:table-cell>
          <table:table-cell table:formula="of:=IF([.U332]&lt;&gt;&quot;&quot;; [.F332]; &quot;&quot;)">
            <text:p/>
          </table:table-cell>
          <table:table-cell table:formula="of:=IF([.V332]&lt;&gt;&quot;&quot;; [.V332]-[.U332]; &quot;&quot;)">
            <text:p/>
          </table:table-cell>
          <table:table-cell table:formula="of:=IF([.W332]&lt;&gt;&quot;&quot;; [.W332]/[.U332]; &quot;&quot;)">
            <text:p/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float" office:value="833.9747" calcext:value-type="float">
            <text:p>834.0</text:p>
          </table:table-cell>
          <table:table-cell office:value-type="float" office:value="829.9677" calcext:value-type="float">
            <text:p>830.0</text:p>
          </table:table-cell>
          <table:table-cell office:value-type="float" office:value="820.06146" calcext:value-type="float">
            <text:p>820.1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[.B333]/[.I333]-1" office:value-type="float" office:value="-0.0597804960541151" calcext:value-type="float">
            <text:p>-0.060</text:p>
          </table:table-cell>
          <table:table-cell table:formula="of:=[.C333]/[.F333]-1" office:value-type="float" office:value="-0.0664030371203599" calcext:value-type="float">
            <text:p>-0.066</text:p>
          </table:table-cell>
          <table:table-cell table:formula="of:=[.D333]/[.H333]-1" office:value-type="float" office:value="-0.0691697389330307" calcext:value-type="float">
            <text:p>-0.069</text:p>
          </table:table-cell>
          <table:table-cell/>
          <table:table-cell table:formula="of:=[.C333]*(1-[.K333])" office:value-type="float" office:value="879.583580814893" calcext:value-type="float">
            <text:p>879.6</text:p>
          </table:table-cell>
          <table:table-cell table:formula="of:=[.O333]/[.F333]-1" office:value-type="float" office:value="-0.0105921475647998" calcext:value-type="float">
            <text:p>-0.011</text:p>
          </table:table-cell>
          <table:table-cell table:formula="of:=[.D333]*(1-[.K333])" office:value-type="float" office:value="869.085140873662" calcext:value-type="float">
            <text:p>869.1</text:p>
          </table:table-cell>
          <table:table-cell table:formula="of:=[.Q333]/[.H333]-1" office:value-type="float" office:value="-0.0135242441842658" calcext:value-type="float">
            <text:p>-0.014</text:p>
          </table:table-cell>
          <table:table-cell/>
          <table:table-cell table:formula="of:=INT([.Q333])+[$パラメータ.$B$2]" office:value-type="float" office:value="869" calcext:value-type="float">
            <text:p>869</text:p>
          </table:table-cell>
          <table:table-cell table:formula="of:=IF([.H333]&lt;[.T333]; [.T333]; &quot;&quot;)">
            <text:p/>
          </table:table-cell>
          <table:table-cell table:formula="of:=IF([.U333]&lt;&gt;&quot;&quot;; [.F333]; &quot;&quot;)">
            <text:p/>
          </table:table-cell>
          <table:table-cell table:formula="of:=IF([.V333]&lt;&gt;&quot;&quot;; [.V333]-[.U333]; &quot;&quot;)">
            <text:p/>
          </table:table-cell>
          <table:table-cell table:formula="of:=IF([.W333]&lt;&gt;&quot;&quot;; [.W333]/[.U333]; &quot;&quot;)">
            <text:p/>
          </table:table-cell>
        </table:table-row>
        <table:table-row table:style-name="ro1">
          <table:table-cell office:value-type="string" calcext:value-type="string">
            <text:p>2017-10-16</text:p>
          </table:table-cell>
          <table:table-cell office:value-type="float" office:value="835.6493" calcext:value-type="float">
            <text:p>835.6</text:p>
          </table:table-cell>
          <table:table-cell office:value-type="float" office:value="831.24054" calcext:value-type="float">
            <text:p>831.2</text:p>
          </table:table-cell>
          <table:table-cell office:value-type="float" office:value="821.4942" calcext:value-type="float">
            <text:p>821.5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0" calcext:value-type="float">
            <text:p>890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[.B334]/[.I334]-1" office:value-type="float" office:value="-0.0652692393736017" calcext:value-type="float">
            <text:p>-0.065</text:p>
          </table:table-cell>
          <table:table-cell table:formula="of:=[.C334]/[.F334]-1" office:value-type="float" office:value="-0.0743423830734966" calcext:value-type="float">
            <text:p>-0.074</text:p>
          </table:table-cell>
          <table:table-cell table:formula="of:=[.D334]/[.H334]-1" office:value-type="float" office:value="-0.076972808988764" calcext:value-type="float">
            <text:p>-0.077</text:p>
          </table:table-cell>
          <table:table-cell/>
          <table:table-cell table:formula="of:=[.C334]*(1-[.K334])" office:value-type="float" office:value="885.494977782302" calcext:value-type="float">
            <text:p>885.5</text:p>
          </table:table-cell>
          <table:table-cell table:formula="of:=[.O334]/[.F334]-1" office:value-type="float" office:value="-0.013925414496323" calcext:value-type="float">
            <text:p>-0.014</text:p>
          </table:table-cell>
          <table:table-cell table:formula="of:=[.D334]*(1-[.K334])" office:value-type="float" office:value="875.112501583825" calcext:value-type="float">
            <text:p>875.1</text:p>
          </table:table-cell>
          <table:table-cell table:formula="of:=[.Q334]/[.H334]-1" office:value-type="float" office:value="-0.0167275263103087" calcext:value-type="float">
            <text:p>-0.017</text:p>
          </table:table-cell>
          <table:table-cell/>
          <table:table-cell table:formula="of:=INT([.Q334])+[$パラメータ.$B$2]" office:value-type="float" office:value="875" calcext:value-type="float">
            <text:p>875</text:p>
          </table:table-cell>
          <table:table-cell table:formula="of:=IF([.H334]&lt;[.T334]; [.T334]; &quot;&quot;)">
            <text:p/>
          </table:table-cell>
          <table:table-cell table:formula="of:=IF([.U334]&lt;&gt;&quot;&quot;; [.F334]; &quot;&quot;)">
            <text:p/>
          </table:table-cell>
          <table:table-cell table:formula="of:=IF([.V334]&lt;&gt;&quot;&quot;; [.V334]-[.U334]; &quot;&quot;)">
            <text:p/>
          </table:table-cell>
          <table:table-cell table:formula="of:=IF([.W334]&lt;&gt;&quot;&quot;; [.W334]/[.U334]; &quot;&quot;)">
            <text:p/>
          </table:table-cell>
        </table:table-row>
        <table:table-row table:style-name="ro1">
          <table:table-cell office:value-type="string" calcext:value-type="string">
            <text:p>2017-10-17</text:p>
          </table:table-cell>
          <table:table-cell office:value-type="float" office:value="841.38806" calcext:value-type="float">
            <text:p>841.4</text:p>
          </table:table-cell>
          <table:table-cell office:value-type="float" office:value="836.0742" calcext:value-type="float">
            <text:p>836.1</text:p>
          </table:table-cell>
          <table:table-cell office:value-type="float" office:value="827.1267" calcext:value-type="float">
            <text:p>827.1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903" calcext:value-type="float">
            <text:p>903</text:p>
          </table:table-cell>
          <table:table-cell office:value-type="float" office:value="885" calcext:value-type="float">
            <text:p>885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B335]/[.I335]-1" office:value-type="float" office:value="-0.0671972727272727" calcext:value-type="float">
            <text:p>-0.067</text:p>
          </table:table-cell>
          <table:table-cell table:formula="of:=[.C335]/[.F335]-1" office:value-type="float" office:value="-0.0658388826815642" calcext:value-type="float">
            <text:p>-0.066</text:p>
          </table:table-cell>
          <table:table-cell table:formula="of:=[.D335]/[.H335]-1" office:value-type="float" office:value="-0.0653935593220338" calcext:value-type="float">
            <text:p>-0.065</text:p>
          </table:table-cell>
          <table:table-cell/>
          <table:table-cell table:formula="of:=[.C335]*(1-[.K335])" office:value-type="float" office:value="892.256106037636" calcext:value-type="float">
            <text:p>892.3</text:p>
          </table:table-cell>
          <table:table-cell table:formula="of:=[.O335]/[.F335]-1" office:value-type="float" office:value="-0.00306580330990347" calcext:value-type="float">
            <text:p>-0.003</text:p>
          </table:table-cell>
          <table:table-cell table:formula="of:=[.D335]*(1-[.K335])" office:value-type="float" office:value="882.707358439909" calcext:value-type="float">
            <text:p>882.7</text:p>
          </table:table-cell>
          <table:table-cell table:formula="of:=[.Q335]/[.H335]-1" office:value-type="float" office:value="-0.00259055543513098" calcext:value-type="float">
            <text:p>-0.003</text:p>
          </table:table-cell>
          <table:table-cell/>
          <table:table-cell table:formula="of:=INT([.Q335])+[$パラメータ.$B$2]" office:value-type="float" office:value="882" calcext:value-type="float">
            <text:p>882</text:p>
          </table:table-cell>
          <table:table-cell table:formula="of:=IF([.H335]&lt;[.T335]; [.T335]; &quot;&quot;)">
            <text:p/>
          </table:table-cell>
          <table:table-cell table:formula="of:=IF([.U335]&lt;&gt;&quot;&quot;; [.F335]; &quot;&quot;)">
            <text:p/>
          </table:table-cell>
          <table:table-cell table:formula="of:=IF([.V335]&lt;&gt;&quot;&quot;; [.V335]-[.U335]; &quot;&quot;)">
            <text:p/>
          </table:table-cell>
          <table:table-cell table:formula="of:=IF([.W335]&lt;&gt;&quot;&quot;; [.W335]/[.U335]; &quot;&quot;)">
            <text:p/>
          </table:table-cell>
        </table:table-row>
        <table:table-row table:style-name="ro1">
          <table:table-cell office:value-type="string" calcext:value-type="string">
            <text:p>2017-10-18</text:p>
          </table:table-cell>
          <table:table-cell office:value-type="float" office:value="839.4727" calcext:value-type="float">
            <text:p>839.5</text:p>
          </table:table-cell>
          <table:table-cell office:value-type="float" office:value="833.98065" calcext:value-type="float">
            <text:p>834.0</text:p>
          </table:table-cell>
          <table:table-cell office:value-type="float" office:value="825.0646" calcext:value-type="float">
            <text:p>825.1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904" calcext:value-type="float">
            <text:p>904</text:p>
          </table:table-cell>
          <table:table-cell office:value-type="float" office:value="889" calcext:value-type="float">
            <text:p>889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B336]/[.I336]-1" office:value-type="float" office:value="-0.0672525555555555" calcext:value-type="float">
            <text:p>-0.067</text:p>
          </table:table-cell>
          <table:table-cell table:formula="of:=[.C336]/[.F336]-1" office:value-type="float" office:value="-0.0629430898876405" calcext:value-type="float">
            <text:p>-0.063</text:p>
          </table:table-cell>
          <table:table-cell table:formula="of:=[.D336]/[.H336]-1" office:value-type="float" office:value="-0.071918335208099" calcext:value-type="float">
            <text:p>-0.072</text:p>
          </table:table-cell>
          <table:table-cell/>
          <table:table-cell table:formula="of:=[.C336]*(1-[.K336])" office:value-type="float" office:value="890.067979996383" calcext:value-type="float">
            <text:p>890.1</text:p>
          </table:table-cell>
          <table:table-cell table:formula="of:=[.O336]/[.F336]-1" office:value-type="float" office:value="0.0000763820184084274" calcext:value-type="float">
            <text:p>0.000</text:p>
          </table:table-cell>
          <table:table-cell table:formula="of:=[.D336]*(1-[.K336])" office:value-type="float" office:value="880.552302848422" calcext:value-type="float">
            <text:p>880.6</text:p>
          </table:table-cell>
          <table:table-cell table:formula="of:=[.Q336]/[.H336]-1" office:value-type="float" office:value="-0.00950247148658911" calcext:value-type="float">
            <text:p>-0.010</text:p>
          </table:table-cell>
          <table:table-cell/>
          <table:table-cell table:formula="of:=INT([.Q336])+[$パラメータ.$B$2]" office:value-type="float" office:value="880" calcext:value-type="float">
            <text:p>880</text:p>
          </table:table-cell>
          <table:table-cell table:formula="of:=IF([.H336]&lt;[.T336]; [.T336]; &quot;&quot;)">
            <text:p/>
          </table:table-cell>
          <table:table-cell table:formula="of:=IF([.U336]&lt;&gt;&quot;&quot;; [.F336]; &quot;&quot;)">
            <text:p/>
          </table:table-cell>
          <table:table-cell table:formula="of:=IF([.V336]&lt;&gt;&quot;&quot;; [.V336]-[.U336]; &quot;&quot;)">
            <text:p/>
          </table:table-cell>
          <table:table-cell table:formula="of:=IF([.W336]&lt;&gt;&quot;&quot;; [.W336]/[.U336]; &quot;&quot;)">
            <text:p/>
          </table:table-cell>
        </table:table-row>
        <table:table-row table:style-name="ro1">
          <table:table-cell office:value-type="string" calcext:value-type="string">
            <text:p>2017-10-19</text:p>
          </table:table-cell>
          <table:table-cell office:value-type="float" office:value="837.3003" calcext:value-type="float">
            <text:p>837.3</text:p>
          </table:table-cell>
          <table:table-cell office:value-type="float" office:value="832.07666" calcext:value-type="float">
            <text:p>832.1</text:p>
          </table:table-cell>
          <table:table-cell office:value-type="float" office:value="823.0223" calcext:value-type="float">
            <text:p>823.0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891" calcext:value-type="float">
            <text:p>891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[.B337]/[.I337]-1" office:value-type="float" office:value="-0.064468938547486" calcext:value-type="float">
            <text:p>-0.064</text:p>
          </table:table-cell>
          <table:table-cell table:formula="of:=[.C337]/[.F337]-1" office:value-type="float" office:value="-0.0692654809843402" calcext:value-type="float">
            <text:p>-0.069</text:p>
          </table:table-cell>
          <table:table-cell table:formula="of:=[.D337]/[.H337]-1" office:value-type="float" office:value="-0.0762937149270483" calcext:value-type="float">
            <text:p>-0.076</text:p>
          </table:table-cell>
          <table:table-cell/>
          <table:table-cell table:formula="of:=[.C337]*(1-[.K337])" office:value-type="float" office:value="885.719759060337" calcext:value-type="float">
            <text:p>885.7</text:p>
          </table:table-cell>
          <table:table-cell table:formula="of:=[.O337]/[.F337]-1" office:value-type="float" office:value="-0.00926201447389552" calcext:value-type="float">
            <text:p>-0.009</text:p>
          </table:table-cell>
          <table:table-cell table:formula="of:=[.D337]*(1-[.K337])" office:value-type="float" office:value="876.081674081911" calcext:value-type="float">
            <text:p>876.1</text:p>
          </table:table-cell>
          <table:table-cell table:formula="of:=[.Q337]/[.H337]-1" office:value-type="float" office:value="-0.0167433511987534" calcext:value-type="float">
            <text:p>-0.017</text:p>
          </table:table-cell>
          <table:table-cell/>
          <table:table-cell table:formula="of:=INT([.Q337])+[$パラメータ.$B$2]" office:value-type="float" office:value="876" calcext:value-type="float">
            <text:p>876</text:p>
          </table:table-cell>
          <table:table-cell table:formula="of:=IF([.H337]&lt;[.T337]; [.T337]; &quot;&quot;)">
            <text:p/>
          </table:table-cell>
          <table:table-cell table:formula="of:=IF([.U337]&lt;&gt;&quot;&quot;; [.F337]; &quot;&quot;)">
            <text:p/>
          </table:table-cell>
          <table:table-cell table:formula="of:=IF([.V337]&lt;&gt;&quot;&quot;; [.V337]-[.U337]; &quot;&quot;)">
            <text:p/>
          </table:table-cell>
          <table:table-cell table:formula="of:=IF([.W337]&lt;&gt;&quot;&quot;; [.W337]/[.U337]; &quot;&quot;)">
            <text:p/>
          </table:table-cell>
        </table:table-row>
        <table:table-row table:style-name="ro1">
          <table:table-cell office:value-type="string" calcext:value-type="string">
            <text:p>2017-10-20</text:p>
          </table:table-cell>
          <table:table-cell office:value-type="float" office:value="836.56305" calcext:value-type="float">
            <text:p>836.6</text:p>
          </table:table-cell>
          <table:table-cell office:value-type="float" office:value="831.69037" calcext:value-type="float">
            <text:p>831.7</text:p>
          </table:table-cell>
          <table:table-cell office:value-type="float" office:value="822.28046" calcext:value-type="float">
            <text:p>822.3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89" calcext:value-type="float">
            <text:p>889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[.B338]/[.I338]-1" office:value-type="float" office:value="-0.0631992721164614" calcext:value-type="float">
            <text:p>-0.063</text:p>
          </table:table-cell>
          <table:table-cell table:formula="of:=[.C338]/[.F338]-1" office:value-type="float" office:value="-0.071774140625" calcext:value-type="float">
            <text:p>-0.072</text:p>
          </table:table-cell>
          <table:table-cell table:formula="of:=[.D338]/[.H338]-1" office:value-type="float" office:value="-0.0750501012373453" calcext:value-type="float">
            <text:p>-0.075</text:p>
          </table:table-cell>
          <table:table-cell/>
          <table:table-cell table:formula="of:=[.C338]*(1-[.K338])" office:value-type="float" office:value="884.252596010271" calcext:value-type="float">
            <text:p>884.3</text:p>
          </table:table-cell>
          <table:table-cell table:formula="of:=[.O338]/[.F338]-1" office:value-type="float" office:value="-0.0131109419528231" calcext:value-type="float">
            <text:p>-0.013</text:p>
          </table:table-cell>
          <table:table-cell table:formula="of:=[.D338]*(1-[.K338])" office:value-type="float" office:value="874.247986547589" calcext:value-type="float">
            <text:p>874.2</text:p>
          </table:table-cell>
          <table:table-cell table:formula="of:=[.Q338]/[.H338]-1" office:value-type="float" office:value="-0.0165939408913509" calcext:value-type="float">
            <text:p>-0.017</text:p>
          </table:table-cell>
          <table:table-cell/>
          <table:table-cell table:formula="of:=INT([.Q338])+[$パラメータ.$B$2]" office:value-type="float" office:value="874" calcext:value-type="float">
            <text:p>874</text:p>
          </table:table-cell>
          <table:table-cell table:formula="of:=IF([.H338]&lt;[.T338]; [.T338]; &quot;&quot;)">
            <text:p/>
          </table:table-cell>
          <table:table-cell table:formula="of:=IF([.U338]&lt;&gt;&quot;&quot;; [.F338]; &quot;&quot;)">
            <text:p/>
          </table:table-cell>
          <table:table-cell table:formula="of:=IF([.V338]&lt;&gt;&quot;&quot;; [.V338]-[.U338]; &quot;&quot;)">
            <text:p/>
          </table:table-cell>
          <table:table-cell table:formula="of:=IF([.W338]&lt;&gt;&quot;&quot;; [.W338]/[.U338]; &quot;&quot;)">
            <text:p/>
          </table:table-cell>
        </table:table-row>
        <table:table-row table:style-name="ro1">
          <table:table-cell office:value-type="string" calcext:value-type="string">
            <text:p>2017-10-23</text:p>
          </table:table-cell>
          <table:table-cell office:value-type="float" office:value="834.7407" calcext:value-type="float">
            <text:p>834.7</text:p>
          </table:table-cell>
          <table:table-cell office:value-type="float" office:value="830.0399" calcext:value-type="float">
            <text:p>830.0</text:p>
          </table:table-cell>
          <table:table-cell office:value-type="float" office:value="820.62177" calcext:value-type="float">
            <text:p>820.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905" calcext:value-type="float">
            <text:p>905</text:p>
          </table:table-cell>
          <table:table-cell/>
          <table:table-cell table:formula="of:=[.B339]/[.I339]-1" office:value-type="float" office:value="-0.0776345856353592" calcext:value-type="float">
            <text:p>-0.078</text:p>
          </table:table-cell>
          <table:table-cell table:formula="of:=[.C339]/[.F339]-1" office:value-type="float" office:value="-0.0878682417582418" calcext:value-type="float">
            <text:p>-0.088</text:p>
          </table:table-cell>
          <table:table-cell table:formula="of:=[.D339]/[.H339]-1" office:value-type="float" office:value="-0.0932356132596686" calcext:value-type="float">
            <text:p>-0.093</text:p>
          </table:table-cell>
          <table:table-cell/>
          <table:table-cell table:formula="of:=[.C339]*(1-[.K339])" office:value-type="float" office:value="894.479703697315" calcext:value-type="float">
            <text:p>894.5</text:p>
          </table:table-cell>
          <table:table-cell table:formula="of:=[.O339]/[.F339]-1" office:value-type="float" office:value="-0.0170552706622913" calcext:value-type="float">
            <text:p>-0.017</text:p>
          </table:table-cell>
          <table:table-cell table:formula="of:=[.D339]*(1-[.K339])" office:value-type="float" office:value="884.330401077305" calcext:value-type="float">
            <text:p>884.3</text:p>
          </table:table-cell>
          <table:table-cell table:formula="of:=[.Q339]/[.H339]-1" office:value-type="float" office:value="-0.0228393358261824" calcext:value-type="float">
            <text:p>-0.023</text:p>
          </table:table-cell>
          <table:table-cell/>
          <table:table-cell table:formula="of:=INT([.Q339])+[$パラメータ.$B$2]" office:value-type="float" office:value="884" calcext:value-type="float">
            <text:p>884</text:p>
          </table:table-cell>
          <table:table-cell table:formula="of:=IF([.H339]&lt;[.T339]; [.T339]; &quot;&quot;)">
            <text:p/>
          </table:table-cell>
          <table:table-cell table:formula="of:=IF([.U339]&lt;&gt;&quot;&quot;; [.F339]; &quot;&quot;)">
            <text:p/>
          </table:table-cell>
          <table:table-cell table:formula="of:=IF([.V339]&lt;&gt;&quot;&quot;; [.V339]-[.U339]; &quot;&quot;)">
            <text:p/>
          </table:table-cell>
          <table:table-cell table:formula="of:=IF([.W339]&lt;&gt;&quot;&quot;; [.W339]/[.U339]; &quot;&quot;)">
            <text:p/>
          </table:table-cell>
        </table:table-row>
        <table:table-row table:style-name="ro1">
          <table:table-cell office:value-type="string" calcext:value-type="string">
            <text:p>2017-10-24</text:p>
          </table:table-cell>
          <table:table-cell office:value-type="float" office:value="840.02783" calcext:value-type="float">
            <text:p>840.0</text:p>
          </table:table-cell>
          <table:table-cell office:value-type="float" office:value="837.1321" calcext:value-type="float">
            <text:p>837.1</text:p>
          </table:table-cell>
          <table:table-cell office:value-type="float" office:value="825.9946" calcext:value-type="float">
            <text:p>826.0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910" calcext:value-type="float">
            <text:p>910</text:p>
          </table:table-cell>
          <table:table-cell/>
          <table:table-cell table:formula="of:=[.B340]/[.I340]-1" office:value-type="float" office:value="-0.0768924945054945" calcext:value-type="float">
            <text:p>-0.077</text:p>
          </table:table-cell>
          <table:table-cell table:formula="of:=[.C340]/[.F340]-1" office:value-type="float" office:value="-0.0880913943355119" calcext:value-type="float">
            <text:p>-0.088</text:p>
          </table:table-cell>
          <table:table-cell table:formula="of:=[.D340]/[.H340]-1" office:value-type="float" office:value="-0.0923136263736264" calcext:value-type="float">
            <text:p>-0.092</text:p>
          </table:table-cell>
          <table:table-cell/>
          <table:table-cell table:formula="of:=[.C340]*(1-[.K340])" office:value-type="float" office:value="901.501275399623" calcext:value-type="float">
            <text:p>901.5</text:p>
          </table:table-cell>
          <table:table-cell table:formula="of:=[.O340]/[.F340]-1" office:value-type="float" office:value="-0.0179724668849421" calcext:value-type="float">
            <text:p>-0.018</text:p>
          </table:table-cell>
          <table:table-cell table:formula="of:=[.D340]*(1-[.K340])" office:value-type="float" office:value="889.507385242068" calcext:value-type="float">
            <text:p>889.5</text:p>
          </table:table-cell>
          <table:table-cell table:formula="of:=[.Q340]/[.H340]-1" office:value-type="float" office:value="-0.0225193568768481" calcext:value-type="float">
            <text:p>-0.023</text:p>
          </table:table-cell>
          <table:table-cell/>
          <table:table-cell table:formula="of:=INT([.Q340])+[$パラメータ.$B$2]" office:value-type="float" office:value="889" calcext:value-type="float">
            <text:p>889</text:p>
          </table:table-cell>
          <table:table-cell table:formula="of:=IF([.H340]&lt;[.T340]; [.T340]; &quot;&quot;)">
            <text:p/>
          </table:table-cell>
          <table:table-cell table:formula="of:=IF([.U340]&lt;&gt;&quot;&quot;; [.F340]; &quot;&quot;)">
            <text:p/>
          </table:table-cell>
          <table:table-cell table:formula="of:=IF([.V340]&lt;&gt;&quot;&quot;; [.V340]-[.U340]; &quot;&quot;)">
            <text:p/>
          </table:table-cell>
          <table:table-cell table:formula="of:=IF([.W340]&lt;&gt;&quot;&quot;; [.W340]/[.U340]; &quot;&quot;)">
            <text:p/>
          </table:table-cell>
        </table:table-row>
        <table:table-row table:style-name="ro1">
          <table:table-cell office:value-type="string" calcext:value-type="string">
            <text:p>2017-10-25</text:p>
          </table:table-cell>
          <table:table-cell office:value-type="float" office:value="849.8772" calcext:value-type="float">
            <text:p>849.9</text:p>
          </table:table-cell>
          <table:table-cell office:value-type="float" office:value="847.32056" calcext:value-type="float">
            <text:p>847.3</text:p>
          </table:table-cell>
          <table:table-cell office:value-type="float" office:value="835.7419" calcext:value-type="float">
            <text:p>835.7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927" calcext:value-type="float">
            <text:p>927</text:p>
          </table:table-cell>
          <table:table-cell office:value-type="float" office:value="918" calcext:value-type="float">
            <text:p>918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[.B341]/[.I341]-1" office:value-type="float" office:value="-0.0812138378378379" calcext:value-type="float">
            <text:p>-0.081</text:p>
          </table:table-cell>
          <table:table-cell table:formula="of:=[.C341]/[.F341]-1" office:value-type="float" office:value="-0.0799993919652552" calcext:value-type="float">
            <text:p>-0.080</text:p>
          </table:table-cell>
          <table:table-cell table:formula="of:=[.D341]/[.H341]-1" office:value-type="float" office:value="-0.0896057734204793" calcext:value-type="float">
            <text:p>-0.090</text:p>
          </table:table-cell>
          <table:table-cell/>
          <table:table-cell table:formula="of:=[.C341]*(1-[.K341])" office:value-type="float" office:value="916.134714556506" calcext:value-type="float">
            <text:p>916.1</text:p>
          </table:table-cell>
          <table:table-cell table:formula="of:=[.O341]/[.F341]-1" office:value-type="float" office:value="-0.00528261177360923" calcext:value-type="float">
            <text:p>-0.005</text:p>
          </table:table-cell>
          <table:table-cell table:formula="of:=[.D341]*(1-[.K341])" office:value-type="float" office:value="903.615707140886" calcext:value-type="float">
            <text:p>903.6</text:p>
          </table:table-cell>
          <table:table-cell table:formula="of:=[.Q341]/[.H341]-1" office:value-type="float" office:value="-0.0156691643345463" calcext:value-type="float">
            <text:p>-0.016</text:p>
          </table:table-cell>
          <table:table-cell/>
          <table:table-cell table:formula="of:=INT([.Q341])+[$パラメータ.$B$2]" office:value-type="float" office:value="903" calcext:value-type="float">
            <text:p>903</text:p>
          </table:table-cell>
          <table:table-cell table:formula="of:=IF([.H341]&lt;[.T341]; [.T341]; &quot;&quot;)">
            <text:p/>
          </table:table-cell>
          <table:table-cell table:formula="of:=IF([.U341]&lt;&gt;&quot;&quot;; [.F341]; &quot;&quot;)">
            <text:p/>
          </table:table-cell>
          <table:table-cell table:formula="of:=IF([.V341]&lt;&gt;&quot;&quot;; [.V341]-[.U341]; &quot;&quot;)">
            <text:p/>
          </table:table-cell>
          <table:table-cell table:formula="of:=IF([.W341]&lt;&gt;&quot;&quot;; [.W341]/[.U341]; &quot;&quot;)">
            <text:p/>
          </table:table-cell>
        </table:table-row>
        <table:table-row table:style-name="ro1">
          <table:table-cell office:value-type="string" calcext:value-type="string">
            <text:p>2017-10-26</text:p>
          </table:table-cell>
          <table:table-cell office:value-type="float" office:value="858.81104" calcext:value-type="float">
            <text:p>858.8</text:p>
          </table:table-cell>
          <table:table-cell office:value-type="float" office:value="855.44556" calcext:value-type="float">
            <text:p>855.4</text:p>
          </table:table-cell>
          <table:table-cell office:value-type="float" office:value="844.2788" calcext:value-type="float">
            <text:p>844.3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B342]/[.I342]-1" office:value-type="float" office:value="-0.0624333624454148" calcext:value-type="float">
            <text:p>-0.062</text:p>
          </table:table-cell>
          <table:table-cell table:formula="of:=[.C342]/[.F342]-1" office:value-type="float" office:value="-0.0578793392070485" calcext:value-type="float">
            <text:p>-0.058</text:p>
          </table:table-cell>
          <table:table-cell table:formula="of:=[.D342]/[.H342]-1" office:value-type="float" office:value="-0.0639924611973391" calcext:value-type="float">
            <text:p>-0.064</text:p>
          </table:table-cell>
          <table:table-cell/>
          <table:table-cell table:formula="of:=[.C342]*(1-[.K342])" office:value-type="float" office:value="908.853902699801" calcext:value-type="float">
            <text:p>908.9</text:p>
          </table:table-cell>
          <table:table-cell table:formula="of:=[.O342]/[.F342]-1" office:value-type="float" office:value="0.000940421475551512" calcext:value-type="float">
            <text:p>0.001</text:p>
          </table:table-cell>
          <table:table-cell table:formula="of:=[.D342]*(1-[.K342])" office:value-type="float" office:value="896.98996432538" calcext:value-type="float">
            <text:p>897.0</text:p>
          </table:table-cell>
          <table:table-cell table:formula="of:=[.Q342]/[.H342]-1" office:value-type="float" office:value="-0.00555436327563208" calcext:value-type="float">
            <text:p>-0.006</text:p>
          </table:table-cell>
          <table:table-cell/>
          <table:table-cell table:formula="of:=INT([.Q342])+[$パラメータ.$B$2]" office:value-type="float" office:value="896" calcext:value-type="float">
            <text:p>896</text:p>
          </table:table-cell>
          <table:table-cell table:formula="of:=IF([.H342]&lt;[.T342]; [.T342]; &quot;&quot;)">
            <text:p/>
          </table:table-cell>
          <table:table-cell table:formula="of:=IF([.U342]&lt;&gt;&quot;&quot;; [.F342]; &quot;&quot;)">
            <text:p/>
          </table:table-cell>
          <table:table-cell table:formula="of:=IF([.V342]&lt;&gt;&quot;&quot;; [.V342]-[.U342]; &quot;&quot;)">
            <text:p/>
          </table:table-cell>
          <table:table-cell table:formula="of:=IF([.W342]&lt;&gt;&quot;&quot;; [.W342]/[.U342]; &quot;&quot;)">
            <text:p/>
          </table:table-cell>
        </table:table-row>
        <table:table-row table:style-name="ro1">
          <table:table-cell office:value-type="string" calcext:value-type="string">
            <text:p>2017-10-27</text:p>
          </table:table-cell>
          <table:table-cell office:value-type="float" office:value="851.63525" calcext:value-type="float">
            <text:p>851.6</text:p>
          </table:table-cell>
          <table:table-cell office:value-type="float" office:value="847.69965" calcext:value-type="float">
            <text:p>847.7</text:p>
          </table:table-cell>
          <table:table-cell office:value-type="float" office:value="837.1199" calcext:value-type="float">
            <text:p>837.1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850" calcext:value-type="float">
            <text:p>850</text:p>
          </table:table-cell>
          <table:table-cell office:value-type="float" office:value="819" calcext:value-type="float">
            <text:p>819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B343]/[.I343]-1" office:value-type="float" office:value="0.00192382352941189" calcext:value-type="float">
            <text:p>0.002</text:p>
          </table:table-cell>
          <table:table-cell table:formula="of:=[.C343]/[.F343]-1" office:value-type="float" office:value="0.000826033057851339" calcext:value-type="float">
            <text:p>0.001</text:p>
          </table:table-cell>
          <table:table-cell table:formula="of:=[.D343]/[.H343]-1" office:value-type="float" office:value="0.0221244200244202" calcext:value-type="float">
            <text:p>0.022</text:p>
          </table:table-cell>
          <table:table-cell/>
          <table:table-cell table:formula="of:=[.C343]*(1-[.K343])" office:value-type="float" office:value="846.068825467456" calcext:value-type="float">
            <text:p>846.1</text:p>
          </table:table-cell>
          <table:table-cell table:formula="of:=[.O343]/[.F343]-1" office:value-type="float" office:value="-0.00109937961339346" calcext:value-type="float">
            <text:p>-0.001</text:p>
          </table:table-cell>
          <table:table-cell table:formula="of:=[.D343]*(1-[.K343])" office:value-type="float" office:value="835.509429039441" calcext:value-type="float">
            <text:p>835.5</text:p>
          </table:table-cell>
          <table:table-cell table:formula="of:=[.Q343]/[.H343]-1" office:value-type="float" office:value="0.0201580330151907" calcext:value-type="float">
            <text:p>0.020</text:p>
          </table:table-cell>
          <table:table-cell/>
          <table:table-cell table:formula="of:=INT([.Q343])+[$パラメータ.$B$2]" office:value-type="float" office:value="835" calcext:value-type="float">
            <text:p>835</text:p>
          </table:table-cell>
          <table:table-cell table:formula="of:=IF([.H343]&lt;[.T343]; [.T343]; &quot;&quot;)" office:value-type="float" office:value="835" calcext:value-type="float">
            <text:p>835</text:p>
          </table:table-cell>
          <table:table-cell table:formula="of:=IF([.U343]&lt;&gt;&quot;&quot;; [.F343]; &quot;&quot;)" office:value-type="float" office:value="847" calcext:value-type="float">
            <text:p>847</text:p>
          </table:table-cell>
          <table:table-cell table:formula="of:=IF([.V343]&lt;&gt;&quot;&quot;; [.V343]-[.U343]; &quot;&quot;)" office:value-type="float" office:value="12" calcext:value-type="float">
            <text:p>12</text:p>
          </table:table-cell>
          <table:table-cell table:formula="of:=IF([.W343]&lt;&gt;&quot;&quot;; [.W343]/[.U343]; &quot;&quot;)" office:value-type="float" office:value="0.0143712574850299" calcext:value-type="float">
            <text:p>0.01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float" office:value="809.20337" calcext:value-type="float">
            <text:p>809.2</text:p>
          </table:table-cell>
          <table:table-cell office:value-type="float" office:value="813.60223" calcext:value-type="float">
            <text:p>813.6</text:p>
          </table:table-cell>
          <table:table-cell office:value-type="float" office:value="796.89716" calcext:value-type="float">
            <text:p>796.9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868" calcext:value-type="float">
            <text:p>868</text:p>
          </table:table-cell>
          <table:table-cell office:value-type="float" office:value="849" calcext:value-type="float">
            <text:p>849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B344]/[.I344]-1" office:value-type="float" office:value="-0.0524550702576113" calcext:value-type="float">
            <text:p>-0.052</text:p>
          </table:table-cell>
          <table:table-cell table:formula="of:=[.C344]/[.F344]-1" office:value-type="float" office:value="-0.057239594438007" calcext:value-type="float">
            <text:p>-0.057</text:p>
          </table:table-cell>
          <table:table-cell table:formula="of:=[.D344]/[.H344]-1" office:value-type="float" office:value="-0.0613696584216725" calcext:value-type="float">
            <text:p>-0.061</text:p>
          </table:table-cell>
          <table:table-cell/>
          <table:table-cell table:formula="of:=[.C344]*(1-[.K344])" office:value-type="float" office:value="856.279792136399" calcext:value-type="float">
            <text:p>856.3</text:p>
          </table:table-cell>
          <table:table-cell table:formula="of:=[.O344]/[.F344]-1" office:value-type="float" office:value="-0.00778703112815848" calcext:value-type="float">
            <text:p>-0.008</text:p>
          </table:table-cell>
          <table:table-cell table:formula="of:=[.D344]*(1-[.K344])" office:value-type="float" office:value="838.698456515891" calcext:value-type="float">
            <text:p>838.7</text:p>
          </table:table-cell>
          <table:table-cell table:formula="of:=[.Q344]/[.H344]-1" office:value-type="float" office:value="-0.0121337379082556" calcext:value-type="float">
            <text:p>-0.012</text:p>
          </table:table-cell>
          <table:table-cell/>
          <table:table-cell table:formula="of:=INT([.Q344])+[$パラメータ.$B$2]" office:value-type="float" office:value="838" calcext:value-type="float">
            <text:p>838</text:p>
          </table:table-cell>
          <table:table-cell table:formula="of:=IF([.H344]&lt;[.T344]; [.T344]; &quot;&quot;)">
            <text:p/>
          </table:table-cell>
          <table:table-cell table:formula="of:=IF([.U344]&lt;&gt;&quot;&quot;; [.F344]; &quot;&quot;)">
            <text:p/>
          </table:table-cell>
          <table:table-cell table:formula="of:=IF([.V344]&lt;&gt;&quot;&quot;; [.V344]-[.U344]; &quot;&quot;)">
            <text:p/>
          </table:table-cell>
          <table:table-cell table:formula="of:=IF([.W344]&lt;&gt;&quot;&quot;; [.W344]/[.U344]; &quot;&quot;)">
            <text:p/>
          </table:table-cell>
        </table:table-row>
        <table:table-row table:style-name="ro1">
          <table:table-cell office:value-type="string" calcext:value-type="string">
            <text:p>2017-10-31</text:p>
          </table:table-cell>
          <table:table-cell office:value-type="float" office:value="837.47327" calcext:value-type="float">
            <text:p>837.5</text:p>
          </table:table-cell>
          <table:table-cell office:value-type="float" office:value="838.9474" calcext:value-type="float">
            <text:p>838.9</text:p>
          </table:table-cell>
          <table:table-cell office:value-type="float" office:value="823.4684" calcext:value-type="float">
            <text:p>823.5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82" calcext:value-type="float">
            <text:p>882</text:p>
          </table:table-cell>
          <table:table-cell office:value-type="float" office:value="868" calcext:value-type="float">
            <text:p>868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[.B345]/[.I345]-1" office:value-type="float" office:value="-0.0417925972540046" calcext:value-type="float">
            <text:p>-0.042</text:p>
          </table:table-cell>
          <table:table-cell table:formula="of:=[.C345]/[.F345]-1" office:value-type="float" office:value="-0.0444790432801823" calcext:value-type="float">
            <text:p>-0.044</text:p>
          </table:table-cell>
          <table:table-cell table:formula="of:=[.D345]/[.H345]-1" office:value-type="float" office:value="-0.0513036866359448" calcext:value-type="float">
            <text:p>-0.051</text:p>
          </table:table-cell>
          <table:table-cell/>
          <table:table-cell table:formula="of:=[.C345]*(1-[.K345])" office:value-type="float" office:value="874.009190805494" calcext:value-type="float">
            <text:p>874.0</text:p>
          </table:table-cell>
          <table:table-cell table:formula="of:=[.O345]/[.F345]-1" office:value-type="float" office:value="-0.00454534076822988" calcext:value-type="float">
            <text:p>-0.005</text:p>
          </table:table-cell>
          <table:table-cell table:formula="of:=[.D345]*(1-[.K345])" office:value-type="float" office:value="857.8832831926" calcext:value-type="float">
            <text:p>857.9</text:p>
          </table:table-cell>
          <table:table-cell table:formula="of:=[.Q345]/[.H345]-1" office:value-type="float" office:value="-0.0116552036951618" calcext:value-type="float">
            <text:p>-0.012</text:p>
          </table:table-cell>
          <table:table-cell/>
          <table:table-cell table:formula="of:=INT([.Q345])+[$パラメータ.$B$2]" office:value-type="float" office:value="857" calcext:value-type="float">
            <text:p>857</text:p>
          </table:table-cell>
          <table:table-cell table:formula="of:=IF([.H345]&lt;[.T345]; [.T345]; &quot;&quot;)">
            <text:p/>
          </table:table-cell>
          <table:table-cell table:formula="of:=IF([.U345]&lt;&gt;&quot;&quot;; [.F345]; &quot;&quot;)">
            <text:p/>
          </table:table-cell>
          <table:table-cell table:formula="of:=IF([.V345]&lt;&gt;&quot;&quot;; [.V345]-[.U345]; &quot;&quot;)">
            <text:p/>
          </table:table-cell>
          <table:table-cell table:formula="of:=IF([.W345]&lt;&gt;&quot;&quot;; [.W345]/[.U345]; &quot;&quot;)">
            <text:p/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float" office:value="844.8983" calcext:value-type="float">
            <text:p>844.9</text:p>
          </table:table-cell>
          <table:table-cell office:value-type="float" office:value="842.87244" calcext:value-type="float">
            <text:p>842.9</text:p>
          </table:table-cell>
          <table:table-cell office:value-type="float" office:value="829.83887" calcext:value-type="float">
            <text:p>829.8</text:p>
          </table:table-cell>
          <table:table-cell/>
          <table:table-cell table:number-columns-repeated="2" office:value-type="float" office:value="896" calcext:value-type="float">
            <text:p>896</text:p>
          </table:table-cell>
          <table:table-cell office:value-type="float" office:value="883" calcext:value-type="float">
            <text:p>883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B346]/[.I346]-1" office:value-type="float" office:value="-0.0453126553672317" calcext:value-type="float">
            <text:p>-0.045</text:p>
          </table:table-cell>
          <table:table-cell table:formula="of:=[.C346]/[.F346]-1" office:value-type="float" office:value="-0.0592941517857143" calcext:value-type="float">
            <text:p>-0.059</text:p>
          </table:table-cell>
          <table:table-cell table:formula="of:=[.D346]/[.H346]-1" office:value-type="float" office:value="-0.0602051302378256" calcext:value-type="float">
            <text:p>-0.060</text:p>
          </table:table-cell>
          <table:table-cell/>
          <table:table-cell table:formula="of:=[.C346]*(1-[.K346])" office:value-type="float" office:value="881.065228392258" calcext:value-type="float">
            <text:p>881.1</text:p>
          </table:table-cell>
          <table:table-cell table:formula="of:=[.O346]/[.F346]-1" office:value-type="float" office:value="-0.0166682718836411" calcext:value-type="float">
            <text:p>-0.017</text:p>
          </table:table-cell>
          <table:table-cell table:formula="of:=[.D346]*(1-[.K346])" office:value-type="float" office:value="867.441072726643" calcext:value-type="float">
            <text:p>867.4</text:p>
          </table:table-cell>
          <table:table-cell table:formula="of:=[.Q346]/[.H346]-1" office:value-type="float" office:value="-0.0176205291883998" calcext:value-type="float">
            <text:p>-0.018</text:p>
          </table:table-cell>
          <table:table-cell/>
          <table:table-cell table:formula="of:=INT([.Q346])+[$パラメータ.$B$2]" office:value-type="float" office:value="867" calcext:value-type="float">
            <text:p>867</text:p>
          </table:table-cell>
          <table:table-cell table:formula="of:=IF([.H346]&lt;[.T346]; [.T346]; &quot;&quot;)">
            <text:p/>
          </table:table-cell>
          <table:table-cell table:formula="of:=IF([.U346]&lt;&gt;&quot;&quot;; [.F346]; &quot;&quot;)">
            <text:p/>
          </table:table-cell>
          <table:table-cell table:formula="of:=IF([.V346]&lt;&gt;&quot;&quot;; [.V346]-[.U346]; &quot;&quot;)">
            <text:p/>
          </table:table-cell>
          <table:table-cell table:formula="of:=IF([.W346]&lt;&gt;&quot;&quot;; [.W346]/[.U346]; &quot;&quot;)">
            <text:p/>
          </table:table-cell>
        </table:table-row>
        <table:table-row table:style-name="ro1">
          <table:table-cell office:value-type="string" calcext:value-type="string">
            <text:p>2017-11-02</text:p>
          </table:table-cell>
          <table:table-cell office:value-type="float" office:value="831.86084" calcext:value-type="float">
            <text:p>831.9</text:p>
          </table:table-cell>
          <table:table-cell office:value-type="float" office:value="829.5741" calcext:value-type="float">
            <text:p>829.6</text:p>
          </table:table-cell>
          <table:table-cell office:value-type="float" office:value="816.5137" calcext:value-type="float">
            <text:p>816.5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B347]/[.I347]-1" office:value-type="float" office:value="-0.0715838839285714" calcext:value-type="float">
            <text:p>-0.072</text:p>
          </table:table-cell>
          <table:table-cell table:formula="of:=[.C347]/[.F347]-1" office:value-type="float" office:value="-0.052997602739726" calcext:value-type="float">
            <text:p>-0.053</text:p>
          </table:table-cell>
          <table:table-cell table:formula="of:=[.D347]/[.H347]-1" office:value-type="float" office:value="-0.0571435334872979" calcext:value-type="float">
            <text:p>-0.057</text:p>
          </table:table-cell>
          <table:table-cell/>
          <table:table-cell table:formula="of:=[.C347]*(1-[.K347])" office:value-type="float" office:value="888.958236084549" calcext:value-type="float">
            <text:p>889.0</text:p>
          </table:table-cell>
          <table:table-cell table:formula="of:=[.O347]/[.F347]-1" office:value-type="float" office:value="0.0147925069458323" calcext:value-type="float">
            <text:p>0.015</text:p>
          </table:table-cell>
          <table:table-cell table:formula="of:=[.D347]*(1-[.K347])" office:value-type="float" office:value="874.962921926888" calcext:value-type="float">
            <text:p>875.0</text:p>
          </table:table-cell>
          <table:table-cell table:formula="of:=[.Q347]/[.H347]-1" office:value-type="float" office:value="0.0103497943728503" calcext:value-type="float">
            <text:p>0.010</text:p>
          </table:table-cell>
          <table:table-cell/>
          <table:table-cell table:formula="of:=INT([.Q347])+[$パラメータ.$B$2]" office:value-type="float" office:value="874" calcext:value-type="float">
            <text:p>874</text:p>
          </table:table-cell>
          <table:table-cell table:formula="of:=IF([.H347]&lt;[.T347]; [.T347]; &quot;&quot;)" office:value-type="float" office:value="874" calcext:value-type="float">
            <text:p>874</text:p>
          </table:table-cell>
          <table:table-cell table:formula="of:=IF([.U347]&lt;&gt;&quot;&quot;; [.F347]; &quot;&quot;)" office:value-type="float" office:value="876" calcext:value-type="float">
            <text:p>876</text:p>
          </table:table-cell>
          <table:table-cell table:formula="of:=IF([.V347]&lt;&gt;&quot;&quot;; [.V347]-[.U347]; &quot;&quot;)" office:value-type="float" office:value="2" calcext:value-type="float">
            <text:p>2</text:p>
          </table:table-cell>
          <table:table-cell table:formula="of:=IF([.W347]&lt;&gt;&quot;&quot;; [.W347]/[.U347]; &quot;&quot;)" office:value-type="float" office:value="0.0022883295194508" calcext:value-type="float">
            <text:p>0.002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office:value-type="float" office:value="836.1119" calcext:value-type="float">
            <text:p>836.1</text:p>
          </table:table-cell>
          <table:table-cell office:value-type="float" office:value="833.73" calcext:value-type="float">
            <text:p>833.7</text:p>
          </table:table-cell>
          <table:table-cell office:value-type="float" office:value="821.1522" calcext:value-type="float">
            <text:p>821.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76" calcext:value-type="float">
            <text:p>876</text:p>
          </table:table-cell>
          <table:table-cell/>
          <table:table-cell table:formula="of:=[.B348]/[.I348]-1" office:value-type="float" office:value="-0.0455343607305936" calcext:value-type="float">
            <text:p>-0.046</text:p>
          </table:table-cell>
          <table:table-cell table:formula="of:=[.C348]/[.F348]-1" office:value-type="float" office:value="-0.0202937720329025" calcext:value-type="float">
            <text:p>-0.020</text:p>
          </table:table-cell>
          <table:table-cell table:formula="of:=[.D348]/[.H348]-1" office:value-type="float" office:value="-0.0328007067137809" calcext:value-type="float">
            <text:p>-0.033</text:p>
          </table:table-cell>
          <table:table-cell/>
          <table:table-cell table:formula="of:=[.C348]*(1-[.K348])" office:value-type="float" office:value="871.693362571918" calcext:value-type="float">
            <text:p>871.7</text:p>
          </table:table-cell>
          <table:table-cell table:formula="of:=[.O348]/[.F348]-1" office:value-type="float" office:value="0.0243165247613604" calcext:value-type="float">
            <text:p>0.024</text:p>
          </table:table-cell>
          <table:table-cell table:formula="of:=[.D348]*(1-[.K348])" office:value-type="float" office:value="858.54284048952" calcext:value-type="float">
            <text:p>858.5</text:p>
          </table:table-cell>
          <table:table-cell table:formula="of:=[.Q348]/[.H348]-1" office:value-type="float" office:value="0.0112400948050888" calcext:value-type="float">
            <text:p>0.011</text:p>
          </table:table-cell>
          <table:table-cell/>
          <table:table-cell table:formula="of:=INT([.Q348])+[$パラメータ.$B$2]" office:value-type="float" office:value="858" calcext:value-type="float">
            <text:p>858</text:p>
          </table:table-cell>
          <table:table-cell table:formula="of:=IF([.H348]&lt;[.T348]; [.T348]; &quot;&quot;)" office:value-type="float" office:value="858" calcext:value-type="float">
            <text:p>858</text:p>
          </table:table-cell>
          <table:table-cell table:formula="of:=IF([.U348]&lt;&gt;&quot;&quot;; [.F348]; &quot;&quot;)" office:value-type="float" office:value="851" calcext:value-type="float">
            <text:p>851</text:p>
          </table:table-cell>
          <table:table-cell table:formula="of:=IF([.V348]&lt;&gt;&quot;&quot;; [.V348]-[.U348]; &quot;&quot;)" office:value-type="float" office:value="-7" calcext:value-type="float">
            <text:p>-7</text:p>
          </table:table-cell>
          <table:table-cell table:formula="of:=IF([.W348]&lt;&gt;&quot;&quot;; [.W348]/[.U348]; &quot;&quot;)" office:value-type="float" office:value="-0.00815850815850816" calcext:value-type="float">
            <text:p>-0.008</text:p>
          </table:table-cell>
        </table:table-row>
        <table:table-row table:style-name="ro1">
          <table:table-cell office:value-type="string" calcext:value-type="string">
            <text:p>2017-11-07</text:p>
          </table:table-cell>
          <table:table-cell office:value-type="float" office:value="817.6196" calcext:value-type="float">
            <text:p>817.6</text:p>
          </table:table-cell>
          <table:table-cell office:value-type="float" office:value="814.8148" calcext:value-type="float">
            <text:p>814.8</text:p>
          </table:table-cell>
          <table:table-cell office:value-type="float" office:value="803.22943" calcext:value-type="float">
            <text:p>803.2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869" calcext:value-type="float">
            <text:p>869</text:p>
          </table:table-cell>
          <table:table-cell office:value-type="float" office:value="853" calcext:value-type="float">
            <text:p>853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[.B349]/[.I349]-1" office:value-type="float" office:value="-0.0437197660818713" calcext:value-type="float">
            <text:p>-0.044</text:p>
          </table:table-cell>
          <table:table-cell table:formula="of:=[.C349]/[.F349]-1" office:value-type="float" office:value="-0.0558345307068366" calcext:value-type="float">
            <text:p>-0.056</text:p>
          </table:table-cell>
          <table:table-cell table:formula="of:=[.D349]/[.H349]-1" office:value-type="float" office:value="-0.0583476787807737" calcext:value-type="float">
            <text:p>-0.058</text:p>
          </table:table-cell>
          <table:table-cell/>
          <table:table-cell table:formula="of:=[.C349]*(1-[.K349])" office:value-type="float" office:value="850.438312456047" calcext:value-type="float">
            <text:p>850.4</text:p>
          </table:table-cell>
          <table:table-cell table:formula="of:=[.O349]/[.F349]-1" office:value-type="float" office:value="-0.0145558372467592" calcext:value-type="float">
            <text:p>-0.015</text:p>
          </table:table-cell>
          <table:table-cell table:formula="of:=[.D349]*(1-[.K349])" office:value-type="float" office:value="838.346432789675" calcext:value-type="float">
            <text:p>838.3</text:p>
          </table:table-cell>
          <table:table-cell table:formula="of:=[.Q349]/[.H349]-1" office:value-type="float" office:value="-0.017178859566618" calcext:value-type="float">
            <text:p>-0.017</text:p>
          </table:table-cell>
          <table:table-cell/>
          <table:table-cell table:formula="of:=INT([.Q349])+[$パラメータ.$B$2]" office:value-type="float" office:value="838" calcext:value-type="float">
            <text:p>838</text:p>
          </table:table-cell>
          <table:table-cell table:formula="of:=IF([.H349]&lt;[.T349]; [.T349]; &quot;&quot;)">
            <text:p/>
          </table:table-cell>
          <table:table-cell table:formula="of:=IF([.U349]&lt;&gt;&quot;&quot;; [.F349]; &quot;&quot;)">
            <text:p/>
          </table:table-cell>
          <table:table-cell table:formula="of:=IF([.V349]&lt;&gt;&quot;&quot;; [.V349]-[.U349]; &quot;&quot;)">
            <text:p/>
          </table:table-cell>
          <table:table-cell table:formula="of:=IF([.W349]&lt;&gt;&quot;&quot;; [.W349]/[.U349]; &quot;&quot;)">
            <text:p/>
          </table:table-cell>
        </table:table-row>
        <table:table-row table:style-name="ro1">
          <table:table-cell office:value-type="string" calcext:value-type="string">
            <text:p>2017-11-08</text:p>
          </table:table-cell>
          <table:table-cell office:value-type="float" office:value="817.5298" calcext:value-type="float">
            <text:p>817.5</text:p>
          </table:table-cell>
          <table:table-cell office:value-type="float" office:value="814.0837" calcext:value-type="float">
            <text:p>814.1</text:p>
          </table:table-cell>
          <table:table-cell office:value-type="float" office:value="802.98413" calcext:value-type="float">
            <text:p>803.0</text:p>
          </table:table-cell>
          <table:table-cell/>
          <table:table-cell table:number-columns-repeated="2" office:value-type="float" office:value="874" calcext:value-type="float">
            <text:p>874</text:p>
          </table:table-cell>
          <table:table-cell office:value-type="float" office:value="860" calcext:value-type="float">
            <text:p>860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B350]/[.I350]-1" office:value-type="float" office:value="-0.0526885283893395" calcext:value-type="float">
            <text:p>-0.053</text:p>
          </table:table-cell>
          <table:table-cell table:formula="of:=[.C350]/[.F350]-1" office:value-type="float" office:value="-0.068554118993135" calcext:value-type="float">
            <text:p>-0.069</text:p>
          </table:table-cell>
          <table:table-cell table:formula="of:=[.D350]/[.H350]-1" office:value-type="float" office:value="-0.0662975232558139" calcext:value-type="float">
            <text:p>-0.066</text:p>
          </table:table-cell>
          <table:table-cell/>
          <table:table-cell table:formula="of:=[.C350]*(1-[.K350])" office:value-type="float" office:value="856.976572138749" calcext:value-type="float">
            <text:p>857.0</text:p>
          </table:table-cell>
          <table:table-cell table:formula="of:=[.O350]/[.F350]-1" office:value-type="float" office:value="-0.0194776062485714" calcext:value-type="float">
            <text:p>-0.019</text:p>
          </table:table-cell>
          <table:table-cell table:formula="of:=[.D350]*(1-[.K350])" office:value-type="float" office:value="845.292182129694" calcext:value-type="float">
            <text:p>845.3</text:p>
          </table:table-cell>
          <table:table-cell table:formula="of:=[.Q350]/[.H350]-1" office:value-type="float" office:value="-0.0171021138026813" calcext:value-type="float">
            <text:p>-0.017</text:p>
          </table:table-cell>
          <table:table-cell/>
          <table:table-cell table:formula="of:=INT([.Q350])+[$パラメータ.$B$2]" office:value-type="float" office:value="845" calcext:value-type="float">
            <text:p>845</text:p>
          </table:table-cell>
          <table:table-cell table:formula="of:=IF([.H350]&lt;[.T350]; [.T350]; &quot;&quot;)">
            <text:p/>
          </table:table-cell>
          <table:table-cell table:formula="of:=IF([.U350]&lt;&gt;&quot;&quot;; [.F350]; &quot;&quot;)">
            <text:p/>
          </table:table-cell>
          <table:table-cell table:formula="of:=IF([.V350]&lt;&gt;&quot;&quot;; [.V350]-[.U350]; &quot;&quot;)">
            <text:p/>
          </table:table-cell>
          <table:table-cell table:formula="of:=IF([.W350]&lt;&gt;&quot;&quot;; [.W350]/[.U350]; &quot;&quot;)">
            <text:p/>
          </table:table-cell>
        </table:table-row>
        <table:table-row table:style-name="ro1">
          <table:table-cell office:value-type="string" calcext:value-type="string">
            <text:p>2017-11-09</text:p>
          </table:table-cell>
          <table:table-cell office:value-type="float" office:value="819.4078" calcext:value-type="float">
            <text:p>819.4</text:p>
          </table:table-cell>
          <table:table-cell office:value-type="float" office:value="816.0417" calcext:value-type="float">
            <text:p>816.0</text:p>
          </table:table-cell>
          <table:table-cell office:value-type="float" office:value="805.03357" calcext:value-type="float">
            <text:p>805.0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892" calcext:value-type="float">
            <text:p>892</text:p>
          </table:table-cell>
          <table:table-cell office:value-type="float" office:value="861" calcext:value-type="float">
            <text:p>861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B351]/[.I351]-1" office:value-type="float" office:value="-0.0688547727272728" calcext:value-type="float">
            <text:p>-0.069</text:p>
          </table:table-cell>
          <table:table-cell table:formula="of:=[.C351]/[.F351]-1" office:value-type="float" office:value="-0.0684455479452055" calcext:value-type="float">
            <text:p>-0.068</text:p>
          </table:table-cell>
          <table:table-cell table:formula="of:=[.D351]/[.H351]-1" office:value-type="float" office:value="-0.0650016608594657" calcext:value-type="float">
            <text:p>-0.065</text:p>
          </table:table-cell>
          <table:table-cell/>
          <table:table-cell table:formula="of:=[.C351]*(1-[.K351])" office:value-type="float" office:value="872.230065789477" calcext:value-type="float">
            <text:p>872.2</text:p>
          </table:table-cell>
          <table:table-cell table:formula="of:=[.O351]/[.F351]-1" office:value-type="float" office:value="-0.00430357786589353" calcext:value-type="float">
            <text:p>-0.004</text:p>
          </table:table-cell>
          <table:table-cell table:formula="of:=[.D351]*(1-[.K351])" office:value-type="float" office:value="860.463973500175" calcext:value-type="float">
            <text:p>860.5</text:p>
          </table:table-cell>
          <table:table-cell table:formula="of:=[.Q351]/[.H351]-1" office:value-type="float" office:value="-0.000622562717566666" calcext:value-type="float">
            <text:p>-0.001</text:p>
          </table:table-cell>
          <table:table-cell/>
          <table:table-cell table:formula="of:=INT([.Q351])+[$パラメータ.$B$2]" office:value-type="float" office:value="860" calcext:value-type="float">
            <text:p>860</text:p>
          </table:table-cell>
          <table:table-cell table:formula="of:=IF([.H351]&lt;[.T351]; [.T351]; &quot;&quot;)">
            <text:p/>
          </table:table-cell>
          <table:table-cell table:formula="of:=IF([.U351]&lt;&gt;&quot;&quot;; [.F351]; &quot;&quot;)">
            <text:p/>
          </table:table-cell>
          <table:table-cell table:formula="of:=IF([.V351]&lt;&gt;&quot;&quot;; [.V351]-[.U351]; &quot;&quot;)">
            <text:p/>
          </table:table-cell>
          <table:table-cell table:formula="of:=IF([.W351]&lt;&gt;&quot;&quot;; [.W351]/[.U351]; &quot;&quot;)">
            <text:p/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float" office:value="817.3662" calcext:value-type="float">
            <text:p>817.4</text:p>
          </table:table-cell>
          <table:table-cell office:value-type="float" office:value="815.2683" calcext:value-type="float">
            <text:p>815.3</text:p>
          </table:table-cell>
          <table:table-cell office:value-type="float" office:value="803.533" calcext:value-type="float">
            <text:p>803.5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861" calcext:value-type="float">
            <text:p>861</text:p>
          </table:table-cell>
          <table:table-cell/>
          <table:table-cell table:formula="of:=[.B352]/[.I352]-1" office:value-type="float" office:value="-0.0506780487804878" calcext:value-type="float">
            <text:p>-0.051</text:p>
          </table:table-cell>
          <table:table-cell table:formula="of:=[.C352]/[.F352]-1" office:value-type="float" office:value="-0.0618316455696203" calcext:value-type="float">
            <text:p>-0.062</text:p>
          </table:table-cell>
          <table:table-cell table:formula="of:=[.D352]/[.H352]-1" office:value-type="float" office:value="-0.0667444831591173" calcext:value-type="float">
            <text:p>-0.067</text:p>
          </table:table-cell>
          <table:table-cell/>
          <table:table-cell table:formula="of:=[.C352]*(1-[.K352])" office:value-type="float" office:value="856.584506676585" calcext:value-type="float">
            <text:p>856.6</text:p>
          </table:table-cell>
          <table:table-cell table:formula="of:=[.O352]/[.F352]-1" office:value-type="float" office:value="-0.0142871039394877" calcext:value-type="float">
            <text:p>-0.014</text:p>
          </table:table-cell>
          <table:table-cell table:formula="of:=[.D352]*(1-[.K352])" office:value-type="float" office:value="844.254484570732" calcext:value-type="float">
            <text:p>844.3</text:p>
          </table:table-cell>
          <table:table-cell table:formula="of:=[.Q352]/[.H352]-1" office:value-type="float" office:value="-0.0194489145519958" calcext:value-type="float">
            <text:p>-0.019</text:p>
          </table:table-cell>
          <table:table-cell/>
          <table:table-cell table:formula="of:=INT([.Q352])+[$パラメータ.$B$2]" office:value-type="float" office:value="844" calcext:value-type="float">
            <text:p>844</text:p>
          </table:table-cell>
          <table:table-cell table:formula="of:=IF([.H352]&lt;[.T352]; [.T352]; &quot;&quot;)">
            <text:p/>
          </table:table-cell>
          <table:table-cell table:formula="of:=IF([.U352]&lt;&gt;&quot;&quot;; [.F352]; &quot;&quot;)">
            <text:p/>
          </table:table-cell>
          <table:table-cell table:formula="of:=IF([.V352]&lt;&gt;&quot;&quot;; [.V352]-[.U352]; &quot;&quot;)">
            <text:p/>
          </table:table-cell>
          <table:table-cell table:formula="of:=IF([.W352]&lt;&gt;&quot;&quot;; [.W352]/[.U352]; &quot;&quot;)">
            <text:p/>
          </table:table-cell>
        </table:table-row>
        <table:table-row table:style-name="ro1">
          <table:table-cell office:value-type="string" calcext:value-type="string">
            <text:p>2017-11-13</text:p>
          </table:table-cell>
          <table:table-cell office:value-type="float" office:value="817.36804" calcext:value-type="float">
            <text:p>817.4</text:p>
          </table:table-cell>
          <table:table-cell office:value-type="float" office:value="813.8549" calcext:value-type="float">
            <text:p>813.9</text:p>
          </table:table-cell>
          <table:table-cell office:value-type="float" office:value="803.44147" calcext:value-type="float">
            <text:p>803.4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874" calcext:value-type="float">
            <text:p>874</text:p>
          </table:table-cell>
          <table:table-cell office:value-type="float" office:value="852" calcext:value-type="float">
            <text:p>852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[.B353]/[.I353]-1" office:value-type="float" office:value="-0.0647962929061785" calcext:value-type="float">
            <text:p>-0.065</text:p>
          </table:table-cell>
          <table:table-cell table:formula="of:=[.C353]/[.F353]-1" office:value-type="float" office:value="-0.0447712441314554" calcext:value-type="float">
            <text:p>-0.045</text:p>
          </table:table-cell>
          <table:table-cell table:formula="of:=[.D353]/[.H353]-1" office:value-type="float" office:value="-0.0569935798122065" calcext:value-type="float">
            <text:p>-0.057</text:p>
          </table:table-cell>
          <table:table-cell/>
          <table:table-cell table:formula="of:=[.C353]*(1-[.K353])" office:value-type="float" office:value="866.589680483529" calcext:value-type="float">
            <text:p>866.6</text:p>
          </table:table-cell>
          <table:table-cell table:formula="of:=[.O353]/[.F353]-1" office:value-type="float" office:value="0.0171240381262074" calcext:value-type="float">
            <text:p>0.017</text:p>
          </table:table-cell>
          <table:table-cell table:formula="of:=[.D353]*(1-[.K353])" office:value-type="float" office:value="855.501498823091" calcext:value-type="float">
            <text:p>855.5</text:p>
          </table:table-cell>
          <table:table-cell table:formula="of:=[.Q353]/[.H353]-1" office:value-type="float" office:value="0.00410974040268863" calcext:value-type="float">
            <text:p>0.004</text:p>
          </table:table-cell>
          <table:table-cell/>
          <table:table-cell table:formula="of:=INT([.Q353])+[$パラメータ.$B$2]" office:value-type="float" office:value="855" calcext:value-type="float">
            <text:p>855</text:p>
          </table:table-cell>
          <table:table-cell table:formula="of:=IF([.H353]&lt;[.T353]; [.T353]; &quot;&quot;)" office:value-type="float" office:value="855" calcext:value-type="float">
            <text:p>855</text:p>
          </table:table-cell>
          <table:table-cell table:formula="of:=IF([.U353]&lt;&gt;&quot;&quot;; [.F353]; &quot;&quot;)" office:value-type="float" office:value="852" calcext:value-type="float">
            <text:p>852</text:p>
          </table:table-cell>
          <table:table-cell table:formula="of:=IF([.V353]&lt;&gt;&quot;&quot;; [.V353]-[.U353]; &quot;&quot;)" office:value-type="float" office:value="-3" calcext:value-type="float">
            <text:p>-3</text:p>
          </table:table-cell>
          <table:table-cell table:formula="of:=IF([.W353]&lt;&gt;&quot;&quot;; [.W353]/[.U353]; &quot;&quot;)" office:value-type="float" office:value="-0.00350877192982456" calcext:value-type="float">
            <text:p>-0.004</text:p>
          </table:table-cell>
        </table:table-row>
        <table:table-row table:style-name="ro1">
          <table:table-cell office:value-type="string" calcext:value-type="string">
            <text:p>2017-11-14</text:p>
          </table:table-cell>
          <table:table-cell office:value-type="float" office:value="809.3971" calcext:value-type="float">
            <text:p>809.4</text:p>
          </table:table-cell>
          <table:table-cell office:value-type="float" office:value="804.8756" calcext:value-type="float">
            <text:p>804.9</text:p>
          </table:table-cell>
          <table:table-cell office:value-type="float" office:value="795.5015" calcext:value-type="float">
            <text:p>795.5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856" calcext:value-type="float">
            <text:p>856</text:p>
          </table:table-cell>
          <table:table-cell office:value-type="float" office:value="847" calcext:value-type="float">
            <text:p>847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B354]/[.I354]-1" office:value-type="float" office:value="-0.0488870740305523" calcext:value-type="float">
            <text:p>-0.049</text:p>
          </table:table-cell>
          <table:table-cell table:formula="of:=[.C354]/[.F354]-1" office:value-type="float" office:value="-0.0519722025912839" calcext:value-type="float">
            <text:p>-0.052</text:p>
          </table:table-cell>
          <table:table-cell table:formula="of:=[.D354]/[.H354]-1" office:value-type="float" office:value="-0.0608010625737899" calcext:value-type="float">
            <text:p>-0.061</text:p>
          </table:table-cell>
          <table:table-cell/>
          <table:table-cell table:formula="of:=[.C354]*(1-[.K354])" office:value-type="float" office:value="844.223613042585" calcext:value-type="float">
            <text:p>844.2</text:p>
          </table:table-cell>
          <table:table-cell table:formula="of:=[.O354]/[.F354]-1" office:value-type="float" office:value="-0.00562589747634257" calcext:value-type="float">
            <text:p>-0.006</text:p>
          </table:table-cell>
          <table:table-cell table:formula="of:=[.D354]*(1-[.K354])" office:value-type="float" office:value="834.391240721915" calcext:value-type="float">
            <text:p>834.4</text:p>
          </table:table-cell>
          <table:table-cell table:formula="of:=[.Q354]/[.H354]-1" office:value-type="float" office:value="-0.0148863745904188" calcext:value-type="float">
            <text:p>-0.015</text:p>
          </table:table-cell>
          <table:table-cell/>
          <table:table-cell table:formula="of:=INT([.Q354])+[$パラメータ.$B$2]" office:value-type="float" office:value="834" calcext:value-type="float">
            <text:p>834</text:p>
          </table:table-cell>
          <table:table-cell table:formula="of:=IF([.H354]&lt;[.T354]; [.T354]; &quot;&quot;)">
            <text:p/>
          </table:table-cell>
          <table:table-cell table:formula="of:=IF([.U354]&lt;&gt;&quot;&quot;; [.F354]; &quot;&quot;)">
            <text:p/>
          </table:table-cell>
          <table:table-cell table:formula="of:=IF([.V354]&lt;&gt;&quot;&quot;; [.V354]-[.U354]; &quot;&quot;)">
            <text:p/>
          </table:table-cell>
          <table:table-cell table:formula="of:=IF([.W354]&lt;&gt;&quot;&quot;; [.W354]/[.U354]; &quot;&quot;)">
            <text:p/>
          </table:table-cell>
        </table:table-row>
        <table:table-row table:style-name="ro1">
          <table:table-cell office:value-type="string" calcext:value-type="string">
            <text:p>2017-11-15</text:p>
          </table:table-cell>
          <table:table-cell office:value-type="float" office:value="798.8548" calcext:value-type="float">
            <text:p>798.9</text:p>
          </table:table-cell>
          <table:table-cell office:value-type="float" office:value="795.2908" calcext:value-type="float">
            <text:p>795.3</text:p>
          </table:table-cell>
          <table:table-cell office:value-type="float" office:value="785.3045" calcext:value-type="float">
            <text:p>785.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48" calcext:value-type="float">
            <text:p>848</text:p>
          </table:table-cell>
          <table:table-cell office:value-type="float" office:value="825" calcext:value-type="float">
            <text:p>825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B355]/[.I355]-1" office:value-type="float" office:value="-0.0546097041420119" calcext:value-type="float">
            <text:p>-0.055</text:p>
          </table:table-cell>
          <table:table-cell table:formula="of:=[.C355]/[.F355]-1" office:value-type="float" office:value="-0.0441216346153847" calcext:value-type="float">
            <text:p>-0.044</text:p>
          </table:table-cell>
          <table:table-cell table:formula="of:=[.D355]/[.H355]-1" office:value-type="float" office:value="-0.0481157575757576" calcext:value-type="float">
            <text:p>-0.048</text:p>
          </table:table-cell>
          <table:table-cell/>
          <table:table-cell table:formula="of:=[.C355]*(1-[.K355])" office:value-type="float" office:value="838.721395294864" calcext:value-type="float">
            <text:p>838.7</text:p>
          </table:table-cell>
          <table:table-cell table:formula="of:=[.O355]/[.F355]-1" office:value-type="float" office:value="0.00807860011401917" calcext:value-type="float">
            <text:p>0.008</text:p>
          </table:table-cell>
          <table:table-cell table:formula="of:=[.D355]*(1-[.K355])" office:value-type="float" office:value="828.189746406391" calcext:value-type="float">
            <text:p>828.2</text:p>
          </table:table-cell>
          <table:table-cell table:formula="of:=[.Q355]/[.H355]-1" office:value-type="float" office:value="0.0038663592804733" calcext:value-type="float">
            <text:p>0.004</text:p>
          </table:table-cell>
          <table:table-cell/>
          <table:table-cell table:formula="of:=INT([.Q355])+[$パラメータ.$B$2]" office:value-type="float" office:value="828" calcext:value-type="float">
            <text:p>828</text:p>
          </table:table-cell>
          <table:table-cell table:formula="of:=IF([.H355]&lt;[.T355]; [.T355]; &quot;&quot;)" office:value-type="float" office:value="828" calcext:value-type="float">
            <text:p>828</text:p>
          </table:table-cell>
          <table:table-cell table:formula="of:=IF([.U355]&lt;&gt;&quot;&quot;; [.F355]; &quot;&quot;)" office:value-type="float" office:value="832" calcext:value-type="float">
            <text:p>832</text:p>
          </table:table-cell>
          <table:table-cell table:formula="of:=IF([.V355]&lt;&gt;&quot;&quot;; [.V355]-[.U355]; &quot;&quot;)" office:value-type="float" office:value="4" calcext:value-type="float">
            <text:p>4</text:p>
          </table:table-cell>
          <table:table-cell table:formula="of:=IF([.W355]&lt;&gt;&quot;&quot;; [.W355]/[.U355]; &quot;&quot;)" office:value-type="float" office:value="0.00483091787439613" calcext:value-type="float">
            <text:p>0.005</text:p>
          </table:table-cell>
        </table:table-row>
        <table:table-row table:style-name="ro1">
          <table:table-cell office:value-type="string" calcext:value-type="string">
            <text:p>2017-11-16</text:p>
          </table:table-cell>
          <table:table-cell office:value-type="float" office:value="788.2174" calcext:value-type="float">
            <text:p>788.2</text:p>
          </table:table-cell>
          <table:table-cell office:value-type="float" office:value="785.27246" calcext:value-type="float">
            <text:p>785.3</text:p>
          </table:table-cell>
          <table:table-cell office:value-type="float" office:value="774.6289" calcext:value-type="float">
            <text:p>774.6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825" calcext:value-type="float">
            <text:p>825</text:p>
          </table:table-cell>
          <table:table-cell/>
          <table:table-cell table:formula="of:=[.B356]/[.I356]-1" office:value-type="float" office:value="-0.0445849696969697" calcext:value-type="float">
            <text:p>-0.045</text:p>
          </table:table-cell>
          <table:table-cell table:formula="of:=[.C356]/[.F356]-1" office:value-type="float" office:value="-0.0572959663865545" calcext:value-type="float">
            <text:p>-0.057</text:p>
          </table:table-cell>
          <table:table-cell table:formula="of:=[.D356]/[.H356]-1" office:value-type="float" office:value="-0.0610558787878788" calcext:value-type="float">
            <text:p>-0.061</text:p>
          </table:table-cell>
          <table:table-cell/>
          <table:table-cell table:formula="of:=[.C356]*(1-[.K356])" office:value-type="float" office:value="820.283808832965" calcext:value-type="float">
            <text:p>820.3</text:p>
          </table:table-cell>
          <table:table-cell table:formula="of:=[.O356]/[.F356]-1" office:value-type="float" office:value="-0.0152655356146879" calcext:value-type="float">
            <text:p>-0.015</text:p>
          </table:table-cell>
          <table:table-cell table:formula="of:=[.D356]*(1-[.K356])" office:value-type="float" office:value="809.165706032897" calcext:value-type="float">
            <text:p>809.2</text:p>
          </table:table-cell>
          <table:table-cell table:formula="of:=[.Q356]/[.H356]-1" office:value-type="float" office:value="-0.0191930835964883" calcext:value-type="float">
            <text:p>-0.019</text:p>
          </table:table-cell>
          <table:table-cell/>
          <table:table-cell table:formula="of:=INT([.Q356])+[$パラメータ.$B$2]" office:value-type="float" office:value="809" calcext:value-type="float">
            <text:p>809</text:p>
          </table:table-cell>
          <table:table-cell table:formula="of:=IF([.H356]&lt;[.T356]; [.T356]; &quot;&quot;)">
            <text:p/>
          </table:table-cell>
          <table:table-cell table:formula="of:=IF([.U356]&lt;&gt;&quot;&quot;; [.F356]; &quot;&quot;)">
            <text:p/>
          </table:table-cell>
          <table:table-cell table:formula="of:=IF([.V356]&lt;&gt;&quot;&quot;; [.V356]-[.U356]; &quot;&quot;)">
            <text:p/>
          </table:table-cell>
          <table:table-cell table:formula="of:=IF([.W356]&lt;&gt;&quot;&quot;; [.W356]/[.U356]; &quot;&quot;)">
            <text:p/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float" office:value="795.9541" calcext:value-type="float">
            <text:p>796.0</text:p>
          </table:table-cell>
          <table:table-cell office:value-type="float" office:value="790.61505" calcext:value-type="float">
            <text:p>790.6</text:p>
          </table:table-cell>
          <table:table-cell office:value-type="float" office:value="781.4875" calcext:value-type="float">
            <text:p>781.5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B357]/[.I357]-1" office:value-type="float" office:value="-0.0569264218009479" calcext:value-type="float">
            <text:p>-0.057</text:p>
          </table:table-cell>
          <table:table-cell table:formula="of:=[.C357]/[.F357]-1" office:value-type="float" office:value="-0.0485980144404332" calcext:value-type="float">
            <text:p>-0.049</text:p>
          </table:table-cell>
          <table:table-cell table:formula="of:=[.D357]/[.H357]-1" office:value-type="float" office:value="-0.0561745169082126" calcext:value-type="float">
            <text:p>-0.056</text:p>
          </table:table-cell>
          <table:table-cell/>
          <table:table-cell table:formula="of:=[.C357]*(1-[.K357])" office:value-type="float" office:value="835.621935818477" calcext:value-type="float">
            <text:p>835.6</text:p>
          </table:table-cell>
          <table:table-cell table:formula="of:=[.O357]/[.F357]-1" office:value-type="float" office:value="0.00556189629178983" calcext:value-type="float">
            <text:p>0.006</text:p>
          </table:table-cell>
          <table:table-cell table:formula="of:=[.D357]*(1-[.K357])" office:value-type="float" office:value="825.974787057168" calcext:value-type="float">
            <text:p>826.0</text:p>
          </table:table-cell>
          <table:table-cell table:formula="of:=[.Q357]/[.H357]-1" office:value-type="float" office:value="-0.00244590935124622" calcext:value-type="float">
            <text:p>-0.002</text:p>
          </table:table-cell>
          <table:table-cell/>
          <table:table-cell table:formula="of:=INT([.Q357])+[$パラメータ.$B$2]" office:value-type="float" office:value="825" calcext:value-type="float">
            <text:p>825</text:p>
          </table:table-cell>
          <table:table-cell table:formula="of:=IF([.H357]&lt;[.T357]; [.T357]; &quot;&quot;)">
            <text:p/>
          </table:table-cell>
          <table:table-cell table:formula="of:=IF([.U357]&lt;&gt;&quot;&quot;; [.F357]; &quot;&quot;)">
            <text:p/>
          </table:table-cell>
          <table:table-cell table:formula="of:=IF([.V357]&lt;&gt;&quot;&quot;; [.V357]-[.U357]; &quot;&quot;)">
            <text:p/>
          </table:table-cell>
          <table:table-cell table:formula="of:=IF([.W357]&lt;&gt;&quot;&quot;; [.W357]/[.U357]; &quot;&quot;)">
            <text:p/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float" office:value="785.82526" calcext:value-type="float">
            <text:p>785.8</text:p>
          </table:table-cell>
          <table:table-cell office:value-type="float" office:value="780.3113" calcext:value-type="float">
            <text:p>780.3</text:p>
          </table:table-cell>
          <table:table-cell office:value-type="float" office:value="771.4356" calcext:value-type="float">
            <text:p>771.4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31" calcext:value-type="float">
            <text:p>831</text:p>
          </table:table-cell>
          <table:table-cell office:value-type="float" office:value="817" calcext:value-type="float">
            <text:p>817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B358]/[.I358]-1" office:value-type="float" office:value="-0.0463285679611651" calcext:value-type="float">
            <text:p>-0.046</text:p>
          </table:table-cell>
          <table:table-cell table:formula="of:=[.C358]/[.F358]-1" office:value-type="float" office:value="-0.0518696233292831" calcext:value-type="float">
            <text:p>-0.052</text:p>
          </table:table-cell>
          <table:table-cell table:formula="of:=[.D358]/[.H358]-1" office:value-type="float" office:value="-0.0557703794369645" calcext:value-type="float">
            <text:p>-0.056</text:p>
          </table:table-cell>
          <table:table-cell/>
          <table:table-cell table:formula="of:=[.C358]*(1-[.K358])" office:value-type="float" office:value="816.462005092915" calcext:value-type="float">
            <text:p>816.5</text:p>
          </table:table-cell>
          <table:table-cell table:formula="of:=[.O358]/[.F358]-1" office:value-type="float" office:value="-0.00794410073764873" calcext:value-type="float">
            <text:p>-0.008</text:p>
          </table:table-cell>
          <table:table-cell table:formula="of:=[.D358]*(1-[.K358])" office:value-type="float" office:value="807.175106622262" calcext:value-type="float">
            <text:p>807.2</text:p>
          </table:table-cell>
          <table:table-cell table:formula="of:=[.Q358]/[.H358]-1" office:value-type="float" office:value="-0.0120255732897647" calcext:value-type="float">
            <text:p>-0.012</text:p>
          </table:table-cell>
          <table:table-cell/>
          <table:table-cell table:formula="of:=INT([.Q358])+[$パラメータ.$B$2]" office:value-type="float" office:value="807" calcext:value-type="float">
            <text:p>807</text:p>
          </table:table-cell>
          <table:table-cell table:formula="of:=IF([.H358]&lt;[.T358]; [.T358]; &quot;&quot;)">
            <text:p/>
          </table:table-cell>
          <table:table-cell table:formula="of:=IF([.U358]&lt;&gt;&quot;&quot;; [.F358]; &quot;&quot;)">
            <text:p/>
          </table:table-cell>
          <table:table-cell table:formula="of:=IF([.V358]&lt;&gt;&quot;&quot;; [.V358]-[.U358]; &quot;&quot;)">
            <text:p/>
          </table:table-cell>
          <table:table-cell table:formula="of:=IF([.W358]&lt;&gt;&quot;&quot;; [.W358]/[.U358]; &quot;&quot;)">
            <text:p/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float" office:value="781.50684" calcext:value-type="float">
            <text:p>781.5</text:p>
          </table:table-cell>
          <table:table-cell office:value-type="float" office:value="775.7951" calcext:value-type="float">
            <text:p>775.8</text:p>
          </table:table-cell>
          <table:table-cell office:value-type="float" office:value="767.3241" calcext:value-type="float">
            <text:p>767.3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B359]/[.I359]-1" office:value-type="float" office:value="-0.0481037271619975" calcext:value-type="float">
            <text:p>-0.048</text:p>
          </table:table-cell>
          <table:table-cell table:formula="of:=[.C359]/[.F359]-1" office:value-type="float" office:value="-0.0492707107843137" calcext:value-type="float">
            <text:p>-0.049</text:p>
          </table:table-cell>
          <table:table-cell table:formula="of:=[.D359]/[.H359]-1" office:value-type="float" office:value="-0.0491646840148698" calcext:value-type="float">
            <text:p>-0.049</text:p>
          </table:table-cell>
          <table:table-cell/>
          <table:table-cell table:formula="of:=[.C359]*(1-[.K359])" office:value-type="float" office:value="813.113735824015" calcext:value-type="float">
            <text:p>813.1</text:p>
          </table:table-cell>
          <table:table-cell table:formula="of:=[.O359]/[.F359]-1" office:value-type="float" office:value="-0.00353708845096246" calcext:value-type="float">
            <text:p>-0.004</text:p>
          </table:table-cell>
          <table:table-cell table:formula="of:=[.D359]*(1-[.K359])" office:value-type="float" office:value="804.235249151225" calcext:value-type="float">
            <text:p>804.2</text:p>
          </table:table-cell>
          <table:table-cell table:formula="of:=[.Q359]/[.H359]-1" office:value-type="float" office:value="-0.00342596139872942" calcext:value-type="float">
            <text:p>-0.003</text:p>
          </table:table-cell>
          <table:table-cell/>
          <table:table-cell table:formula="of:=INT([.Q359])+[$パラメータ.$B$2]" office:value-type="float" office:value="804" calcext:value-type="float">
            <text:p>804</text:p>
          </table:table-cell>
          <table:table-cell table:formula="of:=IF([.H359]&lt;[.T359]; [.T359]; &quot;&quot;)">
            <text:p/>
          </table:table-cell>
          <table:table-cell table:formula="of:=IF([.U359]&lt;&gt;&quot;&quot;; [.F359]; &quot;&quot;)">
            <text:p/>
          </table:table-cell>
          <table:table-cell table:formula="of:=IF([.V359]&lt;&gt;&quot;&quot;; [.V359]-[.U359]; &quot;&quot;)">
            <text:p/>
          </table:table-cell>
          <table:table-cell table:formula="of:=IF([.W359]&lt;&gt;&quot;&quot;; [.W359]/[.U359]; &quot;&quot;)">
            <text:p/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float" office:value="779.11194" calcext:value-type="float">
            <text:p>779.1</text:p>
          </table:table-cell>
          <table:table-cell office:value-type="float" office:value="773.5114" calcext:value-type="float">
            <text:p>773.5</text:p>
          </table:table-cell>
          <table:table-cell office:value-type="float" office:value="765.1708" calcext:value-type="float">
            <text:p>765.2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B360]/[.I360]-1" office:value-type="float" office:value="-0.0544758009708738" calcext:value-type="float">
            <text:p>-0.054</text:p>
          </table:table-cell>
          <table:table-cell table:formula="of:=[.C360]/[.F360]-1" office:value-type="float" office:value="-0.0509062576687117" calcext:value-type="float">
            <text:p>-0.051</text:p>
          </table:table-cell>
          <table:table-cell table:formula="of:=[.D360]/[.H360]-1" office:value-type="float" office:value="-0.0565094944512947" calcext:value-type="float">
            <text:p>-0.057</text:p>
          </table:table-cell>
          <table:table-cell/>
          <table:table-cell table:formula="of:=[.C360]*(1-[.K360])" office:value-type="float" office:value="815.649053075102" calcext:value-type="float">
            <text:p>815.6</text:p>
          </table:table-cell>
          <table:table-cell table:formula="of:=[.O360]/[.F360]-1" office:value-type="float" office:value="0.000796384141229289" calcext:value-type="float">
            <text:p>0.001</text:p>
          </table:table-cell>
          <table:table-cell table:formula="of:=[.D360]*(1-[.K360])" office:value-type="float" office:value="806.854092209524" calcext:value-type="float">
            <text:p>806.9</text:p>
          </table:table-cell>
          <table:table-cell table:formula="of:=[.Q360]/[.H360]-1" office:value-type="float" office:value="-0.00511209345311447" calcext:value-type="float">
            <text:p>-0.005</text:p>
          </table:table-cell>
          <table:table-cell/>
          <table:table-cell table:formula="of:=INT([.Q360])+[$パラメータ.$B$2]" office:value-type="float" office:value="806" calcext:value-type="float">
            <text:p>806</text:p>
          </table:table-cell>
          <table:table-cell table:formula="of:=IF([.H360]&lt;[.T360]; [.T360]; &quot;&quot;)">
            <text:p/>
          </table:table-cell>
          <table:table-cell table:formula="of:=IF([.U360]&lt;&gt;&quot;&quot;; [.F360]; &quot;&quot;)">
            <text:p/>
          </table:table-cell>
          <table:table-cell table:formula="of:=IF([.V360]&lt;&gt;&quot;&quot;; [.V360]-[.U360]; &quot;&quot;)">
            <text:p/>
          </table:table-cell>
          <table:table-cell table:formula="of:=IF([.W360]&lt;&gt;&quot;&quot;; [.W360]/[.U360]; &quot;&quot;)">
            <text:p/>
          </table:table-cell>
        </table:table-row>
        <table:table-row table:style-name="ro1">
          <table:table-cell office:value-type="string" calcext:value-type="string">
            <text:p>2017-11-24</text:p>
          </table:table-cell>
          <table:table-cell office:value-type="float" office:value="778.58936" calcext:value-type="float">
            <text:p>778.6</text:p>
          </table:table-cell>
          <table:table-cell office:value-type="float" office:value="773.3807" calcext:value-type="float">
            <text:p>773.4</text:p>
          </table:table-cell>
          <table:table-cell office:value-type="float" office:value="764.77423" calcext:value-type="float">
            <text:p>764.8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361]/[.I361]-1" office:value-type="float" office:value="-0.0399637977805178" calcext:value-type="float">
            <text:p>-0.040</text:p>
          </table:table-cell>
          <table:table-cell table:formula="of:=[.C361]/[.F361]-1" office:value-type="float" office:value="-0.0440288009888751" calcext:value-type="float">
            <text:p>-0.044</text:p>
          </table:table-cell>
          <table:table-cell table:formula="of:=[.D361]/[.H361]-1" office:value-type="float" office:value="-0.0534972400990099" calcext:value-type="float">
            <text:p>-0.053</text:p>
          </table:table-cell>
          <table:table-cell/>
          <table:table-cell table:formula="of:=[.C361]*(1-[.K361])" office:value-type="float" office:value="804.287929902155" calcext:value-type="float">
            <text:p>804.3</text:p>
          </table:table-cell>
          <table:table-cell table:formula="of:=[.O361]/[.F361]-1" office:value-type="float" office:value="-0.00582456130759534" calcext:value-type="float">
            <text:p>-0.006</text:p>
          </table:table-cell>
          <table:table-cell table:formula="of:=[.D361]*(1-[.K361])" office:value-type="float" office:value="795.337512675471" calcext:value-type="float">
            <text:p>795.3</text:p>
          </table:table-cell>
          <table:table-cell table:formula="of:=[.Q361]/[.H361]-1" office:value-type="float" office:value="-0.0156713952036247" calcext:value-type="float">
            <text:p>-0.016</text:p>
          </table:table-cell>
          <table:table-cell/>
          <table:table-cell table:formula="of:=INT([.Q361])+[$パラメータ.$B$2]" office:value-type="float" office:value="795" calcext:value-type="float">
            <text:p>795</text:p>
          </table:table-cell>
          <table:table-cell table:formula="of:=IF([.H361]&lt;[.T361]; [.T361]; &quot;&quot;)">
            <text:p/>
          </table:table-cell>
          <table:table-cell table:formula="of:=IF([.U361]&lt;&gt;&quot;&quot;; [.F361]; &quot;&quot;)">
            <text:p/>
          </table:table-cell>
          <table:table-cell table:formula="of:=IF([.V361]&lt;&gt;&quot;&quot;; [.V361]-[.U361]; &quot;&quot;)">
            <text:p/>
          </table:table-cell>
          <table:table-cell table:formula="of:=IF([.W361]&lt;&gt;&quot;&quot;; [.W361]/[.U361]; &quot;&quot;)">
            <text:p/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float" office:value="775.39" calcext:value-type="float">
            <text:p>775.4</text:p>
          </table:table-cell>
          <table:table-cell office:value-type="float" office:value="769.54285" calcext:value-type="float">
            <text:p>769.5</text:p>
          </table:table-cell>
          <table:table-cell office:value-type="float" office:value="761.491" calcext:value-type="float">
            <text:p>761.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850" calcext:value-type="float">
            <text:p>850</text:p>
          </table:table-cell>
          <table:table-cell office:value-type="float" office:value="820" calcext:value-type="float">
            <text:p>820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B362]/[.I362]-1" office:value-type="float" office:value="-0.0823786982248521" calcext:value-type="float">
            <text:p>-0.082</text:p>
          </table:table-cell>
          <table:table-cell table:formula="of:=[.C362]/[.F362]-1" office:value-type="float" office:value="-0.0615331097560975" calcext:value-type="float">
            <text:p>-0.062</text:p>
          </table:table-cell>
          <table:table-cell table:formula="of:=[.D362]/[.H362]-1" office:value-type="float" office:value="-0.0713524390243903" calcext:value-type="float">
            <text:p>-0.071</text:p>
          </table:table-cell>
          <table:table-cell/>
          <table:table-cell table:formula="of:=[.C362]*(1-[.K362])" office:value-type="float" office:value="832.936788211243" calcext:value-type="float">
            <text:p>832.9</text:p>
          </table:table-cell>
          <table:table-cell table:formula="of:=[.O362]/[.F362]-1" office:value-type="float" office:value="0.0157765709893203" calcext:value-type="float">
            <text:p>0.016</text:p>
          </table:table-cell>
          <table:table-cell table:formula="of:=[.D362]*(1-[.K362])" office:value-type="float" office:value="824.221637289941" calcext:value-type="float">
            <text:p>824.2</text:p>
          </table:table-cell>
          <table:table-cell table:formula="of:=[.Q362]/[.H362]-1" office:value-type="float" office:value="0.00514833815846427" calcext:value-type="float">
            <text:p>0.005</text:p>
          </table:table-cell>
          <table:table-cell/>
          <table:table-cell table:formula="of:=INT([.Q362])+[$パラメータ.$B$2]" office:value-type="float" office:value="824" calcext:value-type="float">
            <text:p>824</text:p>
          </table:table-cell>
          <table:table-cell table:formula="of:=IF([.H362]&lt;[.T362]; [.T362]; &quot;&quot;)" office:value-type="float" office:value="824" calcext:value-type="float">
            <text:p>824</text:p>
          </table:table-cell>
          <table:table-cell table:formula="of:=IF([.U362]&lt;&gt;&quot;&quot;; [.F362]; &quot;&quot;)" office:value-type="float" office:value="820" calcext:value-type="float">
            <text:p>820</text:p>
          </table:table-cell>
          <table:table-cell table:formula="of:=IF([.V362]&lt;&gt;&quot;&quot;; [.V362]-[.U362]; &quot;&quot;)" office:value-type="float" office:value="-4" calcext:value-type="float">
            <text:p>-4</text:p>
          </table:table-cell>
          <table:table-cell table:formula="of:=IF([.W362]&lt;&gt;&quot;&quot;; [.W362]/[.U362]; &quot;&quot;)" office:value-type="float" office:value="-0.00485436893203883" calcext:value-type="float">
            <text:p>-0.005</text:p>
          </table:table-cell>
        </table:table-row>
        <table:table-row table:style-name="ro1">
          <table:table-cell office:value-type="string" calcext:value-type="string">
            <text:p>2017-11-28</text:p>
          </table:table-cell>
          <table:table-cell office:value-type="float" office:value="795.6301" calcext:value-type="float">
            <text:p>795.6</text:p>
          </table:table-cell>
          <table:table-cell office:value-type="float" office:value="791.9004" calcext:value-type="float">
            <text:p>791.9</text:p>
          </table:table-cell>
          <table:table-cell office:value-type="float" office:value="782.4922" calcext:value-type="float">
            <text:p>782.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836" calcext:value-type="float">
            <text:p>836</text:p>
          </table:table-cell>
          <table:table-cell office:value-type="float" office:value="813" calcext:value-type="float">
            <text:p>813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B363]/[.I363]-1" office:value-type="float" office:value="-0.0414095180722892" calcext:value-type="float">
            <text:p>-0.041</text:p>
          </table:table-cell>
          <table:table-cell table:formula="of:=[.C363]/[.F363]-1" office:value-type="float" office:value="-0.0330886446886447" calcext:value-type="float">
            <text:p>-0.033</text:p>
          </table:table-cell>
          <table:table-cell table:formula="of:=[.D363]/[.H363]-1" office:value-type="float" office:value="-0.0375249692496925" calcext:value-type="float">
            <text:p>-0.038</text:p>
          </table:table-cell>
          <table:table-cell/>
          <table:table-cell table:formula="of:=[.C363]*(1-[.K363])" office:value-type="float" office:value="824.692613925253" calcext:value-type="float">
            <text:p>824.7</text:p>
          </table:table-cell>
          <table:table-cell table:formula="of:=[.O363]/[.F363]-1" office:value-type="float" office:value="0.00695068855342251" calcext:value-type="float">
            <text:p>0.007</text:p>
          </table:table-cell>
          <table:table-cell table:formula="of:=[.D363]*(1-[.K363])" office:value-type="float" office:value="814.894824897325" calcext:value-type="float">
            <text:p>814.9</text:p>
          </table:table-cell>
          <table:table-cell table:formula="of:=[.Q363]/[.H363]-1" office:value-type="float" office:value="0.00233065793028953" calcext:value-type="float">
            <text:p>0.002</text:p>
          </table:table-cell>
          <table:table-cell/>
          <table:table-cell table:formula="of:=INT([.Q363])+[$パラメータ.$B$2]" office:value-type="float" office:value="814" calcext:value-type="float">
            <text:p>814</text:p>
          </table:table-cell>
          <table:table-cell table:formula="of:=IF([.H363]&lt;[.T363]; [.T363]; &quot;&quot;)" office:value-type="float" office:value="814" calcext:value-type="float">
            <text:p>814</text:p>
          </table:table-cell>
          <table:table-cell table:formula="of:=IF([.U363]&lt;&gt;&quot;&quot;; [.F363]; &quot;&quot;)" office:value-type="float" office:value="819" calcext:value-type="float">
            <text:p>819</text:p>
          </table:table-cell>
          <table:table-cell table:formula="of:=IF([.V363]&lt;&gt;&quot;&quot;; [.V363]-[.U363]; &quot;&quot;)" office:value-type="float" office:value="5" calcext:value-type="float">
            <text:p>5</text:p>
          </table:table-cell>
          <table:table-cell table:formula="of:=IF([.W363]&lt;&gt;&quot;&quot;; [.W363]/[.U363]; &quot;&quot;)" office:value-type="float" office:value="0.00614250614250614" calcext:value-type="float">
            <text:p>0.006</text:p>
          </table:table-cell>
        </table:table-row>
        <table:table-row table:style-name="ro1">
          <table:table-cell office:value-type="string" calcext:value-type="string">
            <text:p>2017-11-29</text:p>
          </table:table-cell>
          <table:table-cell office:value-type="float" office:value="785.7241" calcext:value-type="float">
            <text:p>785.7</text:p>
          </table:table-cell>
          <table:table-cell office:value-type="float" office:value="783.04803" calcext:value-type="float">
            <text:p>783.0</text:p>
          </table:table-cell>
          <table:table-cell office:value-type="float" office:value="773.10876" calcext:value-type="float">
            <text:p>773.1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51" calcext:value-type="float">
            <text:p>851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B364]/[.I364]-1" office:value-type="float" office:value="-0.0646141666666666" calcext:value-type="float">
            <text:p>-0.065</text:p>
          </table:table-cell>
          <table:table-cell table:formula="of:=[.C364]/[.F364]-1" office:value-type="float" office:value="-0.070014216152019" calcext:value-type="float">
            <text:p>-0.070</text:p>
          </table:table-cell>
          <table:table-cell table:formula="of:=[.D364]/[.H364]-1" office:value-type="float" office:value="-0.0685436626506024" calcext:value-type="float">
            <text:p>-0.069</text:p>
          </table:table-cell>
          <table:table-cell/>
          <table:table-cell table:formula="of:=[.C364]*(1-[.K364])" office:value-type="float" office:value="833.644025918425" calcext:value-type="float">
            <text:p>833.6</text:p>
          </table:table-cell>
          <table:table-cell table:formula="of:=[.O364]/[.F364]-1" office:value-type="float" office:value="-0.00992395971683491" calcext:value-type="float">
            <text:p>-0.010</text:p>
          </table:table-cell>
          <table:table-cell table:formula="of:=[.D364]*(1-[.K364])" office:value-type="float" office:value="823.0625382701" calcext:value-type="float">
            <text:p>823.1</text:p>
          </table:table-cell>
          <table:table-cell table:formula="of:=[.Q364]/[.H364]-1" office:value-type="float" office:value="-0.00835838762638563" calcext:value-type="float">
            <text:p>-0.008</text:p>
          </table:table-cell>
          <table:table-cell/>
          <table:table-cell table:formula="of:=INT([.Q364])+[$パラメータ.$B$2]" office:value-type="float" office:value="823" calcext:value-type="float">
            <text:p>823</text:p>
          </table:table-cell>
          <table:table-cell table:formula="of:=IF([.H364]&lt;[.T364]; [.T364]; &quot;&quot;)">
            <text:p/>
          </table:table-cell>
          <table:table-cell table:formula="of:=IF([.U364]&lt;&gt;&quot;&quot;; [.F364]; &quot;&quot;)">
            <text:p/>
          </table:table-cell>
          <table:table-cell table:formula="of:=IF([.V364]&lt;&gt;&quot;&quot;; [.V364]-[.U364]; &quot;&quot;)">
            <text:p/>
          </table:table-cell>
          <table:table-cell table:formula="of:=IF([.W364]&lt;&gt;&quot;&quot;; [.W364]/[.U364]; &quot;&quot;)">
            <text:p/>
          </table:table-cell>
        </table:table-row>
        <table:table-row table:style-name="ro1">
          <table:table-cell office:value-type="string" calcext:value-type="string">
            <text:p>2017-11-30</text:p>
          </table:table-cell>
          <table:table-cell office:value-type="float" office:value="801.34906" calcext:value-type="float">
            <text:p>801.3</text:p>
          </table:table-cell>
          <table:table-cell office:value-type="float" office:value="800.2805" calcext:value-type="float">
            <text:p>800.3</text:p>
          </table:table-cell>
          <table:table-cell office:value-type="float" office:value="788.8868" calcext:value-type="float">
            <text:p>788.9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21" calcext:value-type="float">
            <text:p>821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B365]/[.I365]-1" office:value-type="float" office:value="-0.0391498081534772" calcext:value-type="float">
            <text:p>-0.039</text:p>
          </table:table-cell>
          <table:table-cell table:formula="of:=[.C365]/[.F365]-1" office:value-type="float" office:value="-0.0404310551558753" calcext:value-type="float">
            <text:p>-0.040</text:p>
          </table:table-cell>
          <table:table-cell table:formula="of:=[.D365]/[.H365]-1" office:value-type="float" office:value="-0.0391147381242387" calcext:value-type="float">
            <text:p>-0.039</text:p>
          </table:table-cell>
          <table:table-cell/>
          <table:table-cell table:formula="of:=[.C365]*(1-[.K365])" office:value-type="float" office:value="831.611328043969" calcext:value-type="float">
            <text:p>831.6</text:p>
          </table:table-cell>
          <table:table-cell table:formula="of:=[.O365]/[.F365]-1" office:value-type="float" office:value="-0.00286411505519346" calcext:value-type="float">
            <text:p>-0.003</text:p>
          </table:table-cell>
          <table:table-cell table:formula="of:=[.D365]*(1-[.K365])" office:value-type="float" office:value="819.77156687481" calcext:value-type="float">
            <text:p>819.8</text:p>
          </table:table-cell>
          <table:table-cell table:formula="of:=[.Q365]/[.H365]-1" office:value-type="float" office:value="-0.00149626446429907" calcext:value-type="float">
            <text:p>-0.001</text:p>
          </table:table-cell>
          <table:table-cell/>
          <table:table-cell table:formula="of:=INT([.Q365])+[$パラメータ.$B$2]" office:value-type="float" office:value="819" calcext:value-type="float">
            <text:p>819</text:p>
          </table:table-cell>
          <table:table-cell table:formula="of:=IF([.H365]&lt;[.T365]; [.T365]; &quot;&quot;)">
            <text:p/>
          </table:table-cell>
          <table:table-cell table:formula="of:=IF([.U365]&lt;&gt;&quot;&quot;; [.F365]; &quot;&quot;)">
            <text:p/>
          </table:table-cell>
          <table:table-cell table:formula="of:=IF([.V365]&lt;&gt;&quot;&quot;; [.V365]-[.U365]; &quot;&quot;)">
            <text:p/>
          </table:table-cell>
          <table:table-cell table:formula="of:=IF([.W365]&lt;&gt;&quot;&quot;; [.W365]/[.U365]; &quot;&quot;)">
            <text:p/>
          </table:table-cell>
        </table:table-row>
        <table:table-row table:style-name="ro1">
          <table:table-cell office:value-type="string" calcext:value-type="string">
            <text:p>2017-12-01</text:p>
          </table:table-cell>
          <table:table-cell office:value-type="float" office:value="789.6593" calcext:value-type="float">
            <text:p>789.7</text:p>
          </table:table-cell>
          <table:table-cell office:value-type="float" office:value="788.72327" calcext:value-type="float">
            <text:p>788.7</text:p>
          </table:table-cell>
          <table:table-cell office:value-type="float" office:value="777.24554" calcext:value-type="float">
            <text:p>777.2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48" calcext:value-type="float">
            <text:p>848</text:p>
          </table:table-cell>
          <table:table-cell office:value-type="float" office:value="822" calcext:value-type="float">
            <text:p>822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B366]/[.I366]-1" office:value-type="float" office:value="-0.0665965721040189" calcext:value-type="float">
            <text:p>-0.067</text:p>
          </table:table-cell>
          <table:table-cell table:formula="of:=[.C366]/[.F366]-1" office:value-type="float" office:value="-0.0416485176184691" calcext:value-type="float">
            <text:p>-0.042</text:p>
          </table:table-cell>
          <table:table-cell table:formula="of:=[.D366]/[.H366]-1" office:value-type="float" office:value="-0.0544458150851581" calcext:value-type="float">
            <text:p>-0.054</text:p>
          </table:table-cell>
          <table:table-cell/>
          <table:table-cell table:formula="of:=[.C366]*(1-[.K366])" office:value-type="float" office:value="841.249536120673" calcext:value-type="float">
            <text:p>841.2</text:p>
          </table:table-cell>
          <table:table-cell table:formula="of:=[.O366]/[.F366]-1" office:value-type="float" office:value="0.0221744059789459" calcext:value-type="float">
            <text:p>0.022</text:p>
          </table:table-cell>
          <table:table-cell table:formula="of:=[.D366]*(1-[.K366])" office:value-type="float" office:value="829.007428647137" calcext:value-type="float">
            <text:p>829.0</text:p>
          </table:table-cell>
          <table:table-cell table:formula="of:=[.Q366]/[.H366]-1" office:value-type="float" office:value="0.00852485236877998" calcext:value-type="float">
            <text:p>0.009</text:p>
          </table:table-cell>
          <table:table-cell/>
          <table:table-cell table:formula="of:=INT([.Q366])+[$パラメータ.$B$2]" office:value-type="float" office:value="829" calcext:value-type="float">
            <text:p>829</text:p>
          </table:table-cell>
          <table:table-cell table:formula="of:=IF([.H366]&lt;[.T366]; [.T366]; &quot;&quot;)" office:value-type="float" office:value="829" calcext:value-type="float">
            <text:p>829</text:p>
          </table:table-cell>
          <table:table-cell table:formula="of:=IF([.U366]&lt;&gt;&quot;&quot;; [.F366]; &quot;&quot;)" office:value-type="float" office:value="823" calcext:value-type="float">
            <text:p>823</text:p>
          </table:table-cell>
          <table:table-cell table:formula="of:=IF([.V366]&lt;&gt;&quot;&quot;; [.V366]-[.U366]; &quot;&quot;)" office:value-type="float" office:value="-6" calcext:value-type="float">
            <text:p>-6</text:p>
          </table:table-cell>
          <table:table-cell table:formula="of:=IF([.W366]&lt;&gt;&quot;&quot;; [.W366]/[.U366]; &quot;&quot;)" office:value-type="float" office:value="-0.00723763570566948" calcext:value-type="float">
            <text:p>-0.007</text:p>
          </table:table-cell>
        </table:table-row>
        <table:table-row table:style-name="ro1">
          <table:table-cell office:value-type="string" calcext:value-type="string">
            <text:p>2017-12-04</text:p>
          </table:table-cell>
          <table:table-cell office:value-type="float" office:value="785.312" calcext:value-type="float">
            <text:p>785.3</text:p>
          </table:table-cell>
          <table:table-cell office:value-type="float" office:value="783.5678" calcext:value-type="float">
            <text:p>783.6</text:p>
          </table:table-cell>
          <table:table-cell office:value-type="float" office:value="772.335" calcext:value-type="float">
            <text:p>772.3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11" calcext:value-type="float">
            <text:p>811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B367]/[.I367]-1" office:value-type="float" office:value="-0.0492590799031477" calcext:value-type="float">
            <text:p>-0.049</text:p>
          </table:table-cell>
          <table:table-cell table:formula="of:=[.C367]/[.F367]-1" office:value-type="float" office:value="-0.0362019680196801" calcext:value-type="float">
            <text:p>-0.036</text:p>
          </table:table-cell>
          <table:table-cell table:formula="of:=[.D367]/[.H367]-1" office:value-type="float" office:value="-0.047675709001233" calcext:value-type="float">
            <text:p>-0.048</text:p>
          </table:table-cell>
          <table:table-cell/>
          <table:table-cell table:formula="of:=[.C367]*(1-[.K367])" office:value-type="float" office:value="822.165628869734" calcext:value-type="float">
            <text:p>822.2</text:p>
          </table:table-cell>
          <table:table-cell table:formula="of:=[.O367]/[.F367]-1" office:value-type="float" office:value="0.0112738362481351" calcext:value-type="float">
            <text:p>0.011</text:p>
          </table:table-cell>
          <table:table-cell table:formula="of:=[.D367]*(1-[.K367])" office:value-type="float" office:value="810.379511476998" calcext:value-type="float">
            <text:p>810.4</text:p>
          </table:table-cell>
          <table:table-cell table:formula="of:=[.Q367]/[.H367]-1" office:value-type="float" office:value="-0.000765090657216194" calcext:value-type="float">
            <text:p>-0.001</text:p>
          </table:table-cell>
          <table:table-cell/>
          <table:table-cell table:formula="of:=INT([.Q367])+[$パラメータ.$B$2]" office:value-type="float" office:value="810" calcext:value-type="float">
            <text:p>810</text:p>
          </table:table-cell>
          <table:table-cell table:formula="of:=IF([.H367]&lt;[.T367]; [.T367]; &quot;&quot;)">
            <text:p/>
          </table:table-cell>
          <table:table-cell table:formula="of:=IF([.U367]&lt;&gt;&quot;&quot;; [.F367]; &quot;&quot;)">
            <text:p/>
          </table:table-cell>
          <table:table-cell table:formula="of:=IF([.V367]&lt;&gt;&quot;&quot;; [.V367]-[.U367]; &quot;&quot;)">
            <text:p/>
          </table:table-cell>
          <table:table-cell table:formula="of:=IF([.W367]&lt;&gt;&quot;&quot;; [.W367]/[.U367]; &quot;&quot;)">
            <text:p/>
          </table:table-cell>
        </table:table-row>
        <table:table-row table:style-name="ro1">
          <table:table-cell office:value-type="string" calcext:value-type="string">
            <text:p>2017-12-05</text:p>
          </table:table-cell>
          <table:table-cell office:value-type="float" office:value="776.37256" calcext:value-type="float">
            <text:p>776.4</text:p>
          </table:table-cell>
          <table:table-cell office:value-type="float" office:value="773.0072" calcext:value-type="float">
            <text:p>773.0</text:p>
          </table:table-cell>
          <table:table-cell office:value-type="float" office:value="763.01624" calcext:value-type="float">
            <text:p>763.0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B368]/[.I368]-1" office:value-type="float" office:value="-0.0415153580246913" calcext:value-type="float">
            <text:p>-0.042</text:p>
          </table:table-cell>
          <table:table-cell table:formula="of:=[.C368]/[.F368]-1" office:value-type="float" office:value="-0.0444904820766379" calcext:value-type="float">
            <text:p>-0.044</text:p>
          </table:table-cell>
          <table:table-cell table:formula="of:=[.D368]/[.H368]-1" office:value-type="float" office:value="-0.0462296999999999" calcext:value-type="float">
            <text:p>-0.046</text:p>
          </table:table-cell>
          <table:table-cell/>
          <table:table-cell table:formula="of:=[.C368]*(1-[.K368])" office:value-type="float" office:value="805.098870663664" calcext:value-type="float">
            <text:p>805.1</text:p>
          </table:table-cell>
          <table:table-cell table:formula="of:=[.O368]/[.F368]-1" office:value-type="float" office:value="-0.00482216234404931" calcext:value-type="float">
            <text:p>-0.005</text:p>
          </table:table-cell>
          <table:table-cell table:formula="of:=[.D368]*(1-[.K368])" office:value-type="float" office:value="794.693132382254" calcext:value-type="float">
            <text:p>794.7</text:p>
          </table:table-cell>
          <table:table-cell table:formula="of:=[.Q368]/[.H368]-1" office:value-type="float" office:value="-0.00663358452218277" calcext:value-type="float">
            <text:p>-0.007</text:p>
          </table:table-cell>
          <table:table-cell/>
          <table:table-cell table:formula="of:=INT([.Q368])+[$パラメータ.$B$2]" office:value-type="float" office:value="794" calcext:value-type="float">
            <text:p>794</text:p>
          </table:table-cell>
          <table:table-cell table:formula="of:=IF([.H368]&lt;[.T368]; [.T368]; &quot;&quot;)">
            <text:p/>
          </table:table-cell>
          <table:table-cell table:formula="of:=IF([.U368]&lt;&gt;&quot;&quot;; [.F368]; &quot;&quot;)">
            <text:p/>
          </table:table-cell>
          <table:table-cell table:formula="of:=IF([.V368]&lt;&gt;&quot;&quot;; [.V368]-[.U368]; &quot;&quot;)">
            <text:p/>
          </table:table-cell>
          <table:table-cell table:formula="of:=IF([.W368]&lt;&gt;&quot;&quot;; [.W368]/[.U368]; &quot;&quot;)">
            <text:p/>
          </table:table-cell>
        </table:table-row>
        <table:table-row table:style-name="ro1">
          <table:table-cell office:value-type="string" calcext:value-type="string">
            <text:p>2017-12-06</text:p>
          </table:table-cell>
          <table:table-cell office:value-type="float" office:value="766.151" calcext:value-type="float">
            <text:p>766.2</text:p>
          </table:table-cell>
          <table:table-cell office:value-type="float" office:value="761.5197" calcext:value-type="float">
            <text:p>761.5</text:p>
          </table:table-cell>
          <table:table-cell office:value-type="float" office:value="752.62427" calcext:value-type="float">
            <text:p>752.6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806" calcext:value-type="float">
            <text:p>806</text:p>
          </table:table-cell>
          <table:table-cell office:value-type="float" office:value="790" calcext:value-type="float">
            <text:p>790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B369]/[.I369]-1" office:value-type="float" office:value="-0.0435068664169789" calcext:value-type="float">
            <text:p>-0.044</text:p>
          </table:table-cell>
          <table:table-cell table:formula="of:=[.C369]/[.F369]-1" office:value-type="float" office:value="-0.0396977301387138" calcext:value-type="float">
            <text:p>-0.040</text:p>
          </table:table-cell>
          <table:table-cell table:formula="of:=[.D369]/[.H369]-1" office:value-type="float" office:value="-0.0473110506329114" calcext:value-type="float">
            <text:p>-0.047</text:p>
          </table:table-cell>
          <table:table-cell/>
          <table:table-cell table:formula="of:=[.C369]*(1-[.K369])" office:value-type="float" office:value="794.651035861798" calcext:value-type="float">
            <text:p>794.7</text:p>
          </table:table-cell>
          <table:table-cell table:formula="of:=[.O369]/[.F369]-1" office:value-type="float" office:value="0.00208201243606276" calcext:value-type="float">
            <text:p>0.002</text:p>
          </table:table-cell>
          <table:table-cell table:formula="of:=[.D369]*(1-[.K369])" office:value-type="float" office:value="785.368593577066" calcext:value-type="float">
            <text:p>785.4</text:p>
          </table:table-cell>
          <table:table-cell table:formula="of:=[.Q369]/[.H369]-1" office:value-type="float" office:value="-0.00586253977586548" calcext:value-type="float">
            <text:p>-0.006</text:p>
          </table:table-cell>
          <table:table-cell/>
          <table:table-cell table:formula="of:=INT([.Q369])+[$パラメータ.$B$2]" office:value-type="float" office:value="785" calcext:value-type="float">
            <text:p>785</text:p>
          </table:table-cell>
          <table:table-cell table:formula="of:=IF([.H369]&lt;[.T369]; [.T369]; &quot;&quot;)">
            <text:p/>
          </table:table-cell>
          <table:table-cell table:formula="of:=IF([.U369]&lt;&gt;&quot;&quot;; [.F369]; &quot;&quot;)">
            <text:p/>
          </table:table-cell>
          <table:table-cell table:formula="of:=IF([.V369]&lt;&gt;&quot;&quot;; [.V369]-[.U369]; &quot;&quot;)">
            <text:p/>
          </table:table-cell>
          <table:table-cell table:formula="of:=IF([.W369]&lt;&gt;&quot;&quot;; [.W369]/[.U369]; &quot;&quot;)">
            <text:p/>
          </table:table-cell>
        </table:table-row>
        <table:table-row table:style-name="ro1">
          <table:table-cell office:value-type="string" calcext:value-type="string">
            <text:p>2017-12-07</text:p>
          </table:table-cell>
          <table:table-cell office:value-type="float" office:value="758.9988" calcext:value-type="float">
            <text:p>759.0</text:p>
          </table:table-cell>
          <table:table-cell office:value-type="float" office:value="754.74445" calcext:value-type="float">
            <text:p>754.7</text:p>
          </table:table-cell>
          <table:table-cell office:value-type="float" office:value="745.4474" calcext:value-type="float">
            <text:p>745.4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798" calcext:value-type="float">
            <text:p>798</text:p>
          </table:table-cell>
          <table:table-cell/>
          <table:table-cell table:formula="of:=[.B370]/[.I370]-1" office:value-type="float" office:value="-0.0488736842105264" calcext:value-type="float">
            <text:p>-0.049</text:p>
          </table:table-cell>
          <table:table-cell table:formula="of:=[.C370]/[.F370]-1" office:value-type="float" office:value="-0.063592493796526" calcext:value-type="float">
            <text:p>-0.064</text:p>
          </table:table-cell>
          <table:table-cell table:formula="of:=[.D370]/[.H370]-1" office:value-type="float" office:value="-0.0658553884711779" calcext:value-type="float">
            <text:p>-0.066</text:p>
          </table:table-cell>
          <table:table-cell/>
          <table:table-cell table:formula="of:=[.C370]*(1-[.K370])" office:value-type="float" office:value="791.631591908948" calcext:value-type="float">
            <text:p>791.6</text:p>
          </table:table-cell>
          <table:table-cell table:formula="of:=[.O370]/[.F370]-1" office:value-type="float" office:value="-0.0178268090459709" calcext:value-type="float">
            <text:p>-0.018</text:p>
          </table:table-cell>
          <table:table-cell table:formula="of:=[.D370]*(1-[.K370])" office:value-type="float" office:value="781.880160823158" calcext:value-type="float">
            <text:p>781.9</text:p>
          </table:table-cell>
          <table:table-cell table:formula="of:=[.Q370]/[.H370]-1" office:value-type="float" office:value="-0.0202002997203534" calcext:value-type="float">
            <text:p>-0.020</text:p>
          </table:table-cell>
          <table:table-cell/>
          <table:table-cell table:formula="of:=INT([.Q370])+[$パラメータ.$B$2]" office:value-type="float" office:value="781" calcext:value-type="float">
            <text:p>781</text:p>
          </table:table-cell>
          <table:table-cell table:formula="of:=IF([.H370]&lt;[.T370]; [.T370]; &quot;&quot;)">
            <text:p/>
          </table:table-cell>
          <table:table-cell table:formula="of:=IF([.U370]&lt;&gt;&quot;&quot;; [.F370]; &quot;&quot;)">
            <text:p/>
          </table:table-cell>
          <table:table-cell table:formula="of:=IF([.V370]&lt;&gt;&quot;&quot;; [.V370]-[.U370]; &quot;&quot;)">
            <text:p/>
          </table:table-cell>
          <table:table-cell table:formula="of:=IF([.W370]&lt;&gt;&quot;&quot;; [.W370]/[.U370]; &quot;&quot;)">
            <text:p/>
          </table:table-cell>
        </table:table-row>
        <table:table-row table:style-name="ro1">
          <table:table-cell office:value-type="string" calcext:value-type="string">
            <text:p>2017-12-08</text:p>
          </table:table-cell>
          <table:table-cell office:value-type="float" office:value="770.16797" calcext:value-type="float">
            <text:p>770.2</text:p>
          </table:table-cell>
          <table:table-cell office:value-type="float" office:value="765.5549" calcext:value-type="float">
            <text:p>765.6</text:p>
          </table:table-cell>
          <table:table-cell office:value-type="float" office:value="756.48395" calcext:value-type="float">
            <text:p>756.5</text:p>
          </table:table-cell>
          <table:table-cell/>
          <table:table-cell table:number-columns-repeated="2" office:value-type="float" office:value="817" calcext:value-type="float">
            <text:p>817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B371]/[.I371]-1" office:value-type="float" office:value="-0.0456406815365552" calcext:value-type="float">
            <text:p>-0.046</text:p>
          </table:table-cell>
          <table:table-cell table:formula="of:=[.C371]/[.F371]-1" office:value-type="float" office:value="-0.0629682986536108" calcext:value-type="float">
            <text:p>-0.063</text:p>
          </table:table-cell>
          <table:table-cell table:formula="of:=[.D371]/[.H371]-1" office:value-type="float" office:value="-0.0614343052109181" calcext:value-type="float">
            <text:p>-0.061</text:p>
          </table:table-cell>
          <table:table-cell/>
          <table:table-cell table:formula="of:=[.C371]*(1-[.K371])" office:value-type="float" office:value="800.495347389649" calcext:value-type="float">
            <text:p>800.5</text:p>
          </table:table-cell>
          <table:table-cell table:formula="of:=[.O371]/[.F371]-1" office:value-type="float" office:value="-0.0202015331828037" calcext:value-type="float">
            <text:p>-0.020</text:p>
          </table:table-cell>
          <table:table-cell table:formula="of:=[.D371]*(1-[.K371])" office:value-type="float" office:value="791.010393049466" calcext:value-type="float">
            <text:p>791.0</text:p>
          </table:table-cell>
          <table:table-cell table:formula="of:=[.Q371]/[.H371]-1" office:value-type="float" office:value="-0.0185975272339137" calcext:value-type="float">
            <text:p>-0.019</text:p>
          </table:table-cell>
          <table:table-cell/>
          <table:table-cell table:formula="of:=INT([.Q371])+[$パラメータ.$B$2]" office:value-type="float" office:value="791" calcext:value-type="float">
            <text:p>791</text:p>
          </table:table-cell>
          <table:table-cell table:formula="of:=IF([.H371]&lt;[.T371]; [.T371]; &quot;&quot;)">
            <text:p/>
          </table:table-cell>
          <table:table-cell table:formula="of:=IF([.U371]&lt;&gt;&quot;&quot;; [.F371]; &quot;&quot;)">
            <text:p/>
          </table:table-cell>
          <table:table-cell table:formula="of:=IF([.V371]&lt;&gt;&quot;&quot;; [.V371]-[.U371]; &quot;&quot;)">
            <text:p/>
          </table:table-cell>
          <table:table-cell table:formula="of:=IF([.W371]&lt;&gt;&quot;&quot;; [.W371]/[.U371]; &quot;&quot;)">
            <text:p/>
          </table:table-cell>
        </table:table-row>
        <table:table-row table:style-name="ro1">
          <table:table-cell office:value-type="string" calcext:value-type="string">
            <text:p>2017-12-11</text:p>
          </table:table-cell>
          <table:table-cell office:value-type="float" office:value="769.54675" calcext:value-type="float">
            <text:p>769.5</text:p>
          </table:table-cell>
          <table:table-cell office:value-type="float" office:value="765.3001" calcext:value-type="float">
            <text:p>765.3</text:p>
          </table:table-cell>
          <table:table-cell office:value-type="float" office:value="756.06885" calcext:value-type="float">
            <text:p>756.1</text:p>
          </table:table-cell>
          <table:table-cell/>
          <table:table-cell table:number-columns-repeated="2" office:value-type="float" office:value="825" calcext:value-type="float">
            <text:p>825</text:p>
          </table:table-cell>
          <table:table-cell office:value-type="float" office:value="815" calcext:value-type="float">
            <text:p>81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B372]/[.I372]-1" office:value-type="float" office:value="-0.0603824786324787" calcext:value-type="float">
            <text:p>-0.060</text:p>
          </table:table-cell>
          <table:table-cell table:formula="of:=[.C372]/[.F372]-1" office:value-type="float" office:value="-0.0723635151515151" calcext:value-type="float">
            <text:p>-0.072</text:p>
          </table:table-cell>
          <table:table-cell table:formula="of:=[.D372]/[.H372]-1" office:value-type="float" office:value="-0.0723081595092024" calcext:value-type="float">
            <text:p>-0.072</text:p>
          </table:table-cell>
          <table:table-cell/>
          <table:table-cell table:formula="of:=[.C372]*(1-[.K372])" office:value-type="float" office:value="811.510816935684" calcext:value-type="float">
            <text:p>811.5</text:p>
          </table:table-cell>
          <table:table-cell table:formula="of:=[.O372]/[.F372]-1" office:value-type="float" office:value="-0.0163505249264438" calcext:value-type="float">
            <text:p>-0.016</text:p>
          </table:table-cell>
          <table:table-cell table:formula="of:=[.D372]*(1-[.K372])" office:value-type="float" office:value="801.722161179808" calcext:value-type="float">
            <text:p>801.7</text:p>
          </table:table-cell>
          <table:table-cell table:formula="of:=[.Q372]/[.H372]-1" office:value-type="float" office:value="-0.016291826773242" calcext:value-type="float">
            <text:p>-0.016</text:p>
          </table:table-cell>
          <table:table-cell/>
          <table:table-cell table:formula="of:=INT([.Q372])+[$パラメータ.$B$2]" office:value-type="float" office:value="801" calcext:value-type="float">
            <text:p>801</text:p>
          </table:table-cell>
          <table:table-cell table:formula="of:=IF([.H372]&lt;[.T372]; [.T372]; &quot;&quot;)">
            <text:p/>
          </table:table-cell>
          <table:table-cell table:formula="of:=IF([.U372]&lt;&gt;&quot;&quot;; [.F372]; &quot;&quot;)">
            <text:p/>
          </table:table-cell>
          <table:table-cell table:formula="of:=IF([.V372]&lt;&gt;&quot;&quot;; [.V372]-[.U372]; &quot;&quot;)">
            <text:p/>
          </table:table-cell>
          <table:table-cell table:formula="of:=IF([.W372]&lt;&gt;&quot;&quot;; [.W372]/[.U372]; &quot;&quot;)">
            <text:p/>
          </table:table-cell>
        </table:table-row>
        <table:table-row table:style-name="ro1">
          <table:table-cell office:value-type="string" calcext:value-type="string">
            <text:p>2017-12-12</text:p>
          </table:table-cell>
          <table:table-cell office:value-type="float" office:value="774.9512" calcext:value-type="float">
            <text:p>775.0</text:p>
          </table:table-cell>
          <table:table-cell office:value-type="float" office:value="770.2711" calcext:value-type="float">
            <text:p>770.3</text:p>
          </table:table-cell>
          <table:table-cell office:value-type="float" office:value="761.3118" calcext:value-type="float">
            <text:p>761.3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828" calcext:value-type="float">
            <text:p>828</text:p>
          </table:table-cell>
          <table:table-cell office:value-type="float" office:value="813" calcext:value-type="float">
            <text:p>813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[.B373]/[.I373]-1" office:value-type="float" office:value="-0.0640685990338165" calcext:value-type="float">
            <text:p>-0.064</text:p>
          </table:table-cell>
          <table:table-cell table:formula="of:=[.C373]/[.F373]-1" office:value-type="float" office:value="-0.056040318627451" calcext:value-type="float">
            <text:p>-0.056</text:p>
          </table:table-cell>
          <table:table-cell table:formula="of:=[.D373]/[.H373]-1" office:value-type="float" office:value="-0.0635771217712178" calcext:value-type="float">
            <text:p>-0.064</text:p>
          </table:table-cell>
          <table:table-cell/>
          <table:table-cell table:formula="of:=[.C373]*(1-[.K373])" office:value-type="float" office:value="819.621290253237" calcext:value-type="float">
            <text:p>819.6</text:p>
          </table:table-cell>
          <table:table-cell table:formula="of:=[.O373]/[.F373]-1" office:value-type="float" office:value="0.00443785570249622" calcext:value-type="float">
            <text:p>0.004</text:p>
          </table:table-cell>
          <table:table-cell table:formula="of:=[.D373]*(1-[.K373])" office:value-type="float" office:value="810.087980453913" calcext:value-type="float">
            <text:p>810.1</text:p>
          </table:table-cell>
          <table:table-cell table:formula="of:=[.Q373]/[.H373]-1" office:value-type="float" office:value="-0.00358181985988548" calcext:value-type="float">
            <text:p>-0.004</text:p>
          </table:table-cell>
          <table:table-cell/>
          <table:table-cell table:formula="of:=INT([.Q373])+[$パラメータ.$B$2]" office:value-type="float" office:value="810" calcext:value-type="float">
            <text:p>810</text:p>
          </table:table-cell>
          <table:table-cell table:formula="of:=IF([.H373]&lt;[.T373]; [.T373]; &quot;&quot;)">
            <text:p/>
          </table:table-cell>
          <table:table-cell table:formula="of:=IF([.U373]&lt;&gt;&quot;&quot;; [.F373]; &quot;&quot;)">
            <text:p/>
          </table:table-cell>
          <table:table-cell table:formula="of:=IF([.V373]&lt;&gt;&quot;&quot;; [.V373]-[.U373]; &quot;&quot;)">
            <text:p/>
          </table:table-cell>
          <table:table-cell table:formula="of:=IF([.W373]&lt;&gt;&quot;&quot;; [.W373]/[.U373]; &quot;&quot;)">
            <text:p/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float" office:value="773.2721" calcext:value-type="float">
            <text:p>773.3</text:p>
          </table:table-cell>
          <table:table-cell office:value-type="float" office:value="768.90137" calcext:value-type="float">
            <text:p>768.9</text:p>
          </table:table-cell>
          <table:table-cell office:value-type="float" office:value="759.9803" calcext:value-type="float">
            <text:p>760.0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7" calcext:value-type="float">
            <text:p>817</text:p>
          </table:table-cell>
          <table:table-cell office:value-type="float" office:value="807" calcext:value-type="float">
            <text:p>807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B374]/[.I374]-1" office:value-type="float" office:value="-0.0523626225490196" calcext:value-type="float">
            <text:p>-0.052</text:p>
          </table:table-cell>
          <table:table-cell table:formula="of:=[.C374]/[.F374]-1" office:value-type="float" office:value="-0.0519095314426633" calcext:value-type="float">
            <text:p>-0.052</text:p>
          </table:table-cell>
          <table:table-cell table:formula="of:=[.D374]/[.H374]-1" office:value-type="float" office:value="-0.0582648079306071" calcext:value-type="float">
            <text:p>-0.058</text:p>
          </table:table-cell>
          <table:table-cell/>
          <table:table-cell table:formula="of:=[.C374]*(1-[.K374])" office:value-type="float" office:value="809.163062214734" calcext:value-type="float">
            <text:p>809.2</text:p>
          </table:table-cell>
          <table:table-cell table:formula="of:=[.O374]/[.F374]-1" office:value-type="float" office:value="-0.0022650280952724" calcext:value-type="float">
            <text:p>-0.002</text:p>
          </table:table-cell>
          <table:table-cell table:formula="of:=[.D374]*(1-[.K374])" office:value-type="float" office:value="799.774861593591" calcext:value-type="float">
            <text:p>799.8</text:p>
          </table:table-cell>
          <table:table-cell table:formula="of:=[.Q374]/[.H374]-1" office:value-type="float" office:value="-0.00895308352714907" calcext:value-type="float">
            <text:p>-0.009</text:p>
          </table:table-cell>
          <table:table-cell/>
          <table:table-cell table:formula="of:=INT([.Q374])+[$パラメータ.$B$2]" office:value-type="float" office:value="799" calcext:value-type="float">
            <text:p>799</text:p>
          </table:table-cell>
          <table:table-cell table:formula="of:=IF([.H374]&lt;[.T374]; [.T374]; &quot;&quot;)">
            <text:p/>
          </table:table-cell>
          <table:table-cell table:formula="of:=IF([.U374]&lt;&gt;&quot;&quot;; [.F374]; &quot;&quot;)">
            <text:p/>
          </table:table-cell>
          <table:table-cell table:formula="of:=IF([.V374]&lt;&gt;&quot;&quot;; [.V374]-[.U374]; &quot;&quot;)">
            <text:p/>
          </table:table-cell>
          <table:table-cell table:formula="of:=IF([.W374]&lt;&gt;&quot;&quot;; [.W374]/[.U374]; &quot;&quot;)">
            <text:p/>
          </table:table-cell>
        </table:table-row>
        <table:table-row table:style-name="ro1">
          <table:table-cell office:value-type="string" calcext:value-type="string">
            <text:p>2017-12-14</text:p>
          </table:table-cell>
          <table:table-cell office:value-type="float" office:value="764.8768" calcext:value-type="float">
            <text:p>764.9</text:p>
          </table:table-cell>
          <table:table-cell office:value-type="float" office:value="760.0925" calcext:value-type="float">
            <text:p>760.1</text:p>
          </table:table-cell>
          <table:table-cell office:value-type="float" office:value="751.6203" calcext:value-type="float">
            <text:p>751.6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6" calcext:value-type="float">
            <text:p>816</text:p>
          </table:table-cell>
          <table:table-cell office:value-type="float" office:value="803" calcext:value-type="float">
            <text:p>803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375]/[.I375]-1" office:value-type="float" office:value="-0.0545404202719406" calcext:value-type="float">
            <text:p>-0.055</text:p>
          </table:table-cell>
          <table:table-cell table:formula="of:=[.C375]/[.F375]-1" office:value-type="float" office:value="-0.0639254926108375" calcext:value-type="float">
            <text:p>-0.064</text:p>
          </table:table-cell>
          <table:table-cell table:formula="of:=[.D375]/[.H375]-1" office:value-type="float" office:value="-0.0639846824408468" calcext:value-type="float">
            <text:p>-0.064</text:p>
          </table:table-cell>
          <table:table-cell/>
          <table:table-cell table:formula="of:=[.C375]*(1-[.K375])" office:value-type="float" office:value="801.54826439555" calcext:value-type="float">
            <text:p>801.5</text:p>
          </table:table-cell>
          <table:table-cell table:formula="of:=[.O375]/[.F375]-1" office:value-type="float" office:value="-0.0128715955719828" calcext:value-type="float">
            <text:p>-0.013</text:p>
          </table:table-cell>
          <table:table-cell table:formula="of:=[.D375]*(1-[.K375])" office:value-type="float" office:value="792.613987046922" calcext:value-type="float">
            <text:p>792.6</text:p>
          </table:table-cell>
          <table:table-cell table:formula="of:=[.Q375]/[.H375]-1" office:value-type="float" office:value="-0.0129340136401965" calcext:value-type="float">
            <text:p>-0.013</text:p>
          </table:table-cell>
          <table:table-cell/>
          <table:table-cell table:formula="of:=INT([.Q375])+[$パラメータ.$B$2]" office:value-type="float" office:value="792" calcext:value-type="float">
            <text:p>792</text:p>
          </table:table-cell>
          <table:table-cell table:formula="of:=IF([.H375]&lt;[.T375]; [.T375]; &quot;&quot;)">
            <text:p/>
          </table:table-cell>
          <table:table-cell table:formula="of:=IF([.U375]&lt;&gt;&quot;&quot;; [.F375]; &quot;&quot;)">
            <text:p/>
          </table:table-cell>
          <table:table-cell table:formula="of:=IF([.V375]&lt;&gt;&quot;&quot;; [.V375]-[.U375]; &quot;&quot;)">
            <text:p/>
          </table:table-cell>
          <table:table-cell table:formula="of:=IF([.W375]&lt;&gt;&quot;&quot;; [.W375]/[.U375]; &quot;&quot;)">
            <text:p/>
          </table:table-cell>
        </table:table-row>
        <table:table-row table:style-name="ro1">
          <table:table-cell office:value-type="string" calcext:value-type="string">
            <text:p>2017-12-15</text:p>
          </table:table-cell>
          <table:table-cell office:value-type="float" office:value="765.52344" calcext:value-type="float">
            <text:p>765.5</text:p>
          </table:table-cell>
          <table:table-cell office:value-type="float" office:value="760.4464" calcext:value-type="float">
            <text:p>760.4</text:p>
          </table:table-cell>
          <table:table-cell office:value-type="float" office:value="752.0824" calcext:value-type="float">
            <text:p>752.1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13" calcext:value-type="float">
            <text:p>813</text:p>
          </table:table-cell>
          <table:table-cell office:value-type="float" office:value="802" calcext:value-type="float">
            <text:p>802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376]/[.I376]-1" office:value-type="float" office:value="-0.0537411124845487" calcext:value-type="float">
            <text:p>-0.054</text:p>
          </table:table-cell>
          <table:table-cell table:formula="of:=[.C376]/[.F376]-1" office:value-type="float" office:value="-0.0576872366790582" calcext:value-type="float">
            <text:p>-0.058</text:p>
          </table:table-cell>
          <table:table-cell table:formula="of:=[.D376]/[.H376]-1" office:value-type="float" office:value="-0.0622413965087282" calcext:value-type="float">
            <text:p>-0.062</text:p>
          </table:table-cell>
          <table:table-cell/>
          <table:table-cell table:formula="of:=[.C376]*(1-[.K376])" office:value-type="float" office:value="801.31363552087" calcext:value-type="float">
            <text:p>801.3</text:p>
          </table:table-cell>
          <table:table-cell table:formula="of:=[.O376]/[.F376]-1" office:value-type="float" office:value="-0.00704630046980148" calcext:value-type="float">
            <text:p>-0.007</text:p>
          </table:table-cell>
          <table:table-cell table:formula="of:=[.D376]*(1-[.K376])" office:value-type="float" office:value="792.500144856049" calcext:value-type="float">
            <text:p>792.5</text:p>
          </table:table-cell>
          <table:table-cell table:formula="of:=[.Q376]/[.H376]-1" office:value-type="float" office:value="-0.0118452059151503" calcext:value-type="float">
            <text:p>-0.012</text:p>
          </table:table-cell>
          <table:table-cell/>
          <table:table-cell table:formula="of:=INT([.Q376])+[$パラメータ.$B$2]" office:value-type="float" office:value="792" calcext:value-type="float">
            <text:p>792</text:p>
          </table:table-cell>
          <table:table-cell table:formula="of:=IF([.H376]&lt;[.T376]; [.T376]; &quot;&quot;)">
            <text:p/>
          </table:table-cell>
          <table:table-cell table:formula="of:=IF([.U376]&lt;&gt;&quot;&quot;; [.F376]; &quot;&quot;)">
            <text:p/>
          </table:table-cell>
          <table:table-cell table:formula="of:=IF([.V376]&lt;&gt;&quot;&quot;; [.V376]-[.U376]; &quot;&quot;)">
            <text:p/>
          </table:table-cell>
          <table:table-cell table:formula="of:=IF([.W376]&lt;&gt;&quot;&quot;; [.W376]/[.U376]; &quot;&quot;)">
            <text:p/>
          </table:table-cell>
        </table:table-row>
        <table:table-row table:style-name="ro1">
          <table:table-cell office:value-type="string" calcext:value-type="string">
            <text:p>2017-12-18</text:p>
          </table:table-cell>
          <table:table-cell office:value-type="float" office:value="760.4269" calcext:value-type="float">
            <text:p>760.4</text:p>
          </table:table-cell>
          <table:table-cell office:value-type="float" office:value="755.81354" calcext:value-type="float">
            <text:p>755.8</text:p>
          </table:table-cell>
          <table:table-cell office:value-type="float" office:value="747.1599" calcext:value-type="float">
            <text:p>747.2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09" calcext:value-type="float">
            <text:p>809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B377]/[.I377]-1" office:value-type="float" office:value="-0.0658146191646191" calcext:value-type="float">
            <text:p>-0.066</text:p>
          </table:table-cell>
          <table:table-cell table:formula="of:=[.C377]/[.F377]-1" office:value-type="float" office:value="-0.0793988550548113" calcext:value-type="float">
            <text:p>-0.079</text:p>
          </table:table-cell>
          <table:table-cell table:formula="of:=[.D377]/[.H377]-1" office:value-type="float" office:value="-0.0764401730531521" calcext:value-type="float">
            <text:p>-0.076</text:p>
          </table:table-cell>
          <table:table-cell/>
          <table:table-cell table:formula="of:=[.C377]*(1-[.K377])" office:value-type="float" office:value="805.557120294563" calcext:value-type="float">
            <text:p>805.6</text:p>
          </table:table-cell>
          <table:table-cell table:formula="of:=[.O377]/[.F377]-1" office:value-type="float" office:value="-0.0188098412977312" calcext:value-type="float">
            <text:p>-0.019</text:p>
          </table:table-cell>
          <table:table-cell table:formula="of:=[.D377]*(1-[.K377])" office:value-type="float" office:value="796.333944273575" calcext:value-type="float">
            <text:p>796.3</text:p>
          </table:table-cell>
          <table:table-cell table:formula="of:=[.Q377]/[.H377]-1" office:value-type="float" office:value="-0.0156564347669036" calcext:value-type="float">
            <text:p>-0.016</text:p>
          </table:table-cell>
          <table:table-cell/>
          <table:table-cell table:formula="of:=INT([.Q377])+[$パラメータ.$B$2]" office:value-type="float" office:value="796" calcext:value-type="float">
            <text:p>796</text:p>
          </table:table-cell>
          <table:table-cell table:formula="of:=IF([.H377]&lt;[.T377]; [.T377]; &quot;&quot;)">
            <text:p/>
          </table:table-cell>
          <table:table-cell table:formula="of:=IF([.U377]&lt;&gt;&quot;&quot;; [.F377]; &quot;&quot;)">
            <text:p/>
          </table:table-cell>
          <table:table-cell table:formula="of:=IF([.V377]&lt;&gt;&quot;&quot;; [.V377]-[.U377]; &quot;&quot;)">
            <text:p/>
          </table:table-cell>
          <table:table-cell table:formula="of:=IF([.W377]&lt;&gt;&quot;&quot;; [.W377]/[.U377]; &quot;&quot;)">
            <text:p/>
          </table:table-cell>
        </table:table-row>
        <table:table-row table:style-name="ro1">
          <table:table-cell office:value-type="string" calcext:value-type="string">
            <text:p>2017-12-19</text:p>
          </table:table-cell>
          <table:table-cell office:value-type="float" office:value="758.0362" calcext:value-type="float">
            <text:p>758.0</text:p>
          </table:table-cell>
          <table:table-cell office:value-type="float" office:value="754.408" calcext:value-type="float">
            <text:p>754.4</text:p>
          </table:table-cell>
          <table:table-cell office:value-type="float" office:value="745.21265" calcext:value-type="float">
            <text:p>745.2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19" calcext:value-type="float">
            <text:p>819</text:p>
          </table:table-cell>
          <table:table-cell office:value-type="float" office:value="811" calcext:value-type="float">
            <text:p>811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378]/[.I378]-1" office:value-type="float" office:value="-0.0733053789731051" calcext:value-type="float">
            <text:p>-0.073</text:p>
          </table:table-cell>
          <table:table-cell table:formula="of:=[.C378]/[.F378]-1" office:value-type="float" office:value="-0.0732088452088452" calcext:value-type="float">
            <text:p>-0.073</text:p>
          </table:table-cell>
          <table:table-cell table:formula="of:=[.D378]/[.H378]-1" office:value-type="float" office:value="-0.0811188039457459" calcext:value-type="float">
            <text:p>-0.081</text:p>
          </table:table-cell>
          <table:table-cell/>
          <table:table-cell table:formula="of:=[.C378]*(1-[.K378])" office:value-type="float" office:value="809.710164340342" calcext:value-type="float">
            <text:p>809.7</text:p>
          </table:table-cell>
          <table:table-cell table:formula="of:=[.O378]/[.F378]-1" office:value-type="float" office:value="-0.00527006837795785" calcext:value-type="float">
            <text:p>-0.005</text:p>
          </table:table-cell>
          <table:table-cell table:formula="of:=[.D378]*(1-[.K378])" office:value-type="float" office:value="799.840745723802" calcext:value-type="float">
            <text:p>799.8</text:p>
          </table:table-cell>
          <table:table-cell table:formula="of:=[.Q378]/[.H378]-1" office:value-type="float" office:value="-0.0137598696377287" calcext:value-type="float">
            <text:p>-0.014</text:p>
          </table:table-cell>
          <table:table-cell/>
          <table:table-cell table:formula="of:=INT([.Q378])+[$パラメータ.$B$2]" office:value-type="float" office:value="799" calcext:value-type="float">
            <text:p>799</text:p>
          </table:table-cell>
          <table:table-cell table:formula="of:=IF([.H378]&lt;[.T378]; [.T378]; &quot;&quot;)">
            <text:p/>
          </table:table-cell>
          <table:table-cell table:formula="of:=IF([.U378]&lt;&gt;&quot;&quot;; [.F378]; &quot;&quot;)">
            <text:p/>
          </table:table-cell>
          <table:table-cell table:formula="of:=IF([.V378]&lt;&gt;&quot;&quot;; [.V378]-[.U378]; &quot;&quot;)">
            <text:p/>
          </table:table-cell>
          <table:table-cell table:formula="of:=IF([.W378]&lt;&gt;&quot;&quot;; [.W378]/[.U378]; &quot;&quot;)">
            <text:p/>
          </table:table-cell>
        </table:table-row>
        <table:table-row table:style-name="ro1">
          <table:table-cell office:value-type="string" calcext:value-type="string">
            <text:p>2017-12-20</text:p>
          </table:table-cell>
          <table:table-cell office:value-type="float" office:value="767.61334" calcext:value-type="float">
            <text:p>767.6</text:p>
          </table:table-cell>
          <table:table-cell office:value-type="float" office:value="762.04626" calcext:value-type="float">
            <text:p>762.0</text:p>
          </table:table-cell>
          <table:table-cell office:value-type="float" office:value="753.77844" calcext:value-type="float">
            <text:p>753.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808" calcext:value-type="float">
            <text:p>808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379]/[.I379]-1" office:value-type="float" office:value="-0.0534977311960543" calcext:value-type="float">
            <text:p>-0.053</text:p>
          </table:table-cell>
          <table:table-cell table:formula="of:=[.C379]/[.F379]-1" office:value-type="float" office:value="-0.0615193842364532" calcext:value-type="float">
            <text:p>-0.062</text:p>
          </table:table-cell>
          <table:table-cell table:formula="of:=[.D379]/[.H379]-1" office:value-type="float" office:value="-0.0671058910891088" calcext:value-type="float">
            <text:p>-0.067</text:p>
          </table:table-cell>
          <table:table-cell/>
          <table:table-cell table:formula="of:=[.C379]*(1-[.K379])" office:value-type="float" office:value="802.814005976438" calcext:value-type="float">
            <text:p>802.8</text:p>
          </table:table-cell>
          <table:table-cell table:formula="of:=[.O379]/[.F379]-1" office:value-type="float" office:value="-0.0113128005216275" calcext:value-type="float">
            <text:p>-0.011</text:p>
          </table:table-cell>
          <table:table-cell table:formula="of:=[.D379]*(1-[.K379])" office:value-type="float" office:value="794.103876364501" calcext:value-type="float">
            <text:p>794.1</text:p>
          </table:table-cell>
          <table:table-cell table:formula="of:=[.Q379]/[.H379]-1" office:value-type="float" office:value="-0.0171981728162114" calcext:value-type="float">
            <text:p>-0.017</text:p>
          </table:table-cell>
          <table:table-cell/>
          <table:table-cell table:formula="of:=INT([.Q379])+[$パラメータ.$B$2]" office:value-type="float" office:value="794" calcext:value-type="float">
            <text:p>794</text:p>
          </table:table-cell>
          <table:table-cell table:formula="of:=IF([.H379]&lt;[.T379]; [.T379]; &quot;&quot;)">
            <text:p/>
          </table:table-cell>
          <table:table-cell table:formula="of:=IF([.U379]&lt;&gt;&quot;&quot;; [.F379]; &quot;&quot;)">
            <text:p/>
          </table:table-cell>
          <table:table-cell table:formula="of:=IF([.V379]&lt;&gt;&quot;&quot;; [.V379]-[.U379]; &quot;&quot;)">
            <text:p/>
          </table:table-cell>
          <table:table-cell table:formula="of:=IF([.W379]&lt;&gt;&quot;&quot;; [.W379]/[.U379]; &quot;&quot;)">
            <text:p/>
          </table:table-cell>
        </table:table-row>
        <table:table-row table:style-name="ro1">
          <table:table-cell office:value-type="string" calcext:value-type="string">
            <text:p>2017-12-21</text:p>
          </table:table-cell>
          <table:table-cell office:value-type="float" office:value="762.7958" calcext:value-type="float">
            <text:p>762.8</text:p>
          </table:table-cell>
          <table:table-cell office:value-type="float" office:value="757.09" calcext:value-type="float">
            <text:p>757.1</text:p>
          </table:table-cell>
          <table:table-cell office:value-type="float" office:value="749.1112" calcext:value-type="float">
            <text:p>749.1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09" calcext:value-type="float">
            <text:p>809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380]/[.I380]-1" office:value-type="float" office:value="-0.0594379778051788" calcext:value-type="float">
            <text:p>-0.059</text:p>
          </table:table-cell>
          <table:table-cell table:formula="of:=[.C380]/[.F380]-1" office:value-type="float" office:value="-0.0789659367396594" calcext:value-type="float">
            <text:p>-0.079</text:p>
          </table:table-cell>
          <table:table-cell table:formula="of:=[.D380]/[.H380]-1" office:value-type="float" office:value="-0.0740281829419035" calcext:value-type="float">
            <text:p>-0.074</text:p>
          </table:table-cell>
          <table:table-cell/>
          <table:table-cell table:formula="of:=[.C380]*(1-[.K380])" office:value-type="float" office:value="802.089898616523" calcext:value-type="float">
            <text:p>802.1</text:p>
          </table:table-cell>
          <table:table-cell table:formula="of:=[.O380]/[.F380]-1" office:value-type="float" office:value="-0.0242215345297775" calcext:value-type="float">
            <text:p>-0.024</text:p>
          </table:table-cell>
          <table:table-cell table:formula="of:=[.D380]*(1-[.K380])" office:value-type="float" office:value="793.636854879211" calcext:value-type="float">
            <text:p>793.6</text:p>
          </table:table-cell>
          <table:table-cell table:formula="of:=[.Q380]/[.H380]-1" office:value-type="float" office:value="-0.0189902906313834" calcext:value-type="float">
            <text:p>-0.019</text:p>
          </table:table-cell>
          <table:table-cell/>
          <table:table-cell table:formula="of:=INT([.Q380])+[$パラメータ.$B$2]" office:value-type="float" office:value="793" calcext:value-type="float">
            <text:p>793</text:p>
          </table:table-cell>
          <table:table-cell table:formula="of:=IF([.H380]&lt;[.T380]; [.T380]; &quot;&quot;)">
            <text:p/>
          </table:table-cell>
          <table:table-cell table:formula="of:=IF([.U380]&lt;&gt;&quot;&quot;; [.F380]; &quot;&quot;)">
            <text:p/>
          </table:table-cell>
          <table:table-cell table:formula="of:=IF([.V380]&lt;&gt;&quot;&quot;; [.V380]-[.U380]; &quot;&quot;)">
            <text:p/>
          </table:table-cell>
          <table:table-cell table:formula="of:=IF([.W380]&lt;&gt;&quot;&quot;; [.W380]/[.U380]; &quot;&quot;)">
            <text:p/>
          </table:table-cell>
        </table:table-row>
        <table:table-row table:style-name="ro1">
          <table:table-cell office:value-type="string" calcext:value-type="string">
            <text:p>2017-12-22</text:p>
          </table:table-cell>
          <table:table-cell office:value-type="float" office:value="767.29944" calcext:value-type="float">
            <text:p>767.3</text:p>
          </table:table-cell>
          <table:table-cell office:value-type="float" office:value="762.3384" calcext:value-type="float">
            <text:p>762.3</text:p>
          </table:table-cell>
          <table:table-cell office:value-type="float" office:value="753.8171" calcext:value-type="float">
            <text:p>753.8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20" calcext:value-type="float">
            <text:p>820</text:p>
          </table:table-cell>
          <table:table-cell office:value-type="float" office:value="812" calcext:value-type="float">
            <text:p>812</text:p>
          </table:table-cell>
          <table:table-cell office:value-type="float" office:value="817" calcext:value-type="float">
            <text:p>817</text:p>
          </table:table-cell>
          <table:table-cell/>
          <table:table-cell table:formula="of:=[.B381]/[.I381]-1" office:value-type="float" office:value="-0.0608329987760098" calcext:value-type="float">
            <text:p>-0.061</text:p>
          </table:table-cell>
          <table:table-cell table:formula="of:=[.C381]/[.F381]-1" office:value-type="float" office:value="-0.0634663390663391" calcext:value-type="float">
            <text:p>-0.063</text:p>
          </table:table-cell>
          <table:table-cell table:formula="of:=[.D381]/[.H381]-1" office:value-type="float" office:value="-0.0716538177339902" calcext:value-type="float">
            <text:p>-0.072</text:p>
          </table:table-cell>
          <table:table-cell/>
          <table:table-cell table:formula="of:=[.C381]*(1-[.K381])" office:value-type="float" office:value="808.713730954105" calcext:value-type="float">
            <text:p>808.7</text:p>
          </table:table-cell>
          <table:table-cell table:formula="of:=[.O381]/[.F381]-1" office:value-type="float" office:value="-0.00649418801706958" calcext:value-type="float">
            <text:p>-0.006</text:p>
          </table:table-cell>
          <table:table-cell table:formula="of:=[.D381]*(1-[.K381])" office:value-type="float" office:value="799.674054721635" calcext:value-type="float">
            <text:p>799.7</text:p>
          </table:table-cell>
          <table:table-cell table:formula="of:=[.Q381]/[.H381]-1" office:value-type="float" office:value="-0.0151797355644885" calcext:value-type="float">
            <text:p>-0.015</text:p>
          </table:table-cell>
          <table:table-cell/>
          <table:table-cell table:formula="of:=INT([.Q381])+[$パラメータ.$B$2]" office:value-type="float" office:value="799" calcext:value-type="float">
            <text:p>799</text:p>
          </table:table-cell>
          <table:table-cell table:formula="of:=IF([.H381]&lt;[.T381]; [.T381]; &quot;&quot;)">
            <text:p/>
          </table:table-cell>
          <table:table-cell table:formula="of:=IF([.U381]&lt;&gt;&quot;&quot;; [.F381]; &quot;&quot;)">
            <text:p/>
          </table:table-cell>
          <table:table-cell table:formula="of:=IF([.V381]&lt;&gt;&quot;&quot;; [.V381]-[.U381]; &quot;&quot;)">
            <text:p/>
          </table:table-cell>
          <table:table-cell table:formula="of:=IF([.W381]&lt;&gt;&quot;&quot;; [.W381]/[.U381]; &quot;&quot;)">
            <text:p/>
          </table:table-cell>
        </table:table-row>
        <table:table-row table:style-name="ro1">
          <table:table-cell office:value-type="string" calcext:value-type="string">
            <text:p>2017-12-25</text:p>
          </table:table-cell>
          <table:table-cell office:value-type="float" office:value="764.84814" calcext:value-type="float">
            <text:p>764.8</text:p>
          </table:table-cell>
          <table:table-cell office:value-type="float" office:value="760.0221" calcext:value-type="float">
            <text:p>760.0</text:p>
          </table:table-cell>
          <table:table-cell office:value-type="float" office:value="751.5044" calcext:value-type="float">
            <text:p>751.5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807" calcext:value-type="float">
            <text:p>807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B382]/[.I382]-1" office:value-type="float" office:value="-0.0557430370370371" calcext:value-type="float">
            <text:p>-0.056</text:p>
          </table:table-cell>
          <table:table-cell table:formula="of:=[.C382]/[.F382]-1" office:value-type="float" office:value="-0.0628580764488286" calcext:value-type="float">
            <text:p>-0.063</text:p>
          </table:table-cell>
          <table:table-cell table:formula="of:=[.D382]/[.H382]-1" office:value-type="float" office:value="-0.0687677819083024" calcext:value-type="float">
            <text:p>-0.069</text:p>
          </table:table-cell>
          <table:table-cell/>
          <table:table-cell table:formula="of:=[.C382]*(1-[.K382])" office:value-type="float" office:value="802.388040069267" calcext:value-type="float">
            <text:p>802.4</text:p>
          </table:table-cell>
          <table:table-cell table:formula="of:=[.O382]/[.F382]-1" office:value-type="float" office:value="-0.0106189394953555" calcext:value-type="float">
            <text:p>-0.011</text:p>
          </table:table-cell>
          <table:table-cell table:formula="of:=[.D382]*(1-[.K382])" office:value-type="float" office:value="793.395537602696" calcext:value-type="float">
            <text:p>793.4</text:p>
          </table:table-cell>
          <table:table-cell table:formula="of:=[.Q382]/[.H382]-1" office:value-type="float" office:value="-0.0168580698851347" calcext:value-type="float">
            <text:p>-0.017</text:p>
          </table:table-cell>
          <table:table-cell/>
          <table:table-cell table:formula="of:=INT([.Q382])+[$パラメータ.$B$2]" office:value-type="float" office:value="793" calcext:value-type="float">
            <text:p>793</text:p>
          </table:table-cell>
          <table:table-cell table:formula="of:=IF([.H382]&lt;[.T382]; [.T382]; &quot;&quot;)">
            <text:p/>
          </table:table-cell>
          <table:table-cell table:formula="of:=IF([.U382]&lt;&gt;&quot;&quot;; [.F382]; &quot;&quot;)">
            <text:p/>
          </table:table-cell>
          <table:table-cell table:formula="of:=IF([.V382]&lt;&gt;&quot;&quot;; [.V382]-[.U382]; &quot;&quot;)">
            <text:p/>
          </table:table-cell>
          <table:table-cell table:formula="of:=IF([.W382]&lt;&gt;&quot;&quot;; [.W382]/[.U382]; &quot;&quot;)">
            <text:p/>
          </table:table-cell>
        </table:table-row>
        <table:table-row table:style-name="ro1">
          <table:table-cell office:value-type="string" calcext:value-type="string">
            <text:p>2017-12-26</text:p>
          </table:table-cell>
          <table:table-cell office:value-type="float" office:value="765.17206" calcext:value-type="float">
            <text:p>765.2</text:p>
          </table:table-cell>
          <table:table-cell office:value-type="float" office:value="759.5967" calcext:value-type="float">
            <text:p>759.6</text:p>
          </table:table-cell>
          <table:table-cell office:value-type="float" office:value="751.6822" calcext:value-type="float">
            <text:p>751.7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818" calcext:value-type="float">
            <text:p>818</text:p>
          </table:table-cell>
          <table:table-cell office:value-type="float" office:value="808" calcext:value-type="float">
            <text:p>808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[.B383]/[.I383]-1" office:value-type="float" office:value="-0.0588289544895449" calcext:value-type="float">
            <text:p>-0.059</text:p>
          </table:table-cell>
          <table:table-cell table:formula="of:=[.C383]/[.F383]-1" office:value-type="float" office:value="-0.0622262962962963" calcext:value-type="float">
            <text:p>-0.062</text:p>
          </table:table-cell>
          <table:table-cell table:formula="of:=[.D383]/[.H383]-1" office:value-type="float" office:value="-0.0697002475247526" calcext:value-type="float">
            <text:p>-0.070</text:p>
          </table:table-cell>
          <table:table-cell/>
          <table:table-cell table:formula="of:=[.C383]*(1-[.K383])" office:value-type="float" office:value="804.282979694709" calcext:value-type="float">
            <text:p>804.3</text:p>
          </table:table-cell>
          <table:table-cell table:formula="of:=[.O383]/[.F383]-1" office:value-type="float" office:value="-0.0070580497596191" calcext:value-type="float">
            <text:p>-0.007</text:p>
          </table:table-cell>
          <table:table-cell table:formula="of:=[.D383]*(1-[.K383])" office:value-type="float" office:value="795.902877934401" calcext:value-type="float">
            <text:p>795.9</text:p>
          </table:table-cell>
          <table:table-cell table:formula="of:=[.Q383]/[.H383]-1" office:value-type="float" office:value="-0.0149716857247514" calcext:value-type="float">
            <text:p>-0.015</text:p>
          </table:table-cell>
          <table:table-cell/>
          <table:table-cell table:formula="of:=INT([.Q383])+[$パラメータ.$B$2]" office:value-type="float" office:value="795" calcext:value-type="float">
            <text:p>795</text:p>
          </table:table-cell>
          <table:table-cell table:formula="of:=IF([.H383]&lt;[.T383]; [.T383]; &quot;&quot;)">
            <text:p/>
          </table:table-cell>
          <table:table-cell table:formula="of:=IF([.U383]&lt;&gt;&quot;&quot;; [.F383]; &quot;&quot;)">
            <text:p/>
          </table:table-cell>
          <table:table-cell table:formula="of:=IF([.V383]&lt;&gt;&quot;&quot;; [.V383]-[.U383]; &quot;&quot;)">
            <text:p/>
          </table:table-cell>
          <table:table-cell table:formula="of:=IF([.W383]&lt;&gt;&quot;&quot;; [.W383]/[.U383]; &quot;&quot;)">
            <text:p/>
          </table:table-cell>
        </table:table-row>
        <table:table-row table:style-name="ro1">
          <table:table-cell office:value-type="string" calcext:value-type="string">
            <text:p>2017-12-27</text:p>
          </table:table-cell>
          <table:table-cell office:value-type="float" office:value="763.86694" calcext:value-type="float">
            <text:p>763.9</text:p>
          </table:table-cell>
          <table:table-cell office:value-type="float" office:value="758.5691" calcext:value-type="float">
            <text:p>758.6</text:p>
          </table:table-cell>
          <table:table-cell office:value-type="float" office:value="750.5042" calcext:value-type="float">
            <text:p>750.5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4" calcext:value-type="float">
            <text:p>814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B384]/[.I384]-1" office:value-type="float" office:value="-0.0569543950617284" calcext:value-type="float">
            <text:p>-0.057</text:p>
          </table:table-cell>
          <table:table-cell table:formula="of:=[.C384]/[.F384]-1" office:value-type="float" office:value="-0.0646496917385942" calcext:value-type="float">
            <text:p>-0.065</text:p>
          </table:table-cell>
          <table:table-cell table:formula="of:=[.D384]/[.H384]-1" office:value-type="float" office:value="-0.0723063040791101" calcext:value-type="float">
            <text:p>-0.072</text:p>
          </table:table-cell>
          <table:table-cell/>
          <table:table-cell table:formula="of:=[.C384]*(1-[.K384])" office:value-type="float" office:value="801.77294420302" calcext:value-type="float">
            <text:p>801.8</text:p>
          </table:table-cell>
          <table:table-cell table:formula="of:=[.O384]/[.F384]-1" office:value-type="float" office:value="-0.0113773807607647" calcext:value-type="float">
            <text:p>-0.011</text:p>
          </table:table-cell>
          <table:table-cell table:formula="of:=[.D384]*(1-[.K384])" office:value-type="float" office:value="793.248712702286" calcext:value-type="float">
            <text:p>793.2</text:p>
          </table:table-cell>
          <table:table-cell table:formula="of:=[.Q384]/[.H384]-1" office:value-type="float" office:value="-0.0194700708253567" calcext:value-type="float">
            <text:p>-0.019</text:p>
          </table:table-cell>
          <table:table-cell/>
          <table:table-cell table:formula="of:=INT([.Q384])+[$パラメータ.$B$2]" office:value-type="float" office:value="793" calcext:value-type="float">
            <text:p>793</text:p>
          </table:table-cell>
          <table:table-cell table:formula="of:=IF([.H384]&lt;[.T384]; [.T384]; &quot;&quot;)">
            <text:p/>
          </table:table-cell>
          <table:table-cell table:formula="of:=IF([.U384]&lt;&gt;&quot;&quot;; [.F384]; &quot;&quot;)">
            <text:p/>
          </table:table-cell>
          <table:table-cell table:formula="of:=IF([.V384]&lt;&gt;&quot;&quot;; [.V384]-[.U384]; &quot;&quot;)">
            <text:p/>
          </table:table-cell>
          <table:table-cell table:formula="of:=IF([.W384]&lt;&gt;&quot;&quot;; [.W384]/[.U384]; &quot;&quot;)">
            <text:p/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float" office:value="766.1438" calcext:value-type="float">
            <text:p>766.1</text:p>
          </table:table-cell>
          <table:table-cell office:value-type="float" office:value="760.6298" calcext:value-type="float">
            <text:p>760.6</text:p>
          </table:table-cell>
          <table:table-cell office:value-type="float" office:value="752.8112" calcext:value-type="float">
            <text:p>752.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811" calcext:value-type="float">
            <text:p>811</text:p>
          </table:table-cell>
          <table:table-cell office:value-type="float" office:value="803" calcext:value-type="float">
            <text:p>803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385]/[.I385]-1" office:value-type="float" office:value="-0.0529742892459826" calcext:value-type="float">
            <text:p>-0.053</text:p>
          </table:table-cell>
          <table:table-cell table:formula="of:=[.C385]/[.F385]-1" office:value-type="float" office:value="-0.0551182608695652" calcext:value-type="float">
            <text:p>-0.055</text:p>
          </table:table-cell>
          <table:table-cell table:formula="of:=[.D385]/[.H385]-1" office:value-type="float" office:value="-0.0625016189290162" calcext:value-type="float">
            <text:p>-0.063</text:p>
          </table:table-cell>
          <table:table-cell/>
          <table:table-cell table:formula="of:=[.C385]*(1-[.K385])" office:value-type="float" office:value="800.923623034314" calcext:value-type="float">
            <text:p>800.9</text:p>
          </table:table-cell>
          <table:table-cell table:formula="of:=[.O385]/[.F385]-1" office:value-type="float" office:value="-0.00506382231762248" calcext:value-type="float">
            <text:p>-0.005</text:p>
          </table:table-cell>
          <table:table-cell table:formula="of:=[.D385]*(1-[.K385])" office:value-type="float" office:value="792.690838256415" calcext:value-type="float">
            <text:p>792.7</text:p>
          </table:table-cell>
          <table:table-cell table:formula="of:=[.Q385]/[.H385]-1" office:value-type="float" office:value="-0.0128383085225215" calcext:value-type="float">
            <text:p>-0.013</text:p>
          </table:table-cell>
          <table:table-cell/>
          <table:table-cell table:formula="of:=INT([.Q385])+[$パラメータ.$B$2]" office:value-type="float" office:value="792" calcext:value-type="float">
            <text:p>792</text:p>
          </table:table-cell>
          <table:table-cell table:formula="of:=IF([.H385]&lt;[.T385]; [.T385]; &quot;&quot;)">
            <text:p/>
          </table:table-cell>
          <table:table-cell table:formula="of:=IF([.U385]&lt;&gt;&quot;&quot;; [.F385]; &quot;&quot;)">
            <text:p/>
          </table:table-cell>
          <table:table-cell table:formula="of:=IF([.V385]&lt;&gt;&quot;&quot;; [.V385]-[.U385]; &quot;&quot;)">
            <text:p/>
          </table:table-cell>
          <table:table-cell table:formula="of:=IF([.W385]&lt;&gt;&quot;&quot;; [.W385]/[.U385]; &quot;&quot;)">
            <text:p/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float" office:value="760.71075" calcext:value-type="float">
            <text:p>760.7</text:p>
          </table:table-cell>
          <table:table-cell office:value-type="float" office:value="755.32263" calcext:value-type="float">
            <text:p>755.3</text:p>
          </table:table-cell>
          <table:table-cell office:value-type="float" office:value="747.4829" calcext:value-type="float">
            <text:p>747.5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11" calcext:value-type="float">
            <text:p>811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[.B386]/[.I386]-1" office:value-type="float" office:value="-0.0550177018633541" calcext:value-type="float">
            <text:p>-0.055</text:p>
          </table:table-cell>
          <table:table-cell table:formula="of:=[.C386]/[.F386]-1" office:value-type="float" office:value="-0.0582012094763092" calcext:value-type="float">
            <text:p>-0.058</text:p>
          </table:table-cell>
          <table:table-cell table:formula="of:=[.D386]/[.H386]-1" office:value-type="float" office:value="-0.067976433915212" calcext:value-type="float">
            <text:p>-0.068</text:p>
          </table:table-cell>
          <table:table-cell/>
          <table:table-cell table:formula="of:=[.C386]*(1-[.K386])" office:value-type="float" office:value="796.878745267984" calcext:value-type="float">
            <text:p>796.9</text:p>
          </table:table-cell>
          <table:table-cell table:formula="of:=[.O386]/[.F386]-1" office:value-type="float" office:value="-0.00638560440400948" calcext:value-type="float">
            <text:p>-0.006</text:p>
          </table:table-cell>
          <table:table-cell table:formula="of:=[.D386]*(1-[.K386])" office:value-type="float" office:value="788.607691340155" calcext:value-type="float">
            <text:p>788.6</text:p>
          </table:table-cell>
          <table:table-cell table:formula="of:=[.Q386]/[.H386]-1" office:value-type="float" office:value="-0.0166986392267392" calcext:value-type="float">
            <text:p>-0.017</text:p>
          </table:table-cell>
          <table:table-cell/>
          <table:table-cell table:formula="of:=INT([.Q386])+[$パラメータ.$B$2]" office:value-type="float" office:value="788" calcext:value-type="float">
            <text:p>788</text:p>
          </table:table-cell>
          <table:table-cell table:formula="of:=IF([.H386]&lt;[.T386]; [.T386]; &quot;&quot;)">
            <text:p/>
          </table:table-cell>
          <table:table-cell table:formula="of:=IF([.U386]&lt;&gt;&quot;&quot;; [.F386]; &quot;&quot;)">
            <text:p/>
          </table:table-cell>
          <table:table-cell table:formula="of:=IF([.V386]&lt;&gt;&quot;&quot;; [.V386]-[.U386]; &quot;&quot;)">
            <text:p/>
          </table:table-cell>
          <table:table-cell table:formula="of:=IF([.W386]&lt;&gt;&quot;&quot;; [.W386]/[.U386]; &quot;&quot;)">
            <text:p/>
          </table:table-cell>
        </table:table-row>
        <table:table-row table:style-name="ro1">
          <table:table-cell table:style-name="Default" table:number-columns-repeated="4"/>
          <table:table-cell table:number-columns-repeated="6"/>
          <table:table-cell table:style-name="ce3" table:formula="of:=STDEV([.K1:.K386])" office:value-type="float" office:value="0.0230937652624301" calcext:value-type="float">
            <text:p>0.023</text:p>
          </table:table-cell>
          <table:table-cell table:style-name="ce3" table:formula="of:=STDEV([.L1:.L386])" office:value-type="float" office:value="0.0277792806830913" calcext:value-type="float">
            <text:p>0.028</text:p>
          </table:table-cell>
          <table:table-cell table:style-name="ce3" table:formula="of:=STDEV([.M1:.M386])" office:value-type="float" office:value="0.027254659460207" calcext:value-type="float">
            <text:p>0.027</text:p>
          </table:table-cell>
          <table:table-cell/>
          <table:table-cell table:style-name="Default"/>
          <table:table-cell table:style-name="ce3" table:formula="of:=STDEV([.P1:.P386])" office:value-type="float" office:value="0.0152980919775728" calcext:value-type="float">
            <text:p>0.015</text:p>
          </table:table-cell>
          <table:table-cell table:style-name="ce3"/>
          <table:table-cell table:style-name="ce3" table:formula="of:=STDEV([.R1:.R386])" office:value-type="float" office:value="0.0125503525573148" calcext:value-type="float">
            <text:p>0.013</text:p>
          </table:table-cell>
          <table:table-cell table:style-name="ce3"/>
          <table:table-cell/>
          <table:table-cell table:style-name="Default"/>
          <table:table-cell table:style-name="Default" office:value-type="string" calcext:value-type="string">
            <text:p>合計</text:p>
          </table:table-cell>
          <table:table-cell table:style-name="Default" table:formula="of:=SUM([.W1:.W386])" office:value-type="float" office:value="73" calcext:value-type="float">
            <text:p>73</text:p>
          </table:table-cell>
          <table:table-cell table:formula="of:=AVERAGE([.X1:.X386])" office:value-type="float" office:value="0.00225708043713925" calcext:value-type="float">
            <text:p>0.002</text:p>
          </table:table-cell>
        </table:table-row>
      </table:table>
      <table:table table:name="パラメータ" table:style-name="ta1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買値マージン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number:number-style style:name="N116">
      <number:number number:decimal-places="16" loext:min-decimal-places="16" number:min-integer-digits="1"/>
    </number:number-style>
    <number:number-style style:name="N117">
      <number:number number:decimal-places="17" loext:min-decimal-places="17" number:min-integer-digits="1"/>
    </number:number-style>
    <number:number-style style:name="N118">
      <number:number number:decimal-places="18" loext:min-decimal-places="18" number:min-integer-digits="1"/>
    </number:number-style>
    <number:number-style style:name="N119">
      <number:number number:decimal-places="19" loext:min-decimal-places="19" number:min-integer-digits="1"/>
    </number:number-style>
    <number:number-style style:name="N120">
      <number:number number:decimal-places="20" loext:min-decimal-places="20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 number:grouping="true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00/00/00</text:date>, <text:time style:data-style-name="N2" text:time-value="18:29:33.46723782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6T18:55:59.582456817</dc:date>
    <meta:editing-duration>PT1H10M31S</meta:editing-duration>
    <meta:editing-cycles>7</meta:editing-cycles>
    <meta:generator>LibreOffice/6.0.7.3$Linux_X86_64 LibreOffice_project/00m0$Build-3</meta:generator>
    <meta:document-statistic meta:table-count="2" meta:cell-count="77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minimum="-0.1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57cm" svg:height="16.558cm" xlink:href=".." xlink:type="simple" chart:class="chart:scatter" chart:style-name="ch1">
        <chart:legend chart:legend-position="end" svg:x="18.4cm" svg:y="7.731cm" style:legend-expansion="high" chart:style-name="ch2"/>
        <chart:plot-area chart:style-name="ch3" table:cell-range-address="predict_data.K2:predict_data.M386" chart:data-source-has-labels="row" svg:x="0.429cm" svg:y="0.331cm" svg:width="17.542cm" svg:height="15.896cm">
          <chartooo:coordinate-region svg:x="0.906cm" svg:y="0.53cm" svg:width="16.64cm" svg:height="15.4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dict_data.L2:predict_data.L386" loext:label-string="open_vs_close" chart:class="chart:scatter">
            <chart:domain table:cell-range-address="predict_data.K2:predict_data.K386"/>
            <chart:data-point chart:repeated="385"/>
          </chart:series>
          <chart:series chart:style-name="ch7" chart:values-cell-range-address="predict_data.M2:predict_data.M386" loext:label-string="open_vs_low" chart:class="chart:scatter">
            <chart:data-point chart:repeated="3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  <table:table-cell office:value-type="string">
                <text:p>open_vs_close</text:p>
              </table:table-cell>
              <table:table-cell office:value-type="string">
                <text:p>open_vs_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37905152224824">
                <text:p>-0.0137905152224824</text:p>
                <draw:g>
                  <svg:desc>predict_data.K2:predict_data.K386</svg:desc>
                </draw:g>
              </table:table-cell>
              <table:table-cell office:value-type="float" office:value="-0.014955737704918">
                <text:p>-0.014955737704918</text:p>
                <draw:g>
                  <svg:desc>predict_data.L2:predict_data.L386</svg:desc>
                </draw:g>
              </table:table-cell>
              <table:table-cell office:value-type="float" office:value="-0.0176920330969267">
                <text:p>-0.0176920330969267</text:p>
                <draw:g>
                  <svg:desc>predict_data.M2:predict_data.M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456771084337349">
                <text:p>-0.00456771084337349</text:p>
              </table:table-cell>
              <table:table-cell office:value-type="float" office:value="0.0130931695331695">
                <text:p>0.0130931695331695</text:p>
              </table:table-cell>
              <table:table-cell office:value-type="float" office:value="0.0000260933660933826">
                <text:p>0.0000260933660933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35470000000005">
                <text:p>0.00935470000000005</text:p>
              </table:table-cell>
              <table:table-cell office:value-type="float" office:value="0.0101092731829573">
                <text:p>0.0101092731829573</text:p>
              </table:table-cell>
              <table:table-cell office:value-type="float" office:value="0.00974898477157349">
                <text:p>0.00974898477157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573604060913702">
                <text:p>-0.00573604060913702</text:p>
              </table:table-cell>
              <table:table-cell office:value-type="float" office:value="-0.0346907160493827">
                <text:p>-0.0346907160493827</text:p>
              </table:table-cell>
              <table:table-cell office:value-type="float" office:value="-0.0177776081424936">
                <text:p>-0.017777608142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32150246305418">
                <text:p>-0.0232150246305418</text:p>
              </table:table-cell>
              <table:table-cell office:value-type="float" office:value="0.0172341131105398">
                <text:p>0.0172341131105398</text:p>
              </table:table-cell>
              <table:table-cell office:value-type="float" office:value="0.00783641752577324">
                <text:p>0.00783641752577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05249999999999">
                <text:p>-0.0105249999999999</text:p>
              </table:table-cell>
              <table:table-cell office:value-type="float" office:value="-0.0275891">
                <text:p>-0.0275891</text:p>
              </table:table-cell>
              <table:table-cell office:value-type="float" office:value="-0.0245469035532995">
                <text:p>-0.0245469035532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88756009615385">
                <text:p>-0.0588756009615385</text:p>
              </table:table-cell>
              <table:table-cell office:value-type="float" office:value="-0.0616891826923076">
                <text:p>-0.0616891826923076</text:p>
              </table:table-cell>
              <table:table-cell office:value-type="float" office:value="-0.0639334466019417">
                <text:p>-0.0639334466019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0012990196079">
                <text:p>0.0160012990196079</text:p>
              </table:table-cell>
              <table:table-cell office:value-type="float" office:value="-0.00658987951807233">
                <text:p>-0.00658987951807233</text:p>
              </table:table-cell>
              <table:table-cell office:value-type="float" office:value="0.0212655750000001">
                <text:p>0.021265575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63789268292682">
                <text:p>-0.0163789268292682</text:p>
              </table:table-cell>
              <table:table-cell office:value-type="float" office:value="-0.0332211538461539">
                <text:p>-0.0332211538461539</text:p>
              </table:table-cell>
              <table:table-cell office:value-type="float" office:value="-0.0132402481389579">
                <text:p>-0.0132402481389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77568674698795">
                <text:p>-0.0277568674698795</text:p>
              </table:table-cell>
              <table:table-cell office:value-type="float" office:value="-0.0522458117647059">
                <text:p>-0.0522458117647059</text:p>
              </table:table-cell>
              <table:table-cell office:value-type="float" office:value="-0.0314343065693431">
                <text:p>-0.0314343065693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32471261682243">
                <text:p>-0.0232471261682243</text:p>
              </table:table-cell>
              <table:table-cell office:value-type="float" office:value="0.104767328042328">
                <text:p>0.104767328042328</text:p>
              </table:table-cell>
              <table:table-cell office:value-type="float" office:value="0.10152368">
                <text:p>0.10152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107438961038953">
                <text:p>-0.00107438961038953</text:p>
              </table:table-cell>
              <table:table-cell office:value-type="float" office:value="0.0530167582417582">
                <text:p>0.0530167582417582</text:p>
              </table:table-cell>
              <table:table-cell office:value-type="float" office:value="0.0657523943661973">
                <text:p>0.0657523943661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37692112676056">
                <text:p>0.0337692112676056</text:p>
              </table:table-cell>
              <table:table-cell office:value-type="float" office:value="0.028901971830986">
                <text:p>0.028901971830986</text:p>
              </table:table-cell>
              <table:table-cell office:value-type="float" office:value="0.0433312138728323">
                <text:p>0.0433312138728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23091988950277">
                <text:p>-0.0123091988950277</text:p>
              </table:table-cell>
              <table:table-cell office:value-type="float" office:value="-0.0261764207650274">
                <text:p>-0.0261764207650274</text:p>
              </table:table-cell>
              <table:table-cell office:value-type="float" office:value="-0.0146655462184874">
                <text:p>-0.01466554621848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722850267379682">
                <text:p>-0.00722850267379682</text:p>
              </table:table-cell>
              <table:table-cell office:value-type="float" office:value="-0.00891657754010688">
                <text:p>-0.00891657754010688</text:p>
              </table:table-cell>
              <table:table-cell office:value-type="float" office:value="-0.00727872628726289">
                <text:p>-0.00727872628726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169197860962556">
                <text:p>-0.00169197860962556</text:p>
              </table:table-cell>
              <table:table-cell office:value-type="float" office:value="0.00385067385444748">
                <text:p>0.00385067385444748</text:p>
              </table:table-cell>
              <table:table-cell office:value-type="float" office:value="-0.00539897297297298">
                <text:p>-0.00539897297297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874945945946">
                <text:p>0.019874945945946</text:p>
              </table:table-cell>
              <table:table-cell office:value-type="float" office:value="-0.00863052631578953">
                <text:p>-0.00863052631578953</text:p>
              </table:table-cell>
              <table:table-cell office:value-type="float" office:value="0.0175948087431694">
                <text:p>0.0175948087431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26146842105264">
                <text:p>-0.0126146842105264</text:p>
              </table:table-cell>
              <table:table-cell office:value-type="float" office:value="-0.00308617021276592">
                <text:p>-0.00308617021276592</text:p>
              </table:table-cell>
              <table:table-cell office:value-type="float" office:value="-0.009358449197861">
                <text:p>-0.009358449197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8314722222222">
                <text:p>0.0458314722222222</text:p>
              </table:table-cell>
              <table:table-cell office:value-type="float" office:value="0.0591435774647888">
                <text:p>0.0591435774647888</text:p>
              </table:table-cell>
              <table:table-cell office:value-type="float" office:value="0.0649908882521491">
                <text:p>0.0649908882521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408342857142852">
                <text:p>-0.00408342857142852</text:p>
              </table:table-cell>
              <table:table-cell office:value-type="float" office:value="-0.00131264367816086">
                <text:p>-0.00131264367816086</text:p>
              </table:table-cell>
              <table:table-cell office:value-type="float" office:value="-0.0111967723342941">
                <text:p>-0.0111967723342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9816091954023">
                <text:p>0.0249816091954023</text:p>
              </table:table-cell>
              <table:table-cell office:value-type="float" office:value="0.0385310787172011">
                <text:p>0.0385310787172011</text:p>
              </table:table-cell>
              <table:table-cell office:value-type="float" office:value="0.0265763848396501">
                <text:p>0.0265763848396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69002849002853">
                <text:p>0.00169002849002853</text:p>
              </table:table-cell>
              <table:table-cell office:value-type="float" office:value="-0.0273783933518006">
                <text:p>-0.0273783933518006</text:p>
              </table:table-cell>
              <table:table-cell office:value-type="float" office:value="-0.00548773638968469">
                <text:p>-0.005487736389684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45844297082227">
                <text:p>-0.0345844297082227</text:p>
              </table:table-cell>
              <table:table-cell office:value-type="float" office:value="-0.0485638743455498">
                <text:p>-0.0485638743455498</text:p>
              </table:table-cell>
              <table:table-cell office:value-type="float" office:value="-0.0428554521276596">
                <text:p>-0.04285545212765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533225">
                <text:p>-0.04533225</text:p>
              </table:table-cell>
              <table:table-cell office:value-type="float" office:value="-0.0233637948717949">
                <text:p>-0.0233637948717949</text:p>
              </table:table-cell>
              <table:table-cell office:value-type="float" office:value="-0.0304926221079691">
                <text:p>-0.0304926221079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05574358974359">
                <text:p>0.00105574358974359</text:p>
              </table:table-cell>
              <table:table-cell office:value-type="float" office:value="-0.00181579487179495">
                <text:p>-0.00181579487179495</text:p>
              </table:table-cell>
              <table:table-cell office:value-type="float" office:value="0.00381166666666677">
                <text:p>0.00381166666666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62477862595419">
                <text:p>-0.0162477862595419</text:p>
              </table:table-cell>
              <table:table-cell office:value-type="float" office:value="-0.0251665151515151">
                <text:p>-0.0251665151515151</text:p>
              </table:table-cell>
              <table:table-cell office:value-type="float" office:value="-0.0202524102564102">
                <text:p>-0.0202524102564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300685643564356">
                <text:p>-0.0300685643564356</text:p>
              </table:table-cell>
              <table:table-cell office:value-type="float" office:value="-0.0346695555555556">
                <text:p>-0.0346695555555556</text:p>
              </table:table-cell>
              <table:table-cell office:value-type="float" office:value="-0.0180768527918781">
                <text:p>-0.0180768527918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349394999999997">
                <text:p>-0.00349394999999997</text:p>
              </table:table-cell>
              <table:table-cell office:value-type="float" office:value="-0.00787680798004986">
                <text:p>-0.00787680798004986</text:p>
              </table:table-cell>
              <table:table-cell office:value-type="float" office:value="-0.00789551637279595">
                <text:p>-0.00789551637279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53181081081081">
                <text:p>-0.0253181081081081</text:p>
              </table:table-cell>
              <table:table-cell office:value-type="float" office:value="-0.0217761481481482">
                <text:p>-0.0217761481481482</text:p>
              </table:table-cell>
              <table:table-cell office:value-type="float" office:value="-0.0243269154228856">
                <text:p>-0.0243269154228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3570780856423">
                <text:p>0.0123570780856423</text:p>
              </table:table-cell>
              <table:table-cell office:value-type="float" office:value="0.0150778481012659">
                <text:p>0.0150778481012659</text:p>
              </table:table-cell>
              <table:table-cell office:value-type="float" office:value="0.0126381632653061">
                <text:p>0.01263816326530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165840302267003">
                <text:p>-0.0165840302267003</text:p>
              </table:table-cell>
              <table:table-cell office:value-type="float" office:value="-0.013001417721519">
                <text:p>-0.013001417721519</text:p>
              </table:table-cell>
              <table:table-cell office:value-type="float" office:value="-0.0214870050761422">
                <text:p>-0.0214870050761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5069897959182">
                <text:p>0.0125069897959182</text:p>
              </table:table-cell>
              <table:table-cell office:value-type="float" office:value="0.0144138874680306">
                <text:p>0.0144138874680306</text:p>
              </table:table-cell>
              <table:table-cell office:value-type="float" office:value="0.0138257364341086">
                <text:p>0.01382573643410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368759900990099">
                <text:p>-0.0368759900990099</text:p>
              </table:table-cell>
              <table:table-cell office:value-type="float" office:value="-0.0324449004975124">
                <text:p>-0.0324449004975124</text:p>
              </table:table-cell>
              <table:table-cell office:value-type="float" office:value="-0.0289221212121212">
                <text:p>-0.0289221212121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87132832080217">
                <text:p>0.00487132832080217</text:p>
              </table:table-cell>
              <table:table-cell office:value-type="float" office:value="0.000918500000000044">
                <text:p>0.000918500000000044</text:p>
              </table:table-cell>
              <table:table-cell office:value-type="float" office:value="0.00849661577608152">
                <text:p>0.00849661577608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612790000000001">
                <text:p>-0.0612790000000001</text:p>
              </table:table-cell>
              <table:table-cell office:value-type="float" office:value="-0.090571247113164">
                <text:p>-0.090571247113164</text:p>
              </table:table-cell>
              <table:table-cell office:value-type="float" office:value="-0.0400695812807882">
                <text:p>-0.0400695812807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189166588235294">
                <text:p>-0.0189166588235294</text:p>
              </table:table-cell>
              <table:table-cell office:value-type="float" office:value="-0.0402165357967668">
                <text:p>-0.0402165357967668</text:p>
              </table:table-cell>
              <table:table-cell office:value-type="float" office:value="-0.0247354265402844">
                <text:p>-0.0247354265402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172327906976745">
                <text:p>-0.0172327906976745</text:p>
              </table:table-cell>
              <table:table-cell office:value-type="float" office:value="0.00119111638954861">
                <text:p>0.00119111638954861</text:p>
              </table:table-cell>
              <table:table-cell office:value-type="float" office:value="-0.00902755344418049">
                <text:p>-0.009027553444180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61057248157248">
                <text:p>0.0261057248157248</text:p>
              </table:table-cell>
              <table:table-cell office:value-type="float" office:value="0.0197649388753056">
                <text:p>0.0197649388753056</text:p>
              </table:table-cell>
              <table:table-cell office:value-type="float" office:value="0.0163265270935962">
                <text:p>0.0163265270935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64348888888889">
                <text:p>-0.0164348888888889</text:p>
              </table:table-cell>
              <table:table-cell office:value-type="float" office:value="-0.0711964485981309">
                <text:p>-0.0711964485981309</text:p>
              </table:table-cell>
              <table:table-cell office:value-type="float" office:value="-0.0298992592592592">
                <text:p>-0.02989925925925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49950934579438">
                <text:p>-0.0349950934579438</text:p>
              </table:table-cell>
              <table:table-cell office:value-type="float" office:value="-0.0346504683840749">
                <text:p>-0.0346504683840749</text:p>
              </table:table-cell>
              <table:table-cell office:value-type="float" office:value="-0.0397189411764707">
                <text:p>-0.0397189411764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469045248868779">
                <text:p>-0.0469045248868779</text:p>
              </table:table-cell>
              <table:table-cell office:value-type="float" office:value="-0.0418035307517084">
                <text:p>-0.0418035307517084</text:p>
              </table:table-cell>
              <table:table-cell office:value-type="float" office:value="-0.0422938620689655">
                <text:p>-0.0422938620689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190850678733032">
                <text:p>-0.0190850678733032</text:p>
              </table:table-cell>
              <table:table-cell office:value-type="float" office:value="-0.0336521651785714">
                <text:p>-0.0336521651785714</text:p>
              </table:table-cell>
              <table:table-cell office:value-type="float" office:value="-0.00912695150115472">
                <text:p>-0.009126951501154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182817045454545">
                <text:p>-0.0182817045454545</text:p>
              </table:table-cell>
              <table:table-cell office:value-type="float" office:value="-0.0176645330296128">
                <text:p>-0.0176645330296128</text:p>
              </table:table-cell>
              <table:table-cell office:value-type="float" office:value="-0.0159815668202764">
                <text:p>-0.01598156682027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414177578475337">
                <text:p>-0.0414177578475337</text:p>
              </table:table-cell>
              <table:table-cell office:value-type="float" office:value="-0.0467470089285714">
                <text:p>-0.0467470089285714</text:p>
              </table:table-cell>
              <table:table-cell office:value-type="float" office:value="-0.047629054054054">
                <text:p>-0.047629054054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835801354401811">
                <text:p>-0.00835801354401811</text:p>
              </table:table-cell>
              <table:table-cell office:value-type="float" office:value="-0.0205674776785714">
                <text:p>-0.0205674776785714</text:p>
              </table:table-cell>
              <table:table-cell office:value-type="float" office:value="-0.0162376923076922">
                <text:p>-0.01623769230769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3214022172949">
                <text:p>-0.03214022172949</text:p>
              </table:table-cell>
              <table:table-cell office:value-type="float" office:value="-0.0534086767895878">
                <text:p>-0.0534086767895878</text:p>
              </table:table-cell>
              <table:table-cell office:value-type="float" office:value="-0.0395297777777779">
                <text:p>-0.0395297777777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91148471615721">
                <text:p>-0.0291148471615721</text:p>
              </table:table-cell>
              <table:table-cell office:value-type="float" office:value="-0.0571636305732484">
                <text:p>-0.0571636305732484</text:p>
              </table:table-cell>
              <table:table-cell office:value-type="float" office:value="-0.0401571397379913">
                <text:p>-0.04015713973799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76050106609809">
                <text:p>-0.0276050106609809</text:p>
              </table:table-cell>
              <table:table-cell office:value-type="float" office:value="-0.0265221153846154">
                <text:p>-0.0265221153846154</text:p>
              </table:table-cell>
              <table:table-cell office:value-type="float" office:value="-0.0281228448275862">
                <text:p>-0.02812284482758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749701616161617">
                <text:p>-0.0749701616161617</text:p>
              </table:table-cell>
              <table:table-cell office:value-type="float" office:value="-0.10648447265625">
                <text:p>-0.10648447265625</text:p>
              </table:table-cell>
              <table:table-cell office:value-type="float" office:value="-0.0820134888438134">
                <text:p>-0.0820134888438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49594901960783">
                <text:p>-0.0249594901960783</text:p>
              </table:table-cell>
              <table:table-cell office:value-type="float" office:value="-0.0407139264990329">
                <text:p>-0.0407139264990329</text:p>
              </table:table-cell>
              <table:table-cell office:value-type="float" office:value="-0.0285841106719367">
                <text:p>-0.0285841106719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18897637795279">
                <text:p>0.00418897637795279</text:p>
              </table:table-cell>
              <table:table-cell office:value-type="float" office:value="0.00559487179487173">
                <text:p>0.00559487179487173</text:p>
              </table:table-cell>
              <table:table-cell office:value-type="float" office:value="0.00303592445328027">
                <text:p>0.003035924453280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18485490196079">
                <text:p>-0.0218485490196079</text:p>
              </table:table-cell>
              <table:table-cell office:value-type="float" office:value="-0.0158245956607496">
                <text:p>-0.0158245956607496</text:p>
              </table:table-cell>
              <table:table-cell office:value-type="float" office:value="-0.0253442687747036">
                <text:p>-0.02534426877470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78501571709233">
                <text:p>-0.0078501571709233</text:p>
              </table:table-cell>
              <table:table-cell office:value-type="float" office:value="-0.00196608695652178">
                <text:p>-0.00196608695652178</text:p>
              </table:table-cell>
              <table:table-cell office:value-type="float" office:value="-0.009028373015873">
                <text:p>-0.0090283730158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746815476190477">
                <text:p>-0.00746815476190477</text:p>
              </table:table-cell>
              <table:table-cell office:value-type="float" office:value="-0.00355286852589642">
                <text:p>-0.00355286852589642</text:p>
              </table:table-cell>
              <table:table-cell office:value-type="float" office:value="-0.0127636726546907">
                <text:p>-0.0127636726546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361115339805825">
                <text:p>-0.0361115339805825</text:p>
              </table:table-cell>
              <table:table-cell office:value-type="float" office:value="-0.0212446942800788">
                <text:p>-0.0212446942800788</text:p>
              </table:table-cell>
              <table:table-cell office:value-type="float" office:value="-0.0205548303393214">
                <text:p>-0.02055483033932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319207171314739">
                <text:p>-0.00319207171314739</text:p>
              </table:table-cell>
              <table:table-cell office:value-type="float" office:value="-0.0296848932038835">
                <text:p>-0.0296848932038835</text:p>
              </table:table-cell>
              <table:table-cell office:value-type="float" office:value="-0.0151020717131474">
                <text:p>-0.0151020717131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48981153846154">
                <text:p>-0.0248981153846154</text:p>
              </table:table-cell>
              <table:table-cell office:value-type="float" office:value="-0.0346674285714286">
                <text:p>-0.0346674285714286</text:p>
              </table:table-cell>
              <table:table-cell office:value-type="float" office:value="-0.0302374854932302">
                <text:p>-0.03023748549323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00558712121213">
                <text:p>-0.0200558712121213</text:p>
              </table:table-cell>
              <table:table-cell office:value-type="float" office:value="-0.019288045540797">
                <text:p>-0.019288045540797</text:p>
              </table:table-cell>
              <table:table-cell office:value-type="float" office:value="-0.0201960919540229">
                <text:p>-0.02019609195402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563013435700532">
                <text:p>-0.000563013435700532</text:p>
              </table:table-cell>
              <table:table-cell office:value-type="float" office:value="-0.0153631818181819">
                <text:p>-0.0153631818181819</text:p>
              </table:table-cell>
              <table:table-cell office:value-type="float" office:value="-0.00692200772200768">
                <text:p>-0.00692200772200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54454953271028">
                <text:p>-0.0254454953271028</text:p>
              </table:table-cell>
              <table:table-cell office:value-type="float" office:value="-0.0261935514018692">
                <text:p>-0.0261935514018692</text:p>
              </table:table-cell>
              <table:table-cell office:value-type="float" office:value="-0.0313601503759398">
                <text:p>-0.03136015037593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436770949720666">
                <text:p>-0.00436770949720666</text:p>
              </table:table-cell>
              <table:table-cell office:value-type="float" office:value="-0.00403423507462675">
                <text:p>-0.00403423507462675</text:p>
              </table:table-cell>
              <table:table-cell office:value-type="float" office:value="-0.0105783895131086">
                <text:p>-0.01057838951310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34265384615384">
                <text:p>0.0234265384615384</text:p>
              </table:table-cell>
              <table:table-cell office:value-type="float" office:value="-0.0012868421052632">
                <text:p>-0.0012868421052632</text:p>
              </table:table-cell>
              <table:table-cell office:value-type="float" office:value="0.0202199417475728">
                <text:p>0.02021994174757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321807116104869">
                <text:p>-0.0321807116104869</text:p>
              </table:table-cell>
              <table:table-cell office:value-type="float" office:value="-0.0245318714555766">
                <text:p>-0.0245318714555766</text:p>
              </table:table-cell>
              <table:table-cell office:value-type="float" office:value="-0.0193258461538461">
                <text:p>-0.0193258461538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72124196597354">
                <text:p>-0.0072124196597354</text:p>
              </table:table-cell>
              <table:table-cell office:value-type="float" office:value="-0.0159346341463414">
                <text:p>-0.0159346341463414</text:p>
              </table:table-cell>
              <table:table-cell office:value-type="float" office:value="-0.0141842205323195">
                <text:p>-0.0141842205323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35585046728971">
                <text:p>-0.0135585046728971</text:p>
              </table:table-cell>
              <table:table-cell office:value-type="float" office:value="-0.00179715909090905">
                <text:p>-0.00179715909090905</text:p>
              </table:table-cell>
              <table:table-cell office:value-type="float" office:value="-0.00570954198473284">
                <text:p>-0.00570954198473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103131073446329">
                <text:p>-0.0103131073446329</text:p>
              </table:table-cell>
              <table:table-cell office:value-type="float" office:value="-0.00636912878787876">
                <text:p>-0.00636912878787876</text:p>
              </table:table-cell>
              <table:table-cell office:value-type="float" office:value="-0.015866129032258">
                <text:p>-0.0158661290322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79799618320598">
                <text:p>0.00579799618320598</text:p>
              </table:table-cell>
              <table:table-cell office:value-type="float" office:value="0.00828984674329503">
                <text:p>0.00828984674329503</text:p>
              </table:table-cell>
              <table:table-cell office:value-type="float" office:value="0.000870384615384578">
                <text:p>0.000870384615384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34767884615384">
                <text:p>-0.0134767884615384</text:p>
              </table:table-cell>
              <table:table-cell office:value-type="float" office:value="-0.0268859315589354">
                <text:p>-0.0268859315589354</text:p>
              </table:table-cell>
              <table:table-cell office:value-type="float" office:value="-0.0230370077220078">
                <text:p>-0.02303700772200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244305871212122">
                <text:p>-0.0244305871212122</text:p>
              </table:table-cell>
              <table:table-cell office:value-type="float" office:value="-0.0191621183206105">
                <text:p>-0.0191621183206105</text:p>
              </table:table-cell>
              <table:table-cell office:value-type="float" office:value="-0.0221138461538461">
                <text:p>-0.02211384615384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3963461538461">
                <text:p>-0.0013963461538461</text:p>
              </table:table-cell>
              <table:table-cell office:value-type="float" office:value="-0.0326748134328357">
                <text:p>-0.0326748134328357</text:p>
              </table:table-cell>
              <table:table-cell office:value-type="float" office:value="-0.0116634682080926">
                <text:p>-0.0116634682080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64603358208955">
                <text:p>-0.0264603358208955</text:p>
              </table:table-cell>
              <table:table-cell office:value-type="float" office:value="-0.0473322669104205">
                <text:p>-0.0473322669104205</text:p>
              </table:table-cell>
              <table:table-cell office:value-type="float" office:value="-0.0293711864406779">
                <text:p>-0.0293711864406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388906077348072">
                <text:p>-0.00388906077348072</text:p>
              </table:table-cell>
              <table:table-cell office:value-type="float" office:value="0.00214545454545445">
                <text:p>0.00214545454545445</text:p>
              </table:table-cell>
              <table:table-cell office:value-type="float" office:value="0.00261454033771114">
                <text:p>0.00261454033771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36511194029865">
                <text:p>0.00536511194029865</text:p>
              </table:table-cell>
              <table:table-cell office:value-type="float" office:value="-0.000379406307977836">
                <text:p>-0.000379406307977836</text:p>
              </table:table-cell>
              <table:table-cell office:value-type="float" office:value="-0.00486831775700936">
                <text:p>-0.00486831775700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45058490566037">
                <text:p>0.0145058490566037</text:p>
              </table:table-cell>
              <table:table-cell office:value-type="float" office:value="-0.00405129629629619">
                <text:p>-0.00405129629629619</text:p>
              </table:table-cell>
              <table:table-cell office:value-type="float" office:value="0.0141950954198473">
                <text:p>0.01419509541984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21957009345796">
                <text:p>-0.0121957009345796</text:p>
              </table:table-cell>
              <table:table-cell office:value-type="float" office:value="-0.0165420856610801">
                <text:p>-0.0165420856610801</text:p>
              </table:table-cell>
              <table:table-cell office:value-type="float" office:value="-0.0134375425330814">
                <text:p>-0.01343754253308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84688191881918">
                <text:p>-0.0184688191881918</text:p>
              </table:table-cell>
              <table:table-cell office:value-type="float" office:value="-0.0332531818181819">
                <text:p>-0.0332531818181819</text:p>
              </table:table-cell>
              <table:table-cell office:value-type="float" office:value="-0.02802280961183">
                <text:p>-0.02802280961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4189686924494">
                <text:p>0.0044189686924494</text:p>
              </table:table-cell>
              <table:table-cell office:value-type="float" office:value="0.00884740740740742">
                <text:p>0.00884740740740742</text:p>
              </table:table-cell>
              <table:table-cell office:value-type="float" office:value="0.00762336448598133">
                <text:p>0.007623364485981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278834734917732">
                <text:p>-0.0278834734917732</text:p>
              </table:table-cell>
              <table:table-cell office:value-type="float" office:value="-0.0186651386321627">
                <text:p>-0.0186651386321627</text:p>
              </table:table-cell>
              <table:table-cell office:value-type="float" office:value="-0.0296621072088724">
                <text:p>-0.02966210720887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20037431192661">
                <text:p>-0.0020037431192661</text:p>
              </table:table-cell>
              <table:table-cell office:value-type="float" office:value="-0.00177305147058837">
                <text:p>-0.00177305147058837</text:p>
              </table:table-cell>
              <table:table-cell office:value-type="float" office:value="-0.00810535055350559">
                <text:p>-0.008105350553505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80917431192618">
                <text:p>0.000380917431192618</text:p>
              </table:table-cell>
              <table:table-cell office:value-type="float" office:value="0.0124736059479553">
                <text:p>0.0124736059479553</text:p>
              </table:table-cell>
              <table:table-cell office:value-type="float" office:value="0.00745962616822427">
                <text:p>0.007459626168224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541173144876326">
                <text:p>-0.0541173144876326</text:p>
              </table:table-cell>
              <table:table-cell office:value-type="float" office:value="-0.0586328697183097">
                <text:p>-0.0586328697183097</text:p>
              </table:table-cell>
              <table:table-cell office:value-type="float" office:value="-0.0655666077738515">
                <text:p>-0.06556660777385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628250883392223">
                <text:p>0.00628250883392223</text:p>
              </table:table-cell>
              <table:table-cell office:value-type="float" office:value="-0.00346798245614044">
                <text:p>-0.00346798245614044</text:p>
              </table:table-cell>
              <table:table-cell office:value-type="float" office:value="0.0150415162454873">
                <text:p>0.0150415162454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32023214285713">
                <text:p>0.0132023214285713</text:p>
              </table:table-cell>
              <table:table-cell office:value-type="float" office:value="0.0164898745519715">
                <text:p>0.0164898745519715</text:p>
              </table:table-cell>
              <table:table-cell office:value-type="float" office:value="0.00611118491920992">
                <text:p>0.006111184919209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11364963503651">
                <text:p>0.0311364963503651</text:p>
              </table:table-cell>
              <table:table-cell office:value-type="float" office:value="0.0219676311030741">
                <text:p>0.0219676311030741</text:p>
              </table:table-cell>
              <table:table-cell office:value-type="float" office:value="0.0223118131868132">
                <text:p>0.0223118131868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442250453720494">
                <text:p>-0.00442250453720494</text:p>
              </table:table-cell>
              <table:table-cell office:value-type="float" office:value="-0.00508221415607979">
                <text:p>-0.00508221415607979</text:p>
              </table:table-cell>
              <table:table-cell office:value-type="float" office:value="-0.00834816849816844">
                <text:p>-0.008348168498168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231263587921847">
                <text:p>-0.0231263587921847</text:p>
              </table:table-cell>
              <table:table-cell office:value-type="float" office:value="-0.0243129662522203">
                <text:p>-0.0243129662522203</text:p>
              </table:table-cell>
              <table:table-cell office:value-type="float" office:value="-0.0340582740213523">
                <text:p>-0.0340582740213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337424511545303">
                <text:p>-0.00337424511545303</text:p>
              </table:table-cell>
              <table:table-cell office:value-type="float" office:value="-0.0218419580419581">
                <text:p>-0.0218419580419581</text:p>
              </table:table-cell>
              <table:table-cell office:value-type="float" office:value="-0.0139800356506239">
                <text:p>-0.01398003565062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351346153846144">
                <text:p>-0.00351346153846144</text:p>
              </table:table-cell>
              <table:table-cell office:value-type="float" office:value="-0.00870609756097562">
                <text:p>-0.00870609756097562</text:p>
              </table:table-cell>
              <table:table-cell office:value-type="float" office:value="-0.0132914035087719">
                <text:p>-0.01329140350877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12262697022767">
                <text:p>0.0112262697022767</text:p>
              </table:table-cell>
              <table:table-cell office:value-type="float" office:value="0.0243774422735348">
                <text:p>0.0243774422735348</text:p>
              </table:table-cell>
              <table:table-cell office:value-type="float" office:value="0.0127396092362346">
                <text:p>0.0127396092362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77957450628368">
                <text:p>0.0177957450628368</text:p>
              </table:table-cell>
              <table:table-cell office:value-type="float" office:value="0.00898925133689832">
                <text:p>0.00898925133689832</text:p>
              </table:table-cell>
              <table:table-cell office:value-type="float" office:value="0.00959187725631772">
                <text:p>0.009591877256317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90888556338029">
                <text:p>-0.0190888556338029</text:p>
              </table:table-cell>
              <table:table-cell office:value-type="float" office:value="-0.0295663176265271">
                <text:p>-0.0295663176265271</text:p>
              </table:table-cell>
              <table:table-cell office:value-type="float" office:value="-0.0296206713780919">
                <text:p>-0.02962067137809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3499121265378">
                <text:p>0.0103499121265378</text:p>
              </table:table-cell>
              <table:table-cell office:value-type="float" office:value="0.0190394316163411">
                <text:p>0.0190394316163411</text:p>
              </table:table-cell>
              <table:table-cell office:value-type="float" office:value="0.0148463327370303">
                <text:p>0.0148463327370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848327464788723">
                <text:p>-0.00848327464788723</text:p>
              </table:table-cell>
              <table:table-cell office:value-type="float" office:value="-0.00601150442477871">
                <text:p>-0.00601150442477871</text:p>
              </table:table-cell>
              <table:table-cell office:value-type="float" office:value="-0.0153631205673759">
                <text:p>-0.01536312056737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6333631484796">
                <text:p>0.0146333631484796</text:p>
              </table:table-cell>
              <table:table-cell office:value-type="float" office:value="0.0188526126126127">
                <text:p>0.0188526126126127</text:p>
              </table:table-cell>
              <table:table-cell office:value-type="float" office:value="0.0154800362976406">
                <text:p>0.01548003629764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295815221238939">
                <text:p>-0.0295815221238939</text:p>
              </table:table-cell>
              <table:table-cell office:value-type="float" office:value="-0.0877840400667779">
                <text:p>-0.0877840400667779</text:p>
              </table:table-cell>
              <table:table-cell office:value-type="float" office:value="-0.0322170250896057">
                <text:p>-0.03221702508960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299212854757931">
                <text:p>-0.0299212854757931</text:p>
              </table:table-cell>
              <table:table-cell office:value-type="float" office:value="-0.0492032894736842">
                <text:p>-0.0492032894736842</text:p>
              </table:table-cell>
              <table:table-cell office:value-type="float" office:value="-0.0248006825938566">
                <text:p>-0.0248006825938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0629021558873">
                <text:p>0.0100629021558873</text:p>
              </table:table-cell>
              <table:table-cell office:value-type="float" office:value="-0.0253056821829856">
                <text:p>-0.0253056821829856</text:p>
              </table:table-cell>
              <table:table-cell office:value-type="float" office:value="-0.00177188019966712">
                <text:p>-0.00177188019966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80636807817589">
                <text:p>0.0180636807817589</text:p>
              </table:table-cell>
              <table:table-cell office:value-type="float" office:value="0.0120651539708265">
                <text:p>0.0120651539708265</text:p>
              </table:table-cell>
              <table:table-cell office:value-type="float" office:value="0.0084931260229133">
                <text:p>0.00849312602291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00965289256199">
                <text:p>0.0300965289256199</text:p>
              </table:table-cell>
              <table:table-cell office:value-type="float" office:value="0.0296362086092714">
                <text:p>0.0296362086092714</text:p>
              </table:table-cell>
              <table:table-cell office:value-type="float" office:value="0.0220424292845256">
                <text:p>0.0220424292845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06379564489112">
                <text:p>0.0206379564489112</text:p>
              </table:table-cell>
              <table:table-cell office:value-type="float" office:value="0.015863712374582">
                <text:p>0.015863712374582</text:p>
              </table:table-cell>
              <table:table-cell office:value-type="float" office:value="0.0186937181663835">
                <text:p>0.01869371816638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59440650406504">
                <text:p>-0.0259440650406504</text:p>
              </table:table-cell>
              <table:table-cell office:value-type="float" office:value="-0.0226267594108018">
                <text:p>-0.0226267594108018</text:p>
              </table:table-cell>
              <table:table-cell office:value-type="float" office:value="-0.0200847176079735">
                <text:p>-0.02008471760797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621667207792209">
                <text:p>-0.00621667207792209</text:p>
              </table:table-cell>
              <table:table-cell office:value-type="float" office:value="0.00273955592105257">
                <text:p>0.00273955592105257</text:p>
              </table:table-cell>
              <table:table-cell office:value-type="float" office:value="-0.0067006589785833">
                <text:p>-0.00670065897858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111361873990307">
                <text:p>-0.0111361873990307</text:p>
              </table:table-cell>
              <table:table-cell office:value-type="float" office:value="0.0566563258232236">
                <text:p>0.0566563258232236</text:p>
              </table:table-cell>
              <table:table-cell office:value-type="float" office:value="0.0560203152364274">
                <text:p>0.05602031523642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566173076923077">
                <text:p>-0.0566173076923077</text:p>
              </table:table-cell>
              <table:table-cell office:value-type="float" office:value="-0.071116117274168">
                <text:p>-0.071116117274168</text:p>
              </table:table-cell>
              <table:table-cell office:value-type="float" office:value="-0.0634861488673139">
                <text:p>-0.06348614886731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115395312500001">
                <text:p>-0.0115395312500001</text:p>
              </table:table-cell>
              <table:table-cell office:value-type="float" office:value="0.00641007999999999">
                <text:p>0.00641007999999999</text:p>
              </table:table-cell>
              <table:table-cell office:value-type="float" office:value="-0.000756982343499191">
                <text:p>-0.000756982343499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28328050713153">
                <text:p>0.0128328050713153</text:p>
              </table:table-cell>
              <table:table-cell office:value-type="float" office:value="0.00981634920634922">
                <text:p>0.00981634920634922</text:p>
              </table:table-cell>
              <table:table-cell office:value-type="float" office:value="0.00319218500797436">
                <text:p>0.00319218500797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116286153846153">
                <text:p>-0.0116286153846153</text:p>
              </table:table-cell>
              <table:table-cell office:value-type="float" office:value="-0.0123824074074075">
                <text:p>-0.0123824074074075</text:p>
              </table:table-cell>
              <table:table-cell office:value-type="float" office:value="-0.00995971830985909">
                <text:p>-0.009959718309859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51497408536586">
                <text:p>-0.0051497408536586</text:p>
              </table:table-cell>
              <table:table-cell office:value-type="float" office:value="-0.00842381679389315">
                <text:p>-0.00842381679389315</text:p>
              </table:table-cell>
              <table:table-cell office:value-type="float" office:value="-0.0153108435582822">
                <text:p>-0.01531084355828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29534351145038">
                <text:p>0.0129534351145038</text:p>
              </table:table-cell>
              <table:table-cell office:value-type="float" office:value="0.00200075872534144">
                <text:p>0.00200075872534144</text:p>
              </table:table-cell>
              <table:table-cell office:value-type="float" office:value="0.00128351226993861">
                <text:p>0.001283512269938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913503759398493">
                <text:p>-0.00913503759398493</text:p>
              </table:table-cell>
              <table:table-cell office:value-type="float" office:value="0.00756273425499243">
                <text:p>0.00756273425499243</text:p>
              </table:table-cell>
              <table:table-cell office:value-type="float" office:value="-0.00466230414746549">
                <text:p>-0.00466230414746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45042682926828">
                <text:p>0.0045042682926828</text:p>
              </table:table-cell>
              <table:table-cell office:value-type="float" office:value="0.00259174311926613">
                <text:p>0.00259174311926613</text:p>
              </table:table-cell>
              <table:table-cell office:value-type="float" office:value="-0.000120216049382726">
                <text:p>-0.0001202160493827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780551301684529">
                <text:p>0.000780551301684529</text:p>
              </table:table-cell>
              <table:table-cell office:value-type="float" office:value="-0.00429663093415011">
                <text:p>-0.00429663093415011</text:p>
              </table:table-cell>
              <table:table-cell office:value-type="float" office:value="-0.00390930232558129">
                <text:p>-0.00390930232558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200472096530919">
                <text:p>-0.0200472096530919</text:p>
              </table:table-cell>
              <table:table-cell office:value-type="float" office:value="-0.0191386949924127">
                <text:p>-0.0191386949924127</text:p>
              </table:table-cell>
              <table:table-cell office:value-type="float" office:value="-0.0251448091603053">
                <text:p>-0.02514480916030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15263719512194">
                <text:p>0.00615263719512194</text:p>
              </table:table-cell>
              <table:table-cell office:value-type="float" office:value="0.00390223241590215">
                <text:p>0.00390223241590215</text:p>
              </table:table-cell>
              <table:table-cell office:value-type="float" office:value="0.000861651234567828">
                <text:p>0.0008616512345678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496024427480912">
                <text:p>-0.00496024427480912</text:p>
              </table:table-cell>
              <table:table-cell office:value-type="float" office:value="-0.0129078691019786">
                <text:p>-0.0129078691019786</text:p>
              </table:table-cell>
              <table:table-cell office:value-type="float" office:value="-0.0165224270353301">
                <text:p>-0.01652242703533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449315068493217">
                <text:p>-0.000449315068493217</text:p>
              </table:table-cell>
              <table:table-cell office:value-type="float" office:value="-0.00163160305343513">
                <text:p>-0.00163160305343513</text:p>
              </table:table-cell>
              <table:table-cell office:value-type="float" office:value="-0.00985720858895711">
                <text:p>-0.00985720858895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05424060150376">
                <text:p>-0.0205424060150376</text:p>
              </table:table-cell>
              <table:table-cell office:value-type="float" office:value="-0.0386069732937686">
                <text:p>-0.0386069732937686</text:p>
              </table:table-cell>
              <table:table-cell office:value-type="float" office:value="-0.0362414156626506">
                <text:p>-0.03624141566265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353913748191027">
                <text:p>-0.0353913748191027</text:p>
              </table:table-cell>
              <table:table-cell office:value-type="float" office:value="-0.0462107338129496">
                <text:p>-0.0462107338129496</text:p>
              </table:table-cell>
              <table:table-cell office:value-type="float" office:value="-0.0474393013100436">
                <text:p>-0.04743930131004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572523255813939">
                <text:p>0.00572523255813939</text:p>
              </table:table-cell>
              <table:table-cell office:value-type="float" office:value="0.0114586764705884">
                <text:p>0.0114586764705884</text:p>
              </table:table-cell>
              <table:table-cell office:value-type="float" office:value="0.00576198224852065">
                <text:p>0.005761982248520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734874815905728">
                <text:p>0.00734874815905728</text:p>
              </table:table-cell>
              <table:table-cell office:value-type="float" office:value="0.0051012555391432">
                <text:p>0.0051012555391432</text:p>
              </table:table-cell>
              <table:table-cell office:value-type="float" office:value="0.00978933933933934">
                <text:p>0.009789339339339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04535095447871">
                <text:p>-0.0104535095447871</text:p>
              </table:table-cell>
              <table:table-cell office:value-type="float" office:value="-0.00396864784546802">
                <text:p>-0.00396864784546802</text:p>
              </table:table-cell>
              <table:table-cell office:value-type="float" office:value="-0.0141470833333334">
                <text:p>-0.0141470833333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249473264401772">
                <text:p>-0.0249473264401772</text:p>
              </table:table-cell>
              <table:table-cell office:value-type="float" office:value="-0.0284833580980683">
                <text:p>-0.0284833580980683</text:p>
              </table:table-cell>
              <table:table-cell office:value-type="float" office:value="-0.0374187221396731">
                <text:p>-0.03741872213967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605473833097596">
                <text:p>-0.0605473833097596</text:p>
              </table:table-cell>
              <table:table-cell office:value-type="float" office:value="-0.0798574825174826">
                <text:p>-0.0798574825174826</text:p>
              </table:table-cell>
              <table:table-cell office:value-type="float" office:value="-0.0757457588652483">
                <text:p>-0.07574575886524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136838028169014">
                <text:p>-0.0136838028169014</text:p>
              </table:table-cell>
              <table:table-cell office:value-type="float" office:value="-0.0338349232914923">
                <text:p>-0.0338349232914923</text:p>
              </table:table-cell>
              <table:table-cell office:value-type="float" office:value="-0.0291996746817539">
                <text:p>-0.02919967468175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208102777777778">
                <text:p>-0.0208102777777778</text:p>
              </table:table-cell>
              <table:table-cell office:value-type="float" office:value="-0.0115450424929179">
                <text:p>-0.0115450424929179</text:p>
              </table:table-cell>
              <table:table-cell office:value-type="float" office:value="-0.00455568345323742">
                <text:p>-0.00455568345323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18355460992908">
                <text:p>-0.0118355460992908</text:p>
              </table:table-cell>
              <table:table-cell office:value-type="float" office:value="-0.0162857142857142">
                <text:p>-0.0162857142857142</text:p>
              </table:table-cell>
              <table:table-cell office:value-type="float" office:value="-0.0127495664739885">
                <text:p>-0.01274956647398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215042022792024">
                <text:p>-0.0215042022792024</text:p>
              </table:table-cell>
              <table:table-cell office:value-type="float" office:value="-0.0434210155148095">
                <text:p>-0.0434210155148095</text:p>
              </table:table-cell>
              <table:table-cell office:value-type="float" office:value="-0.0394596291012839">
                <text:p>-0.03945962910128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35953651685393">
                <text:p>-0.0335953651685393</text:p>
              </table:table-cell>
              <table:table-cell office:value-type="float" office:value="-0.032940811965812">
                <text:p>-0.032940811965812</text:p>
              </table:table-cell>
              <table:table-cell office:value-type="float" office:value="-0.0340383954154727">
                <text:p>-0.03403839541547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266412765957447">
                <text:p>-0.0266412765957447</text:p>
              </table:table-cell>
              <table:table-cell office:value-type="float" office:value="-0.0209856729377713">
                <text:p>-0.0209856729377713</text:p>
              </table:table-cell>
              <table:table-cell office:value-type="float" office:value="-0.0143233870967742">
                <text:p>-0.0143233870967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85344525547445">
                <text:p>-0.0085344525547445</text:p>
              </table:table-cell>
              <table:table-cell office:value-type="float" office:value="-0.0269071947674419">
                <text:p>-0.0269071947674419</text:p>
              </table:table-cell>
              <table:table-cell office:value-type="float" office:value="-0.0233875770925109">
                <text:p>-0.02338757709251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251369941348973">
                <text:p>-0.0251369941348973</text:p>
              </table:table-cell>
              <table:table-cell office:value-type="float" office:value="-0.050844847605225">
                <text:p>-0.050844847605225</text:p>
              </table:table-cell>
              <table:table-cell office:value-type="float" office:value="-0.0446558590308369">
                <text:p>-0.04465585903083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95369130434783">
                <text:p>-0.0195369130434783</text:p>
              </table:table-cell>
              <table:table-cell office:value-type="float" office:value="-0.0123137333333334">
                <text:p>-0.0123137333333334</text:p>
              </table:table-cell>
              <table:table-cell office:value-type="float" office:value="-0.0129503725782415">
                <text:p>-0.01295037257824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41248120300763">
                <text:p>0.00141248120300763</text:p>
              </table:table-cell>
              <table:table-cell office:value-type="float" office:value="-0.00733519637462243">
                <text:p>-0.00733519637462243</text:p>
              </table:table-cell>
              <table:table-cell office:value-type="float" office:value="-0.00550350609756101">
                <text:p>-0.005503506097561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207813455657491">
                <text:p>-0.00207813455657491</text:p>
              </table:table-cell>
              <table:table-cell office:value-type="float" office:value="-0.0263919033232629">
                <text:p>-0.0263919033232629</text:p>
              </table:table-cell>
              <table:table-cell office:value-type="float" office:value="-0.0181904761904762">
                <text:p>-0.01819047619047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779437689969598">
                <text:p>-0.00779437689969598</text:p>
              </table:table-cell>
              <table:table-cell office:value-type="float" office:value="-0.0229658093797276">
                <text:p>-0.0229658093797276</text:p>
              </table:table-cell>
              <table:table-cell office:value-type="float" office:value="-0.0248469512195123">
                <text:p>-0.0248469512195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685440729483289">
                <text:p>-0.00685440729483289</text:p>
              </table:table-cell>
              <table:table-cell office:value-type="float" office:value="-0.0227409365558912">
                <text:p>-0.0227409365558912</text:p>
              </table:table-cell>
              <table:table-cell office:value-type="float" office:value="-0.0266645896656534">
                <text:p>-0.02666458966565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65990769230773">
                <text:p>0.00265990769230773</text:p>
              </table:table-cell>
              <table:table-cell office:value-type="float" office:value="-0.00410339506172841">
                <text:p>-0.00410339506172841</text:p>
              </table:table-cell>
              <table:table-cell office:value-type="float" office:value="-0.0110858204334365">
                <text:p>-0.0110858204334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06833333333334">
                <text:p>-0.0106833333333334</text:p>
              </table:table-cell>
              <table:table-cell office:value-type="float" office:value="-0.0264132511556241">
                <text:p>-0.0264132511556241</text:p>
              </table:table-cell>
              <table:table-cell office:value-type="float" office:value="-0.0244714508580343">
                <text:p>-0.02447145085803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321877272727273">
                <text:p>-0.0321877272727273</text:p>
              </table:table-cell>
              <table:table-cell office:value-type="float" office:value="-0.0511575712143929">
                <text:p>-0.0511575712143929</text:p>
              </table:table-cell>
              <table:table-cell office:value-type="float" office:value="-0.04129471669219">
                <text:p>-0.041294716692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08414814814815">
                <text:p>-0.0408414814814815</text:p>
              </table:table-cell>
              <table:table-cell office:value-type="float" office:value="-0.0708546444121916">
                <text:p>-0.0708546444121916</text:p>
              </table:table-cell>
              <table:table-cell office:value-type="float" office:value="-0.046475037593985">
                <text:p>-0.0464750375939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66395588235294">
                <text:p>-0.0066395588235294</text:p>
              </table:table-cell>
              <table:table-cell office:value-type="float" office:value="-0.0208115497076023">
                <text:p>-0.0208115497076023</text:p>
              </table:table-cell>
              <table:table-cell office:value-type="float" office:value="-0.0160392719167906">
                <text:p>-0.0160392719167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143110866372981">
                <text:p>-0.0143110866372981</text:p>
              </table:table-cell>
              <table:table-cell office:value-type="float" office:value="-0.00936475409836068">
                <text:p>-0.00936475409836068</text:p>
              </table:table-cell>
              <table:table-cell office:value-type="float" office:value="-0.0117164564564566">
                <text:p>-0.01171645645645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61922503725782">
                <text:p>-0.0161922503725782</text:p>
              </table:table-cell>
              <table:table-cell office:value-type="float" office:value="-0.0438797218155197">
                <text:p>-0.0438797218155197</text:p>
              </table:table-cell>
              <table:table-cell office:value-type="float" office:value="-0.0331647234678625">
                <text:p>-0.0331647234678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997147102525997">
                <text:p>-0.00997147102525997</text:p>
              </table:table-cell>
              <table:table-cell office:value-type="float" office:value="-0.011037927927928">
                <text:p>-0.011037927927928</text:p>
              </table:table-cell>
              <table:table-cell office:value-type="float" office:value="-0.0136080060422961">
                <text:p>-0.0136080060422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114944444444445">
                <text:p>-0.0114944444444445</text:p>
              </table:table-cell>
              <table:table-cell office:value-type="float" office:value="-0.0420974521354933">
                <text:p>-0.0420974521354933</text:p>
              </table:table-cell>
              <table:table-cell office:value-type="float" office:value="-0.0317036036036036">
                <text:p>-0.03170360360360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172665133531157">
                <text:p>-0.0172665133531157</text:p>
              </table:table-cell>
              <table:table-cell office:value-type="float" office:value="-0.0230898507462686">
                <text:p>-0.0230898507462686</text:p>
              </table:table-cell>
              <table:table-cell office:value-type="float" office:value="-0.0270824587706147">
                <text:p>-0.02708245877061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132608047690015">
                <text:p>-0.0132608047690015</text:p>
              </table:table-cell>
              <table:table-cell office:value-type="float" office:value="-0.0142285391566266">
                <text:p>-0.0142285391566266</text:p>
              </table:table-cell>
              <table:table-cell office:value-type="float" office:value="-0.0213828054298641">
                <text:p>-0.02138280542986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816348484848472">
                <text:p>-0.00816348484848472</text:p>
              </table:table-cell>
              <table:table-cell office:value-type="float" office:value="-0.032945201793722">
                <text:p>-0.032945201793722</text:p>
              </table:table-cell>
              <table:table-cell office:value-type="float" office:value="-0.019201620795107">
                <text:p>-0.0192016207951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427802359882006">
                <text:p>-0.0427802359882006</text:p>
              </table:table-cell>
              <table:table-cell office:value-type="float" office:value="-0.0547308849557522">
                <text:p>-0.0547308849557522</text:p>
              </table:table-cell>
              <table:table-cell office:value-type="float" office:value="-0.0510940298507462">
                <text:p>-0.05109402985074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168092477876106">
                <text:p>-0.0168092477876106</text:p>
              </table:table-cell>
              <table:table-cell office:value-type="float" office:value="-0.0366184210526316">
                <text:p>-0.0366184210526316</text:p>
              </table:table-cell>
              <table:table-cell office:value-type="float" office:value="-0.0309405637982195">
                <text:p>-0.03094056379821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213719941348973">
                <text:p>-0.0213719941348973</text:p>
              </table:table-cell>
              <table:table-cell office:value-type="float" office:value="-0.0286334315169366">
                <text:p>-0.0286334315169366</text:p>
              </table:table-cell>
              <table:table-cell office:value-type="float" office:value="-0.0311188888888889">
                <text:p>-0.03111888888888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247008888888889">
                <text:p>-0.0247008888888889</text:p>
              </table:table-cell>
              <table:table-cell office:value-type="float" office:value="-0.0466484581497798">
                <text:p>-0.0466484581497798</text:p>
              </table:table-cell>
              <table:table-cell office:value-type="float" office:value="-0.0434203264094956">
                <text:p>-0.04342032640949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394908959537573">
                <text:p>-0.0394908959537573</text:p>
              </table:table-cell>
              <table:table-cell office:value-type="float" office:value="-0.0472473149492018">
                <text:p>-0.0472473149492018</text:p>
              </table:table-cell>
              <table:table-cell office:value-type="float" office:value="-0.050733527696793">
                <text:p>-0.0507335276967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27192784992785">
                <text:p>-0.027192784992785</text:p>
              </table:table-cell>
              <table:table-cell office:value-type="float" office:value="-0.0454217216642755">
                <text:p>-0.0454217216642755</text:p>
              </table:table-cell>
              <table:table-cell office:value-type="float" office:value="-0.0415590130624092">
                <text:p>-0.04155901306240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285259513590845">
                <text:p>-0.0285259513590845</text:p>
              </table:table-cell>
              <table:table-cell office:value-type="float" office:value="-0.0343138328530259">
                <text:p>-0.0343138328530259</text:p>
              </table:table-cell>
              <table:table-cell office:value-type="float" office:value="-0.0344820029027576">
                <text:p>-0.03448200290275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119985465116279">
                <text:p>-0.0119985465116279</text:p>
              </table:table-cell>
              <table:table-cell office:value-type="float" office:value="-0.029064486251809">
                <text:p>-0.029064486251809</text:p>
              </table:table-cell>
              <table:table-cell office:value-type="float" office:value="-0.0305927219796216">
                <text:p>-0.03059272197962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1563308270677">
                <text:p>0.0131563308270677</text:p>
              </table:table-cell>
              <table:table-cell office:value-type="float" office:value="0.0101734042553192">
                <text:p>0.0101734042553192</text:p>
              </table:table-cell>
              <table:table-cell office:value-type="float" office:value="0.00929366972477075">
                <text:p>0.00929366972477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887001449275362">
                <text:p>-0.0887001449275362</text:p>
              </table:table-cell>
              <table:table-cell office:value-type="float" office:value="-0.092718002915452">
                <text:p>-0.092718002915452</text:p>
              </table:table-cell>
              <table:table-cell office:value-type="float" office:value="-0.0951775330396477">
                <text:p>-0.09517753303964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80802023121396">
                <text:p>0.00880802023121396</text:p>
              </table:table-cell>
              <table:table-cell office:value-type="float" office:value="0.0185882005899705">
                <text:p>0.0185882005899705</text:p>
              </table:table-cell>
              <table:table-cell office:value-type="float" office:value="0.0144987426035503">
                <text:p>0.01449874260355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22545374449339">
                <text:p>-0.0122545374449339</text:p>
              </table:table-cell>
              <table:table-cell office:value-type="float" office:value="-0.0163897485207101">
                <text:p>-0.0163897485207101</text:p>
              </table:table-cell>
              <table:table-cell office:value-type="float" office:value="-0.0166943452380953">
                <text:p>-0.01669434523809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232320906432749">
                <text:p>-0.0232320906432749</text:p>
              </table:table-cell>
              <table:table-cell office:value-type="float" office:value="-0.0317922401171303">
                <text:p>-0.0317922401171303</text:p>
              </table:table-cell>
              <table:table-cell office:value-type="float" office:value="-0.0320966076696164">
                <text:p>-0.03209660766961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914643916913949">
                <text:p>-0.00914643916913949</text:p>
              </table:table-cell>
              <table:table-cell office:value-type="float" office:value="-0.0241573855243723">
                <text:p>-0.0241573855243723</text:p>
              </table:table-cell>
              <table:table-cell office:value-type="float" office:value="-0.0231677049180328">
                <text:p>-0.02316770491803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87118003025722">
                <text:p>0.00487118003025722</text:p>
              </table:table-cell>
              <table:table-cell office:value-type="float" office:value="0.00926674347158207">
                <text:p>0.00926674347158207</text:p>
              </table:table-cell>
              <table:table-cell office:value-type="float" office:value="0.0104977674418605">
                <text:p>0.01049776744186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16373228346456">
                <text:p>0.0116373228346456</text:p>
              </table:table-cell>
              <table:table-cell office:value-type="float" office:value="0.00182870662460566">
                <text:p>0.00182870662460566</text:p>
              </table:table-cell>
              <table:table-cell office:value-type="float" office:value="-0.00478370253164551">
                <text:p>-0.004783702531645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252749068322983">
                <text:p>-0.0252749068322983</text:p>
              </table:table-cell>
              <table:table-cell office:value-type="float" office:value="-0.0397631375579599">
                <text:p>-0.0397631375579599</text:p>
              </table:table-cell>
              <table:table-cell office:value-type="float" office:value="-0.0370557993730408">
                <text:p>-0.03705579937304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702773497688758">
                <text:p>-0.00702773497688758</text:p>
              </table:table-cell>
              <table:table-cell office:value-type="float" office:value="-0.0164722650231125">
                <text:p>-0.0164722650231125</text:p>
              </table:table-cell>
              <table:table-cell office:value-type="float" office:value="0.00292687301587291">
                <text:p>0.002926873015872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123070552147239">
                <text:p>-0.0123070552147239</text:p>
              </table:table-cell>
              <table:table-cell office:value-type="float" office:value="-0.013459969088099">
                <text:p>-0.013459969088099</text:p>
              </table:table-cell>
              <table:table-cell office:value-type="float" office:value="-0.0237172024729521">
                <text:p>-0.02371720247295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135074809160305">
                <text:p>-0.0135074809160305</text:p>
              </table:table-cell>
              <table:table-cell office:value-type="float" office:value="-0.0148203076923077">
                <text:p>-0.0148203076923077</text:p>
              </table:table-cell>
              <table:table-cell office:value-type="float" office:value="-0.0249710769230769">
                <text:p>-0.02497107692307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146987767584099">
                <text:p>-0.0146987767584099</text:p>
              </table:table-cell>
              <table:table-cell office:value-type="float" office:value="-0.0230211332312403">
                <text:p>-0.0230211332312403</text:p>
              </table:table-cell>
              <table:table-cell office:value-type="float" office:value="-0.0295517050691244">
                <text:p>-0.02955170506912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759530769230776">
                <text:p>-0.00759530769230776</text:p>
              </table:table-cell>
              <table:table-cell office:value-type="float" office:value="-0.02024777265745">
                <text:p>-0.02024777265745</text:p>
              </table:table-cell>
              <table:table-cell office:value-type="float" office:value="-0.024310262345679">
                <text:p>-0.0243102623456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115336405529954">
                <text:p>-0.0115336405529954</text:p>
              </table:table-cell>
              <table:table-cell office:value-type="float" office:value="-0.0340156297420333">
                <text:p>-0.0340156297420333</text:p>
              </table:table-cell>
              <table:table-cell office:value-type="float" office:value="-0.0281943913713406">
                <text:p>-0.02819439137134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196470303030303">
                <text:p>-0.0196470303030303</text:p>
              </table:table-cell>
              <table:table-cell office:value-type="float" office:value="-0.027229848024316">
                <text:p>-0.027229848024316</text:p>
              </table:table-cell>
              <table:table-cell office:value-type="float" office:value="-0.0348392694063927">
                <text:p>-0.03483926940639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257196696696695">
                <text:p>-0.0257196696696695</text:p>
              </table:table-cell>
              <table:table-cell office:value-type="float" office:value="-0.0274314242424243">
                <text:p>-0.0274314242424243</text:p>
              </table:table-cell>
              <table:table-cell office:value-type="float" office:value="-0.0319058751902588">
                <text:p>-0.03190587519025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161842900302116">
                <text:p>-0.0161842900302116</text:p>
              </table:table-cell>
              <table:table-cell office:value-type="float" office:value="-0.0197705631659055">
                <text:p>-0.0197705631659055</text:p>
              </table:table-cell>
              <table:table-cell office:value-type="float" office:value="-0.0273591920731707">
                <text:p>-0.02735919207317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46151376146788">
                <text:p>-0.0046151376146788</text:p>
              </table:table-cell>
              <table:table-cell office:value-type="float" office:value="-0.0162932824427481">
                <text:p>-0.0162932824427481</text:p>
              </table:table-cell>
              <table:table-cell office:value-type="float" office:value="-0.0179107692307693">
                <text:p>-0.01791076923076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821520737327197">
                <text:p>-0.00821520737327197</text:p>
              </table:table-cell>
              <table:table-cell office:value-type="float" office:value="-0.020119417177914">
                <text:p>-0.020119417177914</text:p>
              </table:table-cell>
              <table:table-cell office:value-type="float" office:value="-0.0187499224806201">
                <text:p>-0.01874992248062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216266717557252">
                <text:p>-0.0216266717557252</text:p>
              </table:table-cell>
              <table:table-cell office:value-type="float" office:value="-0.0271913496932514">
                <text:p>-0.0271913496932514</text:p>
              </table:table-cell>
              <table:table-cell office:value-type="float" office:value="-0.0353469431643625">
                <text:p>-0.0353469431643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106990337423313">
                <text:p>-0.0106990337423313</text:p>
              </table:table-cell>
              <table:table-cell office:value-type="float" office:value="-0.0302742033383915">
                <text:p>-0.0302742033383915</text:p>
              </table:table-cell>
              <table:table-cell office:value-type="float" office:value="-0.0286850230414747">
                <text:p>-0.02868502304147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399348137108793">
                <text:p>-0.0399348137108793</text:p>
              </table:table-cell>
              <table:table-cell office:value-type="float" office:value="-0.0265349618320611">
                <text:p>-0.0265349618320611</text:p>
              </table:table-cell>
              <table:table-cell office:value-type="float" office:value="-0.0346830886850152">
                <text:p>-0.03468308868501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125018292682927">
                <text:p>-0.0125018292682927</text:p>
              </table:table-cell>
              <table:table-cell office:value-type="float" office:value="-0.0216977099236642">
                <text:p>-0.0216977099236642</text:p>
              </table:table-cell>
              <table:table-cell office:value-type="float" office:value="-0.025140015360983">
                <text:p>-0.0251400153609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11991679389313">
                <text:p>-0.011991679389313</text:p>
              </table:table-cell>
              <table:table-cell office:value-type="float" office:value="-0.0158996927803379">
                <text:p>-0.0158996927803379</text:p>
              </table:table-cell>
              <table:table-cell office:value-type="float" office:value="-0.0242056">
                <text:p>-0.02420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898904761904751">
                <text:p>-0.00898904761904751</text:p>
              </table:table-cell>
              <table:table-cell office:value-type="float" office:value="-0.0213844563552834">
                <text:p>-0.0213844563552834</text:p>
              </table:table-cell>
              <table:table-cell office:value-type="float" office:value="-0.0268390769230769">
                <text:p>-0.02683907692307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168019908116387">
                <text:p>-0.0168019908116387</text:p>
              </table:table-cell>
              <table:table-cell office:value-type="float" office:value="-0.0250411042944786">
                <text:p>-0.0250411042944786</text:p>
              </table:table-cell>
              <table:table-cell office:value-type="float" office:value="-0.0334398617511521">
                <text:p>-0.03343986175115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186907328244275">
                <text:p>-0.0186907328244275</text:p>
              </table:table-cell>
              <table:table-cell office:value-type="float" office:value="-0.0311472602739726">
                <text:p>-0.0311472602739726</text:p>
              </table:table-cell>
              <table:table-cell office:value-type="float" office:value="-0.0325384024577573">
                <text:p>-0.03253840245775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204873444613051">
                <text:p>-0.0204873444613051</text:p>
              </table:table-cell>
              <table:table-cell office:value-type="float" office:value="-0.0428408682634731">
                <text:p>-0.0428408682634731</text:p>
              </table:table-cell>
              <table:table-cell office:value-type="float" office:value="-0.0356389481707317">
                <text:p>-0.03563894817073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140305705705707">
                <text:p>-0.0140305705705707</text:p>
              </table:table-cell>
              <table:table-cell office:value-type="float" office:value="-0.0273762331838565">
                <text:p>-0.0273762331838565</text:p>
              </table:table-cell>
              <table:table-cell office:value-type="float" office:value="-0.0307663102409638">
                <text:p>-0.03076631024096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214751488095237">
                <text:p>-0.0214751488095237</text:p>
              </table:table-cell>
              <table:table-cell office:value-type="float" office:value="-0.0378805612998523">
                <text:p>-0.0378805612998523</text:p>
              </table:table-cell>
              <table:table-cell office:value-type="float" office:value="-0.0364180119581465">
                <text:p>-0.03641801195814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178663220088626">
                <text:p>-0.0178663220088626</text:p>
              </table:table-cell>
              <table:table-cell office:value-type="float" office:value="-0.0259380177514792">
                <text:p>-0.0259380177514792</text:p>
              </table:table-cell>
              <table:table-cell office:value-type="float" office:value="-0.0273428358208956">
                <text:p>-0.02734283582089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133442136498517">
                <text:p>-0.0133442136498517</text:p>
              </table:table-cell>
              <table:table-cell office:value-type="float" office:value="-0.0196215773809524">
                <text:p>-0.0196215773809524</text:p>
              </table:table-cell>
              <table:table-cell office:value-type="float" office:value="-0.0269729850746269">
                <text:p>-0.02697298507462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112146096096096">
                <text:p>-0.0112146096096096</text:p>
              </table:table-cell>
              <table:table-cell office:value-type="float" office:value="-0.0245035928143712">
                <text:p>-0.0245035928143712</text:p>
              </table:table-cell>
              <table:table-cell office:value-type="float" office:value="-0.031062912912913">
                <text:p>-0.0310629129129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222863095238095">
                <text:p>-0.0222863095238095</text:p>
              </table:table-cell>
              <table:table-cell office:value-type="float" office:value="-0.0350304154302671">
                <text:p>-0.0350304154302671</text:p>
              </table:table-cell>
              <table:table-cell office:value-type="float" office:value="-0.0359890718562874">
                <text:p>-0.03598907185628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462233082706764">
                <text:p>-0.00462233082706764</text:p>
              </table:table-cell>
              <table:table-cell office:value-type="float" office:value="-0.00338404255319158">
                <text:p>-0.00338404255319158</text:p>
              </table:table-cell>
              <table:table-cell office:value-type="float" office:value="-0.00627754977029094">
                <text:p>-0.006277549770290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208286626139816">
                <text:p>-0.0208286626139816</text:p>
              </table:table-cell>
              <table:table-cell office:value-type="float" office:value="-0.024071822358346">
                <text:p>-0.024071822358346</text:p>
              </table:table-cell>
              <table:table-cell office:value-type="float" office:value="-0.013600546875">
                <text:p>-0.013600546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20867881097561">
                <text:p>-0.020867881097561</text:p>
              </table:table-cell>
              <table:table-cell office:value-type="float" office:value="-0.0387792738275341">
                <text:p>-0.0387792738275341</text:p>
              </table:table-cell>
              <table:table-cell office:value-type="float" office:value="-0.0394607633587787">
                <text:p>-0.03946076335877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859004545454556">
                <text:p>-0.00859004545454556</text:p>
              </table:table-cell>
              <table:table-cell office:value-type="float" office:value="-0.0238731174698795">
                <text:p>-0.0238731174698795</text:p>
              </table:table-cell>
              <table:table-cell office:value-type="float" office:value="-0.0265646433990895">
                <text:p>-0.02656464339908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307455259259259">
                <text:p>-0.0307455259259259</text:p>
              </table:table-cell>
              <table:table-cell office:value-type="float" office:value="-0.056256113537118">
                <text:p>-0.056256113537118</text:p>
              </table:table-cell>
              <table:table-cell office:value-type="float" office:value="-0.0454222321428571">
                <text:p>-0.04542223214285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232450943396225">
                <text:p>-0.0232450943396225</text:p>
              </table:table-cell>
              <table:table-cell office:value-type="float" office:value="-0.0264042335766423">
                <text:p>-0.0264042335766423</text:p>
              </table:table-cell>
              <table:table-cell office:value-type="float" office:value="-0.033794729136164">
                <text:p>-0.033794729136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122211094890511">
                <text:p>-0.0122211094890511</text:p>
              </table:table-cell>
              <table:table-cell office:value-type="float" office:value="-0.036093606321839">
                <text:p>-0.036093606321839</text:p>
              </table:table-cell>
              <table:table-cell office:value-type="float" office:value="-0.028016251830161">
                <text:p>-0.0280162518301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162734913793104">
                <text:p>-0.0162734913793104</text:p>
              </table:table-cell>
              <table:table-cell office:value-type="float" office:value="-0.00157720588235288">
                <text:p>-0.00157720588235288</text:p>
              </table:table-cell>
              <table:table-cell office:value-type="float" office:value="-0.012069794117647">
                <text:p>-0.012069794117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863569321533975">
                <text:p>0.000863569321533975</text:p>
              </table:table-cell>
              <table:table-cell office:value-type="float" office:value="-0.00448979289940832">
                <text:p>-0.00448979289940832</text:p>
              </table:table-cell>
              <table:table-cell office:value-type="float" office:value="-0.00749321907600598">
                <text:p>-0.007493219076005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221470674486803">
                <text:p>-0.0221470674486803</text:p>
              </table:table-cell>
              <table:table-cell office:value-type="float" office:value="-0.0194129080118695">
                <text:p>-0.0194129080118695</text:p>
              </table:table-cell>
              <table:table-cell office:value-type="float" office:value="-0.0247754098360655">
                <text:p>-0.02477540983606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202147214076246">
                <text:p>-0.0202147214076246</text:p>
              </table:table-cell>
              <table:table-cell office:value-type="float" office:value="-0.0263826470588235">
                <text:p>-0.0263826470588235</text:p>
              </table:table-cell>
              <table:table-cell office:value-type="float" office:value="-0.0302747041420118">
                <text:p>-0.03027470414201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716468842729912">
                <text:p>0.000716468842729912</text:p>
              </table:table-cell>
              <table:table-cell office:value-type="float" office:value="0.00547618045112785">
                <text:p>0.00547618045112785</text:p>
              </table:table-cell>
              <table:table-cell office:value-type="float" office:value="0.00564185410334361">
                <text:p>0.005641854103343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180878475336324">
                <text:p>-0.0180878475336324</text:p>
              </table:table-cell>
              <table:table-cell office:value-type="float" office:value="-0.0242535232383808">
                <text:p>-0.0242535232383808</text:p>
              </table:table-cell>
              <table:table-cell office:value-type="float" office:value="-0.020873009118541">
                <text:p>-0.0208730091185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220594955489615">
                <text:p>-0.0220594955489615</text:p>
              </table:table-cell>
              <table:table-cell office:value-type="float" office:value="-0.0330448224852071">
                <text:p>-0.0330448224852071</text:p>
              </table:table-cell>
              <table:table-cell office:value-type="float" office:value="-0.0345835223880597">
                <text:p>-0.03458352238805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499105812220568">
                <text:p>-0.00499105812220568</text:p>
              </table:table-cell>
              <table:table-cell office:value-type="float" office:value="-0.00961704035874444">
                <text:p>-0.00961704035874444</text:p>
              </table:table-cell>
              <table:table-cell office:value-type="float" office:value="-0.0100729607250756">
                <text:p>-0.01007296072507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912827067669164">
                <text:p>-0.00912827067669164</text:p>
              </table:table-cell>
              <table:table-cell office:value-type="float" office:value="-0.0159388554216867">
                <text:p>-0.0159388554216867</text:p>
              </table:table-cell>
              <table:table-cell office:value-type="float" office:value="-0.0160595890410959">
                <text:p>-0.01605958904109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511606707317069">
                <text:p>-0.00511606707317069</text:p>
              </table:table-cell>
              <table:table-cell office:value-type="float" office:value="-0.0166840425531916">
                <text:p>-0.0166840425531916</text:p>
              </table:table-cell>
              <table:table-cell office:value-type="float" office:value="-0.0166453149001536">
                <text:p>-0.01664531490015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157203658536584">
                <text:p>-0.0157203658536584</text:p>
              </table:table-cell>
              <table:table-cell office:value-type="float" office:value="-0.0120174382716048">
                <text:p>-0.0120174382716048</text:p>
              </table:table-cell>
              <table:table-cell office:value-type="float" office:value="-0.0210990108191654">
                <text:p>-0.02109901081916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511671826625382">
                <text:p>-0.00511671826625382</text:p>
              </table:table-cell>
              <table:table-cell office:value-type="float" office:value="-0.0250107033639143">
                <text:p>-0.0250107033639143</text:p>
              </table:table-cell>
              <table:table-cell office:value-type="float" office:value="-0.0238922600619195">
                <text:p>-0.02389226006191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319590346907994">
                <text:p>-0.0319590346907994</text:p>
              </table:table-cell>
              <table:table-cell office:value-type="float" office:value="-0.0367336459909228">
                <text:p>-0.0367336459909228</text:p>
              </table:table-cell>
              <table:table-cell office:value-type="float" office:value="-0.0400478048780487">
                <text:p>-0.04004780487804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177786144578312">
                <text:p>-0.0177786144578312</text:p>
              </table:table-cell>
              <table:table-cell office:value-type="float" office:value="-0.0609084760522497">
                <text:p>-0.0609084760522497</text:p>
              </table:table-cell>
              <table:table-cell office:value-type="float" office:value="-0.0334783383685801">
                <text:p>-0.03347833836858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24897883211679">
                <text:p>-0.024897883211679</text:p>
              </table:table-cell>
              <table:table-cell office:value-type="float" office:value="-0.0303411420204978">
                <text:p>-0.0303411420204978</text:p>
              </table:table-cell>
              <table:table-cell office:value-type="float" office:value="-0.0358698085419734">
                <text:p>-0.03586980854197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187278425655977">
                <text:p>-0.0187278425655977</text:p>
              </table:table-cell>
              <table:table-cell office:value-type="float" office:value="-0.00285716417910453">
                <text:p>-0.00285716417910453</text:p>
              </table:table-cell>
              <table:table-cell office:value-type="float" office:value="-0.00375505279034694">
                <text:p>-0.003755052790346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163942983751846">
                <text:p>-0.0163942983751846</text:p>
              </table:table-cell>
              <table:table-cell office:value-type="float" office:value="-0.0248954948301329">
                <text:p>-0.0248954948301329</text:p>
              </table:table-cell>
              <table:table-cell office:value-type="float" office:value="-0.021188155922039">
                <text:p>-0.0211881559220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184773076923077">
                <text:p>-0.0184773076923077</text:p>
              </table:table-cell>
              <table:table-cell office:value-type="float" office:value="-0.0391631578947368">
                <text:p>-0.0391631578947368</text:p>
              </table:table-cell>
              <table:table-cell office:value-type="float" office:value="-0.0321312500000001">
                <text:p>-0.0321312500000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284020754716982">
                <text:p>-0.0284020754716982</text:p>
              </table:table-cell>
              <table:table-cell office:value-type="float" office:value="-0.0321397810218978">
                <text:p>-0.0321397810218978</text:p>
              </table:table-cell>
              <table:table-cell office:value-type="float" office:value="-0.0415534306569344">
                <text:p>-0.04155343065693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127147959183673">
                <text:p>-0.0127147959183673</text:p>
              </table:table-cell>
              <table:table-cell office:value-type="float" office:value="-0.0336419740634006">
                <text:p>-0.0336419740634006</text:p>
              </table:table-cell>
              <table:table-cell office:value-type="float" office:value="-0.0320155247813412">
                <text:p>-0.03201552478134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19355367965368">
                <text:p>-0.019355367965368</text:p>
              </table:table-cell>
              <table:table-cell office:value-type="float" office:value="-0.0305705187319886">
                <text:p>-0.0305705187319886</text:p>
              </table:table-cell>
              <table:table-cell office:value-type="float" office:value="-0.025975365497076">
                <text:p>-0.0259753654970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93337650200267">
                <text:p>-0.093337650200267</text:p>
              </table:table-cell>
              <table:table-cell office:value-type="float" office:value="-0.105691954787234">
                <text:p>-0.105691954787234</text:p>
              </table:table-cell>
              <table:table-cell office:value-type="float" office:value="-0.0862899862825789">
                <text:p>-0.08628998628257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214980106100796">
                <text:p>-0.0214980106100796</text:p>
              </table:table-cell>
              <table:table-cell office:value-type="float" office:value="-0.0317693121693122">
                <text:p>-0.0317693121693122</text:p>
              </table:table-cell>
              <table:table-cell office:value-type="float" office:value="-0.0322232620320855">
                <text:p>-0.03222326203208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332551948051948">
                <text:p>-0.0332551948051948</text:p>
              </table:table-cell>
              <table:table-cell office:value-type="float" office:value="-0.0673386363636362">
                <text:p>-0.0673386363636362</text:p>
              </table:table-cell>
              <table:table-cell office:value-type="float" office:value="-0.0493595578673602">
                <text:p>-0.04935955786736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278739873417722">
                <text:p>-0.0278739873417722</text:p>
              </table:table-cell>
              <table:table-cell office:value-type="float" office:value="-0.029933418043202">
                <text:p>-0.029933418043202</text:p>
              </table:table-cell>
              <table:table-cell office:value-type="float" office:value="-0.0324702564102565">
                <text:p>-0.03247025641025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367843939393939">
                <text:p>-0.0367843939393939</text:p>
              </table:table-cell>
              <table:table-cell office:value-type="float" office:value="-0.0503107904642409">
                <text:p>-0.0503107904642409</text:p>
              </table:table-cell>
              <table:table-cell office:value-type="float" office:value="-0.0513320253164556">
                <text:p>-0.05133202531645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3316345">
                <text:p>-0.03316345</text:p>
              </table:table-cell>
              <table:table-cell office:value-type="float" office:value="-0.040965125">
                <text:p>-0.040965125</text:p>
              </table:table-cell>
              <table:table-cell office:value-type="float" office:value="-0.0468664993726475">
                <text:p>-0.04686649937264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296811567164179">
                <text:p>-0.0296811567164179</text:p>
              </table:table-cell>
              <table:table-cell office:value-type="float" office:value="-0.0184635786802031">
                <text:p>-0.0184635786802031</text:p>
              </table:table-cell>
              <table:table-cell office:value-type="float" office:value="-0.0216910600255428">
                <text:p>-0.02169106002554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168007242693774">
                <text:p>-0.0168007242693774</text:p>
              </table:table-cell>
              <table:table-cell office:value-type="float" office:value="-0.0227410191082803">
                <text:p>-0.0227410191082803</text:p>
              </table:table-cell>
              <table:table-cell office:value-type="float" office:value="-0.0186545219638242">
                <text:p>-0.01865452196382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391496216897856">
                <text:p>-0.0391496216897856</text:p>
              </table:table-cell>
              <table:table-cell office:value-type="float" office:value="-0.0615134950248757">
                <text:p>-0.0615134950248757</text:p>
              </table:table-cell>
              <table:table-cell office:value-type="float" office:value="-0.056001893939394">
                <text:p>-0.0560018939393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233193224592221">
                <text:p>-0.0233193224592221</text:p>
              </table:table-cell>
              <table:table-cell office:value-type="float" office:value="-0.0378167082294264">
                <text:p>-0.0378167082294264</text:p>
              </table:table-cell>
              <table:table-cell office:value-type="float" office:value="-0.0394316981132076">
                <text:p>-0.03943169811320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198794451450189">
                <text:p>-0.0198794451450189</text:p>
              </table:table-cell>
              <table:table-cell office:value-type="float" office:value="-0.0293253156565656">
                <text:p>-0.0293253156565656</text:p>
              </table:table-cell>
              <table:table-cell office:value-type="float" office:value="-0.0263965517241379">
                <text:p>-0.02639655172413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369871374527112">
                <text:p>-0.0369871374527112</text:p>
              </table:table-cell>
              <table:table-cell office:value-type="float" office:value="-0.0448137088607595">
                <text:p>-0.0448137088607595</text:p>
              </table:table-cell>
              <table:table-cell office:value-type="float" office:value="-0.047825572519084">
                <text:p>-0.0478255725190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3368789407314">
                <text:p>-0.03368789407314</text:p>
              </table:table-cell>
              <table:table-cell office:value-type="float" office:value="-0.0435548672566372">
                <text:p>-0.0435548672566372</text:p>
              </table:table-cell>
              <table:table-cell office:value-type="float" office:value="-0.0498292405063291">
                <text:p>-0.04982924050632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292968694550063">
                <text:p>-0.0292968694550063</text:p>
              </table:table-cell>
              <table:table-cell office:value-type="float" office:value="-0.0390721374045802">
                <text:p>-0.0390721374045802</text:p>
              </table:table-cell>
              <table:table-cell office:value-type="float" office:value="-0.0442401273885351">
                <text:p>-0.04424012738853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401206926952141">
                <text:p>-0.0401206926952141</text:p>
              </table:table-cell>
              <table:table-cell office:value-type="float" office:value="-0.0735403205918619">
                <text:p>-0.0735403205918619</text:p>
              </table:table-cell>
              <table:table-cell office:value-type="float" office:value="-0.0584874527112231">
                <text:p>-0.05848745271122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389600493218248">
                <text:p>-0.0389600493218248</text:p>
              </table:table-cell>
              <table:table-cell office:value-type="float" office:value="-0.0543001228501229">
                <text:p>-0.0543001228501229</text:p>
              </table:table-cell>
              <table:table-cell office:value-type="float" office:value="-0.0526689826302729">
                <text:p>-0.05266898263027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322853267570901">
                <text:p>-0.0322853267570901</text:p>
              </table:table-cell>
              <table:table-cell office:value-type="float" office:value="-0.0486087116564416">
                <text:p>-0.0486087116564416</text:p>
              </table:table-cell>
              <table:table-cell office:value-type="float" office:value="-0.0493450803461063">
                <text:p>-0.04934508034610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339548705302096">
                <text:p>-0.0339548705302096</text:p>
              </table:table-cell>
              <table:table-cell office:value-type="float" office:value="-0.0408173482032219">
                <text:p>-0.0408173482032219</text:p>
              </table:table-cell>
              <table:table-cell office:value-type="float" office:value="-0.0457536273291926">
                <text:p>-0.04575362732919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287643209876542">
                <text:p>-0.0287643209876542</text:p>
              </table:table-cell>
              <table:table-cell office:value-type="float" office:value="-0.0456452088452088">
                <text:p>-0.0456452088452088</text:p>
              </table:table-cell>
              <table:table-cell office:value-type="float" office:value="-0.0442399752168525">
                <text:p>-0.04423997521685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297006172839506">
                <text:p>-0.0297006172839506</text:p>
              </table:table-cell>
              <table:table-cell office:value-type="float" office:value="-0.0392484510532838">
                <text:p>-0.0392484510532838</text:p>
              </table:table-cell>
              <table:table-cell office:value-type="float" office:value="-0.0393703241895262">
                <text:p>-0.03937032418952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24279315920398">
                <text:p>-0.024279315920398</text:p>
              </table:table-cell>
              <table:table-cell office:value-type="float" office:value="-0.0313433750000001">
                <text:p>-0.0313433750000001</text:p>
              </table:table-cell>
              <table:table-cell office:value-type="float" office:value="-0.0353673023839397">
                <text:p>-0.03536730238393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35190425">
                <text:p>-0.035190425</text:p>
              </table:table-cell>
              <table:table-cell office:value-type="float" office:value="-0.0556462205700124">
                <text:p>-0.0556462205700124</text:p>
              </table:table-cell>
              <table:table-cell office:value-type="float" office:value="-0.052392230576441">
                <text:p>-0.0523922305764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334241336633664">
                <text:p>-0.0334241336633664</text:p>
              </table:table-cell>
              <table:table-cell office:value-type="float" office:value="-0.0594417052375152">
                <text:p>-0.0594417052375152</text:p>
              </table:table-cell>
              <table:table-cell office:value-type="float" office:value="-0.0504877171215881">
                <text:p>-0.05048771712158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407893300852619">
                <text:p>-0.0407893300852619</text:p>
              </table:table-cell>
              <table:table-cell office:value-type="float" office:value="-0.0332382608695652">
                <text:p>-0.0332382608695652</text:p>
              </table:table-cell>
              <table:table-cell office:value-type="float" office:value="-0.0375827930174564">
                <text:p>-0.03758279301745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16879625">
                <text:p>-0.016879625</text:p>
              </table:table-cell>
              <table:table-cell office:value-type="float" office:value="-0.0193580706179067">
                <text:p>-0.0193580706179067</text:p>
              </table:table-cell>
              <table:table-cell office:value-type="float" office:value="-0.0141262787723785">
                <text:p>-0.01412627877237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27554556803995">
                <text:p>-0.027554556803995</text:p>
              </table:table-cell>
              <table:table-cell office:value-type="float" office:value="-0.0208099110546378">
                <text:p>-0.0208099110546378</text:p>
              </table:table-cell>
              <table:table-cell office:value-type="float" office:value="-0.0298143202033038">
                <text:p>-0.02981432020330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142087674714105">
                <text:p>-0.0142087674714105</text:p>
              </table:table-cell>
              <table:table-cell office:value-type="float" office:value="-0.0395071804511279">
                <text:p>-0.0395071804511279</text:p>
              </table:table-cell>
              <table:table-cell office:value-type="float" office:value="-0.0314465605095542">
                <text:p>-0.03144656050955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189281933842239">
                <text:p>-0.0189281933842239</text:p>
              </table:table-cell>
              <table:table-cell office:value-type="float" office:value="-0.0226693196405648">
                <text:p>-0.0226693196405648</text:p>
              </table:table-cell>
              <table:table-cell office:value-type="float" office:value="-0.0252323225806452">
                <text:p>-0.02523232258064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399418043202033">
                <text:p>-0.0399418043202033</text:p>
              </table:table-cell>
              <table:table-cell office:value-type="float" office:value="-0.0596765782828284">
                <text:p>-0.0596765782828284</text:p>
              </table:table-cell>
              <table:table-cell office:value-type="float" office:value="-0.058503358778626">
                <text:p>-0.0585033587786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4981445">
                <text:p>-0.04981445</text:p>
              </table:table-cell>
              <table:table-cell office:value-type="float" office:value="-0.0508431305449937">
                <text:p>-0.0508431305449937</text:p>
              </table:table-cell>
              <table:table-cell office:value-type="float" office:value="-0.0567448288973383">
                <text:p>-0.05674482889733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175491210191083">
                <text:p>-0.0175491210191083</text:p>
              </table:table-cell>
              <table:table-cell office:value-type="float" office:value="-0.0360240609137057">
                <text:p>-0.0360240609137057</text:p>
              </table:table-cell>
              <table:table-cell office:value-type="float" office:value="-0.0355651724137931">
                <text:p>-0.03556517241379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440776100628931">
                <text:p>-0.0440776100628931</text:p>
              </table:table-cell>
              <table:table-cell office:value-type="float" office:value="-0.0495370050761421">
                <text:p>-0.0495370050761421</text:p>
              </table:table-cell>
              <table:table-cell office:value-type="float" office:value="-0.0556010152284263">
                <text:p>-0.05560101522842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355905183312263">
                <text:p>-0.0355905183312263</text:p>
              </table:table-cell>
              <table:table-cell office:value-type="float" office:value="-0.0534584905660378">
                <text:p>-0.0534584905660378</text:p>
              </table:table-cell>
              <table:table-cell office:value-type="float" office:value="-0.0481666878980891">
                <text:p>-0.04816668789808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661078163771712">
                <text:p>-0.0661078163771712</text:p>
              </table:table-cell>
              <table:table-cell office:value-type="float" office:value="-0.0739928214731586">
                <text:p>-0.0739928214731586</text:p>
              </table:table-cell>
              <table:table-cell office:value-type="float" office:value="-0.0759802005012531">
                <text:p>-0.07598020050125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2567575">
                <text:p>-0.02567575</text:p>
              </table:table-cell>
              <table:table-cell office:value-type="float" office:value="-0.0472885997521685">
                <text:p>-0.0472885997521685</text:p>
              </table:table-cell>
              <table:table-cell office:value-type="float" office:value="-0.0396791194968553">
                <text:p>-0.03967911949685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439495061728395">
                <text:p>-0.0439495061728395</text:p>
              </table:table-cell>
              <table:table-cell office:value-type="float" office:value="-0.0729513834951456">
                <text:p>-0.0729513834951456</text:p>
              </table:table-cell>
              <table:table-cell office:value-type="float" office:value="-0.0632338271604938">
                <text:p>-0.06323382716049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416915662650603">
                <text:p>-0.0416915662650603</text:p>
              </table:table-cell>
              <table:table-cell office:value-type="float" office:value="-0.0558342136854743">
                <text:p>-0.0558342136854743</text:p>
              </table:table-cell>
              <table:table-cell office:value-type="float" office:value="-0.0572825876662636">
                <text:p>-0.05728258766626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27547108433735">
                <text:p>-0.027547108433735</text:p>
              </table:table-cell>
              <table:table-cell office:value-type="float" office:value="-0.038619614921781">
                <text:p>-0.038619614921781</text:p>
              </table:table-cell>
              <table:table-cell office:value-type="float" office:value="-0.0298601715686274">
                <text:p>-0.02986017156862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408276830732293">
                <text:p>-0.0408276830732293</text:p>
              </table:table-cell>
              <table:table-cell office:value-type="float" office:value="-0.0775882147024505">
                <text:p>-0.0775882147024505</text:p>
              </table:table-cell>
              <table:table-cell office:value-type="float" office:value="-0.0546195416164053">
                <text:p>-0.05461954161640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407390186915888">
                <text:p>-0.0407390186915888</text:p>
              </table:table-cell>
              <table:table-cell office:value-type="float" office:value="-0.0276033373063171">
                <text:p>-0.0276033373063171</text:p>
              </table:table-cell>
              <table:table-cell office:value-type="float" office:value="-0.0371929510155317">
                <text:p>-0.03719295101553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426239575971731">
                <text:p>-0.0426239575971731</text:p>
              </table:table-cell>
              <table:table-cell office:value-type="float" office:value="-0.0332082733812949">
                <text:p>-0.0332082733812949</text:p>
              </table:table-cell>
              <table:table-cell office:value-type="float" office:value="-0.0408590144230769">
                <text:p>-0.04085901442307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114006082725061">
                <text:p>-0.0114006082725061</text:p>
              </table:table-cell>
              <table:table-cell office:value-type="float" office:value="-0.0268566505441354">
                <text:p>-0.0268566505441354</text:p>
              </table:table-cell>
              <table:table-cell office:value-type="float" office:value="-0.0285794762484775">
                <text:p>-0.02857947624847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364983616504855">
                <text:p>-0.0364983616504855</text:p>
              </table:table-cell>
              <table:table-cell office:value-type="float" office:value="-0.0460519562575942">
                <text:p>-0.0460519562575942</text:p>
              </table:table-cell>
              <table:table-cell office:value-type="float" office:value="-0.0490567765567765">
                <text:p>-0.04905677655677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406158383594693">
                <text:p>-0.0406158383594693</text:p>
              </table:table-cell>
              <table:table-cell office:value-type="float" office:value="-0.0319607891491985">
                <text:p>-0.0319607891491985</text:p>
              </table:table-cell>
              <table:table-cell office:value-type="float" office:value="-0.0336354399008675">
                <text:p>-0.03363543990086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218368355995057">
                <text:p>-0.0218368355995057</text:p>
              </table:table-cell>
              <table:table-cell office:value-type="float" office:value="-0.0424058210784314">
                <text:p>-0.0424058210784314</text:p>
              </table:table-cell>
              <table:table-cell office:value-type="float" office:value="-0.0358886956521739">
                <text:p>-0.03588869565217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441068856447688">
                <text:p>-0.0441068856447688</text:p>
              </table:table-cell>
              <table:table-cell office:value-type="float" office:value="-0.0499950428396573">
                <text:p>-0.0499950428396573</text:p>
              </table:table-cell>
              <table:table-cell office:value-type="float" office:value="-0.0542894478527608">
                <text:p>-0.05428944785276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271604932182491">
                <text:p>-0.0271604932182491</text:p>
              </table:table-cell>
              <table:table-cell office:value-type="float" office:value="-0.0414757687576875">
                <text:p>-0.0414757687576875</text:p>
              </table:table-cell>
              <table:table-cell office:value-type="float" office:value="-0.0445031481481482">
                <text:p>-0.04450314814814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446857490864799">
                <text:p>-0.0446857490864799</text:p>
              </table:table-cell>
              <table:table-cell office:value-type="float" office:value="-0.0560324390243903">
                <text:p>-0.0560324390243903</text:p>
              </table:table-cell>
              <table:table-cell office:value-type="float" office:value="-0.0595315892420537">
                <text:p>-0.05953158924205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391174818401938">
                <text:p>-0.0391174818401938</text:p>
              </table:table-cell>
              <table:table-cell office:value-type="float" office:value="-0.0634569414575866">
                <text:p>-0.0634569414575866</text:p>
              </table:table-cell>
              <table:table-cell office:value-type="float" office:value="-0.0482777506112469">
                <text:p>-0.04827775061124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425578083832335">
                <text:p>-0.0425578083832335</text:p>
              </table:table-cell>
              <table:table-cell office:value-type="float" office:value="-0.0461078502415458">
                <text:p>-0.0461078502415458</text:p>
              </table:table-cell>
              <table:table-cell office:value-type="float" office:value="-0.0504830508474575">
                <text:p>-0.05048305084745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394495449101797">
                <text:p>-0.0394495449101797</text:p>
              </table:table-cell>
              <table:table-cell office:value-type="float" office:value="-0.0588872921615201">
                <text:p>-0.0588872921615201</text:p>
              </table:table-cell>
              <table:table-cell office:value-type="float" office:value="-0.0576815568862275">
                <text:p>-0.05768155688622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428700591016548">
                <text:p>-0.0428700591016548</text:p>
              </table:table-cell>
              <table:table-cell office:value-type="float" office:value="-0.0449147374701671">
                <text:p>-0.0449147374701671</text:p>
              </table:table-cell>
              <table:table-cell office:value-type="float" office:value="-0.0498664473684211">
                <text:p>-0.04986644736842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319949522673031">
                <text:p>-0.0319949522673031</text:p>
              </table:table-cell>
              <table:table-cell office:value-type="float" office:value="-0.0743826789838337">
                <text:p>-0.0743826789838337</text:p>
              </table:table-cell>
              <table:table-cell office:value-type="float" office:value="-0.0481794258373206">
                <text:p>-0.04817942583732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446049768518518">
                <text:p>-0.0446049768518518</text:p>
              </table:table-cell>
              <table:table-cell office:value-type="float" office:value="-0.0502121113689095">
                <text:p>-0.0502121113689095</text:p>
              </table:table-cell>
              <table:table-cell office:value-type="float" office:value="-0.0547451575262544">
                <text:p>-0.05474515752625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341849012775842">
                <text:p>-0.0341849012775842</text:p>
              </table:table-cell>
              <table:table-cell office:value-type="float" office:value="-0.0492877251732102">
                <text:p>-0.0492877251732102</text:p>
              </table:table-cell>
              <table:table-cell office:value-type="float" office:value="-0.0478373862310385">
                <text:p>-0.04783738623103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381562702078522">
                <text:p>-0.0381562702078522</text:p>
              </table:table-cell>
              <table:table-cell office:value-type="float" office:value="-0.0427088734030198">
                <text:p>-0.0427088734030198</text:p>
              </table:table-cell>
              <table:table-cell office:value-type="float" office:value="-0.0486809080325961">
                <text:p>-0.04868090803259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241749411764707">
                <text:p>-0.0241749411764707</text:p>
              </table:table-cell>
              <table:table-cell office:value-type="float" office:value="-0.0334166077738517">
                <text:p>-0.0334166077738517</text:p>
              </table:table-cell>
              <table:table-cell office:value-type="float" office:value="-0.0370614201183432">
                <text:p>-0.03706142011834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34495406360424">
                <text:p>-0.034495406360424</text:p>
              </table:table-cell>
              <table:table-cell office:value-type="float" office:value="-0.0417156213017751">
                <text:p>-0.0417156213017751</text:p>
              </table:table-cell>
              <table:table-cell office:value-type="float" office:value="-0.0432214285714286">
                <text:p>-0.04322142857142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403727379553467">
                <text:p>-0.0403727379553467</text:p>
              </table:table-cell>
              <table:table-cell office:value-type="float" office:value="-0.0326033253301321">
                <text:p>-0.0326033253301321</text:p>
              </table:table-cell>
              <table:table-cell office:value-type="float" office:value="-0.0369470517448857">
                <text:p>-0.03694705174488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292188475390156">
                <text:p>-0.0292188475390156</text:p>
              </table:table-cell>
              <table:table-cell office:value-type="float" office:value="-0.0514525653206651">
                <text:p>-0.0514525653206651</text:p>
              </table:table-cell>
              <table:table-cell office:value-type="float" office:value="-0.0450196746987951">
                <text:p>-0.04501967469879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118058679706601">
                <text:p>-0.0118058679706601</text:p>
              </table:table-cell>
              <table:table-cell office:value-type="float" office:value="-0.00903925558312646">
                <text:p>-0.00903925558312646</text:p>
              </table:table-cell>
              <table:table-cell office:value-type="float" office:value="-0.0121956359102244">
                <text:p>-0.01219563591022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375923926380368">
                <text:p>-0.0375923926380368</text:p>
              </table:table-cell>
              <table:table-cell office:value-type="float" office:value="-0.056497120291616">
                <text:p>-0.056497120291616</text:p>
              </table:table-cell>
              <table:table-cell office:value-type="float" office:value="-0.0530910098522168">
                <text:p>-0.05309100985221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290285888077859">
                <text:p>-0.0290285888077859</text:p>
              </table:table-cell>
              <table:table-cell office:value-type="float" office:value="-0.0262592865928659">
                <text:p>-0.0262592865928659</text:p>
              </table:table-cell>
              <table:table-cell office:value-type="float" office:value="-0.0353720961775587">
                <text:p>-0.03537209617755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368514669926651">
                <text:p>-0.0368514669926651</text:p>
              </table:table-cell>
              <table:table-cell office:value-type="float" office:value="-0.0633241586538461">
                <text:p>-0.0633241586538461</text:p>
              </table:table-cell>
              <table:table-cell office:value-type="float" office:value="-0.0556420537897311">
                <text:p>-0.05564205378973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443861445783132">
                <text:p>-0.0443861445783132</text:p>
              </table:table-cell>
              <table:table-cell office:value-type="float" office:value="-0.0552438554216868">
                <text:p>-0.0552438554216868</text:p>
              </table:table-cell>
              <table:table-cell office:value-type="float" office:value="-0.0610120772946861">
                <text:p>-0.06101207729468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407028985507246">
                <text:p>-0.0407028985507246</text:p>
              </table:table-cell>
              <table:table-cell office:value-type="float" office:value="-0.0569274639423077">
                <text:p>-0.0569274639423077</text:p>
              </table:table-cell>
              <table:table-cell office:value-type="float" office:value="-0.0584722732769045">
                <text:p>-0.05847227327690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476921505376344">
                <text:p>-0.0476921505376344</text:p>
              </table:table-cell>
              <table:table-cell office:value-type="float" office:value="-0.0543064903846153">
                <text:p>-0.0543064903846153</text:p>
              </table:table-cell>
              <table:table-cell office:value-type="float" office:value="-0.0597004813477737">
                <text:p>-0.05970048134777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447839520958083">
                <text:p>-0.0447839520958083</text:p>
              </table:table-cell>
              <table:table-cell office:value-type="float" office:value="-0.0537980168269231">
                <text:p>-0.0537980168269231</text:p>
              </table:table-cell>
              <table:table-cell office:value-type="float" office:value="-0.0554766908212561">
                <text:p>-0.05547669082125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339773881499396">
                <text:p>-0.0339773881499396</text:p>
              </table:table-cell>
              <table:table-cell office:value-type="float" office:value="-0.0344457772337822">
                <text:p>-0.0344457772337822</text:p>
              </table:table-cell>
              <table:table-cell office:value-type="float" office:value="-0.033933970406905">
                <text:p>-0.0339339704069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409979242979244">
                <text:p>-0.0409979242979244</text:p>
              </table:table-cell>
              <table:table-cell office:value-type="float" office:value="-0.0594336969696969">
                <text:p>-0.0594336969696969</text:p>
              </table:table-cell>
              <table:table-cell office:value-type="float" office:value="-0.0597400488400488">
                <text:p>-0.05974004884004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43551210653753">
                <text:p>-0.043551210653753</text:p>
              </table:table-cell>
              <table:table-cell office:value-type="float" office:value="-0.0550503147699757">
                <text:p>-0.0550503147699757</text:p>
              </table:table-cell>
              <table:table-cell office:value-type="float" office:value="-0.0527619804400978">
                <text:p>-0.05276198044009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462491606714629">
                <text:p>-0.0462491606714629</text:p>
              </table:table-cell>
              <table:table-cell office:value-type="float" office:value="-0.0582724550898204">
                <text:p>-0.0582724550898204</text:p>
              </table:table-cell>
              <table:table-cell office:value-type="float" office:value="-0.0634350900360143">
                <text:p>-0.06343509003601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40490513739546">
                <text:p>-0.040490513739546</text:p>
              </table:table-cell>
              <table:table-cell office:value-type="float" office:value="-0.04638787515006">
                <text:p>-0.04638787515006</text:p>
              </table:table-cell>
              <table:table-cell office:value-type="float" office:value="-0.0483842995169082">
                <text:p>-0.04838429951690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422676435406698">
                <text:p>-0.0422676435406698</text:p>
              </table:table-cell>
              <table:table-cell office:value-type="float" office:value="-0.0473608904933814">
                <text:p>-0.0473608904933814</text:p>
              </table:table-cell>
              <table:table-cell office:value-type="float" office:value="-0.0533859759036144">
                <text:p>-0.05338597590361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209916870415648">
                <text:p>-0.0209916870415648</text:p>
              </table:table-cell>
              <table:table-cell office:value-type="float" office:value="-0.0327507334963326">
                <text:p>-0.0327507334963326</text:p>
              </table:table-cell>
              <table:table-cell office:value-type="float" office:value="-0.0370843137254903">
                <text:p>-0.03708431372549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346253987730061">
                <text:p>-0.0346253987730061</text:p>
              </table:table-cell>
              <table:table-cell office:value-type="float" office:value="-0.0360675310173697">
                <text:p>-0.0360675310173697</text:p>
              </table:table-cell>
              <table:table-cell office:value-type="float" office:value="-0.0367047440699125">
                <text:p>-0.0367047440699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422671498771499">
                <text:p>-0.0422671498771499</text:p>
              </table:table-cell>
              <table:table-cell office:value-type="float" office:value="-0.0500439506172841">
                <text:p>-0.0500439506172841</text:p>
              </table:table-cell>
              <table:table-cell office:value-type="float" office:value="-0.0503511801242236">
                <text:p>-0.05035118012422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400706601466992">
                <text:p>-0.0400706601466992</text:p>
              </table:table-cell>
              <table:table-cell office:value-type="float" office:value="-0.0487964417177914">
                <text:p>-0.0487964417177914</text:p>
              </table:table-cell>
              <table:table-cell office:value-type="float" office:value="-0.0517153940886699">
                <text:p>-0.05171539408866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346751537515376">
                <text:p>-0.0346751537515376</text:p>
              </table:table-cell>
              <table:table-cell office:value-type="float" office:value="-0.0386062034739454">
                <text:p>-0.0386062034739454</text:p>
              </table:table-cell>
              <table:table-cell office:value-type="float" office:value="-0.0449942928039703">
                <text:p>-0.04499429280397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343349442379183">
                <text:p>-0.0343349442379183</text:p>
              </table:table-cell>
              <table:table-cell office:value-type="float" office:value="-0.040676059850374">
                <text:p>-0.040676059850374</text:p>
              </table:table-cell>
              <table:table-cell office:value-type="float" office:value="-0.0408792973651192">
                <text:p>-0.04087929736511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366570895522388">
                <text:p>-0.0366570895522388</text:p>
              </table:table-cell>
              <table:table-cell office:value-type="float" office:value="-0.0496292422360248">
                <text:p>-0.0496292422360248</text:p>
              </table:table-cell>
              <table:table-cell office:value-type="float" office:value="-0.0527510473815461">
                <text:p>-0.05275104738154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275291091593476">
                <text:p>-0.0275291091593476</text:p>
              </table:table-cell>
              <table:table-cell office:value-type="float" office:value="-0.0367610566037736">
                <text:p>-0.0367610566037736</text:p>
              </table:table-cell>
              <table:table-cell office:value-type="float" office:value="-0.0411130643127364">
                <text:p>-0.04111306431273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397190262172284">
                <text:p>-0.0397190262172284</text:p>
              </table:table-cell>
              <table:table-cell office:value-type="float" office:value="-0.052060174563591">
                <text:p>-0.052060174563591</text:p>
              </table:table-cell>
              <table:table-cell office:value-type="float" office:value="-0.0494576826196473">
                <text:p>-0.04945768261964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463615099009901">
                <text:p>-0.0463615099009901</text:p>
              </table:table-cell>
              <table:table-cell office:value-type="float" office:value="-0.0640870674846625">
                <text:p>-0.0640870674846625</text:p>
              </table:table-cell>
              <table:table-cell office:value-type="float" office:value="-0.0616820099255583">
                <text:p>-0.06168200992555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420419141104293">
                <text:p>-0.0420419141104293</text:p>
              </table:table-cell>
              <table:table-cell office:value-type="float" office:value="-0.0444702595797281">
                <text:p>-0.0444702595797281</text:p>
              </table:table-cell>
              <table:table-cell office:value-type="float" office:value="-0.044379800498753">
                <text:p>-0.0443798004987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435486245353159">
                <text:p>-0.0435486245353159</text:p>
              </table:table-cell>
              <table:table-cell office:value-type="float" office:value="-0.047911970074813">
                <text:p>-0.047911970074813</text:p>
              </table:table-cell>
              <table:table-cell office:value-type="float" office:value="-0.0494617314930992">
                <text:p>-0.04946173149309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366414694894147">
                <text:p>-0.0366414694894147</text:p>
              </table:table-cell>
              <table:table-cell office:value-type="float" office:value="-0.0192728205128204">
                <text:p>-0.0192728205128204</text:p>
              </table:table-cell>
              <table:table-cell office:value-type="float" office:value="-0.0228316602316602">
                <text:p>-0.02283166023166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310078534031422">
                <text:p>-0.00310078534031422</text:p>
              </table:table-cell>
              <table:table-cell office:value-type="float" office:value="-0.0319908740359898">
                <text:p>-0.0319908740359898</text:p>
              </table:table-cell>
              <table:table-cell office:value-type="float" office:value="-0.0138613456464379">
                <text:p>-0.01386134564643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508571974522294">
                <text:p>-0.0508571974522294</text:p>
              </table:table-cell>
              <table:table-cell office:value-type="float" office:value="-0.0623959617834394">
                <text:p>-0.0623959617834394</text:p>
              </table:table-cell>
              <table:table-cell office:value-type="float" office:value="-0.065276726342711">
                <text:p>-0.0652767263427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481649056603773">
                <text:p>-0.0481649056603773</text:p>
              </table:table-cell>
              <table:table-cell office:value-type="float" office:value="-0.0582494962216624">
                <text:p>-0.0582494962216624</text:p>
              </table:table-cell>
              <table:table-cell office:value-type="float" office:value="-0.057958921319797">
                <text:p>-0.0579589213197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513355860349127">
                <text:p>-0.0513355860349127</text:p>
              </table:table-cell>
              <table:table-cell office:value-type="float" office:value="-0.0724240443896425">
                <text:p>-0.0724240443896425</text:p>
              </table:table-cell>
              <table:table-cell office:value-type="float" office:value="-0.06707325">
                <text:p>-0.067073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501367484662577">
                <text:p>-0.0501367484662577</text:p>
              </table:table-cell>
              <table:table-cell office:value-type="float" office:value="-0.052368193069307">
                <text:p>-0.052368193069307</text:p>
              </table:table-cell>
              <table:table-cell office:value-type="float" office:value="-0.0527827930174564">
                <text:p>-0.05278279301745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462400246305419">
                <text:p>-0.0462400246305419</text:p>
              </table:table-cell>
              <table:table-cell office:value-type="float" office:value="-0.0657607317073171">
                <text:p>-0.0657607317073171</text:p>
              </table:table-cell>
              <table:table-cell office:value-type="float" office:value="-0.0616213580246914">
                <text:p>-0.06162135802469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486649509803921">
                <text:p>-0.0486649509803921</text:p>
              </table:table-cell>
              <table:table-cell office:value-type="float" office:value="-0.0545264162561576">
                <text:p>-0.0545264162561576</text:p>
              </table:table-cell>
              <table:table-cell office:value-type="float" office:value="-0.0570405321782178">
                <text:p>-0.05704053217821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348477132262052">
                <text:p>-0.0348477132262052</text:p>
              </table:table-cell>
              <table:table-cell office:value-type="float" office:value="-0.0568197802197802">
                <text:p>-0.0568197802197802</text:p>
              </table:table-cell>
              <table:table-cell office:value-type="float" office:value="-0.051438811881188">
                <text:p>-0.0514388118811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604949397590361">
                <text:p>-0.0604949397590361</text:p>
              </table:table-cell>
              <table:table-cell office:value-type="float" office:value="-0.0877215839243498">
                <text:p>-0.0877215839243498</text:p>
              </table:table-cell>
              <table:table-cell office:value-type="float" office:value="-0.0765851628468034">
                <text:p>-0.07658516284680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622717314487632">
                <text:p>-0.0622717314487632</text:p>
              </table:table-cell>
              <table:table-cell office:value-type="float" office:value="-0.0680639315230225">
                <text:p>-0.0680639315230225</text:p>
              </table:table-cell>
              <table:table-cell office:value-type="float" office:value="-0.0693664285714285">
                <text:p>-0.06936642857142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557097762073027">
                <text:p>-0.0557097762073027</text:p>
              </table:table-cell>
              <table:table-cell office:value-type="float" office:value="-0.0590142840236687">
                <text:p>-0.0590142840236687</text:p>
              </table:table-cell>
              <table:table-cell office:value-type="float" office:value="-0.0612783075089393">
                <text:p>-0.06127830750893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520516449704143">
                <text:p>-0.0520516449704143</text:p>
              </table:table-cell>
              <table:table-cell office:value-type="float" office:value="-0.0557505938242281">
                <text:p>-0.0557505938242281</text:p>
              </table:table-cell>
              <table:table-cell office:value-type="float" office:value="-0.0618617878426699">
                <text:p>-0.06186178784266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507249408983452">
                <text:p>-0.0507249408983452</text:p>
              </table:table-cell>
              <table:table-cell office:value-type="float" office:value="-0.0579550887573964">
                <text:p>-0.0579550887573964</text:p>
              </table:table-cell>
              <table:table-cell office:value-type="float" office:value="-0.0584992840095465">
                <text:p>-0.05849928400954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464752256532067">
                <text:p>-0.0464752256532067</text:p>
              </table:table-cell>
              <table:table-cell office:value-type="float" office:value="-0.0531386904761905">
                <text:p>-0.0531386904761905</text:p>
              </table:table-cell>
              <table:table-cell office:value-type="float" office:value="-0.0599868891537544">
                <text:p>-0.05998688915375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357147836538462">
                <text:p>-0.0357147836538462</text:p>
              </table:table-cell>
              <table:table-cell office:value-type="float" office:value="-0.0503710872162486">
                <text:p>-0.0503710872162486</text:p>
              </table:table-cell>
              <table:table-cell office:value-type="float" office:value="-0.0495051869722557">
                <text:p>-0.04950518697225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554135071090047">
                <text:p>-0.0554135071090047</text:p>
              </table:table-cell>
              <table:table-cell office:value-type="float" office:value="-0.0571567502986857">
                <text:p>-0.0571567502986857</text:p>
              </table:table-cell>
              <table:table-cell office:value-type="float" office:value="-0.0624517365269461">
                <text:p>-0.06245173652694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461907784431138">
                <text:p>-0.0461907784431138</text:p>
              </table:table-cell>
              <table:table-cell office:value-type="float" office:value="-0.0555359281437126">
                <text:p>-0.0555359281437126</text:p>
              </table:table-cell>
              <table:table-cell office:value-type="float" office:value="-0.0566120627261761">
                <text:p>-0.05661206272617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420043779904307">
                <text:p>-0.0420043779904307</text:p>
              </table:table-cell>
              <table:table-cell office:value-type="float" office:value="-0.0534827446300716">
                <text:p>-0.0534827446300716</text:p>
              </table:table-cell>
              <table:table-cell office:value-type="float" office:value="-0.0579189221556886">
                <text:p>-0.05791892215568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485611177170036">
                <text:p>-0.0485611177170036</text:p>
              </table:table-cell>
              <table:table-cell office:value-type="float" office:value="-0.0591573634204277">
                <text:p>-0.0591573634204277</text:p>
              </table:table-cell>
              <table:table-cell office:value-type="float" office:value="-0.0600594019138756">
                <text:p>-0.06005940191387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545648520710059">
                <text:p>-0.0545648520710059</text:p>
              </table:table-cell>
              <table:table-cell office:value-type="float" office:value="-0.0458279855247286">
                <text:p>-0.0458279855247286</text:p>
              </table:table-cell>
              <table:table-cell office:value-type="float" office:value="-0.0537342581423402">
                <text:p>-0.05373425814234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463831332533013">
                <text:p>-0.0463831332533013</text:p>
              </table:table-cell>
              <table:table-cell office:value-type="float" office:value="-0.0595927718040621">
                <text:p>-0.0595927718040621</text:p>
              </table:table-cell>
              <table:table-cell office:value-type="float" office:value="-0.0611285198555958">
                <text:p>-0.06112851985559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552225710900474">
                <text:p>-0.0552225710900474</text:p>
              </table:table-cell>
              <table:table-cell office:value-type="float" office:value="-0.0682939858490567">
                <text:p>-0.0682939858490567</text:p>
              </table:table-cell>
              <table:table-cell office:value-type="float" office:value="-0.0696087885985748">
                <text:p>-0.06960878859857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573536768149884">
                <text:p>-0.0573536768149884</text:p>
              </table:table-cell>
              <table:table-cell office:value-type="float" office:value="-0.0741501160092808">
                <text:p>-0.0741501160092808</text:p>
              </table:table-cell>
              <table:table-cell office:value-type="float" office:value="-0.0727676436107855">
                <text:p>-0.07276764361078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601930173410404">
                <text:p>-0.0601930173410404</text:p>
              </table:table-cell>
              <table:table-cell office:value-type="float" office:value="-0.0803925968109339">
                <text:p>-0.0803925968109339</text:p>
              </table:table-cell>
              <table:table-cell office:value-type="float" office:value="-0.0753565162037036">
                <text:p>-0.07535651620370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621127417519909">
                <text:p>-0.0621127417519909</text:p>
              </table:table-cell>
              <table:table-cell office:value-type="float" office:value="-0.0756051521984217">
                <text:p>-0.0756051521984217</text:p>
              </table:table-cell>
              <table:table-cell office:value-type="float" office:value="-0.0727676201372998">
                <text:p>-0.07276762013729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597804960541151">
                <text:p>-0.0597804960541151</text:p>
              </table:table-cell>
              <table:table-cell office:value-type="float" office:value="-0.0664030371203599">
                <text:p>-0.0664030371203599</text:p>
              </table:table-cell>
              <table:table-cell office:value-type="float" office:value="-0.0691697389330307">
                <text:p>-0.06916973893303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652692393736017">
                <text:p>-0.0652692393736017</text:p>
              </table:table-cell>
              <table:table-cell office:value-type="float" office:value="-0.0743423830734966">
                <text:p>-0.0743423830734966</text:p>
              </table:table-cell>
              <table:table-cell office:value-type="float" office:value="-0.076972808988764">
                <text:p>-0.0769728089887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671972727272727">
                <text:p>-0.0671972727272727</text:p>
              </table:table-cell>
              <table:table-cell office:value-type="float" office:value="-0.0658388826815642">
                <text:p>-0.0658388826815642</text:p>
              </table:table-cell>
              <table:table-cell office:value-type="float" office:value="-0.0653935593220338">
                <text:p>-0.06539355932203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672525555555555">
                <text:p>-0.0672525555555555</text:p>
              </table:table-cell>
              <table:table-cell office:value-type="float" office:value="-0.0629430898876405">
                <text:p>-0.0629430898876405</text:p>
              </table:table-cell>
              <table:table-cell office:value-type="float" office:value="-0.071918335208099">
                <text:p>-0.0719183352080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64468938547486">
                <text:p>-0.064468938547486</text:p>
              </table:table-cell>
              <table:table-cell office:value-type="float" office:value="-0.0692654809843402">
                <text:p>-0.0692654809843402</text:p>
              </table:table-cell>
              <table:table-cell office:value-type="float" office:value="-0.0762937149270483">
                <text:p>-0.07629371492704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631992721164614">
                <text:p>-0.0631992721164614</text:p>
              </table:table-cell>
              <table:table-cell office:value-type="float" office:value="-0.071774140625">
                <text:p>-0.071774140625</text:p>
              </table:table-cell>
              <table:table-cell office:value-type="float" office:value="-0.0750501012373453">
                <text:p>-0.07505010123734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776345856353592">
                <text:p>-0.0776345856353592</text:p>
              </table:table-cell>
              <table:table-cell office:value-type="float" office:value="-0.0878682417582418">
                <text:p>-0.0878682417582418</text:p>
              </table:table-cell>
              <table:table-cell office:value-type="float" office:value="-0.0932356132596686">
                <text:p>-0.09323561325966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768924945054945">
                <text:p>-0.0768924945054945</text:p>
              </table:table-cell>
              <table:table-cell office:value-type="float" office:value="-0.0880913943355119">
                <text:p>-0.0880913943355119</text:p>
              </table:table-cell>
              <table:table-cell office:value-type="float" office:value="-0.0923136263736264">
                <text:p>-0.09231362637362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812138378378379">
                <text:p>-0.0812138378378379</text:p>
              </table:table-cell>
              <table:table-cell office:value-type="float" office:value="-0.0799993919652552">
                <text:p>-0.0799993919652552</text:p>
              </table:table-cell>
              <table:table-cell office:value-type="float" office:value="-0.0896057734204793">
                <text:p>-0.08960577342047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624333624454148">
                <text:p>-0.0624333624454148</text:p>
              </table:table-cell>
              <table:table-cell office:value-type="float" office:value="-0.0578793392070485">
                <text:p>-0.0578793392070485</text:p>
              </table:table-cell>
              <table:table-cell office:value-type="float" office:value="-0.0639924611973391">
                <text:p>-0.06399246119733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192382352941189">
                <text:p>0.00192382352941189</text:p>
              </table:table-cell>
              <table:table-cell office:value-type="float" office:value="0.000826033057851339">
                <text:p>0.000826033057851339</text:p>
              </table:table-cell>
              <table:table-cell office:value-type="float" office:value="0.0221244200244202">
                <text:p>0.02212442002442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524550702576113">
                <text:p>-0.0524550702576113</text:p>
              </table:table-cell>
              <table:table-cell office:value-type="float" office:value="-0.057239594438007">
                <text:p>-0.057239594438007</text:p>
              </table:table-cell>
              <table:table-cell office:value-type="float" office:value="-0.0613696584216725">
                <text:p>-0.06136965842167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417925972540046">
                <text:p>-0.0417925972540046</text:p>
              </table:table-cell>
              <table:table-cell office:value-type="float" office:value="-0.0444790432801823">
                <text:p>-0.0444790432801823</text:p>
              </table:table-cell>
              <table:table-cell office:value-type="float" office:value="-0.0513036866359448">
                <text:p>-0.05130368663594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453126553672317">
                <text:p>-0.0453126553672317</text:p>
              </table:table-cell>
              <table:table-cell office:value-type="float" office:value="-0.0592941517857143">
                <text:p>-0.0592941517857143</text:p>
              </table:table-cell>
              <table:table-cell office:value-type="float" office:value="-0.0602051302378256">
                <text:p>-0.06020513023782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715838839285714">
                <text:p>-0.0715838839285714</text:p>
              </table:table-cell>
              <table:table-cell office:value-type="float" office:value="-0.052997602739726">
                <text:p>-0.052997602739726</text:p>
              </table:table-cell>
              <table:table-cell office:value-type="float" office:value="-0.0571435334872979">
                <text:p>-0.05714353348729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455343607305936">
                <text:p>-0.0455343607305936</text:p>
              </table:table-cell>
              <table:table-cell office:value-type="float" office:value="-0.0202937720329025">
                <text:p>-0.0202937720329025</text:p>
              </table:table-cell>
              <table:table-cell office:value-type="float" office:value="-0.0328007067137809">
                <text:p>-0.03280070671378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437197660818713">
                <text:p>-0.0437197660818713</text:p>
              </table:table-cell>
              <table:table-cell office:value-type="float" office:value="-0.0558345307068366">
                <text:p>-0.0558345307068366</text:p>
              </table:table-cell>
              <table:table-cell office:value-type="float" office:value="-0.0583476787807737">
                <text:p>-0.05834767878077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526885283893395">
                <text:p>-0.0526885283893395</text:p>
              </table:table-cell>
              <table:table-cell office:value-type="float" office:value="-0.068554118993135">
                <text:p>-0.068554118993135</text:p>
              </table:table-cell>
              <table:table-cell office:value-type="float" office:value="-0.0662975232558139">
                <text:p>-0.06629752325581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688547727272728">
                <text:p>-0.0688547727272728</text:p>
              </table:table-cell>
              <table:table-cell office:value-type="float" office:value="-0.0684455479452055">
                <text:p>-0.0684455479452055</text:p>
              </table:table-cell>
              <table:table-cell office:value-type="float" office:value="-0.0650016608594657">
                <text:p>-0.06500166085946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506780487804878">
                <text:p>-0.0506780487804878</text:p>
              </table:table-cell>
              <table:table-cell office:value-type="float" office:value="-0.0618316455696203">
                <text:p>-0.0618316455696203</text:p>
              </table:table-cell>
              <table:table-cell office:value-type="float" office:value="-0.0667444831591173">
                <text:p>-0.06674448315911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647962929061785">
                <text:p>-0.0647962929061785</text:p>
              </table:table-cell>
              <table:table-cell office:value-type="float" office:value="-0.0447712441314554">
                <text:p>-0.0447712441314554</text:p>
              </table:table-cell>
              <table:table-cell office:value-type="float" office:value="-0.0569935798122065">
                <text:p>-0.05699357981220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488870740305523">
                <text:p>-0.0488870740305523</text:p>
              </table:table-cell>
              <table:table-cell office:value-type="float" office:value="-0.0519722025912839">
                <text:p>-0.0519722025912839</text:p>
              </table:table-cell>
              <table:table-cell office:value-type="float" office:value="-0.0608010625737899">
                <text:p>-0.06080106257378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546097041420119">
                <text:p>-0.0546097041420119</text:p>
              </table:table-cell>
              <table:table-cell office:value-type="float" office:value="-0.0441216346153847">
                <text:p>-0.0441216346153847</text:p>
              </table:table-cell>
              <table:table-cell office:value-type="float" office:value="-0.0481157575757576">
                <text:p>-0.04811575757575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445849696969697">
                <text:p>-0.0445849696969697</text:p>
              </table:table-cell>
              <table:table-cell office:value-type="float" office:value="-0.0572959663865545">
                <text:p>-0.0572959663865545</text:p>
              </table:table-cell>
              <table:table-cell office:value-type="float" office:value="-0.0610558787878788">
                <text:p>-0.06105587878787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569264218009479">
                <text:p>-0.0569264218009479</text:p>
              </table:table-cell>
              <table:table-cell office:value-type="float" office:value="-0.0485980144404332">
                <text:p>-0.0485980144404332</text:p>
              </table:table-cell>
              <table:table-cell office:value-type="float" office:value="-0.0561745169082126">
                <text:p>-0.05617451690821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463285679611651">
                <text:p>-0.0463285679611651</text:p>
              </table:table-cell>
              <table:table-cell office:value-type="float" office:value="-0.0518696233292831">
                <text:p>-0.0518696233292831</text:p>
              </table:table-cell>
              <table:table-cell office:value-type="float" office:value="-0.0557703794369645">
                <text:p>-0.05577037943696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481037271619975">
                <text:p>-0.0481037271619975</text:p>
              </table:table-cell>
              <table:table-cell office:value-type="float" office:value="-0.0492707107843137">
                <text:p>-0.0492707107843137</text:p>
              </table:table-cell>
              <table:table-cell office:value-type="float" office:value="-0.0491646840148698">
                <text:p>-0.04916468401486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544758009708738">
                <text:p>-0.0544758009708738</text:p>
              </table:table-cell>
              <table:table-cell office:value-type="float" office:value="-0.0509062576687117">
                <text:p>-0.0509062576687117</text:p>
              </table:table-cell>
              <table:table-cell office:value-type="float" office:value="-0.0565094944512947">
                <text:p>-0.05650949445129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399637977805178">
                <text:p>-0.0399637977805178</text:p>
              </table:table-cell>
              <table:table-cell office:value-type="float" office:value="-0.0440288009888751">
                <text:p>-0.0440288009888751</text:p>
              </table:table-cell>
              <table:table-cell office:value-type="float" office:value="-0.0534972400990099">
                <text:p>-0.05349724009900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823786982248521">
                <text:p>-0.0823786982248521</text:p>
              </table:table-cell>
              <table:table-cell office:value-type="float" office:value="-0.0615331097560975">
                <text:p>-0.0615331097560975</text:p>
              </table:table-cell>
              <table:table-cell office:value-type="float" office:value="-0.0713524390243903">
                <text:p>-0.07135243902439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414095180722892">
                <text:p>-0.0414095180722892</text:p>
              </table:table-cell>
              <table:table-cell office:value-type="float" office:value="-0.0330886446886447">
                <text:p>-0.0330886446886447</text:p>
              </table:table-cell>
              <table:table-cell office:value-type="float" office:value="-0.0375249692496925">
                <text:p>-0.03752496924969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646141666666666">
                <text:p>-0.0646141666666666</text:p>
              </table:table-cell>
              <table:table-cell office:value-type="float" office:value="-0.070014216152019">
                <text:p>-0.070014216152019</text:p>
              </table:table-cell>
              <table:table-cell office:value-type="float" office:value="-0.0685436626506024">
                <text:p>-0.06854366265060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391498081534772">
                <text:p>-0.0391498081534772</text:p>
              </table:table-cell>
              <table:table-cell office:value-type="float" office:value="-0.0404310551558753">
                <text:p>-0.0404310551558753</text:p>
              </table:table-cell>
              <table:table-cell office:value-type="float" office:value="-0.0391147381242387">
                <text:p>-0.03911473812423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665965721040189">
                <text:p>-0.0665965721040189</text:p>
              </table:table-cell>
              <table:table-cell office:value-type="float" office:value="-0.0416485176184691">
                <text:p>-0.0416485176184691</text:p>
              </table:table-cell>
              <table:table-cell office:value-type="float" office:value="-0.0544458150851581">
                <text:p>-0.05444581508515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492590799031477">
                <text:p>-0.0492590799031477</text:p>
              </table:table-cell>
              <table:table-cell office:value-type="float" office:value="-0.0362019680196801">
                <text:p>-0.0362019680196801</text:p>
              </table:table-cell>
              <table:table-cell office:value-type="float" office:value="-0.047675709001233">
                <text:p>-0.0476757090012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415153580246913">
                <text:p>-0.0415153580246913</text:p>
              </table:table-cell>
              <table:table-cell office:value-type="float" office:value="-0.0444904820766379">
                <text:p>-0.0444904820766379</text:p>
              </table:table-cell>
              <table:table-cell office:value-type="float" office:value="-0.0462296999999999">
                <text:p>-0.04622969999999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435068664169789">
                <text:p>-0.0435068664169789</text:p>
              </table:table-cell>
              <table:table-cell office:value-type="float" office:value="-0.0396977301387138">
                <text:p>-0.0396977301387138</text:p>
              </table:table-cell>
              <table:table-cell office:value-type="float" office:value="-0.0473110506329114">
                <text:p>-0.04731105063291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488736842105264">
                <text:p>-0.0488736842105264</text:p>
              </table:table-cell>
              <table:table-cell office:value-type="float" office:value="-0.063592493796526">
                <text:p>-0.063592493796526</text:p>
              </table:table-cell>
              <table:table-cell office:value-type="float" office:value="-0.0658553884711779">
                <text:p>-0.06585538847117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456406815365552">
                <text:p>-0.0456406815365552</text:p>
              </table:table-cell>
              <table:table-cell office:value-type="float" office:value="-0.0629682986536108">
                <text:p>-0.0629682986536108</text:p>
              </table:table-cell>
              <table:table-cell office:value-type="float" office:value="-0.0614343052109181">
                <text:p>-0.06143430521091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603824786324787">
                <text:p>-0.0603824786324787</text:p>
              </table:table-cell>
              <table:table-cell office:value-type="float" office:value="-0.0723635151515151">
                <text:p>-0.0723635151515151</text:p>
              </table:table-cell>
              <table:table-cell office:value-type="float" office:value="-0.0723081595092024">
                <text:p>-0.07230815950920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640685990338165">
                <text:p>-0.0640685990338165</text:p>
              </table:table-cell>
              <table:table-cell office:value-type="float" office:value="-0.056040318627451">
                <text:p>-0.056040318627451</text:p>
              </table:table-cell>
              <table:table-cell office:value-type="float" office:value="-0.0635771217712178">
                <text:p>-0.06357712177121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523626225490196">
                <text:p>-0.0523626225490196</text:p>
              </table:table-cell>
              <table:table-cell office:value-type="float" office:value="-0.0519095314426633">
                <text:p>-0.0519095314426633</text:p>
              </table:table-cell>
              <table:table-cell office:value-type="float" office:value="-0.0582648079306071">
                <text:p>-0.05826480793060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545404202719406">
                <text:p>-0.0545404202719406</text:p>
              </table:table-cell>
              <table:table-cell office:value-type="float" office:value="-0.0639254926108375">
                <text:p>-0.0639254926108375</text:p>
              </table:table-cell>
              <table:table-cell office:value-type="float" office:value="-0.0639846824408468">
                <text:p>-0.06398468244084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537411124845487">
                <text:p>-0.0537411124845487</text:p>
              </table:table-cell>
              <table:table-cell office:value-type="float" office:value="-0.0576872366790582">
                <text:p>-0.0576872366790582</text:p>
              </table:table-cell>
              <table:table-cell office:value-type="float" office:value="-0.0622413965087282">
                <text:p>-0.06224139650872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658146191646191">
                <text:p>-0.0658146191646191</text:p>
              </table:table-cell>
              <table:table-cell office:value-type="float" office:value="-0.0793988550548113">
                <text:p>-0.0793988550548113</text:p>
              </table:table-cell>
              <table:table-cell office:value-type="float" office:value="-0.0764401730531521">
                <text:p>-0.07644017305315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733053789731051">
                <text:p>-0.0733053789731051</text:p>
              </table:table-cell>
              <table:table-cell office:value-type="float" office:value="-0.0732088452088452">
                <text:p>-0.0732088452088452</text:p>
              </table:table-cell>
              <table:table-cell office:value-type="float" office:value="-0.0811188039457459">
                <text:p>-0.08111880394574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534977311960543">
                <text:p>-0.0534977311960543</text:p>
              </table:table-cell>
              <table:table-cell office:value-type="float" office:value="-0.0615193842364532">
                <text:p>-0.0615193842364532</text:p>
              </table:table-cell>
              <table:table-cell office:value-type="float" office:value="-0.0671058910891088">
                <text:p>-0.06710589108910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594379778051788">
                <text:p>-0.0594379778051788</text:p>
              </table:table-cell>
              <table:table-cell office:value-type="float" office:value="-0.0789659367396594">
                <text:p>-0.0789659367396594</text:p>
              </table:table-cell>
              <table:table-cell office:value-type="float" office:value="-0.0740281829419035">
                <text:p>-0.07402818294190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608329987760098">
                <text:p>-0.0608329987760098</text:p>
              </table:table-cell>
              <table:table-cell office:value-type="float" office:value="-0.0634663390663391">
                <text:p>-0.0634663390663391</text:p>
              </table:table-cell>
              <table:table-cell office:value-type="float" office:value="-0.0716538177339902">
                <text:p>-0.07165381773399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557430370370371">
                <text:p>-0.0557430370370371</text:p>
              </table:table-cell>
              <table:table-cell office:value-type="float" office:value="-0.0628580764488286">
                <text:p>-0.0628580764488286</text:p>
              </table:table-cell>
              <table:table-cell office:value-type="float" office:value="-0.0687677819083024">
                <text:p>-0.06876778190830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588289544895449">
                <text:p>-0.0588289544895449</text:p>
              </table:table-cell>
              <table:table-cell office:value-type="float" office:value="-0.0622262962962963">
                <text:p>-0.0622262962962963</text:p>
              </table:table-cell>
              <table:table-cell office:value-type="float" office:value="-0.0697002475247526">
                <text:p>-0.06970024752475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569543950617284">
                <text:p>-0.0569543950617284</text:p>
              </table:table-cell>
              <table:table-cell office:value-type="float" office:value="-0.0646496917385942">
                <text:p>-0.0646496917385942</text:p>
              </table:table-cell>
              <table:table-cell office:value-type="float" office:value="-0.0723063040791101">
                <text:p>-0.07230630407911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529742892459826">
                <text:p>-0.0529742892459826</text:p>
              </table:table-cell>
              <table:table-cell office:value-type="float" office:value="-0.0551182608695652">
                <text:p>-0.0551182608695652</text:p>
              </table:table-cell>
              <table:table-cell office:value-type="float" office:value="-0.0625016189290162">
                <text:p>-0.06250161892901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550177018633541">
                <text:p>-0.0550177018633541</text:p>
              </table:table-cell>
              <table:table-cell office:value-type="float" office:value="-0.0582012094763092">
                <text:p>-0.0582012094763092</text:p>
              </table:table-cell>
              <table:table-cell office:value-type="float" office:value="-0.067976433915212">
                <text:p>-0.067976433915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